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text/xml" manifest:full-path="content.xml"/>
  <manifest:file-entry manifest:media-type="text/xml" manifest:full-path="styles.xml"/>
  <manifest:file-entry manifest:media-type="text/xml" manifest:full-path="meta.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F" svg:font-family=""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2" style:family="table-column">
      <style:table-column-properties fo:break-before="auto" style:column-width="2.268cm"/>
    </style:style>
    <style:style style:name="co3" style:family="table-column">
      <style:table-column-properties fo:break-before="auto" style:column-width="7.01cm"/>
    </style:style>
    <style:style style:name="co4" style:family="table-column">
      <style:table-column-properties fo:break-before="auto" style:column-width="3cm"/>
    </style:style>
    <style:style style:name="co5" style:family="table-column">
      <style:table-column-properties fo:break-before="auto" style:column-width="10.317cm"/>
    </style:style>
    <style:style style:name="ro4" style:family="table-row">
      <style:table-row-properties style:row-height="0.423cm" fo:break-before="auto" style:use-optimal-row-height="true"/>
    </style:style>
    <style:style style:name="ro2" style:family="table-row">
      <style:table-row-properties style:row-height="0.443cm" fo:break-before="auto" style:use-optimal-row-height="true"/>
    </style:style>
    <style:style style:name="ro3" style:family="table-row">
      <style:table-row-properties style:row-height="0.533cm" fo:break-before="auto" style:use-optimal-row-height="true"/>
    </style:style>
    <style:style style:name="ta3" style:family="table" style:master-page-name="PageStyle_5f_Sheet3">
      <style:table-properties table:display="true" style:writing-mode="lr-tb"/>
    </style:style>
    <style:style style:name="ta2" style:family="table" style:master-page-name="PageStyle_5f_Sheet1">
      <style:table-properties table:display="true" style:writing-mode="lr-tb"/>
    </style:style>
    <style:style style:name="ta4" style:family="table" style:master-page-name="PageStyle_5f_Sheet2">
      <style:table-properties table:display="true" style:writing-mode="lr-tb"/>
    </style:style>
    <number:date-style style:name="N8030" number:language="el" number:country="GR" number:automatic-order="true" number:format-source="language">
      <number:day/>
      <number:text>/</number:text>
      <number:month/>
      <number:text>/</number:text>
      <number:year/>
    </number:date-style>
    <style:style style:name="ce1" style:family="table-cell" style:parent-style-name="TableStyleLight1">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2" style:family="table-cell" style:parent-style-name="Excel_20_Built-in_20_Normal">
      <style:text-properties style:font-name="Courier" fo:font-size="10pt" fo:language="en" fo:country="US" style:text-underline-mode="continuous" style:text-overline-mode="continuous" style:text-line-through-mode="continuous" style:font-name-asian="Courier New" style:font-size-asian="10pt" style:language-asian="en" style:country-asian="US" style:font-size-complex="10pt" style:language-complex="en" style:country-complex="US" style:text-emphasize="none" style:font-relief="none" style:text-overline-style="none" style:text-overline-color="font-color"/>
    </style:style>
    <style:style style:name="ce3" style:family="table-cell" style:parent-style-name="Excel_20_Built-in_20_Normal">
      <style:text-properties style:use-window-font-color="true" style:text-outline="false" style:text-line-through-style="none" style:font-name="Courier"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4" style:family="table-cell" style:parent-style-name="TableStyleLight1">
      <style:text-properties fo:color="#800000" style:text-outline="false" style:text-line-through-style="none" style:font-name="Courier New1" fo:font-size="12pt" fo:font-style="normal" fo:text-shadow="none" style:text-underline-style="none" fo:font-weight="normal" style:font-size-asian="12pt" style:font-style-asian="normal" style:font-weight-asian="normal" style:font-name-complex="Courier New1" style:font-size-complex="12pt" style:font-style-complex="normal" style:font-weight-complex="normal"/>
    </style:style>
    <style:style style:name="ce5" style:family="table-cell" style:parent-style-name="Excel_20_Built-in_20_Normal">
      <style:text-properties fo:color="#800000" style:text-outline="false" style:text-line-through-style="none" style:font-name="Courier" fo:font-size="10pt" fo:language="en" fo:country="US" fo:font-style="normal" fo:text-shadow="none" style:text-underline-style="none" fo:font-weight="normal" style:font-name-asian="Courier New" style:font-size-asian="10pt" style:language-asian="en" style:country-asian="US" style:font-style-asian="normal" style:font-weight-asian="normal" style:font-name-complex="Courier New" style:font-size-complex="10pt" style:language-complex="en" style:country-complex="US" style:font-style-complex="normal" style:font-weight-complex="normal"/>
    </style:style>
    <style:style style:name="ce6" style:family="table-cell" style:parent-style-name="TableStyleLight1">
      <style:text-properties fo:color="#800000"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7" style:family="table-cell" style:parent-style-name="TableStyleLight1" style:data-style-name="N8030">
      <style:text-properties style:use-window-font-color="true" style:text-outline="false" style:text-line-through-style="none" style:font-name="Courier New1"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8" style:family="table-cell" style:parent-style-name="Excel_20_Built-in_20_Normal" style:data-style-name="N8030">
      <style:text-properties style:use-window-font-color="true" style:text-outline="false" style:text-line-through-style="none" style:font-name="Courier"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9" style:family="table-cell" style:parent-style-name="Excel_20_Built-in_20_Normal">
      <style:text-properties style:use-window-font-color="true" style:text-outline="false" style:text-line-through-style="none" style:font-name="Courier New" fo:font-size="10pt" fo:font-style="normal" fo:text-shadow="none" style:text-underline-style="none" fo:font-weight="normal" style:font-size-asian="10pt" style:font-style-asian="normal" style:font-weight-asian="normal" style:font-name-complex="Courier New1" style:font-size-complex="10pt" style:font-style-complex="normal" style:font-weight-complex="normal"/>
    </style:style>
    <style:style style:name="ce10" style:family="table-cell" style:parent-style-name="Default">
      <style:text-properties style:font-name="Courier New" fo:font-size="10pt" style:font-size-asian="10pt" style:font-size-complex="10pt"/>
    </style:style>
    <style:style style:name="ce11" style:family="table-cell" style:parent-style-name="Excel_20_Built-in_20_Normal">
      <style:text-properties fo:language="en" fo:country="US" style:text-underline-mode="continuous" style:text-overline-mode="continuous" style:text-line-through-mode="continuous" style:font-name-asian="Courier New" style:language-asian="en" style:country-asian="US" style:language-complex="en" style:country-complex="US"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iteration table:maximum-difference="0.0001"/>
      </table:calculation-settings>
      <table:table table:name="Sheet1" table:style-name="ta2" table:print="false">
        <office:forms form:automatic-focus="false" form:apply-design-mode="false"/>
        <table:table-column table:style-name="co3" table:default-cell-style-name="ce3"/>
        <table:table-column table:style-name="co4" table:number-columns-repeated="3" table:default-cell-style-name="ce3"/>
        <table:table-column table:style-name="co4" table:default-cell-style-name="ce8"/>
        <table:table-column table:style-name="co4" table:number-columns-repeated="5" table:default-cell-style-name="ce3"/>
        <table:table-column table:style-name="co4" table:number-columns-repeated="1010" table:default-cell-style-name="ce9"/>
        <table:table-column table:style-name="co4" table:number-columns-repeated="3" table:default-cell-style-name="ce10"/>
        <table:table-column table:style-name="co4" table:default-cell-style-name="Default"/>
        <table:table-row table:style-name="ro2">
          <table:table-cell table:style-name="ce1" office:value-type="string">
            <text:p>Account</text:p>
          </table:table-cell>
          <table:table-cell table:style-name="ce1" office:value-type="string">
            <text:p>Λογαριασμός</text:p>
          </table:table-cell>
          <table:table-cell table:style-name="ce1" office:value-type="string">
            <text:p>Account</text:p>
          </table:table-cell>
          <table:table-cell table:style-name="ce1" office:value-type="string">
            <text:p>Account</text:p>
          </table:table-cell>
          <table:table-cell table:style-name="ce7" office:value-type="date" office:date-value="2013-12-03">
            <text:p>3/12/2013</text:p>
          </table:table-cell>
          <table:table-cell table:formula="of:=IF([.A1]=[.C1];&quot;OK&quot;;&quot;ERROR&quot;)" office:value-type="string" office:string-value="OK">
            <text:p>OK</text:p>
          </table:table-cell>
          <table:table-cell table:formula="of:=CONCATENATE([.A1];&quot;=&quot;;[.B1])" office:value-type="string" office:string-value="Account=Λογαριασμός">
            <text:p>Account=Λογαριασμός</text:p>
          </table:table-cell>
          <table:table-cell table:formula="of:=CONCATENATE([.C1];&quot;=&quot;;[.D1])" office:value-type="string" office:string-value="Account=Account">
            <text:p>Account=Account</text:p>
          </table:table-cell>
          <table:table-cell table:number-columns-repeated="1016"/>
        </table:table-row>
        <table:table-row table:style-name="ro2">
          <table:table-cell table:style-name="ce1" office:value-type="string">
            <text:p>AccountTitle</text:p>
          </table:table-cell>
          <table:table-cell table:style-name="ce1" office:value-type="string">
            <text:p>Διαχείριση Λογαριασμού</text:p>
          </table:table-cell>
          <table:table-cell table:style-name="ce1" office:value-type="string">
            <text:p>AccountTitle</text:p>
          </table:table-cell>
          <table:table-cell table:style-name="ce1" office:value-type="string">
            <text:p>Account Management</text:p>
          </table:table-cell>
          <table:table-cell table:style-name="ce7" office:value-type="date" office:date-value="2013-12-03">
            <text:p>3/12/2013</text:p>
          </table:table-cell>
          <table:table-cell table:formula="of:=IF([.A2]=[.C2];&quot;OK&quot;;&quot;ERROR&quot;)" office:value-type="string" office:string-value="OK">
            <text:p>OK</text:p>
          </table:table-cell>
          <table:table-cell table:formula="of:=CONCATENATE([.A2];&quot;=&quot;;[.B2])" office:value-type="string" office:string-value="AccountTitle=Διαχείριση Λογαριασμού">
            <text:p>AccountTitle=Διαχείριση Λογαριασμού</text:p>
          </table:table-cell>
          <table:table-cell table:formula="of:=CONCATENATE([.C2];&quot;=&quot;;[.D2])" office:value-type="string" office:string-value="AccountTitle=Account Management">
            <text:p>AccountTitle=Account Management</text:p>
          </table:table-cell>
          <table:table-cell table:number-columns-repeated="1016"/>
        </table:table-row>
        <table:table-row table:style-name="ro2">
          <table:table-cell table:style-name="ce1" office:value-type="string">
            <text:p>AddedMustPressSave</text:p>
          </table:table-cell>
          <table:table-cell table:style-name="ce1" office:value-type="string">
            <text:p>Προστέθηκε, πατήστε αποθήκευση για ολοκλήρωση των αλλαγών.</text:p>
          </table:table-cell>
          <table:table-cell table:style-name="ce1" office:value-type="string">
            <text:p>AddedMustPressSave</text:p>
          </table:table-cell>
          <table:table-cell table:style-name="ce1" office:value-type="string">
            <text:p>Added; press Save to finalize changes.</text:p>
          </table:table-cell>
          <table:table-cell table:style-name="ce7" office:value-type="date" office:date-value="2013-12-03">
            <text:p>3/12/2013</text:p>
          </table:table-cell>
          <table:table-cell table:formula="of:=IF([.A3]=[.C3];&quot;OK&quot;;&quot;ERROR&quot;)" office:value-type="string" office:string-value="OK">
            <text:p>OK</text:p>
          </table:table-cell>
          <table:table-cell table:formula="of:=CONCATENATE([.A3];&quot;=&quot;;[.B3])" office:value-type="string" office:string-value="AddedMustPressSave=Προστέθηκε, πατήστε αποθήκευση για ολοκλήρωση των αλλαγών.">
            <text:p>AddedMustPressSave=Προστέθηκε, πατήστε αποθήκευση για ολοκλήρωση των αλλαγών.</text:p>
          </table:table-cell>
          <table:table-cell table:formula="of:=CONCATENATE([.C3];&quot;=&quot;;[.D3])" office:value-type="string" office:string-value="AddedMustPressSave=Added; press Save to finalize changes.">
            <text:p>AddedMustPressSave=Added; press Save to finalize changes.</text:p>
          </table:table-cell>
          <table:table-cell table:number-columns-repeated="1016"/>
        </table:table-row>
        <table:table-row table:style-name="ro2">
          <table:table-cell table:style-name="ce1" office:value-type="string">
            <text:p>AddPhase</text:p>
          </table:table-cell>
          <table:table-cell table:style-name="ce1" office:value-type="string">
            <text:p>Προσθήκη Κατάστασης</text:p>
          </table:table-cell>
          <table:table-cell table:style-name="ce1" office:value-type="string">
            <text:p>AddPhase</text:p>
          </table:table-cell>
          <table:table-cell table:style-name="ce1" office:value-type="string">
            <text:p>Add next phase.</text:p>
          </table:table-cell>
          <table:table-cell table:style-name="ce7" office:value-type="date" office:date-value="2013-12-03">
            <text:p>3/12/2013</text:p>
          </table:table-cell>
          <table:table-cell table:formula="of:=IF([.A4]=[.C4];&quot;OK&quot;;&quot;ERROR&quot;)" office:value-type="string" office:string-value="OK">
            <text:p>OK</text:p>
          </table:table-cell>
          <table:table-cell table:formula="of:=CONCATENATE([.A4];&quot;=&quot;;[.B4])" office:value-type="string" office:string-value="AddPhase=Προσθήκη Κατάστασης">
            <text:p>AddPhase=Προσθήκη Κατάστασης</text:p>
          </table:table-cell>
          <table:table-cell table:formula="of:=CONCATENATE([.C4];&quot;=&quot;;[.D4])" office:value-type="string" office:string-value="AddPhase=Add next phase.">
            <text:p>AddPhase=Add next phase.</text:p>
          </table:table-cell>
          <table:table-cell table:number-columns-repeated="1016"/>
        </table:table-row>
        <table:table-row table:style-name="ro2">
          <table:table-cell table:style-name="ce1" office:value-type="string">
            <text:p>Address</text:p>
          </table:table-cell>
          <table:table-cell table:style-name="ce1" office:value-type="string">
            <text:p>Διεύθυνση</text:p>
          </table:table-cell>
          <table:table-cell table:style-name="ce1" office:value-type="string">
            <text:p>Address</text:p>
          </table:table-cell>
          <table:table-cell table:style-name="ce1" office:value-type="string">
            <text:p>Address</text:p>
          </table:table-cell>
          <table:table-cell table:style-name="ce7" office:value-type="date" office:date-value="2013-12-03">
            <text:p>3/12/2013</text:p>
          </table:table-cell>
          <table:table-cell table:formula="of:=IF([.A5]=[.C5];&quot;OK&quot;;&quot;ERROR&quot;)" office:value-type="string" office:string-value="OK">
            <text:p>OK</text:p>
          </table:table-cell>
          <table:table-cell table:formula="of:=CONCATENATE([.A5];&quot;=&quot;;[.B5])" office:value-type="string" office:string-value="Address=Διεύθυνση">
            <text:p>Address=Διεύθυνση</text:p>
          </table:table-cell>
          <table:table-cell table:formula="of:=CONCATENATE([.C5];&quot;=&quot;;[.D5])" office:value-type="string" office:string-value="Address=Address">
            <text:p>Address=Address</text:p>
          </table:table-cell>
          <table:table-cell table:number-columns-repeated="1016"/>
        </table:table-row>
        <table:table-row table:style-name="ro2">
          <table:table-cell table:style-name="ce1" office:value-type="string">
            <text:p>ADMINISTRATOR</text:p>
          </table:table-cell>
          <table:table-cell table:style-name="ce1" office:value-type="string">
            <text:p>Διαχειριστής ΑΠΕΛΛΑ</text:p>
          </table:table-cell>
          <table:table-cell table:style-name="ce1" office:value-type="string">
            <text:p>ADMINISTRATOR</text:p>
          </table:table-cell>
          <table:table-cell table:style-name="ce1" office:value-type="string">
            <text:p>Administrator</text:p>
          </table:table-cell>
          <table:table-cell table:style-name="ce7" office:value-type="date" office:date-value="2013-12-03">
            <text:p>3/12/2013</text:p>
          </table:table-cell>
          <table:table-cell table:formula="of:=IF([.A6]=[.C6];&quot;OK&quot;;&quot;ERROR&quot;)" office:value-type="string" office:string-value="OK">
            <text:p>OK</text:p>
          </table:table-cell>
          <table:table-cell table:formula="of:=CONCATENATE([.A6];&quot;=&quot;;[.B6])" office:value-type="string" office:string-value="ADMINISTRATOR=Διαχειριστής ΑΠΕΛΛΑ">
            <text:p>ADMINISTRATOR=Διαχειριστής ΑΠΕΛΛΑ</text:p>
          </table:table-cell>
          <table:table-cell table:formula="of:=CONCATENATE([.C6];&quot;=&quot;;[.D6])" office:value-type="string" office:string-value="ADMINISTRATOR=Administrator">
            <text:p>ADMINISTRATOR=Administrator</text:p>
          </table:table-cell>
          <table:table-cell table:number-columns-repeated="1016"/>
        </table:table-row>
        <table:table-row table:style-name="ro2">
          <table:table-cell table:style-name="ce1" office:value-type="string">
            <text:p>AdminUserSearchTitle</text:p>
          </table:table-cell>
          <table:table-cell table:style-name="ce1" office:value-type="string">
            <text:p>Αναζήτηση Χρηστών</text:p>
          </table:table-cell>
          <table:table-cell table:style-name="ce1" office:value-type="string">
            <text:p>AdminUserSearchTitle</text:p>
          </table:table-cell>
          <table:table-cell table:style-name="ce1" office:value-type="string">
            <text:p>Search Users</text:p>
          </table:table-cell>
          <table:table-cell table:style-name="ce7" office:value-type="date" office:date-value="2013-12-03">
            <text:p>3/12/2013</text:p>
          </table:table-cell>
          <table:table-cell table:formula="of:=IF([.A7]=[.C7];&quot;OK&quot;;&quot;ERROR&quot;)" office:value-type="string" office:string-value="OK">
            <text:p>OK</text:p>
          </table:table-cell>
          <table:table-cell table:formula="of:=CONCATENATE([.A7];&quot;=&quot;;[.B7])" office:value-type="string" office:string-value="AdminUserSearchTitle=Αναζήτηση Χρηστών">
            <text:p>AdminUserSearchTitle=Αναζήτηση Χρηστών</text:p>
          </table:table-cell>
          <table:table-cell table:formula="of:=CONCATENATE([.C7];&quot;=&quot;;[.D7])" office:value-type="string" office:string-value="AdminUserSearchTitle=Search Users">
            <text:p>AdminUserSearchTitle=Search Users</text:p>
          </table:table-cell>
          <table:table-cell table:number-columns-repeated="1016"/>
        </table:table-row>
        <table:table-row table:style-name="ro2">
          <table:table-cell table:style-name="ce1" office:value-type="string">
            <text:p>AitimaEpitropisProsAksiologitesFile</text:p>
          </table:table-cell>
          <table:table-cell table:style-name="ce1" office:value-type="string">
            <text:p>Αίτημα Επιτροπής προς Αξιολογητές</text:p>
          </table:table-cell>
          <table:table-cell table:style-name="ce1" office:value-type="string">
            <text:p>AitimaEpitropisProsAksiologitesFile</text:p>
          </table:table-cell>
          <table:table-cell table:style-name="ce1" office:value-type="string">
            <text:p>Committee's appeal to Evaluators</text:p>
          </table:table-cell>
          <table:table-cell table:style-name="ce7" office:value-type="date" office:date-value="2013-12-03">
            <text:p>3/12/2013</text:p>
          </table:table-cell>
          <table:table-cell table:formula="of:=IF([.A8]=[.C8];&quot;OK&quot;;&quot;ERROR&quot;)" office:value-type="string" office:string-value="OK">
            <text:p>OK</text:p>
          </table:table-cell>
          <table:table-cell table:formula="of:=CONCATENATE([.A8];&quot;=&quot;;[.B8])" office:value-type="string" office:string-value="AitimaEpitropisProsAksiologitesFile=Αίτημα Επιτροπής προς Αξιολογητές">
            <text:p>AitimaEpitropisProsAksiologitesFile=Αίτημα Επιτροπής προς Αξιολογητές</text:p>
          </table:table-cell>
          <table:table-cell table:formula="of:=CONCATENATE([.C8];&quot;=&quot;;[.D8])" office:value-type="string" office:string-value="AitimaEpitropisProsAksiologitesFile=Committee's appeal to Evaluators">
            <text:p>AitimaEpitropisProsAksiologitesFile=Committee's appeal to Evaluators</text:p>
          </table:table-cell>
          <table:table-cell table:number-columns-repeated="1016"/>
        </table:table-row>
        <table:table-row table:style-name="ro2">
          <table:table-cell table:style-name="ce1" office:value-type="string">
            <text:p>AksiologisiFileList</text:p>
          </table:table-cell>
          <table:table-cell table:style-name="ce1" office:value-type="string">
            <text:p>Αξιολογήσεις Αξιολογητή</text:p>
          </table:table-cell>
          <table:table-cell table:style-name="ce1" office:value-type="string">
            <text:p>AksiologisiFileList</text:p>
          </table:table-cell>
          <table:table-cell table:style-name="ce1" office:value-type="string">
            <text:p>Evaluator's evaluations</text:p>
          </table:table-cell>
          <table:table-cell table:style-name="ce7" office:value-type="date" office:date-value="2013-12-03">
            <text:p>3/12/2013</text:p>
          </table:table-cell>
          <table:table-cell table:formula="of:=IF([.A9]=[.C9];&quot;OK&quot;;&quot;ERROR&quot;)" office:value-type="string" office:string-value="OK">
            <text:p>OK</text:p>
          </table:table-cell>
          <table:table-cell table:formula="of:=CONCATENATE([.A9];&quot;=&quot;;[.B9])" office:value-type="string" office:string-value="AksiologisiFileList=Αξιολογήσεις Αξιολογητή">
            <text:p>AksiologisiFileList=Αξιολογήσεις Αξιολογητή</text:p>
          </table:table-cell>
          <table:table-cell table:formula="of:=CONCATENATE([.C9];&quot;=&quot;;[.D9])" office:value-type="string" office:string-value="AksiologisiFileList=Evaluator's evaluations">
            <text:p>AksiologisiFileList=Evaluator's evaluations</text:p>
          </table:table-cell>
          <table:table-cell table:number-columns-repeated="1016"/>
        </table:table-row>
        <table:table-row table:style-name="ro2">
          <table:table-cell table:style-name="ce1" office:value-type="string">
            <text:p>AlternateInstitutionManager</text:p>
          </table:table-cell>
          <table:table-cell table:style-name="ce1" office:value-type="string">
            <text:p>Αναπληρωτής Διαχειριστής Ιδρύματος</text:p>
          </table:table-cell>
          <table:table-cell table:style-name="ce1" office:value-type="string">
            <text:p>AlternateInstitutionManager</text:p>
          </table:table-cell>
          <table:table-cell table:style-name="ce1" office:value-type="string">
            <text:p>Substitute Institution Administrator</text:p>
          </table:table-cell>
          <table:table-cell table:style-name="ce7" office:value-type="date" office:date-value="2013-12-11">
            <text:p>11/12/2013</text:p>
          </table:table-cell>
          <table:table-cell table:formula="of:=IF([.A10]=[.C10];&quot;OK&quot;;&quot;ERROR&quot;)" office:value-type="string" office:string-value="OK">
            <text:p>OK</text:p>
          </table:table-cell>
          <table:table-cell table:formula="of:=CONCATENATE([.A10];&quot;=&quot;;[.B10])" office:value-type="string" office:string-value="AlternateInstitutionManager=Αναπληρωτής Διαχειριστής Ιδρύματος">
            <text:p>AlternateInstitutionManager=Αναπληρωτής Διαχειριστής Ιδρύματος</text:p>
          </table:table-cell>
          <table:table-cell table:formula="of:=CONCATENATE([.C10];&quot;=&quot;;[.D10])" office:value-type="string" office:string-value="AlternateInstitutionManager=Substitute Institution Administrator">
            <text:p>AlternateInstitutionManager=Substitute Institution Administrator</text:p>
          </table:table-cell>
          <table:table-cell table:number-columns-repeated="1016"/>
        </table:table-row>
        <table:table-row table:style-name="ro2">
          <table:table-cell table:style-name="ce1" office:value-type="string">
            <text:p>AnnouncemenList</text:p>
          </table:table-cell>
          <table:table-cell table:style-name="ce1" office:value-type="string">
            <text:p>Ανακοινώσεις</text:p>
          </table:table-cell>
          <table:table-cell table:style-name="ce1" office:value-type="string">
            <text:p>AnnouncemenList</text:p>
          </table:table-cell>
          <table:table-cell table:style-name="ce1" office:value-type="string">
            <text:p>Announcements</text:p>
          </table:table-cell>
          <table:table-cell table:style-name="ce7" office:value-type="date" office:date-value="2013-12-03">
            <text:p>3/12/2013</text:p>
          </table:table-cell>
          <table:table-cell table:formula="of:=IF([.A11]=[.C11];&quot;OK&quot;;&quot;ERROR&quot;)" office:value-type="string" office:string-value="OK">
            <text:p>OK</text:p>
          </table:table-cell>
          <table:table-cell table:formula="of:=CONCATENATE([.A11];&quot;=&quot;;[.B11])" office:value-type="string" office:string-value="AnnouncemenList=Ανακοινώσεις">
            <text:p>AnnouncemenList=Ανακοινώσεις</text:p>
          </table:table-cell>
          <table:table-cell table:formula="of:=CONCATENATE([.C11];&quot;=&quot;;[.D11])" office:value-type="string" office:string-value="AnnouncemenList=Announcements">
            <text:p>AnnouncemenList=Announcements</text:p>
          </table:table-cell>
          <table:table-cell table:number-columns-repeated="1016"/>
        </table:table-row>
        <table:table-row table:style-name="ro2">
          <table:table-cell table:style-name="ce1" office:value-type="string">
            <text:p>AnnouncementRoleStatus</text:p>
          </table:table-cell>
          <table:table-cell table:style-name="ce1"/>
          <table:table-cell table:style-name="ce1" office:value-type="string">
            <text:p>AnnouncementRoleStatus</text:p>
          </table:table-cell>
          <table:table-cell table:style-name="ce1"/>
          <table:table-cell table:style-name="ce7" office:value-type="date" office:date-value="2013-12-03">
            <text:p>3/12/2013</text:p>
          </table:table-cell>
          <table:table-cell table:formula="of:=IF([.A12]=[.C12];&quot;OK&quot;;&quot;ERROR&quot;)" office:value-type="string" office:string-value="OK">
            <text:p>OK</text:p>
          </table:table-cell>
          <table:table-cell table:formula="of:=CONCATENATE([.A12];&quot;=&quot;;[.B12])" office:value-type="string" office:string-value="AnnouncementRoleStatus=">
            <text:p>AnnouncementRoleStatus=</text:p>
          </table:table-cell>
          <table:table-cell table:formula="of:=CONCATENATE([.C12];&quot;=&quot;;[.D12])" office:value-type="string" office:string-value="AnnouncementRoleStatus=">
            <text:p>AnnouncementRoleStatus=</text:p>
          </table:table-cell>
          <table:table-cell table:number-columns-repeated="1016"/>
        </table:table-row>
        <table:table-row table:style-name="ro2">
          <table:table-cell table:style-name="ce1" office:value-type="string">
            <text:p>AnnouncementRoleStatusACTIVE</text:p>
          </table:table-cell>
          <table:table-cell table:style-name="ce1" office:value-type="string">
            <text:p>Το προφίλ {0} είναι ενεργό.</text:p>
          </table:table-cell>
          <table:table-cell table:style-name="ce1" office:value-type="string">
            <text:p>AnnouncementRoleStatusACTIVE</text:p>
          </table:table-cell>
          <table:table-cell table:style-name="ce1" office:value-type="string">
            <text:p>The profile {0} is active.</text:p>
          </table:table-cell>
          <table:table-cell table:style-name="ce7" office:value-type="date" office:date-value="2013-12-03">
            <text:p>3/12/2013</text:p>
          </table:table-cell>
          <table:table-cell table:formula="of:=IF([.A13]=[.C13];&quot;OK&quot;;&quot;ERROR&quot;)" office:value-type="string" office:string-value="OK">
            <text:p>OK</text:p>
          </table:table-cell>
          <table:table-cell table:formula="of:=CONCATENATE([.A13];&quot;=&quot;;[.B13])" office:value-type="string" office:string-value="AnnouncementRoleStatusACTIVE=Το προφίλ {0} είναι ενεργό.">
            <text:p>AnnouncementRoleStatusACTIVE=Το προφίλ {0} είναι ενεργό.</text:p>
          </table:table-cell>
          <table:table-cell table:formula="of:=CONCATENATE([.C13];&quot;=&quot;;[.D13])" office:value-type="string" office:string-value="AnnouncementRoleStatusACTIVE=The profile {0} is active.">
            <text:p>AnnouncementRoleStatusACTIVE=The profile {0} is active.</text:p>
          </table:table-cell>
          <table:table-cell table:number-columns-repeated="1016"/>
        </table:table-row>
        <table:table-row table:style-name="ro2">
          <table:table-cell table:style-name="ce1" office:value-type="string">
            <text:p>AnnouncementRoleStatusINACTIVE</text:p>
          </table:table-cell>
          <table:table-cell table:style-name="ce1" office:value-type="string">
            <text:p>Το προφίλ {0} σας έχει απενεργοποιηθεί. Για λεπτομέρειες απευθυνθείτε στο Γραφείο Αρωγής Χρηστών</text:p>
          </table:table-cell>
          <table:table-cell table:style-name="ce1" office:value-type="string">
            <text:p>AnnouncementRoleStatusINACTIVE</text:p>
          </table:table-cell>
          <table:table-cell table:style-name="ce1" office:value-type="string">
            <text:p>The profile {0} has been deactivated. Please contact the Helpdesk.</text:p>
          </table:table-cell>
          <table:table-cell table:style-name="ce7" office:value-type="date" office:date-value="2013-12-03">
            <text:p>3/12/2013</text:p>
          </table:table-cell>
          <table:table-cell table:formula="of:=IF([.A14]=[.C14];&quot;OK&quot;;&quot;ERROR&quot;)" office:value-type="string" office:string-value="OK">
            <text:p>OK</text:p>
          </table:table-cell>
          <table:table-cell table:formula="of:=CONCATENATE([.A14];&quot;=&quot;;[.B14])" office:value-type="string" office:string-value="AnnouncementRoleStatusINACTIVE=Το προφίλ {0} σας έχει απενεργοποιηθεί. Για λεπτομέρειες απευθυνθείτε στο Γραφείο Αρωγής Χρηστών">
            <text:p>AnnouncementRoleStatusINACTIVE=Το προφίλ {0} σας έχει απενεργοποιηθεί. Για λεπτομέρειες απευθυνθείτε στο Γραφείο Αρωγής Χρηστών</text:p>
          </table:table-cell>
          <table:table-cell table:formula="of:=CONCATENATE([.C14];&quot;=&quot;;[.D14])" office:value-type="string" office:string-value="AnnouncementRoleStatusINACTIVE=The profile {0} has been deactivated. Please contact the Helpdesk.">
            <text:p>AnnouncementRoleStatusINACTIVE=The profile {0} has been deactivated. Please contact the Helpdesk.</text:p>
          </table:table-cell>
          <table:table-cell table:number-columns-repeated="1016"/>
        </table:table-row>
        <table:table-row table:style-name="ro2">
          <table:table-cell table:style-name="ce1" office:value-type="string">
            <text:p>AnnouncementRoleStatusUNAPPROVED</text:p>
          </table:table-cell>
          <table:table-cell table:style-name="ce1" office:value-type="string">
            <text:p>Εκκρεμεί η πιστοποίηση του λογαριασμού σας από το Γραφείο Αρωγής.</text:p>
          </table:table-cell>
          <table:table-cell table:style-name="ce1" office:value-type="string">
            <text:p>AnnouncementRoleStatusUNAPPROVED</text:p>
          </table:table-cell>
          <table:table-cell table:style-name="ce1" office:value-type="string">
            <text:p>Profile {0} pending Helpdesk's approval .</text:p>
          </table:table-cell>
          <table:table-cell table:style-name="ce7" office:value-type="date" office:date-value="2013-12-03">
            <text:p>3/12/2013</text:p>
          </table:table-cell>
          <table:table-cell table:formula="of:=IF([.A15]=[.C15];&quot;OK&quot;;&quot;ERROR&quot;)" office:value-type="string" office:string-value="OK">
            <text:p>OK</text:p>
          </table:table-cell>
          <table:table-cell table:formula="of:=CONCATENATE([.A15];&quot;=&quot;;[.B15])" office:value-type="string" office:string-value="AnnouncementRoleStatusUNAPPROVED=Εκκρεμεί η πιστοποίηση του λογαριασμού σας από το Γραφείο Αρωγής.">
            <text:p>AnnouncementRoleStatusUNAPPROVED=Εκκρεμεί η πιστοποίηση του λογαριασμού σας από το Γραφείο Αρωγής.</text:p>
          </table:table-cell>
          <table:table-cell table:formula="of:=CONCATENATE([.C15];&quot;=&quot;;[.D15])" office:value-type="string" office:string-value="AnnouncementRoleStatusUNAPPROVED=Profile {0} pending Helpdesk's approval .">
            <text:p>AnnouncementRoleStatusUNAPPROVED=Profile {0} pending Helpdesk's approval .</text:p>
          </table:table-cell>
          <table:table-cell table:number-columns-repeated="1016"/>
        </table:table-row>
        <table:table-row table:style-name="ro3">
          <table:table-cell table:style-name="ce1" office:value-type="string">
            <text:p>ApellaTerms</text:p>
          </table:table-cell>
          <table:table-cell table:style-name="ce4" office:value-type="string">
            <text:p>Βεβαιώνω ότι:&lt;br/&gt;(α) όλα τα στοιχεία του λογαριασμού και του προφίλ μου είναι αληθή και επίκαιρα.&lt;br/&gt;(β) έχω διαβάσει και αποδέχομαι τους Όρους &amp; Προϋποθέσεις Συμμετοχής στην υπηρεσία ΑΠΕΛΛΑ.</text:p>
          </table:table-cell>
          <table:table-cell table:style-name="ce1" office:value-type="string">
            <text:p>ApellaTerms</text:p>
          </table:table-cell>
          <table:table-cell table:style-name="ce4" office:value-type="string">
            <text:p>I certify that:&lt;br/&gt;(a) all my account and profile data are correct and up to date.&lt;br/&gt;(b) I have read and I agree with APELLA Terms &amp; Conditions of Participation.</text:p>
          </table:table-cell>
          <table:table-cell table:style-name="ce7" office:value-type="date" office:date-value="2013-12-04">
            <text:p>4/12/2013</text:p>
          </table:table-cell>
          <table:table-cell table:formula="of:=IF([.A16]=[.C16];&quot;OK&quot;;&quot;ERROR&quot;)" office:value-type="string" office:string-value="OK">
            <text:p>OK</text:p>
          </table:table-cell>
          <table:table-cell table:formula="of:=CONCATENATE([.A16];&quot;=&quot;;[.B16])" office:value-type="string" office:string-value="ApellaTerms=Βεβαιώνω ότι:&lt;br/&gt;(α) όλα τα στοιχεία του λογαριασμού και του προφίλ μου είναι αληθή και επίκαιρα.&lt;br/&gt;(β) έχω διαβάσει και αποδέχομαι τους Όρους &amp; Προϋποθέσεις Συμμετοχής στην υπηρεσία ΑΠΕΛΛΑ.">
            <text:p>ApellaTerms=Βεβαιώνω ότι:&lt;br/&gt;(α) όλα τα στοιχεία του λογαριασμού και του προφίλ μου είναι αληθή και επίκαιρα.&lt;br/&gt;(β) έχω διαβάσει και αποδέχομαι τους Όρους &amp; Προϋποθέσεις Συμμετοχής στην υπηρεσία ΑΠΕΛΛΑ.</text:p>
          </table:table-cell>
          <table:table-cell table:formula="of:=CONCATENATE([.C16];&quot;=&quot;;[.D16])" office:value-type="string" office:string-value="ApellaTerms=I certify that:&lt;br/&gt;(a) all my account and profile data are correct and up to date.&lt;br/&gt;(b) I have read and I agree with APELLA Terms &amp; Conditions of Participation.">
            <text:p>ApellaTerms=I certify that:&lt;br/&gt;(a) all my account and profile data are correct and up to date.&lt;br/&gt;(b) I have read and I agree with APELLA Terms &amp; Conditions of Participation.</text:p>
          </table:table-cell>
          <table:table-cell table:number-columns-repeated="1016"/>
        </table:table-row>
        <table:table-row table:style-name="ro2">
          <table:table-cell table:style-name="ce1" office:value-type="string">
            <text:p>ApellaTitle</text:p>
          </table:table-cell>
          <table:table-cell table:style-name="ce1" office:value-type="string">
            <text:p>Εκλογή και Εξέλιξη μελών ΔΕΠ</text:p>
          </table:table-cell>
          <table:table-cell table:style-name="ce1" office:value-type="string">
            <text:p>ApellaTitle</text:p>
          </table:table-cell>
          <table:table-cell table:style-name="ce1" office:value-type="string">
            <text:p>Faculty Members Election and Promotion</text:p>
          </table:table-cell>
          <table:table-cell table:style-name="ce7" office:value-type="date" office:date-value="2013-12-11">
            <text:p>11/12/2013</text:p>
          </table:table-cell>
          <table:table-cell table:formula="of:=IF([.A17]=[.C17];&quot;OK&quot;;&quot;ERROR&quot;)" office:value-type="string" office:string-value="OK">
            <text:p>OK</text:p>
          </table:table-cell>
          <table:table-cell table:formula="of:=CONCATENATE([.A17];&quot;=&quot;;[.B17])" office:value-type="string" office:string-value="ApellaTitle=Εκλογή και Εξέλιξη μελών ΔΕΠ">
            <text:p>ApellaTitle=Εκλογή και Εξέλιξη μελών ΔΕΠ</text:p>
          </table:table-cell>
          <table:table-cell table:formula="of:=CONCATENATE([.C17];&quot;=&quot;;[.D17])" office:value-type="string" office:string-value="ApellaTitle=Faculty Members Election and Promotion">
            <text:p>ApellaTitle=Faculty Members Election and Promotion</text:p>
          </table:table-cell>
          <table:table-cell table:number-columns-repeated="1016"/>
        </table:table-row>
        <table:table-row table:style-name="ro2">
          <table:table-cell table:style-name="ce1" office:value-type="string">
            <text:p>ApofasiAnapompisFile</text:p>
          </table:table-cell>
          <table:table-cell table:style-name="ce1" office:value-type="string">
            <text:p>Απόφαση Αναπομπής</text:p>
          </table:table-cell>
          <table:table-cell table:style-name="ce1" office:value-type="string">
            <text:p>ApofasiAnapompisFile</text:p>
          </table:table-cell>
          <table:table-cell table:style-name="ce1" office:value-type="string">
            <text:p>Decision to Revoke</text:p>
          </table:table-cell>
          <table:table-cell table:style-name="ce7" office:value-type="date" office:date-value="2013-12-03">
            <text:p>3/12/2013</text:p>
          </table:table-cell>
          <table:table-cell table:formula="of:=IF([.A18]=[.C18];&quot;OK&quot;;&quot;ERROR&quot;)" office:value-type="string" office:string-value="OK">
            <text:p>OK</text:p>
          </table:table-cell>
          <table:table-cell table:formula="of:=CONCATENATE([.A18];&quot;=&quot;;[.B18])" office:value-type="string" office:string-value="ApofasiAnapompisFile=Απόφαση Αναπομπής">
            <text:p>ApofasiAnapompisFile=Απόφαση Αναπομπής</text:p>
          </table:table-cell>
          <table:table-cell table:formula="of:=CONCATENATE([.C18];&quot;=&quot;;[.D18])" office:value-type="string" office:string-value="ApofasiAnapompisFile=Decision to Revoke">
            <text:p>ApofasiAnapompisFile=Decision to Revoke</text:p>
          </table:table-cell>
          <table:table-cell table:number-columns-repeated="1016"/>
        </table:table-row>
        <table:table-row table:style-name="ro2">
          <table:table-cell table:style-name="ce1" office:value-type="string">
            <text:p>ApofasiSystasisEpitropisFileList</text:p>
          </table:table-cell>
          <table:table-cell table:style-name="ce1" office:value-type="string">
            <text:p>Απόφαση Σύστασης Επιτροπής</text:p>
          </table:table-cell>
          <table:table-cell table:style-name="ce1" office:value-type="string">
            <text:p>ApofasiSystasisEpitropisFileList</text:p>
          </table:table-cell>
          <table:table-cell table:style-name="ce1" office:value-type="string">
            <text:p>Decision to form Committee</text:p>
          </table:table-cell>
          <table:table-cell table:style-name="ce7" office:value-type="date" office:date-value="2013-12-03">
            <text:p>3/12/2013</text:p>
          </table:table-cell>
          <table:table-cell table:formula="of:=IF([.A19]=[.C19];&quot;OK&quot;;&quot;ERROR&quot;)" office:value-type="string" office:string-value="OK">
            <text:p>OK</text:p>
          </table:table-cell>
          <table:table-cell table:formula="of:=CONCATENATE([.A19];&quot;=&quot;;[.B19])" office:value-type="string" office:string-value="ApofasiSystasisEpitropisFileList=Απόφαση Σύστασης Επιτροπής">
            <text:p>ApofasiSystasisEpitropisFileList=Απόφαση Σύστασης Επιτροπής</text:p>
          </table:table-cell>
          <table:table-cell table:formula="of:=CONCATENATE([.C19];&quot;=&quot;;[.D19])" office:value-type="string" office:string-value="ApofasiSystasisEpitropisFileList=Decision to form Committee">
            <text:p>ApofasiSystasisEpitropisFileList=Decision to form Committee</text:p>
          </table:table-cell>
          <table:table-cell table:number-columns-repeated="1016"/>
        </table:table-row>
        <table:table-row table:style-name="ro2">
          <table:table-cell table:style-name="ce1" office:value-type="string">
            <text:p>AreYouSure</text:p>
          </table:table-cell>
          <table:table-cell table:style-name="ce1" office:value-type="string">
            <text:p>Είστε σίγουρος/η;</text:p>
          </table:table-cell>
          <table:table-cell table:style-name="ce1" office:value-type="string">
            <text:p>AreYouSure</text:p>
          </table:table-cell>
          <table:table-cell table:style-name="ce1" office:value-type="string">
            <text:p>Are you sure?</text:p>
          </table:table-cell>
          <table:table-cell table:style-name="ce7" office:value-type="date" office:date-value="2013-12-03">
            <text:p>3/12/2013</text:p>
          </table:table-cell>
          <table:table-cell table:formula="of:=IF([.A20]=[.C20];&quot;OK&quot;;&quot;ERROR&quot;)" office:value-type="string" office:string-value="OK">
            <text:p>OK</text:p>
          </table:table-cell>
          <table:table-cell table:formula="of:=CONCATENATE([.A20];&quot;=&quot;;[.B20])" office:value-type="string" office:string-value="AreYouSure=Είστε σίγουρος/η;">
            <text:p>AreYouSure=Είστε σίγουρος/η;</text:p>
          </table:table-cell>
          <table:table-cell table:formula="of:=CONCATENATE([.C20];&quot;=&quot;;[.D20])" office:value-type="string" office:string-value="AreYouSure=Are you sure?">
            <text:p>AreYouSure=Are you sure?</text:p>
          </table:table-cell>
          <table:table-cell table:number-columns-repeated="1016"/>
        </table:table-row>
        <table:table-row table:style-name="ro2">
          <table:table-cell table:style-name="ce1" office:value-type="string">
            <text:p>BebaiwsiStratiwtikisThitiasFile</text:p>
          </table:table-cell>
          <table:table-cell table:style-name="ce1" office:value-type="string">
            <text:p>Βεβαίωση Στρατιωτικής θητείας</text:p>
          </table:table-cell>
          <table:table-cell table:style-name="ce1" office:value-type="string">
            <text:p>BebaiwsiStratiwtikisThitiasFile</text:p>
          </table:table-cell>
          <table:table-cell table:style-name="ce1" office:value-type="string">
            <text:p>Certification of military service</text:p>
          </table:table-cell>
          <table:table-cell table:style-name="ce7" office:value-type="date" office:date-value="2013-12-03">
            <text:p>3/12/2013</text:p>
          </table:table-cell>
          <table:table-cell table:formula="of:=IF([.A21]=[.C21];&quot;OK&quot;;&quot;ERROR&quot;)" office:value-type="string" office:string-value="OK">
            <text:p>OK</text:p>
          </table:table-cell>
          <table:table-cell table:formula="of:=CONCATENATE([.A21];&quot;=&quot;;[.B21])" office:value-type="string" office:string-value="BebaiwsiStratiwtikisThitiasFile=Βεβαίωση Στρατιωτικής θητείας">
            <text:p>BebaiwsiStratiwtikisThitiasFile=Βεβαίωση Στρατιωτικής θητείας</text:p>
          </table:table-cell>
          <table:table-cell table:formula="of:=CONCATENATE([.C21];&quot;=&quot;;[.D21])" office:value-type="string" office:string-value="BebaiwsiStratiwtikisThitiasFile=Certification of military service">
            <text:p>BebaiwsiStratiwtikisThitiasFile=Certification of military service</text:p>
          </table:table-cell>
          <table:table-cell table:number-columns-repeated="1016"/>
        </table:table-row>
        <table:table-row table:style-name="ro2">
          <table:table-cell table:style-name="ce1" office:value-type="string">
            <text:p>BiografikoFile</text:p>
          </table:table-cell>
          <table:table-cell table:style-name="ce1" office:value-type="string">
            <text:p>Βιογραφικό</text:p>
          </table:table-cell>
          <table:table-cell table:style-name="ce1" office:value-type="string">
            <text:p>BiografikoFile</text:p>
          </table:table-cell>
          <table:table-cell table:style-name="ce1" office:value-type="string">
            <text:p>Curriculum Vitae</text:p>
          </table:table-cell>
          <table:table-cell table:style-name="ce7" office:value-type="date" office:date-value="2013-12-03">
            <text:p>3/12/2013</text:p>
          </table:table-cell>
          <table:table-cell table:formula="of:=IF([.A22]=[.C22];&quot;OK&quot;;&quot;ERROR&quot;)" office:value-type="string" office:string-value="OK">
            <text:p>OK</text:p>
          </table:table-cell>
          <table:table-cell table:formula="of:=CONCATENATE([.A22];&quot;=&quot;;[.B22])" office:value-type="string" office:string-value="BiografikoFile=Βιογραφικό">
            <text:p>BiografikoFile=Βιογραφικό</text:p>
          </table:table-cell>
          <table:table-cell table:formula="of:=CONCATENATE([.C22];&quot;=&quot;;[.D22])" office:value-type="string" office:string-value="BiografikoFile=Curriculum Vitae">
            <text:p>BiografikoFile=Curriculum Vitae</text:p>
          </table:table-cell>
          <table:table-cell table:number-columns-repeated="1016"/>
        </table:table-row>
        <table:table-row table:style-name="ro2">
          <table:table-cell table:style-name="ce1" office:value-type="string">
            <text:p>btn_add</text:p>
          </table:table-cell>
          <table:table-cell table:style-name="ce1" office:value-type="string">
            <text:p>Προσθήκη</text:p>
          </table:table-cell>
          <table:table-cell table:style-name="ce1" office:value-type="string">
            <text:p>btn_add</text:p>
          </table:table-cell>
          <table:table-cell table:style-name="ce1" office:value-type="string">
            <text:p>Add</text:p>
          </table:table-cell>
          <table:table-cell table:style-name="ce7" office:value-type="date" office:date-value="2013-12-03">
            <text:p>3/12/2013</text:p>
          </table:table-cell>
          <table:table-cell table:formula="of:=IF([.A23]=[.C23];&quot;OK&quot;;&quot;ERROR&quot;)" office:value-type="string" office:string-value="OK">
            <text:p>OK</text:p>
          </table:table-cell>
          <table:table-cell table:formula="of:=CONCATENATE([.A23];&quot;=&quot;;[.B23])" office:value-type="string" office:string-value="btn_add=Προσθήκη">
            <text:p>btn_add=Προσθήκη</text:p>
          </table:table-cell>
          <table:table-cell table:formula="of:=CONCATENATE([.C23];&quot;=&quot;;[.D23])" office:value-type="string" office:string-value="btn_add=Add">
            <text:p>btn_add=Add</text:p>
          </table:table-cell>
          <table:table-cell table:number-columns-repeated="1016"/>
        </table:table-row>
        <table:table-row table:style-name="ro2">
          <table:table-cell table:style-name="ce1" office:value-type="string">
            <text:p>btn_add_file</text:p>
          </table:table-cell>
          <table:table-cell table:style-name="ce1" office:value-type="string">
            <text:p>Προσθήκη Αρχείου</text:p>
          </table:table-cell>
          <table:table-cell table:style-name="ce1" office:value-type="string">
            <text:p>btn_add_file</text:p>
          </table:table-cell>
          <table:table-cell table:style-name="ce1" office:value-type="string">
            <text:p>Add File</text:p>
          </table:table-cell>
          <table:table-cell table:style-name="ce7" office:value-type="date" office:date-value="2013-12-03">
            <text:p>3/12/2013</text:p>
          </table:table-cell>
          <table:table-cell table:formula="of:=IF([.A24]=[.C24];&quot;OK&quot;;&quot;ERROR&quot;)" office:value-type="string" office:string-value="OK">
            <text:p>OK</text:p>
          </table:table-cell>
          <table:table-cell table:formula="of:=CONCATENATE([.A24];&quot;=&quot;;[.B24])" office:value-type="string" office:string-value="btn_add_file=Προσθήκη Αρχείου">
            <text:p>btn_add_file=Προσθήκη Αρχείου</text:p>
          </table:table-cell>
          <table:table-cell table:formula="of:=CONCATENATE([.C24];&quot;=&quot;;[.D24])" office:value-type="string" office:string-value="btn_add_file=Add File">
            <text:p>btn_add_file=Add File</text:p>
          </table:table-cell>
          <table:table-cell table:number-columns-repeated="1016"/>
        </table:table-row>
        <table:table-row table:style-name="ro2">
          <table:table-cell table:style-name="ce1" office:value-type="string">
            <text:p>btn_addAll</text:p>
          </table:table-cell>
          <table:table-cell table:style-name="ce1" office:value-type="string">
            <text:p>Προσθήκη όλων</text:p>
          </table:table-cell>
          <table:table-cell table:style-name="ce1" office:value-type="string">
            <text:p>btn_addAll</text:p>
          </table:table-cell>
          <table:table-cell table:style-name="ce1" office:value-type="string">
            <text:p>Add All</text:p>
          </table:table-cell>
          <table:table-cell table:style-name="ce7" office:value-type="date" office:date-value="2013-12-03">
            <text:p>3/12/2013</text:p>
          </table:table-cell>
          <table:table-cell table:formula="of:=IF([.A25]=[.C25];&quot;OK&quot;;&quot;ERROR&quot;)" office:value-type="string" office:string-value="OK">
            <text:p>OK</text:p>
          </table:table-cell>
          <table:table-cell table:formula="of:=CONCATENATE([.A25];&quot;=&quot;;[.B25])" office:value-type="string" office:string-value="btn_addAll=Προσθήκη όλων">
            <text:p>btn_addAll=Προσθήκη όλων</text:p>
          </table:table-cell>
          <table:table-cell table:formula="of:=CONCATENATE([.C25];&quot;=&quot;;[.D25])" office:value-type="string" office:string-value="btn_addAll=Add All">
            <text:p>btn_addAll=Add All</text:p>
          </table:table-cell>
          <table:table-cell table:number-columns-repeated="1016"/>
        </table:table-row>
        <table:table-row table:style-name="ro2">
          <table:table-cell table:style-name="ce1" office:value-type="string">
            <text:p>btn_cancel</text:p>
          </table:table-cell>
          <table:table-cell table:style-name="ce1" office:value-type="string">
            <text:p>Ακύρωση</text:p>
          </table:table-cell>
          <table:table-cell table:style-name="ce1" office:value-type="string">
            <text:p>btn_cancel</text:p>
          </table:table-cell>
          <table:table-cell table:style-name="ce1" office:value-type="string">
            <text:p>Cancel</text:p>
          </table:table-cell>
          <table:table-cell table:style-name="ce7" office:value-type="date" office:date-value="2013-12-03">
            <text:p>3/12/2013</text:p>
          </table:table-cell>
          <table:table-cell table:formula="of:=IF([.A26]=[.C26];&quot;OK&quot;;&quot;ERROR&quot;)" office:value-type="string" office:string-value="OK">
            <text:p>OK</text:p>
          </table:table-cell>
          <table:table-cell table:formula="of:=CONCATENATE([.A26];&quot;=&quot;;[.B26])" office:value-type="string" office:string-value="btn_cancel=Ακύρωση">
            <text:p>btn_cancel=Ακύρωση</text:p>
          </table:table-cell>
          <table:table-cell table:formula="of:=CONCATENATE([.C26];&quot;=&quot;;[.D26])" office:value-type="string" office:string-value="btn_cancel=Cancel">
            <text:p>btn_cancel=Cancel</text:p>
          </table:table-cell>
          <table:table-cell table:number-columns-repeated="1016"/>
        </table:table-row>
        <table:table-row table:style-name="ro2">
          <table:table-cell table:style-name="ce1" office:value-type="string">
            <text:p>btn_create</text:p>
          </table:table-cell>
          <table:table-cell table:style-name="ce1" office:value-type="string">
            <text:p>Δημιουργία</text:p>
          </table:table-cell>
          <table:table-cell table:style-name="ce1" office:value-type="string">
            <text:p>btn_create</text:p>
          </table:table-cell>
          <table:table-cell table:style-name="ce1" office:value-type="string">
            <text:p>Create</text:p>
          </table:table-cell>
          <table:table-cell table:style-name="ce7" office:value-type="date" office:date-value="2013-12-03">
            <text:p>3/12/2013</text:p>
          </table:table-cell>
          <table:table-cell table:formula="of:=IF([.A27]=[.C27];&quot;OK&quot;;&quot;ERROR&quot;)" office:value-type="string" office:string-value="OK">
            <text:p>OK</text:p>
          </table:table-cell>
          <table:table-cell table:formula="of:=CONCATENATE([.A27];&quot;=&quot;;[.B27])" office:value-type="string" office:string-value="btn_create=Δημιουργία">
            <text:p>btn_create=Δημιουργία</text:p>
          </table:table-cell>
          <table:table-cell table:formula="of:=CONCATENATE([.C27];&quot;=&quot;;[.D27])" office:value-type="string" office:string-value="btn_create=Create">
            <text:p>btn_create=Create</text:p>
          </table:table-cell>
          <table:table-cell table:number-columns-repeated="1016"/>
        </table:table-row>
        <table:table-row table:style-name="ro2">
          <table:table-cell table:style-name="ce1" office:value-type="string">
            <text:p>btn_create_candidacy</text:p>
          </table:table-cell>
          <table:table-cell table:style-name="ce1" office:value-type="string">
            <text:p>Υποβολή Υποψηφιότητας</text:p>
          </table:table-cell>
          <table:table-cell table:style-name="ce1" office:value-type="string">
            <text:p>btn_create_candidacy</text:p>
          </table:table-cell>
          <table:table-cell table:style-name="ce1" office:value-type="string">
            <text:p>Submit Candidacy</text:p>
          </table:table-cell>
          <table:table-cell table:style-name="ce7" office:value-type="date" office:date-value="2013-12-03">
            <text:p>3/12/2013</text:p>
          </table:table-cell>
          <table:table-cell table:formula="of:=IF([.A28]=[.C28];&quot;OK&quot;;&quot;ERROR&quot;)" office:value-type="string" office:string-value="OK">
            <text:p>OK</text:p>
          </table:table-cell>
          <table:table-cell table:formula="of:=CONCATENATE([.A28];&quot;=&quot;;[.B28])" office:value-type="string" office:string-value="btn_create_candidacy=Υποβολή Υποψηφιότητας">
            <text:p>btn_create_candidacy=Υποβολή Υποψηφιότητας</text:p>
          </table:table-cell>
          <table:table-cell table:formula="of:=CONCATENATE([.C28];&quot;=&quot;;[.D28])" office:value-type="string" office:string-value="btn_create_candidacy=Submit Candidacy">
            <text:p>btn_create_candidacy=Submit Candidacy</text:p>
          </table:table-cell>
          <table:table-cell table:number-columns-repeated="1016"/>
        </table:table-row>
        <table:table-row table:style-name="ro2">
          <table:table-cell table:style-name="ce1" office:value-type="string">
            <text:p>btn_create_ia</text:p>
          </table:table-cell>
          <table:table-cell table:style-name="ce1" office:value-type="string">
            <text:p>Δημιουργία Βοηθού Ιδρύματος</text:p>
          </table:table-cell>
          <table:table-cell table:style-name="ce1" office:value-type="string">
            <text:p>btn_create_ia</text:p>
          </table:table-cell>
          <table:table-cell table:style-name="ce1" office:value-type="string">
            <text:p>Create Institution Assistant</text:p>
          </table:table-cell>
          <table:table-cell table:style-name="ce7" office:value-type="date" office:date-value="2013-12-03">
            <text:p>3/12/2013</text:p>
          </table:table-cell>
          <table:table-cell table:formula="of:=IF([.A29]=[.C29];&quot;OK&quot;;&quot;ERROR&quot;)" office:value-type="string" office:string-value="OK">
            <text:p>OK</text:p>
          </table:table-cell>
          <table:table-cell table:formula="of:=CONCATENATE([.A29];&quot;=&quot;;[.B29])" office:value-type="string" office:string-value="btn_create_ia=Δημιουργία Βοηθού Ιδρύματος">
            <text:p>btn_create_ia=Δημιουργία Βοηθού Ιδρύματος</text:p>
          </table:table-cell>
          <table:table-cell table:formula="of:=CONCATENATE([.C29];&quot;=&quot;;[.D29])" office:value-type="string" office:string-value="btn_create_ia=Create Institution Assistant">
            <text:p>btn_create_ia=Create Institution Assistant</text:p>
          </table:table-cell>
          <table:table-cell table:number-columns-repeated="1016"/>
        </table:table-row>
        <table:table-row table:style-name="ro2">
          <table:table-cell table:style-name="ce1" office:value-type="string">
            <text:p>btn_create_institutionrf</text:p>
          </table:table-cell>
          <table:table-cell table:style-name="ce1" office:value-type="string">
            <text:p>Προσθήκη</text:p>
          </table:table-cell>
          <table:table-cell table:style-name="ce1" office:value-type="string">
            <text:p>btn_create_institutionrf</text:p>
          </table:table-cell>
          <table:table-cell table:style-name="ce1" office:value-type="string">
            <text:p>Create</text:p>
          </table:table-cell>
          <table:table-cell table:style-name="ce7" office:value-type="date" office:date-value="2013-12-03">
            <text:p>3/12/2013</text:p>
          </table:table-cell>
          <table:table-cell table:formula="of:=IF([.A30]=[.C30];&quot;OK&quot;;&quot;ERROR&quot;)" office:value-type="string" office:string-value="OK">
            <text:p>OK</text:p>
          </table:table-cell>
          <table:table-cell table:formula="of:=CONCATENATE([.A30];&quot;=&quot;;[.B30])" office:value-type="string" office:string-value="btn_create_institutionrf=Προσθήκη">
            <text:p>btn_create_institutionrf=Προσθήκη</text:p>
          </table:table-cell>
          <table:table-cell table:formula="of:=CONCATENATE([.C30];&quot;=&quot;;[.D30])" office:value-type="string" office:string-value="btn_create_institutionrf=Create">
            <text:p>btn_create_institutionrf=Create</text:p>
          </table:table-cell>
          <table:table-cell table:number-columns-repeated="1016"/>
        </table:table-row>
        <table:table-row table:style-name="ro2">
          <table:table-cell table:style-name="ce1" office:value-type="string">
            <text:p>btn_create_ma</text:p>
          </table:table-cell>
          <table:table-cell table:style-name="ce1" office:value-type="string">
            <text:p>Δημιουργία Βοηθού Υπουργείου</text:p>
          </table:table-cell>
          <table:table-cell table:style-name="ce1" office:value-type="string">
            <text:p>btn_create_ma</text:p>
          </table:table-cell>
          <table:table-cell table:style-name="ce1" office:value-type="string">
            <text:p>Create Ministry Assistant</text:p>
          </table:table-cell>
          <table:table-cell table:style-name="ce7" office:value-type="date" office:date-value="2013-12-03">
            <text:p>3/12/2013</text:p>
          </table:table-cell>
          <table:table-cell table:formula="of:=IF([.A31]=[.C31];&quot;OK&quot;;&quot;ERROR&quot;)" office:value-type="string" office:string-value="OK">
            <text:p>OK</text:p>
          </table:table-cell>
          <table:table-cell table:formula="of:=CONCATENATE([.A31];&quot;=&quot;;[.B31])" office:value-type="string" office:string-value="btn_create_ma=Δημιουργία Βοηθού Υπουργείου">
            <text:p>btn_create_ma=Δημιουργία Βοηθού Υπουργείου</text:p>
          </table:table-cell>
          <table:table-cell table:formula="of:=CONCATENATE([.C31];&quot;=&quot;;[.D31])" office:value-type="string" office:string-value="btn_create_ma=Create Ministry Assistant">
            <text:p>btn_create_ma=Create Ministry Assistant</text:p>
          </table:table-cell>
          <table:table-cell table:number-columns-repeated="1016"/>
        </table:table-row>
        <table:table-row table:style-name="ro2">
          <table:table-cell table:style-name="ce1" office:value-type="string">
            <text:p>btn_create_position</text:p>
          </table:table-cell>
          <table:table-cell table:style-name="ce1" office:value-type="string">
            <text:p>Δημιουργία Θέσης</text:p>
          </table:table-cell>
          <table:table-cell table:style-name="ce1" office:value-type="string">
            <text:p>btn_create_position</text:p>
          </table:table-cell>
          <table:table-cell table:style-name="ce1" office:value-type="string">
            <text:p>Create Position</text:p>
          </table:table-cell>
          <table:table-cell table:style-name="ce7" office:value-type="date" office:date-value="2013-12-03">
            <text:p>3/12/2013</text:p>
          </table:table-cell>
          <table:table-cell table:formula="of:=IF([.A32]=[.C32];&quot;OK&quot;;&quot;ERROR&quot;)" office:value-type="string" office:string-value="OK">
            <text:p>OK</text:p>
          </table:table-cell>
          <table:table-cell table:formula="of:=CONCATENATE([.A32];&quot;=&quot;;[.B32])" office:value-type="string" office:string-value="btn_create_position=Δημιουργία Θέσης">
            <text:p>btn_create_position=Δημιουργία Θέσης</text:p>
          </table:table-cell>
          <table:table-cell table:formula="of:=CONCATENATE([.C32];&quot;=&quot;;[.D32])" office:value-type="string" office:string-value="btn_create_position=Create Position">
            <text:p>btn_create_position=Create Position</text:p>
          </table:table-cell>
          <table:table-cell table:number-columns-repeated="1016"/>
        </table:table-row>
        <table:table-row table:style-name="ro2">
          <table:table-cell table:style-name="ce1" office:value-type="string">
            <text:p>btn_create_register</text:p>
          </table:table-cell>
          <table:table-cell table:style-name="ce1" office:value-type="string">
            <text:p>Δημιουργία Μητρώου</text:p>
          </table:table-cell>
          <table:table-cell table:style-name="ce1" office:value-type="string">
            <text:p>btn_create_register</text:p>
          </table:table-cell>
          <table:table-cell table:style-name="ce1" office:value-type="string">
            <text:p>Create Registry</text:p>
          </table:table-cell>
          <table:table-cell table:style-name="ce7" office:value-type="date" office:date-value="2013-12-03">
            <text:p>3/12/2013</text:p>
          </table:table-cell>
          <table:table-cell table:formula="of:=IF([.A33]=[.C33];&quot;OK&quot;;&quot;ERROR&quot;)" office:value-type="string" office:string-value="OK">
            <text:p>OK</text:p>
          </table:table-cell>
          <table:table-cell table:formula="of:=CONCATENATE([.A33];&quot;=&quot;;[.B33])" office:value-type="string" office:string-value="btn_create_register=Δημιουργία Μητρώου">
            <text:p>btn_create_register=Δημιουργία Μητρώου</text:p>
          </table:table-cell>
          <table:table-cell table:formula="of:=CONCATENATE([.C33];&quot;=&quot;;[.D33])" office:value-type="string" office:string-value="btn_create_register=Create Registry">
            <text:p>btn_create_register=Create Registry</text:p>
          </table:table-cell>
          <table:table-cell table:number-columns-repeated="1016"/>
        </table:table-row>
        <table:table-row table:style-name="ro2">
          <table:table-cell table:style-name="ce1" office:value-type="string">
            <text:p>btn_delete</text:p>
          </table:table-cell>
          <table:table-cell table:style-name="ce1" office:value-type="string">
            <text:p>Διαγραφή</text:p>
          </table:table-cell>
          <table:table-cell table:style-name="ce1" office:value-type="string">
            <text:p>btn_delete</text:p>
          </table:table-cell>
          <table:table-cell table:style-name="ce1" office:value-type="string">
            <text:p>Delete</text:p>
          </table:table-cell>
          <table:table-cell table:style-name="ce7" office:value-type="date" office:date-value="2013-12-03">
            <text:p>3/12/2013</text:p>
          </table:table-cell>
          <table:table-cell table:formula="of:=IF([.A34]=[.C34];&quot;OK&quot;;&quot;ERROR&quot;)" office:value-type="string" office:string-value="OK">
            <text:p>OK</text:p>
          </table:table-cell>
          <table:table-cell table:formula="of:=CONCATENATE([.A34];&quot;=&quot;;[.B34])" office:value-type="string" office:string-value="btn_delete=Διαγραφή">
            <text:p>btn_delete=Διαγραφή</text:p>
          </table:table-cell>
          <table:table-cell table:formula="of:=CONCATENATE([.C34];&quot;=&quot;;[.D34])" office:value-type="string" office:string-value="btn_delete=Delete">
            <text:p>btn_delete=Delete</text:p>
          </table:table-cell>
          <table:table-cell table:number-columns-repeated="1016"/>
        </table:table-row>
        <table:table-row table:style-name="ro2">
          <table:table-cell table:style-name="ce1" office:value-type="string">
            <text:p>btn_edit</text:p>
          </table:table-cell>
          <table:table-cell table:style-name="ce1" office:value-type="string">
            <text:p>Επεξεργασία</text:p>
          </table:table-cell>
          <table:table-cell table:style-name="ce1" office:value-type="string">
            <text:p>btn_edit</text:p>
          </table:table-cell>
          <table:table-cell table:style-name="ce1" office:value-type="string">
            <text:p>Edit</text:p>
          </table:table-cell>
          <table:table-cell table:style-name="ce7" office:value-type="date" office:date-value="2013-12-03">
            <text:p>3/12/2013</text:p>
          </table:table-cell>
          <table:table-cell table:formula="of:=IF([.A35]=[.C35];&quot;OK&quot;;&quot;ERROR&quot;)" office:value-type="string" office:string-value="OK">
            <text:p>OK</text:p>
          </table:table-cell>
          <table:table-cell table:formula="of:=CONCATENATE([.A35];&quot;=&quot;;[.B35])" office:value-type="string" office:string-value="btn_edit=Επεξεργασία">
            <text:p>btn_edit=Επεξεργασία</text:p>
          </table:table-cell>
          <table:table-cell table:formula="of:=CONCATENATE([.C35];&quot;=&quot;;[.D35])" office:value-type="string" office:string-value="btn_edit=Edit">
            <text:p>btn_edit=Edit</text:p>
          </table:table-cell>
          <table:table-cell table:number-columns-repeated="1016"/>
        </table:table-row>
        <table:table-row table:style-name="ro2">
          <table:table-cell table:style-name="ce1" office:value-type="string">
            <text:p>btn_forgotPassword</text:p>
          </table:table-cell>
          <table:table-cell table:style-name="ce1" office:value-type="string">
            <text:p>Ξέχασα το συνθηματικό μου</text:p>
          </table:table-cell>
          <table:table-cell table:style-name="ce1" office:value-type="string">
            <text:p>btn_forgotPassword</text:p>
          </table:table-cell>
          <table:table-cell table:style-name="ce1" office:value-type="string">
            <text:p>Forgot my password</text:p>
          </table:table-cell>
          <table:table-cell table:style-name="ce7" office:value-type="date" office:date-value="2013-12-03">
            <text:p>3/12/2013</text:p>
          </table:table-cell>
          <table:table-cell table:formula="of:=IF([.A36]=[.C36];&quot;OK&quot;;&quot;ERROR&quot;)" office:value-type="string" office:string-value="OK">
            <text:p>OK</text:p>
          </table:table-cell>
          <table:table-cell table:formula="of:=CONCATENATE([.A36];&quot;=&quot;;[.B36])" office:value-type="string" office:string-value="btn_forgotPassword=Ξέχασα το συνθηματικό μου">
            <text:p>btn_forgotPassword=Ξέχασα το συνθηματικό μου</text:p>
          </table:table-cell>
          <table:table-cell table:formula="of:=CONCATENATE([.C36];&quot;=&quot;;[.D36])" office:value-type="string" office:string-value="btn_forgotPassword=Forgot my password">
            <text:p>btn_forgotPassword=Forgot my password</text:p>
          </table:table-cell>
          <table:table-cell table:number-columns-repeated="1016"/>
        </table:table-row>
        <table:table-row table:style-name="ro2">
          <table:table-cell table:style-name="ce1" office:value-type="string">
            <text:p>btn_haveNotReceivedVerification</text:p>
          </table:table-cell>
          <table:table-cell table:style-name="ce1" office:value-type="string">
            <text:p>Δεν έλαβα το e-mail ενεργοποίησης</text:p>
          </table:table-cell>
          <table:table-cell table:style-name="ce1" office:value-type="string">
            <text:p>btn_haveNotReceivedVerification</text:p>
          </table:table-cell>
          <table:table-cell table:style-name="ce1" office:value-type="string">
            <text:p>Did not receive verification email</text:p>
          </table:table-cell>
          <table:table-cell table:style-name="ce7" office:value-type="date" office:date-value="2013-12-03">
            <text:p>3/12/2013</text:p>
          </table:table-cell>
          <table:table-cell table:formula="of:=IF([.A37]=[.C37];&quot;OK&quot;;&quot;ERROR&quot;)" office:value-type="string" office:string-value="OK">
            <text:p>OK</text:p>
          </table:table-cell>
          <table:table-cell table:formula="of:=CONCATENATE([.A37];&quot;=&quot;;[.B37])" office:value-type="string" office:string-value="btn_haveNotReceivedVerification=Δεν έλαβα το e-mail ενεργοποίησης">
            <text:p>btn_haveNotReceivedVerification=Δεν έλαβα το e-mail ενεργοποίησης</text:p>
          </table:table-cell>
          <table:table-cell table:formula="of:=CONCATENATE([.C37];&quot;=&quot;;[.D37])" office:value-type="string" office:string-value="btn_haveNotReceivedVerification=Did not receive verification email">
            <text:p>btn_haveNotReceivedVerification=Did not receive verification email</text:p>
          </table:table-cell>
          <table:table-cell table:number-columns-repeated="1016"/>
        </table:table-row>
        <table:table-row table:style-name="ro2">
          <table:table-cell table:style-name="ce1" office:value-type="string">
            <text:p>btn_login</text:p>
          </table:table-cell>
          <table:table-cell table:style-name="ce1" office:value-type="string">
            <text:p>Είσοδος</text:p>
          </table:table-cell>
          <table:table-cell table:style-name="ce1" office:value-type="string">
            <text:p>btn_login</text:p>
          </table:table-cell>
          <table:table-cell table:style-name="ce1" office:value-type="string">
            <text:p>Login</text:p>
          </table:table-cell>
          <table:table-cell table:style-name="ce7" office:value-type="date" office:date-value="2013-12-03">
            <text:p>3/12/2013</text:p>
          </table:table-cell>
          <table:table-cell table:formula="of:=IF([.A38]=[.C38];&quot;OK&quot;;&quot;ERROR&quot;)" office:value-type="string" office:string-value="OK">
            <text:p>OK</text:p>
          </table:table-cell>
          <table:table-cell table:formula="of:=CONCATENATE([.A38];&quot;=&quot;;[.B38])" office:value-type="string" office:string-value="btn_login=Είσοδος">
            <text:p>btn_login=Είσοδος</text:p>
          </table:table-cell>
          <table:table-cell table:formula="of:=CONCATENATE([.C38];&quot;=&quot;;[.D38])" office:value-type="string" office:string-value="btn_login=Login">
            <text:p>btn_login=Login</text:p>
          </table:table-cell>
          <table:table-cell table:number-columns-repeated="1016"/>
        </table:table-row>
        <table:table-row table:style-name="ro2">
          <table:table-cell table:style-name="ce1" office:value-type="string">
            <text:p>btn_needToRegister</text:p>
          </table:table-cell>
          <table:table-cell table:style-name="ce1" office:value-type="string">
            <text:p>Δεν έχω εγγραφεί</text:p>
          </table:table-cell>
          <table:table-cell table:style-name="ce1" office:value-type="string">
            <text:p>btn_needToRegister</text:p>
          </table:table-cell>
          <table:table-cell table:style-name="ce1" office:value-type="string">
            <text:p>I do not have an account</text:p>
          </table:table-cell>
          <table:table-cell table:style-name="ce7" office:value-type="date" office:date-value="2013-12-03">
            <text:p>3/12/2013</text:p>
          </table:table-cell>
          <table:table-cell table:formula="of:=IF([.A39]=[.C39];&quot;OK&quot;;&quot;ERROR&quot;)" office:value-type="string" office:string-value="OK">
            <text:p>OK</text:p>
          </table:table-cell>
          <table:table-cell table:formula="of:=CONCATENATE([.A39];&quot;=&quot;;[.B39])" office:value-type="string" office:string-value="btn_needToRegister=Δεν έχω εγγραφεί">
            <text:p>btn_needToRegister=Δεν έχω εγγραφεί</text:p>
          </table:table-cell>
          <table:table-cell table:formula="of:=CONCATENATE([.C39];&quot;=&quot;;[.D39])" office:value-type="string" office:string-value="btn_needToRegister=I do not have an account">
            <text:p>btn_needToRegister=I do not have an account</text:p>
          </table:table-cell>
          <table:table-cell table:number-columns-repeated="1016"/>
        </table:table-row>
        <table:table-row table:style-name="ro2">
          <table:table-cell table:style-name="ce1" office:value-type="string">
            <text:p>btn_no</text:p>
          </table:table-cell>
          <table:table-cell table:style-name="ce1" office:value-type="string">
            <text:p>Όχι</text:p>
          </table:table-cell>
          <table:table-cell table:style-name="ce1" office:value-type="string">
            <text:p>btn_no</text:p>
          </table:table-cell>
          <table:table-cell table:style-name="ce1" office:value-type="string">
            <text:p>No</text:p>
          </table:table-cell>
          <table:table-cell table:style-name="ce7" office:value-type="date" office:date-value="2013-12-03">
            <text:p>3/12/2013</text:p>
          </table:table-cell>
          <table:table-cell table:formula="of:=IF([.A40]=[.C40];&quot;OK&quot;;&quot;ERROR&quot;)" office:value-type="string" office:string-value="OK">
            <text:p>OK</text:p>
          </table:table-cell>
          <table:table-cell table:formula="of:=CONCATENATE([.A40];&quot;=&quot;;[.B40])" office:value-type="string" office:string-value="btn_no=Όχι">
            <text:p>btn_no=Όχι</text:p>
          </table:table-cell>
          <table:table-cell table:formula="of:=CONCATENATE([.C40];&quot;=&quot;;[.D40])" office:value-type="string" office:string-value="btn_no=No">
            <text:p>btn_no=No</text:p>
          </table:table-cell>
          <table:table-cell table:number-columns-repeated="1016"/>
        </table:table-row>
        <table:table-row table:style-name="ro2">
          <table:table-cell table:style-name="ce1" office:value-type="string">
            <text:p>btn_position_interest</text:p>
          </table:table-cell>
          <table:table-cell table:style-name="ce1" office:value-type="string">
            <text:p>Εκδήλωση Ενδιαφέροντος</text:p>
          </table:table-cell>
          <table:table-cell table:style-name="ce1" office:value-type="string">
            <text:p>btn_position_interest</text:p>
          </table:table-cell>
          <table:table-cell table:style-name="ce1" office:value-type="string">
            <text:p>Statement of Interest</text:p>
          </table:table-cell>
          <table:table-cell table:style-name="ce7" office:value-type="date" office:date-value="2013-12-03">
            <text:p>3/12/2013</text:p>
          </table:table-cell>
          <table:table-cell table:formula="of:=IF([.A41]=[.C41];&quot;OK&quot;;&quot;ERROR&quot;)" office:value-type="string" office:string-value="OK">
            <text:p>OK</text:p>
          </table:table-cell>
          <table:table-cell table:formula="of:=CONCATENATE([.A41];&quot;=&quot;;[.B41])" office:value-type="string" office:string-value="btn_position_interest=Εκδήλωση Ενδιαφέροντος">
            <text:p>btn_position_interest=Εκδήλωση Ενδιαφέροντος</text:p>
          </table:table-cell>
          <table:table-cell table:formula="of:=CONCATENATE([.C41];&quot;=&quot;;[.D41])" office:value-type="string" office:string-value="btn_position_interest=Statement of Interest">
            <text:p>btn_position_interest=Statement of Interest</text:p>
          </table:table-cell>
          <table:table-cell table:number-columns-repeated="1016"/>
        </table:table-row>
        <table:table-row table:style-name="ro2">
          <table:table-cell table:style-name="ce1" office:value-type="string">
            <text:p>btn_register</text:p>
          </table:table-cell>
          <table:table-cell table:style-name="ce1" office:value-type="string">
            <text:p>Εγγραφή</text:p>
          </table:table-cell>
          <table:table-cell table:style-name="ce1" office:value-type="string">
            <text:p>btn_register</text:p>
          </table:table-cell>
          <table:table-cell table:style-name="ce1" office:value-type="string">
            <text:p>Register</text:p>
          </table:table-cell>
          <table:table-cell table:style-name="ce7" office:value-type="date" office:date-value="2013-12-03">
            <text:p>3/12/2013</text:p>
          </table:table-cell>
          <table:table-cell table:formula="of:=IF([.A42]=[.C42];&quot;OK&quot;;&quot;ERROR&quot;)" office:value-type="string" office:string-value="OK">
            <text:p>OK</text:p>
          </table:table-cell>
          <table:table-cell table:formula="of:=CONCATENATE([.A42];&quot;=&quot;;[.B42])" office:value-type="string" office:string-value="btn_register=Εγγραφή">
            <text:p>btn_register=Εγγραφή</text:p>
          </table:table-cell>
          <table:table-cell table:formula="of:=CONCATENATE([.C42];&quot;=&quot;;[.D42])" office:value-type="string" office:string-value="btn_register=Register">
            <text:p>btn_register=Register</text:p>
          </table:table-cell>
          <table:table-cell table:number-columns-repeated="1016"/>
        </table:table-row>
        <table:table-row table:style-name="ro2">
          <table:table-cell table:style-name="ce1" office:value-type="string">
            <text:p>btn_register_members</text:p>
          </table:table-cell>
          <table:table-cell table:style-name="ce1" office:value-type="string">
            <text:p>Προβολή Μελών Μητρώου</text:p>
          </table:table-cell>
          <table:table-cell table:style-name="ce1" office:value-type="string">
            <text:p>btn_register_members</text:p>
          </table:table-cell>
          <table:table-cell table:style-name="ce1" office:value-type="string">
            <text:p>Display Registry Members.</text:p>
          </table:table-cell>
          <table:table-cell table:style-name="ce7" office:value-type="date" office:date-value="2013-12-03">
            <text:p>3/12/2013</text:p>
          </table:table-cell>
          <table:table-cell table:formula="of:=IF([.A43]=[.C43];&quot;OK&quot;;&quot;ERROR&quot;)" office:value-type="string" office:string-value="OK">
            <text:p>OK</text:p>
          </table:table-cell>
          <table:table-cell table:formula="of:=CONCATENATE([.A43];&quot;=&quot;;[.B43])" office:value-type="string" office:string-value="btn_register_members=Προβολή Μελών Μητρώου">
            <text:p>btn_register_members=Προβολή Μελών Μητρώου</text:p>
          </table:table-cell>
          <table:table-cell table:formula="of:=CONCATENATE([.C43];&quot;=&quot;;[.D43])" office:value-type="string" office:string-value="btn_register_members=Display Registry Members.">
            <text:p>btn_register_members=Display Registry Members.</text:p>
          </table:table-cell>
          <table:table-cell table:number-columns-repeated="1016"/>
        </table:table-row>
        <table:table-row table:style-name="ro2">
          <table:table-cell table:style-name="ce1" office:value-type="string">
            <text:p>btn_reload</text:p>
          </table:table-cell>
          <table:table-cell table:style-name="ce1" office:value-type="string">
            <text:p>Επαναφόρτωση</text:p>
          </table:table-cell>
          <table:table-cell table:style-name="ce1" office:value-type="string">
            <text:p>btn_reload</text:p>
          </table:table-cell>
          <table:table-cell table:style-name="ce1" office:value-type="string">
            <text:p>Reload</text:p>
          </table:table-cell>
          <table:table-cell table:style-name="ce7" office:value-type="date" office:date-value="2013-12-03">
            <text:p>3/12/2013</text:p>
          </table:table-cell>
          <table:table-cell table:formula="of:=IF([.A44]=[.C44];&quot;OK&quot;;&quot;ERROR&quot;)" office:value-type="string" office:string-value="OK">
            <text:p>OK</text:p>
          </table:table-cell>
          <table:table-cell table:formula="of:=CONCATENATE([.A44];&quot;=&quot;;[.B44])" office:value-type="string" office:string-value="btn_reload=Επαναφόρτωση">
            <text:p>btn_reload=Επαναφόρτωση</text:p>
          </table:table-cell>
          <table:table-cell table:formula="of:=CONCATENATE([.C44];&quot;=&quot;;[.D44])" office:value-type="string" office:string-value="btn_reload=Reload">
            <text:p>btn_reload=Reload</text:p>
          </table:table-cell>
          <table:table-cell table:number-columns-repeated="1016"/>
        </table:table-row>
        <table:table-row table:style-name="ro2">
          <table:table-cell table:style-name="ce1" office:value-type="string">
            <text:p>btn_remove</text:p>
          </table:table-cell>
          <table:table-cell table:style-name="ce1" office:value-type="string">
            <text:p>Αφαίρεση</text:p>
          </table:table-cell>
          <table:table-cell table:style-name="ce1" office:value-type="string">
            <text:p>btn_remove</text:p>
          </table:table-cell>
          <table:table-cell table:style-name="ce1" office:value-type="string">
            <text:p>Remove</text:p>
          </table:table-cell>
          <table:table-cell table:style-name="ce7" office:value-type="date" office:date-value="2013-12-03">
            <text:p>3/12/2013</text:p>
          </table:table-cell>
          <table:table-cell table:formula="of:=IF([.A45]=[.C45];&quot;OK&quot;;&quot;ERROR&quot;)" office:value-type="string" office:string-value="OK">
            <text:p>OK</text:p>
          </table:table-cell>
          <table:table-cell table:formula="of:=CONCATENATE([.A45];&quot;=&quot;;[.B45])" office:value-type="string" office:string-value="btn_remove=Αφαίρεση">
            <text:p>btn_remove=Αφαίρεση</text:p>
          </table:table-cell>
          <table:table-cell table:formula="of:=CONCATENATE([.C45];&quot;=&quot;;[.D45])" office:value-type="string" office:string-value="btn_remove=Remove">
            <text:p>btn_remove=Remove</text:p>
          </table:table-cell>
          <table:table-cell table:number-columns-repeated="1016"/>
        </table:table-row>
        <table:table-row table:style-name="ro2">
          <table:table-cell table:style-name="ce1" office:value-type="string">
            <text:p>btn_remove_candidacy</text:p>
          </table:table-cell>
          <table:table-cell table:style-name="ce1" office:value-type="string">
            <text:p>Απόσυρση Υποψηφιότητας</text:p>
          </table:table-cell>
          <table:table-cell table:style-name="ce1" office:value-type="string">
            <text:p>btn_remove_candidacy</text:p>
          </table:table-cell>
          <table:table-cell table:style-name="ce1" office:value-type="string">
            <text:p>Withdraw Candidacy</text:p>
          </table:table-cell>
          <table:table-cell table:style-name="ce7" office:value-type="date" office:date-value="2013-12-03">
            <text:p>3/12/2013</text:p>
          </table:table-cell>
          <table:table-cell table:formula="of:=IF([.A46]=[.C46];&quot;OK&quot;;&quot;ERROR&quot;)" office:value-type="string" office:string-value="OK">
            <text:p>OK</text:p>
          </table:table-cell>
          <table:table-cell table:formula="of:=CONCATENATE([.A46];&quot;=&quot;;[.B46])" office:value-type="string" office:string-value="btn_remove_candidacy=Απόσυρση Υποψηφιότητας">
            <text:p>btn_remove_candidacy=Απόσυρση Υποψηφιότητας</text:p>
          </table:table-cell>
          <table:table-cell table:formula="of:=CONCATENATE([.C46];&quot;=&quot;;[.D46])" office:value-type="string" office:string-value="btn_remove_candidacy=Withdraw Candidacy">
            <text:p>btn_remove_candidacy=Withdraw Candidacy</text:p>
          </table:table-cell>
          <table:table-cell table:number-columns-repeated="1016"/>
        </table:table-row>
        <table:table-row table:style-name="ro2">
          <table:table-cell table:style-name="ce1" office:value-type="string">
            <text:p>btn_remove_institutionrf</text:p>
          </table:table-cell>
          <table:table-cell table:style-name="ce1" office:value-type="string">
            <text:p>Διαγραφή Κανονιστικού πλαισίου</text:p>
          </table:table-cell>
          <table:table-cell table:style-name="ce1" office:value-type="string">
            <text:p>btn_remove_institutionrf</text:p>
          </table:table-cell>
          <table:table-cell table:style-name="ce1" office:value-type="string">
            <text:p>Delete Institution Regulatory Framework</text:p>
          </table:table-cell>
          <table:table-cell table:style-name="ce7" office:value-type="date" office:date-value="2013-12-03">
            <text:p>3/12/2013</text:p>
          </table:table-cell>
          <table:table-cell table:formula="of:=IF([.A47]=[.C47];&quot;OK&quot;;&quot;ERROR&quot;)" office:value-type="string" office:string-value="OK">
            <text:p>OK</text:p>
          </table:table-cell>
          <table:table-cell table:formula="of:=CONCATENATE([.A47];&quot;=&quot;;[.B47])" office:value-type="string" office:string-value="btn_remove_institutionrf=Διαγραφή Κανονιστικού πλαισίου">
            <text:p>btn_remove_institutionrf=Διαγραφή Κανονιστικού πλαισίου</text:p>
          </table:table-cell>
          <table:table-cell table:formula="of:=CONCATENATE([.C47];&quot;=&quot;;[.D47])" office:value-type="string" office:string-value="btn_remove_institutionrf=Delete Institution Regulatory Framework">
            <text:p>btn_remove_institutionrf=Delete Institution Regulatory Framework</text:p>
          </table:table-cell>
          <table:table-cell table:number-columns-repeated="1016"/>
        </table:table-row>
        <table:table-row table:style-name="ro2">
          <table:table-cell table:style-name="ce1" office:value-type="string">
            <text:p>btn_remove_member</text:p>
          </table:table-cell>
          <table:table-cell table:style-name="ce1" office:value-type="string">
            <text:p>Αφαίρεση Μέλους</text:p>
          </table:table-cell>
          <table:table-cell table:style-name="ce1" office:value-type="string">
            <text:p>btn_remove_member</text:p>
          </table:table-cell>
          <table:table-cell table:style-name="ce1" office:value-type="string">
            <text:p>Remove Member</text:p>
          </table:table-cell>
          <table:table-cell table:style-name="ce7" office:value-type="date" office:date-value="2013-12-03">
            <text:p>3/12/2013</text:p>
          </table:table-cell>
          <table:table-cell table:formula="of:=IF([.A48]=[.C48];&quot;OK&quot;;&quot;ERROR&quot;)" office:value-type="string" office:string-value="OK">
            <text:p>OK</text:p>
          </table:table-cell>
          <table:table-cell table:formula="of:=CONCATENATE([.A48];&quot;=&quot;;[.B48])" office:value-type="string" office:string-value="btn_remove_member=Αφαίρεση Μέλους">
            <text:p>btn_remove_member=Αφαίρεση Μέλους</text:p>
          </table:table-cell>
          <table:table-cell table:formula="of:=CONCATENATE([.C48];&quot;=&quot;;[.D48])" office:value-type="string" office:string-value="btn_remove_member=Remove Member">
            <text:p>btn_remove_member=Remove Member</text:p>
          </table:table-cell>
          <table:table-cell table:number-columns-repeated="1016"/>
        </table:table-row>
        <table:table-row table:style-name="ro2">
          <table:table-cell table:style-name="ce1" office:value-type="string">
            <text:p>btn_remove_position</text:p>
          </table:table-cell>
          <table:table-cell table:style-name="ce1" office:value-type="string">
            <text:p>Διαγραφή Θέσης</text:p>
          </table:table-cell>
          <table:table-cell table:style-name="ce1" office:value-type="string">
            <text:p>btn_remove_position</text:p>
          </table:table-cell>
          <table:table-cell table:style-name="ce1" office:value-type="string">
            <text:p>Delete Position</text:p>
          </table:table-cell>
          <table:table-cell table:style-name="ce7" office:value-type="date" office:date-value="2013-12-03">
            <text:p>3/12/2013</text:p>
          </table:table-cell>
          <table:table-cell table:formula="of:=IF([.A49]=[.C49];&quot;OK&quot;;&quot;ERROR&quot;)" office:value-type="string" office:string-value="OK">
            <text:p>OK</text:p>
          </table:table-cell>
          <table:table-cell table:formula="of:=CONCATENATE([.A49];&quot;=&quot;;[.B49])" office:value-type="string" office:string-value="btn_remove_position=Διαγραφή Θέσης">
            <text:p>btn_remove_position=Διαγραφή Θέσης</text:p>
          </table:table-cell>
          <table:table-cell table:formula="of:=CONCATENATE([.C49];&quot;=&quot;;[.D49])" office:value-type="string" office:string-value="btn_remove_position=Delete Position">
            <text:p>btn_remove_position=Delete Position</text:p>
          </table:table-cell>
          <table:table-cell table:number-columns-repeated="1016"/>
        </table:table-row>
        <table:table-row table:style-name="ro2">
          <table:table-cell table:style-name="ce1" office:value-type="string">
            <text:p>btn_remove_register</text:p>
          </table:table-cell>
          <table:table-cell table:style-name="ce1" office:value-type="string">
            <text:p>Διαγραφή Μητρώου</text:p>
          </table:table-cell>
          <table:table-cell table:style-name="ce1" office:value-type="string">
            <text:p>btn_remove_register</text:p>
          </table:table-cell>
          <table:table-cell table:style-name="ce1" office:value-type="string">
            <text:p>Delete Registry</text:p>
          </table:table-cell>
          <table:table-cell table:style-name="ce7" office:value-type="date" office:date-value="2013-12-03">
            <text:p>3/12/2013</text:p>
          </table:table-cell>
          <table:table-cell table:formula="of:=IF([.A50]=[.C50];&quot;OK&quot;;&quot;ERROR&quot;)" office:value-type="string" office:string-value="OK">
            <text:p>OK</text:p>
          </table:table-cell>
          <table:table-cell table:formula="of:=CONCATENATE([.A50];&quot;=&quot;;[.B50])" office:value-type="string" office:string-value="btn_remove_register=Διαγραφή Μητρώου">
            <text:p>btn_remove_register=Διαγραφή Μητρώου</text:p>
          </table:table-cell>
          <table:table-cell table:formula="of:=CONCATENATE([.C50];&quot;=&quot;;[.D50])" office:value-type="string" office:string-value="btn_remove_register=Delete Registry">
            <text:p>btn_remove_register=Delete Registry</text:p>
          </table:table-cell>
          <table:table-cell table:number-columns-repeated="1016"/>
        </table:table-row>
        <table:table-row table:style-name="ro2">
          <table:table-cell table:style-name="ce1" office:value-type="string">
            <text:p>btn_remove_user</text:p>
          </table:table-cell>
          <table:table-cell table:style-name="ce1" office:value-type="string">
            <text:p>Διαγραφή Χρήστη</text:p>
          </table:table-cell>
          <table:table-cell table:style-name="ce1" office:value-type="string">
            <text:p>btn_remove_user</text:p>
          </table:table-cell>
          <table:table-cell table:style-name="ce1" office:value-type="string">
            <text:p>Delete User</text:p>
          </table:table-cell>
          <table:table-cell table:style-name="ce7" office:value-type="date" office:date-value="2013-12-03">
            <text:p>3/12/2013</text:p>
          </table:table-cell>
          <table:table-cell table:formula="of:=IF([.A51]=[.C51];&quot;OK&quot;;&quot;ERROR&quot;)" office:value-type="string" office:string-value="OK">
            <text:p>OK</text:p>
          </table:table-cell>
          <table:table-cell table:formula="of:=CONCATENATE([.A51];&quot;=&quot;;[.B51])" office:value-type="string" office:string-value="btn_remove_user=Διαγραφή Χρήστη">
            <text:p>btn_remove_user=Διαγραφή Χρήστη</text:p>
          </table:table-cell>
          <table:table-cell table:formula="of:=CONCATENATE([.C51];&quot;=&quot;;[.D51])" office:value-type="string" office:string-value="btn_remove_user=Delete User">
            <text:p>btn_remove_user=Delete User</text:p>
          </table:table-cell>
          <table:table-cell table:number-columns-repeated="1016"/>
        </table:table-row>
        <table:table-row table:style-name="ro2">
          <table:table-cell table:style-name="ce1" office:value-type="string">
            <text:p>btn_resendVerificationEmail</text:p>
          </table:table-cell>
          <table:table-cell table:style-name="ce1" office:value-type="string">
            <text:p>Επαναποστολή e-mail ενεργοποίησης</text:p>
          </table:table-cell>
          <table:table-cell table:style-name="ce1" office:value-type="string">
            <text:p>btn_resendVerificationEmail</text:p>
          </table:table-cell>
          <table:table-cell table:style-name="ce1" office:value-type="string">
            <text:p>Resend Verification e-mail</text:p>
          </table:table-cell>
          <table:table-cell table:style-name="ce7" office:value-type="date" office:date-value="2013-12-03">
            <text:p>3/12/2013</text:p>
          </table:table-cell>
          <table:table-cell table:formula="of:=IF([.A52]=[.C52];&quot;OK&quot;;&quot;ERROR&quot;)" office:value-type="string" office:string-value="OK">
            <text:p>OK</text:p>
          </table:table-cell>
          <table:table-cell table:formula="of:=CONCATENATE([.A52];&quot;=&quot;;[.B52])" office:value-type="string" office:string-value="btn_resendVerificationEmail=Επαναποστολή e-mail ενεργοποίησης">
            <text:p>btn_resendVerificationEmail=Επαναποστολή e-mail ενεργοποίησης</text:p>
          </table:table-cell>
          <table:table-cell table:formula="of:=CONCATENATE([.C52];&quot;=&quot;;[.D52])" office:value-type="string" office:string-value="btn_resendVerificationEmail=Resend Verification e-mail">
            <text:p>btn_resendVerificationEmail=Resend Verification e-mail</text:p>
          </table:table-cell>
          <table:table-cell table:number-columns-repeated="1016"/>
        </table:table-row>
        <table:table-row table:style-name="ro4">
          <table:table-cell table:style-name="ce2" office:value-type="string">
            <text:p>btn_resendVerificationEmail</text:p>
          </table:table-cell>
          <table:table-cell table:style-name="ce5" office:value-type="string">
            <text:p>Επαναποστολή e-mail ενεργοποίησης</text:p>
          </table:table-cell>
          <table:table-cell table:style-name="ce2" office:value-type="string">
            <text:p>btn_resendVerificationEmail</text:p>
          </table:table-cell>
          <table:table-cell table:style-name="ce2" office:value-type="string">
            <text:p>Resend Verification e-mail</text:p>
          </table:table-cell>
          <table:table-cell office:value-type="date" office:date-value="2013-12-19">
            <text:p>19/12/2013</text:p>
          </table:table-cell>
          <table:table-cell table:formula="of:=IF([.A53]=[.C53];&quot;OK&quot;;&quot;ERROR&quot;)" office:value-type="string" office:string-value="OK">
            <text:p>OK</text:p>
          </table:table-cell>
          <table:table-cell table:formula="of:=CONCATENATE([.A53];&quot;=&quot;;[.B53])" office:value-type="string" office:string-value="btn_resendVerificationEmail=Επαναποστολή e-mail ενεργοποίησης">
            <text:p>btn_resendVerificationEmail=Επαναποστολή e-mail ενεργοποίησης</text:p>
          </table:table-cell>
          <table:table-cell table:formula="of:=CONCATENATE([.C53];&quot;=&quot;;[.D53])" office:value-type="string" office:string-value="btn_resendVerificationEmail=Resend Verification e-mail">
            <text:p>btn_resendVerificationEmail=Resend Verification e-mail</text:p>
          </table:table-cell>
          <table:table-cell table:number-columns-repeated="1016"/>
        </table:table-row>
        <table:table-row table:style-name="ro2">
          <table:table-cell table:style-name="ce1" office:value-type="string">
            <text:p>btn_resetPassword</text:p>
          </table:table-cell>
          <table:table-cell table:style-name="ce1" office:value-type="string">
            <text:p>Επαναφορά συνθηματικού</text:p>
          </table:table-cell>
          <table:table-cell table:style-name="ce1" office:value-type="string">
            <text:p>btn_resetPassword</text:p>
          </table:table-cell>
          <table:table-cell table:style-name="ce1" office:value-type="string">
            <text:p>Reset Password</text:p>
          </table:table-cell>
          <table:table-cell table:style-name="ce7" office:value-type="date" office:date-value="2013-12-03">
            <text:p>3/12/2013</text:p>
          </table:table-cell>
          <table:table-cell table:formula="of:=IF([.A54]=[.C54];&quot;OK&quot;;&quot;ERROR&quot;)" office:value-type="string" office:string-value="OK">
            <text:p>OK</text:p>
          </table:table-cell>
          <table:table-cell table:formula="of:=CONCATENATE([.A54];&quot;=&quot;;[.B54])" office:value-type="string" office:string-value="btn_resetPassword=Επαναφορά συνθηματικού">
            <text:p>btn_resetPassword=Επαναφορά συνθηματικού</text:p>
          </table:table-cell>
          <table:table-cell table:formula="of:=CONCATENATE([.C54];&quot;=&quot;;[.D54])" office:value-type="string" office:string-value="btn_resetPassword=Reset Password">
            <text:p>btn_resetPassword=Reset Password</text:p>
          </table:table-cell>
          <table:table-cell table:number-columns-repeated="1016"/>
        </table:table-row>
        <table:table-row table:style-name="ro2">
          <table:table-cell table:style-name="ce1" office:value-type="string">
            <text:p>btn_save</text:p>
          </table:table-cell>
          <table:table-cell table:style-name="ce1" office:value-type="string">
            <text:p>Αποθήκευση</text:p>
          </table:table-cell>
          <table:table-cell table:style-name="ce1" office:value-type="string">
            <text:p>btn_save</text:p>
          </table:table-cell>
          <table:table-cell table:style-name="ce1" office:value-type="string">
            <text:p>Save</text:p>
          </table:table-cell>
          <table:table-cell table:style-name="ce7" office:value-type="date" office:date-value="2013-12-03">
            <text:p>3/12/2013</text:p>
          </table:table-cell>
          <table:table-cell table:formula="of:=IF([.A55]=[.C55];&quot;OK&quot;;&quot;ERROR&quot;)" office:value-type="string" office:string-value="OK">
            <text:p>OK</text:p>
          </table:table-cell>
          <table:table-cell table:formula="of:=CONCATENATE([.A55];&quot;=&quot;;[.B55])" office:value-type="string" office:string-value="btn_save=Αποθήκευση">
            <text:p>btn_save=Αποθήκευση</text:p>
          </table:table-cell>
          <table:table-cell table:formula="of:=CONCATENATE([.C55];&quot;=&quot;;[.D55])" office:value-type="string" office:string-value="btn_save=Save">
            <text:p>btn_save=Save</text:p>
          </table:table-cell>
          <table:table-cell table:number-columns-repeated="1016"/>
        </table:table-row>
        <table:table-row table:style-name="ro2">
          <table:table-cell table:style-name="ce1" office:value-type="string">
            <text:p>btn_search</text:p>
          </table:table-cell>
          <table:table-cell table:style-name="ce1" office:value-type="string">
            <text:p>Αναζήτηση</text:p>
          </table:table-cell>
          <table:table-cell table:style-name="ce1" office:value-type="string">
            <text:p>btn_search</text:p>
          </table:table-cell>
          <table:table-cell table:style-name="ce1" office:value-type="string">
            <text:p>Search</text:p>
          </table:table-cell>
          <table:table-cell table:style-name="ce7" office:value-type="date" office:date-value="2013-12-03">
            <text:p>3/12/2013</text:p>
          </table:table-cell>
          <table:table-cell table:formula="of:=IF([.A56]=[.C56];&quot;OK&quot;;&quot;ERROR&quot;)" office:value-type="string" office:string-value="OK">
            <text:p>OK</text:p>
          </table:table-cell>
          <table:table-cell table:formula="of:=CONCATENATE([.A56];&quot;=&quot;;[.B56])" office:value-type="string" office:string-value="btn_search=Αναζήτηση">
            <text:p>btn_search=Αναζήτηση</text:p>
          </table:table-cell>
          <table:table-cell table:formula="of:=CONCATENATE([.C56];&quot;=&quot;;[.D56])" office:value-type="string" office:string-value="btn_search=Search">
            <text:p>btn_search=Search</text:p>
          </table:table-cell>
          <table:table-cell table:number-columns-repeated="1016"/>
        </table:table-row>
        <table:table-row table:style-name="ro2">
          <table:table-cell table:style-name="ce1" office:value-type="string">
            <text:p>btn_select</text:p>
          </table:table-cell>
          <table:table-cell table:style-name="ce1" office:value-type="string">
            <text:p>Επιλογή</text:p>
          </table:table-cell>
          <table:table-cell table:style-name="ce1" office:value-type="string">
            <text:p>btn_select</text:p>
          </table:table-cell>
          <table:table-cell table:style-name="ce1" office:value-type="string">
            <text:p>Select</text:p>
          </table:table-cell>
          <table:table-cell table:style-name="ce7" office:value-type="date" office:date-value="2013-12-03">
            <text:p>3/12/2013</text:p>
          </table:table-cell>
          <table:table-cell table:formula="of:=IF([.A57]=[.C57];&quot;OK&quot;;&quot;ERROR&quot;)" office:value-type="string" office:string-value="OK">
            <text:p>OK</text:p>
          </table:table-cell>
          <table:table-cell table:formula="of:=CONCATENATE([.A57];&quot;=&quot;;[.B57])" office:value-type="string" office:string-value="btn_select=Επιλογή">
            <text:p>btn_select=Επιλογή</text:p>
          </table:table-cell>
          <table:table-cell table:formula="of:=CONCATENATE([.C57];&quot;=&quot;;[.D57])" office:value-type="string" office:string-value="btn_select=Select">
            <text:p>btn_select=Select</text:p>
          </table:table-cell>
          <table:table-cell table:number-columns-repeated="1016"/>
        </table:table-row>
        <table:table-row table:style-name="ro2">
          <table:table-cell table:style-name="ce1" office:value-type="string">
            <text:p>btn_shibbolethLogin</text:p>
          </table:table-cell>
          <table:table-cell table:style-name="ce1" office:value-type="string">
            <text:p>Είσοδος μέσω οικείου φορέα</text:p>
          </table:table-cell>
          <table:table-cell table:style-name="ce1" office:value-type="string">
            <text:p>btn_shibbolethLogin</text:p>
          </table:table-cell>
          <table:table-cell table:style-name="ce1" office:value-type="string">
            <text:p>Home organization Login</text:p>
          </table:table-cell>
          <table:table-cell table:style-name="ce7" office:value-type="date" office:date-value="2013-12-03">
            <text:p>3/12/2013</text:p>
          </table:table-cell>
          <table:table-cell table:formula="of:=IF([.A58]=[.C58];&quot;OK&quot;;&quot;ERROR&quot;)" office:value-type="string" office:string-value="OK">
            <text:p>OK</text:p>
          </table:table-cell>
          <table:table-cell table:formula="of:=CONCATENATE([.A58];&quot;=&quot;;[.B58])" office:value-type="string" office:string-value="btn_shibbolethLogin=Είσοδος μέσω οικείου φορέα">
            <text:p>btn_shibbolethLogin=Είσοδος μέσω οικείου φορέα</text:p>
          </table:table-cell>
          <table:table-cell table:formula="of:=CONCATENATE([.C58];&quot;=&quot;;[.D58])" office:value-type="string" office:string-value="btn_shibbolethLogin=Home organization Login">
            <text:p>btn_shibbolethLogin=Home organization Login</text:p>
          </table:table-cell>
          <table:table-cell table:number-columns-repeated="1016"/>
        </table:table-row>
        <table:table-row table:style-name="ro2">
          <table:table-cell table:style-name="ce1" office:value-type="string">
            <text:p>btn_update_member</text:p>
          </table:table-cell>
          <table:table-cell table:style-name="ce1" office:value-type="string">
            <text:p>Ενημέρωση Μέλους</text:p>
          </table:table-cell>
          <table:table-cell table:style-name="ce1" office:value-type="string">
            <text:p>btn_update_member</text:p>
          </table:table-cell>
          <table:table-cell table:style-name="ce1" office:value-type="string">
            <text:p>Update Member</text:p>
          </table:table-cell>
          <table:table-cell table:style-name="ce7" office:value-type="date" office:date-value="2013-12-03">
            <text:p>3/12/2013</text:p>
          </table:table-cell>
          <table:table-cell table:formula="of:=IF([.A59]=[.C59];&quot;OK&quot;;&quot;ERROR&quot;)" office:value-type="string" office:string-value="OK">
            <text:p>OK</text:p>
          </table:table-cell>
          <table:table-cell table:formula="of:=CONCATENATE([.A59];&quot;=&quot;;[.B59])" office:value-type="string" office:string-value="btn_update_member=Ενημέρωση Μέλους">
            <text:p>btn_update_member=Ενημέρωση Μέλους</text:p>
          </table:table-cell>
          <table:table-cell table:formula="of:=CONCATENATE([.C59];&quot;=&quot;;[.D59])" office:value-type="string" office:string-value="btn_update_member=Update Member">
            <text:p>btn_update_member=Update Member</text:p>
          </table:table-cell>
          <table:table-cell table:number-columns-repeated="1016"/>
        </table:table-row>
        <table:table-row table:style-name="ro2">
          <table:table-cell table:style-name="ce1" office:value-type="string">
            <text:p>btn_upload</text:p>
          </table:table-cell>
          <table:table-cell table:style-name="ce1" office:value-type="string">
            <text:p>Ανέβασμα Αρχείου</text:p>
          </table:table-cell>
          <table:table-cell table:style-name="ce1" office:value-type="string">
            <text:p>btn_upload</text:p>
          </table:table-cell>
          <table:table-cell table:style-name="ce1" office:value-type="string">
            <text:p>Upload File</text:p>
          </table:table-cell>
          <table:table-cell table:style-name="ce7" office:value-type="date" office:date-value="2013-12-03">
            <text:p>3/12/2013</text:p>
          </table:table-cell>
          <table:table-cell table:formula="of:=IF([.A60]=[.C60];&quot;OK&quot;;&quot;ERROR&quot;)" office:value-type="string" office:string-value="OK">
            <text:p>OK</text:p>
          </table:table-cell>
          <table:table-cell table:formula="of:=CONCATENATE([.A60];&quot;=&quot;;[.B60])" office:value-type="string" office:string-value="btn_upload=Ανέβασμα Αρχείου">
            <text:p>btn_upload=Ανέβασμα Αρχείου</text:p>
          </table:table-cell>
          <table:table-cell table:formula="of:=CONCATENATE([.C60];&quot;=&quot;;[.D60])" office:value-type="string" office:string-value="btn_upload=Upload File">
            <text:p>btn_upload=Upload File</text:p>
          </table:table-cell>
          <table:table-cell table:number-columns-repeated="1016"/>
        </table:table-row>
        <table:table-row table:style-name="ro2">
          <table:table-cell table:style-name="ce1" office:value-type="string">
            <text:p>btn_view</text:p>
          </table:table-cell>
          <table:table-cell table:style-name="ce1" office:value-type="string">
            <text:p>Επισκόπηση</text:p>
          </table:table-cell>
          <table:table-cell table:style-name="ce1" office:value-type="string">
            <text:p>btn_view</text:p>
          </table:table-cell>
          <table:table-cell table:style-name="ce1" office:value-type="string">
            <text:p>View</text:p>
          </table:table-cell>
          <table:table-cell table:style-name="ce7" office:value-type="date" office:date-value="2013-12-03">
            <text:p>3/12/2013</text:p>
          </table:table-cell>
          <table:table-cell table:formula="of:=IF([.A61]=[.C61];&quot;OK&quot;;&quot;ERROR&quot;)" office:value-type="string" office:string-value="OK">
            <text:p>OK</text:p>
          </table:table-cell>
          <table:table-cell table:formula="of:=CONCATENATE([.A61];&quot;=&quot;;[.B61])" office:value-type="string" office:string-value="btn_view=Επισκόπηση">
            <text:p>btn_view=Επισκόπηση</text:p>
          </table:table-cell>
          <table:table-cell table:formula="of:=CONCATENATE([.C61];&quot;=&quot;;[.D61])" office:value-type="string" office:string-value="btn_view=View">
            <text:p>btn_view=View</text:p>
          </table:table-cell>
          <table:table-cell table:number-columns-repeated="1016"/>
        </table:table-row>
        <table:table-row table:style-name="ro2">
          <table:table-cell table:style-name="ce1" office:value-type="string">
            <text:p>btn_yes</text:p>
          </table:table-cell>
          <table:table-cell table:style-name="ce1" office:value-type="string">
            <text:p>Ναι</text:p>
          </table:table-cell>
          <table:table-cell table:style-name="ce1" office:value-type="string">
            <text:p>btn_yes</text:p>
          </table:table-cell>
          <table:table-cell table:style-name="ce1" office:value-type="string">
            <text:p>Yes</text:p>
          </table:table-cell>
          <table:table-cell table:style-name="ce7" office:value-type="date" office:date-value="2013-12-03">
            <text:p>3/12/2013</text:p>
          </table:table-cell>
          <table:table-cell table:formula="of:=IF([.A62]=[.C62];&quot;OK&quot;;&quot;ERROR&quot;)" office:value-type="string" office:string-value="OK">
            <text:p>OK</text:p>
          </table:table-cell>
          <table:table-cell table:formula="of:=CONCATENATE([.A62];&quot;=&quot;;[.B62])" office:value-type="string" office:string-value="btn_yes=Ναι">
            <text:p>btn_yes=Ναι</text:p>
          </table:table-cell>
          <table:table-cell table:formula="of:=CONCATENATE([.C62];&quot;=&quot;;[.D62])" office:value-type="string" office:string-value="btn_yes=Yes">
            <text:p>btn_yes=Yes</text:p>
          </table:table-cell>
          <table:table-cell table:number-columns-repeated="1016"/>
        </table:table-row>
        <table:table-row table:style-name="ro2">
          <table:table-cell table:style-name="ce1" office:value-type="string">
            <text:p>Candidacy</text:p>
          </table:table-cell>
          <table:table-cell table:style-name="ce1" office:value-type="string">
            <text:p>Υποψηφιότητα</text:p>
          </table:table-cell>
          <table:table-cell table:style-name="ce1" office:value-type="string">
            <text:p>Candidacy</text:p>
          </table:table-cell>
          <table:table-cell table:style-name="ce1" office:value-type="string">
            <text:p>Candidacy</text:p>
          </table:table-cell>
          <table:table-cell table:style-name="ce7" office:value-type="date" office:date-value="2013-12-03">
            <text:p>3/12/2013</text:p>
          </table:table-cell>
          <table:table-cell table:formula="of:=IF([.A63]=[.C63];&quot;OK&quot;;&quot;ERROR&quot;)" office:value-type="string" office:string-value="OK">
            <text:p>OK</text:p>
          </table:table-cell>
          <table:table-cell table:formula="of:=CONCATENATE([.A63];&quot;=&quot;;[.B63])" office:value-type="string" office:string-value="Candidacy=Υποψηφιότητα">
            <text:p>Candidacy=Υποψηφιότητα</text:p>
          </table:table-cell>
          <table:table-cell table:formula="of:=CONCATENATE([.C63];&quot;=&quot;;[.D63])" office:value-type="string" office:string-value="Candidacy=Candidacy">
            <text:p>Candidacy=Candidacy</text:p>
          </table:table-cell>
          <table:table-cell table:number-columns-repeated="1016"/>
        </table:table-row>
        <table:table-row table:style-name="ro2">
          <table:table-cell table:style-name="ce1" office:value-type="string">
            <text:p>CandidacyEvalutionsDueDate</text:p>
          </table:table-cell>
          <table:table-cell table:style-name="ce1" office:value-type="string">
            <text:p>Καταληκτική Ημερομηνία Δήλωσης Αξιολογητών από Υποψηφίους</text:p>
          </table:table-cell>
          <table:table-cell table:style-name="ce1" office:value-type="string">
            <text:p>CandidacyEvalutionsDueDate</text:p>
          </table:table-cell>
          <table:table-cell table:style-name="ce1" office:value-type="string">
            <text:p>Due date for candidacies to submit evaluations</text:p>
          </table:table-cell>
          <table:table-cell table:style-name="ce7" office:value-type="date" office:date-value="2013-12-03">
            <text:p>3/12/2013</text:p>
          </table:table-cell>
          <table:table-cell table:formula="of:=IF([.A64]=[.C64];&quot;OK&quot;;&quot;ERROR&quot;)" office:value-type="string" office:string-value="OK">
            <text:p>OK</text:p>
          </table:table-cell>
          <table:table-cell table:formula="of:=CONCATENATE([.A64];&quot;=&quot;;[.B64])" office:value-type="string" office:string-value="CandidacyEvalutionsDueDate=Καταληκτική Ημερομηνία Δήλωσης Αξιολογητών από Υποψηφίους">
            <text:p>CandidacyEvalutionsDueDate=Καταληκτική Ημερομηνία Δήλωσης Αξιολογητών από Υποψηφίους</text:p>
          </table:table-cell>
          <table:table-cell table:formula="of:=CONCATENATE([.C64];&quot;=&quot;;[.D64])" office:value-type="string" office:string-value="CandidacyEvalutionsDueDate=Due date for candidacies to submit evaluations">
            <text:p>CandidacyEvalutionsDueDate=Due date for candidacies to submit evaluations</text:p>
          </table:table-cell>
          <table:table-cell table:number-columns-repeated="1016"/>
        </table:table-row>
        <table:table-row table:style-name="ro2">
          <table:table-cell table:style-name="ce1" office:value-type="string">
            <text:p>CandidacyFields</text:p>
          </table:table-cell>
          <table:table-cell table:style-name="ce1" office:value-type="string">
            <text:p>Στοιχεία Υποψηφιότητας</text:p>
          </table:table-cell>
          <table:table-cell table:style-name="ce1" office:value-type="string">
            <text:p>CandidacyFields</text:p>
          </table:table-cell>
          <table:table-cell table:style-name="ce1" office:value-type="string">
            <text:p>Candidacy Fields</text:p>
          </table:table-cell>
          <table:table-cell table:style-name="ce7" office:value-type="date" office:date-value="2013-12-03">
            <text:p>3/12/2013</text:p>
          </table:table-cell>
          <table:table-cell table:formula="of:=IF([.A65]=[.C65];&quot;OK&quot;;&quot;ERROR&quot;)" office:value-type="string" office:string-value="OK">
            <text:p>OK</text:p>
          </table:table-cell>
          <table:table-cell table:formula="of:=CONCATENATE([.A65];&quot;=&quot;;[.B65])" office:value-type="string" office:string-value="CandidacyFields=Στοιχεία Υποψηφιότητας">
            <text:p>CandidacyFields=Στοιχεία Υποψηφιότητας</text:p>
          </table:table-cell>
          <table:table-cell table:formula="of:=CONCATENATE([.C65];&quot;=&quot;;[.D65])" office:value-type="string" office:string-value="CandidacyFields=Candidacy Fields">
            <text:p>CandidacyFields=Candidacy Fields</text:p>
          </table:table-cell>
          <table:table-cell table:number-columns-repeated="1016"/>
        </table:table-row>
        <table:table-row table:style-name="ro2">
          <table:table-cell table:style-name="ce1" office:value-type="string">
            <text:p>CandidacyOpenToOtherCandidates</text:p>
          </table:table-cell>
          <table:table-cell table:style-name="ce1" office:value-type="string">
            <text:p>Οι συνυποψήφιοί μου επιτρέπεται να έχουν πρόσβαση στα στοιχεία της υποψηφιότητάς μου</text:p>
          </table:table-cell>
          <table:table-cell table:style-name="ce1" office:value-type="string">
            <text:p>CandidacyOpenToOtherCandidates</text:p>
          </table:table-cell>
          <table:table-cell table:style-name="ce1" office:value-type="string">
            <text:p>Other Candidates are allowed to access the data of my candidacy.</text:p>
          </table:table-cell>
          <table:table-cell table:style-name="ce7" office:value-type="date" office:date-value="2013-12-03">
            <text:p>3/12/2013</text:p>
          </table:table-cell>
          <table:table-cell table:formula="of:=IF([.A66]=[.C66];&quot;OK&quot;;&quot;ERROR&quot;)" office:value-type="string" office:string-value="OK">
            <text:p>OK</text:p>
          </table:table-cell>
          <table:table-cell table:formula="of:=CONCATENATE([.A66];&quot;=&quot;;[.B66])" office:value-type="string" office:string-value="CandidacyOpenToOtherCandidates=Οι συνυποψήφιοί μου επιτρέπεται να έχουν πρόσβαση στα στοιχεία της υποψηφιότητάς μου">
            <text:p>CandidacyOpenToOtherCandidates=Οι συνυποψήφιοί μου επιτρέπεται να έχουν πρόσβαση στα στοιχεία της υποψηφιότητάς μου</text:p>
          </table:table-cell>
          <table:table-cell table:formula="of:=CONCATENATE([.C66];&quot;=&quot;;[.D66])" office:value-type="string" office:string-value="CandidacyOpenToOtherCandidates=Other Candidates are allowed to access the data of my candidacy.">
            <text:p>CandidacyOpenToOtherCandidates=Other Candidates are allowed to access the data of my candidacy.</text:p>
          </table:table-cell>
          <table:table-cell table:number-columns-repeated="1016"/>
        </table:table-row>
        <table:table-row table:style-name="ro2">
          <table:table-cell table:style-name="ce1" office:value-type="string">
            <text:p>CandidacyTitle</text:p>
          </table:table-cell>
          <table:table-cell table:style-name="ce1" office:value-type="string">
            <text:p>Πληροφορίες Υποψηφιότητας</text:p>
          </table:table-cell>
          <table:table-cell table:style-name="ce1" office:value-type="string">
            <text:p>CandidacyTitle</text:p>
          </table:table-cell>
          <table:table-cell table:style-name="ce1" office:value-type="string">
            <text:p>Candidacy Information</text:p>
          </table:table-cell>
          <table:table-cell table:style-name="ce7" office:value-type="date" office:date-value="2013-12-03">
            <text:p>3/12/2013</text:p>
          </table:table-cell>
          <table:table-cell table:formula="of:=IF([.A67]=[.C67];&quot;OK&quot;;&quot;ERROR&quot;)" office:value-type="string" office:string-value="OK">
            <text:p>OK</text:p>
          </table:table-cell>
          <table:table-cell table:formula="of:=CONCATENATE([.A67];&quot;=&quot;;[.B67])" office:value-type="string" office:string-value="CandidacyTitle=Πληροφορίες Υποψηφιότητας">
            <text:p>CandidacyTitle=Πληροφορίες Υποψηφιότητας</text:p>
          </table:table-cell>
          <table:table-cell table:formula="of:=CONCATENATE([.C67];&quot;=&quot;;[.D67])" office:value-type="string" office:string-value="CandidacyTitle=Candidacy Information">
            <text:p>CandidacyTitle=Candidacy Information</text:p>
          </table:table-cell>
          <table:table-cell table:number-columns-repeated="1016"/>
        </table:table-row>
        <table:table-row table:style-name="ro2">
          <table:table-cell table:style-name="ce1" office:value-type="string">
            <text:p>CANDIDATE</text:p>
          </table:table-cell>
          <table:table-cell table:style-name="ce1" office:value-type="string">
            <text:p>Υποψήφιος</text:p>
          </table:table-cell>
          <table:table-cell table:style-name="ce1" office:value-type="string">
            <text:p>CANDIDATE</text:p>
          </table:table-cell>
          <table:table-cell table:style-name="ce1" office:value-type="string">
            <text:p>Candidate</text:p>
          </table:table-cell>
          <table:table-cell table:style-name="ce7" office:value-type="date" office:date-value="2013-12-03">
            <text:p>3/12/2013</text:p>
          </table:table-cell>
          <table:table-cell table:formula="of:=IF([.A68]=[.C68];&quot;OK&quot;;&quot;ERROR&quot;)" office:value-type="string" office:string-value="OK">
            <text:p>OK</text:p>
          </table:table-cell>
          <table:table-cell table:formula="of:=CONCATENATE([.A68];&quot;=&quot;;[.B68])" office:value-type="string" office:string-value="CANDIDATE=Υποψήφιος">
            <text:p>CANDIDATE=Υποψήφιος</text:p>
          </table:table-cell>
          <table:table-cell table:formula="of:=CONCATENATE([.C68];&quot;=&quot;;[.D68])" office:value-type="string" office:string-value="CANDIDATE=Candidate">
            <text:p>CANDIDATE=Candidate</text:p>
          </table:table-cell>
          <table:table-cell table:number-columns-repeated="1016"/>
        </table:table-row>
        <table:table-row table:style-name="ro2">
          <table:table-cell table:style-name="ce1" office:value-type="string">
            <text:p>Candidate</text:p>
          </table:table-cell>
          <table:table-cell table:style-name="ce1" office:value-type="string">
            <text:p>Υποψήφιος</text:p>
          </table:table-cell>
          <table:table-cell table:style-name="ce1" office:value-type="string">
            <text:p>Candidate</text:p>
          </table:table-cell>
          <table:table-cell table:style-name="ce1" office:value-type="string">
            <text:p>Candidate</text:p>
          </table:table-cell>
          <table:table-cell table:style-name="ce7" office:value-type="date" office:date-value="2013-12-03">
            <text:p>3/12/2013</text:p>
          </table:table-cell>
          <table:table-cell table:formula="of:=IF([.A69]=[.C69];&quot;OK&quot;;&quot;ERROR&quot;)" office:value-type="string" office:string-value="OK">
            <text:p>OK</text:p>
          </table:table-cell>
          <table:table-cell table:formula="of:=CONCATENATE([.A69];&quot;=&quot;;[.B69])" office:value-type="string" office:string-value="Candidate=Υποψήφιος">
            <text:p>Candidate=Υποψήφιος</text:p>
          </table:table-cell>
          <table:table-cell table:formula="of:=CONCATENATE([.C69];&quot;=&quot;;[.D69])" office:value-type="string" office:string-value="Candidate=Candidate">
            <text:p>Candidate=Candidate</text:p>
          </table:table-cell>
          <table:table-cell table:number-columns-repeated="1016"/>
        </table:table-row>
        <table:table-row table:style-name="ro2">
          <table:table-cell table:style-name="ce1" office:value-type="string">
            <text:p>CandidateCandidacyTitle</text:p>
          </table:table-cell>
          <table:table-cell table:style-name="ce1" office:value-type="string">
            <text:p>Υποψηφιότητα του υποψηφίου</text:p>
          </table:table-cell>
          <table:table-cell table:style-name="ce1" office:value-type="string">
            <text:p>CandidateCandidacyTitle</text:p>
          </table:table-cell>
          <table:table-cell table:style-name="ce1" office:value-type="string">
            <text:p>Candidacy of Candidate</text:p>
          </table:table-cell>
          <table:table-cell table:style-name="ce7" office:value-type="date" office:date-value="2013-12-03">
            <text:p>3/12/2013</text:p>
          </table:table-cell>
          <table:table-cell table:formula="of:=IF([.A70]=[.C70];&quot;OK&quot;;&quot;ERROR&quot;)" office:value-type="string" office:string-value="OK">
            <text:p>OK</text:p>
          </table:table-cell>
          <table:table-cell table:formula="of:=CONCATENATE([.A70];&quot;=&quot;;[.B70])" office:value-type="string" office:string-value="CandidateCandidacyTitle=Υποψηφιότητα του υποψηφίου">
            <text:p>CandidateCandidacyTitle=Υποψηφιότητα του υποψηφίου</text:p>
          </table:table-cell>
          <table:table-cell table:formula="of:=CONCATENATE([.C70];&quot;=&quot;;[.D70])" office:value-type="string" office:string-value="CandidateCandidacyTitle=Candidacy of Candidate">
            <text:p>CandidateCandidacyTitle=Candidacy of Candidate</text:p>
          </table:table-cell>
          <table:table-cell table:number-columns-repeated="1016"/>
        </table:table-row>
        <table:table-row table:style-name="ro2">
          <table:table-cell table:style-name="ce1" office:value-type="string">
            <text:p>City</text:p>
          </table:table-cell>
          <table:table-cell table:style-name="ce1" office:value-type="string">
            <text:p>Πόλη</text:p>
          </table:table-cell>
          <table:table-cell table:style-name="ce1" office:value-type="string">
            <text:p>City</text:p>
          </table:table-cell>
          <table:table-cell table:style-name="ce1" office:value-type="string">
            <text:p>City</text:p>
          </table:table-cell>
          <table:table-cell table:style-name="ce7" office:value-type="date" office:date-value="2013-12-03">
            <text:p>3/12/2013</text:p>
          </table:table-cell>
          <table:table-cell table:formula="of:=IF([.A71]=[.C71];&quot;OK&quot;;&quot;ERROR&quot;)" office:value-type="string" office:string-value="OK">
            <text:p>OK</text:p>
          </table:table-cell>
          <table:table-cell table:formula="of:=CONCATENATE([.A71];&quot;=&quot;;[.B71])" office:value-type="string" office:string-value="City=Πόλη">
            <text:p>City=Πόλη</text:p>
          </table:table-cell>
          <table:table-cell table:formula="of:=CONCATENATE([.C71];&quot;=&quot;;[.D71])" office:value-type="string" office:string-value="City=City">
            <text:p>City=City</text:p>
          </table:table-cell>
          <table:table-cell table:number-columns-repeated="1016"/>
        </table:table-row>
        <table:table-row table:style-name="ro2">
          <table:table-cell table:style-name="ce1" office:value-type="string">
            <text:p>ClickForMore</text:p>
          </table:table-cell>
          <table:table-cell table:style-name="ce1" office:value-type="string">
            <text:p>Περισσότερα</text:p>
          </table:table-cell>
          <table:table-cell table:style-name="ce1" office:value-type="string">
            <text:p>ClickForMore</text:p>
          </table:table-cell>
          <table:table-cell table:style-name="ce1" office:value-type="string">
            <text:p>More</text:p>
          </table:table-cell>
          <table:table-cell table:style-name="ce7" office:value-type="date" office:date-value="2013-12-03">
            <text:p>3/12/2013</text:p>
          </table:table-cell>
          <table:table-cell table:formula="of:=IF([.A72]=[.C72];&quot;OK&quot;;&quot;ERROR&quot;)" office:value-type="string" office:string-value="OK">
            <text:p>OK</text:p>
          </table:table-cell>
          <table:table-cell table:formula="of:=CONCATENATE([.A72];&quot;=&quot;;[.B72])" office:value-type="string" office:string-value="ClickForMore=Περισσότερα">
            <text:p>ClickForMore=Περισσότερα</text:p>
          </table:table-cell>
          <table:table-cell table:formula="of:=CONCATENATE([.C72];&quot;=&quot;;[.D72])" office:value-type="string" office:string-value="ClickForMore=More">
            <text:p>ClickForMore=More</text:p>
          </table:table-cell>
          <table:table-cell table:number-columns-repeated="1016"/>
        </table:table-row>
        <table:table-row table:style-name="ro2">
          <table:table-cell table:style-name="ce1" office:value-type="string">
            <text:p>Committee</text:p>
          </table:table-cell>
          <table:table-cell table:style-name="ce1" office:value-type="string">
            <text:p>Επιτροπή</text:p>
          </table:table-cell>
          <table:table-cell table:style-name="ce1" office:value-type="string">
            <text:p>Committee</text:p>
          </table:table-cell>
          <table:table-cell table:style-name="ce1" office:value-type="string">
            <text:p>Committee</text:p>
          </table:table-cell>
          <table:table-cell table:style-name="ce7" office:value-type="date" office:date-value="2013-12-03">
            <text:p>3/12/2013</text:p>
          </table:table-cell>
          <table:table-cell table:formula="of:=IF([.A73]=[.C73];&quot;OK&quot;;&quot;ERROR&quot;)" office:value-type="string" office:string-value="OK">
            <text:p>OK</text:p>
          </table:table-cell>
          <table:table-cell table:formula="of:=CONCATENATE([.A73];&quot;=&quot;;[.B73])" office:value-type="string" office:string-value="Committee=Επιτροπή">
            <text:p>Committee=Επιτροπή</text:p>
          </table:table-cell>
          <table:table-cell table:formula="of:=CONCATENATE([.C73];&quot;=&quot;;[.D73])" office:value-type="string" office:string-value="Committee=Committee">
            <text:p>Committee=Committee</text:p>
          </table:table-cell>
          <table:table-cell table:number-columns-repeated="1016"/>
        </table:table-row>
        <table:table-row table:style-name="ro2">
          <table:table-cell table:style-name="ce1" office:value-type="string">
            <text:p>CommitteeMeetingDate</text:p>
          </table:table-cell>
          <table:table-cell table:style-name="ce1" office:value-type="string">
            <text:p>Ημερομηνία Συνεδρίασης Επιτροπής</text:p>
          </table:table-cell>
          <table:table-cell table:style-name="ce1" office:value-type="string">
            <text:p>CommitteeMeetingDate</text:p>
          </table:table-cell>
          <table:table-cell table:style-name="ce1" office:value-type="string">
            <text:p>Committee Meeting Date</text:p>
          </table:table-cell>
          <table:table-cell table:style-name="ce7" office:value-type="date" office:date-value="2013-12-03">
            <text:p>3/12/2013</text:p>
          </table:table-cell>
          <table:table-cell table:formula="of:=IF([.A74]=[.C74];&quot;OK&quot;;&quot;ERROR&quot;)" office:value-type="string" office:string-value="OK">
            <text:p>OK</text:p>
          </table:table-cell>
          <table:table-cell table:formula="of:=CONCATENATE([.A74];&quot;=&quot;;[.B74])" office:value-type="string" office:string-value="CommitteeMeetingDate=Ημερομηνία Συνεδρίασης Επιτροπής">
            <text:p>CommitteeMeetingDate=Ημερομηνία Συνεδρίασης Επιτροπής</text:p>
          </table:table-cell>
          <table:table-cell table:formula="of:=CONCATENATE([.C74];&quot;=&quot;;[.D74])" office:value-type="string" office:string-value="CommitteeMeetingDate=Committee Meeting Date">
            <text:p>CommitteeMeetingDate=Committee Meeting Date</text:p>
          </table:table-cell>
          <table:table-cell table:number-columns-repeated="1016"/>
        </table:table-row>
        <table:table-row table:style-name="ro2">
          <table:table-cell table:style-name="ce1" office:value-type="string">
            <text:p>Committees</text:p>
          </table:table-cell>
          <table:table-cell table:style-name="ce1" office:value-type="string">
            <text:p>Επιτροπές</text:p>
          </table:table-cell>
          <table:table-cell table:style-name="ce1" office:value-type="string">
            <text:p>Committees</text:p>
          </table:table-cell>
          <table:table-cell table:style-name="ce1" office:value-type="string">
            <text:p>Committees</text:p>
          </table:table-cell>
          <table:table-cell table:style-name="ce7" office:value-type="date" office:date-value="2013-12-03">
            <text:p>3/12/2013</text:p>
          </table:table-cell>
          <table:table-cell table:formula="of:=IF([.A75]=[.C75];&quot;OK&quot;;&quot;ERROR&quot;)" office:value-type="string" office:string-value="OK">
            <text:p>OK</text:p>
          </table:table-cell>
          <table:table-cell table:formula="of:=CONCATENATE([.A75];&quot;=&quot;;[.B75])" office:value-type="string" office:string-value="Committees=Επιτροπές">
            <text:p>Committees=Επιτροπές</text:p>
          </table:table-cell>
          <table:table-cell table:formula="of:=CONCATENATE([.C75];&quot;=&quot;;[.D75])" office:value-type="string" office:string-value="Committees=Committees">
            <text:p>Committees=Committees</text:p>
          </table:table-cell>
          <table:table-cell table:number-columns-repeated="1016"/>
        </table:table-row>
        <table:table-row table:style-name="ro2">
          <table:table-cell table:style-name="ce1" office:value-type="string">
            <text:p>Confirm</text:p>
          </table:table-cell>
          <table:table-cell table:style-name="ce1" office:value-type="string">
            <text:p>Επιβεβαίωση ενέργειας</text:p>
          </table:table-cell>
          <table:table-cell table:style-name="ce1" office:value-type="string">
            <text:p>Confirm</text:p>
          </table:table-cell>
          <table:table-cell table:style-name="ce1" office:value-type="string">
            <text:p>Action Confirmation</text:p>
          </table:table-cell>
          <table:table-cell table:style-name="ce7" office:value-type="date" office:date-value="2013-12-03">
            <text:p>3/12/2013</text:p>
          </table:table-cell>
          <table:table-cell table:formula="of:=IF([.A76]=[.C76];&quot;OK&quot;;&quot;ERROR&quot;)" office:value-type="string" office:string-value="OK">
            <text:p>OK</text:p>
          </table:table-cell>
          <table:table-cell table:formula="of:=CONCATENATE([.A76];&quot;=&quot;;[.B76])" office:value-type="string" office:string-value="Confirm=Επιβεβαίωση ενέργειας">
            <text:p>Confirm=Επιβεβαίωση ενέργειας</text:p>
          </table:table-cell>
          <table:table-cell table:formula="of:=CONCATENATE([.C76];&quot;=&quot;;[.D76])" office:value-type="string" office:string-value="Confirm=Action Confirmation">
            <text:p>Confirm=Action Confirmation</text:p>
          </table:table-cell>
          <table:table-cell table:number-columns-repeated="1016"/>
        </table:table-row>
        <table:table-row table:style-name="ro2">
          <table:table-cell table:style-name="ce1" office:value-type="string">
            <text:p>ConfirmPassword</text:p>
          </table:table-cell>
          <table:table-cell table:style-name="ce1" office:value-type="string">
            <text:p>Επαλήθευση Συνθηματικού</text:p>
          </table:table-cell>
          <table:table-cell table:style-name="ce1" office:value-type="string">
            <text:p>ConfirmPassword</text:p>
          </table:table-cell>
          <table:table-cell table:style-name="ce1" office:value-type="string">
            <text:p>Confirm Password</text:p>
          </table:table-cell>
          <table:table-cell table:style-name="ce7" office:value-type="date" office:date-value="2013-12-03">
            <text:p>3/12/2013</text:p>
          </table:table-cell>
          <table:table-cell table:formula="of:=IF([.A77]=[.C77];&quot;OK&quot;;&quot;ERROR&quot;)" office:value-type="string" office:string-value="OK">
            <text:p>OK</text:p>
          </table:table-cell>
          <table:table-cell table:formula="of:=CONCATENATE([.A77];&quot;=&quot;;[.B77])" office:value-type="string" office:string-value="ConfirmPassword=Επαλήθευση Συνθηματικού">
            <text:p>ConfirmPassword=Επαλήθευση Συνθηματικού</text:p>
          </table:table-cell>
          <table:table-cell table:formula="of:=CONCATENATE([.C77];&quot;=&quot;;[.D77])" office:value-type="string" office:string-value="ConfirmPassword=Confirm Password">
            <text:p>ConfirmPassword=Confirm Password</text:p>
          </table:table-cell>
          <table:table-cell table:number-columns-repeated="1016"/>
        </table:table-row>
        <table:table-row table:style-name="ro2">
          <table:table-cell table:style-name="ce1" office:value-type="string">
            <text:p>ContactInformation</text:p>
          </table:table-cell>
          <table:table-cell table:style-name="ce1" office:value-type="string">
            <text:p>Στοιχεία Επικοινωνίας</text:p>
          </table:table-cell>
          <table:table-cell table:style-name="ce1" office:value-type="string">
            <text:p>ContactInformation</text:p>
          </table:table-cell>
          <table:table-cell table:style-name="ce1" office:value-type="string">
            <text:p>Contact Information</text:p>
          </table:table-cell>
          <table:table-cell table:style-name="ce7" office:value-type="date" office:date-value="2013-12-03">
            <text:p>3/12/2013</text:p>
          </table:table-cell>
          <table:table-cell table:formula="of:=IF([.A78]=[.C78];&quot;OK&quot;;&quot;ERROR&quot;)" office:value-type="string" office:string-value="OK">
            <text:p>OK</text:p>
          </table:table-cell>
          <table:table-cell table:formula="of:=CONCATENATE([.A78];&quot;=&quot;;[.B78])" office:value-type="string" office:string-value="ContactInformation=Στοιχεία Επικοινωνίας">
            <text:p>ContactInformation=Στοιχεία Επικοινωνίας</text:p>
          </table:table-cell>
          <table:table-cell table:formula="of:=CONCATENATE([.C78];&quot;=&quot;;[.D78])" office:value-type="string" office:string-value="ContactInformation=Contact Information">
            <text:p>ContactInformation=Contact Information</text:p>
          </table:table-cell>
          <table:table-cell table:number-columns-repeated="1016"/>
        </table:table-row>
        <table:table-row table:style-name="ro2">
          <table:table-cell table:style-name="ce1" office:value-type="string">
            <text:p>Country</text:p>
          </table:table-cell>
          <table:table-cell table:style-name="ce1" office:value-type="string">
            <text:p>Χώρα</text:p>
          </table:table-cell>
          <table:table-cell table:style-name="ce1" office:value-type="string">
            <text:p>Country</text:p>
          </table:table-cell>
          <table:table-cell table:style-name="ce1" office:value-type="string">
            <text:p>Country</text:p>
          </table:table-cell>
          <table:table-cell table:style-name="ce7" office:value-type="date" office:date-value="2013-12-03">
            <text:p>3/12/2013</text:p>
          </table:table-cell>
          <table:table-cell table:formula="of:=IF([.A79]=[.C79];&quot;OK&quot;;&quot;ERROR&quot;)" office:value-type="string" office:string-value="OK">
            <text:p>OK</text:p>
          </table:table-cell>
          <table:table-cell table:formula="of:=CONCATENATE([.A79];&quot;=&quot;;[.B79])" office:value-type="string" office:string-value="Country=Χώρα">
            <text:p>Country=Χώρα</text:p>
          </table:table-cell>
          <table:table-cell table:formula="of:=CONCATENATE([.C79];&quot;=&quot;;[.D79])" office:value-type="string" office:string-value="Country=Country">
            <text:p>Country=Country</text:p>
          </table:table-cell>
          <table:table-cell table:number-columns-repeated="1016"/>
        </table:table-row>
        <table:table-row table:style-name="ro2">
          <table:table-cell table:style-name="ce1" office:value-type="string">
            <text:p>dataTable_sFirst</text:p>
          </table:table-cell>
          <table:table-cell table:style-name="ce1" office:value-type="string">
            <text:p>Αρχική</text:p>
          </table:table-cell>
          <table:table-cell table:style-name="ce1" office:value-type="string">
            <text:p>dataTable_sFirst</text:p>
          </table:table-cell>
          <table:table-cell table:style-name="ce1" office:value-type="string">
            <text:p>First</text:p>
          </table:table-cell>
          <table:table-cell table:style-name="ce7" office:value-type="date" office:date-value="2013-12-03">
            <text:p>3/12/2013</text:p>
          </table:table-cell>
          <table:table-cell table:formula="of:=IF([.A80]=[.C80];&quot;OK&quot;;&quot;ERROR&quot;)" office:value-type="string" office:string-value="OK">
            <text:p>OK</text:p>
          </table:table-cell>
          <table:table-cell table:formula="of:=CONCATENATE([.A80];&quot;=&quot;;[.B80])" office:value-type="string" office:string-value="dataTable_sFirst=Αρχική">
            <text:p>dataTable_sFirst=Αρχική</text:p>
          </table:table-cell>
          <table:table-cell table:formula="of:=CONCATENATE([.C80];&quot;=&quot;;[.D80])" office:value-type="string" office:string-value="dataTable_sFirst=First">
            <text:p>dataTable_sFirst=First</text:p>
          </table:table-cell>
          <table:table-cell table:number-columns-repeated="1016"/>
        </table:table-row>
        <table:table-row table:style-name="ro2">
          <table:table-cell table:style-name="ce1" office:value-type="string">
            <text:p>dataTable_sInfo</text:p>
          </table:table-cell>
          <table:table-cell table:style-name="ce1" office:value-type="string">
            <text:p>Εμφανίζονται _START_ έως _END_ από _TOTAL_ εγγραφές</text:p>
          </table:table-cell>
          <table:table-cell table:style-name="ce1" office:value-type="string">
            <text:p>dataTable_sInfo</text:p>
          </table:table-cell>
          <table:table-cell table:style-name="ce1" office:value-type="string">
            <text:p>Showing _START_ to _END_ of _TOTAL_ records</text:p>
          </table:table-cell>
          <table:table-cell table:style-name="ce7" office:value-type="date" office:date-value="2013-12-03">
            <text:p>3/12/2013</text:p>
          </table:table-cell>
          <table:table-cell table:formula="of:=IF([.A81]=[.C81];&quot;OK&quot;;&quot;ERROR&quot;)" office:value-type="string" office:string-value="OK">
            <text:p>OK</text:p>
          </table:table-cell>
          <table:table-cell table:formula="of:=CONCATENATE([.A81];&quot;=&quot;;[.B81])" office:value-type="string" office:string-value="dataTable_sInfo=Εμφανίζονται _START_ έως _END_ από _TOTAL_ εγγραφές">
            <text:p>dataTable_sInfo=Εμφανίζονται _START_ έως _END_ από _TOTAL_ εγγραφές</text:p>
          </table:table-cell>
          <table:table-cell table:formula="of:=CONCATENATE([.C81];&quot;=&quot;;[.D81])" office:value-type="string" office:string-value="dataTable_sInfo=Showing _START_ to _END_ of _TOTAL_ records">
            <text:p>dataTable_sInfo=Showing _START_ to _END_ of _TOTAL_ records</text:p>
          </table:table-cell>
          <table:table-cell table:number-columns-repeated="1016"/>
        </table:table-row>
        <table:table-row table:style-name="ro2">
          <table:table-cell table:style-name="ce1" office:value-type="string">
            <text:p>dataTable_sInfoEmpty</text:p>
          </table:table-cell>
          <table:table-cell table:style-name="ce1" office:value-type="string">
            <text:p>Εμφανίζονται 0 έως 0 από 0 εγγραφές</text:p>
          </table:table-cell>
          <table:table-cell table:style-name="ce1" office:value-type="string">
            <text:p>dataTable_sInfoEmpty</text:p>
          </table:table-cell>
          <table:table-cell table:style-name="ce1" office:value-type="string">
            <text:p>Showing 0 to 0 of 0 records</text:p>
          </table:table-cell>
          <table:table-cell table:style-name="ce7" office:value-type="date" office:date-value="2013-12-03">
            <text:p>3/12/2013</text:p>
          </table:table-cell>
          <table:table-cell table:formula="of:=IF([.A82]=[.C82];&quot;OK&quot;;&quot;ERROR&quot;)" office:value-type="string" office:string-value="OK">
            <text:p>OK</text:p>
          </table:table-cell>
          <table:table-cell table:formula="of:=CONCATENATE([.A82];&quot;=&quot;;[.B82])" office:value-type="string" office:string-value="dataTable_sInfoEmpty=Εμφανίζονται 0 έως 0 από 0 εγγραφές">
            <text:p>dataTable_sInfoEmpty=Εμφανίζονται 0 έως 0 από 0 εγγραφές</text:p>
          </table:table-cell>
          <table:table-cell table:formula="of:=CONCATENATE([.C82];&quot;=&quot;;[.D82])" office:value-type="string" office:string-value="dataTable_sInfoEmpty=Showing 0 to 0 of 0 records">
            <text:p>dataTable_sInfoEmpty=Showing 0 to 0 of 0 records</text:p>
          </table:table-cell>
          <table:table-cell table:number-columns-repeated="1016"/>
        </table:table-row>
        <table:table-row table:style-name="ro2">
          <table:table-cell table:style-name="ce1" office:value-type="string">
            <text:p>dataTable_sInfoFiltered</text:p>
          </table:table-cell>
          <table:table-cell table:style-name="ce1" office:value-type="string">
            <text:p>(φιλτραρισμένα από τις συνολικά _MAX_ εγγραφές)</text:p>
          </table:table-cell>
          <table:table-cell table:style-name="ce1" office:value-type="string">
            <text:p>dataTable_sInfoFiltered</text:p>
          </table:table-cell>
          <table:table-cell table:style-name="ce1" office:value-type="string">
            <text:p>(filtered from _MAX_ total records)</text:p>
          </table:table-cell>
          <table:table-cell table:style-name="ce7" office:value-type="date" office:date-value="2013-12-03">
            <text:p>3/12/2013</text:p>
          </table:table-cell>
          <table:table-cell table:formula="of:=IF([.A83]=[.C83];&quot;OK&quot;;&quot;ERROR&quot;)" office:value-type="string" office:string-value="OK">
            <text:p>OK</text:p>
          </table:table-cell>
          <table:table-cell table:formula="of:=CONCATENATE([.A83];&quot;=&quot;;[.B83])" office:value-type="string" office:string-value="dataTable_sInfoFiltered=(φιλτραρισμένα από τις συνολικά _MAX_ εγγραφές)">
            <text:p>dataTable_sInfoFiltered=(φιλτραρισμένα από τις συνολικά _MAX_ εγγραφές)</text:p>
          </table:table-cell>
          <table:table-cell table:formula="of:=CONCATENATE([.C83];&quot;=&quot;;[.D83])" office:value-type="string" office:string-value="dataTable_sInfoFiltered=(filtered from _MAX_ total records)">
            <text:p>dataTable_sInfoFiltered=(filtered from _MAX_ total records)</text:p>
          </table:table-cell>
          <table:table-cell table:number-columns-repeated="1016"/>
        </table:table-row>
        <table:table-row table:style-name="ro2">
          <table:table-cell table:style-name="ce1" office:value-type="string">
            <text:p>dataTable_sLast</text:p>
          </table:table-cell>
          <table:table-cell table:style-name="ce1" office:value-type="string">
            <text:p>Τελευταία</text:p>
          </table:table-cell>
          <table:table-cell table:style-name="ce1" office:value-type="string">
            <text:p>dataTable_sLast</text:p>
          </table:table-cell>
          <table:table-cell table:style-name="ce1" office:value-type="string">
            <text:p>Last</text:p>
          </table:table-cell>
          <table:table-cell table:style-name="ce7" office:value-type="date" office:date-value="2013-12-03">
            <text:p>3/12/2013</text:p>
          </table:table-cell>
          <table:table-cell table:formula="of:=IF([.A84]=[.C84];&quot;OK&quot;;&quot;ERROR&quot;)" office:value-type="string" office:string-value="OK">
            <text:p>OK</text:p>
          </table:table-cell>
          <table:table-cell table:formula="of:=CONCATENATE([.A84];&quot;=&quot;;[.B84])" office:value-type="string" office:string-value="dataTable_sLast=Τελευταία">
            <text:p>dataTable_sLast=Τελευταία</text:p>
          </table:table-cell>
          <table:table-cell table:formula="of:=CONCATENATE([.C84];&quot;=&quot;;[.D84])" office:value-type="string" office:string-value="dataTable_sLast=Last">
            <text:p>dataTable_sLast=Last</text:p>
          </table:table-cell>
          <table:table-cell table:number-columns-repeated="1016"/>
        </table:table-row>
        <table:table-row table:style-name="ro2">
          <table:table-cell table:style-name="ce1" office:value-type="string">
            <text:p>dataTable_sLengthMenu</text:p>
          </table:table-cell>
          <table:table-cell table:style-name="ce1" office:value-type="string">
            <text:p>Εμφανίζονται _MENU_ εγγραφές ανά σελίδα</text:p>
          </table:table-cell>
          <table:table-cell table:style-name="ce1" office:value-type="string">
            <text:p>dataTable_sLengthMenu</text:p>
          </table:table-cell>
          <table:table-cell table:style-name="ce1" office:value-type="string">
            <text:p>Display _MENU_ records per page</text:p>
          </table:table-cell>
          <table:table-cell table:style-name="ce7" office:value-type="date" office:date-value="2013-12-03">
            <text:p>3/12/2013</text:p>
          </table:table-cell>
          <table:table-cell table:formula="of:=IF([.A85]=[.C85];&quot;OK&quot;;&quot;ERROR&quot;)" office:value-type="string" office:string-value="OK">
            <text:p>OK</text:p>
          </table:table-cell>
          <table:table-cell table:formula="of:=CONCATENATE([.A85];&quot;=&quot;;[.B85])" office:value-type="string" office:string-value="dataTable_sLengthMenu=Εμφανίζονται _MENU_ εγγραφές ανά σελίδα">
            <text:p>dataTable_sLengthMenu=Εμφανίζονται _MENU_ εγγραφές ανά σελίδα</text:p>
          </table:table-cell>
          <table:table-cell table:formula="of:=CONCATENATE([.C85];&quot;=&quot;;[.D85])" office:value-type="string" office:string-value="dataTable_sLengthMenu=Display _MENU_ records per page">
            <text:p>dataTable_sLengthMenu=Display _MENU_ records per page</text:p>
          </table:table-cell>
          <table:table-cell table:number-columns-repeated="1016"/>
        </table:table-row>
        <table:table-row table:style-name="ro2">
          <table:table-cell table:style-name="ce1" office:value-type="string">
            <text:p>dataTable_sNext</text:p>
          </table:table-cell>
          <table:table-cell table:style-name="ce1" office:value-type="string">
            <text:p>Επόμενη</text:p>
          </table:table-cell>
          <table:table-cell table:style-name="ce1" office:value-type="string">
            <text:p>dataTable_sNext</text:p>
          </table:table-cell>
          <table:table-cell table:style-name="ce1" office:value-type="string">
            <text:p>Next</text:p>
          </table:table-cell>
          <table:table-cell table:style-name="ce7" office:value-type="date" office:date-value="2013-12-03">
            <text:p>3/12/2013</text:p>
          </table:table-cell>
          <table:table-cell table:formula="of:=IF([.A86]=[.C86];&quot;OK&quot;;&quot;ERROR&quot;)" office:value-type="string" office:string-value="OK">
            <text:p>OK</text:p>
          </table:table-cell>
          <table:table-cell table:formula="of:=CONCATENATE([.A86];&quot;=&quot;;[.B86])" office:value-type="string" office:string-value="dataTable_sNext=Επόμενη">
            <text:p>dataTable_sNext=Επόμενη</text:p>
          </table:table-cell>
          <table:table-cell table:formula="of:=CONCATENATE([.C86];&quot;=&quot;;[.D86])" office:value-type="string" office:string-value="dataTable_sNext=Next">
            <text:p>dataTable_sNext=Next</text:p>
          </table:table-cell>
          <table:table-cell table:number-columns-repeated="1016"/>
        </table:table-row>
        <table:table-row table:style-name="ro2">
          <table:table-cell table:style-name="ce1" office:value-type="string">
            <text:p>dataTable_sPrevious</text:p>
          </table:table-cell>
          <table:table-cell table:style-name="ce1" office:value-type="string">
            <text:p>Προηγούμενη</text:p>
          </table:table-cell>
          <table:table-cell table:style-name="ce1" office:value-type="string">
            <text:p>dataTable_sPrevious</text:p>
          </table:table-cell>
          <table:table-cell table:style-name="ce1" office:value-type="string">
            <text:p>Previous</text:p>
          </table:table-cell>
          <table:table-cell table:style-name="ce7" office:value-type="date" office:date-value="2013-12-03">
            <text:p>3/12/2013</text:p>
          </table:table-cell>
          <table:table-cell table:formula="of:=IF([.A87]=[.C87];&quot;OK&quot;;&quot;ERROR&quot;)" office:value-type="string" office:string-value="OK">
            <text:p>OK</text:p>
          </table:table-cell>
          <table:table-cell table:formula="of:=CONCATENATE([.A87];&quot;=&quot;;[.B87])" office:value-type="string" office:string-value="dataTable_sPrevious=Προηγούμενη">
            <text:p>dataTable_sPrevious=Προηγούμενη</text:p>
          </table:table-cell>
          <table:table-cell table:formula="of:=CONCATENATE([.C87];&quot;=&quot;;[.D87])" office:value-type="string" office:string-value="dataTable_sPrevious=Previous">
            <text:p>dataTable_sPrevious=Previous</text:p>
          </table:table-cell>
          <table:table-cell table:number-columns-repeated="1016"/>
        </table:table-row>
        <table:table-row table:style-name="ro2">
          <table:table-cell table:style-name="ce1" office:value-type="string">
            <text:p>dataTable_sSearch</text:p>
          </table:table-cell>
          <table:table-cell table:style-name="ce1" office:value-type="string">
            <text:p>Φίλτρο</text:p>
          </table:table-cell>
          <table:table-cell table:style-name="ce1" office:value-type="string">
            <text:p>dataTable_sSearch</text:p>
          </table:table-cell>
          <table:table-cell table:style-name="ce1" office:value-type="string">
            <text:p>Filter</text:p>
          </table:table-cell>
          <table:table-cell table:style-name="ce7" office:value-type="date" office:date-value="2013-12-03">
            <text:p>3/12/2013</text:p>
          </table:table-cell>
          <table:table-cell table:formula="of:=IF([.A88]=[.C88];&quot;OK&quot;;&quot;ERROR&quot;)" office:value-type="string" office:string-value="OK">
            <text:p>OK</text:p>
          </table:table-cell>
          <table:table-cell table:formula="of:=CONCATENATE([.A88];&quot;=&quot;;[.B88])" office:value-type="string" office:string-value="dataTable_sSearch=Φίλτρο">
            <text:p>dataTable_sSearch=Φίλτρο</text:p>
          </table:table-cell>
          <table:table-cell table:formula="of:=CONCATENATE([.C88];&quot;=&quot;;[.D88])" office:value-type="string" office:string-value="dataTable_sSearch=Filter">
            <text:p>dataTable_sSearch=Filter</text:p>
          </table:table-cell>
          <table:table-cell table:number-columns-repeated="1016"/>
        </table:table-row>
        <table:table-row table:style-name="ro2">
          <table:table-cell table:style-name="ce1" office:value-type="string">
            <text:p>dataTable_sZeroRecords</text:p>
          </table:table-cell>
          <table:table-cell table:style-name="ce1" office:value-type="string">
            <text:p>Δε βρέθηκαν εγγραφές</text:p>
          </table:table-cell>
          <table:table-cell table:style-name="ce1" office:value-type="string">
            <text:p>dataTable_sZeroRecords</text:p>
          </table:table-cell>
          <table:table-cell table:style-name="ce1" office:value-type="string">
            <text:p>No entries found</text:p>
          </table:table-cell>
          <table:table-cell table:style-name="ce7" office:value-type="date" office:date-value="2013-12-03">
            <text:p>3/12/2013</text:p>
          </table:table-cell>
          <table:table-cell table:formula="of:=IF([.A89]=[.C89];&quot;OK&quot;;&quot;ERROR&quot;)" office:value-type="string" office:string-value="OK">
            <text:p>OK</text:p>
          </table:table-cell>
          <table:table-cell table:formula="of:=CONCATENATE([.A89];&quot;=&quot;;[.B89])" office:value-type="string" office:string-value="dataTable_sZeroRecords=Δε βρέθηκαν εγγραφές">
            <text:p>dataTable_sZeroRecords=Δε βρέθηκαν εγγραφές</text:p>
          </table:table-cell>
          <table:table-cell table:formula="of:=CONCATENATE([.C89];&quot;=&quot;;[.D89])" office:value-type="string" office:string-value="dataTable_sZeroRecords=No entries found">
            <text:p>dataTable_sZeroRecords=No entries found</text:p>
          </table:table-cell>
          <table:table-cell table:number-columns-repeated="1016"/>
        </table:table-row>
        <table:table-row table:style-name="ro2">
          <table:table-cell table:style-name="ce1" office:value-type="string">
            <text:p>Department</text:p>
          </table:table-cell>
          <table:table-cell table:style-name="ce1" office:value-type="string">
            <text:p>Τμήμα/Ινστιτούτο</text:p>
          </table:table-cell>
          <table:table-cell table:style-name="ce1" office:value-type="string">
            <text:p>Department</text:p>
          </table:table-cell>
          <table:table-cell table:style-name="ce1" office:value-type="string">
            <text:p>Department/Institute</text:p>
          </table:table-cell>
          <table:table-cell table:style-name="ce7" office:value-type="date" office:date-value="2013-12-03">
            <text:p>3/12/2013</text:p>
          </table:table-cell>
          <table:table-cell table:formula="of:=IF([.A90]=[.C90];&quot;OK&quot;;&quot;ERROR&quot;)" office:value-type="string" office:string-value="OK">
            <text:p>OK</text:p>
          </table:table-cell>
          <table:table-cell table:formula="of:=CONCATENATE([.A90];&quot;=&quot;;[.B90])" office:value-type="string" office:string-value="Department=Τμήμα/Ινστιτούτο">
            <text:p>Department=Τμήμα/Ινστιτούτο</text:p>
          </table:table-cell>
          <table:table-cell table:formula="of:=CONCATENATE([.C90];&quot;=&quot;;[.D90])" office:value-type="string" office:string-value="Department=Department/Institute">
            <text:p>Department=Department/Institute</text:p>
          </table:table-cell>
          <table:table-cell table:number-columns-repeated="1016"/>
        </table:table-row>
        <table:table-row table:style-name="ro2">
          <table:table-cell table:style-name="ce1" office:value-type="string">
            <text:p>Description</text:p>
          </table:table-cell>
          <table:table-cell table:style-name="ce1" office:value-type="string">
            <text:p>Περιγραφή</text:p>
          </table:table-cell>
          <table:table-cell table:style-name="ce1" office:value-type="string">
            <text:p>Description</text:p>
          </table:table-cell>
          <table:table-cell table:style-name="ce1" office:value-type="string">
            <text:p>Description</text:p>
          </table:table-cell>
          <table:table-cell table:style-name="ce7" office:value-type="date" office:date-value="2013-12-03">
            <text:p>3/12/2013</text:p>
          </table:table-cell>
          <table:table-cell table:formula="of:=IF([.A91]=[.C91];&quot;OK&quot;;&quot;ERROR&quot;)" office:value-type="string" office:string-value="OK">
            <text:p>OK</text:p>
          </table:table-cell>
          <table:table-cell table:formula="of:=CONCATENATE([.A91];&quot;=&quot;;[.B91])" office:value-type="string" office:string-value="Description=Περιγραφή">
            <text:p>Description=Περιγραφή</text:p>
          </table:table-cell>
          <table:table-cell table:formula="of:=CONCATENATE([.C91];&quot;=&quot;;[.D91])" office:value-type="string" office:string-value="Description=Description">
            <text:p>Description=Description</text:p>
          </table:table-cell>
          <table:table-cell table:number-columns-repeated="1016"/>
        </table:table-row>
        <table:table-row table:style-name="ro2">
          <table:table-cell table:style-name="ce1" office:value-type="string">
            <text:p>DiavivastikoPraktikouFile</text:p>
          </table:table-cell>
          <table:table-cell table:style-name="ce1" office:value-type="string">
            <text:p>Διαβιβαστικό Πρακτικού</text:p>
          </table:table-cell>
          <table:table-cell table:style-name="ce1" office:value-type="string">
            <text:p>DiavivastikoPraktikouFile</text:p>
          </table:table-cell>
          <table:table-cell table:style-name="ce1" office:value-type="string">
            <text:p>Proceedings Cover Letter</text:p>
          </table:table-cell>
          <table:table-cell table:style-name="ce7" office:value-type="date" office:date-value="2013-12-03">
            <text:p>3/12/2013</text:p>
          </table:table-cell>
          <table:table-cell table:formula="of:=IF([.A92]=[.C92];&quot;OK&quot;;&quot;ERROR&quot;)" office:value-type="string" office:string-value="OK">
            <text:p>OK</text:p>
          </table:table-cell>
          <table:table-cell table:formula="of:=CONCATENATE([.A92];&quot;=&quot;;[.B92])" office:value-type="string" office:string-value="DiavivastikoPraktikouFile=Διαβιβαστικό Πρακτικού">
            <text:p>DiavivastikoPraktikouFile=Διαβιβαστικό Πρακτικού</text:p>
          </table:table-cell>
          <table:table-cell table:formula="of:=CONCATENATE([.C92];&quot;=&quot;;[.D92])" office:value-type="string" office:string-value="DiavivastikoPraktikouFile=Proceedings Cover Letter">
            <text:p>DiavivastikoPraktikouFile=Proceedings Cover Letter</text:p>
          </table:table-cell>
          <table:table-cell table:number-columns-repeated="1016"/>
        </table:table-row>
        <table:table-row table:style-name="ro2">
          <table:table-cell table:style-name="ce1" office:value-type="string">
            <text:p>DimosieusiFileList</text:p>
          </table:table-cell>
          <table:table-cell table:style-name="ce1" office:value-type="string">
            <text:p>Αρχεία Δημοσιεύσεων</text:p>
          </table:table-cell>
          <table:table-cell table:style-name="ce1" office:value-type="string">
            <text:p>DimosieusiFileList</text:p>
          </table:table-cell>
          <table:table-cell table:style-name="ce1" office:value-type="string">
            <text:p>Publications</text:p>
          </table:table-cell>
          <table:table-cell table:style-name="ce7" office:value-type="date" office:date-value="2013-12-03">
            <text:p>3/12/2013</text:p>
          </table:table-cell>
          <table:table-cell table:formula="of:=IF([.A93]=[.C93];&quot;OK&quot;;&quot;ERROR&quot;)" office:value-type="string" office:string-value="OK">
            <text:p>OK</text:p>
          </table:table-cell>
          <table:table-cell table:formula="of:=CONCATENATE([.A93];&quot;=&quot;;[.B93])" office:value-type="string" office:string-value="DimosieusiFileList=Αρχεία Δημοσιεύσεων">
            <text:p>DimosieusiFileList=Αρχεία Δημοσιεύσεων</text:p>
          </table:table-cell>
          <table:table-cell table:formula="of:=CONCATENATE([.C93];&quot;=&quot;;[.D93])" office:value-type="string" office:string-value="DimosieusiFileList=Publications">
            <text:p>DimosieusiFileList=Publications</text:p>
          </table:table-cell>
          <table:table-cell table:number-columns-repeated="1016"/>
        </table:table-row>
        <table:table-row table:style-name="ro2">
          <table:table-cell table:style-name="ce1" office:value-type="string">
            <text:p>DioikitikoEggrafoFileList</text:p>
          </table:table-cell>
          <table:table-cell table:style-name="ce1" office:value-type="string">
            <text:p>Διοικητικά Έγγραφα</text:p>
          </table:table-cell>
          <table:table-cell table:style-name="ce1" office:value-type="string">
            <text:p>DioikitikoEggrafoFileList</text:p>
          </table:table-cell>
          <table:table-cell table:style-name="ce1" office:value-type="string">
            <text:p>Administrative documents</text:p>
          </table:table-cell>
          <table:table-cell table:style-name="ce7" office:value-type="date" office:date-value="2013-12-03">
            <text:p>3/12/2013</text:p>
          </table:table-cell>
          <table:table-cell table:formula="of:=IF([.A94]=[.C94];&quot;OK&quot;;&quot;ERROR&quot;)" office:value-type="string" office:string-value="OK">
            <text:p>OK</text:p>
          </table:table-cell>
          <table:table-cell table:formula="of:=CONCATENATE([.A94];&quot;=&quot;;[.B94])" office:value-type="string" office:string-value="DioikitikoEggrafoFileList=Διοικητικά Έγγραφα">
            <text:p>DioikitikoEggrafoFileList=Διοικητικά Έγγραφα</text:p>
          </table:table-cell>
          <table:table-cell table:formula="of:=CONCATENATE([.C94];&quot;=&quot;;[.D94])" office:value-type="string" office:string-value="DioikitikoEggrafoFileList=Administrative documents">
            <text:p>DioikitikoEggrafoFileList=Administrative documents</text:p>
          </table:table-cell>
          <table:table-cell table:number-columns-repeated="1016"/>
        </table:table-row>
        <table:table-row table:style-name="ro2">
          <table:table-cell table:style-name="ce1" office:value-type="string">
            <text:p>DownloadHere</text:p>
          </table:table-cell>
          <table:table-cell table:style-name="ce1" office:value-type="string">
            <text:p>Κατεβάστε εδώ</text:p>
          </table:table-cell>
          <table:table-cell table:style-name="ce1" office:value-type="string">
            <text:p>DownloadHere</text:p>
          </table:table-cell>
          <table:table-cell table:style-name="ce1" office:value-type="string">
            <text:p>Download Here</text:p>
          </table:table-cell>
          <table:table-cell table:style-name="ce7" office:value-type="date" office:date-value="2013-12-03">
            <text:p>3/12/2013</text:p>
          </table:table-cell>
          <table:table-cell table:formula="of:=IF([.A95]=[.C95];&quot;OK&quot;;&quot;ERROR&quot;)" office:value-type="string" office:string-value="OK">
            <text:p>OK</text:p>
          </table:table-cell>
          <table:table-cell table:formula="of:=CONCATENATE([.A95];&quot;=&quot;;[.B95])" office:value-type="string" office:string-value="DownloadHere=Κατεβάστε εδώ">
            <text:p>DownloadHere=Κατεβάστε εδώ</text:p>
          </table:table-cell>
          <table:table-cell table:formula="of:=CONCATENATE([.C95];&quot;=&quot;;[.D95])" office:value-type="string" office:string-value="DownloadHere=Download Here">
            <text:p>DownloadHere=Download Here</text:p>
          </table:table-cell>
          <table:table-cell table:number-columns-repeated="1016"/>
        </table:table-row>
        <table:table-row table:style-name="ro2">
          <table:table-cell table:style-name="ce1" office:value-type="string">
            <text:p>EisigisiDEPYpopsifiouFileList</text:p>
          </table:table-cell>
          <table:table-cell table:style-name="ce1" office:value-type="string">
            <text:p>Εισηγήσεις Καθηγητών/Ερευνητών που πρότειναν οι υποψήφιοι</text:p>
          </table:table-cell>
          <table:table-cell table:style-name="ce1" office:value-type="string">
            <text:p>EisigisiDEPYpopsifiouFileList</text:p>
          </table:table-cell>
          <table:table-cell table:style-name="ce1" office:value-type="string">
            <text:p>Professors'/Evaluators' propositions suggested by Candidates</text:p>
          </table:table-cell>
          <table:table-cell table:style-name="ce7" office:value-type="date" office:date-value="2013-12-03">
            <text:p>3/12/2013</text:p>
          </table:table-cell>
          <table:table-cell table:formula="of:=IF([.A96]=[.C96];&quot;OK&quot;;&quot;ERROR&quot;)" office:value-type="string" office:string-value="OK">
            <text:p>OK</text:p>
          </table:table-cell>
          <table:table-cell table:formula="of:=CONCATENATE([.A96];&quot;=&quot;;[.B96])" office:value-type="string" office:string-value="EisigisiDEPYpopsifiouFileList=Εισηγήσεις Καθηγητών/Ερευνητών που πρότειναν οι υποψήφιοι">
            <text:p>EisigisiDEPYpopsifiouFileList=Εισηγήσεις Καθηγητών/Ερευνητών που πρότειναν οι υποψήφιοι</text:p>
          </table:table-cell>
          <table:table-cell table:formula="of:=CONCATENATE([.C96];&quot;=&quot;;[.D96])" office:value-type="string" office:string-value="EisigisiDEPYpopsifiouFileList=Professors'/Evaluators' propositions suggested by Candidates">
            <text:p>EisigisiDEPYpopsifiouFileList=Professors'/Evaluators' propositions suggested by Candidates</text:p>
          </table:table-cell>
          <table:table-cell table:number-columns-repeated="1016"/>
        </table:table-row>
        <table:table-row table:style-name="ro2">
          <table:table-cell table:style-name="ce1" office:value-type="string">
            <text:p>EkthesiAutoaksiologisisFile</text:p>
          </table:table-cell>
          <table:table-cell table:style-name="ce1" office:value-type="string">
            <text:p>Έκθεση αυτοαξιολόγησης</text:p>
          </table:table-cell>
          <table:table-cell table:style-name="ce1" office:value-type="string">
            <text:p>EkthesiAutoaksiologisisFile</text:p>
          </table:table-cell>
          <table:table-cell table:style-name="ce1" office:value-type="string">
            <text:p>Self Evaluation Report</text:p>
          </table:table-cell>
          <table:table-cell table:style-name="ce7" office:value-type="date" office:date-value="2013-12-03">
            <text:p>3/12/2013</text:p>
          </table:table-cell>
          <table:table-cell table:formula="of:=IF([.A97]=[.C97];&quot;OK&quot;;&quot;ERROR&quot;)" office:value-type="string" office:string-value="OK">
            <text:p>OK</text:p>
          </table:table-cell>
          <table:table-cell table:formula="of:=CONCATENATE([.A97];&quot;=&quot;;[.B97])" office:value-type="string" office:string-value="EkthesiAutoaksiologisisFile=Έκθεση αυτοαξιολόγησης">
            <text:p>EkthesiAutoaksiologisisFile=Έκθεση αυτοαξιολόγησης</text:p>
          </table:table-cell>
          <table:table-cell table:formula="of:=CONCATENATE([.C97];&quot;=&quot;;[.D97])" office:value-type="string" office:string-value="EkthesiAutoaksiologisisFile=Self Evaluation Report">
            <text:p>EkthesiAutoaksiologisisFile=Self Evaluation Report</text:p>
          </table:table-cell>
          <table:table-cell table:number-columns-repeated="1016"/>
        </table:table-row>
        <table:table-row table:style-name="ro2">
          <table:table-cell table:style-name="ce1" office:value-type="string">
            <text:p>Email</text:p>
          </table:table-cell>
          <table:table-cell table:style-name="ce1" office:value-type="string">
            <text:p>Διεύθυνση Ηλ. Ταχυδρομείου</text:p>
          </table:table-cell>
          <table:table-cell table:style-name="ce1" office:value-type="string">
            <text:p>Email</text:p>
          </table:table-cell>
          <table:table-cell table:style-name="ce1" office:value-type="string">
            <text:p>E-Mail</text:p>
          </table:table-cell>
          <table:table-cell table:style-name="ce7" office:value-type="date" office:date-value="2013-12-03">
            <text:p>3/12/2013</text:p>
          </table:table-cell>
          <table:table-cell table:formula="of:=IF([.A98]=[.C98];&quot;OK&quot;;&quot;ERROR&quot;)" office:value-type="string" office:string-value="OK">
            <text:p>OK</text:p>
          </table:table-cell>
          <table:table-cell table:formula="of:=CONCATENATE([.A98];&quot;=&quot;;[.B98])" office:value-type="string" office:string-value="Email=Διεύθυνση Ηλ. Ταχυδρομείου">
            <text:p>Email=Διεύθυνση Ηλ. Ταχυδρομείου</text:p>
          </table:table-cell>
          <table:table-cell table:formula="of:=CONCATENATE([.C98];&quot;=&quot;;[.D98])" office:value-type="string" office:string-value="Email=E-Mail">
            <text:p>Email=E-Mail</text:p>
          </table:table-cell>
          <table:table-cell table:number-columns-repeated="1016"/>
        </table:table-row>
        <table:table-row table:style-name="ro2">
          <table:table-cell table:style-name="ce1" office:value-type="string">
            <text:p>Error</text:p>
          </table:table-cell>
          <table:table-cell table:style-name="ce1" office:value-type="string">
            <text:p>Σφάλμα συστήματος</text:p>
          </table:table-cell>
          <table:table-cell table:style-name="ce1" office:value-type="string">
            <text:p>Error</text:p>
          </table:table-cell>
          <table:table-cell table:style-name="ce1" office:value-type="string">
            <text:p>Error</text:p>
          </table:table-cell>
          <table:table-cell table:style-name="ce7" office:value-type="date" office:date-value="2013-12-03">
            <text:p>3/12/2013</text:p>
          </table:table-cell>
          <table:table-cell table:formula="of:=IF([.A99]=[.C99];&quot;OK&quot;;&quot;ERROR&quot;)" office:value-type="string" office:string-value="OK">
            <text:p>OK</text:p>
          </table:table-cell>
          <table:table-cell table:formula="of:=CONCATENATE([.A99];&quot;=&quot;;[.B99])" office:value-type="string" office:string-value="Error=Σφάλμα συστήματος">
            <text:p>Error=Σφάλμα συστήματος</text:p>
          </table:table-cell>
          <table:table-cell table:formula="of:=CONCATENATE([.C99];&quot;=&quot;;[.D99])" office:value-type="string" office:string-value="Error=Error">
            <text:p>Error=Error</text:p>
          </table:table-cell>
          <table:table-cell table:number-columns-repeated="1016"/>
        </table:table-row>
        <table:table-row table:style-name="ro2">
          <table:table-cell table:style-name="ce1" office:value-type="string">
            <text:p>error.</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text:p>
          </table:table-cell>
          <table:table-cell table:style-name="ce1" office:value-type="string">
            <text:p>Application Error; please press 'Refresh' and if the problem persists contact the Helpdesk.</text:p>
          </table:table-cell>
          <table:table-cell table:style-name="ce7" office:value-type="date" office:date-value="2013-12-03">
            <text:p>3/12/2013</text:p>
          </table:table-cell>
          <table:table-cell table:formula="of:=IF([.A100]=[.C100];&quot;OK&quot;;&quot;ERROR&quot;)" office:value-type="string" office:string-value="OK">
            <text:p>OK</text:p>
          </table:table-cell>
          <table:table-cell table:formula="of:=CONCATENATE([.A100];&quot;=&quot;;[.B100])" office:value-type="string" office:string-value="error.=Σφάλμα Εφαρμογής, παρακαλώ πατήστε ανανέωση και αν το πρόβλημα επιμείνει επικοινωνήστε με το Γραφείο Αρωγής.">
            <text:p>error.=Σφάλμα Εφαρμογής, παρακαλώ πατήστε ανανέωση και αν το πρόβλημα επιμείνει επικοινωνήστε με το Γραφείο Αρωγής.</text:p>
          </table:table-cell>
          <table:table-cell table:formula="of:=CONCATENATE([.C100];&quot;=&quot;;[.D100])" office:value-type="string" office:string-value="error.=Application Error; please press 'Refresh' and if the problem persists contact the Helpdesk.">
            <text:p>error.=Application Error; please press 'Refresh' and if the problem persists contact the Helpdesk.</text:p>
          </table:table-cell>
          <table:table-cell table:number-columns-repeated="1016"/>
        </table:table-row>
        <table:table-row table:style-name="ro2">
          <table:table-cell table:style-name="ce1" office:value-type="string">
            <text:p>error.administrator.login</text:p>
          </table:table-cell>
          <table:table-cell table:style-name="ce1" office:value-type="string">
            <text:p>Κάνατε είσοδο ως διαχειριστής.</text:p>
          </table:table-cell>
          <table:table-cell table:style-name="ce1" office:value-type="string">
            <text:p>error.administrator.login</text:p>
          </table:table-cell>
          <table:table-cell table:style-name="ce1" office:value-type="string">
            <text:p>Logged in as Administrator.</text:p>
          </table:table-cell>
          <table:table-cell table:style-name="ce7" office:value-type="date" office:date-value="2013-12-03">
            <text:p>3/12/2013</text:p>
          </table:table-cell>
          <table:table-cell table:formula="of:=IF([.A101]=[.C101];&quot;OK&quot;;&quot;ERROR&quot;)" office:value-type="string" office:string-value="OK">
            <text:p>OK</text:p>
          </table:table-cell>
          <table:table-cell table:formula="of:=CONCATENATE([.A101];&quot;=&quot;;[.B101])" office:value-type="string" office:string-value="error.administrator.login=Κάνατε είσοδο ως διαχειριστής.">
            <text:p>error.administrator.login=Κάνατε είσοδο ως διαχειριστής.</text:p>
          </table:table-cell>
          <table:table-cell table:formula="of:=CONCATENATE([.C101];&quot;=&quot;;[.D101])" office:value-type="string" office:string-value="error.administrator.login=Logged in as Administrator.">
            <text:p>error.administrator.login=Logged in as Administrator.</text:p>
          </table:table-cell>
          <table:table-cell table:number-columns-repeated="1016"/>
        </table:table-row>
        <table:table-row table:style-name="ro2">
          <table:table-cell table:style-name="ce1" office:value-type="string">
            <text:p>error.already.exists</text:p>
          </table:table-cell>
          <table:table-cell table:style-name="ce1" office:value-type="string">
            <text:p>Η εγγραφή υπάρχει ήδη</text:p>
          </table:table-cell>
          <table:table-cell table:style-name="ce1" office:value-type="string">
            <text:p>error.already.exists</text:p>
          </table:table-cell>
          <table:table-cell table:style-name="ce1" office:value-type="string">
            <text:p>This entry already exists.</text:p>
          </table:table-cell>
          <table:table-cell table:style-name="ce7" office:value-type="date" office:date-value="2013-12-03">
            <text:p>3/12/2013</text:p>
          </table:table-cell>
          <table:table-cell table:formula="of:=IF([.A102]=[.C102];&quot;OK&quot;;&quot;ERROR&quot;)" office:value-type="string" office:string-value="OK">
            <text:p>OK</text:p>
          </table:table-cell>
          <table:table-cell table:formula="of:=CONCATENATE([.A102];&quot;=&quot;;[.B102])" office:value-type="string" office:string-value="error.already.exists=Η εγγραφή υπάρχει ήδη">
            <text:p>error.already.exists=Η εγγραφή υπάρχει ήδη</text:p>
          </table:table-cell>
          <table:table-cell table:formula="of:=CONCATENATE([.C102];&quot;=&quot;;[.D102])" office:value-type="string" office:string-value="error.already.exists=This entry already exists.">
            <text:p>error.already.exists=This entry already exists.</text:p>
          </table:table-cell>
          <table:table-cell table:number-columns-repeated="1016"/>
        </table:table-row>
        <table:table-row table:style-name="ro2">
          <table:table-cell table:style-name="ce1" office:value-type="string">
            <text:p>error.bad.criteria.format</text:p>
          </table:table-cell>
          <table:table-cell table:style-name="ce1"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1" office:value-type="string">
            <text:p>error.bad.criteria.format</text:p>
          </table:table-cell>
          <table:table-cell table:style-name="ce1" office:value-type="string">
            <text:p>Bad request; please press 'Refresh' and if the problem persists contact the Helpdesk.</text:p>
          </table:table-cell>
          <table:table-cell table:style-name="ce7" office:value-type="date" office:date-value="2013-12-03">
            <text:p>3/12/2013</text:p>
          </table:table-cell>
          <table:table-cell table:formula="of:=IF([.A103]=[.C103];&quot;OK&quot;;&quot;ERROR&quot;)" office:value-type="string" office:string-value="OK">
            <text:p>OK</text:p>
          </table:table-cell>
          <table:table-cell table:formula="of:=CONCATENATE([.A103];&quot;=&quot;;[.B103])" office:value-type="string" office:string-value="error.bad.criteria.format=Λανθασμένη Ενέργεια, παρακαλώ πατήστε ανανέωση και αν το πρόβλημα επιμείνει επικοινωνήστε με το Γραφείο Αρωγής.">
            <text:p>error.bad.criteria.format=Λανθασμένη Ενέργεια, παρακαλώ πατήστε ανανέωση και αν το πρόβλημα επιμείνει επικοινωνήστε με το Γραφείο Αρωγής.</text:p>
          </table:table-cell>
          <table:table-cell table:formula="of:=CONCATENATE([.C103];&quot;=&quot;;[.D103])" office:value-type="string" office:string-value="error.bad.criteria.format=Bad request; please press 'Refresh' and if the problem persists contact the Helpdesk.">
            <text:p>error.bad.criteria.format=Bad request; please press 'Refresh' and if the problem persists contact the Helpdesk.</text:p>
          </table:table-cell>
          <table:table-cell table:number-columns-repeated="1016"/>
        </table:table-row>
        <table:table-row table:style-name="ro2">
          <table:table-cell table:style-name="ce1" office:value-type="string">
            <text:p>error.bad.request</text:p>
          </table:table-cell>
          <table:table-cell table:style-name="ce1"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1" office:value-type="string">
            <text:p>error.bad.request</text:p>
          </table:table-cell>
          <table:table-cell table:style-name="ce1" office:value-type="string">
            <text:p>Bad request; please contact the Helpdesk.</text:p>
          </table:table-cell>
          <table:table-cell table:style-name="ce7" office:value-type="date" office:date-value="2013-12-03">
            <text:p>3/12/2013</text:p>
          </table:table-cell>
          <table:table-cell table:formula="of:=IF([.A104]=[.C104];&quot;OK&quot;;&quot;ERROR&quot;)" office:value-type="string" office:string-value="OK">
            <text:p>OK</text:p>
          </table:table-cell>
          <table:table-cell table:formula="of:=CONCATENATE([.A104];&quot;=&quot;;[.B104])" office:value-type="string" office:string-value="error.bad.request=Λανθασμένη Ενέργεια, παρακαλώ πατήστε ανανέωση και αν το πρόβλημα επιμείνει επικοινωνήστε με το Γραφείο Αρωγής.">
            <text:p>error.bad.request=Λανθασμένη Ενέργεια, παρακαλώ πατήστε ανανέωση και αν το πρόβλημα επιμείνει επικοινωνήστε με το Γραφείο Αρωγής.</text:p>
          </table:table-cell>
          <table:table-cell table:formula="of:=CONCATENATE([.C104];&quot;=&quot;;[.D104])" office:value-type="string" office:string-value="error.bad.request=Bad request; please contact the Helpdesk.">
            <text:p>error.bad.request=Bad request; please contact the Helpdesk.</text:p>
          </table:table-cell>
          <table:table-cell table:number-columns-repeated="1016"/>
        </table:table-row>
        <table:table-row table:style-name="ro2">
          <table:table-cell table:style-name="ce1" office:value-type="string">
            <text:p>error.candidacy.membership.email.already.exists</text:p>
          </table:table-cell>
          <table:table-cell table:style-name="ce1" office:value-type="string">
            <text:p>Υπάρχει ήδη μέλος με αυτή την διεύθυνση.</text:p>
          </table:table-cell>
          <table:table-cell table:style-name="ce1" office:value-type="string">
            <text:p>error.candidacy.membership.email.already.exists</text:p>
          </table:table-cell>
          <table:table-cell table:style-name="ce1" office:value-type="string">
            <text:p>There is already a member with this e-mail address.</text:p>
          </table:table-cell>
          <table:table-cell table:style-name="ce7" office:value-type="date" office:date-value="2013-12-03">
            <text:p>3/12/2013</text:p>
          </table:table-cell>
          <table:table-cell table:formula="of:=IF([.A105]=[.C105];&quot;OK&quot;;&quot;ERROR&quot;)" office:value-type="string" office:string-value="OK">
            <text:p>OK</text:p>
          </table:table-cell>
          <table:table-cell table:formula="of:=CONCATENATE([.A105];&quot;=&quot;;[.B105])" office:value-type="string" office:string-value="error.candidacy.membership.email.already.exists=Υπάρχει ήδη μέλος με αυτή την διεύθυνση.">
            <text:p>error.candidacy.membership.email.already.exists=Υπάρχει ήδη μέλος με αυτή την διεύθυνση.</text:p>
          </table:table-cell>
          <table:table-cell table:formula="of:=CONCATENATE([.C105];&quot;=&quot;;[.D105])" office:value-type="string" office:string-value="error.candidacy.membership.email.already.exists=There is already a member with this e-mail address.">
            <text:p>error.candidacy.membership.email.already.exists=There is already a member with this e-mail address.</text:p>
          </table:table-cell>
          <table:table-cell table:number-columns-repeated="1016"/>
        </table:table-row>
        <table:table-row table:style-name="ro2">
          <table:table-cell table:style-name="ce1" office:value-type="string">
            <text:p>error.cannot.change.critical.fields</text:p>
          </table:table-cell>
          <table:table-cell table:style-name="ce1" office:value-type="string">
            <text:p>Δεν επιτρέπονται αλλαγές σε κάποια πεδία. Παρακαλώ ελέγξτε τις αλλαγές σας.</text:p>
          </table:table-cell>
          <table:table-cell table:style-name="ce1" office:value-type="string">
            <text:p>error.cannot.change.critical.fields</text:p>
          </table:table-cell>
          <table:table-cell table:style-name="ce1" office:value-type="string">
            <text:p>Cannot change critical fields of this entity. Please check changes.</text:p>
          </table:table-cell>
          <table:table-cell table:style-name="ce7" office:value-type="date" office:date-value="2013-12-03">
            <text:p>3/12/2013</text:p>
          </table:table-cell>
          <table:table-cell table:formula="of:=IF([.A106]=[.C106];&quot;OK&quot;;&quot;ERROR&quot;)" office:value-type="string" office:string-value="OK">
            <text:p>OK</text:p>
          </table:table-cell>
          <table:table-cell table:formula="of:=CONCATENATE([.A106];&quot;=&quot;;[.B106])" office:value-type="string" office:string-value="error.cannot.change.critical.fields=Δεν επιτρέπονται αλλαγές σε κάποια πεδία. Παρακαλώ ελέγξτε τις αλλαγές σας.">
            <text:p>error.cannot.change.critical.fields=Δεν επιτρέπονται αλλαγές σε κάποια πεδία. Παρακαλώ ελέγξτε τις αλλαγές σας.</text:p>
          </table:table-cell>
          <table:table-cell table:formula="of:=CONCATENATE([.C106];&quot;=&quot;;[.D106])" office:value-type="string" office:string-value="error.cannot.change.critical.fields=Cannot change critical fields of this entity. Please check changes.">
            <text:p>error.cannot.change.critical.fields=Cannot change critical fields of this entity. Please check changes.</text:p>
          </table:table-cell>
          <table:table-cell table:number-columns-repeated="1016"/>
        </table:table-row>
        <table:table-row table:style-name="ro2">
          <table:table-cell table:style-name="ce1" office:value-type="string">
            <text:p>error.committee.missing.apofasi.systasis.epitropis</text:p>
          </table:table-cell>
          <table:table-cell table:style-name="ce1" office:value-type="string">
            <text:p>Για την αποθήκευση της Επιτροπής Επιλογής θα πρέπει πρώτα να συμπληρωθεί το πεδίο "Απόφαση Σύστασης Επιτροπής".</text:p>
          </table:table-cell>
          <table:table-cell table:style-name="ce1" office:value-type="string">
            <text:p>error.committee.missing.apofasi.systasis.epitropis</text:p>
          </table:table-cell>
          <table:table-cell table:style-name="ce1" office:value-type="string">
            <text:p>Cannot save Nomination Committee unless the field 'Decision to form committee' has been filled in.</text:p>
          </table:table-cell>
          <table:table-cell table:style-name="ce7" office:value-type="date" office:date-value="2013-12-03">
            <text:p>3/12/2013</text:p>
          </table:table-cell>
          <table:table-cell table:formula="of:=IF([.A107]=[.C107];&quot;OK&quot;;&quot;ERROR&quot;)" office:value-type="string" office:string-value="OK">
            <text:p>OK</text:p>
          </table:table-cell>
          <table:table-cell table:formula="of:=CONCATENATE([.A107];&quot;=&quot;;[.B107])" office:value-type="string" office:string-value="error.committee.missing.apofasi.systasis.epitropis=Για την αποθήκευση της Επιτροπής Επιλογής θα πρέπει πρώτα να συμπληρωθεί το πεδίο &quot;Απόφαση Σύστασης Επιτροπής&quot;.">
            <text:p>error.committee.missing.apofasi.systasis.epitropis=Για την αποθήκευση της Επιτροπής Επιλογής θα πρέπει πρώτα να συμπληρωθεί το πεδίο "Απόφαση Σύστασης Επιτροπής".</text:p>
          </table:table-cell>
          <table:table-cell table:formula="of:=CONCATENATE([.C107];&quot;=&quot;;[.D107])" office:value-type="string" office:string-value="error.committee.missing.apofasi.systasis.epitropis=Cannot save Nomination Committee unless the field 'Decision to form committee' has been filled in.">
            <text:p>error.committee.missing.apofasi.systasis.epitropis=Cannot save Nomination Committee unless the field 'Decision to form committee' has been filled in.</text:p>
          </table:table-cell>
          <table:table-cell table:number-columns-repeated="1016"/>
        </table:table-row>
        <table:table-row table:style-name="ro2">
          <table:table-cell table:style-name="ce1" office:value-type="string">
            <text:p>error.committee.missing.candidacyEvalutions.dueDate</text:p>
          </table:table-cell>
          <table:table-cell table:style-name="ce1" office:value-type="string">
            <text:p>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style-name="ce1" office:value-type="string">
            <text:p>error.committee.missing.candidacyEvalutions.dueDate</text:p>
          </table:table-cell>
          <table:table-cell table:style-name="ce1" office:value-type="string">
            <text:p>In order to save committee you need to fill first the field “Due date for candidates to declare evaluators”</text:p>
          </table:table-cell>
          <table:table-cell table:style-name="ce7" office:value-type="date" office:date-value="2013-12-03">
            <text:p>3/12/2013</text:p>
          </table:table-cell>
          <table:table-cell table:formula="of:=IF([.A108]=[.C108];&quot;OK&quot;;&quot;ERROR&quot;)" office:value-type="string" office:string-value="OK">
            <text:p>OK</text:p>
          </table:table-cell>
          <table:table-cell table:formula="of:=CONCATENATE([.A108];&quot;=&quot;;[.B108])" office:value-type="string" office:string-value="error.committee.missing.candidacyEvalutions.dueDate=Για την αποθήκευση της Επιτροπής Επιλογής απαιτείται να έχει συμπληρωθεί προηγουμένως το πεδίο &quot;Καταληκτική Ημερομηνία Δήλωσης Αξιολογητών από Υποψηφίους&quot;.">
            <text:p>error.committee.missing.candidacyEvalutions.dueDate=Για την αποθήκευση της Επιτροπής Επιλογής απαιτείται να έχει συμπληρωθεί προηγουμένως το πεδίο "Καταληκτική Ημερομηνία Δήλωσης Αξιολογητών από Υποψηφίους".</text:p>
          </table:table-cell>
          <table:table-cell table:formula="of:=CONCATENATE([.C108];&quot;=&quot;;[.D108])" office:value-type="string" office:string-value="error.committee.missing.candidacyEvalutions.dueDate=In order to save committee you need to fill first the field “Due date for candidates to declare evaluators”">
            <text:p>error.committee.missing.candidacyEvalutions.dueDate=In order to save committee you need to fill first the field “Due date for candidates to declare evaluators”</text:p>
          </table:table-cell>
          <table:table-cell table:number-columns-repeated="1016"/>
        </table:table-row>
        <table:table-row table:style-name="ro2">
          <table:table-cell table:style-name="ce1" office:value-type="string">
            <text:p>error.contact.email.not.available</text:p>
          </table:table-cell>
          <table:table-cell table:style-name="ce1" office:value-type="string">
            <text:p>Το e-mail επικοινωνίας που δώσατε χρησιμοποιείται ήδη.</text:p>
          </table:table-cell>
          <table:table-cell table:style-name="ce1" office:value-type="string">
            <text:p>error.contact.email.not.available</text:p>
          </table:table-cell>
          <table:table-cell table:style-name="ce1" office:value-type="string">
            <text:p>The contact email you provided is already used.</text:p>
          </table:table-cell>
          <table:table-cell table:style-name="ce7" office:value-type="date" office:date-value="2013-12-03">
            <text:p>3/12/2013</text:p>
          </table:table-cell>
          <table:table-cell table:formula="of:=IF([.A109]=[.C109];&quot;OK&quot;;&quot;ERROR&quot;)" office:value-type="string" office:string-value="OK">
            <text:p>OK</text:p>
          </table:table-cell>
          <table:table-cell table:formula="of:=CONCATENATE([.A109];&quot;=&quot;;[.B109])" office:value-type="string" office:string-value="error.contact.email.not.available=Το e-mail επικοινωνίας που δώσατε χρησιμοποιείται ήδη.">
            <text:p>error.contact.email.not.available=Το e-mail επικοινωνίας που δώσατε χρησιμοποιείται ήδη.</text:p>
          </table:table-cell>
          <table:table-cell table:formula="of:=CONCATENATE([.C109];&quot;=&quot;;[.D109])" office:value-type="string" office:string-value="error.contact.email.not.available=The contact email you provided is already used.">
            <text:p>error.contact.email.not.available=The contact email you provided is already used.</text:p>
          </table:table-cell>
          <table:table-cell table:number-columns-repeated="1016"/>
        </table:table-row>
        <table:table-row table:style-name="ro2">
          <table:table-cell table:style-name="ce1" office:value-type="string">
            <text:p>error.existing.identification.number</text:p>
          </table:table-cell>
          <table:table-cell table:style-name="ce1" office:value-type="string">
            <text:p>Ο Αριθμός Ταυτότητας/Διαβατηρίου που καταχωρίσατε χρησιμοποιείται ήδη.</text:p>
          </table:table-cell>
          <table:table-cell table:style-name="ce1" office:value-type="string">
            <text:p>error.existing.identification.number</text:p>
          </table:table-cell>
          <table:table-cell table:style-name="ce1" office:value-type="string">
            <text:p>The ID/Passport number you provided is already used.</text:p>
          </table:table-cell>
          <table:table-cell table:style-name="ce7" office:value-type="date" office:date-value="2013-12-03">
            <text:p>3/12/2013</text:p>
          </table:table-cell>
          <table:table-cell table:formula="of:=IF([.A110]=[.C110];&quot;OK&quot;;&quot;ERROR&quot;)" office:value-type="string" office:string-value="OK">
            <text:p>OK</text:p>
          </table:table-cell>
          <table:table-cell table:formula="of:=CONCATENATE([.A110];&quot;=&quot;;[.B110])" office:value-type="string" office:string-value="error.existing.identification.number=Ο Αριθμός Ταυτότητας/Διαβατηρίου που καταχωρίσατε χρησιμοποιείται ήδη.">
            <text:p>error.existing.identification.number=Ο Αριθμός Ταυτότητας/Διαβατηρίου που καταχωρίσατε χρησιμοποιείται ήδη.</text:p>
          </table:table-cell>
          <table:table-cell table:formula="of:=CONCATENATE([.C110];&quot;=&quot;;[.D110])" office:value-type="string" office:string-value="error.existing.identification.number=The ID/Passport number you provided is already used.">
            <text:p>error.existing.identification.number=The ID/Passport number you provided is already used.</text:p>
          </table:table-cell>
          <table:table-cell table:number-columns-repeated="1016"/>
        </table:table-row>
        <table:table-row table:style-name="ro2">
          <table:table-cell table:style-name="ce1" office:value-type="string">
            <text:p>error.exists.active.institution.manager</text:p>
          </table:table-cell>
          <table:table-cell table:style-name="ce1" office:value-type="string">
            <text:p>Υπάρχει ήδη πιστοποιημένος Διαχειριστής Ιδρύματος για το ακαδημαϊκό Ίδρυμα που επιλέξατε</text:p>
          </table:table-cell>
          <table:table-cell table:style-name="ce1" office:value-type="string">
            <text:p>error.exists.active.institution.manager</text:p>
          </table:table-cell>
          <table:table-cell table:style-name="ce1" office:value-type="string">
            <text:p>There is already a certified Administrator for the selected Institution.</text:p>
          </table:table-cell>
          <table:table-cell table:style-name="ce7" office:value-type="date" office:date-value="2013-12-03">
            <text:p>3/12/2013</text:p>
          </table:table-cell>
          <table:table-cell table:formula="of:=IF([.A111]=[.C111];&quot;OK&quot;;&quot;ERROR&quot;)" office:value-type="string" office:string-value="OK">
            <text:p>OK</text:p>
          </table:table-cell>
          <table:table-cell table:formula="of:=CONCATENATE([.A111];&quot;=&quot;;[.B111])" office:value-type="string" office:string-value="error.exists.active.institution.manager=Υπάρχει ήδη πιστοποιημένος Διαχειριστής Ιδρύματος για το ακαδημαϊκό Ίδρυμα που επιλέξατε">
            <text:p>error.exists.active.institution.manager=Υπάρχει ήδη πιστοποιημένος Διαχειριστής Ιδρύματος για το ακαδημαϊκό Ίδρυμα που επιλέξατε</text:p>
          </table:table-cell>
          <table:table-cell table:formula="of:=CONCATENATE([.C111];&quot;=&quot;;[.D111])" office:value-type="string" office:string-value="error.exists.active.institution.manager=There is already a certified Administrator for the selected Institution.">
            <text:p>error.exists.active.institution.manager=There is already a certified Administrator for the selected Institution.</text:p>
          </table:table-cell>
          <table:table-cell table:number-columns-repeated="1016"/>
        </table:table-row>
        <table:table-row table:style-name="ro2">
          <table:table-cell table:style-name="ce1" office:value-type="string">
            <text:p>error.file.in.use</text:p>
          </table:table-cell>
          <table:table-cell table:style-name="ce1" office:value-type="string">
            <text:p>Το αρχείο χρησιμοποιείται, δεν είναι επιτρεπτή η ενέργεια</text:p>
          </table:table-cell>
          <table:table-cell table:style-name="ce1" office:value-type="string">
            <text:p>error.file.in.use</text:p>
          </table:table-cell>
          <table:table-cell table:style-name="ce1" office:value-type="string">
            <text:p>This file is being used; action not allowed.</text:p>
          </table:table-cell>
          <table:table-cell table:style-name="ce7" office:value-type="date" office:date-value="2013-12-03">
            <text:p>3/12/2013</text:p>
          </table:table-cell>
          <table:table-cell table:formula="of:=IF([.A112]=[.C112];&quot;OK&quot;;&quot;ERROR&quot;)" office:value-type="string" office:string-value="OK">
            <text:p>OK</text:p>
          </table:table-cell>
          <table:table-cell table:formula="of:=CONCATENATE([.A112];&quot;=&quot;;[.B112])" office:value-type="string" office:string-value="error.file.in.use=Το αρχείο χρησιμοποιείται, δεν είναι επιτρεπτή η ενέργεια">
            <text:p>error.file.in.use=Το αρχείο χρησιμοποιείται, δεν είναι επιτρεπτή η ενέργεια</text:p>
          </table:table-cell>
          <table:table-cell table:formula="of:=CONCATENATE([.C112];&quot;=&quot;;[.D112])" office:value-type="string" office:string-value="error.file.in.use=This file is being used; action not allowed.">
            <text:p>error.file.in.use=This file is being used; action not allowed.</text:p>
          </table:table-cell>
          <table:table-cell table:number-columns-repeated="1016"/>
        </table:table-row>
        <table:table-row table:style-name="ro2">
          <table:table-cell table:style-name="ce1" office:value-type="string">
            <text:p>error.generic</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generic</text:p>
          </table:table-cell>
          <table:table-cell table:style-name="ce1" office:value-type="string">
            <text:p>Application Error; please press 'Refresh' and if the problem persists contact the Helpdesk.</text:p>
          </table:table-cell>
          <table:table-cell table:style-name="ce7" office:value-type="date" office:date-value="2013-12-03">
            <text:p>3/12/2013</text:p>
          </table:table-cell>
          <table:table-cell table:formula="of:=IF([.A113]=[.C113];&quot;OK&quot;;&quot;ERROR&quot;)" office:value-type="string" office:string-value="OK">
            <text:p>OK</text:p>
          </table:table-cell>
          <table:table-cell table:formula="of:=CONCATENATE([.A113];&quot;=&quot;;[.B113])" office:value-type="string" office:string-value="error.generic=Σφάλμα Εφαρμογής, παρακαλώ πατήστε ανανέωση και αν το πρόβλημα επιμείνει επικοινωνήστε με το Γραφείο Αρωγής.">
            <text:p>error.generic=Σφάλμα Εφαρμογής, παρακαλώ πατήστε ανανέωση και αν το πρόβλημα επιμείνει επικοινωνήστε με το Γραφείο Αρωγής.</text:p>
          </table:table-cell>
          <table:table-cell table:formula="of:=CONCATENATE([.C113];&quot;=&quot;;[.D113])" office:value-type="string" office:string-value="error.generic=Application Error; please press 'Refresh' and if the problem persists contact the Helpdesk.">
            <text:p>error.generic=Application Error; please press 'Refresh' and if the problem persists contact the Helpdesk.</text:p>
          </table:table-cell>
          <table:table-cell table:number-columns-repeated="1016"/>
        </table:table-row>
        <table:table-row table:style-name="ro2">
          <table:table-cell table:style-name="ce1" office:value-type="string">
            <text:p>error.illegal.argument.exception</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illegal.argument.exception</text:p>
          </table:table-cell>
          <table:table-cell table:style-name="ce1" office:value-type="string">
            <text:p>Application Error; please press 'Refresh' and if the problem persists contact the Helpdesk.</text:p>
          </table:table-cell>
          <table:table-cell table:style-name="ce7" office:value-type="date" office:date-value="2013-12-03">
            <text:p>3/12/2013</text:p>
          </table:table-cell>
          <table:table-cell table:formula="of:=IF([.A114]=[.C114];&quot;OK&quot;;&quot;ERROR&quot;)" office:value-type="string" office:string-value="OK">
            <text:p>OK</text:p>
          </table:table-cell>
          <table:table-cell table:formula="of:=CONCATENATE([.A114];&quot;=&quot;;[.B114])" office:value-type="string" office:string-value="error.illegal.argument.exception=Σφάλμα Εφαρμογής, παρακαλώ πατήστε ανανέωση και αν το πρόβλημα επιμείνει επικοινωνήστε με το Γραφείο Αρωγής.">
            <text:p>error.illegal.argument.exception=Σφάλμα Εφαρμογής, παρακαλώ πατήστε ανανέωση και αν το πρόβλημα επιμείνει επικοινωνήστε με το Γραφείο Αρωγής.</text:p>
          </table:table-cell>
          <table:table-cell table:formula="of:=CONCATENATE([.C114];&quot;=&quot;;[.D114])" office:value-type="string" office:string-value="error.illegal.argument.exception=Application Error; please press 'Refresh' and if the problem persists contact the Helpdesk.">
            <text:p>error.illegal.argument.exception=Application Error; please press 'Refresh' and if the problem persists contact the Helpdesk.</text:p>
          </table:table-cell>
          <table:table-cell table:number-columns-repeated="1016"/>
        </table:table-row>
        <table:table-row table:style-name="ro2">
          <table:table-cell table:style-name="ce1" office:value-type="string">
            <text:p>error.incompatible.role</text:p>
          </table:table-cell>
          <table:table-cell table:style-name="ce1" office:value-type="string">
            <text:p>Το προφίλ είναι ασύμβατο με τα ήδη υπάρχοντα.</text:p>
          </table:table-cell>
          <table:table-cell table:style-name="ce1" office:value-type="string">
            <text:p>error.incompatible.role</text:p>
          </table:table-cell>
          <table:table-cell table:style-name="ce1" office:value-type="string">
            <text:p>This profile is incompatible with existing profiles.</text:p>
          </table:table-cell>
          <table:table-cell table:style-name="ce7" office:value-type="date" office:date-value="2013-12-03">
            <text:p>3/12/2013</text:p>
          </table:table-cell>
          <table:table-cell table:formula="of:=IF([.A115]=[.C115];&quot;OK&quot;;&quot;ERROR&quot;)" office:value-type="string" office:string-value="OK">
            <text:p>OK</text:p>
          </table:table-cell>
          <table:table-cell table:formula="of:=CONCATENATE([.A115];&quot;=&quot;;[.B115])" office:value-type="string" office:string-value="error.incompatible.role=Το προφίλ είναι ασύμβατο με τα ήδη υπάρχοντα.">
            <text:p>error.incompatible.role=Το προφίλ είναι ασύμβατο με τα ήδη υπάρχοντα.</text:p>
          </table:table-cell>
          <table:table-cell table:formula="of:=CONCATENATE([.C115];&quot;=&quot;;[.D115])" office:value-type="string" office:string-value="error.incompatible.role=This profile is incompatible with existing profiles.">
            <text:p>error.incompatible.role=This profile is incompatible with existing profiles.</text:p>
          </table:table-cell>
          <table:table-cell table:number-columns-repeated="1016"/>
        </table:table-row>
        <table:table-row table:style-name="ro2">
          <table:table-cell table:style-name="ce1" office:value-type="string">
            <text:p>error.institutionrf.already.exists</text:p>
          </table:table-cell>
          <table:table-cell table:style-name="ce1" office:value-type="string">
            <text:p>Υπάρχει ήδη ρυθμιστικό πλαίσιο για αυτό το Ίδρυμα</text:p>
          </table:table-cell>
          <table:table-cell table:style-name="ce1" office:value-type="string">
            <text:p>error.institutionrf.already.exists</text:p>
          </table:table-cell>
          <table:table-cell table:style-name="ce1" office:value-type="string">
            <text:p>A Regulatory Framework for this Institution already exists.</text:p>
          </table:table-cell>
          <table:table-cell table:style-name="ce7" office:value-type="date" office:date-value="2013-12-03">
            <text:p>3/12/2013</text:p>
          </table:table-cell>
          <table:table-cell table:formula="of:=IF([.A116]=[.C116];&quot;OK&quot;;&quot;ERROR&quot;)" office:value-type="string" office:string-value="OK">
            <text:p>OK</text:p>
          </table:table-cell>
          <table:table-cell table:formula="of:=CONCATENATE([.A116];&quot;=&quot;;[.B116])" office:value-type="string" office:string-value="error.institutionrf.already.exists=Υπάρχει ήδη ρυθμιστικό πλαίσιο για αυτό το Ίδρυμα">
            <text:p>error.institutionrf.already.exists=Υπάρχει ήδη ρυθμιστικό πλαίσιο για αυτό το Ίδρυμα</text:p>
          </table:table-cell>
          <table:table-cell table:formula="of:=CONCATENATE([.C116];&quot;=&quot;;[.D116])" office:value-type="string" office:string-value="error.institutionrf.already.exists=A Regulatory Framework for this Institution already exists.">
            <text:p>error.institutionrf.already.exists=A Regulatory Framework for this Institution already exists.</text:p>
          </table:table-cell>
          <table:table-cell table:number-columns-repeated="1016"/>
        </table:table-row>
        <table:table-row table:style-name="ro2">
          <table:table-cell table:style-name="ce1" office:value-type="string">
            <text:p>error.insufficient.privileges</text:p>
          </table:table-cell>
          <table:table-cell table:style-name="ce1" office:value-type="string">
            <text:p>Δεν έχετε επαρκή δικαιώματα για αυτή την ενέργεια.</text:p>
          </table:table-cell>
          <table:table-cell table:style-name="ce1" office:value-type="string">
            <text:p>error.insufficient.privileges</text:p>
          </table:table-cell>
          <table:table-cell table:style-name="ce1" office:value-type="string">
            <text:p>Insufficient Privileges for this action.</text:p>
          </table:table-cell>
          <table:table-cell table:style-name="ce7" office:value-type="date" office:date-value="2013-12-03">
            <text:p>3/12/2013</text:p>
          </table:table-cell>
          <table:table-cell table:formula="of:=IF([.A117]=[.C117];&quot;OK&quot;;&quot;ERROR&quot;)" office:value-type="string" office:string-value="OK">
            <text:p>OK</text:p>
          </table:table-cell>
          <table:table-cell table:formula="of:=CONCATENATE([.A117];&quot;=&quot;;[.B117])" office:value-type="string" office:string-value="error.insufficient.privileges=Δεν έχετε επαρκή δικαιώματα για αυτή την ενέργεια.">
            <text:p>error.insufficient.privileges=Δεν έχετε επαρκή δικαιώματα για αυτή την ενέργεια.</text:p>
          </table:table-cell>
          <table:table-cell table:formula="of:=CONCATENATE([.C117];&quot;=&quot;;[.D117])" office:value-type="string" office:string-value="error.insufficient.privileges=Insufficient Privileges for this action.">
            <text:p>error.insufficient.privileges=Insufficient Privileges for this action.</text:p>
          </table:table-cell>
          <table:table-cell table:number-columns-repeated="1016"/>
        </table:table-row>
        <table:table-row table:style-name="ro2">
          <table:table-cell table:style-name="ce1" office:value-type="string">
            <text:p>error.login.account.status.active</text:p>
          </table:table-cell>
          <table:table-cell table:style-name="ce1" office:value-type="string">
            <text:p>Ο λογαριασμός είναι ενεργός.</text:p>
          </table:table-cell>
          <table:table-cell table:style-name="ce1" office:value-type="string">
            <text:p>error.login.account.status.active</text:p>
          </table:table-cell>
          <table:table-cell table:style-name="ce1" office:value-type="string">
            <text:p>The account is active.</text:p>
          </table:table-cell>
          <table:table-cell table:style-name="ce7" office:value-type="date" office:date-value="2013-12-03">
            <text:p>3/12/2013</text:p>
          </table:table-cell>
          <table:table-cell table:formula="of:=IF([.A118]=[.C118];&quot;OK&quot;;&quot;ERROR&quot;)" office:value-type="string" office:string-value="OK">
            <text:p>OK</text:p>
          </table:table-cell>
          <table:table-cell table:formula="of:=CONCATENATE([.A118];&quot;=&quot;;[.B118])" office:value-type="string" office:string-value="error.login.account.status.active=Ο λογαριασμός είναι ενεργός.">
            <text:p>error.login.account.status.active=Ο λογαριασμός είναι ενεργός.</text:p>
          </table:table-cell>
          <table:table-cell table:formula="of:=CONCATENATE([.C118];&quot;=&quot;;[.D118])" office:value-type="string" office:string-value="error.login.account.status.active=The account is active.">
            <text:p>error.login.account.status.active=The account is active.</text:p>
          </table:table-cell>
          <table:table-cell table:number-columns-repeated="1016"/>
        </table:table-row>
        <table:table-row table:style-name="ro2">
          <table:table-cell table:style-name="ce1" office:value-type="string">
            <text:p>error.login.account.status.blocked</text:p>
          </table:table-cell>
          <table:table-cell table:style-name="ce1" office:value-type="string">
            <text:p>Ο λογαριασμός είναι κλειδωμένος. Παρακαλώ επικοινωνήστε με το Γραφείο Αρωγής</text:p>
          </table:table-cell>
          <table:table-cell table:style-name="ce1" office:value-type="string">
            <text:p>error.login.account.status.blocked</text:p>
          </table:table-cell>
          <table:table-cell table:style-name="ce1" office:value-type="string">
            <text:p>The account is blocked. Please contact the Helpdesk.</text:p>
          </table:table-cell>
          <table:table-cell table:style-name="ce7" office:value-type="date" office:date-value="2013-12-03">
            <text:p>3/12/2013</text:p>
          </table:table-cell>
          <table:table-cell table:formula="of:=IF([.A119]=[.C119];&quot;OK&quot;;&quot;ERROR&quot;)" office:value-type="string" office:string-value="OK">
            <text:p>OK</text:p>
          </table:table-cell>
          <table:table-cell table:formula="of:=CONCATENATE([.A119];&quot;=&quot;;[.B119])" office:value-type="string" office:string-value="error.login.account.status.blocked=Ο λογαριασμός είναι κλειδωμένος. Παρακαλώ επικοινωνήστε με το Γραφείο Αρωγής">
            <text:p>error.login.account.status.blocked=Ο λογαριασμός είναι κλειδωμένος. Παρακαλώ επικοινωνήστε με το Γραφείο Αρωγής</text:p>
          </table:table-cell>
          <table:table-cell table:formula="of:=CONCATENATE([.C119];&quot;=&quot;;[.D119])" office:value-type="string" office:string-value="error.login.account.status.blocked=The account is blocked. Please contact the Helpdesk.">
            <text:p>error.login.account.status.blocked=The account is blocked. Please contact the Helpdesk.</text:p>
          </table:table-cell>
          <table:table-cell table:number-columns-repeated="1016"/>
        </table:table-row>
        <table:table-row table:style-name="ro2">
          <table:table-cell table:style-name="ce1" office:value-type="string">
            <text:p>error.login.account.status.unverified</text:p>
          </table:table-cell>
          <table:table-cell table:style-name="ce1" office:value-type="string">
            <text:p>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style-name="ce1" office:value-type="string">
            <text:p>error.login.account.status.unverified</text:p>
          </table:table-cell>
          <table:table-cell table:style-name="ce1" office:value-type="string">
            <text:p>The account is not yet verified. You will need to follow the activation link in the activation mail sent to you. If you have not received the activation mail, you can have it resent through the Login Page.</text:p>
          </table:table-cell>
          <table:table-cell table:style-name="ce7" office:value-type="date" office:date-value="2013-12-03">
            <text:p>3/12/2013</text:p>
          </table:table-cell>
          <table:table-cell table:formula="of:=IF([.A120]=[.C120];&quot;OK&quot;;&quot;ERROR&quot;)" office:value-type="string" office:string-value="OK">
            <text:p>OK</text:p>
          </table:table-cell>
          <table:table-cell table:formula="of:=CONCATENATE([.A120];&quot;=&quot;;[.B120])" office:value-type="string" office:string-value="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
            <text:p>error.login.account.status.unverified=Ο λογαριασμός σας δεν έχει ακόμα ενεργοποιηθεί. Θα πρέπει να πατήσετε στον υπερ-σύνδεσμο που σας έχει σταλεί στο e-mail ενεργοποίησης. Αν δεν έχετε λάβει το e-mail ενεργοποίησης, μπορείτε να ζητήσετε επαναποστολή από τη Σελίδα Εισόδου</text:p>
          </table:table-cell>
          <table:table-cell table:formula="of:=CONCATENATE([.C120];&quot;=&quot;;[.D120])" office:value-type="string" office:string-value="error.login.account.status.unverified=The account is not yet verified. You will need to follow the activation link in the activation mail sent to you. If you have not received the activation mail, you can have it resent through the Login Page.">
            <text:p>error.login.account.status.unverified=The account is not yet verified. You will need to follow the activation link in the activation mail sent to you. If you have not received the activation mail, you can have it resent through the Login Page.</text:p>
          </table:table-cell>
          <table:table-cell table:number-columns-repeated="1016"/>
        </table:table-row>
        <table:table-row table:style-name="ro2">
          <table:table-cell table:style-name="ce1" office:value-type="string">
            <text:p>error.login.invalid.token</text:p>
          </table:table-cell>
          <table:table-cell table:style-name="ce1" office:value-type="string">
            <text:p>Λανθασμένα στοιχεία ταυτοποίησης</text:p>
          </table:table-cell>
          <table:table-cell table:style-name="ce1" office:value-type="string">
            <text:p>error.login.invalid.token</text:p>
          </table:table-cell>
          <table:table-cell table:style-name="ce1" office:value-type="string">
            <text:p>Invalid login token</text:p>
          </table:table-cell>
          <table:table-cell table:style-name="ce7" office:value-type="date" office:date-value="2013-12-03">
            <text:p>3/12/2013</text:p>
          </table:table-cell>
          <table:table-cell table:formula="of:=IF([.A121]=[.C121];&quot;OK&quot;;&quot;ERROR&quot;)" office:value-type="string" office:string-value="OK">
            <text:p>OK</text:p>
          </table:table-cell>
          <table:table-cell table:formula="of:=CONCATENATE([.A121];&quot;=&quot;;[.B121])" office:value-type="string" office:string-value="error.login.invalid.token=Λανθασμένα στοιχεία ταυτοποίησης">
            <text:p>error.login.invalid.token=Λανθασμένα στοιχεία ταυτοποίησης</text:p>
          </table:table-cell>
          <table:table-cell table:formula="of:=CONCATENATE([.C121];&quot;=&quot;;[.D121])" office:value-type="string" office:string-value="error.login.invalid.token=Invalid login token">
            <text:p>error.login.invalid.token=Invalid login token</text:p>
          </table:table-cell>
          <table:table-cell table:number-columns-repeated="1016"/>
        </table:table-row>
        <table:table-row table:style-name="ro2">
          <table:table-cell table:style-name="ce1" office:value-type="string">
            <text:p>error.login.missing.token</text:p>
          </table:table-cell>
          <table:table-cell table:style-name="ce1" office:value-type="string">
            <text:p>Δεν υπάρχουν στοιχεία ταυτοποίησης</text:p>
          </table:table-cell>
          <table:table-cell table:style-name="ce1" office:value-type="string">
            <text:p>error.login.missing.token</text:p>
          </table:table-cell>
          <table:table-cell table:style-name="ce1" office:value-type="string">
            <text:p>Missing login token</text:p>
          </table:table-cell>
          <table:table-cell table:style-name="ce7" office:value-type="date" office:date-value="2013-12-03">
            <text:p>3/12/2013</text:p>
          </table:table-cell>
          <table:table-cell table:formula="of:=IF([.A122]=[.C122];&quot;OK&quot;;&quot;ERROR&quot;)" office:value-type="string" office:string-value="OK">
            <text:p>OK</text:p>
          </table:table-cell>
          <table:table-cell table:formula="of:=CONCATENATE([.A122];&quot;=&quot;;[.B122])" office:value-type="string" office:string-value="error.login.missing.token=Δεν υπάρχουν στοιχεία ταυτοποίησης">
            <text:p>error.login.missing.token=Δεν υπάρχουν στοιχεία ταυτοποίησης</text:p>
          </table:table-cell>
          <table:table-cell table:formula="of:=CONCATENATE([.C122];&quot;=&quot;;[.D122])" office:value-type="string" office:string-value="error.login.missing.token=Missing login token">
            <text:p>error.login.missing.token=Missing login token</text:p>
          </table:table-cell>
          <table:table-cell table:number-columns-repeated="1016"/>
        </table:table-row>
        <table:table-row table:style-name="ro2">
          <table:table-cell table:style-name="ce1" office:value-type="string">
            <text:p>error.login.wrong.email</text:p>
          </table:table-cell>
          <table:table-cell table:style-name="ce1" office:value-type="string">
            <text:p>Δε βρέθηκε η διεύθυνση e-mail</text:p>
          </table:table-cell>
          <table:table-cell table:style-name="ce1" office:value-type="string">
            <text:p>error.login.wrong.email</text:p>
          </table:table-cell>
          <table:table-cell table:style-name="ce1" office:value-type="string">
            <text:p>E-mail not found</text:p>
          </table:table-cell>
          <table:table-cell table:style-name="ce7" office:value-type="date" office:date-value="2013-12-03">
            <text:p>3/12/2013</text:p>
          </table:table-cell>
          <table:table-cell table:formula="of:=IF([.A123]=[.C123];&quot;OK&quot;;&quot;ERROR&quot;)" office:value-type="string" office:string-value="OK">
            <text:p>OK</text:p>
          </table:table-cell>
          <table:table-cell table:formula="of:=CONCATENATE([.A123];&quot;=&quot;;[.B123])" office:value-type="string" office:string-value="error.login.wrong.email=Δε βρέθηκε η διεύθυνση e-mail">
            <text:p>error.login.wrong.email=Δε βρέθηκε η διεύθυνση e-mail</text:p>
          </table:table-cell>
          <table:table-cell table:formula="of:=CONCATENATE([.C123];&quot;=&quot;;[.D123])" office:value-type="string" office:string-value="error.login.wrong.email=E-mail not found">
            <text:p>error.login.wrong.email=E-mail not found</text:p>
          </table:table-cell>
          <table:table-cell table:number-columns-repeated="1016"/>
        </table:table-row>
        <table:table-row table:style-name="ro2">
          <table:table-cell table:style-name="ce1" office:value-type="string">
            <text:p>error.login.wrong.password</text:p>
          </table:table-cell>
          <table:table-cell table:style-name="ce1" office:value-type="string">
            <text:p>Λανθασμένο συνθηματικό</text:p>
          </table:table-cell>
          <table:table-cell table:style-name="ce1" office:value-type="string">
            <text:p>error.login.wrong.password</text:p>
          </table:table-cell>
          <table:table-cell table:style-name="ce1" office:value-type="string">
            <text:p>Wrong Password</text:p>
          </table:table-cell>
          <table:table-cell table:style-name="ce7" office:value-type="date" office:date-value="2013-12-03">
            <text:p>3/12/2013</text:p>
          </table:table-cell>
          <table:table-cell table:formula="of:=IF([.A124]=[.C124];&quot;OK&quot;;&quot;ERROR&quot;)" office:value-type="string" office:string-value="OK">
            <text:p>OK</text:p>
          </table:table-cell>
          <table:table-cell table:formula="of:=CONCATENATE([.A124];&quot;=&quot;;[.B124])" office:value-type="string" office:string-value="error.login.wrong.password=Λανθασμένο συνθηματικό">
            <text:p>error.login.wrong.password=Λανθασμένο συνθηματικό</text:p>
          </table:table-cell>
          <table:table-cell table:formula="of:=CONCATENATE([.C124];&quot;=&quot;;[.D124])" office:value-type="string" office:string-value="error.login.wrong.password=Wrong Password">
            <text:p>error.login.wrong.password=Wrong Password</text:p>
          </table:table-cell>
          <table:table-cell table:number-columns-repeated="1016"/>
        </table:table-row>
        <table:table-row table:style-name="ro4">
          <table:table-cell table:style-name="ce2" office:value-type="string">
            <text:p>error.login.wrong.registration.type</text:p>
          </table:table-cell>
          <table:table-cell table:style-name="ce5" office:value-type="string">
            <text:p>Ο χρήστης δεν υποστηρίζει το συγκεκριμένο τρόπο εισόδου</text:p>
          </table:table-cell>
          <table:table-cell table:style-name="ce2" office:value-type="string">
            <text:p>error.login.wrong.registration.type</text:p>
          </table:table-cell>
          <table:table-cell table:style-name="ce2" office:value-type="string">
            <text:p>User does not support this authentication method</text:p>
          </table:table-cell>
          <table:table-cell office:value-type="date" office:date-value="2013-12-19">
            <text:p>19/12/2013</text:p>
          </table:table-cell>
          <table:table-cell table:formula="of:=IF([.A125]=[.C125];&quot;OK&quot;;&quot;ERROR&quot;)" office:value-type="string" office:string-value="OK">
            <text:p>OK</text:p>
          </table:table-cell>
          <table:table-cell table:formula="of:=CONCATENATE([.A125];&quot;=&quot;;[.B125])" office:value-type="string" office:string-value="error.login.wrong.registration.type=Ο χρήστης δεν υποστηρίζει το συγκεκριμένο τρόπο εισόδου">
            <text:p>error.login.wrong.registration.type=Ο χρήστης δεν υποστηρίζει το συγκεκριμένο τρόπο εισόδου</text:p>
          </table:table-cell>
          <table:table-cell table:formula="of:=CONCATENATE([.C125];&quot;=&quot;;[.D125])" office:value-type="string" office:string-value="error.login.wrong.registration.type=User does not support this authentication method">
            <text:p>error.login.wrong.registration.type=User does not support this authentication method</text:p>
          </table:table-cell>
          <table:table-cell table:number-columns-repeated="1016"/>
        </table:table-row>
        <table:table-row table:style-name="ro2">
          <table:table-cell table:style-name="ce1" office:value-type="string">
            <text:p>error.login.wrong.username</text:p>
          </table:table-cell>
          <table:table-cell table:style-name="ce1" office:value-type="string">
            <text:p>Το Όνομα Χρήστη δεν υπάρχει</text:p>
          </table:table-cell>
          <table:table-cell table:style-name="ce1" office:value-type="string">
            <text:p>error.login.wrong.username</text:p>
          </table:table-cell>
          <table:table-cell table:style-name="ce1" office:value-type="string">
            <text:p>Username not found</text:p>
          </table:table-cell>
          <table:table-cell table:style-name="ce7" office:value-type="date" office:date-value="2013-12-03">
            <text:p>3/12/2013</text:p>
          </table:table-cell>
          <table:table-cell table:formula="of:=IF([.A126]=[.C126];&quot;OK&quot;;&quot;ERROR&quot;)" office:value-type="string" office:string-value="OK">
            <text:p>OK</text:p>
          </table:table-cell>
          <table:table-cell table:formula="of:=CONCATENATE([.A126];&quot;=&quot;;[.B126])" office:value-type="string" office:string-value="error.login.wrong.username=Το Όνομα Χρήστη δεν υπάρχει">
            <text:p>error.login.wrong.username=Το Όνομα Χρήστη δεν υπάρχει</text:p>
          </table:table-cell>
          <table:table-cell table:formula="of:=CONCATENATE([.C126];&quot;=&quot;;[.D126])" office:value-type="string" office:string-value="error.login.wrong.username=Username not found">
            <text:p>error.login.wrong.username=Username not found</text:p>
          </table:table-cell>
          <table:table-cell table:number-columns-repeated="1016"/>
        </table:table-row>
        <table:table-row table:style-name="ro2">
          <table:table-cell table:style-name="ce1" office:value-type="string">
            <text:p>error.malformed.next.url</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malformed.next.url</text:p>
          </table:table-cell>
          <table:table-cell table:style-name="ce1" office:value-type="string">
            <text:p>Application Error; please press 'Refresh' and if the problem persists contact the Helpdesk.</text:p>
          </table:table-cell>
          <table:table-cell table:style-name="ce7" office:value-type="date" office:date-value="2013-12-03">
            <text:p>3/12/2013</text:p>
          </table:table-cell>
          <table:table-cell table:formula="of:=IF([.A127]=[.C127];&quot;OK&quot;;&quot;ERROR&quot;)" office:value-type="string" office:string-value="OK">
            <text:p>OK</text:p>
          </table:table-cell>
          <table:table-cell table:formula="of:=CONCATENATE([.A127];&quot;=&quot;;[.B127])" office:value-type="string" office:string-value="error.malformed.next.url=Σφάλμα Εφαρμογής, παρακαλώ πατήστε ανανέωση και αν το πρόβλημα επιμείνει επικοινωνήστε με το Γραφείο Αρωγής.">
            <text:p>error.malformed.next.url=Σφάλμα Εφαρμογής, παρακαλώ πατήστε ανανέωση και αν το πρόβλημα επιμείνει επικοινωνήστε με το Γραφείο Αρωγής.</text:p>
          </table:table-cell>
          <table:table-cell table:formula="of:=CONCATENATE([.C127];&quot;=&quot;;[.D127])" office:value-type="string" office:string-value="error.malformed.next.url=Application Error; please press 'Refresh' and if the problem persists contact the Helpdesk.">
            <text:p>error.malformed.next.url=Application Error; please press 'Refresh' and if the problem persists contact the Helpdesk.</text:p>
          </table:table-cell>
          <table:table-cell table:number-columns-repeated="1016"/>
        </table:table-row>
        <table:table-row table:style-name="ro2">
          <table:table-cell table:style-name="ce1" office:value-type="string">
            <text:p>error.manager.institution.mismatch</text:p>
          </table:table-cell>
          <table:table-cell table:style-name="ce1" office:value-type="string">
            <text:p>Δεν επιτρέπεται αλλαγή του Ιδρύματος</text:p>
          </table:table-cell>
          <table:table-cell table:style-name="ce1" office:value-type="string">
            <text:p>error.manager.institution.mismatch</text:p>
          </table:table-cell>
          <table:table-cell table:style-name="ce1" office:value-type="string">
            <text:p>Cannot change Institution.</text:p>
          </table:table-cell>
          <table:table-cell table:style-name="ce7" office:value-type="date" office:date-value="2013-12-03">
            <text:p>3/12/2013</text:p>
          </table:table-cell>
          <table:table-cell table:formula="of:=IF([.A128]=[.C128];&quot;OK&quot;;&quot;ERROR&quot;)" office:value-type="string" office:string-value="OK">
            <text:p>OK</text:p>
          </table:table-cell>
          <table:table-cell table:formula="of:=CONCATENATE([.A128];&quot;=&quot;;[.B128])" office:value-type="string" office:string-value="error.manager.institution.mismatch=Δεν επιτρέπεται αλλαγή του Ιδρύματος">
            <text:p>error.manager.institution.mismatch=Δεν επιτρέπεται αλλαγή του Ιδρύματος</text:p>
          </table:table-cell>
          <table:table-cell table:formula="of:=CONCATENATE([.C128];&quot;=&quot;;[.D128])" office:value-type="string" office:string-value="error.manager.institution.mismatch=Cannot change Institution.">
            <text:p>error.manager.institution.mismatch=Cannot change Institution.</text:p>
          </table:table-cell>
          <table:table-cell table:number-columns-repeated="1016"/>
        </table:table-row>
        <table:table-row table:style-name="ro2">
          <table:table-cell table:style-name="ce1" office:value-type="string">
            <text:p>error.max.evaluators.exceeded</text:p>
          </table:table-cell>
          <table:table-cell table:style-name="ce1" office:value-type="string">
            <text:p>Ξεπεράστηκε το μέγιστο επιτρεπόμενο όριο αξιολογητών</text:p>
          </table:table-cell>
          <table:table-cell table:style-name="ce1" office:value-type="string">
            <text:p>error.max.evaluators.exceeded</text:p>
          </table:table-cell>
          <table:table-cell table:style-name="ce1" office:value-type="string">
            <text:p>Exceeded maximum evaluators number.</text:p>
          </table:table-cell>
          <table:table-cell table:style-name="ce7" office:value-type="date" office:date-value="2013-12-03">
            <text:p>3/12/2013</text:p>
          </table:table-cell>
          <table:table-cell table:formula="of:=IF([.A129]=[.C129];&quot;OK&quot;;&quot;ERROR&quot;)" office:value-type="string" office:string-value="OK">
            <text:p>OK</text:p>
          </table:table-cell>
          <table:table-cell table:formula="of:=CONCATENATE([.A129];&quot;=&quot;;[.B129])" office:value-type="string" office:string-value="error.max.evaluators.exceeded=Ξεπεράστηκε το μέγιστο επιτρεπόμενο όριο αξιολογητών">
            <text:p>error.max.evaluators.exceeded=Ξεπεράστηκε το μέγιστο επιτρεπόμενο όριο αξιολογητών</text:p>
          </table:table-cell>
          <table:table-cell table:formula="of:=CONCATENATE([.C129];&quot;=&quot;;[.D129])" office:value-type="string" office:string-value="error.max.evaluators.exceeded=Exceeded maximum evaluators number.">
            <text:p>error.max.evaluators.exceeded=Exceeded maximum evaluators number.</text:p>
          </table:table-cell>
          <table:table-cell table:number-columns-repeated="1016"/>
        </table:table-row>
        <table:table-row table:style-name="ro2">
          <table:table-cell table:style-name="ce1" office:value-type="string">
            <text:p>error.max.regular.members.failed</text:p>
          </table:table-cell>
          <table:table-cell table:style-name="ce1" office:value-type="string">
            <text:p>Τα τακτικά μέλη της επιτροπής πρέπει να είναι ακριβώς επτά (7).</text:p>
          </table:table-cell>
          <table:table-cell table:style-name="ce1" office:value-type="string">
            <text:p>error.max.regular.members.failed</text:p>
          </table:table-cell>
          <table:table-cell table:style-name="ce1" office:value-type="string">
            <text:p>Regular committee members must be exactly seven (7).</text:p>
          </table:table-cell>
          <table:table-cell table:style-name="ce7" office:value-type="date" office:date-value="2013-12-03">
            <text:p>3/12/2013</text:p>
          </table:table-cell>
          <table:table-cell table:formula="of:=IF([.A130]=[.C130];&quot;OK&quot;;&quot;ERROR&quot;)" office:value-type="string" office:string-value="OK">
            <text:p>OK</text:p>
          </table:table-cell>
          <table:table-cell table:formula="of:=CONCATENATE([.A130];&quot;=&quot;;[.B130])" office:value-type="string" office:string-value="error.max.regular.members.failed=Τα τακτικά μέλη της επιτροπής πρέπει να είναι ακριβώς επτά (7).">
            <text:p>error.max.regular.members.failed=Τα τακτικά μέλη της επιτροπής πρέπει να είναι ακριβώς επτά (7).</text:p>
          </table:table-cell>
          <table:table-cell table:formula="of:=CONCATENATE([.C130];&quot;=&quot;;[.D130])" office:value-type="string" office:string-value="error.max.regular.members.failed=Regular committee members must be exactly seven (7).">
            <text:p>error.max.regular.members.failed=Regular committee members must be exactly seven (7).</text:p>
          </table:table-cell>
          <table:table-cell table:number-columns-repeated="1016"/>
        </table:table-row>
        <table:table-row table:style-name="ro2">
          <table:table-cell table:style-name="ce1" office:value-type="string">
            <text:p>error.max.substitute.members.failed</text:p>
          </table:table-cell>
          <table:table-cell table:style-name="ce1" office:value-type="string">
            <text:p>Τα αναπληρωματικά μέλη της επιτροπής πρέπει να είναι ακριβώς επτά (7).</text:p>
          </table:table-cell>
          <table:table-cell table:style-name="ce1" office:value-type="string">
            <text:p>error.max.substitute.members.failed</text:p>
          </table:table-cell>
          <table:table-cell table:style-name="ce1" office:value-type="string">
            <text:p>Substitute committee members must be exactly seven (7).</text:p>
          </table:table-cell>
          <table:table-cell table:style-name="ce7" office:value-type="date" office:date-value="2013-12-03">
            <text:p>3/12/2013</text:p>
          </table:table-cell>
          <table:table-cell table:formula="of:=IF([.A131]=[.C131];&quot;OK&quot;;&quot;ERROR&quot;)" office:value-type="string" office:string-value="OK">
            <text:p>OK</text:p>
          </table:table-cell>
          <table:table-cell table:formula="of:=CONCATENATE([.A131];&quot;=&quot;;[.B131])" office:value-type="string" office:string-value="error.max.substitute.members.failed=Τα αναπληρωματικά μέλη της επιτροπής πρέπει να είναι ακριβώς επτά (7).">
            <text:p>error.max.substitute.members.failed=Τα αναπληρωματικά μέλη της επιτροπής πρέπει να είναι ακριβώς επτά (7).</text:p>
          </table:table-cell>
          <table:table-cell table:formula="of:=CONCATENATE([.C131];&quot;=&quot;;[.D131])" office:value-type="string" office:string-value="error.max.substitute.members.failed=Substitute committee members must be exactly seven (7).">
            <text:p>error.max.substitute.members.failed=Substitute committee members must be exactly seven (7).</text:p>
          </table:table-cell>
          <table:table-cell table:number-columns-repeated="1016"/>
        </table:table-row>
        <table:table-row table:style-name="ro2">
          <table:table-cell table:style-name="ce1" office:value-type="string">
            <text:p>error.member.already.exists</text:p>
          </table:table-cell>
          <table:table-cell table:style-name="ce1" office:value-type="string">
            <text:p>Το μέλος που επιλέξατε έχει ήδη προστεθεί.</text:p>
          </table:table-cell>
          <table:table-cell table:style-name="ce1" office:value-type="string">
            <text:p>error.member.already.exists</text:p>
          </table:table-cell>
          <table:table-cell table:style-name="ce1" office:value-type="string">
            <text:p>Cannot add an already existing member.</text:p>
          </table:table-cell>
          <table:table-cell table:style-name="ce7" office:value-type="date" office:date-value="2013-12-03">
            <text:p>3/12/2013</text:p>
          </table:table-cell>
          <table:table-cell table:formula="of:=IF([.A132]=[.C132];&quot;OK&quot;;&quot;ERROR&quot;)" office:value-type="string" office:string-value="OK">
            <text:p>OK</text:p>
          </table:table-cell>
          <table:table-cell table:formula="of:=CONCATENATE([.A132];&quot;=&quot;;[.B132])" office:value-type="string" office:string-value="error.member.already.exists=Το μέλος που επιλέξατε έχει ήδη προστεθεί.">
            <text:p>error.member.already.exists=Το μέλος που επιλέξατε έχει ήδη προστεθεί.</text:p>
          </table:table-cell>
          <table:table-cell table:formula="of:=CONCATENATE([.C132];&quot;=&quot;;[.D132])" office:value-type="string" office:string-value="error.member.already.exists=Cannot add an already existing member.">
            <text:p>error.member.already.exists=Cannot add an already existing member.</text:p>
          </table:table-cell>
          <table:table-cell table:number-columns-repeated="1016"/>
        </table:table-row>
        <table:table-row table:style-name="ro2">
          <table:table-cell table:style-name="ce1" office:value-type="string">
            <text:p>error.member.in.committe</text:p>
          </table:table-cell>
          <table:table-cell table:style-name="ce1" office:value-type="string">
            <text:p>Δεν επιτρέπεται ο ορισμός ενός μέλους της Επιτροπής Επιλογής ως Αξιολογητή.</text:p>
          </table:table-cell>
          <table:table-cell table:style-name="ce1" office:value-type="string">
            <text:p>error.member.in.committe</text:p>
          </table:table-cell>
          <table:table-cell table:style-name="ce1" office:value-type="string">
            <text:p>Members of the Committee cannot be added as Evaluators.</text:p>
          </table:table-cell>
          <table:table-cell table:style-name="ce7" office:value-type="date" office:date-value="2013-12-03">
            <text:p>3/12/2013</text:p>
          </table:table-cell>
          <table:table-cell table:formula="of:=IF([.A133]=[.C133];&quot;OK&quot;;&quot;ERROR&quot;)" office:value-type="string" office:string-value="OK">
            <text:p>OK</text:p>
          </table:table-cell>
          <table:table-cell table:formula="of:=CONCATENATE([.A133];&quot;=&quot;;[.B133])" office:value-type="string" office:string-value="error.member.in.committe=Δεν επιτρέπεται ο ορισμός ενός μέλους της Επιτροπής Επιλογής ως Αξιολογητή.">
            <text:p>error.member.in.committe=Δεν επιτρέπεται ο ορισμός ενός μέλους της Επιτροπής Επιλογής ως Αξιολογητή.</text:p>
          </table:table-cell>
          <table:table-cell table:formula="of:=CONCATENATE([.C133];&quot;=&quot;;[.D133])" office:value-type="string" office:string-value="error.member.in.committe=Members of the Committee cannot be added as Evaluators.">
            <text:p>error.member.in.committe=Members of the Committee cannot be added as Evaluators.</text:p>
          </table:table-cell>
          <table:table-cell table:number-columns-repeated="1016"/>
        </table:table-row>
        <table:table-row table:style-name="ro2">
          <table:table-cell table:style-name="ce1" office:value-type="string">
            <text:p>error.member.is.candidacy.evaluator</text:p>
          </table:table-cell>
          <table:table-cell table:style-name="ce1" office:value-type="string">
            <text:p>Το μέλος που επιλέξατε έχει υποδειχθεί ως εισηγητής/αξιολογητής από υποψήφιο για τη θέση.</text:p>
          </table:table-cell>
          <table:table-cell table:style-name="ce1" office:value-type="string">
            <text:p>error.member.is.candidacy.evaluator</text:p>
          </table:table-cell>
          <table:table-cell table:style-name="ce1" office:value-type="string">
            <text:p>Τhe member you selected is suggested as evaluator from a candidate.</text:p>
          </table:table-cell>
          <table:table-cell table:style-name="ce7" office:value-type="date" office:date-value="2013-12-03">
            <text:p>3/12/2013</text:p>
          </table:table-cell>
          <table:table-cell table:formula="of:=IF([.A134]=[.C134];&quot;OK&quot;;&quot;ERROR&quot;)" office:value-type="string" office:string-value="OK">
            <text:p>OK</text:p>
          </table:table-cell>
          <table:table-cell table:formula="of:=CONCATENATE([.A134];&quot;=&quot;;[.B134])" office:value-type="string" office:string-value="error.member.is.candidacy.evaluator=Το μέλος που επιλέξατε έχει υποδειχθεί ως εισηγητής/αξιολογητής από υποψήφιο για τη θέση.">
            <text:p>error.member.is.candidacy.evaluator=Το μέλος που επιλέξατε έχει υποδειχθεί ως εισηγητής/αξιολογητής από υποψήφιο για τη θέση.</text:p>
          </table:table-cell>
          <table:table-cell table:formula="of:=CONCATENATE([.C134];&quot;=&quot;;[.D134])" office:value-type="string" office:string-value="error.member.is.candidacy.evaluator=Τhe member you selected is suggested as evaluator from a candidate.">
            <text:p>error.member.is.candidacy.evaluator=Τhe member you selected is suggested as evaluator from a candidate.</text:p>
          </table:table-cell>
          <table:table-cell table:number-columns-repeated="1016"/>
        </table:table-row>
        <table:table-row table:style-name="ro2">
          <table:table-cell table:style-name="ce1" office:value-type="string">
            <text:p>error.member.is.evaluator</text:p>
          </table:table-cell>
          <table:table-cell table:style-name="ce1" office:value-type="string">
            <text:p>Δεν μπορεί να οριστεί μέλος της Επιτροπής Επιλογής καθηγητής που είναι αξιολογητής για την ίδια θέση</text:p>
          </table:table-cell>
          <table:table-cell table:style-name="ce1" office:value-type="string">
            <text:p>error.member.is.evaluator</text:p>
          </table:table-cell>
          <table:table-cell table:style-name="ce1" office:value-type="string">
            <text:p>Evaluators cannot be added as members of the Committee.</text:p>
          </table:table-cell>
          <table:table-cell table:style-name="ce7" office:value-type="date" office:date-value="2013-12-03">
            <text:p>3/12/2013</text:p>
          </table:table-cell>
          <table:table-cell table:formula="of:=IF([.A135]=[.C135];&quot;OK&quot;;&quot;ERROR&quot;)" office:value-type="string" office:string-value="OK">
            <text:p>OK</text:p>
          </table:table-cell>
          <table:table-cell table:formula="of:=CONCATENATE([.A135];&quot;=&quot;;[.B135])" office:value-type="string" office:string-value="error.member.is.evaluator=Δεν μπορεί να οριστεί μέλος της Επιτροπής Επιλογής καθηγητής που είναι αξιολογητής για την ίδια θέση">
            <text:p>error.member.is.evaluator=Δεν μπορεί να οριστεί μέλος της Επιτροπής Επιλογής καθηγητής που είναι αξιολογητής για την ίδια θέση</text:p>
          </table:table-cell>
          <table:table-cell table:formula="of:=CONCATENATE([.C135];&quot;=&quot;;[.D135])" office:value-type="string" office:string-value="error.member.is.evaluator=Evaluators cannot be added as members of the Committee.">
            <text:p>error.member.is.evaluator=Evaluators cannot be added as members of the Committee.</text:p>
          </table:table-cell>
          <table:table-cell table:number-columns-repeated="1016"/>
        </table:table-row>
        <table:table-row table:style-name="ro2">
          <table:table-cell table:style-name="ce1" office:value-type="string">
            <text:p>error.messaging.exception</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messaging.exception</text:p>
          </table:table-cell>
          <table:table-cell table:style-name="ce1" office:value-type="string">
            <text:p>Application Error; please press 'Refresh' and if the problem persists contact the Helpdesk.</text:p>
          </table:table-cell>
          <table:table-cell table:style-name="ce7" office:value-type="date" office:date-value="2013-12-03">
            <text:p>3/12/2013</text:p>
          </table:table-cell>
          <table:table-cell table:formula="of:=IF([.A136]=[.C136];&quot;OK&quot;;&quot;ERROR&quot;)" office:value-type="string" office:string-value="OK">
            <text:p>OK</text:p>
          </table:table-cell>
          <table:table-cell table:formula="of:=CONCATENATE([.A136];&quot;=&quot;;[.B136])" office:value-type="string" office:string-value="error.messaging.exception=Σφάλμα Εφαρμογής, παρακαλώ πατήστε ανανέωση και αν το πρόβλημα επιμείνει επικοινωνήστε με το Γραφείο Αρωγής.">
            <text:p>error.messaging.exception=Σφάλμα Εφαρμογής, παρακαλώ πατήστε ανανέωση και αν το πρόβλημα επιμείνει επικοινωνήστε με το Γραφείο Αρωγής.</text:p>
          </table:table-cell>
          <table:table-cell table:formula="of:=CONCATENATE([.C136];&quot;=&quot;;[.D136])" office:value-type="string" office:string-value="error.messaging.exception=Application Error; please press 'Refresh' and if the problem persists contact the Helpdesk.">
            <text:p>error.messaging.exception=Application Error; please press 'Refresh' and if the problem persists contact the Helpdesk.</text:p>
          </table:table-cell>
          <table:table-cell table:number-columns-repeated="1016"/>
        </table:table-row>
        <table:table-row table:style-name="ro2">
          <table:table-cell table:style-name="ce1" office:value-type="string">
            <text:p>error.min.external.regular.foreign.members.failed</text:p>
          </table:table-cell>
          <table:table-cell table:style-name="ce1" office:value-type="string">
            <text:p>Στα τακτικά μέλη της Επιτροπής επιλογής πρέπει να περιλαμβάνεται ένας τουλάχιστον Καθηγητής/Ερευνητής Aλλοδαπής.</text:p>
          </table:table-cell>
          <table:table-cell table:style-name="ce1" office:value-type="string">
            <text:p>error.min.external.regular.foreign.members.failed</text:p>
          </table:table-cell>
          <table:table-cell table:style-name="ce1" office:value-type="string">
            <text:p>Regular Committee members must include at least one Foreign Professor/Researcher.</text:p>
          </table:table-cell>
          <table:table-cell table:style-name="ce7" office:value-type="date" office:date-value="2013-12-03">
            <text:p>3/12/2013</text:p>
          </table:table-cell>
          <table:table-cell table:formula="of:=IF([.A137]=[.C137];&quot;OK&quot;;&quot;ERROR&quot;)" office:value-type="string" office:string-value="OK">
            <text:p>OK</text:p>
          </table:table-cell>
          <table:table-cell table:formula="of:=CONCATENATE([.A137];&quot;=&quot;;[.B137])" office:value-type="string" office:string-value="error.min.external.regular.foreign.members.failed=Στα τακτικά μέλη της Επιτροπής επιλογής πρέπει να περιλαμβάνεται ένας τουλάχιστον Καθηγητής/Ερευνητής Aλλοδαπής.">
            <text:p>error.min.external.regular.foreign.members.failed=Στα τακτικά μέλη της Επιτροπής επιλογής πρέπει να περιλαμβάνεται ένας τουλάχιστον Καθηγητής/Ερευνητής Aλλοδαπής.</text:p>
          </table:table-cell>
          <table:table-cell table:formula="of:=CONCATENATE([.C137];&quot;=&quot;;[.D137])" office:value-type="string" office:string-value="error.min.external.regular.foreign.members.failed=Regular Committee members must include at least one Foreign Professor/Researcher.">
            <text:p>error.min.external.regular.foreign.members.failed=Regular Committee members must include at least one Foreign Professor/Researcher.</text:p>
          </table:table-cell>
          <table:table-cell table:number-columns-repeated="1016"/>
        </table:table-row>
        <table:table-row table:style-name="ro2">
          <table:table-cell table:style-name="ce1" office:value-type="string">
            <text:p>error.min.external.regular.members.failed</text:p>
          </table:table-cell>
          <table:table-cell table:style-name="ce1" office:value-type="string">
            <text:p>Απαιτούνται τουλάχιστον τρία εξωτερικά τακτικά μέλη στην επιτροπή.</text:p>
          </table:table-cell>
          <table:table-cell table:style-name="ce1" office:value-type="string">
            <text:p>error.min.external.regular.members.failed</text:p>
          </table:table-cell>
          <table:table-cell table:style-name="ce1" office:value-type="string">
            <text:p>At least three(3) External Regular Members are required in the Committee.</text:p>
          </table:table-cell>
          <table:table-cell table:style-name="ce7" office:value-type="date" office:date-value="2013-12-03">
            <text:p>3/12/2013</text:p>
          </table:table-cell>
          <table:table-cell table:formula="of:=IF([.A138]=[.C138];&quot;OK&quot;;&quot;ERROR&quot;)" office:value-type="string" office:string-value="OK">
            <text:p>OK</text:p>
          </table:table-cell>
          <table:table-cell table:formula="of:=CONCATENATE([.A138];&quot;=&quot;;[.B138])" office:value-type="string" office:string-value="error.min.external.regular.members.failed=Απαιτούνται τουλάχιστον τρία εξωτερικά τακτικά μέλη στην επιτροπή.">
            <text:p>error.min.external.regular.members.failed=Απαιτούνται τουλάχιστον τρία εξωτερικά τακτικά μέλη στην επιτροπή.</text:p>
          </table:table-cell>
          <table:table-cell table:formula="of:=CONCATENATE([.C138];&quot;=&quot;;[.D138])" office:value-type="string" office:string-value="error.min.external.regular.members.failed=At least three(3) External Regular Members are required in the Committee.">
            <text:p>error.min.external.regular.members.failed=At least three(3) External Regular Members are required in the Committee.</text:p>
          </table:table-cell>
          <table:table-cell table:number-columns-repeated="1016"/>
        </table:table-row>
        <table:table-row table:style-name="ro2">
          <table:table-cell table:style-name="ce1" office:value-type="string">
            <text:p>error.min.external.substitute.foreign.members.failed</text:p>
          </table:table-cell>
          <table:table-cell table:style-name="ce1" office:value-type="string">
            <text:p>Στα αναπληρωματικά μέλη της Επιτροπής επιλογής πρέπει να περιλαμβάνεται ένας τουλάχιστον Καθηγητής/Ερευνητής Aλλοδαπής.</text:p>
          </table:table-cell>
          <table:table-cell table:style-name="ce1" office:value-type="string">
            <text:p>error.min.external.substitute.foreign.members.failed</text:p>
          </table:table-cell>
          <table:table-cell table:style-name="ce1" office:value-type="string">
            <text:p>Substitute Committee members must include at least one Foreign Professor/Researcher.</text:p>
          </table:table-cell>
          <table:table-cell table:style-name="ce7" office:value-type="date" office:date-value="2013-12-03">
            <text:p>3/12/2013</text:p>
          </table:table-cell>
          <table:table-cell table:formula="of:=IF([.A139]=[.C139];&quot;OK&quot;;&quot;ERROR&quot;)" office:value-type="string" office:string-value="OK">
            <text:p>OK</text:p>
          </table:table-cell>
          <table:table-cell table:formula="of:=CONCATENATE([.A139];&quot;=&quot;;[.B139])" office:value-type="string" office:string-value="error.min.external.substitute.foreign.members.failed=Στα αναπληρωματικά μέλη της Επιτροπής επιλογής πρέπει να περιλαμβάνεται ένας τουλάχιστον Καθηγητής/Ερευνητής Aλλοδαπής.">
            <text:p>error.min.external.substitute.foreign.members.failed=Στα αναπληρωματικά μέλη της Επιτροπής επιλογής πρέπει να περιλαμβάνεται ένας τουλάχιστον Καθηγητής/Ερευνητής Aλλοδαπής.</text:p>
          </table:table-cell>
          <table:table-cell table:formula="of:=CONCATENATE([.C139];&quot;=&quot;;[.D139])" office:value-type="string" office:string-value="error.min.external.substitute.foreign.members.failed=Substitute Committee members must include at least one Foreign Professor/Researcher.">
            <text:p>error.min.external.substitute.foreign.members.failed=Substitute Committee members must include at least one Foreign Professor/Researcher.</text:p>
          </table:table-cell>
          <table:table-cell table:number-columns-repeated="1016"/>
        </table:table-row>
        <table:table-row table:style-name="ro2">
          <table:table-cell table:style-name="ce1" office:value-type="string">
            <text:p>error.min.external.substitute.members.failed</text:p>
          </table:table-cell>
          <table:table-cell table:style-name="ce1" office:value-type="string">
            <text:p>Απαιτούνται τουλάχιστον τρία εξωτερικά αναπληρωματικά μέλη στην επιτροπή</text:p>
          </table:table-cell>
          <table:table-cell table:style-name="ce1" office:value-type="string">
            <text:p>error.min.external.substitute.members.failed</text:p>
          </table:table-cell>
          <table:table-cell table:style-name="ce1" office:value-type="string">
            <text:p>At least three(3) External Substitute Members are required in the Committee.</text:p>
          </table:table-cell>
          <table:table-cell table:style-name="ce7" office:value-type="date" office:date-value="2013-12-03">
            <text:p>3/12/2013</text:p>
          </table:table-cell>
          <table:table-cell table:formula="of:=IF([.A140]=[.C140];&quot;OK&quot;;&quot;ERROR&quot;)" office:value-type="string" office:string-value="OK">
            <text:p>OK</text:p>
          </table:table-cell>
          <table:table-cell table:formula="of:=CONCATENATE([.A140];&quot;=&quot;;[.B140])" office:value-type="string" office:string-value="error.min.external.substitute.members.failed=Απαιτούνται τουλάχιστον τρία εξωτερικά αναπληρωματικά μέλη στην επιτροπή">
            <text:p>error.min.external.substitute.members.failed=Απαιτούνται τουλάχιστον τρία εξωτερικά αναπληρωματικά μέλη στην επιτροπή</text:p>
          </table:table-cell>
          <table:table-cell table:formula="of:=CONCATENATE([.C140];&quot;=&quot;;[.D140])" office:value-type="string" office:string-value="error.min.external.substitute.members.failed=At least three(3) External Substitute Members are required in the Committee.">
            <text:p>error.min.external.substitute.members.failed=At least three(3) External Substitute Members are required in the Committee.</text:p>
          </table:table-cell>
          <table:table-cell table:number-columns-repeated="1016"/>
        </table:table-row>
        <table:table-row table:style-name="ro2">
          <table:table-cell table:style-name="ce1" office:value-type="string">
            <text:p>error.min.internal.regular.members.failed</text:p>
          </table:table-cell>
          <table:table-cell table:style-name="ce1" office:value-type="string">
            <text:p>Απαιτείται τουλάχιστον 1 εσωτερικό τακτικό μέλος στην επιτροπή.</text:p>
          </table:table-cell>
          <table:table-cell table:style-name="ce1" office:value-type="string">
            <text:p>error.min.internal.regular.members.failed</text:p>
          </table:table-cell>
          <table:table-cell table:style-name="ce1" office:value-type="string">
            <text:p>At least one(1) Internal Regular member is required in the Committee.</text:p>
          </table:table-cell>
          <table:table-cell table:style-name="ce7" office:value-type="date" office:date-value="2013-12-03">
            <text:p>3/12/2013</text:p>
          </table:table-cell>
          <table:table-cell table:formula="of:=IF([.A141]=[.C141];&quot;OK&quot;;&quot;ERROR&quot;)" office:value-type="string" office:string-value="OK">
            <text:p>OK</text:p>
          </table:table-cell>
          <table:table-cell table:formula="of:=CONCATENATE([.A141];&quot;=&quot;;[.B141])" office:value-type="string" office:string-value="error.min.internal.regular.members.failed=Απαιτείται τουλάχιστον 1 εσωτερικό τακτικό μέλος στην επιτροπή.">
            <text:p>error.min.internal.regular.members.failed=Απαιτείται τουλάχιστον 1 εσωτερικό τακτικό μέλος στην επιτροπή.</text:p>
          </table:table-cell>
          <table:table-cell table:formula="of:=CONCATENATE([.C141];&quot;=&quot;;[.D141])" office:value-type="string" office:string-value="error.min.internal.regular.members.failed=At least one(1) Internal Regular member is required in the Committee.">
            <text:p>error.min.internal.regular.members.failed=At least one(1) Internal Regular member is required in the Committee.</text:p>
          </table:table-cell>
          <table:table-cell table:number-columns-repeated="1016"/>
        </table:table-row>
        <table:table-row table:style-name="ro2">
          <table:table-cell table:style-name="ce1" office:value-type="string">
            <text:p>error.min.internal.substitute.members.failed</text:p>
          </table:table-cell>
          <table:table-cell table:style-name="ce1" office:value-type="string">
            <text:p>Απαιτείται τουλάχιστον 1 εσωτερικό αναπληρωματικό μέλος στην επιτροπή</text:p>
          </table:table-cell>
          <table:table-cell table:style-name="ce1" office:value-type="string">
            <text:p>error.min.internal.substitute.members.failed</text:p>
          </table:table-cell>
          <table:table-cell table:style-name="ce1" office:value-type="string">
            <text:p>At least one(1) Internal Substitute member is required in the Committee.</text:p>
          </table:table-cell>
          <table:table-cell table:style-name="ce7" office:value-type="date" office:date-value="2013-12-03">
            <text:p>3/12/2013</text:p>
          </table:table-cell>
          <table:table-cell table:formula="of:=IF([.A142]=[.C142];&quot;OK&quot;;&quot;ERROR&quot;)" office:value-type="string" office:string-value="OK">
            <text:p>OK</text:p>
          </table:table-cell>
          <table:table-cell table:formula="of:=CONCATENATE([.A142];&quot;=&quot;;[.B142])" office:value-type="string" office:string-value="error.min.internal.substitute.members.failed=Απαιτείται τουλάχιστον 1 εσωτερικό αναπληρωματικό μέλος στην επιτροπή">
            <text:p>error.min.internal.substitute.members.failed=Απαιτείται τουλάχιστον 1 εσωτερικό αναπληρωματικό μέλος στην επιτροπή</text:p>
          </table:table-cell>
          <table:table-cell table:formula="of:=CONCATENATE([.C142];&quot;=&quot;;[.D142])" office:value-type="string" office:string-value="error.min.internal.substitute.members.failed=At least one(1) Internal Substitute member is required in the Committee.">
            <text:p>error.min.internal.substitute.members.failed=At least one(1) Internal Substitute member is required in the Committee.</text:p>
          </table:table-cell>
          <table:table-cell table:number-columns-repeated="1016"/>
        </table:table-row>
        <table:table-row table:style-name="ro2">
          <table:table-cell table:style-name="ce1" office:value-type="string">
            <text:p>error.missing.file.type</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missing.file.type</text:p>
          </table:table-cell>
          <table:table-cell table:style-name="ce1" office:value-type="string">
            <text:p>Application Error; please press 'Refresh' and if the problem persists contact the Helpdesk.</text:p>
          </table:table-cell>
          <table:table-cell table:style-name="ce7" office:value-type="date" office:date-value="2013-12-03">
            <text:p>3/12/2013</text:p>
          </table:table-cell>
          <table:table-cell table:formula="of:=IF([.A143]=[.C143];&quot;OK&quot;;&quot;ERROR&quot;)" office:value-type="string" office:string-value="OK">
            <text:p>OK</text:p>
          </table:table-cell>
          <table:table-cell table:formula="of:=CONCATENATE([.A143];&quot;=&quot;;[.B143])" office:value-type="string" office:string-value="error.missing.file.type=Σφάλμα Εφαρμογής, παρακαλώ πατήστε ανανέωση και αν το πρόβλημα επιμείνει επικοινωνήστε με το Γραφείο Αρωγής.">
            <text:p>error.missing.file.type=Σφάλμα Εφαρμογής, παρακαλώ πατήστε ανανέωση και αν το πρόβλημα επιμείνει επικοινωνήστε με το Γραφείο Αρωγής.</text:p>
          </table:table-cell>
          <table:table-cell table:formula="of:=CONCATENATE([.C143];&quot;=&quot;;[.D143])" office:value-type="string" office:string-value="error.missing.file.type=Application Error; please press 'Refresh' and if the problem persists contact the Helpdesk.">
            <text:p>error.missing.file.type=Application Error; please press 'Refresh' and if the problem persists contact the Helpdesk.</text:p>
          </table:table-cell>
          <table:table-cell table:number-columns-repeated="1016"/>
        </table:table-row>
        <table:table-row table:style-name="ro2">
          <table:table-cell table:style-name="ce1" office:value-type="string">
            <text:p>error.nomination.missing.praktiko.epilogis</text:p>
          </table:table-cell>
          <table:table-cell table:style-name="ce1" office:value-type="string">
            <text:p>Για να συμπληρώσετε τον Εκλεγέντα ή τον Δεύτερο καταλληλότερο υποψήφιο θα πρέπει πρώτα να συμπληρωθεί το πεδίο "Πρακτικό Επιλογής"</text:p>
          </table:table-cell>
          <table:table-cell table:style-name="ce1" office:value-type="string">
            <text:p>error.nomination.missing.praktiko.epilogis</text:p>
          </table:table-cell>
          <table:table-cell table:style-name="ce1" office:value-type="string">
            <text:p>The field 'Nomination Proceedings' needs to be filled in before selecting nominated or second nominated candidate.</text:p>
          </table:table-cell>
          <table:table-cell table:style-name="ce7" office:value-type="date" office:date-value="2013-12-03">
            <text:p>3/12/2013</text:p>
          </table:table-cell>
          <table:table-cell table:formula="of:=IF([.A144]=[.C144];&quot;OK&quot;;&quot;ERROR&quot;)" office:value-type="string" office:string-value="OK">
            <text:p>OK</text:p>
          </table:table-cell>
          <table:table-cell table:formula="of:=CONCATENATE([.A144];&quot;=&quot;;[.B144])" office:value-type="string" office:string-value="error.nomination.missing.praktiko.epilogis=Για να συμπληρώσετε τον Εκλεγέντα ή τον Δεύτερο καταλληλότερο υποψήφιο θα πρέπει πρώτα να συμπληρωθεί το πεδίο &quot;Πρακτικό Επιλογής&quot;">
            <text:p>error.nomination.missing.praktiko.epilogis=Για να συμπληρώσετε τον Εκλεγέντα ή τον Δεύτερο καταλληλότερο υποψήφιο θα πρέπει πρώτα να συμπληρωθεί το πεδίο "Πρακτικό Επιλογής"</text:p>
          </table:table-cell>
          <table:table-cell table:formula="of:=CONCATENATE([.C144];&quot;=&quot;;[.D144])" office:value-type="string" office:string-value="error.nomination.missing.praktiko.epilogis=The field 'Nomination Proceedings' needs to be filled in before selecting nominated or second nominated candidate.">
            <text:p>error.nomination.missing.praktiko.epilogis=The field 'Nomination Proceedings' needs to be filled in before selecting nominated or second nominated candidate.</text:p>
          </table:table-cell>
          <table:table-cell table:number-columns-repeated="1016"/>
        </table:table-row>
        <table:table-row table:style-name="ro2">
          <table:table-cell table:style-name="ce1" office:value-type="string">
            <text:p>error.nomination.missing.prosklisi.kosmitora</text:p>
          </table:table-cell>
          <table:table-cell table:style-name="ce1" office:value-type="string">
            <text:p>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style-name="ce1" office:value-type="string">
            <text:p>error.nomination.missing.prosklisi.kosmitora</text:p>
          </table:table-cell>
          <table:table-cell table:style-name="ce1" office:value-type="string">
            <text:p>The field 'Dean's invitation for the convocation of the Committee' needs to be filled in before specifying a meeting date for the Committee.</text:p>
          </table:table-cell>
          <table:table-cell table:style-name="ce7" office:value-type="date" office:date-value="2013-12-03">
            <text:p>3/12/2013</text:p>
          </table:table-cell>
          <table:table-cell table:formula="of:=IF([.A145]=[.C145];&quot;OK&quot;;&quot;ERROR&quot;)" office:value-type="string" office:string-value="OK">
            <text:p>OK</text:p>
          </table:table-cell>
          <table:table-cell table:formula="of:=CONCATENATE([.A145];&quot;=&quot;;[.B145])" office:value-type="string" office:string-value="error.nomination.missing.prosklisi.kosmitora=Για τη συμπλήρωση της ημερομηνίας σύγκλησης της επιτροπής για επιλογή θα πρέπει πρώτα να συμπληρωθεί το πεδίο &quot;Πρόσκληση Κοσμήτορα για Σύγκληση της Επιτροπής για επιλογή&quot;.">
            <text:p>error.nomination.missing.prosklisi.kosmitora=Για τη συμπλήρωση της ημερομηνίας σύγκλησης της επιτροπής για επιλογή θα πρέπει πρώτα να συμπληρωθεί το πεδίο "Πρόσκληση Κοσμήτορα για Σύγκληση της Επιτροπής για επιλογή".</text:p>
          </table:table-cell>
          <table:table-cell table:formula="of:=CONCATENATE([.C145];&quot;=&quot;;[.D145])" office:value-type="string" office:string-value="error.nomination.missing.prosklisi.kosmitora=The field 'Dean's invitation for the convocation of the Committee' needs to be filled in before specifying a meeting date for the Committee.">
            <text:p>error.nomination.missing.prosklisi.kosmitora=The field 'Dean's invitation for the convocation of the Committee' needs to be filled in before specifying a meeting date for the Committee.</text:p>
          </table:table-cell>
          <table:table-cell table:number-columns-repeated="1016"/>
        </table:table-row>
        <table:table-row table:style-name="ro2">
          <table:table-cell table:style-name="ce1" office:value-type="string">
            <text:p>error.not.current.position.phase</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not.current.position.phase</text:p>
          </table:table-cell>
          <table:table-cell table:style-name="ce1" office:value-type="string">
            <text:p>Bad request; please contact the Helpdesk</text:p>
          </table:table-cell>
          <table:table-cell table:style-name="ce7" office:value-type="date" office:date-value="2013-12-03">
            <text:p>3/12/2013</text:p>
          </table:table-cell>
          <table:table-cell table:formula="of:=IF([.A146]=[.C146];&quot;OK&quot;;&quot;ERROR&quot;)" office:value-type="string" office:string-value="OK">
            <text:p>OK</text:p>
          </table:table-cell>
          <table:table-cell table:formula="of:=CONCATENATE([.A146];&quot;=&quot;;[.B146])" office:value-type="string" office:string-value="error.not.current.position.phase=Σφάλμα Εφαρμογής, παρακαλώ πατήστε ανανέωση και αν το πρόβλημα επιμείνει επικοινωνήστε με το Γραφείο Αρωγής.">
            <text:p>error.not.current.position.phase=Σφάλμα Εφαρμογής, παρακαλώ πατήστε ανανέωση και αν το πρόβλημα επιμείνει επικοινωνήστε με το Γραφείο Αρωγής.</text:p>
          </table:table-cell>
          <table:table-cell table:formula="of:=CONCATENATE([.C146];&quot;=&quot;;[.D146])" office:value-type="string" office:string-value="error.not.current.position.phase=Bad request; please contact the Helpdesk">
            <text:p>error.not.current.position.phase=Bad request; please contact the Helpdesk</text:p>
          </table:table-cell>
          <table:table-cell table:number-columns-repeated="1016"/>
        </table:table-row>
        <table:table-row table:style-name="ro2">
          <table:table-cell table:style-name="ce1" office:value-type="string">
            <text:p>error.not.primary.role</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not.primary.role</text:p>
          </table:table-cell>
          <table:table-cell table:style-name="ce1" office:value-type="string">
            <text:p>Bad request; please press 'Refresh' and if the problem persists contact the Helpdesk.</text:p>
          </table:table-cell>
          <table:table-cell table:style-name="ce7" office:value-type="date" office:date-value="2013-12-03">
            <text:p>3/12/2013</text:p>
          </table:table-cell>
          <table:table-cell table:formula="of:=IF([.A147]=[.C147];&quot;OK&quot;;&quot;ERROR&quot;)" office:value-type="string" office:string-value="OK">
            <text:p>OK</text:p>
          </table:table-cell>
          <table:table-cell table:formula="of:=CONCATENATE([.A147];&quot;=&quot;;[.B147])" office:value-type="string" office:string-value="error.not.primary.role=Σφάλμα Εφαρμογής, παρακαλώ πατήστε ανανέωση και αν το πρόβλημα επιμείνει επικοινωνήστε με το Γραφείο Αρωγής.">
            <text:p>error.not.primary.role=Σφάλμα Εφαρμογής, παρακαλώ πατήστε ανανέωση και αν το πρόβλημα επιμείνει επικοινωνήστε με το Γραφείο Αρωγής.</text:p>
          </table:table-cell>
          <table:table-cell table:formula="of:=CONCATENATE([.C147];&quot;=&quot;;[.D147])" office:value-type="string" office:string-value="error.not.primary.role=Bad request; please press 'Refresh' and if the problem persists contact the Helpdesk.">
            <text:p>error.not.primary.role=Bad request; please press 'Refresh' and if the problem persists contact the Helpdesk.</text:p>
          </table:table-cell>
          <table:table-cell table:number-columns-repeated="1016"/>
        </table:table-row>
        <table:table-row table:style-name="ro2">
          <table:table-cell table:style-name="ce1" office:value-type="string">
            <text:p>error.null</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null</text:p>
          </table:table-cell>
          <table:table-cell table:style-name="ce1" office:value-type="string">
            <text:p>Application Error; please press 'Refresh' and if the problem persists contact the Helpdesk.</text:p>
          </table:table-cell>
          <table:table-cell table:style-name="ce7" office:value-type="date" office:date-value="2013-12-03">
            <text:p>3/12/2013</text:p>
          </table:table-cell>
          <table:table-cell table:formula="of:=IF([.A148]=[.C148];&quot;OK&quot;;&quot;ERROR&quot;)" office:value-type="string" office:string-value="OK">
            <text:p>OK</text:p>
          </table:table-cell>
          <table:table-cell table:formula="of:=CONCATENATE([.A148];&quot;=&quot;;[.B148])" office:value-type="string" office:string-value="error.null=Σφάλμα Εφαρμογής, παρακαλώ πατήστε ανανέωση και αν το πρόβλημα επιμείνει επικοινωνήστε με το Γραφείο Αρωγής.">
            <text:p>error.null=Σφάλμα Εφαρμογής, παρακαλώ πατήστε ανανέωση και αν το πρόβλημα επιμείνει επικοινωνήστε με το Γραφείο Αρωγής.</text:p>
          </table:table-cell>
          <table:table-cell table:formula="of:=CONCATENATE([.C148];&quot;=&quot;;[.D148])" office:value-type="string" office:string-value="error.null=Application Error; please press 'Refresh' and if the problem persists contact the Helpdesk.">
            <text:p>error.null=Application Error; please press 'Refresh' and if the problem persists contact the Helpdesk.</text:p>
          </table:table-cell>
          <table:table-cell table:number-columns-repeated="1016"/>
        </table:table-row>
        <table:table-row table:style-name="ro2">
          <table:table-cell table:style-name="ce1" office:value-type="string">
            <text:p>error.one.role.required</text:p>
          </table:table-cell>
          <table:table-cell table:style-name="ce1" office:value-type="string">
            <text:p>Δεν επιτρέπεται η ενέργεια. Πρέπει να υπάρχει τουλάχιστον ένα προφίλ στον χρήστη.</text:p>
          </table:table-cell>
          <table:table-cell table:style-name="ce1" office:value-type="string">
            <text:p>error.one.role.required</text:p>
          </table:table-cell>
          <table:table-cell table:style-name="ce1" office:value-type="string">
            <text:p>Action not allowed. At least one profile is required.</text:p>
          </table:table-cell>
          <table:table-cell table:style-name="ce7" office:value-type="date" office:date-value="2013-12-03">
            <text:p>3/12/2013</text:p>
          </table:table-cell>
          <table:table-cell table:formula="of:=IF([.A149]=[.C149];&quot;OK&quot;;&quot;ERROR&quot;)" office:value-type="string" office:string-value="OK">
            <text:p>OK</text:p>
          </table:table-cell>
          <table:table-cell table:formula="of:=CONCATENATE([.A149];&quot;=&quot;;[.B149])" office:value-type="string" office:string-value="error.one.role.required=Δεν επιτρέπεται η ενέργεια. Πρέπει να υπάρχει τουλάχιστον ένα προφίλ στον χρήστη.">
            <text:p>error.one.role.required=Δεν επιτρέπεται η ενέργεια. Πρέπει να υπάρχει τουλάχιστον ένα προφίλ στον χρήστη.</text:p>
          </table:table-cell>
          <table:table-cell table:formula="of:=CONCATENATE([.C149];&quot;=&quot;;[.D149])" office:value-type="string" office:string-value="error.one.role.required=Action not allowed. At least one profile is required.">
            <text:p>error.one.role.required=Action not allowed. At least one profile is required.</text:p>
          </table:table-cell>
          <table:table-cell table:number-columns-repeated="1016"/>
        </table:table-row>
        <table:table-row table:style-name="ro2">
          <table:table-cell table:style-name="ce1" office:value-type="string">
            <text:p>error.parse.exception</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parse.exception</text:p>
          </table:table-cell>
          <table:table-cell table:style-name="ce1" office:value-type="string">
            <text:p>Application Error; please press 'Refresh' and if the problem persists contact the Helpdesk.</text:p>
          </table:table-cell>
          <table:table-cell table:style-name="ce7" office:value-type="date" office:date-value="2013-12-03">
            <text:p>3/12/2013</text:p>
          </table:table-cell>
          <table:table-cell table:formula="of:=IF([.A150]=[.C150];&quot;OK&quot;;&quot;ERROR&quot;)" office:value-type="string" office:string-value="OK">
            <text:p>OK</text:p>
          </table:table-cell>
          <table:table-cell table:formula="of:=CONCATENATE([.A150];&quot;=&quot;;[.B150])" office:value-type="string" office:string-value="error.parse.exception=Σφάλμα Εφαρμογής, παρακαλώ πατήστε ανανέωση και αν το πρόβλημα επιμείνει επικοινωνήστε με το Γραφείο Αρωγής.">
            <text:p>error.parse.exception=Σφάλμα Εφαρμογής, παρακαλώ πατήστε ανανέωση και αν το πρόβλημα επιμείνει επικοινωνήστε με το Γραφείο Αρωγής.</text:p>
          </table:table-cell>
          <table:table-cell table:formula="of:=CONCATENATE([.C150];&quot;=&quot;;[.D150])" office:value-type="string" office:string-value="error.parse.exception=Application Error; please press 'Refresh' and if the problem persists contact the Helpdesk.">
            <text:p>error.parse.exception=Application Error; please press 'Refresh' and if the problem persists contact the Helpdesk.</text:p>
          </table:table-cell>
          <table:table-cell table:number-columns-repeated="1016"/>
        </table:table-row>
        <table:table-row table:style-name="ro2">
          <table:table-cell table:style-name="ce1" office:value-type="string">
            <text:p>error.persistence.exception</text:p>
          </table:table-cell>
          <table:table-cell table:style-name="ce1" office:value-type="string">
            <text:p>Σφάλμα Εφαρμογής, παρακαλώ πατήστε ανανέωση και αν το πρόβλημα επιμείνει επικοινωνήστε με το Γραφείο Αρωγής.</text:p>
          </table:table-cell>
          <table:table-cell table:style-name="ce1" office:value-type="string">
            <text:p>error.persistence.exception</text:p>
          </table:table-cell>
          <table:table-cell table:style-name="ce1" office:value-type="string">
            <text:p>Application Error; please press 'Refresh' and if the problem persists contact the Helpdesk.</text:p>
          </table:table-cell>
          <table:table-cell table:style-name="ce7" office:value-type="date" office:date-value="2013-12-03">
            <text:p>3/12/2013</text:p>
          </table:table-cell>
          <table:table-cell table:formula="of:=IF([.A151]=[.C151];&quot;OK&quot;;&quot;ERROR&quot;)" office:value-type="string" office:string-value="OK">
            <text:p>OK</text:p>
          </table:table-cell>
          <table:table-cell table:formula="of:=CONCATENATE([.A151];&quot;=&quot;;[.B151])" office:value-type="string" office:string-value="error.persistence.exception=Σφάλμα Εφαρμογής, παρακαλώ πατήστε ανανέωση και αν το πρόβλημα επιμείνει επικοινωνήστε με το Γραφείο Αρωγής.">
            <text:p>error.persistence.exception=Σφάλμα Εφαρμογής, παρακαλώ πατήστε ανανέωση και αν το πρόβλημα επιμείνει επικοινωνήστε με το Γραφείο Αρωγής.</text:p>
          </table:table-cell>
          <table:table-cell table:formula="of:=CONCATENATE([.C151];&quot;=&quot;;[.D151])" office:value-type="string" office:string-value="error.persistence.exception=Application Error; please press 'Refresh' and if the problem persists contact the Helpdesk.">
            <text:p>error.persistence.exception=Application Error; please press 'Refresh' and if the problem persists contact the Helpdesk.</text:p>
          </table:table-cell>
          <table:table-cell table:number-columns-repeated="1016"/>
        </table:table-row>
        <table:table-row table:style-name="ro2">
          <table:table-cell table:style-name="ce1" office:value-type="string">
            <text:p>error.position.phase.anapompi.missing.apofasi</text:p>
          </table:table-cell>
          <table:table-cell table:style-name="ce1" office:value-type="string">
            <text:p>Δεν έχει συμπληρωθεί το πεδίο «Απόφαση αναπομπής».</text:p>
          </table:table-cell>
          <table:table-cell table:style-name="ce1" office:value-type="string">
            <text:p>error.position.phase.anapompi.missing.apofasi</text:p>
          </table:table-cell>
          <table:table-cell table:style-name="ce1" office:value-type="string">
            <text:p>You need to specify the field 'Decision to Revoke'.</text:p>
          </table:table-cell>
          <table:table-cell table:style-name="ce7" office:value-type="date" office:date-value="2013-12-03">
            <text:p>3/12/2013</text:p>
          </table:table-cell>
          <table:table-cell table:formula="of:=IF([.A152]=[.C152];&quot;OK&quot;;&quot;ERROR&quot;)" office:value-type="string" office:string-value="OK">
            <text:p>OK</text:p>
          </table:table-cell>
          <table:table-cell table:formula="of:=CONCATENATE([.A152];&quot;=&quot;;[.B152])" office:value-type="string" office:string-value="error.position.phase.anapompi.missing.apofasi=Δεν έχει συμπληρωθεί το πεδίο «Απόφαση αναπομπής».">
            <text:p>error.position.phase.anapompi.missing.apofasi=Δεν έχει συμπληρωθεί το πεδίο «Απόφαση αναπομπής».</text:p>
          </table:table-cell>
          <table:table-cell table:formula="of:=CONCATENATE([.C152];&quot;=&quot;;[.D152])" office:value-type="string" office:string-value="error.position.phase.anapompi.missing.apofasi=You need to specify the field 'Decision to Revoke'.">
            <text:p>error.position.phase.anapompi.missing.apofasi=You need to specify the field 'Decision to Revoke'.</text:p>
          </table:table-cell>
          <table:table-cell table:number-columns-repeated="1016"/>
        </table:table-row>
        <table:table-row table:style-name="ro2">
          <table:table-cell table:style-name="ce1" office:value-type="string">
            <text:p>error.position.phase.anoixti.wrong.closing.date</text:p>
          </table:table-cell>
          <table:table-cell table:style-name="ce1" office:value-type="string">
            <text:p>Δεν μπορείτε να αλλάξετε την κατάσταση της θέσης σε "Ανοιχτή" αν έχει παρέλθει η ημερομηνία λήξης υποβολών.</text:p>
          </table:table-cell>
          <table:table-cell table:style-name="ce1" office:value-type="string">
            <text:p>error.position.phase.anoixti.wrong.closing.date</text:p>
          </table:table-cell>
          <table:table-cell table:style-name="ce1" office:value-type="string">
            <text:p>You cannot change the status of the position in "Open" if the submission period has expired.</text:p>
          </table:table-cell>
          <table:table-cell table:style-name="ce7" office:value-type="date" office:date-value="2013-12-03">
            <text:p>3/12/2013</text:p>
          </table:table-cell>
          <table:table-cell table:formula="of:=IF([.A153]=[.C153];&quot;OK&quot;;&quot;ERROR&quot;)" office:value-type="string" office:string-value="OK">
            <text:p>OK</text:p>
          </table:table-cell>
          <table:table-cell table:formula="of:=CONCATENATE([.A153];&quot;=&quot;;[.B153])" office:value-type="string" office:string-value="error.position.phase.anoixti.wrong.closing.date=Δεν μπορείτε να αλλάξετε την κατάσταση της θέσης σε &quot;Ανοιχτή&quot; αν έχει παρέλθει η ημερομηνία λήξης υποβολών.">
            <text:p>error.position.phase.anoixti.wrong.closing.date=Δεν μπορείτε να αλλάξετε την κατάσταση της θέσης σε "Ανοιχτή" αν έχει παρέλθει η ημερομηνία λήξης υποβολών.</text:p>
          </table:table-cell>
          <table:table-cell table:formula="of:=CONCATENATE([.C153];&quot;=&quot;;[.D153])" office:value-type="string" office:string-value="error.position.phase.anoixti.wrong.closing.date=You cannot change the status of the position in &quot;Open&quot; if the submission period has expired.">
            <text:p>error.position.phase.anoixti.wrong.closing.date=You cannot change the status of the position in "Open" if the submission period has expired.</text:p>
          </table:table-cell>
          <table:table-cell table:number-columns-repeated="1016"/>
        </table:table-row>
        <table:table-row table:style-name="ro2">
          <table:table-cell table:style-name="ce1" office:value-type="string">
            <text:p>error.position.phase.epilogi.closing.date</text:p>
          </table:table-cell>
          <table:table-cell table:style-name="ce1" office:value-type="string">
            <text:p>Δεν μπορείτε να μεταβείτε σε κατάσταση Επιλογής αν δεν παρέλθει η ημερομηνία λήξης υποβολών.</text:p>
          </table:table-cell>
          <table:table-cell table:style-name="ce1" office:value-type="string">
            <text:p>error.position.phase.epilogi.closing.date</text:p>
          </table:table-cell>
          <table:table-cell table:style-name="ce1" office:value-type="string">
            <text:p>You cannot change the status of the position in "Selection" if the submission period has not expired yet.</text:p>
          </table:table-cell>
          <table:table-cell table:style-name="ce7" office:value-type="date" office:date-value="2013-12-03">
            <text:p>3/12/2013</text:p>
          </table:table-cell>
          <table:table-cell table:formula="of:=IF([.A154]=[.C154];&quot;OK&quot;;&quot;ERROR&quot;)" office:value-type="string" office:string-value="OK">
            <text:p>OK</text:p>
          </table:table-cell>
          <table:table-cell table:formula="of:=CONCATENATE([.A154];&quot;=&quot;;[.B154])" office:value-type="string" office:string-value="error.position.phase.epilogi.closing.date=Δεν μπορείτε να μεταβείτε σε κατάσταση Επιλογής αν δεν παρέλθει η ημερομηνία λήξης υποβολών.">
            <text:p>error.position.phase.epilogi.closing.date=Δεν μπορείτε να μεταβείτε σε κατάσταση Επιλογής αν δεν παρέλθει η ημερομηνία λήξης υποβολών.</text:p>
          </table:table-cell>
          <table:table-cell table:formula="of:=CONCATENATE([.C154];&quot;=&quot;;[.D154])" office:value-type="string" office:string-value="error.position.phase.epilogi.closing.date=You cannot change the status of the position in &quot;Selection&quot; if the submission period has not expired yet.">
            <text:p>error.position.phase.epilogi.closing.date=You cannot change the status of the position in "Selection" if the submission period has not expired yet.</text:p>
          </table:table-cell>
          <table:table-cell table:number-columns-repeated="1016"/>
        </table:table-row>
        <table:table-row table:style-name="ro2">
          <table:table-cell table:style-name="ce1" office:value-type="string">
            <text:p>error.position.phase.epilogi.wrong.closing.date</text:p>
          </table:table-cell>
          <table:table-cell table:style-name="ce1" office:value-type="string">
            <text:p>Δεν μπορείτε να μεταβείτε σε κατάσταση Επιλογής αν δεν παρέλθει η ημερομηνία λήξης υποβολών.</text:p>
          </table:table-cell>
          <table:table-cell table:style-name="ce1" office:value-type="string">
            <text:p>error.position.phase.epilogi.wrong.closing.date</text:p>
          </table:table-cell>
          <table:table-cell table:style-name="ce1" office:value-type="string">
            <text:p>You cannot change the status of the position in "Selection" if the submission period has not expired yet.</text:p>
          </table:table-cell>
          <table:table-cell table:style-name="ce7" office:value-type="date" office:date-value="2013-12-03">
            <text:p>3/12/2013</text:p>
          </table:table-cell>
          <table:table-cell table:formula="of:=IF([.A155]=[.C155];&quot;OK&quot;;&quot;ERROR&quot;)" office:value-type="string" office:string-value="OK">
            <text:p>OK</text:p>
          </table:table-cell>
          <table:table-cell table:formula="of:=CONCATENATE([.A155];&quot;=&quot;;[.B155])" office:value-type="string" office:string-value="error.position.phase.epilogi.wrong.closing.date=Δεν μπορείτε να μεταβείτε σε κατάσταση Επιλογής αν δεν παρέλθει η ημερομηνία λήξης υποβολών.">
            <text:p>error.position.phase.epilogi.wrong.closing.date=Δεν μπορείτε να μεταβείτε σε κατάσταση Επιλογής αν δεν παρέλθει η ημερομηνία λήξης υποβολών.</text:p>
          </table:table-cell>
          <table:table-cell table:formula="of:=CONCATENATE([.C155];&quot;=&quot;;[.D155])" office:value-type="string" office:string-value="error.position.phase.epilogi.wrong.closing.date=You cannot change the status of the position in &quot;Selection&quot; if the submission period has not expired yet.">
            <text:p>error.position.phase.epilogi.wrong.closing.date=You cannot change the status of the position in "Selection" if the submission period has not expired yet.</text:p>
          </table:table-cell>
          <table:table-cell table:number-columns-repeated="1016"/>
        </table:table-row>
        <table:table-row table:style-name="ro2">
          <table:table-cell table:style-name="ce1" office:value-type="string">
            <text:p>error.position.phase.stelexomeni.missing.nominated.candidacy</text:p>
          </table:table-cell>
          <table:table-cell table:style-name="ce1" office:value-type="string">
            <text:p>Δεν έχει συμπληρωθεί το πεδίο «Εκλεγείς».</text:p>
          </table:table-cell>
          <table:table-cell table:style-name="ce1" office:value-type="string">
            <text:p>error.position.phase.stelexomeni.missing.nominated.candidacy</text:p>
          </table:table-cell>
          <table:table-cell table:style-name="ce1" office:value-type="string">
            <text:p>You need to fill in the field 'Nominated Candidate'.</text:p>
          </table:table-cell>
          <table:table-cell table:style-name="ce7" office:value-type="date" office:date-value="2013-12-11">
            <text:p>11/12/2013</text:p>
          </table:table-cell>
          <table:table-cell table:formula="of:=IF([.A156]=[.C156];&quot;OK&quot;;&quot;ERROR&quot;)" office:value-type="string" office:string-value="OK">
            <text:p>OK</text:p>
          </table:table-cell>
          <table:table-cell table:formula="of:=CONCATENATE([.A156];&quot;=&quot;;[.B156])" office:value-type="string" office:string-value="error.position.phase.stelexomeni.missing.nominated.candidacy=Δεν έχει συμπληρωθεί το πεδίο «Εκλεγείς».">
            <text:p>error.position.phase.stelexomeni.missing.nominated.candidacy=Δεν έχει συμπληρωθεί το πεδίο «Εκλεγείς».</text:p>
          </table:table-cell>
          <table:table-cell table:formula="of:=CONCATENATE([.C156];&quot;=&quot;;[.D156])" office:value-type="string" office:string-value="error.position.phase.stelexomeni.missing.nominated.candidacy=You need to fill in the field 'Nominated Candidate'.">
            <text:p>error.position.phase.stelexomeni.missing.nominated.candidacy=You need to fill in the field 'Nominated Candidate'.</text:p>
          </table:table-cell>
          <table:table-cell table:number-columns-repeated="1016"/>
        </table:table-row>
        <table:table-row table:style-name="ro2">
          <table:table-cell table:style-name="ce1" office:value-type="string">
            <text:p>error.position.phase.stelexomeni.missing.praktiko.epilogis</text:p>
          </table:table-cell>
          <table:table-cell table:style-name="ce1" office:value-type="string">
            <text:p>Δεν έχει συμπληρωθεί το πεδίο «Πρακτικό επιλογής».</text:p>
          </table:table-cell>
          <table:table-cell table:style-name="ce1" office:value-type="string">
            <text:p>error.position.phase.stelexomeni.missing.praktiko.epilogis</text:p>
          </table:table-cell>
          <table:table-cell table:style-name="ce1" office:value-type="string">
            <text:p>You need to specify the field 'Nomination Proceedings'.</text:p>
          </table:table-cell>
          <table:table-cell table:style-name="ce7" office:value-type="date" office:date-value="2013-12-03">
            <text:p>3/12/2013</text:p>
          </table:table-cell>
          <table:table-cell table:formula="of:=IF([.A157]=[.C157];&quot;OK&quot;;&quot;ERROR&quot;)" office:value-type="string" office:string-value="OK">
            <text:p>OK</text:p>
          </table:table-cell>
          <table:table-cell table:formula="of:=CONCATENATE([.A157];&quot;=&quot;;[.B157])" office:value-type="string" office:string-value="error.position.phase.stelexomeni.missing.praktiko.epilogis=Δεν έχει συμπληρωθεί το πεδίο «Πρακτικό επιλογής».">
            <text:p>error.position.phase.stelexomeni.missing.praktiko.epilogis=Δεν έχει συμπληρωθεί το πεδίο «Πρακτικό επιλογής».</text:p>
          </table:table-cell>
          <table:table-cell table:formula="of:=CONCATENATE([.C157];&quot;=&quot;;[.D157])" office:value-type="string" office:string-value="error.position.phase.stelexomeni.missing.praktiko.epilogis=You need to specify the field 'Nomination Proceedings'.">
            <text:p>error.position.phase.stelexomeni.missing.praktiko.epilogis=You need to specify the field 'Nomination Proceedings'.</text:p>
          </table:table-cell>
          <table:table-cell table:number-columns-repeated="1016"/>
        </table:table-row>
        <table:table-row table:style-name="ro2">
          <table:table-cell table:style-name="ce1" office:value-type="string">
            <text:p>error.professor.is.committee.member</text:p>
          </table:table-cell>
          <table:table-cell table:style-name="ce1" office:value-type="string">
            <text:p>Δεν είναι δυνατή η απενεργοποίηση του προφίλ, διότι ο καθηγητής είναι ενεργό μέλος επιτροπής επιλογής.</text:p>
          </table:table-cell>
          <table:table-cell table:style-name="ce1" office:value-type="string">
            <text:p>error.professor.is.committee.member</text:p>
          </table:table-cell>
          <table:table-cell table:style-name="ce1" office:value-type="string">
            <text:p>Cannot deactivate the profile; the Professor is an active member in a Nomination Committee.</text:p>
          </table:table-cell>
          <table:table-cell table:style-name="ce7" office:value-type="date" office:date-value="2013-12-03">
            <text:p>3/12/2013</text:p>
          </table:table-cell>
          <table:table-cell table:formula="of:=IF([.A158]=[.C158];&quot;OK&quot;;&quot;ERROR&quot;)" office:value-type="string" office:string-value="OK">
            <text:p>OK</text:p>
          </table:table-cell>
          <table:table-cell table:formula="of:=CONCATENATE([.A158];&quot;=&quot;;[.B158])" office:value-type="string" office:string-value="error.professor.is.committee.member=Δεν είναι δυνατή η απενεργοποίηση του προφίλ, διότι ο καθηγητής είναι ενεργό μέλος επιτροπής επιλογής.">
            <text:p>error.professor.is.committee.member=Δεν είναι δυνατή η απενεργοποίηση του προφίλ, διότι ο καθηγητής είναι ενεργό μέλος επιτροπής επιλογής.</text:p>
          </table:table-cell>
          <table:table-cell table:formula="of:=CONCATENATE([.C158];&quot;=&quot;;[.D158])" office:value-type="string" office:string-value="error.professor.is.committee.member=Cannot deactivate the profile; the Professor is an active member in a Nomination Committee.">
            <text:p>error.professor.is.committee.member=Cannot deactivate the profile; the Professor is an active member in a Nomination Committee.</text:p>
          </table:table-cell>
          <table:table-cell table:number-columns-repeated="1016"/>
        </table:table-row>
        <table:table-row table:style-name="ro2">
          <table:table-cell table:style-name="ce1" office:value-type="string">
            <text:p>error.professor.missing.profile</text:p>
          </table:table-cell>
          <table:table-cell table:style-name="ce1" office:value-type="string">
            <text:p>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style-name="ce1" office:value-type="string">
            <text:p>error.professor.missing.profile</text:p>
          </table:table-cell>
          <table:table-cell table:style-name="ce1" office:value-type="string">
            <text:p>You need to upload a Curriculum Vitae file, since the field 'Curriculum Vitae in Institution's Site' remains unspecified.</text:p>
          </table:table-cell>
          <table:table-cell table:style-name="ce7" office:value-type="date" office:date-value="2013-12-11">
            <text:p>11/12/2013</text:p>
          </table:table-cell>
          <table:table-cell table:formula="of:=IF([.A159]=[.C159];&quot;OK&quot;;&quot;ERROR&quot;)" office:value-type="string" office:string-value="OK">
            <text:p>OK</text:p>
          </table:table-cell>
          <table:table-cell table:formula="of:=CONCATENATE([.A159];&quot;=&quot;;[.B159])" office:value-type="string" office:string-value="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
            <text:p>error.professor.missing.profile=Εφόσον δεν έχετε συμπληρώσει το πεδίο 'URL με το Βιογραφικό Σημείωμα στο δικτυακό τόπο του Ιδρύματος' πρέπει να ανεβάσετε 'Αρχείο Βιογραφικό Σημειώματος'</text:p>
          </table:table-cell>
          <table:table-cell table:formula="of:=CONCATENATE([.C159];&quot;=&quot;;[.D159])" office:value-type="string" office:string-value="error.professor.missing.profile=You need to upload a Curriculum Vitae file, since the field 'Curriculum Vitae in Institution's Site' remains unspecified.">
            <text:p>error.professor.missing.profile=You need to upload a Curriculum Vitae file, since the field 'Curriculum Vitae in Institution's Site' remains unspecified.</text:p>
          </table:table-cell>
          <table:table-cell table:number-columns-repeated="1016"/>
        </table:table-row>
        <table:table-row table:style-name="ro2">
          <table:table-cell table:style-name="ce1" office:value-type="string">
            <text:p>error.register.already.exists</text:p>
          </table:table-cell>
          <table:table-cell table:style-name="ce1" office:value-type="string">
            <text:p>Υπάρχει ήδη μητρώο για αυτό το Ίδρυμα</text:p>
          </table:table-cell>
          <table:table-cell table:style-name="ce1" office:value-type="string">
            <text:p>error.register.already.exists</text:p>
          </table:table-cell>
          <table:table-cell table:style-name="ce1" office:value-type="string">
            <text:p>A registry for this Institution already exists.</text:p>
          </table:table-cell>
          <table:table-cell table:style-name="ce7" office:value-type="date" office:date-value="2013-12-03">
            <text:p>3/12/2013</text:p>
          </table:table-cell>
          <table:table-cell table:formula="of:=IF([.A160]=[.C160];&quot;OK&quot;;&quot;ERROR&quot;)" office:value-type="string" office:string-value="OK">
            <text:p>OK</text:p>
          </table:table-cell>
          <table:table-cell table:formula="of:=CONCATENATE([.A160];&quot;=&quot;;[.B160])" office:value-type="string" office:string-value="error.register.already.exists=Υπάρχει ήδη μητρώο για αυτό το Ίδρυμα">
            <text:p>error.register.already.exists=Υπάρχει ήδη μητρώο για αυτό το Ίδρυμα</text:p>
          </table:table-cell>
          <table:table-cell table:formula="of:=CONCATENATE([.C160];&quot;=&quot;;[.D160])" office:value-type="string" office:string-value="error.register.already.exists=A registry for this Institution already exists.">
            <text:p>error.register.already.exists=A registry for this Institution already exists.</text:p>
          </table:table-cell>
          <table:table-cell table:number-columns-repeated="1016"/>
        </table:table-row>
        <table:table-row table:style-name="ro2">
          <table:table-cell table:style-name="ce1" office:value-type="string">
            <text:p>error.register.institution.change</text:p>
          </table:table-cell>
          <table:table-cell table:style-name="ce1" office:value-type="string">
            <text:p>Δεν επιτρέπεται η αλλαγή Ιδρύματος στο Μητρώο</text:p>
          </table:table-cell>
          <table:table-cell table:style-name="ce1" office:value-type="string">
            <text:p>error.register.institution.change</text:p>
          </table:table-cell>
          <table:table-cell table:style-name="ce1" office:value-type="string">
            <text:p>Cannot change Institution in Registry.</text:p>
          </table:table-cell>
          <table:table-cell table:style-name="ce7" office:value-type="date" office:date-value="2013-12-03">
            <text:p>3/12/2013</text:p>
          </table:table-cell>
          <table:table-cell table:formula="of:=IF([.A161]=[.C161];&quot;OK&quot;;&quot;ERROR&quot;)" office:value-type="string" office:string-value="OK">
            <text:p>OK</text:p>
          </table:table-cell>
          <table:table-cell table:formula="of:=CONCATENATE([.A161];&quot;=&quot;;[.B161])" office:value-type="string" office:string-value="error.register.institution.change=Δεν επιτρέπεται η αλλαγή Ιδρύματος στο Μητρώο">
            <text:p>error.register.institution.change=Δεν επιτρέπεται η αλλαγή Ιδρύματος στο Μητρώο</text:p>
          </table:table-cell>
          <table:table-cell table:formula="of:=CONCATENATE([.C161];&quot;=&quot;;[.D161])" office:value-type="string" office:string-value="error.register.institution.change=Cannot change Institution in Registry.">
            <text:p>error.register.institution.change=Cannot change Institution in Registry.</text:p>
          </table:table-cell>
          <table:table-cell table:number-columns-repeated="1016"/>
        </table:table-row>
        <table:table-row table:style-name="ro2">
          <table:table-cell table:style-name="ce1" office:value-type="string">
            <text:p>error.register.member.already.exists</text:p>
          </table:table-cell>
          <table:table-cell table:style-name="ce1" office:value-type="string">
            <text:p>Η εγγραφή έχει ήδη προστεθεί στο Μητρώο.</text:p>
          </table:table-cell>
          <table:table-cell table:style-name="ce1" office:value-type="string">
            <text:p>error.register.member.already.exists</text:p>
          </table:table-cell>
          <table:table-cell table:style-name="ce1" office:value-type="string">
            <text:p>This entry is already part of the registry.</text:p>
          </table:table-cell>
          <table:table-cell table:style-name="ce7" office:value-type="date" office:date-value="2013-12-03">
            <text:p>3/12/2013</text:p>
          </table:table-cell>
          <table:table-cell table:formula="of:=IF([.A162]=[.C162];&quot;OK&quot;;&quot;ERROR&quot;)" office:value-type="string" office:string-value="OK">
            <text:p>OK</text:p>
          </table:table-cell>
          <table:table-cell table:formula="of:=CONCATENATE([.A162];&quot;=&quot;;[.B162])" office:value-type="string" office:string-value="error.register.member.already.exists=Η εγγραφή έχει ήδη προστεθεί στο Μητρώο.">
            <text:p>error.register.member.already.exists=Η εγγραφή έχει ήδη προστεθεί στο Μητρώο.</text:p>
          </table:table-cell>
          <table:table-cell table:formula="of:=CONCATENATE([.C162];&quot;=&quot;;[.D162])" office:value-type="string" office:string-value="error.register.member.already.exists=This entry is already part of the registry.">
            <text:p>error.register.member.already.exists=This entry is already part of the registry.</text:p>
          </table:table-cell>
          <table:table-cell table:number-columns-repeated="1016"/>
        </table:table-row>
        <table:table-row table:style-name="ro2">
          <table:table-cell table:style-name="ce1" office:value-type="string">
            <text:p>error.role.missing.required.fields</text:p>
          </table:table-cell>
          <table:table-cell table:style-name="ce1" office:value-type="string">
            <text:p>Παρακαλώ συμπληρώστε όλα τα απαιτούμενα πεδία</text:p>
          </table:table-cell>
          <table:table-cell table:style-name="ce1" office:value-type="string">
            <text:p>error.role.missing.required.fields</text:p>
          </table:table-cell>
          <table:table-cell table:style-name="ce1" office:value-type="string">
            <text:p>Please fill in all required fields.</text:p>
          </table:table-cell>
          <table:table-cell table:style-name="ce7" office:value-type="date" office:date-value="2013-12-03">
            <text:p>3/12/2013</text:p>
          </table:table-cell>
          <table:table-cell table:formula="of:=IF([.A163]=[.C163];&quot;OK&quot;;&quot;ERROR&quot;)" office:value-type="string" office:string-value="OK">
            <text:p>OK</text:p>
          </table:table-cell>
          <table:table-cell table:formula="of:=CONCATENATE([.A163];&quot;=&quot;;[.B163])" office:value-type="string" office:string-value="error.role.missing.required.fields=Παρακαλώ συμπληρώστε όλα τα απαιτούμενα πεδία">
            <text:p>error.role.missing.required.fields=Παρακαλώ συμπληρώστε όλα τα απαιτούμενα πεδία</text:p>
          </table:table-cell>
          <table:table-cell table:formula="of:=CONCATENATE([.C163];&quot;=&quot;;[.D163])" office:value-type="string" office:string-value="error.role.missing.required.fields=Please fill in all required fields.">
            <text:p>error.role.missing.required.fields=Please fill in all required fields.</text:p>
          </table:table-cell>
          <table:table-cell table:number-columns-repeated="1016"/>
        </table:table-row>
        <table:table-row table:style-name="ro2">
          <table:table-cell table:style-name="ce1" office:value-type="string">
            <text:p>error.shibboleth.fields.error</text:p>
          </table:table-cell>
          <table:table-cell table:style-name="ce1" office:value-type="string">
            <text:p>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style-name="ce1" office:value-type="string">
            <text:p>error.shibboleth.fields.error</text:p>
          </table:table-cell>
          <table:table-cell table:style-name="ce1" office:value-type="string">
            <text:p>Shibboleth returned fields are invalid. Please contact the Helpdesk.</text:p>
          </table:table-cell>
          <table:table-cell table:style-name="ce7" office:value-type="date" office:date-value="2013-12-03">
            <text:p>3/12/2013</text:p>
          </table:table-cell>
          <table:table-cell table:formula="of:=IF([.A164]=[.C164];&quot;OK&quot;;&quot;ERROR&quot;)" office:value-type="string" office:string-value="OK">
            <text:p>OK</text:p>
          </table:table-cell>
          <table:table-cell table:formula="of:=CONCATENATE([.A164];&quot;=&quot;;[.B164])" office:value-type="string" office:string-value="error.shibboleth.fields.error=Τα πεδία που επεστράφησαν από τον κατάλογο χρηστών του οικείου φορέα είναι λανθασμένα. Παρακαλώ επικοινωνήστε με το Γραφείο Αρωγής.">
            <text:p>error.shibboleth.fields.error=Τα πεδία που επεστράφησαν από τον κατάλογο χρηστών του οικείου φορέα είναι λανθασμένα. Παρακαλώ επικοινωνήστε με το Γραφείο Αρωγής.</text:p>
          </table:table-cell>
          <table:table-cell table:formula="of:=CONCATENATE([.C164];&quot;=&quot;;[.D164])" office:value-type="string" office:string-value="error.shibboleth.fields.error=Shibboleth returned fields are invalid. Please contact the Helpdesk.">
            <text:p>error.shibboleth.fields.error=Shibboleth returned fields are invalid. Please contact the Helpdesk.</text:p>
          </table:table-cell>
          <table:table-cell table:number-columns-repeated="1016"/>
        </table:table-row>
        <table:table-row table:style-name="ro2">
          <table:table-cell table:style-name="ce1" office:value-type="string">
            <text:p>error.username.not.available</text:p>
          </table:table-cell>
          <table:table-cell table:style-name="ce1" office:value-type="string">
            <text:p>Το "Όνομα Χρήστη" που δώσατε χρησιμοποιείται ήδη.</text:p>
          </table:table-cell>
          <table:table-cell table:style-name="ce1" office:value-type="string">
            <text:p>error.username.not.available</text:p>
          </table:table-cell>
          <table:table-cell table:style-name="ce1" office:value-type="string">
            <text:p>Username is already used.</text:p>
          </table:table-cell>
          <table:table-cell table:style-name="ce7" office:value-type="date" office:date-value="2013-12-03">
            <text:p>3/12/2013</text:p>
          </table:table-cell>
          <table:table-cell table:formula="of:=IF([.A165]=[.C165];&quot;OK&quot;;&quot;ERROR&quot;)" office:value-type="string" office:string-value="OK">
            <text:p>OK</text:p>
          </table:table-cell>
          <table:table-cell table:formula="of:=CONCATENATE([.A165];&quot;=&quot;;[.B165])" office:value-type="string" office:string-value="error.username.not.available=Το &quot;Όνομα Χρήστη&quot; που δώσατε χρησιμοποιείται ήδη.">
            <text:p>error.username.not.available=Το "Όνομα Χρήστη" που δώσατε χρησιμοποιείται ήδη.</text:p>
          </table:table-cell>
          <table:table-cell table:formula="of:=CONCATENATE([.C165];&quot;=&quot;;[.D165])" office:value-type="string" office:string-value="error.username.not.available=Username is already used.">
            <text:p>error.username.not.available=Username is already used.</text:p>
          </table:table-cell>
          <table:table-cell table:number-columns-repeated="1016"/>
        </table:table-row>
        <table:table-row table:style-name="ro2">
          <table:table-cell table:style-name="ce1" office:value-type="string">
            <text:p>error.validation.candidacy.inactive.role</text:p>
          </table:table-cell>
          <table:table-cell table:style-name="ce1" office:value-type="string">
            <text:p>Ο υποψήφιος δεν έχει ενεργό προφίλ. Παρακαλώ επικοινωνήστε με το Γραφείο Αρωγής.</text:p>
          </table:table-cell>
          <table:table-cell table:style-name="ce1" office:value-type="string">
            <text:p>error.validation.candidacy.inactive.role</text:p>
          </table:table-cell>
          <table:table-cell table:style-name="ce1" office:value-type="string">
            <text:p>This candidate's profile is inactive. Please contact the Helpdesk.</text:p>
          </table:table-cell>
          <table:table-cell table:style-name="ce7" office:value-type="date" office:date-value="2013-12-03">
            <text:p>3/12/2013</text:p>
          </table:table-cell>
          <table:table-cell table:formula="of:=IF([.A166]=[.C166];&quot;OK&quot;;&quot;ERROR&quot;)" office:value-type="string" office:string-value="OK">
            <text:p>OK</text:p>
          </table:table-cell>
          <table:table-cell table:formula="of:=CONCATENATE([.A166];&quot;=&quot;;[.B166])" office:value-type="string" office:string-value="error.validation.candidacy.inactive.role=Ο υποψήφιος δεν έχει ενεργό προφίλ. Παρακαλώ επικοινωνήστε με το Γραφείο Αρωγής.">
            <text:p>error.validation.candidacy.inactive.role=Ο υποψήφιος δεν έχει ενεργό προφίλ. Παρακαλώ επικοινωνήστε με το Γραφείο Αρωγής.</text:p>
          </table:table-cell>
          <table:table-cell table:formula="of:=CONCATENATE([.C166];&quot;=&quot;;[.D166])" office:value-type="string" office:string-value="error.validation.candidacy.inactive.role=This candidate's profile is inactive. Please contact the Helpdesk.">
            <text:p>error.validation.candidacy.inactive.role=This candidate's profile is inactive. Please contact the Helpdesk.</text:p>
          </table:table-cell>
          <table:table-cell table:number-columns-repeated="1016"/>
        </table:table-row>
        <table:table-row table:style-name="ro2">
          <table:table-cell table:style-name="ce1" office:value-type="string">
            <text:p>error.validation.candidacy.no.cv</text:p>
          </table:table-cell>
          <table:table-cell table:style-name="ce1" office:value-type="string">
            <text:p>Για την υποβολή ή ενημέρωση υποψηφιοτήτων απαιτείται να έχει συμπληρωθεί τα πεδίο Βιογραφικό.</text:p>
          </table:table-cell>
          <table:table-cell table:style-name="ce1" office:value-type="string">
            <text:p>error.validation.candidacy.no.cv</text:p>
          </table:table-cell>
          <table:table-cell table:style-name="ce1" office:value-type="string">
            <text:p>To submit or update Candidacies, please fill in the 'CV' field.</text:p>
          </table:table-cell>
          <table:table-cell table:style-name="ce7" office:value-type="date" office:date-value="2013-12-03">
            <text:p>3/12/2013</text:p>
          </table:table-cell>
          <table:table-cell table:formula="of:=IF([.A167]=[.C167];&quot;OK&quot;;&quot;ERROR&quot;)" office:value-type="string" office:string-value="OK">
            <text:p>OK</text:p>
          </table:table-cell>
          <table:table-cell table:formula="of:=CONCATENATE([.A167];&quot;=&quot;;[.B167])" office:value-type="string" office:string-value="error.validation.candidacy.no.cv=Για την υποβολή ή ενημέρωση υποψηφιοτήτων απαιτείται να έχει συμπληρωθεί τα πεδίο Βιογραφικό.">
            <text:p>error.validation.candidacy.no.cv=Για την υποβολή ή ενημέρωση υποψηφιοτήτων απαιτείται να έχει συμπληρωθεί τα πεδίο Βιογραφικό.</text:p>
          </table:table-cell>
          <table:table-cell table:formula="of:=CONCATENATE([.C167];&quot;=&quot;;[.D167])" office:value-type="string" office:string-value="error.validation.candidacy.no.cv=To submit or update Candidacies, please fill in the 'CV' field.">
            <text:p>error.validation.candidacy.no.cv=To submit or update Candidacies, please fill in the 'CV' field.</text:p>
          </table:table-cell>
          <table:table-cell table:number-columns-repeated="1016"/>
        </table:table-row>
        <table:table-row table:style-name="ro2">
          <table:table-cell table:style-name="ce1" office:value-type="string">
            <text:p>error.validation.candidacy.no.dimosieysi</text:p>
          </table:table-cell>
          <table:table-cell table:style-name="ce1" office:value-type="string">
            <text:p>Για την υποβολή ή ενημέρωση υποψηφιοτήτων απαιτείται να έχει συμπληρωθεί τα πεδίο Αρχεία Δημοσιεύσεων.</text:p>
          </table:table-cell>
          <table:table-cell table:style-name="ce1" office:value-type="string">
            <text:p>error.validation.candidacy.no.dimosieysi</text:p>
          </table:table-cell>
          <table:table-cell table:style-name="ce1" office:value-type="string">
            <text:p>To submit or update Candidacies, please fill in the 'Publications' field.</text:p>
          </table:table-cell>
          <table:table-cell table:style-name="ce7" office:value-type="date" office:date-value="2013-12-03">
            <text:p>3/12/2013</text:p>
          </table:table-cell>
          <table:table-cell table:formula="of:=IF([.A168]=[.C168];&quot;OK&quot;;&quot;ERROR&quot;)" office:value-type="string" office:string-value="OK">
            <text:p>OK</text:p>
          </table:table-cell>
          <table:table-cell table:formula="of:=CONCATENATE([.A168];&quot;=&quot;;[.B168])" office:value-type="string" office:string-value="error.validation.candidacy.no.dimosieysi=Για την υποβολή ή ενημέρωση υποψηφιοτήτων απαιτείται να έχει συμπληρωθεί τα πεδίο Αρχεία Δημοσιεύσεων.">
            <text:p>error.validation.candidacy.no.dimosieysi=Για την υποβολή ή ενημέρωση υποψηφιοτήτων απαιτείται να έχει συμπληρωθεί τα πεδίο Αρχεία Δημοσιεύσεων.</text:p>
          </table:table-cell>
          <table:table-cell table:formula="of:=CONCATENATE([.C168];&quot;=&quot;;[.D168])" office:value-type="string" office:string-value="error.validation.candidacy.no.dimosieysi=To submit or update Candidacies, please fill in the 'Publications' field.">
            <text:p>error.validation.candidacy.no.dimosieysi=To submit or update Candidacies, please fill in the 'Publications' field.</text:p>
          </table:table-cell>
          <table:table-cell table:number-columns-repeated="1016"/>
        </table:table-row>
        <table:table-row table:style-name="ro2">
          <table:table-cell table:style-name="ce1" office:value-type="string">
            <text:p>error.validation.candidacy.no.ptyxio</text:p>
          </table:table-cell>
          <table:table-cell table:style-name="ce1" office:value-type="string">
            <text:p>Για την υποβολή ή ενημέρωση υποψηφιοτήτων απαιτείται να έχει συμπληρωθεί το πεδίο Αντίγραφα Πτυχίων.</text:p>
          </table:table-cell>
          <table:table-cell table:style-name="ce1" office:value-type="string">
            <text:p>error.validation.candidacy.no.ptyxio</text:p>
          </table:table-cell>
          <table:table-cell table:style-name="ce1" office:value-type="string">
            <text:p>To submit or update Candidacies, please fill in the 'Diplomas' field.</text:p>
          </table:table-cell>
          <table:table-cell table:style-name="ce7" office:value-type="date" office:date-value="2013-12-03">
            <text:p>3/12/2013</text:p>
          </table:table-cell>
          <table:table-cell table:formula="of:=IF([.A169]=[.C169];&quot;OK&quot;;&quot;ERROR&quot;)" office:value-type="string" office:string-value="OK">
            <text:p>OK</text:p>
          </table:table-cell>
          <table:table-cell table:formula="of:=CONCATENATE([.A169];&quot;=&quot;;[.B169])" office:value-type="string" office:string-value="error.validation.candidacy.no.ptyxio=Για την υποβολή ή ενημέρωση υποψηφιοτήτων απαιτείται να έχει συμπληρωθεί το πεδίο Αντίγραφα Πτυχίων.">
            <text:p>error.validation.candidacy.no.ptyxio=Για την υποβολή ή ενημέρωση υποψηφιοτήτων απαιτείται να έχει συμπληρωθεί το πεδίο Αντίγραφα Πτυχίων.</text:p>
          </table:table-cell>
          <table:table-cell table:formula="of:=CONCATENATE([.C169];&quot;=&quot;;[.D169])" office:value-type="string" office:string-value="error.validation.candidacy.no.ptyxio=To submit or update Candidacies, please fill in the 'Diplomas' field.">
            <text:p>error.validation.candidacy.no.ptyxio=To submit or update Candidacies, please fill in the 'Diplomas' field.</text:p>
          </table:table-cell>
          <table:table-cell table:number-columns-repeated="1016"/>
        </table:table-row>
        <table:table-row table:style-name="ro2">
          <table:table-cell table:style-name="ce1" office:value-type="string">
            <text:p>error.verify.account.status.active</text:p>
          </table:table-cell>
          <table:table-cell table:style-name="ce1" office:value-type="string">
            <text:p>O λογαριασμός έχει ήδη ενεργοποιηθεί.</text:p>
          </table:table-cell>
          <table:table-cell table:style-name="ce1" office:value-type="string">
            <text:p>error.verify.account.status.active</text:p>
          </table:table-cell>
          <table:table-cell table:style-name="ce1" office:value-type="string">
            <text:p>This account is already activated.</text:p>
          </table:table-cell>
          <table:table-cell table:style-name="ce7" office:value-type="date" office:date-value="2013-12-03">
            <text:p>3/12/2013</text:p>
          </table:table-cell>
          <table:table-cell table:formula="of:=IF([.A170]=[.C170];&quot;OK&quot;;&quot;ERROR&quot;)" office:value-type="string" office:string-value="OK">
            <text:p>OK</text:p>
          </table:table-cell>
          <table:table-cell table:formula="of:=CONCATENATE([.A170];&quot;=&quot;;[.B170])" office:value-type="string" office:string-value="error.verify.account.status.active=O λογαριασμός έχει ήδη ενεργοποιηθεί.">
            <text:p>error.verify.account.status.active=O λογαριασμός έχει ήδη ενεργοποιηθεί.</text:p>
          </table:table-cell>
          <table:table-cell table:formula="of:=CONCATENATE([.C170];&quot;=&quot;;[.D170])" office:value-type="string" office:string-value="error.verify.account.status.active=This account is already activated.">
            <text:p>error.verify.account.status.active=This account is already activated.</text:p>
          </table:table-cell>
          <table:table-cell table:number-columns-repeated="1016"/>
        </table:table-row>
        <table:table-row table:style-name="ro2">
          <table:table-cell table:style-name="ce1" office:value-type="string">
            <text:p>error.verify.account.status.blocked</text:p>
          </table:table-cell>
          <table:table-cell table:style-name="ce1" office:value-type="string">
            <text:p>Ο λογαριασμός είναι κλειδωμένος. Παρακαλώ επικοινωνήστε με το Γραφείο Αρωγής</text:p>
          </table:table-cell>
          <table:table-cell table:style-name="ce1" office:value-type="string">
            <text:p>error.verify.account.status.blocked</text:p>
          </table:table-cell>
          <table:table-cell table:style-name="ce1" office:value-type="string">
            <text:p>The account is blocked. Please contact the Helpdesk.</text:p>
          </table:table-cell>
          <table:table-cell table:style-name="ce7" office:value-type="date" office:date-value="2013-12-03">
            <text:p>3/12/2013</text:p>
          </table:table-cell>
          <table:table-cell table:formula="of:=IF([.A171]=[.C171];&quot;OK&quot;;&quot;ERROR&quot;)" office:value-type="string" office:string-value="OK">
            <text:p>OK</text:p>
          </table:table-cell>
          <table:table-cell table:formula="of:=CONCATENATE([.A171];&quot;=&quot;;[.B171])" office:value-type="string" office:string-value="error.verify.account.status.blocked=Ο λογαριασμός είναι κλειδωμένος. Παρακαλώ επικοινωνήστε με το Γραφείο Αρωγής">
            <text:p>error.verify.account.status.blocked=Ο λογαριασμός είναι κλειδωμένος. Παρακαλώ επικοινωνήστε με το Γραφείο Αρωγής</text:p>
          </table:table-cell>
          <table:table-cell table:formula="of:=CONCATENATE([.C171];&quot;=&quot;;[.D171])" office:value-type="string" office:string-value="error.verify.account.status.blocked=The account is blocked. Please contact the Helpdesk.">
            <text:p>error.verify.account.status.blocked=The account is blocked. Please contact the Helpdesk.</text:p>
          </table:table-cell>
          <table:table-cell table:number-columns-repeated="1016"/>
        </table:table-row>
        <table:table-row table:style-name="ro2">
          <table:table-cell table:style-name="ce1" office:value-type="string">
            <text:p>error.verify.account.status.unverified</text:p>
          </table:table-cell>
          <table:table-cell table:style-name="ce1" office:value-type="string">
            <text:p>Ο λογαριασμός δεν έχει ενεργοποιηθεί.</text:p>
          </table:table-cell>
          <table:table-cell table:style-name="ce1" office:value-type="string">
            <text:p>error.verify.account.status.unverified</text:p>
          </table:table-cell>
          <table:table-cell table:style-name="ce1" office:value-type="string">
            <text:p>The account is not verified.</text:p>
          </table:table-cell>
          <table:table-cell table:style-name="ce7" office:value-type="date" office:date-value="2013-12-03">
            <text:p>3/12/2013</text:p>
          </table:table-cell>
          <table:table-cell table:formula="of:=IF([.A172]=[.C172];&quot;OK&quot;;&quot;ERROR&quot;)" office:value-type="string" office:string-value="OK">
            <text:p>OK</text:p>
          </table:table-cell>
          <table:table-cell table:formula="of:=CONCATENATE([.A172];&quot;=&quot;;[.B172])" office:value-type="string" office:string-value="error.verify.account.status.unverified=Ο λογαριασμός δεν έχει ενεργοποιηθεί.">
            <text:p>error.verify.account.status.unverified=Ο λογαριασμός δεν έχει ενεργοποιηθεί.</text:p>
          </table:table-cell>
          <table:table-cell table:formula="of:=CONCATENATE([.C172];&quot;=&quot;;[.D172])" office:value-type="string" office:string-value="error.verify.account.status.unverified=The account is not verified.">
            <text:p>error.verify.account.status.unverified=The account is not verified.</text:p>
          </table:table-cell>
          <table:table-cell table:number-columns-repeated="1016"/>
        </table:table-row>
        <table:table-row table:style-name="ro2">
          <table:table-cell table:style-name="ce1" office:value-type="string">
            <text:p>error.verify.wrong.verification</text:p>
          </table:table-cell>
          <table:table-cell table:style-name="ce1" office:value-type="string">
            <text:p>Τα στοιχεία ενεργοποίησης είναι λανθασμένα.</text:p>
          </table:table-cell>
          <table:table-cell table:style-name="ce1" office:value-type="string">
            <text:p>error.verify.wrong.verification</text:p>
          </table:table-cell>
          <table:table-cell table:style-name="ce1" office:value-type="string">
            <text:p>Verification fields do not match.</text:p>
          </table:table-cell>
          <table:table-cell table:style-name="ce7" office:value-type="date" office:date-value="2013-12-03">
            <text:p>3/12/2013</text:p>
          </table:table-cell>
          <table:table-cell table:formula="of:=IF([.A173]=[.C173];&quot;OK&quot;;&quot;ERROR&quot;)" office:value-type="string" office:string-value="OK">
            <text:p>OK</text:p>
          </table:table-cell>
          <table:table-cell table:formula="of:=CONCATENATE([.A173];&quot;=&quot;;[.B173])" office:value-type="string" office:string-value="error.verify.wrong.verification=Τα στοιχεία ενεργοποίησης είναι λανθασμένα.">
            <text:p>error.verify.wrong.verification=Τα στοιχεία ενεργοποίησης είναι λανθασμένα.</text:p>
          </table:table-cell>
          <table:table-cell table:formula="of:=CONCATENATE([.C173];&quot;=&quot;;[.D173])" office:value-type="string" office:string-value="error.verify.wrong.verification=Verification fields do not match.">
            <text:p>error.verify.wrong.verification=Verification fields do not match.</text:p>
          </table:table-cell>
          <table:table-cell table:number-columns-repeated="1016"/>
        </table:table-row>
        <table:table-row table:style-name="ro2">
          <table:table-cell table:style-name="ce1" office:value-type="string">
            <text:p>error.wrong.affiliation</text:p>
          </table:table-cell>
          <table:table-cell table:style-name="ce1" office:value-type="string">
            <text:p>Δεν επιτρέπεται η είσοδος σε χρήστες που δεν είναι καθηγητές/ερευνητές.</text:p>
          </table:table-cell>
          <table:table-cell table:style-name="ce1" office:value-type="string">
            <text:p>error.wrong.affiliation</text:p>
          </table:table-cell>
          <table:table-cell table:style-name="ce1" office:value-type="string">
            <text:p>Only faculty members are allowed to login through Shibboleth.</text:p>
          </table:table-cell>
          <table:table-cell table:style-name="ce7" office:value-type="date" office:date-value="2013-12-03">
            <text:p>3/12/2013</text:p>
          </table:table-cell>
          <table:table-cell table:formula="of:=IF([.A174]=[.C174];&quot;OK&quot;;&quot;ERROR&quot;)" office:value-type="string" office:string-value="OK">
            <text:p>OK</text:p>
          </table:table-cell>
          <table:table-cell table:formula="of:=CONCATENATE([.A174];&quot;=&quot;;[.B174])" office:value-type="string" office:string-value="error.wrong.affiliation=Δεν επιτρέπεται η είσοδος σε χρήστες που δεν είναι καθηγητές/ερευνητές.">
            <text:p>error.wrong.affiliation=Δεν επιτρέπεται η είσοδος σε χρήστες που δεν είναι καθηγητές/ερευνητές.</text:p>
          </table:table-cell>
          <table:table-cell table:formula="of:=CONCATENATE([.C174];&quot;=&quot;;[.D174])" office:value-type="string" office:string-value="error.wrong.affiliation=Only faculty members are allowed to login through Shibboleth.">
            <text:p>error.wrong.affiliation=Only faculty members are allowed to login through Shibboleth.</text:p>
          </table:table-cell>
          <table:table-cell table:number-columns-repeated="1016"/>
        </table:table-row>
        <table:table-row table:style-name="ro2">
          <table:table-cell table:style-name="ce1" office:value-type="string">
            <text:p>error.wrong.candidacy.id</text:p>
          </table:table-cell>
          <table:table-cell table:style-name="ce1" office:value-type="string">
            <text:p>Δε βρέθηκε η εγγραφή της Υποψηφιότητας.</text:p>
          </table:table-cell>
          <table:table-cell table:style-name="ce1" office:value-type="string">
            <text:p>error.wrong.candidacy.id</text:p>
          </table:table-cell>
          <table:table-cell table:style-name="ce1" office:value-type="string">
            <text:p>Candidacy entry not found.</text:p>
          </table:table-cell>
          <table:table-cell table:style-name="ce7" office:value-type="date" office:date-value="2013-12-03">
            <text:p>3/12/2013</text:p>
          </table:table-cell>
          <table:table-cell table:formula="of:=IF([.A175]=[.C175];&quot;OK&quot;;&quot;ERROR&quot;)" office:value-type="string" office:string-value="OK">
            <text:p>OK</text:p>
          </table:table-cell>
          <table:table-cell table:formula="of:=CONCATENATE([.A175];&quot;=&quot;;[.B175])" office:value-type="string" office:string-value="error.wrong.candidacy.id=Δε βρέθηκε η εγγραφή της Υποψηφιότητας.">
            <text:p>error.wrong.candidacy.id=Δε βρέθηκε η εγγραφή της Υποψηφιότητας.</text:p>
          </table:table-cell>
          <table:table-cell table:formula="of:=CONCATENATE([.C175];&quot;=&quot;;[.D175])" office:value-type="string" office:string-value="error.wrong.candidacy.id=Candidacy entry not found.">
            <text:p>error.wrong.candidacy.id=Candidacy entry not found.</text:p>
          </table:table-cell>
          <table:table-cell table:number-columns-repeated="1016"/>
        </table:table-row>
        <table:table-row table:style-name="ro2">
          <table:table-cell table:style-name="ce1" office:value-type="string">
            <text:p>error.wrong.candidate.committee.membership.id</text:p>
          </table:table-cell>
          <table:table-cell table:style-name="ce1" office:value-type="string">
            <text:p>Δε βρέθηκε η εγγραφή μέλους.</text:p>
          </table:table-cell>
          <table:table-cell table:style-name="ce1" office:value-type="string">
            <text:p>error.wrong.candidate.committee.membership.id</text:p>
          </table:table-cell>
          <table:table-cell table:style-name="ce1" office:value-type="string">
            <text:p>Candidate Committee Membership not found.</text:p>
          </table:table-cell>
          <table:table-cell table:style-name="ce7" office:value-type="date" office:date-value="2013-12-03">
            <text:p>3/12/2013</text:p>
          </table:table-cell>
          <table:table-cell table:formula="of:=IF([.A176]=[.C176];&quot;OK&quot;;&quot;ERROR&quot;)" office:value-type="string" office:string-value="OK">
            <text:p>OK</text:p>
          </table:table-cell>
          <table:table-cell table:formula="of:=CONCATENATE([.A176];&quot;=&quot;;[.B176])" office:value-type="string" office:string-value="error.wrong.candidate.committee.membership.id=Δε βρέθηκε η εγγραφή μέλους.">
            <text:p>error.wrong.candidate.committee.membership.id=Δε βρέθηκε η εγγραφή μέλους.</text:p>
          </table:table-cell>
          <table:table-cell table:formula="of:=CONCATENATE([.C176];&quot;=&quot;;[.D176])" office:value-type="string" office:string-value="error.wrong.candidate.committee.membership.id=Candidate Committee Membership not found.">
            <text:p>error.wrong.candidate.committee.membership.id=Candidate Committee Membership not found.</text:p>
          </table:table-cell>
          <table:table-cell table:number-columns-repeated="1016"/>
        </table:table-row>
        <table:table-row table:style-name="ro2">
          <table:table-cell table:style-name="ce1" office:value-type="string">
            <text:p>error.wrong.candidate.id</text:p>
          </table:table-cell>
          <table:table-cell table:style-name="ce1" office:value-type="string">
            <text:p>Δε βρέθηκε η εγγραφή του Υποψήφιου.</text:p>
          </table:table-cell>
          <table:table-cell table:style-name="ce1" office:value-type="string">
            <text:p>error.wrong.candidate.id</text:p>
          </table:table-cell>
          <table:table-cell table:style-name="ce1" office:value-type="string">
            <text:p>Candidate's ID not found.</text:p>
          </table:table-cell>
          <table:table-cell table:style-name="ce7" office:value-type="date" office:date-value="2013-12-03">
            <text:p>3/12/2013</text:p>
          </table:table-cell>
          <table:table-cell table:formula="of:=IF([.A177]=[.C177];&quot;OK&quot;;&quot;ERROR&quot;)" office:value-type="string" office:string-value="OK">
            <text:p>OK</text:p>
          </table:table-cell>
          <table:table-cell table:formula="of:=CONCATENATE([.A177];&quot;=&quot;;[.B177])" office:value-type="string" office:string-value="error.wrong.candidate.id=Δε βρέθηκε η εγγραφή του Υποψήφιου.">
            <text:p>error.wrong.candidate.id=Δε βρέθηκε η εγγραφή του Υποψήφιου.</text:p>
          </table:table-cell>
          <table:table-cell table:formula="of:=CONCATENATE([.C177];&quot;=&quot;;[.D177])" office:value-type="string" office:string-value="error.wrong.candidate.id=Candidate's ID not found.">
            <text:p>error.wrong.candidate.id=Candidate's ID not found.</text:p>
          </table:table-cell>
          <table:table-cell table:number-columns-repeated="1016"/>
        </table:table-row>
        <table:table-row table:style-name="ro2">
          <table:table-cell table:style-name="ce1" office:value-type="string">
            <text:p>error.wrong.department.id</text:p>
          </table:table-cell>
          <table:table-cell table:style-name="ce1" office:value-type="string">
            <text:p>Δε βρέθηκε το συσχετιζόμενο Τμήμα.</text:p>
          </table:table-cell>
          <table:table-cell table:style-name="ce1" office:value-type="string">
            <text:p>error.wrong.department.id</text:p>
          </table:table-cell>
          <table:table-cell table:style-name="ce1" office:value-type="string">
            <text:p>Department not found.</text:p>
          </table:table-cell>
          <table:table-cell table:style-name="ce7" office:value-type="date" office:date-value="2013-12-03">
            <text:p>3/12/2013</text:p>
          </table:table-cell>
          <table:table-cell table:formula="of:=IF([.A178]=[.C178];&quot;OK&quot;;&quot;ERROR&quot;)" office:value-type="string" office:string-value="OK">
            <text:p>OK</text:p>
          </table:table-cell>
          <table:table-cell table:formula="of:=CONCATENATE([.A178];&quot;=&quot;;[.B178])" office:value-type="string" office:string-value="error.wrong.department.id=Δε βρέθηκε το συσχετιζόμενο Τμήμα.">
            <text:p>error.wrong.department.id=Δε βρέθηκε το συσχετιζόμενο Τμήμα.</text:p>
          </table:table-cell>
          <table:table-cell table:formula="of:=CONCATENATE([.C178];&quot;=&quot;;[.D178])" office:value-type="string" office:string-value="error.wrong.department.id=Department not found.">
            <text:p>error.wrong.department.id=Department not found.</text:p>
          </table:table-cell>
          <table:table-cell table:number-columns-repeated="1016"/>
        </table:table-row>
        <table:table-row table:style-name="ro2">
          <table:table-cell table:style-name="ce1" office:value-type="string">
            <text:p>error.wrong.evaluators.size</text:p>
          </table:table-cell>
          <table:table-cell table:style-name="ce1" office:value-type="string">
            <text:p>Οι αξιολογητές πρέπει να είναι ακριβώς δύο (2)</text:p>
          </table:table-cell>
          <table:table-cell table:style-name="ce1" office:value-type="string">
            <text:p>error.wrong.evaluators.size</text:p>
          </table:table-cell>
          <table:table-cell table:style-name="ce1" office:value-type="string">
            <text:p>Evaluators must be exactly two (2).</text:p>
          </table:table-cell>
          <table:table-cell table:style-name="ce7" office:value-type="date" office:date-value="2013-12-03">
            <text:p>3/12/2013</text:p>
          </table:table-cell>
          <table:table-cell table:formula="of:=IF([.A179]=[.C179];&quot;OK&quot;;&quot;ERROR&quot;)" office:value-type="string" office:string-value="OK">
            <text:p>OK</text:p>
          </table:table-cell>
          <table:table-cell table:formula="of:=CONCATENATE([.A179];&quot;=&quot;;[.B179])" office:value-type="string" office:string-value="error.wrong.evaluators.size=Οι αξιολογητές πρέπει να είναι ακριβώς δύο (2)">
            <text:p>error.wrong.evaluators.size=Οι αξιολογητές πρέπει να είναι ακριβώς δύο (2)</text:p>
          </table:table-cell>
          <table:table-cell table:formula="of:=CONCATENATE([.C179];&quot;=&quot;;[.D179])" office:value-type="string" office:string-value="error.wrong.evaluators.size=Evaluators must be exactly two (2).">
            <text:p>error.wrong.evaluators.size=Evaluators must be exactly two (2).</text:p>
          </table:table-cell>
          <table:table-cell table:number-columns-repeated="1016"/>
        </table:table-row>
        <table:table-row table:style-name="ro2">
          <table:table-cell table:style-name="ce1" office:value-type="string">
            <text:p>error.wrong.file.id</text:p>
          </table:table-cell>
          <table:table-cell table:style-name="ce1" office:value-type="string">
            <text:p>Δεν βρέθηκε το αρχείο</text:p>
          </table:table-cell>
          <table:table-cell table:style-name="ce1" office:value-type="string">
            <text:p>error.wrong.file.id</text:p>
          </table:table-cell>
          <table:table-cell table:style-name="ce1" office:value-type="string">
            <text:p>File not found</text:p>
          </table:table-cell>
          <table:table-cell table:style-name="ce7" office:value-type="date" office:date-value="2013-12-03">
            <text:p>3/12/2013</text:p>
          </table:table-cell>
          <table:table-cell table:formula="of:=IF([.A180]=[.C180];&quot;OK&quot;;&quot;ERROR&quot;)" office:value-type="string" office:string-value="OK">
            <text:p>OK</text:p>
          </table:table-cell>
          <table:table-cell table:formula="of:=CONCATENATE([.A180];&quot;=&quot;;[.B180])" office:value-type="string" office:string-value="error.wrong.file.id=Δεν βρέθηκε το αρχείο">
            <text:p>error.wrong.file.id=Δεν βρέθηκε το αρχείο</text:p>
          </table:table-cell>
          <table:table-cell table:formula="of:=CONCATENATE([.C180];&quot;=&quot;;[.D180])" office:value-type="string" office:string-value="error.wrong.file.id=File not found">
            <text:p>error.wrong.file.id=File not found</text:p>
          </table:table-cell>
          <table:table-cell table:number-columns-repeated="1016"/>
        </table:table-row>
        <table:table-row table:style-name="ro2">
          <table:table-cell table:style-name="ce1" office:value-type="string">
            <text:p>error.wrong.file.type</text:p>
          </table:table-cell>
          <table:table-cell table:style-name="ce1" office:value-type="string">
            <text:p>Λανθασμένος τύπος αρχείου</text:p>
          </table:table-cell>
          <table:table-cell table:style-name="ce1" office:value-type="string">
            <text:p>error.wrong.file.type</text:p>
          </table:table-cell>
          <table:table-cell table:style-name="ce1" office:value-type="string">
            <text:p>Wrong File Type</text:p>
          </table:table-cell>
          <table:table-cell table:style-name="ce7" office:value-type="date" office:date-value="2013-12-03">
            <text:p>3/12/2013</text:p>
          </table:table-cell>
          <table:table-cell table:formula="of:=IF([.A181]=[.C181];&quot;OK&quot;;&quot;ERROR&quot;)" office:value-type="string" office:string-value="OK">
            <text:p>OK</text:p>
          </table:table-cell>
          <table:table-cell table:formula="of:=CONCATENATE([.A181];&quot;=&quot;;[.B181])" office:value-type="string" office:string-value="error.wrong.file.type=Λανθασμένος τύπος αρχείου">
            <text:p>error.wrong.file.type=Λανθασμένος τύπος αρχείου</text:p>
          </table:table-cell>
          <table:table-cell table:formula="of:=CONCATENATE([.C181];&quot;=&quot;;[.D181])" office:value-type="string" office:string-value="error.wrong.file.type=Wrong File Type">
            <text:p>error.wrong.file.type=Wrong File Type</text:p>
          </table:table-cell>
          <table:table-cell table:number-columns-repeated="1016"/>
        </table:table-row>
        <table:table-row table:style-name="ro2">
          <table:table-cell table:style-name="ce1" office:value-type="string">
            <text:p>error.wrong.id</text:p>
          </table:table-cell>
          <table:table-cell table:style-name="ce1" office:value-type="string">
            <text:p>Δε βρέθηκε η εγγραφή που αντιστοιχεί στην ενέργεια.</text:p>
          </table:table-cell>
          <table:table-cell table:style-name="ce1" office:value-type="string">
            <text:p>error.wrong.id</text:p>
          </table:table-cell>
          <table:table-cell table:style-name="ce1" office:value-type="string">
            <text:p>Entity not found</text:p>
          </table:table-cell>
          <table:table-cell table:style-name="ce7" office:value-type="date" office:date-value="2013-12-03">
            <text:p>3/12/2013</text:p>
          </table:table-cell>
          <table:table-cell table:formula="of:=IF([.A182]=[.C182];&quot;OK&quot;;&quot;ERROR&quot;)" office:value-type="string" office:string-value="OK">
            <text:p>OK</text:p>
          </table:table-cell>
          <table:table-cell table:formula="of:=CONCATENATE([.A182];&quot;=&quot;;[.B182])" office:value-type="string" office:string-value="error.wrong.id=Δε βρέθηκε η εγγραφή που αντιστοιχεί στην ενέργεια.">
            <text:p>error.wrong.id=Δε βρέθηκε η εγγραφή που αντιστοιχεί στην ενέργεια.</text:p>
          </table:table-cell>
          <table:table-cell table:formula="of:=CONCATENATE([.C182];&quot;=&quot;;[.D182])" office:value-type="string" office:string-value="error.wrong.id=Entity not found">
            <text:p>error.wrong.id=Entity not found</text:p>
          </table:table-cell>
          <table:table-cell table:number-columns-repeated="1016"/>
        </table:table-row>
        <table:table-row table:style-name="ro2">
          <table:table-cell table:style-name="ce1" office:value-type="string">
            <text:p>error.wrong.institution.id</text:p>
          </table:table-cell>
          <table:table-cell table:style-name="ce1" office:value-type="string">
            <text:p>Δε βρέθηκε το συσχετιζόμενο Ίδρυμα.</text:p>
          </table:table-cell>
          <table:table-cell table:style-name="ce1" office:value-type="string">
            <text:p>error.wrong.institution.id</text:p>
          </table:table-cell>
          <table:table-cell table:style-name="ce1" office:value-type="string">
            <text:p>Institution not found</text:p>
          </table:table-cell>
          <table:table-cell table:style-name="ce7" office:value-type="date" office:date-value="2013-12-03">
            <text:p>3/12/2013</text:p>
          </table:table-cell>
          <table:table-cell table:formula="of:=IF([.A183]=[.C183];&quot;OK&quot;;&quot;ERROR&quot;)" office:value-type="string" office:string-value="OK">
            <text:p>OK</text:p>
          </table:table-cell>
          <table:table-cell table:formula="of:=CONCATENATE([.A183];&quot;=&quot;;[.B183])" office:value-type="string" office:string-value="error.wrong.institution.id=Δε βρέθηκε το συσχετιζόμενο Ίδρυμα.">
            <text:p>error.wrong.institution.id=Δε βρέθηκε το συσχετιζόμενο Ίδρυμα.</text:p>
          </table:table-cell>
          <table:table-cell table:formula="of:=CONCATENATE([.C183];&quot;=&quot;;[.D183])" office:value-type="string" office:string-value="error.wrong.institution.id=Institution not found">
            <text:p>error.wrong.institution.id=Institution not found</text:p>
          </table:table-cell>
          <table:table-cell table:number-columns-repeated="1016"/>
        </table:table-row>
        <table:table-row table:style-name="ro2">
          <table:table-cell table:style-name="ce1" office:value-type="string">
            <text:p>error.wrong.institutionregulatoryframework.id</text:p>
          </table:table-cell>
          <table:table-cell table:style-name="ce1" office:value-type="string">
            <text:p>Δεν βρέθηκε το Ρυθμιστικό πλαίσιο του Ιδρύματος.</text:p>
          </table:table-cell>
          <table:table-cell table:style-name="ce1" office:value-type="string">
            <text:p>error.wrong.institutionregulatoryframework.id</text:p>
          </table:table-cell>
          <table:table-cell table:style-name="ce1" office:value-type="string">
            <text:p>Institution's Regulatory Framework not found</text:p>
          </table:table-cell>
          <table:table-cell table:style-name="ce7" office:value-type="date" office:date-value="2013-12-03">
            <text:p>3/12/2013</text:p>
          </table:table-cell>
          <table:table-cell table:formula="of:=IF([.A184]=[.C184];&quot;OK&quot;;&quot;ERROR&quot;)" office:value-type="string" office:string-value="OK">
            <text:p>OK</text:p>
          </table:table-cell>
          <table:table-cell table:formula="of:=CONCATENATE([.A184];&quot;=&quot;;[.B184])" office:value-type="string" office:string-value="error.wrong.institutionregulatoryframework.id=Δεν βρέθηκε το Ρυθμιστικό πλαίσιο του Ιδρύματος.">
            <text:p>error.wrong.institutionregulatoryframework.id=Δεν βρέθηκε το Ρυθμιστικό πλαίσιο του Ιδρύματος.</text:p>
          </table:table-cell>
          <table:table-cell table:formula="of:=CONCATENATE([.C184];&quot;=&quot;;[.D184])" office:value-type="string" office:string-value="error.wrong.institutionregulatoryframework.id=Institution's Regulatory Framework not found">
            <text:p>error.wrong.institutionregulatoryframework.id=Institution's Regulatory Framework not found</text:p>
          </table:table-cell>
          <table:table-cell table:number-columns-repeated="1016"/>
        </table:table-row>
        <table:table-row table:style-name="ro2">
          <table:table-cell table:style-name="ce1" office:value-type="string">
            <text:p>error.wrong.position.candidacies.closingDate</text:p>
          </table:table-cell>
          <table:table-cell table:style-name="ce1" office:value-type="string">
            <text:p>Το χρονικό διάστημα υποβολής υποψηφιοτήτων έχει παρέλθει.</text:p>
          </table:table-cell>
          <table:table-cell table:style-name="ce1" office:value-type="string">
            <text:p>error.wrong.position.candidacies.closingDate</text:p>
          </table:table-cell>
          <table:table-cell table:style-name="ce1" office:value-type="string">
            <text:p>Candidacy submission period has expired.</text:p>
          </table:table-cell>
          <table:table-cell table:style-name="ce7" office:value-type="date" office:date-value="2013-12-03">
            <text:p>3/12/2013</text:p>
          </table:table-cell>
          <table:table-cell table:formula="of:=IF([.A185]=[.C185];&quot;OK&quot;;&quot;ERROR&quot;)" office:value-type="string" office:string-value="OK">
            <text:p>OK</text:p>
          </table:table-cell>
          <table:table-cell table:formula="of:=CONCATENATE([.A185];&quot;=&quot;;[.B185])" office:value-type="string" office:string-value="error.wrong.position.candidacies.closingDate=Το χρονικό διάστημα υποβολής υποψηφιοτήτων έχει παρέλθει.">
            <text:p>error.wrong.position.candidacies.closingDate=Το χρονικό διάστημα υποβολής υποψηφιοτήτων έχει παρέλθει.</text:p>
          </table:table-cell>
          <table:table-cell table:formula="of:=CONCATENATE([.C185];&quot;=&quot;;[.D185])" office:value-type="string" office:string-value="error.wrong.position.candidacies.closingDate=Candidacy submission period has expired.">
            <text:p>error.wrong.position.candidacies.closingDate=Candidacy submission period has expired.</text:p>
          </table:table-cell>
          <table:table-cell table:number-columns-repeated="1016"/>
        </table:table-row>
        <table:table-row table:style-name="ro2">
          <table:table-cell table:style-name="ce1" office:value-type="string">
            <text:p>error.wrong.position.candidacies.openingDate</text:p>
          </table:table-cell>
          <table:table-cell table:style-name="ce1" office:value-type="string">
            <text:p>Η θέση δεν έχει ανοίξει ακόμα για υποβολή αιτήσεων.</text:p>
          </table:table-cell>
          <table:table-cell table:style-name="ce1" office:value-type="string">
            <text:p>error.wrong.position.candidacies.openingDate</text:p>
          </table:table-cell>
          <table:table-cell table:style-name="ce1" office:value-type="string">
            <text:p>Position is not yet open for Candidacies.</text:p>
          </table:table-cell>
          <table:table-cell table:style-name="ce7" office:value-type="date" office:date-value="2013-12-03">
            <text:p>3/12/2013</text:p>
          </table:table-cell>
          <table:table-cell table:formula="of:=IF([.A186]=[.C186];&quot;OK&quot;;&quot;ERROR&quot;)" office:value-type="string" office:string-value="OK">
            <text:p>OK</text:p>
          </table:table-cell>
          <table:table-cell table:formula="of:=CONCATENATE([.A186];&quot;=&quot;;[.B186])" office:value-type="string" office:string-value="error.wrong.position.candidacies.openingDate=Η θέση δεν έχει ανοίξει ακόμα για υποβολή αιτήσεων.">
            <text:p>error.wrong.position.candidacies.openingDate=Η θέση δεν έχει ανοίξει ακόμα για υποβολή αιτήσεων.</text:p>
          </table:table-cell>
          <table:table-cell table:formula="of:=CONCATENATE([.C186];&quot;=&quot;;[.D186])" office:value-type="string" office:string-value="error.wrong.position.candidacies.openingDate=Position is not yet open for Candidacies.">
            <text:p>error.wrong.position.candidacies.openingDate=Position is not yet open for Candidacies.</text:p>
          </table:table-cell>
          <table:table-cell table:number-columns-repeated="1016"/>
        </table:table-row>
        <table:table-row table:style-name="ro2">
          <table:table-cell table:style-name="ce1" office:value-type="string">
            <text:p>error.wrong.position.commitee.member.id</text:p>
          </table:table-cell>
          <table:table-cell table:style-name="ce1" office:value-type="string">
            <text:p>Δε βρέθηκε το μέλος της επιτροπής.</text:p>
          </table:table-cell>
          <table:table-cell table:style-name="ce1" office:value-type="string">
            <text:p>error.wrong.position.commitee.member.id</text:p>
          </table:table-cell>
          <table:table-cell table:style-name="ce1" office:value-type="string">
            <text:p>Committee Member not found</text:p>
          </table:table-cell>
          <table:table-cell table:style-name="ce7" office:value-type="date" office:date-value="2013-12-03">
            <text:p>3/12/2013</text:p>
          </table:table-cell>
          <table:table-cell table:formula="of:=IF([.A187]=[.C187];&quot;OK&quot;;&quot;ERROR&quot;)" office:value-type="string" office:string-value="OK">
            <text:p>OK</text:p>
          </table:table-cell>
          <table:table-cell table:formula="of:=CONCATENATE([.A187];&quot;=&quot;;[.B187])" office:value-type="string" office:string-value="error.wrong.position.commitee.member.id=Δε βρέθηκε το μέλος της επιτροπής.">
            <text:p>error.wrong.position.commitee.member.id=Δε βρέθηκε το μέλος της επιτροπής.</text:p>
          </table:table-cell>
          <table:table-cell table:formula="of:=CONCATENATE([.C187];&quot;=&quot;;[.D187])" office:value-type="string" office:string-value="error.wrong.position.commitee.member.id=Committee Member not found">
            <text:p>error.wrong.position.commitee.member.id=Committee Member not found</text:p>
          </table:table-cell>
          <table:table-cell table:number-columns-repeated="1016"/>
        </table:table-row>
        <table:table-row table:style-name="ro2">
          <table:table-cell table:style-name="ce1" office:value-type="string">
            <text:p>error.wrong.position.committee.id</text:p>
          </table:table-cell>
          <table:table-cell table:style-name="ce1" office:value-type="string">
            <text:p>Δε βρέθηκε η εγγραφή της Επιτροπής.</text:p>
          </table:table-cell>
          <table:table-cell table:style-name="ce1" office:value-type="string">
            <text:p>error.wrong.position.committee.id</text:p>
          </table:table-cell>
          <table:table-cell table:style-name="ce1" office:value-type="string">
            <text:p>Committee entry not found</text:p>
          </table:table-cell>
          <table:table-cell table:style-name="ce7" office:value-type="date" office:date-value="2013-12-03">
            <text:p>3/12/2013</text:p>
          </table:table-cell>
          <table:table-cell table:formula="of:=IF([.A188]=[.C188];&quot;OK&quot;;&quot;ERROR&quot;)" office:value-type="string" office:string-value="OK">
            <text:p>OK</text:p>
          </table:table-cell>
          <table:table-cell table:formula="of:=CONCATENATE([.A188];&quot;=&quot;;[.B188])" office:value-type="string" office:string-value="error.wrong.position.committee.id=Δε βρέθηκε η εγγραφή της Επιτροπής.">
            <text:p>error.wrong.position.committee.id=Δε βρέθηκε η εγγραφή της Επιτροπής.</text:p>
          </table:table-cell>
          <table:table-cell table:formula="of:=CONCATENATE([.C188];&quot;=&quot;;[.D188])" office:value-type="string" office:string-value="error.wrong.position.committee.id=Committee entry not found">
            <text:p>error.wrong.position.committee.id=Committee entry not found</text:p>
          </table:table-cell>
          <table:table-cell table:number-columns-repeated="1016"/>
        </table:table-row>
        <table:table-row table:style-name="ro2">
          <table:table-cell table:style-name="ce1" office:value-type="string">
            <text:p>error.wrong.position.committee.phase</text:p>
          </table:table-cell>
          <table:table-cell table:style-name="ce1"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1" office:value-type="string">
            <text:p>error.wrong.position.committee.phase</text:p>
          </table:table-cell>
          <table:table-cell table:style-name="ce1" office:value-type="string">
            <text:p>Bad request; please press 'Refresh' and if the problem persists contact the Helpdesk.</text:p>
          </table:table-cell>
          <table:table-cell table:style-name="ce7" office:value-type="date" office:date-value="2013-12-03">
            <text:p>3/12/2013</text:p>
          </table:table-cell>
          <table:table-cell table:formula="of:=IF([.A189]=[.C189];&quot;OK&quot;;&quot;ERROR&quot;)" office:value-type="string" office:string-value="OK">
            <text:p>OK</text:p>
          </table:table-cell>
          <table:table-cell table:formula="of:=CONCATENATE([.A189];&quot;=&quot;;[.B189])" office:value-type="string" office:string-value="error.wrong.position.committee.phase=Λανθασμένη Ενέργεια, παρακαλώ πατήστε ανανέωση και αν το πρόβλημα επιμείνει επικοινωνήστε με το Γραφείο Αρωγής.">
            <text:p>error.wrong.position.committee.phase=Λανθασμένη Ενέργεια, παρακαλώ πατήστε ανανέωση και αν το πρόβλημα επιμείνει επικοινωνήστε με το Γραφείο Αρωγής.</text:p>
          </table:table-cell>
          <table:table-cell table:formula="of:=CONCATENATE([.C189];&quot;=&quot;;[.D189])" office:value-type="string" office:string-value="error.wrong.position.committee.phase=Bad request; please press 'Refresh' and if the problem persists contact the Helpdesk.">
            <text:p>error.wrong.position.committee.phase=Bad request; please press 'Refresh' and if the problem persists contact the Helpdesk.</text:p>
          </table:table-cell>
          <table:table-cell table:number-columns-repeated="1016"/>
        </table:table-row>
        <table:table-row table:style-name="ro2">
          <table:table-cell table:style-name="ce1" office:value-type="string">
            <text:p>error.wrong.position.complentaryDocuments.id</text:p>
          </table:table-cell>
          <table:table-cell table:style-name="ce1" office:value-type="string">
            <text:p>Δε βρέθηκε η εγγραφή των Συμπληρωματικών Εγγράφων</text:p>
          </table:table-cell>
          <table:table-cell table:style-name="ce1" office:value-type="string">
            <text:p>error.wrong.position.complentaryDocuments.id</text:p>
          </table:table-cell>
          <table:table-cell table:style-name="ce1" office:value-type="string">
            <text:p>Complementary Documents not found; please press 'Refresh' and if the problem persists contact the Helpdesk.</text:p>
          </table:table-cell>
          <table:table-cell table:style-name="ce7" office:value-type="date" office:date-value="2013-12-03">
            <text:p>3/12/2013</text:p>
          </table:table-cell>
          <table:table-cell table:formula="of:=IF([.A190]=[.C190];&quot;OK&quot;;&quot;ERROR&quot;)" office:value-type="string" office:string-value="OK">
            <text:p>OK</text:p>
          </table:table-cell>
          <table:table-cell table:formula="of:=CONCATENATE([.A190];&quot;=&quot;;[.B190])" office:value-type="string" office:string-value="error.wrong.position.complentaryDocuments.id=Δε βρέθηκε η εγγραφή των Συμπληρωματικών Εγγράφων">
            <text:p>error.wrong.position.complentaryDocuments.id=Δε βρέθηκε η εγγραφή των Συμπληρωματικών Εγγράφων</text:p>
          </table:table-cell>
          <table:table-cell table:formula="of:=CONCATENATE([.C190];&quot;=&quot;;[.D190])" office:value-type="string" office:string-value="error.wrong.position.complentaryDocuments.id=Complementary Documents not found; please press 'Refresh' and if the problem persists contact the Helpdesk.">
            <text:p>error.wrong.position.complentaryDocuments.id=Complementary Documents not found; please press 'Refresh' and if the problem persists contact the Helpdesk.</text:p>
          </table:table-cell>
          <table:table-cell table:number-columns-repeated="1016"/>
        </table:table-row>
        <table:table-row table:style-name="ro2">
          <table:table-cell table:style-name="ce1" office:value-type="string">
            <text:p>error.wrong.position.complentaryDocuments.phase</text:p>
          </table:table-cell>
          <table:table-cell table:style-name="ce1"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1" office:value-type="string">
            <text:p>error.wrong.position.complentaryDocuments.phase</text:p>
          </table:table-cell>
          <table:table-cell table:style-name="ce1" office:value-type="string">
            <text:p>Bad request; please press 'Refresh' and if the problem persists contact the Helpdesk.</text:p>
          </table:table-cell>
          <table:table-cell table:style-name="ce7" office:value-type="date" office:date-value="2013-12-03">
            <text:p>3/12/2013</text:p>
          </table:table-cell>
          <table:table-cell table:formula="of:=IF([.A191]=[.C191];&quot;OK&quot;;&quot;ERROR&quot;)" office:value-type="string" office:string-value="OK">
            <text:p>OK</text:p>
          </table:table-cell>
          <table:table-cell table:formula="of:=CONCATENATE([.A191];&quot;=&quot;;[.B191])" office:value-type="string" office:string-value="error.wrong.position.complentaryDocuments.phase=Λανθασμένη Ενέργεια, παρακαλώ πατήστε ανανέωση και αν το πρόβλημα επιμείνει επικοινωνήστε με το Γραφείο Αρωγής.">
            <text:p>error.wrong.position.complentaryDocuments.phase=Λανθασμένη Ενέργεια, παρακαλώ πατήστε ανανέωση και αν το πρόβλημα επιμείνει επικοινωνήστε με το Γραφείο Αρωγής.</text:p>
          </table:table-cell>
          <table:table-cell table:formula="of:=CONCATENATE([.C191];&quot;=&quot;;[.D191])" office:value-type="string" office:string-value="error.wrong.position.complentaryDocuments.phase=Bad request; please press 'Refresh' and if the problem persists contact the Helpdesk.">
            <text:p>error.wrong.position.complentaryDocuments.phase=Bad request; please press 'Refresh' and if the problem persists contact the Helpdesk.</text:p>
          </table:table-cell>
          <table:table-cell table:number-columns-repeated="1016"/>
        </table:table-row>
        <table:table-row table:style-name="ro2">
          <table:table-cell table:style-name="ce1" office:value-type="string">
            <text:p>error.wrong.position.evaluation.id</text:p>
          </table:table-cell>
          <table:table-cell table:style-name="ce1" office:value-type="string">
            <text:p>Δε βρέθηκε η εγγραφή της Αξιολόγησης.</text:p>
          </table:table-cell>
          <table:table-cell table:style-name="ce1" office:value-type="string">
            <text:p>error.wrong.position.evaluation.id</text:p>
          </table:table-cell>
          <table:table-cell table:style-name="ce1" office:value-type="string">
            <text:p>Evaluation entry not found</text:p>
          </table:table-cell>
          <table:table-cell table:style-name="ce7" office:value-type="date" office:date-value="2013-12-03">
            <text:p>3/12/2013</text:p>
          </table:table-cell>
          <table:table-cell table:formula="of:=IF([.A192]=[.C192];&quot;OK&quot;;&quot;ERROR&quot;)" office:value-type="string" office:string-value="OK">
            <text:p>OK</text:p>
          </table:table-cell>
          <table:table-cell table:formula="of:=CONCATENATE([.A192];&quot;=&quot;;[.B192])" office:value-type="string" office:string-value="error.wrong.position.evaluation.id=Δε βρέθηκε η εγγραφή της Αξιολόγησης.">
            <text:p>error.wrong.position.evaluation.id=Δε βρέθηκε η εγγραφή της Αξιολόγησης.</text:p>
          </table:table-cell>
          <table:table-cell table:formula="of:=CONCATENATE([.C192];&quot;=&quot;;[.D192])" office:value-type="string" office:string-value="error.wrong.position.evaluation.id=Evaluation entry not found">
            <text:p>error.wrong.position.evaluation.id=Evaluation entry not found</text:p>
          </table:table-cell>
          <table:table-cell table:number-columns-repeated="1016"/>
        </table:table-row>
        <table:table-row table:style-name="ro2">
          <table:table-cell table:style-name="ce1" office:value-type="string">
            <text:p>error.wrong.position.evaluation.phase</text:p>
          </table:table-cell>
          <table:table-cell table:style-name="ce1"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1" office:value-type="string">
            <text:p>error.wrong.position.evaluation.phase</text:p>
          </table:table-cell>
          <table:table-cell table:style-name="ce1" office:value-type="string">
            <text:p>Bad request; please press 'Refresh' and if the problem persists contact the Helpdesk.</text:p>
          </table:table-cell>
          <table:table-cell table:style-name="ce7" office:value-type="date" office:date-value="2013-12-03">
            <text:p>3/12/2013</text:p>
          </table:table-cell>
          <table:table-cell table:formula="of:=IF([.A193]=[.C193];&quot;OK&quot;;&quot;ERROR&quot;)" office:value-type="string" office:string-value="OK">
            <text:p>OK</text:p>
          </table:table-cell>
          <table:table-cell table:formula="of:=CONCATENATE([.A193];&quot;=&quot;;[.B193])" office:value-type="string" office:string-value="error.wrong.position.evaluation.phase=Λανθασμένη Ενέργεια, παρακαλώ πατήστε ανανέωση και αν το πρόβλημα επιμείνει επικοινωνήστε με το Γραφείο Αρωγής.">
            <text:p>error.wrong.position.evaluation.phase=Λανθασμένη Ενέργεια, παρακαλώ πατήστε ανανέωση και αν το πρόβλημα επιμείνει επικοινωνήστε με το Γραφείο Αρωγής.</text:p>
          </table:table-cell>
          <table:table-cell table:formula="of:=CONCATENATE([.C193];&quot;=&quot;;[.D193])" office:value-type="string" office:string-value="error.wrong.position.evaluation.phase=Bad request; please press 'Refresh' and if the problem persists contact the Helpdesk.">
            <text:p>error.wrong.position.evaluation.phase=Bad request; please press 'Refresh' and if the problem persists contact the Helpdesk.</text:p>
          </table:table-cell>
          <table:table-cell table:number-columns-repeated="1016"/>
        </table:table-row>
        <table:table-row table:style-name="ro2">
          <table:table-cell table:style-name="ce1" office:value-type="string">
            <text:p>error.wrong.position.evaluator.id</text:p>
          </table:table-cell>
          <table:table-cell table:style-name="ce1" office:value-type="string">
            <text:p>Δε βρέθηκε η εγγραφή του Αξιολογητή.</text:p>
          </table:table-cell>
          <table:table-cell table:style-name="ce1" office:value-type="string">
            <text:p>error.wrong.position.evaluator.id</text:p>
          </table:table-cell>
          <table:table-cell table:style-name="ce1" office:value-type="string">
            <text:p>Evaluator's entry not found</text:p>
          </table:table-cell>
          <table:table-cell table:style-name="ce7" office:value-type="date" office:date-value="2013-12-03">
            <text:p>3/12/2013</text:p>
          </table:table-cell>
          <table:table-cell table:formula="of:=IF([.A194]=[.C194];&quot;OK&quot;;&quot;ERROR&quot;)" office:value-type="string" office:string-value="OK">
            <text:p>OK</text:p>
          </table:table-cell>
          <table:table-cell table:formula="of:=CONCATENATE([.A194];&quot;=&quot;;[.B194])" office:value-type="string" office:string-value="error.wrong.position.evaluator.id=Δε βρέθηκε η εγγραφή του Αξιολογητή.">
            <text:p>error.wrong.position.evaluator.id=Δε βρέθηκε η εγγραφή του Αξιολογητή.</text:p>
          </table:table-cell>
          <table:table-cell table:formula="of:=CONCATENATE([.C194];&quot;=&quot;;[.D194])" office:value-type="string" office:string-value="error.wrong.position.evaluator.id=Evaluator's entry not found">
            <text:p>error.wrong.position.evaluator.id=Evaluator's entry not found</text:p>
          </table:table-cell>
          <table:table-cell table:number-columns-repeated="1016"/>
        </table:table-row>
        <table:table-row table:style-name="ro2">
          <table:table-cell table:style-name="ce1" office:value-type="string">
            <text:p>error.wrong.position.id</text:p>
          </table:table-cell>
          <table:table-cell table:style-name="ce1" office:value-type="string">
            <text:p>Δε βρέθηκε η συσχετιζόμενη θέση.</text:p>
          </table:table-cell>
          <table:table-cell table:style-name="ce1" office:value-type="string">
            <text:p>error.wrong.position.id</text:p>
          </table:table-cell>
          <table:table-cell table:style-name="ce1" office:value-type="string">
            <text:p>Position not found</text:p>
          </table:table-cell>
          <table:table-cell table:style-name="ce7" office:value-type="date" office:date-value="2013-12-03">
            <text:p>3/12/2013</text:p>
          </table:table-cell>
          <table:table-cell table:formula="of:=IF([.A195]=[.C195];&quot;OK&quot;;&quot;ERROR&quot;)" office:value-type="string" office:string-value="OK">
            <text:p>OK</text:p>
          </table:table-cell>
          <table:table-cell table:formula="of:=CONCATENATE([.A195];&quot;=&quot;;[.B195])" office:value-type="string" office:string-value="error.wrong.position.id=Δε βρέθηκε η συσχετιζόμενη θέση.">
            <text:p>error.wrong.position.id=Δε βρέθηκε η συσχετιζόμενη θέση.</text:p>
          </table:table-cell>
          <table:table-cell table:formula="of:=CONCATENATE([.C195];&quot;=&quot;;[.D195])" office:value-type="string" office:string-value="error.wrong.position.id=Position not found">
            <text:p>error.wrong.position.id=Position not found</text:p>
          </table:table-cell>
          <table:table-cell table:number-columns-repeated="1016"/>
        </table:table-row>
        <table:table-row table:style-name="ro2">
          <table:table-cell table:style-name="ce1" office:value-type="string">
            <text:p>error.wrong.position.nomination.id</text:p>
          </table:table-cell>
          <table:table-cell table:style-name="ce1" office:value-type="string">
            <text:p>Δε βρέθηκε η εγγραφή της Απονομής.</text:p>
          </table:table-cell>
          <table:table-cell table:style-name="ce1" office:value-type="string">
            <text:p>error.wrong.position.nomination.id</text:p>
          </table:table-cell>
          <table:table-cell table:style-name="ce1" office:value-type="string">
            <text:p>Nomination not found</text:p>
          </table:table-cell>
          <table:table-cell table:style-name="ce7" office:value-type="date" office:date-value="2013-12-03">
            <text:p>3/12/2013</text:p>
          </table:table-cell>
          <table:table-cell table:formula="of:=IF([.A196]=[.C196];&quot;OK&quot;;&quot;ERROR&quot;)" office:value-type="string" office:string-value="OK">
            <text:p>OK</text:p>
          </table:table-cell>
          <table:table-cell table:formula="of:=CONCATENATE([.A196];&quot;=&quot;;[.B196])" office:value-type="string" office:string-value="error.wrong.position.nomination.id=Δε βρέθηκε η εγγραφή της Απονομής.">
            <text:p>error.wrong.position.nomination.id=Δε βρέθηκε η εγγραφή της Απονομής.</text:p>
          </table:table-cell>
          <table:table-cell table:formula="of:=CONCATENATE([.C196];&quot;=&quot;;[.D196])" office:value-type="string" office:string-value="error.wrong.position.nomination.id=Nomination not found">
            <text:p>error.wrong.position.nomination.id=Nomination not found</text:p>
          </table:table-cell>
          <table:table-cell table:number-columns-repeated="1016"/>
        </table:table-row>
        <table:table-row table:style-name="ro2">
          <table:table-cell table:style-name="ce1" office:value-type="string">
            <text:p>error.wrong.position.nomination.phase</text:p>
          </table:table-cell>
          <table:table-cell table:style-name="ce1" office:value-type="string">
            <text:p>Λανθασμένη Ενέργεια, παρακαλώ πατήστε ανανέωση και αν το πρόβλημα επιμείνει επικοινωνήστε με το Γραφείο Αρωγής.</text:p>
          </table:table-cell>
          <table:table-cell table:style-name="ce1" office:value-type="string">
            <text:p>error.wrong.position.nomination.phase</text:p>
          </table:table-cell>
          <table:table-cell table:style-name="ce1" office:value-type="string">
            <text:p>Bad request; please press 'Refresh' and if the problem persists contact the Helpdesk.</text:p>
          </table:table-cell>
          <table:table-cell table:style-name="ce7" office:value-type="date" office:date-value="2013-12-03">
            <text:p>3/12/2013</text:p>
          </table:table-cell>
          <table:table-cell table:formula="of:=IF([.A197]=[.C197];&quot;OK&quot;;&quot;ERROR&quot;)" office:value-type="string" office:string-value="OK">
            <text:p>OK</text:p>
          </table:table-cell>
          <table:table-cell table:formula="of:=CONCATENATE([.A197];&quot;=&quot;;[.B197])" office:value-type="string" office:string-value="error.wrong.position.nomination.phase=Λανθασμένη Ενέργεια, παρακαλώ πατήστε ανανέωση και αν το πρόβλημα επιμείνει επικοινωνήστε με το Γραφείο Αρωγής.">
            <text:p>error.wrong.position.nomination.phase=Λανθασμένη Ενέργεια, παρακαλώ πατήστε ανανέωση και αν το πρόβλημα επιμείνει επικοινωνήστε με το Γραφείο Αρωγής.</text:p>
          </table:table-cell>
          <table:table-cell table:formula="of:=CONCATENATE([.C197];&quot;=&quot;;[.D197])" office:value-type="string" office:string-value="error.wrong.position.nomination.phase=Bad request; please press 'Refresh' and if the problem persists contact the Helpdesk.">
            <text:p>error.wrong.position.nomination.phase=Bad request; please press 'Refresh' and if the problem persists contact the Helpdesk.</text:p>
          </table:table-cell>
          <table:table-cell table:number-columns-repeated="1016"/>
        </table:table-row>
        <table:table-row table:style-name="ro2">
          <table:table-cell table:style-name="ce1" office:value-type="string">
            <text:p>error.wrong.position.search.criteria.id</text:p>
          </table:table-cell>
          <table:table-cell table:style-name="ce1" office:value-type="string">
            <text:p>Δε βρέθηκε η εγγραφή για τα κριτήρια αναζήτησης.</text:p>
          </table:table-cell>
          <table:table-cell table:style-name="ce1" office:value-type="string">
            <text:p>error.wrong.position.search.criteria.id</text:p>
          </table:table-cell>
          <table:table-cell table:style-name="ce1" office:value-type="string">
            <text:p>Record was not found for the search criteria.</text:p>
          </table:table-cell>
          <table:table-cell table:style-name="ce7" office:value-type="date" office:date-value="2013-12-03">
            <text:p>3/12/2013</text:p>
          </table:table-cell>
          <table:table-cell table:formula="of:=IF([.A198]=[.C198];&quot;OK&quot;;&quot;ERROR&quot;)" office:value-type="string" office:string-value="OK">
            <text:p>OK</text:p>
          </table:table-cell>
          <table:table-cell table:formula="of:=CONCATENATE([.A198];&quot;=&quot;;[.B198])" office:value-type="string" office:string-value="error.wrong.position.search.criteria.id=Δε βρέθηκε η εγγραφή για τα κριτήρια αναζήτησης.">
            <text:p>error.wrong.position.search.criteria.id=Δε βρέθηκε η εγγραφή για τα κριτήρια αναζήτησης.</text:p>
          </table:table-cell>
          <table:table-cell table:formula="of:=CONCATENATE([.C198];&quot;=&quot;;[.D198])" office:value-type="string" office:string-value="error.wrong.position.search.criteria.id=Record was not found for the search criteria.">
            <text:p>error.wrong.position.search.criteria.id=Record was not found for the search criteria.</text:p>
          </table:table-cell>
          <table:table-cell table:number-columns-repeated="1016"/>
        </table:table-row>
        <table:table-row table:style-name="ro2">
          <table:table-cell table:style-name="ce1" office:value-type="string">
            <text:p>error.wrong.position.status</text:p>
          </table:table-cell>
          <table:table-cell table:style-name="ce1" office:value-type="string">
            <text:p>Η θέση είναι σε κατάσταση που δεν επιτρέπεται η ενέργεια.</text:p>
          </table:table-cell>
          <table:table-cell table:style-name="ce1" office:value-type="string">
            <text:p>error.wrong.position.status</text:p>
          </table:table-cell>
          <table:table-cell table:style-name="ce1" office:value-type="string">
            <text:p>Action not allowed due to position status.</text:p>
          </table:table-cell>
          <table:table-cell table:style-name="ce7" office:value-type="date" office:date-value="2013-12-03">
            <text:p>3/12/2013</text:p>
          </table:table-cell>
          <table:table-cell table:formula="of:=IF([.A199]=[.C199];&quot;OK&quot;;&quot;ERROR&quot;)" office:value-type="string" office:string-value="OK">
            <text:p>OK</text:p>
          </table:table-cell>
          <table:table-cell table:formula="of:=CONCATENATE([.A199];&quot;=&quot;;[.B199])" office:value-type="string" office:string-value="error.wrong.position.status=Η θέση είναι σε κατάσταση που δεν επιτρέπεται η ενέργεια.">
            <text:p>error.wrong.position.status=Η θέση είναι σε κατάσταση που δεν επιτρέπεται η ενέργεια.</text:p>
          </table:table-cell>
          <table:table-cell table:formula="of:=CONCATENATE([.C199];&quot;=&quot;;[.D199])" office:value-type="string" office:string-value="error.wrong.position.status=Action not allowed due to position status.">
            <text:p>error.wrong.position.status=Action not allowed due to position status.</text:p>
          </table:table-cell>
          <table:table-cell table:number-columns-repeated="1016"/>
        </table:table-row>
        <table:table-row table:style-name="ro2">
          <table:table-cell table:style-name="ce1" office:value-type="string">
            <text:p>error.wrong.position.status.cannot.delete</text:p>
          </table:table-cell>
          <table:table-cell table:style-name="ce1" office:value-type="string">
            <text:p>Δεν είναι δυνατή η διαγραφή αυτής της Θέσης.</text:p>
          </table:table-cell>
          <table:table-cell table:style-name="ce1" office:value-type="string">
            <text:p>error.wrong.position.status.cannot.delete</text:p>
          </table:table-cell>
          <table:table-cell table:style-name="ce1" office:value-type="string">
            <text:p>Cannot delete this position.</text:p>
          </table:table-cell>
          <table:table-cell table:style-name="ce7" office:value-type="date" office:date-value="2013-12-03">
            <text:p>3/12/2013</text:p>
          </table:table-cell>
          <table:table-cell table:formula="of:=IF([.A200]=[.C200];&quot;OK&quot;;&quot;ERROR&quot;)" office:value-type="string" office:string-value="OK">
            <text:p>OK</text:p>
          </table:table-cell>
          <table:table-cell table:formula="of:=CONCATENATE([.A200];&quot;=&quot;;[.B200])" office:value-type="string" office:string-value="error.wrong.position.status.cannot.delete=Δεν είναι δυνατή η διαγραφή αυτής της Θέσης.">
            <text:p>error.wrong.position.status.cannot.delete=Δεν είναι δυνατή η διαγραφή αυτής της Θέσης.</text:p>
          </table:table-cell>
          <table:table-cell table:formula="of:=CONCATENATE([.C200];&quot;=&quot;;[.D200])" office:value-type="string" office:string-value="error.wrong.position.status.cannot.delete=Cannot delete this position.">
            <text:p>error.wrong.position.status.cannot.delete=Cannot delete this position.</text:p>
          </table:table-cell>
          <table:table-cell table:number-columns-repeated="1016"/>
        </table:table-row>
        <table:table-row table:style-name="ro2">
          <table:table-cell table:style-name="ce1" office:value-type="string">
            <text:p>error.wrong.position.status.committee.converged</text:p>
          </table:table-cell>
          <table:table-cell table:style-name="ce1" office:value-type="string">
            <text:p>Δεν επιτρέπεται η ενέργεια. Η επιτροπή έχει ήδη συνεδριάσει</text:p>
          </table:table-cell>
          <table:table-cell table:style-name="ce1" office:value-type="string">
            <text:p>error.wrong.position.status.committee.converged</text:p>
          </table:table-cell>
          <table:table-cell table:style-name="ce1" office:value-type="string">
            <text:p>Action not allowed. The Committee has already convened.</text:p>
          </table:table-cell>
          <table:table-cell table:style-name="ce7" office:value-type="date" office:date-value="2013-12-03">
            <text:p>3/12/2013</text:p>
          </table:table-cell>
          <table:table-cell table:formula="of:=IF([.A201]=[.C201];&quot;OK&quot;;&quot;ERROR&quot;)" office:value-type="string" office:string-value="OK">
            <text:p>OK</text:p>
          </table:table-cell>
          <table:table-cell table:formula="of:=CONCATENATE([.A201];&quot;=&quot;;[.B201])" office:value-type="string" office:string-value="error.wrong.position.status.committee.converged=Δεν επιτρέπεται η ενέργεια. Η επιτροπή έχει ήδη συνεδριάσει">
            <text:p>error.wrong.position.status.committee.converged=Δεν επιτρέπεται η ενέργεια. Η επιτροπή έχει ήδη συνεδριάσει</text:p>
          </table:table-cell>
          <table:table-cell table:formula="of:=CONCATENATE([.C201];&quot;=&quot;;[.D201])" office:value-type="string" office:string-value="error.wrong.position.status.committee.converged=Action not allowed. The Committee has already convened.">
            <text:p>error.wrong.position.status.committee.converged=Action not allowed. The Committee has already convened.</text:p>
          </table:table-cell>
          <table:table-cell table:number-columns-repeated="1016"/>
        </table:table-row>
        <table:table-row table:style-name="ro2">
          <table:table-cell table:style-name="ce1" office:value-type="string">
            <text:p>error.wrong.professor.id</text:p>
          </table:table-cell>
          <table:table-cell table:style-name="ce1" office:value-type="string">
            <text:p>Δε βρέθηκε το μέλος ΔΕΠ</text:p>
          </table:table-cell>
          <table:table-cell table:style-name="ce1" office:value-type="string">
            <text:p>error.wrong.professor.id</text:p>
          </table:table-cell>
          <table:table-cell table:style-name="ce1" office:value-type="string">
            <text:p>Faculty Member not found</text:p>
          </table:table-cell>
          <table:table-cell table:style-name="ce7" office:value-type="date" office:date-value="2013-12-03">
            <text:p>3/12/2013</text:p>
          </table:table-cell>
          <table:table-cell table:formula="of:=IF([.A202]=[.C202];&quot;OK&quot;;&quot;ERROR&quot;)" office:value-type="string" office:string-value="OK">
            <text:p>OK</text:p>
          </table:table-cell>
          <table:table-cell table:formula="of:=CONCATENATE([.A202];&quot;=&quot;;[.B202])" office:value-type="string" office:string-value="error.wrong.professor.id=Δε βρέθηκε το μέλος ΔΕΠ">
            <text:p>error.wrong.professor.id=Δε βρέθηκε το μέλος ΔΕΠ</text:p>
          </table:table-cell>
          <table:table-cell table:formula="of:=CONCATENATE([.C202];&quot;=&quot;;[.D202])" office:value-type="string" office:string-value="error.wrong.professor.id=Faculty Member not found">
            <text:p>error.wrong.professor.id=Faculty Member not found</text:p>
          </table:table-cell>
          <table:table-cell table:number-columns-repeated="1016"/>
        </table:table-row>
        <table:table-row table:style-name="ro2">
          <table:table-cell table:style-name="ce1" office:value-type="string">
            <text:p>error.wrong.professor.status</text:p>
          </table:table-cell>
          <table:table-cell table:style-name="ce1" office:value-type="string">
            <text:p>Μη επιτρεπτή ενέργεια. Ο καθηγητής δεν έχει ενεργό προφίλ.</text:p>
          </table:table-cell>
          <table:table-cell table:style-name="ce1" office:value-type="string">
            <text:p>error.wrong.professor.status</text:p>
          </table:table-cell>
          <table:table-cell table:style-name="ce1" office:value-type="string">
            <text:p>Action not allowed. The professor's profile is not active.</text:p>
          </table:table-cell>
          <table:table-cell table:style-name="ce7" office:value-type="date" office:date-value="2013-12-03">
            <text:p>3/12/2013</text:p>
          </table:table-cell>
          <table:table-cell table:formula="of:=IF([.A203]=[.C203];&quot;OK&quot;;&quot;ERROR&quot;)" office:value-type="string" office:string-value="OK">
            <text:p>OK</text:p>
          </table:table-cell>
          <table:table-cell table:formula="of:=CONCATENATE([.A203];&quot;=&quot;;[.B203])" office:value-type="string" office:string-value="error.wrong.professor.status=Μη επιτρεπτή ενέργεια. Ο καθηγητής δεν έχει ενεργό προφίλ.">
            <text:p>error.wrong.professor.status=Μη επιτρεπτή ενέργεια. Ο καθηγητής δεν έχει ενεργό προφίλ.</text:p>
          </table:table-cell>
          <table:table-cell table:formula="of:=CONCATENATE([.C203];&quot;=&quot;;[.D203])" office:value-type="string" office:string-value="error.wrong.professor.status=Action not allowed. The professor's profile is not active.">
            <text:p>error.wrong.professor.status=Action not allowed. The professor's profile is not active.</text:p>
          </table:table-cell>
          <table:table-cell table:number-columns-repeated="1016"/>
        </table:table-row>
        <table:table-row table:style-name="ro2">
          <table:table-cell table:style-name="ce1" office:value-type="string">
            <text:p>error.wrong.rank.id</text:p>
          </table:table-cell>
          <table:table-cell table:style-name="ce1" office:value-type="string">
            <text:p>Δε βρέθηκε η Βαθμίδα.</text:p>
          </table:table-cell>
          <table:table-cell table:style-name="ce1" office:value-type="string">
            <text:p>error.wrong.rank.id</text:p>
          </table:table-cell>
          <table:table-cell table:style-name="ce1" office:value-type="string">
            <text:p>Rank not found</text:p>
          </table:table-cell>
          <table:table-cell table:style-name="ce7" office:value-type="date" office:date-value="2013-12-03">
            <text:p>3/12/2013</text:p>
          </table:table-cell>
          <table:table-cell table:formula="of:=IF([.A204]=[.C204];&quot;OK&quot;;&quot;ERROR&quot;)" office:value-type="string" office:string-value="OK">
            <text:p>OK</text:p>
          </table:table-cell>
          <table:table-cell table:formula="of:=CONCATENATE([.A204];&quot;=&quot;;[.B204])" office:value-type="string" office:string-value="error.wrong.rank.id=Δε βρέθηκε η Βαθμίδα.">
            <text:p>error.wrong.rank.id=Δε βρέθηκε η Βαθμίδα.</text:p>
          </table:table-cell>
          <table:table-cell table:formula="of:=CONCATENATE([.C204];&quot;=&quot;;[.D204])" office:value-type="string" office:string-value="error.wrong.rank.id=Rank not found">
            <text:p>error.wrong.rank.id=Rank not found</text:p>
          </table:table-cell>
          <table:table-cell table:number-columns-repeated="1016"/>
        </table:table-row>
        <table:table-row table:style-name="ro2">
          <table:table-cell table:style-name="ce1" office:value-type="string">
            <text:p>error.wrong.register.id</text:p>
          </table:table-cell>
          <table:table-cell table:style-name="ce1" office:value-type="string">
            <text:p>Δε βρέθηκε το Μητρώο.</text:p>
          </table:table-cell>
          <table:table-cell table:style-name="ce1" office:value-type="string">
            <text:p>error.wrong.register.id</text:p>
          </table:table-cell>
          <table:table-cell table:style-name="ce1" office:value-type="string">
            <text:p>Registry not found</text:p>
          </table:table-cell>
          <table:table-cell table:style-name="ce7" office:value-type="date" office:date-value="2013-12-03">
            <text:p>3/12/2013</text:p>
          </table:table-cell>
          <table:table-cell table:formula="of:=IF([.A205]=[.C205];&quot;OK&quot;;&quot;ERROR&quot;)" office:value-type="string" office:string-value="OK">
            <text:p>OK</text:p>
          </table:table-cell>
          <table:table-cell table:formula="of:=CONCATENATE([.A205];&quot;=&quot;;[.B205])" office:value-type="string" office:string-value="error.wrong.register.id=Δε βρέθηκε το Μητρώο.">
            <text:p>error.wrong.register.id=Δε βρέθηκε το Μητρώο.</text:p>
          </table:table-cell>
          <table:table-cell table:formula="of:=CONCATENATE([.C205];&quot;=&quot;;[.D205])" office:value-type="string" office:string-value="error.wrong.register.id=Registry not found">
            <text:p>error.wrong.register.id=Registry not found</text:p>
          </table:table-cell>
          <table:table-cell table:number-columns-repeated="1016"/>
        </table:table-row>
        <table:table-row table:style-name="ro2">
          <table:table-cell table:style-name="ce1" office:value-type="string">
            <text:p>error.wrong.register.member.id</text:p>
          </table:table-cell>
          <table:table-cell table:style-name="ce1" office:value-type="string">
            <text:p>Δε βρέθηκε το μέλος του μητρώου.</text:p>
          </table:table-cell>
          <table:table-cell table:style-name="ce1" office:value-type="string">
            <text:p>error.wrong.register.member.id</text:p>
          </table:table-cell>
          <table:table-cell table:style-name="ce1" office:value-type="string">
            <text:p>Registry Member not found</text:p>
          </table:table-cell>
          <table:table-cell table:style-name="ce7" office:value-type="date" office:date-value="2013-12-03">
            <text:p>3/12/2013</text:p>
          </table:table-cell>
          <table:table-cell table:formula="of:=IF([.A206]=[.C206];&quot;OK&quot;;&quot;ERROR&quot;)" office:value-type="string" office:string-value="OK">
            <text:p>OK</text:p>
          </table:table-cell>
          <table:table-cell table:formula="of:=CONCATENATE([.A206];&quot;=&quot;;[.B206])" office:value-type="string" office:string-value="error.wrong.register.member.id=Δε βρέθηκε το μέλος του μητρώου.">
            <text:p>error.wrong.register.member.id=Δε βρέθηκε το μέλος του μητρώου.</text:p>
          </table:table-cell>
          <table:table-cell table:formula="of:=CONCATENATE([.C206];&quot;=&quot;;[.D206])" office:value-type="string" office:string-value="error.wrong.register.member.id=Registry Member not found">
            <text:p>error.wrong.register.member.id=Registry Member not found</text:p>
          </table:table-cell>
          <table:table-cell table:number-columns-repeated="1016"/>
        </table:table-row>
        <table:table-row table:style-name="ro2">
          <table:table-cell table:style-name="ce1" office:value-type="string">
            <text:p>error.wrong.role.id</text:p>
          </table:table-cell>
          <table:table-cell table:style-name="ce1" office:value-type="string">
            <text:p>Δε βρέθηκε το Προφίλ.</text:p>
          </table:table-cell>
          <table:table-cell table:style-name="ce1" office:value-type="string">
            <text:p>error.wrong.role.id</text:p>
          </table:table-cell>
          <table:table-cell table:style-name="ce1" office:value-type="string">
            <text:p>Profile not found</text:p>
          </table:table-cell>
          <table:table-cell table:style-name="ce7" office:value-type="date" office:date-value="2013-12-03">
            <text:p>3/12/2013</text:p>
          </table:table-cell>
          <table:table-cell table:formula="of:=IF([.A207]=[.C207];&quot;OK&quot;;&quot;ERROR&quot;)" office:value-type="string" office:string-value="OK">
            <text:p>OK</text:p>
          </table:table-cell>
          <table:table-cell table:formula="of:=CONCATENATE([.A207];&quot;=&quot;;[.B207])" office:value-type="string" office:string-value="error.wrong.role.id=Δε βρέθηκε το Προφίλ.">
            <text:p>error.wrong.role.id=Δε βρέθηκε το Προφίλ.</text:p>
          </table:table-cell>
          <table:table-cell table:formula="of:=CONCATENATE([.C207];&quot;=&quot;;[.D207])" office:value-type="string" office:string-value="error.wrong.role.id=Profile not found">
            <text:p>error.wrong.role.id=Profile not found</text:p>
          </table:table-cell>
          <table:table-cell table:number-columns-repeated="1016"/>
        </table:table-row>
        <table:table-row table:style-name="ro2">
          <table:table-cell table:style-name="ce1" office:value-type="string">
            <text:p>error.wrong.subject.id</text:p>
          </table:table-cell>
          <table:table-cell table:style-name="ce1" office:value-type="string">
            <text:p>Δε βρέθηκε το γνωστικό αντικείμενο.</text:p>
          </table:table-cell>
          <table:table-cell table:style-name="ce1" office:value-type="string">
            <text:p>error.wrong.subject.id</text:p>
          </table:table-cell>
          <table:table-cell table:style-name="ce1" office:value-type="string">
            <text:p>Discipline not found</text:p>
          </table:table-cell>
          <table:table-cell table:style-name="ce7" office:value-type="date" office:date-value="2013-12-11">
            <text:p>11/12/2013</text:p>
          </table:table-cell>
          <table:table-cell table:formula="of:=IF([.A208]=[.C208];&quot;OK&quot;;&quot;ERROR&quot;)" office:value-type="string" office:string-value="OK">
            <text:p>OK</text:p>
          </table:table-cell>
          <table:table-cell table:formula="of:=CONCATENATE([.A208];&quot;=&quot;;[.B208])" office:value-type="string" office:string-value="error.wrong.subject.id=Δε βρέθηκε το γνωστικό αντικείμενο.">
            <text:p>error.wrong.subject.id=Δε βρέθηκε το γνωστικό αντικείμενο.</text:p>
          </table:table-cell>
          <table:table-cell table:formula="of:=CONCATENATE([.C208];&quot;=&quot;;[.D208])" office:value-type="string" office:string-value="error.wrong.subject.id=Discipline not found">
            <text:p>error.wrong.subject.id=Discipline not found</text:p>
          </table:table-cell>
          <table:table-cell table:number-columns-repeated="1016"/>
        </table:table-row>
        <table:table-row table:style-name="ro2">
          <table:table-cell table:style-name="ce1" office:value-type="string">
            <text:p>error.wrong.user.id</text:p>
          </table:table-cell>
          <table:table-cell table:style-name="ce1" office:value-type="string">
            <text:p>Δε βρέθηκε ο Χρήστης.</text:p>
          </table:table-cell>
          <table:table-cell table:style-name="ce1" office:value-type="string">
            <text:p>error.wrong.user.id</text:p>
          </table:table-cell>
          <table:table-cell table:style-name="ce1" office:value-type="string">
            <text:p>User not found</text:p>
          </table:table-cell>
          <table:table-cell table:style-name="ce7" office:value-type="date" office:date-value="2013-12-03">
            <text:p>3/12/2013</text:p>
          </table:table-cell>
          <table:table-cell table:formula="of:=IF([.A209]=[.C209];&quot;OK&quot;;&quot;ERROR&quot;)" office:value-type="string" office:string-value="OK">
            <text:p>OK</text:p>
          </table:table-cell>
          <table:table-cell table:formula="of:=CONCATENATE([.A209];&quot;=&quot;;[.B209])" office:value-type="string" office:string-value="error.wrong.user.id=Δε βρέθηκε ο Χρήστης.">
            <text:p>error.wrong.user.id=Δε βρέθηκε ο Χρήστης.</text:p>
          </table:table-cell>
          <table:table-cell table:formula="of:=CONCATENATE([.C209];&quot;=&quot;;[.D209])" office:value-type="string" office:string-value="error.wrong.user.id=User not found">
            <text:p>error.wrong.user.id=User not found</text:p>
          </table:table-cell>
          <table:table-cell table:number-columns-repeated="1016"/>
        </table:table-row>
        <table:table-row table:style-name="ro2">
          <table:table-cell table:style-name="ce1" office:value-type="string">
            <text:p>error.wrong.username</text:p>
          </table:table-cell>
          <table:table-cell table:style-name="ce1" office:value-type="string">
            <text:p>Λανθασμένο όνομα χρήστη.</text:p>
          </table:table-cell>
          <table:table-cell table:style-name="ce1" office:value-type="string">
            <text:p>error.wrong.username</text:p>
          </table:table-cell>
          <table:table-cell table:style-name="ce1" office:value-type="string">
            <text:p>Wrong Username</text:p>
          </table:table-cell>
          <table:table-cell table:style-name="ce7" office:value-type="date" office:date-value="2013-12-03">
            <text:p>3/12/2013</text:p>
          </table:table-cell>
          <table:table-cell table:formula="of:=IF([.A210]=[.C210];&quot;OK&quot;;&quot;ERROR&quot;)" office:value-type="string" office:string-value="OK">
            <text:p>OK</text:p>
          </table:table-cell>
          <table:table-cell table:formula="of:=CONCATENATE([.A210];&quot;=&quot;;[.B210])" office:value-type="string" office:string-value="error.wrong.username=Λανθασμένο όνομα χρήστη.">
            <text:p>error.wrong.username=Λανθασμένο όνομα χρήστη.</text:p>
          </table:table-cell>
          <table:table-cell table:formula="of:=CONCATENATE([.C210];&quot;=&quot;;[.D210])" office:value-type="string" office:string-value="error.wrong.username=Wrong Username">
            <text:p>error.wrong.username=Wrong Username</text:p>
          </table:table-cell>
          <table:table-cell table:number-columns-repeated="1016"/>
        </table:table-row>
        <table:table-row table:style-name="ro2">
          <table:table-cell table:style-name="ce1" office:value-type="string">
            <text:p>EswterikosKanonismosFile</text:p>
          </table:table-cell>
          <table:table-cell table:style-name="ce1" office:value-type="string">
            <text:p>Εσωτερικός Κανονισμός</text:p>
          </table:table-cell>
          <table:table-cell table:style-name="ce1" office:value-type="string">
            <text:p>EswterikosKanonismosFile</text:p>
          </table:table-cell>
          <table:table-cell table:style-name="ce1" office:value-type="string">
            <text:p>Internal Regulation</text:p>
          </table:table-cell>
          <table:table-cell table:style-name="ce7" office:value-type="date" office:date-value="2013-12-03">
            <text:p>3/12/2013</text:p>
          </table:table-cell>
          <table:table-cell table:formula="of:=IF([.A211]=[.C211];&quot;OK&quot;;&quot;ERROR&quot;)" office:value-type="string" office:string-value="OK">
            <text:p>OK</text:p>
          </table:table-cell>
          <table:table-cell table:formula="of:=CONCATENATE([.A211];&quot;=&quot;;[.B211])" office:value-type="string" office:string-value="EswterikosKanonismosFile=Εσωτερικός Κανονισμός">
            <text:p>EswterikosKanonismosFile=Εσωτερικός Κανονισμός</text:p>
          </table:table-cell>
          <table:table-cell table:formula="of:=CONCATENATE([.C211];&quot;=&quot;;[.D211])" office:value-type="string" office:string-value="EswterikosKanonismosFile=Internal Regulation">
            <text:p>EswterikosKanonismosFile=Internal Regulation</text:p>
          </table:table-cell>
          <table:table-cell table:number-columns-repeated="1016"/>
        </table:table-row>
        <table:table-row table:style-name="ro2">
          <table:table-cell table:style-name="ce1" office:value-type="string">
            <text:p>EswterikosKanonismosURL</text:p>
          </table:table-cell>
          <table:table-cell table:style-name="ce1" office:value-type="string">
            <text:p>Εσωτερικός Κανονισμός (link)</text:p>
          </table:table-cell>
          <table:table-cell table:style-name="ce1" office:value-type="string">
            <text:p>EswterikosKanonismosURL</text:p>
          </table:table-cell>
          <table:table-cell table:style-name="ce1" office:value-type="string">
            <text:p>Internal Regulation (link)</text:p>
          </table:table-cell>
          <table:table-cell table:style-name="ce7" office:value-type="date" office:date-value="2013-12-03">
            <text:p>3/12/2013</text:p>
          </table:table-cell>
          <table:table-cell table:formula="of:=IF([.A212]=[.C212];&quot;OK&quot;;&quot;ERROR&quot;)" office:value-type="string" office:string-value="OK">
            <text:p>OK</text:p>
          </table:table-cell>
          <table:table-cell table:formula="of:=CONCATENATE([.A212];&quot;=&quot;;[.B212])" office:value-type="string" office:string-value="EswterikosKanonismosURL=Εσωτερικός Κανονισμός (link)">
            <text:p>EswterikosKanonismosURL=Εσωτερικός Κανονισμός (link)</text:p>
          </table:table-cell>
          <table:table-cell table:formula="of:=CONCATENATE([.C212];&quot;=&quot;;[.D212])" office:value-type="string" office:string-value="EswterikosKanonismosURL=Internal Regulation (link)">
            <text:p>EswterikosKanonismosURL=Internal Regulation (link)</text:p>
          </table:table-cell>
          <table:table-cell table:number-columns-repeated="1016"/>
        </table:table-row>
        <table:table-row table:style-name="ro2">
          <table:table-cell table:style-name="ce1" office:value-type="string">
            <text:p>existing.identification.number</text:p>
          </table:table-cell>
          <table:table-cell table:style-name="ce1" office:value-type="string">
            <text:p>Ο αριθμός ταυτότητας/διαβατηρίου είναι ήδη καταχωρισμένος</text:p>
          </table:table-cell>
          <table:table-cell table:style-name="ce1" office:value-type="string">
            <text:p>existing.identification.number</text:p>
          </table:table-cell>
          <table:table-cell table:style-name="ce1" office:value-type="string">
            <text:p>The id/passport number is already used.</text:p>
          </table:table-cell>
          <table:table-cell table:style-name="ce7" office:value-type="date" office:date-value="2013-12-03">
            <text:p>3/12/2013</text:p>
          </table:table-cell>
          <table:table-cell table:formula="of:=IF([.A213]=[.C213];&quot;OK&quot;;&quot;ERROR&quot;)" office:value-type="string" office:string-value="OK">
            <text:p>OK</text:p>
          </table:table-cell>
          <table:table-cell table:formula="of:=CONCATENATE([.A213];&quot;=&quot;;[.B213])" office:value-type="string" office:string-value="existing.identification.number=Ο αριθμός ταυτότητας/διαβατηρίου είναι ήδη καταχωρισμένος">
            <text:p>existing.identification.number=Ο αριθμός ταυτότητας/διαβατηρίου είναι ήδη καταχωρισμένος</text:p>
          </table:table-cell>
          <table:table-cell table:formula="of:=CONCATENATE([.C213];&quot;=&quot;;[.D213])" office:value-type="string" office:string-value="existing.identification.number=The id/passport number is already used.">
            <text:p>existing.identification.number=The id/passport number is already used.</text:p>
          </table:table-cell>
          <table:table-cell table:number-columns-repeated="1016"/>
        </table:table-row>
        <table:table-row table:style-name="ro2">
          <table:table-cell table:style-name="ce1" office:value-type="string">
            <text:p>FatherName</text:p>
          </table:table-cell>
          <table:table-cell table:style-name="ce1" office:value-type="string">
            <text:p>Όνομα Πατρός</text:p>
          </table:table-cell>
          <table:table-cell table:style-name="ce1" office:value-type="string">
            <text:p>FatherName</text:p>
          </table:table-cell>
          <table:table-cell table:style-name="ce1" office:value-type="string">
            <text:p>Father's Name</text:p>
          </table:table-cell>
          <table:table-cell table:style-name="ce7" office:value-type="date" office:date-value="2013-12-03">
            <text:p>3/12/2013</text:p>
          </table:table-cell>
          <table:table-cell table:formula="of:=IF([.A214]=[.C214];&quot;OK&quot;;&quot;ERROR&quot;)" office:value-type="string" office:string-value="OK">
            <text:p>OK</text:p>
          </table:table-cell>
          <table:table-cell table:formula="of:=CONCATENATE([.A214];&quot;=&quot;;[.B214])" office:value-type="string" office:string-value="FatherName=Όνομα Πατρός">
            <text:p>FatherName=Όνομα Πατρός</text:p>
          </table:table-cell>
          <table:table-cell table:formula="of:=CONCATENATE([.C214];&quot;=&quot;;[.D214])" office:value-type="string" office:string-value="FatherName=Father's Name">
            <text:p>FatherName=Father's Name</text:p>
          </table:table-cell>
          <table:table-cell table:number-columns-repeated="1016"/>
        </table:table-row>
        <table:table-row table:style-name="ro2">
          <table:table-cell table:style-name="ce1" office:value-type="string">
            <text:p>FatherNameLatin</text:p>
          </table:table-cell>
          <table:table-cell table:style-name="ce1" office:value-type="string">
            <text:p>Όνομα Πατρός (Λατινικοί Χαρακτήρες)</text:p>
          </table:table-cell>
          <table:table-cell table:style-name="ce1" office:value-type="string">
            <text:p>FatherNameLatin</text:p>
          </table:table-cell>
          <table:table-cell table:style-name="ce1" office:value-type="string">
            <text:p>Father's Name (Latin Characters)</text:p>
          </table:table-cell>
          <table:table-cell table:style-name="ce7" office:value-type="date" office:date-value="2013-12-03">
            <text:p>3/12/2013</text:p>
          </table:table-cell>
          <table:table-cell table:formula="of:=IF([.A215]=[.C215];&quot;OK&quot;;&quot;ERROR&quot;)" office:value-type="string" office:string-value="OK">
            <text:p>OK</text:p>
          </table:table-cell>
          <table:table-cell table:formula="of:=CONCATENATE([.A215];&quot;=&quot;;[.B215])" office:value-type="string" office:string-value="FatherNameLatin=Όνομα Πατρός (Λατινικοί Χαρακτήρες)">
            <text:p>FatherNameLatin=Όνομα Πατρός (Λατινικοί Χαρακτήρες)</text:p>
          </table:table-cell>
          <table:table-cell table:formula="of:=CONCATENATE([.C215];&quot;=&quot;;[.D215])" office:value-type="string" office:string-value="FatherNameLatin=Father's Name (Latin Characters)">
            <text:p>FatherNameLatin=Father's Name (Latin Characters)</text:p>
          </table:table-cell>
          <table:table-cell table:number-columns-repeated="1016"/>
        </table:table-row>
        <table:table-row table:style-name="ro2">
          <table:table-cell table:style-name="ce1" office:value-type="string">
            <text:p>FEK</text:p>
          </table:table-cell>
          <table:table-cell table:style-name="ce1" office:value-type="string">
            <text:p>Φ.Ε.Κ.</text:p>
          </table:table-cell>
          <table:table-cell table:style-name="ce1" office:value-type="string">
            <text:p>FEK</text:p>
          </table:table-cell>
          <table:table-cell table:style-name="ce1" office:value-type="string">
            <text:p>FEK (Government Gazette)</text:p>
          </table:table-cell>
          <table:table-cell table:style-name="ce7" office:value-type="date" office:date-value="2013-12-03">
            <text:p>3/12/2013</text:p>
          </table:table-cell>
          <table:table-cell table:formula="of:=IF([.A216]=[.C216];&quot;OK&quot;;&quot;ERROR&quot;)" office:value-type="string" office:string-value="OK">
            <text:p>OK</text:p>
          </table:table-cell>
          <table:table-cell table:formula="of:=CONCATENATE([.A216];&quot;=&quot;;[.B216])" office:value-type="string" office:string-value="FEK=Φ.Ε.Κ.">
            <text:p>FEK=Φ.Ε.Κ.</text:p>
          </table:table-cell>
          <table:table-cell table:formula="of:=CONCATENATE([.C216];&quot;=&quot;;[.D216])" office:value-type="string" office:string-value="FEK=FEK (Government Gazette)">
            <text:p>FEK=FEK (Government Gazette)</text:p>
          </table:table-cell>
          <table:table-cell table:number-columns-repeated="1016"/>
        </table:table-row>
        <table:table-row table:style-name="ro2">
          <table:table-cell table:style-name="ce1" office:value-type="string">
            <text:p>FEKCheckbox</text:p>
          </table:table-cell>
          <table:table-cell table:style-name="ce1" office:value-type="string">
            <text:p>Δεν αναγράφεται γνωστικό αντικείμενο στο ΦΕΚ διορισμού μου</text:p>
          </table:table-cell>
          <table:table-cell table:style-name="ce1" office:value-type="string">
            <text:p>FEKCheckbox</text:p>
          </table:table-cell>
          <table:table-cell table:style-name="ce1" office:value-type="string">
            <text:p>No discipline reported in FEK (Government Gazette) of nomination</text:p>
          </table:table-cell>
          <table:table-cell table:style-name="ce7" office:value-type="date" office:date-value="2013-12-11">
            <text:p>11/12/2013</text:p>
          </table:table-cell>
          <table:table-cell table:formula="of:=IF([.A217]=[.C217];&quot;OK&quot;;&quot;ERROR&quot;)" office:value-type="string" office:string-value="OK">
            <text:p>OK</text:p>
          </table:table-cell>
          <table:table-cell table:formula="of:=CONCATENATE([.A217];&quot;=&quot;;[.B217])" office:value-type="string" office:string-value="FEKCheckbox=Δεν αναγράφεται γνωστικό αντικείμενο στο ΦΕΚ διορισμού μου">
            <text:p>FEKCheckbox=Δεν αναγράφεται γνωστικό αντικείμενο στο ΦΕΚ διορισμού μου</text:p>
          </table:table-cell>
          <table:table-cell table:formula="of:=CONCATENATE([.C217];&quot;=&quot;;[.D217])" office:value-type="string" office:string-value="FEKCheckbox=No discipline reported in FEK (Government Gazette) of nomination">
            <text:p>FEKCheckbox=No discipline reported in FEK (Government Gazette) of nomination</text:p>
          </table:table-cell>
          <table:table-cell table:number-columns-repeated="1016"/>
        </table:table-row>
        <table:table-row table:style-name="ro2">
          <table:table-cell table:style-name="ce1" office:value-type="string">
            <text:p>FEKFile</text:p>
          </table:table-cell>
          <table:table-cell table:style-name="ce1" office:value-type="string">
            <text:p>Αρχείο Φ.Ε.Κ.</text:p>
          </table:table-cell>
          <table:table-cell table:style-name="ce1" office:value-type="string">
            <text:p>FEKFile</text:p>
          </table:table-cell>
          <table:table-cell table:style-name="ce1" office:value-type="string">
            <text:p>FEK (Government Gazette) file</text:p>
          </table:table-cell>
          <table:table-cell table:style-name="ce7" office:value-type="date" office:date-value="2013-12-03">
            <text:p>3/12/2013</text:p>
          </table:table-cell>
          <table:table-cell table:formula="of:=IF([.A218]=[.C218];&quot;OK&quot;;&quot;ERROR&quot;)" office:value-type="string" office:string-value="OK">
            <text:p>OK</text:p>
          </table:table-cell>
          <table:table-cell table:formula="of:=CONCATENATE([.A218];&quot;=&quot;;[.B218])" office:value-type="string" office:string-value="FEKFile=Αρχείο Φ.Ε.Κ.">
            <text:p>FEKFile=Αρχείο Φ.Ε.Κ.</text:p>
          </table:table-cell>
          <table:table-cell table:formula="of:=CONCATENATE([.C218];&quot;=&quot;;[.D218])" office:value-type="string" office:string-value="FEKFile=FEK (Government Gazette) file">
            <text:p>FEKFile=FEK (Government Gazette) file</text:p>
          </table:table-cell>
          <table:table-cell table:number-columns-repeated="1016"/>
        </table:table-row>
        <table:table-row table:style-name="ro2">
          <table:table-cell table:style-name="ce1" office:value-type="string">
            <text:p>FEKSentDate</text:p>
          </table:table-cell>
          <table:table-cell table:style-name="ce1" office:value-type="string">
            <text:p>Ημερομηνία ΦΕΚ</text:p>
          </table:table-cell>
          <table:table-cell table:style-name="ce1" office:value-type="string">
            <text:p>FEKSentDate</text:p>
          </table:table-cell>
          <table:table-cell table:style-name="ce1" office:value-type="string">
            <text:p>FEK (Government Gazette) date</text:p>
          </table:table-cell>
          <table:table-cell table:style-name="ce7" office:value-type="date" office:date-value="2013-12-03">
            <text:p>3/12/2013</text:p>
          </table:table-cell>
          <table:table-cell table:formula="of:=IF([.A219]=[.C219];&quot;OK&quot;;&quot;ERROR&quot;)" office:value-type="string" office:string-value="OK">
            <text:p>OK</text:p>
          </table:table-cell>
          <table:table-cell table:formula="of:=CONCATENATE([.A219];&quot;=&quot;;[.B219])" office:value-type="string" office:string-value="FEKSentDate=Ημερομηνία ΦΕΚ">
            <text:p>FEKSentDate=Ημερομηνία ΦΕΚ</text:p>
          </table:table-cell>
          <table:table-cell table:formula="of:=CONCATENATE([.C219];&quot;=&quot;;[.D219])" office:value-type="string" office:string-value="FEKSentDate=FEK (Government Gazette) date">
            <text:p>FEKSentDate=FEK (Government Gazette) date</text:p>
          </table:table-cell>
          <table:table-cell table:number-columns-repeated="1016"/>
        </table:table-row>
        <table:table-row table:style-name="ro2">
          <table:table-cell table:style-name="ce1" office:value-type="string">
            <text:p>FEKSubject</text:p>
          </table:table-cell>
          <table:table-cell table:style-name="ce1" office:value-type="string">
            <text:p>Γνωστικό Αντικείμενο από Φ.Ε.Κ.</text:p>
          </table:table-cell>
          <table:table-cell table:style-name="ce1" office:value-type="string">
            <text:p>FEKSubject</text:p>
          </table:table-cell>
          <table:table-cell table:style-name="ce1" office:value-type="string">
            <text:p>Discipline from FEK (Government Gazette)</text:p>
          </table:table-cell>
          <table:table-cell table:style-name="ce7" office:value-type="date" office:date-value="2013-12-11">
            <text:p>11/12/2013</text:p>
          </table:table-cell>
          <table:table-cell table:formula="of:=IF([.A220]=[.C220];&quot;OK&quot;;&quot;ERROR&quot;)" office:value-type="string" office:string-value="OK">
            <text:p>OK</text:p>
          </table:table-cell>
          <table:table-cell table:formula="of:=CONCATENATE([.A220];&quot;=&quot;;[.B220])" office:value-type="string" office:string-value="FEKSubject=Γνωστικό Αντικείμενο από Φ.Ε.Κ.">
            <text:p>FEKSubject=Γνωστικό Αντικείμενο από Φ.Ε.Κ.</text:p>
          </table:table-cell>
          <table:table-cell table:formula="of:=CONCATENATE([.C220];&quot;=&quot;;[.D220])" office:value-type="string" office:string-value="FEKSubject=Discipline from FEK (Government Gazette)">
            <text:p>FEKSubject=Discipline from FEK (Government Gazette)</text:p>
          </table:table-cell>
          <table:table-cell table:number-columns-repeated="1016"/>
        </table:table-row>
        <table:table-row table:style-name="ro2">
          <table:table-cell table:style-name="ce1" office:value-type="string">
            <text:p>File</text:p>
          </table:table-cell>
          <table:table-cell table:style-name="ce1" office:value-type="string">
            <text:p>Αρχείο</text:p>
          </table:table-cell>
          <table:table-cell table:style-name="ce1" office:value-type="string">
            <text:p>File</text:p>
          </table:table-cell>
          <table:table-cell table:style-name="ce1" office:value-type="string">
            <text:p>File</text:p>
          </table:table-cell>
          <table:table-cell table:style-name="ce7" office:value-type="date" office:date-value="2013-12-03">
            <text:p>3/12/2013</text:p>
          </table:table-cell>
          <table:table-cell table:formula="of:=IF([.A221]=[.C221];&quot;OK&quot;;&quot;ERROR&quot;)" office:value-type="string" office:string-value="OK">
            <text:p>OK</text:p>
          </table:table-cell>
          <table:table-cell table:formula="of:=CONCATENATE([.A221];&quot;=&quot;;[.B221])" office:value-type="string" office:string-value="File=Αρχείο">
            <text:p>File=Αρχείο</text:p>
          </table:table-cell>
          <table:table-cell table:formula="of:=CONCATENATE([.C221];&quot;=&quot;;[.D221])" office:value-type="string" office:string-value="File=File">
            <text:p>File=File</text:p>
          </table:table-cell>
          <table:table-cell table:number-columns-repeated="1016"/>
        </table:table-row>
        <table:table-row table:style-name="ro2">
          <table:table-cell table:style-name="ce1" office:value-type="string">
            <text:p>FileDate</text:p>
          </table:table-cell>
          <table:table-cell table:style-name="ce1" office:value-type="string">
            <text:p>Ημερομηνία</text:p>
          </table:table-cell>
          <table:table-cell table:style-name="ce1" office:value-type="string">
            <text:p>FileDate</text:p>
          </table:table-cell>
          <table:table-cell table:style-name="ce1" office:value-type="string">
            <text:p>Date</text:p>
          </table:table-cell>
          <table:table-cell table:style-name="ce7" office:value-type="date" office:date-value="2013-12-03">
            <text:p>3/12/2013</text:p>
          </table:table-cell>
          <table:table-cell table:formula="of:=IF([.A222]=[.C222];&quot;OK&quot;;&quot;ERROR&quot;)" office:value-type="string" office:string-value="OK">
            <text:p>OK</text:p>
          </table:table-cell>
          <table:table-cell table:formula="of:=CONCATENATE([.A222];&quot;=&quot;;[.B222])" office:value-type="string" office:string-value="FileDate=Ημερομηνία">
            <text:p>FileDate=Ημερομηνία</text:p>
          </table:table-cell>
          <table:table-cell table:formula="of:=CONCATENATE([.C222];&quot;=&quot;;[.D222])" office:value-type="string" office:string-value="FileDate=Date">
            <text:p>FileDate=Date</text:p>
          </table:table-cell>
          <table:table-cell table:number-columns-repeated="1016"/>
        </table:table-row>
        <table:table-row table:style-name="ro2">
          <table:table-cell table:style-name="ce1" office:value-type="string">
            <text:p>FileDescription</text:p>
          </table:table-cell>
          <table:table-cell table:style-name="ce1" office:value-type="string">
            <text:p>Περιγραφή</text:p>
          </table:table-cell>
          <table:table-cell table:style-name="ce1" office:value-type="string">
            <text:p>FileDescription</text:p>
          </table:table-cell>
          <table:table-cell table:style-name="ce1" office:value-type="string">
            <text:p>Description</text:p>
          </table:table-cell>
          <table:table-cell table:style-name="ce7" office:value-type="date" office:date-value="2013-12-03">
            <text:p>3/12/2013</text:p>
          </table:table-cell>
          <table:table-cell table:formula="of:=IF([.A223]=[.C223];&quot;OK&quot;;&quot;ERROR&quot;)" office:value-type="string" office:string-value="OK">
            <text:p>OK</text:p>
          </table:table-cell>
          <table:table-cell table:formula="of:=CONCATENATE([.A223];&quot;=&quot;;[.B223])" office:value-type="string" office:string-value="FileDescription=Περιγραφή">
            <text:p>FileDescription=Περιγραφή</text:p>
          </table:table-cell>
          <table:table-cell table:formula="of:=CONCATENATE([.C223];&quot;=&quot;;[.D223])" office:value-type="string" office:string-value="FileDescription=Description">
            <text:p>FileDescription=Description</text:p>
          </table:table-cell>
          <table:table-cell table:number-columns-repeated="1016"/>
        </table:table-row>
        <table:table-row table:style-name="ro2">
          <table:table-cell table:style-name="ce1" office:value-type="string">
            <text:p>FileName</text:p>
          </table:table-cell>
          <table:table-cell table:style-name="ce1" office:value-type="string">
            <text:p>Τίτλος</text:p>
          </table:table-cell>
          <table:table-cell table:style-name="ce1" office:value-type="string">
            <text:p>FileName</text:p>
          </table:table-cell>
          <table:table-cell table:style-name="ce1" office:value-type="string">
            <text:p>Title</text:p>
          </table:table-cell>
          <table:table-cell table:style-name="ce7" office:value-type="date" office:date-value="2013-12-03">
            <text:p>3/12/2013</text:p>
          </table:table-cell>
          <table:table-cell table:formula="of:=IF([.A224]=[.C224];&quot;OK&quot;;&quot;ERROR&quot;)" office:value-type="string" office:string-value="OK">
            <text:p>OK</text:p>
          </table:table-cell>
          <table:table-cell table:formula="of:=CONCATENATE([.A224];&quot;=&quot;;[.B224])" office:value-type="string" office:string-value="FileName=Τίτλος">
            <text:p>FileName=Τίτλος</text:p>
          </table:table-cell>
          <table:table-cell table:formula="of:=CONCATENATE([.C224];&quot;=&quot;;[.D224])" office:value-type="string" office:string-value="FileName=Title">
            <text:p>FileName=Title</text:p>
          </table:table-cell>
          <table:table-cell table:number-columns-repeated="1016"/>
        </table:table-row>
        <table:table-row table:style-name="ro2">
          <table:table-cell table:style-name="ce1" office:value-type="string">
            <text:p>FileOptions</text:p>
          </table:table-cell>
          <table:table-cell table:style-name="ce1" office:value-type="string">
            <text:p>Επιλογές</text:p>
          </table:table-cell>
          <table:table-cell table:style-name="ce1" office:value-type="string">
            <text:p>FileOptions</text:p>
          </table:table-cell>
          <table:table-cell table:style-name="ce1" office:value-type="string">
            <text:p>Options</text:p>
          </table:table-cell>
          <table:table-cell table:style-name="ce7" office:value-type="date" office:date-value="2013-12-03">
            <text:p>3/12/2013</text:p>
          </table:table-cell>
          <table:table-cell table:formula="of:=IF([.A225]=[.C225];&quot;OK&quot;;&quot;ERROR&quot;)" office:value-type="string" office:string-value="OK">
            <text:p>OK</text:p>
          </table:table-cell>
          <table:table-cell table:formula="of:=CONCATENATE([.A225];&quot;=&quot;;[.B225])" office:value-type="string" office:string-value="FileOptions=Επιλογές">
            <text:p>FileOptions=Επιλογές</text:p>
          </table:table-cell>
          <table:table-cell table:formula="of:=CONCATENATE([.C225];&quot;=&quot;;[.D225])" office:value-type="string" office:string-value="FileOptions=Options">
            <text:p>FileOptions=Options</text:p>
          </table:table-cell>
          <table:table-cell table:number-columns-repeated="1016"/>
        </table:table-row>
        <table:table-row table:style-name="ro2">
          <table:table-cell table:style-name="ce1" office:value-type="string">
            <text:p>FileReverted</text:p>
          </table:table-cell>
          <table:table-cell table:style-name="ce1" office:value-type="string">
            <text:p>Το αρχείο επανήλθε στην προηγούμενη έκδοσή του.</text:p>
          </table:table-cell>
          <table:table-cell table:style-name="ce1" office:value-type="string">
            <text:p>FileReverted</text:p>
          </table:table-cell>
          <table:table-cell table:style-name="ce1" office:value-type="string">
            <text:p>The file has been reverted to an earlier edition.</text:p>
          </table:table-cell>
          <table:table-cell table:style-name="ce7" office:value-type="date" office:date-value="2013-12-03">
            <text:p>3/12/2013</text:p>
          </table:table-cell>
          <table:table-cell table:formula="of:=IF([.A226]=[.C226];&quot;OK&quot;;&quot;ERROR&quot;)" office:value-type="string" office:string-value="OK">
            <text:p>OK</text:p>
          </table:table-cell>
          <table:table-cell table:formula="of:=CONCATENATE([.A226];&quot;=&quot;;[.B226])" office:value-type="string" office:string-value="FileReverted=Το αρχείο επανήλθε στην προηγούμενη έκδοσή του.">
            <text:p>FileReverted=Το αρχείο επανήλθε στην προηγούμενη έκδοσή του.</text:p>
          </table:table-cell>
          <table:table-cell table:formula="of:=CONCATENATE([.C226];&quot;=&quot;;[.D226])" office:value-type="string" office:string-value="FileReverted=The file has been reverted to an earlier edition.">
            <text:p>FileReverted=The file has been reverted to an earlier edition.</text:p>
          </table:table-cell>
          <table:table-cell table:number-columns-repeated="1016"/>
        </table:table-row>
        <table:table-row table:style-name="ro2">
          <table:table-cell table:style-name="ce1" office:value-type="string">
            <text:p>FileSize</text:p>
          </table:table-cell>
          <table:table-cell table:style-name="ce1" office:value-type="string">
            <text:p>Μέγεθος</text:p>
          </table:table-cell>
          <table:table-cell table:style-name="ce1" office:value-type="string">
            <text:p>FileSize</text:p>
          </table:table-cell>
          <table:table-cell table:style-name="ce1" office:value-type="string">
            <text:p>Size</text:p>
          </table:table-cell>
          <table:table-cell table:style-name="ce7" office:value-type="date" office:date-value="2013-12-03">
            <text:p>3/12/2013</text:p>
          </table:table-cell>
          <table:table-cell table:formula="of:=IF([.A227]=[.C227];&quot;OK&quot;;&quot;ERROR&quot;)" office:value-type="string" office:string-value="OK">
            <text:p>OK</text:p>
          </table:table-cell>
          <table:table-cell table:formula="of:=CONCATENATE([.A227];&quot;=&quot;;[.B227])" office:value-type="string" office:string-value="FileSize=Μέγεθος">
            <text:p>FileSize=Μέγεθος</text:p>
          </table:table-cell>
          <table:table-cell table:formula="of:=CONCATENATE([.C227];&quot;=&quot;;[.D227])" office:value-type="string" office:string-value="FileSize=Size">
            <text:p>FileSize=Size</text:p>
          </table:table-cell>
          <table:table-cell table:number-columns-repeated="1016"/>
        </table:table-row>
        <table:table-row table:style-name="ro2">
          <table:table-cell table:style-name="ce1" office:value-type="string">
            <text:p>FileUploader</text:p>
          </table:table-cell>
          <table:table-cell table:style-name="ce1" office:value-type="string">
            <text:p>Ανέβασμα Αρχείου</text:p>
          </table:table-cell>
          <table:table-cell table:style-name="ce1" office:value-type="string">
            <text:p>FileUploader</text:p>
          </table:table-cell>
          <table:table-cell table:style-name="ce1" office:value-type="string">
            <text:p>Upload File</text:p>
          </table:table-cell>
          <table:table-cell table:style-name="ce7" office:value-type="date" office:date-value="2013-12-03">
            <text:p>3/12/2013</text:p>
          </table:table-cell>
          <table:table-cell table:formula="of:=IF([.A228]=[.C228];&quot;OK&quot;;&quot;ERROR&quot;)" office:value-type="string" office:string-value="OK">
            <text:p>OK</text:p>
          </table:table-cell>
          <table:table-cell table:formula="of:=CONCATENATE([.A228];&quot;=&quot;;[.B228])" office:value-type="string" office:string-value="FileUploader=Ανέβασμα Αρχείου">
            <text:p>FileUploader=Ανέβασμα Αρχείου</text:p>
          </table:table-cell>
          <table:table-cell table:formula="of:=CONCATENATE([.C228];&quot;=&quot;;[.D228])" office:value-type="string" office:string-value="FileUploader=Upload File">
            <text:p>FileUploader=Upload File</text:p>
          </table:table-cell>
          <table:table-cell table:number-columns-repeated="1016"/>
        </table:table-row>
        <table:table-row table:style-name="ro2">
          <table:table-cell table:style-name="ce1" office:value-type="string">
            <text:p>FileUploadForm</text:p>
          </table:table-cell>
          <table:table-cell table:style-name="ce1" office:value-type="string">
            <text:p>Ανέβασμα Αρχείου</text:p>
          </table:table-cell>
          <table:table-cell table:style-name="ce1" office:value-type="string">
            <text:p>FileUploadForm</text:p>
          </table:table-cell>
          <table:table-cell table:style-name="ce1" office:value-type="string">
            <text:p>Upload File</text:p>
          </table:table-cell>
          <table:table-cell table:style-name="ce7" office:value-type="date" office:date-value="2013-12-03">
            <text:p>3/12/2013</text:p>
          </table:table-cell>
          <table:table-cell table:formula="of:=IF([.A229]=[.C229];&quot;OK&quot;;&quot;ERROR&quot;)" office:value-type="string" office:string-value="OK">
            <text:p>OK</text:p>
          </table:table-cell>
          <table:table-cell table:formula="of:=CONCATENATE([.A229];&quot;=&quot;;[.B229])" office:value-type="string" office:string-value="FileUploadForm=Ανέβασμα Αρχείου">
            <text:p>FileUploadForm=Ανέβασμα Αρχείου</text:p>
          </table:table-cell>
          <table:table-cell table:formula="of:=CONCATENATE([.C229];&quot;=&quot;;[.D229])" office:value-type="string" office:string-value="FileUploadForm=Upload File">
            <text:p>FileUploadForm=Upload File</text:p>
          </table:table-cell>
          <table:table-cell table:number-columns-repeated="1016"/>
        </table:table-row>
        <table:table-row table:style-name="ro2">
          <table:table-cell table:style-name="ce1" office:value-type="string">
            <text:p>FormaSymmetoxisFile</text:p>
          </table:table-cell>
          <table:table-cell table:style-name="ce1" office:value-type="string">
            <text:p>Φόρμα Συμμετοχής</text:p>
          </table:table-cell>
          <table:table-cell table:style-name="ce1" office:value-type="string">
            <text:p>FormaSymmetoxisFile</text:p>
          </table:table-cell>
          <table:table-cell table:style-name="ce1" office:value-type="string">
            <text:p>Registration Form</text:p>
          </table:table-cell>
          <table:table-cell table:style-name="ce7" office:value-type="date" office:date-value="2013-12-03">
            <text:p>3/12/2013</text:p>
          </table:table-cell>
          <table:table-cell table:formula="of:=IF([.A230]=[.C230];&quot;OK&quot;;&quot;ERROR&quot;)" office:value-type="string" office:string-value="OK">
            <text:p>OK</text:p>
          </table:table-cell>
          <table:table-cell table:formula="of:=CONCATENATE([.A230];&quot;=&quot;;[.B230])" office:value-type="string" office:string-value="FormaSymmetoxisFile=Φόρμα Συμμετοχής">
            <text:p>FormaSymmetoxisFile=Φόρμα Συμμετοχής</text:p>
          </table:table-cell>
          <table:table-cell table:formula="of:=CONCATENATE([.C230];&quot;=&quot;;[.D230])" office:value-type="string" office:string-value="FormaSymmetoxisFile=Registration Form">
            <text:p>FormaSymmetoxisFile=Registration Form</text:p>
          </table:table-cell>
          <table:table-cell table:number-columns-repeated="1016"/>
        </table:table-row>
        <table:table-row table:style-name="ro2">
          <table:table-cell table:style-name="ce1" office:value-type="string">
            <text:p>HomeTitle</text:p>
          </table:table-cell>
          <table:table-cell table:style-name="ce1" office:value-type="string">
            <text:p>Κεντρική</text:p>
          </table:table-cell>
          <table:table-cell table:style-name="ce1" office:value-type="string">
            <text:p>HomeTitle</text:p>
          </table:table-cell>
          <table:table-cell table:style-name="ce1" office:value-type="string">
            <text:p>Home</text:p>
          </table:table-cell>
          <table:table-cell table:style-name="ce7" office:value-type="date" office:date-value="2013-12-03">
            <text:p>3/12/2013</text:p>
          </table:table-cell>
          <table:table-cell table:formula="of:=IF([.A231]=[.C231];&quot;OK&quot;;&quot;ERROR&quot;)" office:value-type="string" office:string-value="OK">
            <text:p>OK</text:p>
          </table:table-cell>
          <table:table-cell table:formula="of:=CONCATENATE([.A231];&quot;=&quot;;[.B231])" office:value-type="string" office:string-value="HomeTitle=Κεντρική">
            <text:p>HomeTitle=Κεντρική</text:p>
          </table:table-cell>
          <table:table-cell table:formula="of:=CONCATENATE([.C231];&quot;=&quot;;[.D231])" office:value-type="string" office:string-value="HomeTitle=Home">
            <text:p>HomeTitle=Home</text:p>
          </table:table-cell>
          <table:table-cell table:number-columns-repeated="1016"/>
        </table:table-row>
        <table:table-row table:style-name="ro3">
          <table:table-cell table:style-name="ce1" office:value-type="string">
            <text:p>IAcceptTheTerms</text:p>
          </table:table-cell>
          <table:table-cell table:style-name="ce1" office:value-type="string">
            <text:p>Αποδέχομαι τους όρους χρήσης</text:p>
          </table:table-cell>
          <table:table-cell table:style-name="ce1" office:value-type="string">
            <text:p>IAcceptTheTerms</text:p>
          </table:table-cell>
          <table:table-cell table:style-name="ce4" office:value-type="string">
            <text:p>I accept the terms of use</text:p>
          </table:table-cell>
          <table:table-cell table:style-name="ce7" office:value-type="date" office:date-value="2013-12-11">
            <text:p>11/12/2013</text:p>
          </table:table-cell>
          <table:table-cell table:formula="of:=IF([.A232]=[.C232];&quot;OK&quot;;&quot;ERROR&quot;)" office:value-type="string" office:string-value="OK">
            <text:p>OK</text:p>
          </table:table-cell>
          <table:table-cell table:formula="of:=CONCATENATE([.A232];&quot;=&quot;;[.B232])" office:value-type="string" office:string-value="IAcceptTheTerms=Αποδέχομαι τους όρους χρήσης">
            <text:p>IAcceptTheTerms=Αποδέχομαι τους όρους χρήσης</text:p>
          </table:table-cell>
          <table:table-cell table:formula="of:=CONCATENATE([.C232];&quot;=&quot;;[.D232])" office:value-type="string" office:string-value="IAcceptTheTerms=I accept the terms of use">
            <text:p>IAcceptTheTerms=I accept the terms of use</text:p>
          </table:table-cell>
          <table:table-cell table:number-columns-repeated="1016"/>
        </table:table-row>
        <table:table-row table:style-name="ro4">
          <table:table-cell table:style-name="ce1" office:value-type="string">
            <text:p>ID</text:p>
          </table:table-cell>
          <table:table-cell table:style-name="ce1" office:value-type="string">
            <text:p>Κωδικός</text:p>
          </table:table-cell>
          <table:table-cell table:number-columns-repeated="2" table:style-name="ce1" office:value-type="string">
            <text:p>ID</text:p>
          </table:table-cell>
          <table:table-cell table:style-name="ce7" office:value-type="date" office:date-value="2013-12-03">
            <text:p>3/12/2013</text:p>
          </table:table-cell>
          <table:table-cell table:formula="of:=IF([.A233]=[.C233];&quot;OK&quot;;&quot;ERROR&quot;)" office:value-type="string" office:string-value="OK">
            <text:p>OK</text:p>
          </table:table-cell>
          <table:table-cell table:formula="of:=CONCATENATE([.A233];&quot;=&quot;;[.B233])" office:value-type="string" office:string-value="ID=Κωδικός">
            <text:p>ID=Κωδικός</text:p>
          </table:table-cell>
          <table:table-cell table:formula="of:=CONCATENATE([.C233];&quot;=&quot;;[.D233])" office:value-type="string" office:string-value="ID=ID">
            <text:p>ID=ID</text:p>
          </table:table-cell>
          <table:table-cell table:number-columns-repeated="1016"/>
        </table:table-row>
        <table:table-row table:style-name="ro2">
          <table:table-cell table:style-name="ce1" office:value-type="string">
            <text:p>Identification</text:p>
          </table:table-cell>
          <table:table-cell table:style-name="ce1" office:value-type="string">
            <text:p>Αριθμός Ταυτότητας ή Διαβατηρίου</text:p>
          </table:table-cell>
          <table:table-cell table:style-name="ce1" office:value-type="string">
            <text:p>Identification</text:p>
          </table:table-cell>
          <table:table-cell table:style-name="ce1" office:value-type="string">
            <text:p>Identification Card or Passport Number</text:p>
          </table:table-cell>
          <table:table-cell table:style-name="ce7" office:value-type="date" office:date-value="2013-12-03">
            <text:p>3/12/2013</text:p>
          </table:table-cell>
          <table:table-cell table:formula="of:=IF([.A234]=[.C234];&quot;OK&quot;;&quot;ERROR&quot;)" office:value-type="string" office:string-value="OK">
            <text:p>OK</text:p>
          </table:table-cell>
          <table:table-cell table:formula="of:=CONCATENATE([.A234];&quot;=&quot;;[.B234])" office:value-type="string" office:string-value="Identification=Αριθμός Ταυτότητας ή Διαβατηρίου">
            <text:p>Identification=Αριθμός Ταυτότητας ή Διαβατηρίου</text:p>
          </table:table-cell>
          <table:table-cell table:formula="of:=CONCATENATE([.C234];&quot;=&quot;;[.D234])" office:value-type="string" office:string-value="Identification=Identification Card or Passport Number">
            <text:p>Identification=Identification Card or Passport Number</text:p>
          </table:table-cell>
          <table:table-cell table:number-columns-repeated="1016"/>
        </table:table-row>
        <table:table-row table:style-name="ro2">
          <table:table-cell table:style-name="ce1" office:value-type="string">
            <text:p>IdentityFile</text:p>
          </table:table-cell>
          <table:table-cell table:style-name="ce1" office:value-type="string">
            <text:p>Αντίγραφο Ταυτότητας ή Διαβατηρίου</text:p>
          </table:table-cell>
          <table:table-cell table:style-name="ce1" office:value-type="string">
            <text:p>IdentityFile</text:p>
          </table:table-cell>
          <table:table-cell table:style-name="ce1" office:value-type="string">
            <text:p>Identification Card or Passport File</text:p>
          </table:table-cell>
          <table:table-cell table:style-name="ce7" office:value-type="date" office:date-value="2013-12-03">
            <text:p>3/12/2013</text:p>
          </table:table-cell>
          <table:table-cell table:formula="of:=IF([.A235]=[.C235];&quot;OK&quot;;&quot;ERROR&quot;)" office:value-type="string" office:string-value="OK">
            <text:p>OK</text:p>
          </table:table-cell>
          <table:table-cell table:formula="of:=CONCATENATE([.A235];&quot;=&quot;;[.B235])" office:value-type="string" office:string-value="IdentityFile=Αντίγραφο Ταυτότητας ή Διαβατηρίου">
            <text:p>IdentityFile=Αντίγραφο Ταυτότητας ή Διαβατηρίου</text:p>
          </table:table-cell>
          <table:table-cell table:formula="of:=CONCATENATE([.C235];&quot;=&quot;;[.D235])" office:value-type="string" office:string-value="IdentityFile=Identification Card or Passport File">
            <text:p>IdentityFile=Identification Card or Passport File</text:p>
          </table:table-cell>
          <table:table-cell table:number-columns-repeated="1016"/>
        </table:table-row>
        <table:table-row table:style-name="ro2">
          <table:table-cell table:style-name="ce1" office:value-type="string">
            <text:p>IDoNotSpeakGreek</text:p>
          </table:table-cell>
          <table:table-cell table:style-name="ce1" office:value-type="string">
            <text:p>Δεν μιλάω Ελληνικά</text:p>
          </table:table-cell>
          <table:table-cell table:style-name="ce1" office:value-type="string">
            <text:p>IDoNotSpeakGreek</text:p>
          </table:table-cell>
          <table:table-cell table:style-name="ce1" office:value-type="string">
            <text:p>I do not speak Greek</text:p>
          </table:table-cell>
          <table:table-cell table:style-name="ce7" office:value-type="date" office:date-value="2013-12-03">
            <text:p>3/12/2013</text:p>
          </table:table-cell>
          <table:table-cell table:formula="of:=IF([.A236]=[.C236];&quot;OK&quot;;&quot;ERROR&quot;)" office:value-type="string" office:string-value="OK">
            <text:p>OK</text:p>
          </table:table-cell>
          <table:table-cell table:formula="of:=CONCATENATE([.A236];&quot;=&quot;;[.B236])" office:value-type="string" office:string-value="IDoNotSpeakGreek=Δεν μιλάω Ελληνικά">
            <text:p>IDoNotSpeakGreek=Δεν μιλάω Ελληνικά</text:p>
          </table:table-cell>
          <table:table-cell table:formula="of:=CONCATENATE([.C236];&quot;=&quot;;[.D236])" office:value-type="string" office:string-value="IDoNotSpeakGreek=I do not speak Greek">
            <text:p>IDoNotSpeakGreek=I do not speak Greek</text:p>
          </table:table-cell>
          <table:table-cell table:number-columns-repeated="1016"/>
        </table:table-row>
        <table:table-row table:style-name="ro2">
          <table:table-cell table:style-name="ce1" office:value-type="string">
            <text:p>IncompleteAccountTitle</text:p>
          </table:table-cell>
          <table:table-cell table:style-name="ce1" office:value-type="string">
            <text:p>Ολοκλήρωση της εγγραφής</text:p>
          </table:table-cell>
          <table:table-cell table:style-name="ce1" office:value-type="string">
            <text:p>IncompleteAccountTitle</text:p>
          </table:table-cell>
          <table:table-cell table:style-name="ce1" office:value-type="string">
            <text:p>Finalize your Account</text:p>
          </table:table-cell>
          <table:table-cell table:style-name="ce7" office:value-type="date" office:date-value="2013-12-03">
            <text:p>3/12/2013</text:p>
          </table:table-cell>
          <table:table-cell table:formula="of:=IF([.A237]=[.C237];&quot;OK&quot;;&quot;ERROR&quot;)" office:value-type="string" office:string-value="OK">
            <text:p>OK</text:p>
          </table:table-cell>
          <table:table-cell table:formula="of:=CONCATENATE([.A237];&quot;=&quot;;[.B237])" office:value-type="string" office:string-value="IncompleteAccountTitle=Ολοκλήρωση της εγγραφής">
            <text:p>IncompleteAccountTitle=Ολοκλήρωση της εγγραφής</text:p>
          </table:table-cell>
          <table:table-cell table:formula="of:=CONCATENATE([.C237];&quot;=&quot;;[.D237])" office:value-type="string" office:string-value="IncompleteAccountTitle=Finalize your Account">
            <text:p>IncompleteAccountTitle=Finalize your Account</text:p>
          </table:table-cell>
          <table:table-cell table:number-columns-repeated="1016"/>
        </table:table-row>
        <table:table-row table:style-name="ro2">
          <table:table-cell table:style-name="ce1" office:value-type="string">
            <text:p>Institution</text:p>
          </table:table-cell>
          <table:table-cell table:style-name="ce1" office:value-type="string">
            <text:p>Ίδρυμα/Ερευνητικό Κέντρο</text:p>
          </table:table-cell>
          <table:table-cell table:style-name="ce1" office:value-type="string">
            <text:p>Institution</text:p>
          </table:table-cell>
          <table:table-cell table:style-name="ce1" office:value-type="string">
            <text:p>Institution/Research Center</text:p>
          </table:table-cell>
          <table:table-cell table:style-name="ce7" office:value-type="date" office:date-value="2013-12-03">
            <text:p>3/12/2013</text:p>
          </table:table-cell>
          <table:table-cell table:formula="of:=IF([.A238]=[.C238];&quot;OK&quot;;&quot;ERROR&quot;)" office:value-type="string" office:string-value="OK">
            <text:p>OK</text:p>
          </table:table-cell>
          <table:table-cell table:formula="of:=CONCATENATE([.A238];&quot;=&quot;;[.B238])" office:value-type="string" office:string-value="Institution=Ίδρυμα/Ερευνητικό Κέντρο">
            <text:p>Institution=Ίδρυμα/Ερευνητικό Κέντρο</text:p>
          </table:table-cell>
          <table:table-cell table:formula="of:=CONCATENATE([.C238];&quot;=&quot;;[.D238])" office:value-type="string" office:string-value="Institution=Institution/Research Center">
            <text:p>Institution=Institution/Research Center</text:p>
          </table:table-cell>
          <table:table-cell table:number-columns-repeated="1016"/>
        </table:table-row>
        <table:table-row table:style-name="ro2">
          <table:table-cell table:style-name="ce1" office:value-type="string">
            <text:p>INSTITUTION_ASSISTANT</text:p>
          </table:table-cell>
          <table:table-cell table:style-name="ce1" office:value-type="string">
            <text:p>Βοηθός Ιδρύματος</text:p>
          </table:table-cell>
          <table:table-cell table:style-name="ce1" office:value-type="string">
            <text:p>INSTITUTION_ASSISTANT</text:p>
          </table:table-cell>
          <table:table-cell table:style-name="ce1" office:value-type="string">
            <text:p>Institution Assistant</text:p>
          </table:table-cell>
          <table:table-cell table:style-name="ce7" office:value-type="date" office:date-value="2013-12-03">
            <text:p>3/12/2013</text:p>
          </table:table-cell>
          <table:table-cell table:formula="of:=IF([.A239]=[.C239];&quot;OK&quot;;&quot;ERROR&quot;)" office:value-type="string" office:string-value="OK">
            <text:p>OK</text:p>
          </table:table-cell>
          <table:table-cell table:formula="of:=CONCATENATE([.A239];&quot;=&quot;;[.B239])" office:value-type="string" office:string-value="INSTITUTION_ASSISTANT=Βοηθός Ιδρύματος">
            <text:p>INSTITUTION_ASSISTANT=Βοηθός Ιδρύματος</text:p>
          </table:table-cell>
          <table:table-cell table:formula="of:=CONCATENATE([.C239];&quot;=&quot;;[.D239])" office:value-type="string" office:string-value="INSTITUTION_ASSISTANT=Institution Assistant">
            <text:p>INSTITUTION_ASSISTANT=Institution Assistant</text:p>
          </table:table-cell>
          <table:table-cell table:number-columns-repeated="1016"/>
        </table:table-row>
        <table:table-row table:style-name="ro2">
          <table:table-cell table:style-name="ce1" office:value-type="string">
            <text:p>INSTITUTION_MANAGER</text:p>
          </table:table-cell>
          <table:table-cell table:style-name="ce1" office:value-type="string">
            <text:p>Διαχειριστής Ιδρύματος</text:p>
          </table:table-cell>
          <table:table-cell table:style-name="ce1" office:value-type="string">
            <text:p>INSTITUTION_MANAGER</text:p>
          </table:table-cell>
          <table:table-cell table:style-name="ce1" office:value-type="string">
            <text:p>Institution Administrator</text:p>
          </table:table-cell>
          <table:table-cell table:style-name="ce7" office:value-type="date" office:date-value="2013-12-03">
            <text:p>3/12/2013</text:p>
          </table:table-cell>
          <table:table-cell table:formula="of:=IF([.A240]=[.C240];&quot;OK&quot;;&quot;ERROR&quot;)" office:value-type="string" office:string-value="OK">
            <text:p>OK</text:p>
          </table:table-cell>
          <table:table-cell table:formula="of:=CONCATENATE([.A240];&quot;=&quot;;[.B240])" office:value-type="string" office:string-value="INSTITUTION_MANAGER=Διαχειριστής Ιδρύματος">
            <text:p>INSTITUTION_MANAGER=Διαχειριστής Ιδρύματος</text:p>
          </table:table-cell>
          <table:table-cell table:formula="of:=CONCATENATE([.C240];&quot;=&quot;;[.D240])" office:value-type="string" office:string-value="INSTITUTION_MANAGER=Institution Administrator">
            <text:p>INSTITUTION_MANAGER=Institution Administrator</text:p>
          </table:table-cell>
          <table:table-cell table:number-columns-repeated="1016"/>
        </table:table-row>
        <table:table-row table:style-name="ro2">
          <table:table-cell table:style-name="ce1" office:value-type="string">
            <text:p>InstitutionAssistantsTitle</text:p>
          </table:table-cell>
          <table:table-cell table:style-name="ce1" office:value-type="string">
            <text:p>Λίστα Βοηθών Διαχειριστή Ιδρύματος</text:p>
          </table:table-cell>
          <table:table-cell table:style-name="ce1" office:value-type="string">
            <text:p>InstitutionAssistantsTitle</text:p>
          </table:table-cell>
          <table:table-cell table:style-name="ce1" office:value-type="string">
            <text:p>Institution Assistants List</text:p>
          </table:table-cell>
          <table:table-cell table:style-name="ce7" office:value-type="date" office:date-value="2013-12-03">
            <text:p>3/12/2013</text:p>
          </table:table-cell>
          <table:table-cell table:formula="of:=IF([.A241]=[.C241];&quot;OK&quot;;&quot;ERROR&quot;)" office:value-type="string" office:string-value="OK">
            <text:p>OK</text:p>
          </table:table-cell>
          <table:table-cell table:formula="of:=CONCATENATE([.A241];&quot;=&quot;;[.B241])" office:value-type="string" office:string-value="InstitutionAssistantsTitle=Λίστα Βοηθών Διαχειριστή Ιδρύματος">
            <text:p>InstitutionAssistantsTitle=Λίστα Βοηθών Διαχειριστή Ιδρύματος</text:p>
          </table:table-cell>
          <table:table-cell table:formula="of:=CONCATENATE([.C241];&quot;=&quot;;[.D241])" office:value-type="string" office:string-value="InstitutionAssistantsTitle=Institution Assistants List">
            <text:p>InstitutionAssistantsTitle=Institution Assistants List</text:p>
          </table:table-cell>
          <table:table-cell table:number-columns-repeated="1016"/>
        </table:table-row>
        <table:table-row table:style-name="ro2">
          <table:table-cell table:style-name="ce1" office:value-type="string">
            <text:p>InstitutionCategory</text:p>
          </table:table-cell>
          <table:table-cell table:style-name="ce1" office:value-type="string">
            <text:p>Ίδρυμα / Ερευνητικό Κέντρο</text:p>
          </table:table-cell>
          <table:table-cell table:style-name="ce1" office:value-type="string">
            <text:p>InstitutionCategory</text:p>
          </table:table-cell>
          <table:table-cell table:style-name="ce1" office:value-type="string">
            <text:p>Institution / Research Center</text:p>
          </table:table-cell>
          <table:table-cell table:style-name="ce7" office:value-type="date" office:date-value="2013-12-03">
            <text:p>3/12/2013</text:p>
          </table:table-cell>
          <table:table-cell table:formula="of:=IF([.A242]=[.C242];&quot;OK&quot;;&quot;ERROR&quot;)" office:value-type="string" office:string-value="OK">
            <text:p>OK</text:p>
          </table:table-cell>
          <table:table-cell table:formula="of:=CONCATENATE([.A242];&quot;=&quot;;[.B242])" office:value-type="string" office:string-value="InstitutionCategory=Ίδρυμα / Ερευνητικό Κέντρο">
            <text:p>InstitutionCategory=Ίδρυμα / Ερευνητικό Κέντρο</text:p>
          </table:table-cell>
          <table:table-cell table:formula="of:=CONCATENATE([.C242];&quot;=&quot;;[.D242])" office:value-type="string" office:string-value="InstitutionCategory=Institution / Research Center">
            <text:p>InstitutionCategory=Institution / Research Center</text:p>
          </table:table-cell>
          <table:table-cell table:number-columns-repeated="1016"/>
        </table:table-row>
        <table:table-row table:style-name="ro2">
          <table:table-cell table:style-name="ce1" office:value-type="string">
            <text:p>InstitutionCategory_INSTITUTION</text:p>
          </table:table-cell>
          <table:table-cell table:style-name="ce1" office:value-type="string">
            <text:p>Ίδρυμα</text:p>
          </table:table-cell>
          <table:table-cell table:style-name="ce1" office:value-type="string">
            <text:p>InstitutionCategory_INSTITUTION</text:p>
          </table:table-cell>
          <table:table-cell table:style-name="ce1" office:value-type="string">
            <text:p>Institution</text:p>
          </table:table-cell>
          <table:table-cell table:style-name="ce7" office:value-type="date" office:date-value="2013-12-03">
            <text:p>3/12/2013</text:p>
          </table:table-cell>
          <table:table-cell table:formula="of:=IF([.A243]=[.C243];&quot;OK&quot;;&quot;ERROR&quot;)" office:value-type="string" office:string-value="OK">
            <text:p>OK</text:p>
          </table:table-cell>
          <table:table-cell table:formula="of:=CONCATENATE([.A243];&quot;=&quot;;[.B243])" office:value-type="string" office:string-value="InstitutionCategory_INSTITUTION=Ίδρυμα">
            <text:p>InstitutionCategory_INSTITUTION=Ίδρυμα</text:p>
          </table:table-cell>
          <table:table-cell table:formula="of:=CONCATENATE([.C243];&quot;=&quot;;[.D243])" office:value-type="string" office:string-value="InstitutionCategory_INSTITUTION=Institution">
            <text:p>InstitutionCategory_INSTITUTION=Institution</text:p>
          </table:table-cell>
          <table:table-cell table:number-columns-repeated="1016"/>
        </table:table-row>
        <table:table-row table:style-name="ro2">
          <table:table-cell table:style-name="ce1" office:value-type="string">
            <text:p>InstitutionCategory_RESEARCH_CENTER</text:p>
          </table:table-cell>
          <table:table-cell table:style-name="ce1" office:value-type="string">
            <text:p>Ερευνητικό Κέντρο</text:p>
          </table:table-cell>
          <table:table-cell table:style-name="ce1" office:value-type="string">
            <text:p>InstitutionCategory_RESEARCH_CENTER</text:p>
          </table:table-cell>
          <table:table-cell table:style-name="ce1" office:value-type="string">
            <text:p>Research Center</text:p>
          </table:table-cell>
          <table:table-cell table:style-name="ce7" office:value-type="date" office:date-value="2013-12-03">
            <text:p>3/12/2013</text:p>
          </table:table-cell>
          <table:table-cell table:formula="of:=IF([.A244]=[.C244];&quot;OK&quot;;&quot;ERROR&quot;)" office:value-type="string" office:string-value="OK">
            <text:p>OK</text:p>
          </table:table-cell>
          <table:table-cell table:formula="of:=CONCATENATE([.A244];&quot;=&quot;;[.B244])" office:value-type="string" office:string-value="InstitutionCategory_RESEARCH_CENTER=Ερευνητικό Κέντρο">
            <text:p>InstitutionCategory_RESEARCH_CENTER=Ερευνητικό Κέντρο</text:p>
          </table:table-cell>
          <table:table-cell table:formula="of:=CONCATENATE([.C244];&quot;=&quot;;[.D244])" office:value-type="string" office:string-value="InstitutionCategory_RESEARCH_CENTER=Research Center">
            <text:p>InstitutionCategory_RESEARCH_CENTER=Research Center</text:p>
          </table:table-cell>
          <table:table-cell table:number-columns-repeated="1016"/>
        </table:table-row>
        <table:table-row table:style-name="ro2">
          <table:table-cell table:style-name="ce1" office:value-type="string">
            <text:p>InstitutionContact</text:p>
          </table:table-cell>
          <table:table-cell table:style-name="ce1" office:value-type="string">
            <text:p>Υπεύθυνος Ιδρύματος</text:p>
          </table:table-cell>
          <table:table-cell table:style-name="ce1" office:value-type="string">
            <text:p>InstitutionContact</text:p>
          </table:table-cell>
          <table:table-cell table:style-name="ce1" office:value-type="string">
            <text:p>Institution Contact</text:p>
          </table:table-cell>
          <table:table-cell table:style-name="ce7" office:value-type="date" office:date-value="2013-12-03">
            <text:p>3/12/2013</text:p>
          </table:table-cell>
          <table:table-cell table:formula="of:=IF([.A245]=[.C245];&quot;OK&quot;;&quot;ERROR&quot;)" office:value-type="string" office:string-value="OK">
            <text:p>OK</text:p>
          </table:table-cell>
          <table:table-cell table:formula="of:=CONCATENATE([.A245];&quot;=&quot;;[.B245])" office:value-type="string" office:string-value="InstitutionContact=Υπεύθυνος Ιδρύματος">
            <text:p>InstitutionContact=Υπεύθυνος Ιδρύματος</text:p>
          </table:table-cell>
          <table:table-cell table:formula="of:=CONCATENATE([.C245];&quot;=&quot;;[.D245])" office:value-type="string" office:string-value="InstitutionContact=Institution Contact">
            <text:p>InstitutionContact=Institution Contact</text:p>
          </table:table-cell>
          <table:table-cell table:number-columns-repeated="1016"/>
        </table:table-row>
        <table:table-row table:style-name="ro2">
          <table:table-cell table:style-name="ce1" office:value-type="string">
            <text:p>InstitutionCountry</text:p>
          </table:table-cell>
          <table:table-cell table:style-name="ce1" office:value-type="string">
            <text:p>Χώρα Ιδρύματος/Ερευνητικού Κέντρου</text:p>
          </table:table-cell>
          <table:table-cell table:style-name="ce1" office:value-type="string">
            <text:p>InstitutionCountry</text:p>
          </table:table-cell>
          <table:table-cell table:style-name="ce1" office:value-type="string">
            <text:p>Institution/Research Center Country</text:p>
          </table:table-cell>
          <table:table-cell table:style-name="ce7" office:value-type="date" office:date-value="2013-12-03">
            <text:p>3/12/2013</text:p>
          </table:table-cell>
          <table:table-cell table:formula="of:=IF([.A246]=[.C246];&quot;OK&quot;;&quot;ERROR&quot;)" office:value-type="string" office:string-value="OK">
            <text:p>OK</text:p>
          </table:table-cell>
          <table:table-cell table:formula="of:=CONCATENATE([.A246];&quot;=&quot;;[.B246])" office:value-type="string" office:string-value="InstitutionCountry=Χώρα Ιδρύματος/Ερευνητικού Κέντρου">
            <text:p>InstitutionCountry=Χώρα Ιδρύματος/Ερευνητικού Κέντρου</text:p>
          </table:table-cell>
          <table:table-cell table:formula="of:=CONCATENATE([.C246];&quot;=&quot;;[.D246])" office:value-type="string" office:string-value="InstitutionCountry=Institution/Research Center Country">
            <text:p>InstitutionCountry=Institution/Research Center Country</text:p>
          </table:table-cell>
          <table:table-cell table:number-columns-repeated="1016"/>
        </table:table-row>
        <table:table-row table:style-name="ro2">
          <table:table-cell table:style-name="ce1" office:value-type="string">
            <text:p>InstitutionEmail</text:p>
          </table:table-cell>
          <table:table-cell table:style-name="ce1" office:value-type="string">
            <text:p>Διεύθυνση Ιδρυματικού Ηλ.Ταχυδρομείου</text:p>
          </table:table-cell>
          <table:table-cell table:style-name="ce1" office:value-type="string">
            <text:p>InstitutionEmail</text:p>
          </table:table-cell>
          <table:table-cell table:style-name="ce1" office:value-type="string">
            <text:p>Institution Email</text:p>
          </table:table-cell>
          <table:table-cell table:style-name="ce7" office:value-type="date" office:date-value="2013-12-03">
            <text:p>3/12/2013</text:p>
          </table:table-cell>
          <table:table-cell table:formula="of:=IF([.A247]=[.C247];&quot;OK&quot;;&quot;ERROR&quot;)" office:value-type="string" office:string-value="OK">
            <text:p>OK</text:p>
          </table:table-cell>
          <table:table-cell table:formula="of:=CONCATENATE([.A247];&quot;=&quot;;[.B247])" office:value-type="string" office:string-value="InstitutionEmail=Διεύθυνση Ιδρυματικού Ηλ.Ταχυδρομείου">
            <text:p>InstitutionEmail=Διεύθυνση Ιδρυματικού Ηλ.Ταχυδρομείου</text:p>
          </table:table-cell>
          <table:table-cell table:formula="of:=CONCATENATE([.C247];&quot;=&quot;;[.D247])" office:value-type="string" office:string-value="InstitutionEmail=Institution Email">
            <text:p>InstitutionEmail=Institution Email</text:p>
          </table:table-cell>
          <table:table-cell table:number-columns-repeated="1016"/>
        </table:table-row>
        <table:table-row table:style-name="ro2">
          <table:table-cell table:style-name="ce1" office:value-type="string">
            <text:p>InstitutionManagerForm</text:p>
          </table:table-cell>
          <table:table-cell table:style-name="ce1" office:value-type="string">
            <text:p>Βεβαίωση Συμμετοχής</text:p>
          </table:table-cell>
          <table:table-cell table:style-name="ce1" office:value-type="string">
            <text:p>InstitutionManagerForm</text:p>
          </table:table-cell>
          <table:table-cell table:style-name="ce1" office:value-type="string">
            <text:p>Participation certificate</text:p>
          </table:table-cell>
          <table:table-cell table:style-name="ce7" office:value-type="date" office:date-value="2013-12-03">
            <text:p>3/12/2013</text:p>
          </table:table-cell>
          <table:table-cell table:formula="of:=IF([.A248]=[.C248];&quot;OK&quot;;&quot;ERROR&quot;)" office:value-type="string" office:string-value="OK">
            <text:p>OK</text:p>
          </table:table-cell>
          <table:table-cell table:formula="of:=CONCATENATE([.A248];&quot;=&quot;;[.B248])" office:value-type="string" office:string-value="InstitutionManagerForm=Βεβαίωση Συμμετοχής">
            <text:p>InstitutionManagerForm=Βεβαίωση Συμμετοχής</text:p>
          </table:table-cell>
          <table:table-cell table:formula="of:=CONCATENATE([.C248];&quot;=&quot;;[.D248])" office:value-type="string" office:string-value="InstitutionManagerForm=Participation certificate">
            <text:p>InstitutionManagerForm=Participation certificate</text:p>
          </table:table-cell>
          <table:table-cell table:number-columns-repeated="1016"/>
        </table:table-row>
        <table:table-row table:style-name="ro2">
          <table:table-cell table:style-name="ce1" office:value-type="string">
            <text:p>InstitutionManagerFormDEAN</text:p>
          </table:table-cell>
          <table:table-cell table:style-name="ce1" office:value-type="string">
            <text:p>Βεβαίωση Συμμετοχής από τον/την Πρύτανη</text:p>
          </table:table-cell>
          <table:table-cell table:style-name="ce1" office:value-type="string">
            <text:p>InstitutionManagerFormDEAN</text:p>
          </table:table-cell>
          <table:table-cell table:style-name="ce1" office:value-type="string">
            <text:p>Participation certificate from Rector</text:p>
          </table:table-cell>
          <table:table-cell table:style-name="ce7" office:value-type="date" office:date-value="2013-12-03">
            <text:p>3/12/2013</text:p>
          </table:table-cell>
          <table:table-cell table:formula="of:=IF([.A249]=[.C249];&quot;OK&quot;;&quot;ERROR&quot;)" office:value-type="string" office:string-value="OK">
            <text:p>OK</text:p>
          </table:table-cell>
          <table:table-cell table:formula="of:=CONCATENATE([.A249];&quot;=&quot;;[.B249])" office:value-type="string" office:string-value="InstitutionManagerFormDEAN=Βεβαίωση Συμμετοχής από τον/την Πρύτανη">
            <text:p>InstitutionManagerFormDEAN=Βεβαίωση Συμμετοχής από τον/την Πρύτανη</text:p>
          </table:table-cell>
          <table:table-cell table:formula="of:=CONCATENATE([.C249];&quot;=&quot;;[.D249])" office:value-type="string" office:string-value="InstitutionManagerFormDEAN=Participation certificate from Rector">
            <text:p>InstitutionManagerFormDEAN=Participation certificate from Rector</text:p>
          </table:table-cell>
          <table:table-cell table:number-columns-repeated="1016"/>
        </table:table-row>
        <table:table-row table:style-name="ro2">
          <table:table-cell table:style-name="ce1" office:value-type="string">
            <text:p>InstitutionManagerFormPRESIDENT</text:p>
          </table:table-cell>
          <table:table-cell table:style-name="ce1" office:value-type="string">
            <text:p>Βεβαίωση Συμμετοχής από τον/την Πρόεδρο</text:p>
          </table:table-cell>
          <table:table-cell table:style-name="ce1" office:value-type="string">
            <text:p>InstitutionManagerFormPRESIDENT</text:p>
          </table:table-cell>
          <table:table-cell table:style-name="ce1" office:value-type="string">
            <text:p>Participation certificate from President</text:p>
          </table:table-cell>
          <table:table-cell table:style-name="ce7" office:value-type="date" office:date-value="2013-12-03">
            <text:p>3/12/2013</text:p>
          </table:table-cell>
          <table:table-cell table:formula="of:=IF([.A250]=[.C250];&quot;OK&quot;;&quot;ERROR&quot;)" office:value-type="string" office:string-value="OK">
            <text:p>OK</text:p>
          </table:table-cell>
          <table:table-cell table:formula="of:=CONCATENATE([.A250];&quot;=&quot;;[.B250])" office:value-type="string" office:string-value="InstitutionManagerFormPRESIDENT=Βεβαίωση Συμμετοχής από τον/την Πρόεδρο">
            <text:p>InstitutionManagerFormPRESIDENT=Βεβαίωση Συμμετοχής από τον/την Πρόεδρο</text:p>
          </table:table-cell>
          <table:table-cell table:formula="of:=CONCATENATE([.C250];&quot;=&quot;;[.D250])" office:value-type="string" office:string-value="InstitutionManagerFormPRESIDENT=Participation certificate from President">
            <text:p>InstitutionManagerFormPRESIDENT=Participation certificate from President</text:p>
          </table:table-cell>
          <table:table-cell table:number-columns-repeated="1016"/>
        </table:table-row>
        <table:table-row table:style-name="ro2">
          <table:table-cell table:style-name="ce1" office:value-type="string">
            <text:p>InstitutionPhone</text:p>
          </table:table-cell>
          <table:table-cell table:style-name="ce1" office:value-type="string">
            <text:p>Τηλέφωνο Ιδρύματος</text:p>
          </table:table-cell>
          <table:table-cell table:style-name="ce1" office:value-type="string">
            <text:p>InstitutionPhone</text:p>
          </table:table-cell>
          <table:table-cell table:style-name="ce1" office:value-type="string">
            <text:p>Institution Phone</text:p>
          </table:table-cell>
          <table:table-cell table:style-name="ce7" office:value-type="date" office:date-value="2013-12-03">
            <text:p>3/12/2013</text:p>
          </table:table-cell>
          <table:table-cell table:formula="of:=IF([.A251]=[.C251];&quot;OK&quot;;&quot;ERROR&quot;)" office:value-type="string" office:string-value="OK">
            <text:p>OK</text:p>
          </table:table-cell>
          <table:table-cell table:formula="of:=CONCATENATE([.A251];&quot;=&quot;;[.B251])" office:value-type="string" office:string-value="InstitutionPhone=Τηλέφωνο Ιδρύματος">
            <text:p>InstitutionPhone=Τηλέφωνο Ιδρύματος</text:p>
          </table:table-cell>
          <table:table-cell table:formula="of:=CONCATENATE([.C251];&quot;=&quot;;[.D251])" office:value-type="string" office:string-value="InstitutionPhone=Institution Phone">
            <text:p>InstitutionPhone=Institution Phone</text:p>
          </table:table-cell>
          <table:table-cell table:number-columns-repeated="1016"/>
        </table:table-row>
        <table:table-row table:style-name="ro2">
          <table:table-cell table:style-name="ce1" office:value-type="string">
            <text:p>InstitutionRegulatoryFramework</text:p>
          </table:table-cell>
          <table:table-cell table:style-name="ce1" office:value-type="string">
            <text:p>Κανονιστικό Πλαίσιο Ιδρύματος</text:p>
          </table:table-cell>
          <table:table-cell table:style-name="ce1" office:value-type="string">
            <text:p>InstitutionRegulatoryFramework</text:p>
          </table:table-cell>
          <table:table-cell table:style-name="ce1" office:value-type="string">
            <text:p>Institution Regulatory Framework</text:p>
          </table:table-cell>
          <table:table-cell table:style-name="ce7" office:value-type="date" office:date-value="2013-12-03">
            <text:p>3/12/2013</text:p>
          </table:table-cell>
          <table:table-cell table:formula="of:=IF([.A252]=[.C252];&quot;OK&quot;;&quot;ERROR&quot;)" office:value-type="string" office:string-value="OK">
            <text:p>OK</text:p>
          </table:table-cell>
          <table:table-cell table:formula="of:=CONCATENATE([.A252];&quot;=&quot;;[.B252])" office:value-type="string" office:string-value="InstitutionRegulatoryFramework=Κανονιστικό Πλαίσιο Ιδρύματος">
            <text:p>InstitutionRegulatoryFramework=Κανονιστικό Πλαίσιο Ιδρύματος</text:p>
          </table:table-cell>
          <table:table-cell table:formula="of:=CONCATENATE([.C252];&quot;=&quot;;[.D252])" office:value-type="string" office:string-value="InstitutionRegulatoryFramework=Institution Regulatory Framework">
            <text:p>InstitutionRegulatoryFramework=Institution Regulatory Framework</text:p>
          </table:table-cell>
          <table:table-cell table:number-columns-repeated="1016"/>
        </table:table-row>
        <table:table-row table:style-name="ro2">
          <table:table-cell table:style-name="ce1" office:value-type="string">
            <text:p>InstitutionRegulatoryFrameworkTitle</text:p>
          </table:table-cell>
          <table:table-cell table:style-name="ce1" office:value-type="string">
            <text:p>Κανονιστικά Πλαίσια Ιδρυμάτων</text:p>
          </table:table-cell>
          <table:table-cell table:style-name="ce1" office:value-type="string">
            <text:p>InstitutionRegulatoryFrameworkTitle</text:p>
          </table:table-cell>
          <table:table-cell table:style-name="ce1" office:value-type="string">
            <text:p>Regulatory Frameworks of Institutions</text:p>
          </table:table-cell>
          <table:table-cell table:style-name="ce7" office:value-type="date" office:date-value="2013-12-03">
            <text:p>3/12/2013</text:p>
          </table:table-cell>
          <table:table-cell table:formula="of:=IF([.A253]=[.C253];&quot;OK&quot;;&quot;ERROR&quot;)" office:value-type="string" office:string-value="OK">
            <text:p>OK</text:p>
          </table:table-cell>
          <table:table-cell table:formula="of:=CONCATENATE([.A253];&quot;=&quot;;[.B253])" office:value-type="string" office:string-value="InstitutionRegulatoryFrameworkTitle=Κανονιστικά Πλαίσια Ιδρυμάτων">
            <text:p>InstitutionRegulatoryFrameworkTitle=Κανονιστικά Πλαίσια Ιδρυμάτων</text:p>
          </table:table-cell>
          <table:table-cell table:formula="of:=CONCATENATE([.C253];&quot;=&quot;;[.D253])" office:value-type="string" office:string-value="InstitutionRegulatoryFrameworkTitle=Regulatory Frameworks of Institutions">
            <text:p>InstitutionRegulatoryFrameworkTitle=Regulatory Frameworks of Institutions</text:p>
          </table:table-cell>
          <table:table-cell table:number-columns-repeated="1016"/>
        </table:table-row>
        <table:table-row table:style-name="ro2">
          <table:table-cell table:style-name="ce1" office:value-type="string">
            <text:p>Instructions</text:p>
          </table:table-cell>
          <table:table-cell table:style-name="ce1" office:value-type="string">
            <text:p>Οδηγίες</text:p>
          </table:table-cell>
          <table:table-cell table:style-name="ce1" office:value-type="string">
            <text:p>Instructions</text:p>
          </table:table-cell>
          <table:table-cell table:style-name="ce1" office:value-type="string">
            <text:p>Instructions</text:p>
          </table:table-cell>
          <table:table-cell table:style-name="ce7" office:value-type="date" office:date-value="2013-12-03">
            <text:p>3/12/2013</text:p>
          </table:table-cell>
          <table:table-cell table:formula="of:=IF([.A254]=[.C254];&quot;OK&quot;;&quot;ERROR&quot;)" office:value-type="string" office:string-value="OK">
            <text:p>OK</text:p>
          </table:table-cell>
          <table:table-cell table:formula="of:=CONCATENATE([.A254];&quot;=&quot;;[.B254])" office:value-type="string" office:string-value="Instructions=Οδηγίες">
            <text:p>Instructions=Οδηγίες</text:p>
          </table:table-cell>
          <table:table-cell table:formula="of:=CONCATENATE([.C254];&quot;=&quot;;[.D254])" office:value-type="string" office:string-value="Instructions=Instructions">
            <text:p>Instructions=Instructions</text:p>
          </table:table-cell>
          <table:table-cell table:number-columns-repeated="1016"/>
        </table:table-row>
        <table:table-row table:style-name="ro2">
          <table:table-cell table:style-name="ce1" office:value-type="string">
            <text:p>Instructions_Registration</text:p>
          </table:table-cell>
          <table:table-cell table:style-name="ce1" office:value-type="string">
            <text:p>Αν δεν έχετε δημιουργήσει λογαριασμό επιλέξτε μια από τις παρακάτω επιλογές για να εγγραφείτε στο σύστημα.</text:p>
          </table:table-cell>
          <table:table-cell table:style-name="ce1" office:value-type="string">
            <text:p>Instructions_Registration</text:p>
          </table:table-cell>
          <table:table-cell table:style-name="ce1" office:value-type="string">
            <text:p>If you have not created an account, select one of the following options to register in the system.</text:p>
          </table:table-cell>
          <table:table-cell table:style-name="ce7" office:value-type="date" office:date-value="2013-12-03">
            <text:p>3/12/2013</text:p>
          </table:table-cell>
          <table:table-cell table:formula="of:=IF([.A255]=[.C255];&quot;OK&quot;;&quot;ERROR&quot;)" office:value-type="string" office:string-value="OK">
            <text:p>OK</text:p>
          </table:table-cell>
          <table:table-cell table:formula="of:=CONCATENATE([.A255];&quot;=&quot;;[.B255])" office:value-type="string" office:string-value="Instructions_Registration=Αν δεν έχετε δημιουργήσει λογαριασμό επιλέξτε μια από τις παρακάτω επιλογές για να εγγραφείτε στο σύστημα.">
            <text:p>Instructions_Registration=Αν δεν έχετε δημιουργήσει λογαριασμό επιλέξτε μια από τις παρακάτω επιλογές για να εγγραφείτε στο σύστημα.</text:p>
          </table:table-cell>
          <table:table-cell table:formula="of:=CONCATENATE([.C255];&quot;=&quot;;[.D255])" office:value-type="string" office:string-value="Instructions_Registration=If you have not created an account, select one of the following options to register in the system.">
            <text:p>Instructions_Registration=If you have not created an account, select one of the following options to register in the system.</text:p>
          </table:table-cell>
          <table:table-cell table:number-columns-repeated="1016"/>
        </table:table-row>
        <table:table-row table:style-name="ro2">
          <table:table-cell table:style-name="ce1" office:value-type="string">
            <text:p>Instructions_RegistrationSuccess</text:p>
          </table:table-cell>
          <table:table-cell table:style-name="ce1" office:value-type="string">
            <text:p>Η δημιουργία του λογαριασμού έγινε με επιτυχία, θα λάβετε e-mail με οδηγίες ενεργοποίησης.</text:p>
          </table:table-cell>
          <table:table-cell table:style-name="ce1" office:value-type="string">
            <text:p>Instructions_RegistrationSuccess</text:p>
          </table:table-cell>
          <table:table-cell table:style-name="ce1" office:value-type="string">
            <text:p>Your account has been created. You will receive an e-mail with further instructions regarding activation.</text:p>
          </table:table-cell>
          <table:table-cell table:style-name="ce7" office:value-type="date" office:date-value="2013-12-03">
            <text:p>3/12/2013</text:p>
          </table:table-cell>
          <table:table-cell table:formula="of:=IF([.A256]=[.C256];&quot;OK&quot;;&quot;ERROR&quot;)" office:value-type="string" office:string-value="OK">
            <text:p>OK</text:p>
          </table:table-cell>
          <table:table-cell table:formula="of:=CONCATENATE([.A256];&quot;=&quot;;[.B256])" office:value-type="string" office:string-value="Instructions_RegistrationSuccess=Η δημιουργία του λογαριασμού έγινε με επιτυχία, θα λάβετε e-mail με οδηγίες ενεργοποίησης.">
            <text:p>Instructions_RegistrationSuccess=Η δημιουργία του λογαριασμού έγινε με επιτυχία, θα λάβετε e-mail με οδηγίες ενεργοποίησης.</text:p>
          </table:table-cell>
          <table:table-cell table:formula="of:=CONCATENATE([.C256];&quot;=&quot;;[.D256])" office:value-type="string" office:string-value="Instructions_RegistrationSuccess=Your account has been created. You will receive an e-mail with further instructions regarding activation.">
            <text:p>Instructions_RegistrationSuccess=Your account has been created. You will receive an e-mail with further instructions regarding activation.</text:p>
          </table:table-cell>
          <table:table-cell table:number-columns-repeated="1016"/>
        </table:table-row>
        <table:table-row table:style-name="ro2">
          <table:table-cell table:style-name="ce1" office:value-type="string">
            <text:p>Instructions_ResendVerificationEmail</text:p>
          </table:table-cell>
          <table:table-cell table:style-name="ce1" office:value-type="string">
            <text:p>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Γραφείο Αρωγής Χρηστών.</text:p>
          </table:table-cell>
          <table:table-cell table:style-name="ce1" office:value-type="string">
            <text:p>Instructions_ResendVerificationEmail</text:p>
          </table:table-cell>
          <table:table-cell table:style-name="ce1" office:value-type="string">
            <text:p>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Helpdesk.</text:p>
          </table:table-cell>
          <table:table-cell table:style-name="ce7" office:value-type="date" office:date-value="2013-12-03">
            <text:p>3/12/2013</text:p>
          </table:table-cell>
          <table:table-cell table:formula="of:=IF([.A257]=[.C257];&quot;OK&quot;;&quot;ERROR&quot;)" office:value-type="string" office:string-value="OK">
            <text:p>OK</text:p>
          </table:table-cell>
          <table:table-cell table:formula="of:=CONCATENATE([.A257];&quot;=&quot;;[.B257])" office:value-type="string" office:string-value="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Γραφείο Αρωγής Χρηστών.">
            <text:p>Instructions_ResendVerificationEmail=Σε περίπτωση που δεν έχετε λάβει το e-mail ενεργοποίησης του λογαριασμού σας παρακαλούμε να ελέγξετε μήπως έχει αποθηκευτεί στο φάκελο ανεπιθύμητης αλληλογραφίας (spam). Εάν δε βρίσκεται ούτε εκεί μπορείτε να εισάγετε στο παρακάτω πλαίσιο κειμένου τη διεύθυνση e-mail που είχατε δηλώσει κατά τη δημιουργία του λογαριασμού σας και να πατήσετε «Επαναποστολή e-mail ενεργοποίησης»&lt;br/&gt;Σε περίπτωση λανθασμένης καταχώρισης του e-mail κατά τη δημιουργία του λογαριασμού σας, παρακαλούμε να επικοινωνήσετε με το Γραφείο Αρωγής Χρηστών.</text:p>
          </table:table-cell>
          <table:table-cell table:formula="of:=CONCATENATE([.C257];&quot;=&quot;;[.D257])" office:value-type="string" office:string-value="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Helpdesk.">
            <text:p>Instructions_ResendVerificationEmail=In case you have not received the activation mail, please check your spam mail. If not there either, insert the e-mail address you provided when creating your account, in the following text frame and press 'Resend Activation Mail'. In case a wrong e-mail entry had been made, please contact Helpdesk.</text:p>
          </table:table-cell>
          <table:table-cell table:number-columns-repeated="1016"/>
        </table:table-row>
        <table:table-row table:style-name="ro2">
          <table:table-cell table:style-name="ce1" office:value-type="string">
            <text:p>Instructions_ResetPasswordForm</text:p>
          </table:table-cell>
          <table:table-cell table:style-name="ce1" office:value-type="string">
            <text:p>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style-name="ce1" office:value-type="string">
            <text:p>Instructions_ResetPasswordForm</text:p>
          </table:table-cell>
          <table:table-cell table:style-name="ce1" office:value-type="string">
            <text:p>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style-name="ce7" office:value-type="date" office:date-value="2013-12-03">
            <text:p>3/12/2013</text:p>
          </table:table-cell>
          <table:table-cell table:formula="of:=IF([.A258]=[.C258];&quot;OK&quot;;&quot;ERROR&quot;)" office:value-type="string" office:string-value="OK">
            <text:p>OK</text:p>
          </table:table-cell>
          <table:table-cell table:formula="of:=CONCATENATE([.A258];&quot;=&quot;;[.B258])" office:value-type="string" office:string-value="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
            <text:p>Instructions_ResetPasswordForm=Για να ανακτήσετε το συνθηματικό σας θα πρέπει να συμπληρώσετε τη διευθύνση e-mail που είχατε δηλώσει κατά τη δημιουργία του λογαριασμού σας. Το νέο σας συνθηματικό θα αποσταλεί σε αυτή τη διεύθυνση e-mail και θα έχετε τη δυνατότητα να το αλλάξετε μόλις πραγματοποιήσετε είσοδο στο λογαριασμό σας.&lt;br/&gt;Σημείωση: Οι Καθηγητές/Ερευνητές που συνδέονται μέσω της Υποδομής Ταυτοποίησης και Εξουσιοδότησης (Authentication Authorization Infrastructure - AAI) και έχουν ξεχάσει το συνθηματικό τους θα πρέπει να απευθύνονται στο Κέντρο Δικτύων του οικείου τους Ιδρύματος</text:p>
          </table:table-cell>
          <table:table-cell table:formula="of:=CONCATENATE([.C258];&quot;=&quot;;[.D258])" office:value-type="string" office:string-value="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
            <text:p>Instructions_ResetPasswordForm=In order to have your password reset you should specify the e-mail you provided upon creation of your account. Your new password will be sent to this e-mail and you shall be able to change it once you have accessed your account. NOTE:Professors/Researchers connected through Authentication Authorization Infrastructure (AAI), who have forgotten their password, should apply to the Network Centre of their Institution.</text:p>
          </table:table-cell>
          <table:table-cell table:number-columns-repeated="1016"/>
        </table:table-row>
        <table:table-row table:style-name="ro2">
          <table:table-cell table:style-name="ce1" office:value-type="string">
            <text:p>Instructions_ShibbolethLogin</text:p>
          </table:table-cell>
          <table:table-cell table:style-name="ce1" office:value-type="string">
            <text:p>Oι καθηγητές/ερευνητές της ημεδαπής (Α' ή Β' βαθμίδας) μπορούν να συνδεθούν στο πληροφοριακό σύστημα μέσω της Υποδομής Ταυτοποίησης και Εξουσιοδότησης (Authentication Authorization Infrastructure - AAI) με τους κωδικούς που έχουν λάβει από τον οικείο τους Φορέα (Ίδρυμα/Ερευνητικό κέντρο).</text:p>
          </table:table-cell>
          <table:table-cell table:style-name="ce1" office:value-type="string">
            <text:p>Instructions_ShibbolethLogin</text:p>
          </table:table-cell>
          <table:table-cell table:style-name="ce1" office:value-type="string">
            <text:p>Domestic Professors/Researchers (rank A' or B') can access the system through Authentication Authorization Infrastructure (AAI), using the credentials provided by their home organizations (Institutions/Research Centers).</text:p>
          </table:table-cell>
          <table:table-cell table:style-name="ce7" office:value-type="date" office:date-value="2013-12-03">
            <text:p>3/12/2013</text:p>
          </table:table-cell>
          <table:table-cell table:formula="of:=IF([.A259]=[.C259];&quot;OK&quot;;&quot;ERROR&quot;)" office:value-type="string" office:string-value="OK">
            <text:p>OK</text:p>
          </table:table-cell>
          <table:table-cell table:formula="of:=CONCATENATE([.A259];&quot;=&quot;;[.B259])" office:value-type="string" office:string-value="Instructions_ShibbolethLogin=Oι καθηγητές/ερευνητές της ημεδαπής (Α' ή Β' βαθμίδας) μπορούν να συνδεθούν στο πληροφοριακό σύστημα μέσω της Υποδομής Ταυτοποίησης και Εξουσιοδότησης (Authentication Authorization Infrastructure - AAI) με τους κωδικούς που έχουν λάβει από τον οικείο τους Φορέα (Ίδρυμα/Ερευνητικό κέντρο).">
            <text:p>Instructions_ShibbolethLogin=Oι καθηγητές/ερευνητές της ημεδαπής (Α' ή Β' βαθμίδας) μπορούν να συνδεθούν στο πληροφοριακό σύστημα μέσω της Υποδομής Ταυτοποίησης και Εξουσιοδότησης (Authentication Authorization Infrastructure - AAI) με τους κωδικούς που έχουν λάβει από τον οικείο τους Φορέα (Ίδρυμα/Ερευνητικό κέντρο).</text:p>
          </table:table-cell>
          <table:table-cell table:formula="of:=CONCATENATE([.C259];&quot;=&quot;;[.D259])" office:value-type="string" office:string-value="Instructions_ShibbolethLogin=Domestic Professors/Researchers (rank A' or B') can access the system through Authentication Authorization Infrastructure (AAI), using the credentials provided by their home organizations (Institutions/Research Centers).">
            <text:p>Instructions_ShibbolethLogin=Domestic Professors/Researchers (rank A' or B') can access the system through Authentication Authorization Infrastructure (AAI), using the credentials provided by their home organizations (Institutions/Research Centers).</text:p>
          </table:table-cell>
          <table:table-cell table:number-columns-repeated="1016"/>
        </table:table-row>
        <table:table-row table:style-name="ro2">
          <table:table-cell table:style-name="ce1" office:value-type="string">
            <text:p>Instructions_ShibbolethRegistration</text:p>
          </table:table-cell>
          <table:table-cell table:style-name="ce6" office:value-type="string">
            <text:p>&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style-name="ce1" office:value-type="string">
            <text:p>Instructions_ShibbolethRegistration</text:p>
          </table:table-cell>
          <table:table-cell table:style-name="ce6" office:value-type="string">
            <text:p>&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style-name="ce7" office:value-type="date" office:date-value="2013-12-11">
            <text:p>11/12/2013</text:p>
          </table:table-cell>
          <table:table-cell table:formula="of:=IF([.A260]=[.C260];&quot;OK&quot;;&quot;ERROR&quot;)" office:value-type="string" office:string-value="OK">
            <text:p>OK</text:p>
          </table:table-cell>
          <table:table-cell table:formula="of:=CONCATENATE([.A260];&quot;=&quot;;[.B260])" office:value-type="string" office:string-value="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quot;https://apella.minedu.gov.gr/contact&quo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quot;https://apella.minedu.gov.gr/contact&quo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quot;Είσοδος μέσω οικείου φορέα&quot;. Εάν το οικείο σας Ερευνητικό Κέντρο δεν έχει ενταχθεί στην Ομοσπονδία ΕΔΕΤ, παρακαλούμε να επικοινωνήσετε με το &lt;a href=&quot;https://apella.minedu.gov.gr/contact&quot;&gt;Γραφείο Αρωγής Χρηστών&lt;/a&gt; για την ολοκλήρωση της εγγραφής σας.&lt;/p&gt;">
            <text:p>Instructions_ShibbolethRegistration=&lt;h3&gt;Καθηγητής Ημεδαπής&lt;/h3&gt;&lt;p&gt;Για να εγγραφείτε ως καθηγητής ημεδαπής Α' ή Β' βαθμίδας θα πρέπει να χρησιμοποιήσετε τον υπερσύνδεσμο που λάβατε μέσω ηλεκτρονικής αλληλογραφίας. Επιλέγοντάς τον θα μεταβείτε στον προσωπικό σας λογαριασμό στον οποίο θα κληθείτε να συμπληρώσετε κάποια επιπλέον πεδία για τη δημιουργία του προφίλ σας. Εάν δεν έχετε λάβει το ηλεκτρονικό μήνυμα με τον υπερσύνδεσμο για τη σύνδεσή σας στον προσωπικό σας λογαριασμό, παρακαλούμε να επικοινωνήσετε με το &lt;a href="https://apella.minedu.gov.gr/contact"&gt;Γραφείο Αρωγής Χρηστών&lt;/a&gt; για να αιτηθείτε επαναποστολής του μηνύματος. Σε περίπτωση που διαπιστώσετε ότι κάποια από τα προσυμπληρωμένα στοιχεία του λογαριασμού ή του προφίλ σας δεν είναι αληθή ή επίκαιρα, παρακαλούμε να επικοινωνήσετε με το &lt;a href="https://apella.minedu.gov.gr/contact"&gt;Γραφείο Αρωγής Χρηστών&lt;/a&gt; για να αιτηθείτε διόρθωσης των στοιχείων.&lt;/p&gt;&lt;h3&gt;Ερευνητής Ημεδαπής&lt;/h3&gt;&lt;p&gt;Για να εγγραφείτε ως ερευνητής ημεδαπής Α' ή Β' βαθμίδας θα πρέπει να συνδεθείτε με τους κωδικούς που έχετε λάβει από το οικείο σας Ερευνητικό Κέντρο, επιλέγοντας το κουμπί "Είσοδος μέσω οικείου φορέα". Εάν το οικείο σας Ερευνητικό Κέντρο δεν έχει ενταχθεί στην Ομοσπονδία ΕΔΕΤ, παρακαλούμε να επικοινωνήσετε με το &lt;a href="https://apella.minedu.gov.gr/contact"&gt;Γραφείο Αρωγής Χρηστών&lt;/a&gt; για την ολοκλήρωση της εγγραφής σας.&lt;/p&gt;</text:p>
          </table:table-cell>
          <table:table-cell table:formula="of:=CONCATENATE([.C260];&quot;=&quot;;[.D260])" office:value-type="string" office:string-value="Instructions_ShibbolethRegistration=&lt;h3&gt;Domestic Professor&lt;/h3&gt;&lt;p&gt;In order to register as a domestic professor (rank A or B)  you will have to use the link you received via e-mail. You will be redirected into your personal account where you will be asked to fill in some additional fields to create your profile. If you have not received the e-mail with the link for your account, please contact the &lt;a href=&quot;https://apella.minedu.gov.gr/en/contact-en&quot;&gt;Helpdesk&lt;/a&gt;  to apply for a new one. In case some of the filled data of your account or profile are not true or relevant, please contact the &lt;a href=&quot;https://apella.minedu.gov.gr/en/contact-en&quot;&gt;Helpdesk&lt;/a&gt; asking for their correction.&lt;/p&gt;&lt;h3&gt;Domestic Researcher&lt;/h3&gt;&lt;p&gt;In order to register as a domestic researcher (rank A or B) you should use the credentials provided by your home research center, clicking on &quot;Home Organization Login&quot;. If your home Research Center has not joined the GRNET Federation yet, please contact the &lt;a href=&quot;https://apella.minedu.gov.gr/en/contact-en&quot;&gt;Helpdesk&lt;/a&gt;  to complete your registration.&lt;/p&gt;">
            <text:p>Instructions_ShibbolethRegistration=&lt;h3&gt;Domestic Professor&lt;/h3&gt;&lt;p&gt;In order to register as a domestic professor (rank A or B) <text:s/>you will have to use the link you received via e-mail. You will be redirected into your personal account where you will be asked to fill in some additional fields to create your profile. If you have not received the e-mail with the link for your account, please contact the &lt;a href="https://apella.minedu.gov.gr/en/contact-en"&gt;Helpdesk&lt;/a&gt; <text:s/>to apply for a new one. In case some of the filled data of your account or profile are not true or relevant, please contact the &lt;a href="https://apella.minedu.gov.gr/en/contact-en"&gt;Helpdesk&lt;/a&gt; asking for their correction.&lt;/p&gt;&lt;h3&gt;Domestic Researcher&lt;/h3&gt;&lt;p&gt;In order to register as a domestic researcher (rank A or B) you should use the credentials provided by your home research center, clicking on "Home Organization Login". If your home Research Center has not joined the GRNET Federation yet, please contact the &lt;a href="https://apella.minedu.gov.gr/en/contact-en"&gt;Helpdesk&lt;/a&gt; <text:s/>to complete your registration.&lt;/p&gt;</text:p>
          </table:table-cell>
          <table:table-cell table:number-columns-repeated="1016"/>
        </table:table-row>
        <table:table-row table:style-name="ro2">
          <table:table-cell table:style-name="ce1" office:value-type="string">
            <text:p>Instructions_VerificationSuccess</text:p>
          </table:table-cell>
          <table:table-cell table:style-name="ce1" office:value-type="string">
            <text:p>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style-name="ce1" office:value-type="string">
            <text:p>Instructions_VerificationSuccess</text:p>
          </table:table-cell>
          <table:table-cell table:style-name="ce1" office:value-type="string">
            <text:p>The account you created upon the following data has been activated. To access it press 'Login' at the bottom of the page.</text:p>
          </table:table-cell>
          <table:table-cell table:style-name="ce7" office:value-type="date" office:date-value="2013-12-03">
            <text:p>3/12/2013</text:p>
          </table:table-cell>
          <table:table-cell table:formula="of:=IF([.A261]=[.C261];&quot;OK&quot;;&quot;ERROR&quot;)" office:value-type="string" office:string-value="OK">
            <text:p>OK</text:p>
          </table:table-cell>
          <table:table-cell table:formula="of:=CONCATENATE([.A261];&quot;=&quot;;[.B261])" office:value-type="string" office:string-value="Instructions_VerificationSuccess=Ο λογαριασμός που δημιουργήσατε με τα παρακάτω στοιχεία έχει ενεργοποιηθεί. Για να συνδεθείτε στο λογαριασμό σας επιλέξτε &quot;Είσοδος&quot; στο κάτω μέρος της σελίδας.">
            <text:p>Instructions_VerificationSuccess=Ο λογαριασμός που δημιουργήσατε με τα παρακάτω στοιχεία έχει ενεργοποιηθεί. Για να συνδεθείτε στο λογαριασμό σας επιλέξτε "Είσοδος" στο κάτω μέρος της σελίδας.</text:p>
          </table:table-cell>
          <table:table-cell table:formula="of:=CONCATENATE([.C261];&quot;=&quot;;[.D261])" office:value-type="string" office:string-value="Instructions_VerificationSuccess=The account you created upon the following data has been activated. To access it press 'Login' at the bottom of the page.">
            <text:p>Instructions_VerificationSuccess=The account you created upon the following data has been activated. To access it press 'Login' at the bottom of the page.</text:p>
          </table:table-cell>
          <table:table-cell table:number-columns-repeated="1016"/>
        </table:table-row>
        <table:table-row table:style-name="ro2">
          <table:table-cell table:style-name="ce1" office:value-type="string">
            <text:p>ISpeakGreek</text:p>
          </table:table-cell>
          <table:table-cell table:style-name="ce1" office:value-type="string">
            <text:p>Ομιλώ Ελληνικά</text:p>
          </table:table-cell>
          <table:table-cell table:style-name="ce1" office:value-type="string">
            <text:p>ISpeakGreek</text:p>
          </table:table-cell>
          <table:table-cell table:style-name="ce1" office:value-type="string">
            <text:p>I speak Greek</text:p>
          </table:table-cell>
          <table:table-cell table:style-name="ce7" office:value-type="date" office:date-value="2013-12-03">
            <text:p>3/12/2013</text:p>
          </table:table-cell>
          <table:table-cell table:formula="of:=IF([.A262]=[.C262];&quot;OK&quot;;&quot;ERROR&quot;)" office:value-type="string" office:string-value="OK">
            <text:p>OK</text:p>
          </table:table-cell>
          <table:table-cell table:formula="of:=CONCATENATE([.A262];&quot;=&quot;;[.B262])" office:value-type="string" office:string-value="ISpeakGreek=Ομιλώ Ελληνικά">
            <text:p>ISpeakGreek=Ομιλώ Ελληνικά</text:p>
          </table:table-cell>
          <table:table-cell table:formula="of:=CONCATENATE([.C262];&quot;=&quot;;[.D262])" office:value-type="string" office:string-value="ISpeakGreek=I speak Greek">
            <text:p>ISpeakGreek=I speak Greek</text:p>
          </table:table-cell>
          <table:table-cell table:number-columns-repeated="1016"/>
        </table:table-row>
        <table:table-row table:style-name="ro2">
          <table:table-cell table:style-name="ce1" office:value-type="string">
            <text:p>Jira</text:p>
          </table:table-cell>
          <table:table-cell table:style-name="ce1" office:value-type="string">
            <text:p>Jira</text:p>
          </table:table-cell>
          <table:table-cell table:style-name="ce1" office:value-type="string">
            <text:p>Jira</text:p>
          </table:table-cell>
          <table:table-cell table:style-name="ce1" office:value-type="string">
            <text:p>Jira</text:p>
          </table:table-cell>
          <table:table-cell table:style-name="ce7" office:value-type="date" office:date-value="2013-12-04">
            <text:p>4/12/2013</text:p>
          </table:table-cell>
          <table:table-cell table:formula="of:=IF([.A263]=[.C263];&quot;OK&quot;;&quot;ERROR&quot;)" office:value-type="string" office:string-value="OK">
            <text:p>OK</text:p>
          </table:table-cell>
          <table:table-cell table:formula="of:=CONCATENATE([.A263];&quot;=&quot;;[.B263])" office:value-type="string" office:string-value="Jira=Jira">
            <text:p>Jira=Jira</text:p>
          </table:table-cell>
          <table:table-cell table:formula="of:=CONCATENATE([.C263];&quot;=&quot;;[.D263])" office:value-type="string" office:string-value="Jira=Jira">
            <text:p>Jira=Jira</text:p>
          </table:table-cell>
          <table:table-cell table:number-columns-repeated="1016"/>
        </table:table-row>
        <table:table-row table:style-name="ro2">
          <table:table-cell table:style-name="ce1" office:value-type="string">
            <text:p>Login</text:p>
          </table:table-cell>
          <table:table-cell table:style-name="ce1" office:value-type="string">
            <text:p>Είσοδος</text:p>
          </table:table-cell>
          <table:table-cell table:style-name="ce1" office:value-type="string">
            <text:p>Login</text:p>
          </table:table-cell>
          <table:table-cell table:style-name="ce1" office:value-type="string">
            <text:p>Login</text:p>
          </table:table-cell>
          <table:table-cell table:style-name="ce7" office:value-type="date" office:date-value="2013-12-03">
            <text:p>3/12/2013</text:p>
          </table:table-cell>
          <table:table-cell table:formula="of:=IF([.A264]=[.C264];&quot;OK&quot;;&quot;ERROR&quot;)" office:value-type="string" office:string-value="OK">
            <text:p>OK</text:p>
          </table:table-cell>
          <table:table-cell table:formula="of:=CONCATENATE([.A264];&quot;=&quot;;[.B264])" office:value-type="string" office:string-value="Login=Είσοδος">
            <text:p>Login=Είσοδος</text:p>
          </table:table-cell>
          <table:table-cell table:formula="of:=CONCATENATE([.C264];&quot;=&quot;;[.D264])" office:value-type="string" office:string-value="Login=Login">
            <text:p>Login=Login</text:p>
          </table:table-cell>
          <table:table-cell table:number-columns-repeated="1016"/>
        </table:table-row>
        <table:table-row table:style-name="ro2">
          <table:table-cell table:style-name="ce1" office:value-type="string">
            <text:p>LoginEmail</text:p>
          </table:table-cell>
          <table:table-cell table:style-name="ce1" office:value-type="string">
            <text:p>Email εισόδου</text:p>
          </table:table-cell>
          <table:table-cell table:style-name="ce1" office:value-type="string">
            <text:p>LoginEmail</text:p>
          </table:table-cell>
          <table:table-cell table:style-name="ce1" office:value-type="string">
            <text:p>Login Email</text:p>
          </table:table-cell>
          <table:table-cell table:style-name="ce7" office:value-type="date" office:date-value="2013-12-04">
            <text:p>4/12/2013</text:p>
          </table:table-cell>
          <table:table-cell table:formula="of:=IF([.A265]=[.C265];&quot;OK&quot;;&quot;ERROR&quot;)" office:value-type="string" office:string-value="OK">
            <text:p>OK</text:p>
          </table:table-cell>
          <table:table-cell table:formula="of:=CONCATENATE([.A265];&quot;=&quot;;[.B265])" office:value-type="string" office:string-value="LoginEmail=Email εισόδου">
            <text:p>LoginEmail=Email εισόδου</text:p>
          </table:table-cell>
          <table:table-cell table:formula="of:=CONCATENATE([.C265];&quot;=&quot;;[.D265])" office:value-type="string" office:string-value="LoginEmail=Login Email">
            <text:p>LoginEmail=Login Email</text:p>
          </table:table-cell>
          <table:table-cell table:number-columns-repeated="1016"/>
        </table:table-row>
        <table:table-row table:style-name="ro2">
          <table:table-cell table:style-name="ce1" office:value-type="string">
            <text:p>Manager</text:p>
          </table:table-cell>
          <table:table-cell table:style-name="ce1" office:value-type="string">
            <text:p>Διευθυντής</text:p>
          </table:table-cell>
          <table:table-cell table:style-name="ce1" office:value-type="string">
            <text:p>Manager</text:p>
          </table:table-cell>
          <table:table-cell table:style-name="ce1" office:value-type="string">
            <text:p>Manager</text:p>
          </table:table-cell>
          <table:table-cell table:style-name="ce7" office:value-type="date" office:date-value="2013-12-03">
            <text:p>3/12/2013</text:p>
          </table:table-cell>
          <table:table-cell table:formula="of:=IF([.A266]=[.C266];&quot;OK&quot;;&quot;ERROR&quot;)" office:value-type="string" office:string-value="OK">
            <text:p>OK</text:p>
          </table:table-cell>
          <table:table-cell table:formula="of:=CONCATENATE([.A266];&quot;=&quot;;[.B266])" office:value-type="string" office:string-value="Manager=Διευθυντής">
            <text:p>Manager=Διευθυντής</text:p>
          </table:table-cell>
          <table:table-cell table:formula="of:=CONCATENATE([.C266];&quot;=&quot;;[.D266])" office:value-type="string" office:string-value="Manager=Manager">
            <text:p>Manager=Manager</text:p>
          </table:table-cell>
          <table:table-cell table:number-columns-repeated="1016"/>
        </table:table-row>
        <table:table-row table:style-name="ro2">
          <table:table-cell table:style-name="ce1" office:value-type="string">
            <text:p>menu_account</text:p>
          </table:table-cell>
          <table:table-cell table:style-name="ce1" office:value-type="string">
            <text:p>Λογαριασμός</text:p>
          </table:table-cell>
          <table:table-cell table:style-name="ce1" office:value-type="string">
            <text:p>menu_account</text:p>
          </table:table-cell>
          <table:table-cell table:style-name="ce1" office:value-type="string">
            <text:p>Account</text:p>
          </table:table-cell>
          <table:table-cell table:style-name="ce7" office:value-type="date" office:date-value="2013-12-03">
            <text:p>3/12/2013</text:p>
          </table:table-cell>
          <table:table-cell table:formula="of:=IF([.A267]=[.C267];&quot;OK&quot;;&quot;ERROR&quot;)" office:value-type="string" office:string-value="OK">
            <text:p>OK</text:p>
          </table:table-cell>
          <table:table-cell table:formula="of:=CONCATENATE([.A267];&quot;=&quot;;[.B267])" office:value-type="string" office:string-value="menu_account=Λογαριασμός">
            <text:p>menu_account=Λογαριασμός</text:p>
          </table:table-cell>
          <table:table-cell table:formula="of:=CONCATENATE([.C267];&quot;=&quot;;[.D267])" office:value-type="string" office:string-value="menu_account=Account">
            <text:p>menu_account=Account</text:p>
          </table:table-cell>
          <table:table-cell table:number-columns-repeated="1016"/>
        </table:table-row>
        <table:table-row table:style-name="ro2">
          <table:table-cell table:style-name="ce1" office:value-type="string">
            <text:p>menu_adminusers</text:p>
          </table:table-cell>
          <table:table-cell table:style-name="ce1" office:value-type="string">
            <text:p>Αναζήτηση Χρηστών</text:p>
          </table:table-cell>
          <table:table-cell table:style-name="ce1" office:value-type="string">
            <text:p>menu_adminusers</text:p>
          </table:table-cell>
          <table:table-cell table:style-name="ce1" office:value-type="string">
            <text:p>Search Users</text:p>
          </table:table-cell>
          <table:table-cell table:style-name="ce7" office:value-type="date" office:date-value="2013-12-03">
            <text:p>3/12/2013</text:p>
          </table:table-cell>
          <table:table-cell table:formula="of:=IF([.A268]=[.C268];&quot;OK&quot;;&quot;ERROR&quot;)" office:value-type="string" office:string-value="OK">
            <text:p>OK</text:p>
          </table:table-cell>
          <table:table-cell table:formula="of:=CONCATENATE([.A268];&quot;=&quot;;[.B268])" office:value-type="string" office:string-value="menu_adminusers=Αναζήτηση Χρηστών">
            <text:p>menu_adminusers=Αναζήτηση Χρηστών</text:p>
          </table:table-cell>
          <table:table-cell table:formula="of:=CONCATENATE([.C268];&quot;=&quot;;[.D268])" office:value-type="string" office:string-value="menu_adminusers=Search Users">
            <text:p>menu_adminusers=Search Users</text:p>
          </table:table-cell>
          <table:table-cell table:number-columns-repeated="1016"/>
        </table:table-row>
        <table:table-row table:style-name="ro2">
          <table:table-cell table:style-name="ce1" office:value-type="string">
            <text:p>menu_candidacy</text:p>
          </table:table-cell>
          <table:table-cell table:style-name="ce1" office:value-type="string">
            <text:p>Υποψηφιότητα</text:p>
          </table:table-cell>
          <table:table-cell table:style-name="ce1" office:value-type="string">
            <text:p>menu_candidacy</text:p>
          </table:table-cell>
          <table:table-cell table:style-name="ce1" office:value-type="string">
            <text:p>Candidacy</text:p>
          </table:table-cell>
          <table:table-cell table:style-name="ce7" office:value-type="date" office:date-value="2013-12-03">
            <text:p>3/12/2013</text:p>
          </table:table-cell>
          <table:table-cell table:formula="of:=IF([.A269]=[.C269];&quot;OK&quot;;&quot;ERROR&quot;)" office:value-type="string" office:string-value="OK">
            <text:p>OK</text:p>
          </table:table-cell>
          <table:table-cell table:formula="of:=CONCATENATE([.A269];&quot;=&quot;;[.B269])" office:value-type="string" office:string-value="menu_candidacy=Υποψηφιότητα">
            <text:p>menu_candidacy=Υποψηφιότητα</text:p>
          </table:table-cell>
          <table:table-cell table:formula="of:=CONCATENATE([.C269];&quot;=&quot;;[.D269])" office:value-type="string" office:string-value="menu_candidacy=Candidacy">
            <text:p>menu_candidacy=Candidacy</text:p>
          </table:table-cell>
          <table:table-cell table:number-columns-repeated="1016"/>
        </table:table-row>
        <table:table-row table:style-name="ro2">
          <table:table-cell table:style-name="ce1" office:value-type="string">
            <text:p>menu_candidateCandidacies</text:p>
          </table:table-cell>
          <table:table-cell table:style-name="ce1" office:value-type="string">
            <text:p>Υποψηφιότητες</text:p>
          </table:table-cell>
          <table:table-cell table:style-name="ce1" office:value-type="string">
            <text:p>menu_candidateCandidacies</text:p>
          </table:table-cell>
          <table:table-cell table:style-name="ce1" office:value-type="string">
            <text:p>Candidacies</text:p>
          </table:table-cell>
          <table:table-cell table:style-name="ce7" office:value-type="date" office:date-value="2013-12-03">
            <text:p>3/12/2013</text:p>
          </table:table-cell>
          <table:table-cell table:formula="of:=IF([.A270]=[.C270];&quot;OK&quot;;&quot;ERROR&quot;)" office:value-type="string" office:string-value="OK">
            <text:p>OK</text:p>
          </table:table-cell>
          <table:table-cell table:formula="of:=CONCATENATE([.A270];&quot;=&quot;;[.B270])" office:value-type="string" office:string-value="menu_candidateCandidacies=Υποψηφιότητες">
            <text:p>menu_candidateCandidacies=Υποψηφιότητες</text:p>
          </table:table-cell>
          <table:table-cell table:formula="of:=CONCATENATE([.C270];&quot;=&quot;;[.D270])" office:value-type="string" office:string-value="menu_candidateCandidacies=Candidacies">
            <text:p>menu_candidateCandidacies=Candidacies</text:p>
          </table:table-cell>
          <table:table-cell table:number-columns-repeated="1016"/>
        </table:table-row>
        <table:table-row table:style-name="ro2">
          <table:table-cell table:style-name="ce1" office:value-type="string">
            <text:p>menu_home</text:p>
          </table:table-cell>
          <table:table-cell table:style-name="ce1" office:value-type="string">
            <text:p>Κεντρική</text:p>
          </table:table-cell>
          <table:table-cell table:style-name="ce1" office:value-type="string">
            <text:p>menu_home</text:p>
          </table:table-cell>
          <table:table-cell table:style-name="ce1" office:value-type="string">
            <text:p>Home</text:p>
          </table:table-cell>
          <table:table-cell table:style-name="ce7" office:value-type="date" office:date-value="2013-12-03">
            <text:p>3/12/2013</text:p>
          </table:table-cell>
          <table:table-cell table:formula="of:=IF([.A271]=[.C271];&quot;OK&quot;;&quot;ERROR&quot;)" office:value-type="string" office:string-value="OK">
            <text:p>OK</text:p>
          </table:table-cell>
          <table:table-cell table:formula="of:=CONCATENATE([.A271];&quot;=&quot;;[.B271])" office:value-type="string" office:string-value="menu_home=Κεντρική">
            <text:p>menu_home=Κεντρική</text:p>
          </table:table-cell>
          <table:table-cell table:formula="of:=CONCATENATE([.C271];&quot;=&quot;;[.D271])" office:value-type="string" office:string-value="menu_home=Home">
            <text:p>menu_home=Home</text:p>
          </table:table-cell>
          <table:table-cell table:number-columns-repeated="1016"/>
        </table:table-row>
        <table:table-row table:style-name="ro2">
          <table:table-cell table:style-name="ce1" office:value-type="string">
            <text:p>menu_iassistants</text:p>
          </table:table-cell>
          <table:table-cell table:style-name="ce1" office:value-type="string">
            <text:p>Βοηθοί Διαχειριστή Ιδρύματος</text:p>
          </table:table-cell>
          <table:table-cell table:style-name="ce1" office:value-type="string">
            <text:p>menu_iassistants</text:p>
          </table:table-cell>
          <table:table-cell table:style-name="ce1" office:value-type="string">
            <text:p>Institution Assistants</text:p>
          </table:table-cell>
          <table:table-cell table:style-name="ce7" office:value-type="date" office:date-value="2013-12-03">
            <text:p>3/12/2013</text:p>
          </table:table-cell>
          <table:table-cell table:formula="of:=IF([.A272]=[.C272];&quot;OK&quot;;&quot;ERROR&quot;)" office:value-type="string" office:string-value="OK">
            <text:p>OK</text:p>
          </table:table-cell>
          <table:table-cell table:formula="of:=CONCATENATE([.A272];&quot;=&quot;;[.B272])" office:value-type="string" office:string-value="menu_iassistants=Βοηθοί Διαχειριστή Ιδρύματος">
            <text:p>menu_iassistants=Βοηθοί Διαχειριστή Ιδρύματος</text:p>
          </table:table-cell>
          <table:table-cell table:formula="of:=CONCATENATE([.C272];&quot;=&quot;;[.D272])" office:value-type="string" office:string-value="menu_iassistants=Institution Assistants">
            <text:p>menu_iassistants=Institution Assistants</text:p>
          </table:table-cell>
          <table:table-cell table:number-columns-repeated="1016"/>
        </table:table-row>
        <table:table-row table:style-name="ro2">
          <table:table-cell table:style-name="ce1" office:value-type="string">
            <text:p>menu_logout</text:p>
          </table:table-cell>
          <table:table-cell table:style-name="ce1" office:value-type="string">
            <text:p>Έξοδος</text:p>
          </table:table-cell>
          <table:table-cell table:style-name="ce1" office:value-type="string">
            <text:p>menu_logout</text:p>
          </table:table-cell>
          <table:table-cell table:style-name="ce1" office:value-type="string">
            <text:p>Logout</text:p>
          </table:table-cell>
          <table:table-cell table:style-name="ce7" office:value-type="date" office:date-value="2013-12-03">
            <text:p>3/12/2013</text:p>
          </table:table-cell>
          <table:table-cell table:formula="of:=IF([.A273]=[.C273];&quot;OK&quot;;&quot;ERROR&quot;)" office:value-type="string" office:string-value="OK">
            <text:p>OK</text:p>
          </table:table-cell>
          <table:table-cell table:formula="of:=CONCATENATE([.A273];&quot;=&quot;;[.B273])" office:value-type="string" office:string-value="menu_logout=Έξοδος">
            <text:p>menu_logout=Έξοδος</text:p>
          </table:table-cell>
          <table:table-cell table:formula="of:=CONCATENATE([.C273];&quot;=&quot;;[.D273])" office:value-type="string" office:string-value="menu_logout=Logout">
            <text:p>menu_logout=Logout</text:p>
          </table:table-cell>
          <table:table-cell table:number-columns-repeated="1016"/>
        </table:table-row>
        <table:table-row table:style-name="ro2">
          <table:table-cell table:style-name="ce1" office:value-type="string">
            <text:p>menu_massistants</text:p>
          </table:table-cell>
          <table:table-cell table:style-name="ce1" office:value-type="string">
            <text:p>Βοηθοί Διαχειριστή Υπουργείου</text:p>
          </table:table-cell>
          <table:table-cell table:style-name="ce1" office:value-type="string">
            <text:p>menu_massistants</text:p>
          </table:table-cell>
          <table:table-cell table:style-name="ce1" office:value-type="string">
            <text:p>Ministry Assistants</text:p>
          </table:table-cell>
          <table:table-cell table:style-name="ce7" office:value-type="date" office:date-value="2013-12-03">
            <text:p>3/12/2013</text:p>
          </table:table-cell>
          <table:table-cell table:formula="of:=IF([.A274]=[.C274];&quot;OK&quot;;&quot;ERROR&quot;)" office:value-type="string" office:string-value="OK">
            <text:p>OK</text:p>
          </table:table-cell>
          <table:table-cell table:formula="of:=CONCATENATE([.A274];&quot;=&quot;;[.B274])" office:value-type="string" office:string-value="menu_massistants=Βοηθοί Διαχειριστή Υπουργείου">
            <text:p>menu_massistants=Βοηθοί Διαχειριστή Υπουργείου</text:p>
          </table:table-cell>
          <table:table-cell table:formula="of:=CONCATENATE([.C274];&quot;=&quot;;[.D274])" office:value-type="string" office:string-value="menu_massistants=Ministry Assistants">
            <text:p>menu_massistants=Ministry Assistants</text:p>
          </table:table-cell>
          <table:table-cell table:number-columns-repeated="1016"/>
        </table:table-row>
        <table:table-row table:style-name="ro2">
          <table:table-cell table:style-name="ce1" office:value-type="string">
            <text:p>menu_position</text:p>
          </table:table-cell>
          <table:table-cell table:style-name="ce1" office:value-type="string">
            <text:p>Θέση</text:p>
          </table:table-cell>
          <table:table-cell table:style-name="ce1" office:value-type="string">
            <text:p>menu_position</text:p>
          </table:table-cell>
          <table:table-cell table:style-name="ce1" office:value-type="string">
            <text:p>Position</text:p>
          </table:table-cell>
          <table:table-cell table:style-name="ce7" office:value-type="date" office:date-value="2013-12-03">
            <text:p>3/12/2013</text:p>
          </table:table-cell>
          <table:table-cell table:formula="of:=IF([.A275]=[.C275];&quot;OK&quot;;&quot;ERROR&quot;)" office:value-type="string" office:string-value="OK">
            <text:p>OK</text:p>
          </table:table-cell>
          <table:table-cell table:formula="of:=CONCATENATE([.A275];&quot;=&quot;;[.B275])" office:value-type="string" office:string-value="menu_position=Θέση">
            <text:p>menu_position=Θέση</text:p>
          </table:table-cell>
          <table:table-cell table:formula="of:=CONCATENATE([.C275];&quot;=&quot;;[.D275])" office:value-type="string" office:string-value="menu_position=Position">
            <text:p>menu_position=Position</text:p>
          </table:table-cell>
          <table:table-cell table:number-columns-repeated="1016"/>
        </table:table-row>
        <table:table-row table:style-name="ro2">
          <table:table-cell table:style-name="ce1" office:value-type="string">
            <text:p>menu_positions</text:p>
          </table:table-cell>
          <table:table-cell table:style-name="ce1" office:value-type="string">
            <text:p>Θέσεις</text:p>
          </table:table-cell>
          <table:table-cell table:style-name="ce1" office:value-type="string">
            <text:p>menu_positions</text:p>
          </table:table-cell>
          <table:table-cell table:style-name="ce1" office:value-type="string">
            <text:p>Positions</text:p>
          </table:table-cell>
          <table:table-cell table:style-name="ce7" office:value-type="date" office:date-value="2013-12-03">
            <text:p>3/12/2013</text:p>
          </table:table-cell>
          <table:table-cell table:formula="of:=IF([.A276]=[.C276];&quot;OK&quot;;&quot;ERROR&quot;)" office:value-type="string" office:string-value="OK">
            <text:p>OK</text:p>
          </table:table-cell>
          <table:table-cell table:formula="of:=CONCATENATE([.A276];&quot;=&quot;;[.B276])" office:value-type="string" office:string-value="menu_positions=Θέσεις">
            <text:p>menu_positions=Θέσεις</text:p>
          </table:table-cell>
          <table:table-cell table:formula="of:=CONCATENATE([.C276];&quot;=&quot;;[.D276])" office:value-type="string" office:string-value="menu_positions=Positions">
            <text:p>menu_positions=Positions</text:p>
          </table:table-cell>
          <table:table-cell table:number-columns-repeated="1016"/>
        </table:table-row>
        <table:table-row table:style-name="ro2">
          <table:table-cell table:style-name="ce1" office:value-type="string">
            <text:p>menu_professorCommittees</text:p>
          </table:table-cell>
          <table:table-cell table:style-name="ce1" office:value-type="string">
            <text:p>Επιτροπές</text:p>
          </table:table-cell>
          <table:table-cell table:style-name="ce1" office:value-type="string">
            <text:p>menu_professorCommittees</text:p>
          </table:table-cell>
          <table:table-cell table:style-name="ce1" office:value-type="string">
            <text:p>Committees</text:p>
          </table:table-cell>
          <table:table-cell table:style-name="ce7" office:value-type="date" office:date-value="2013-12-03">
            <text:p>3/12/2013</text:p>
          </table:table-cell>
          <table:table-cell table:formula="of:=IF([.A277]=[.C277];&quot;OK&quot;;&quot;ERROR&quot;)" office:value-type="string" office:string-value="OK">
            <text:p>OK</text:p>
          </table:table-cell>
          <table:table-cell table:formula="of:=CONCATENATE([.A277];&quot;=&quot;;[.B277])" office:value-type="string" office:string-value="menu_professorCommittees=Επιτροπές">
            <text:p>menu_professorCommittees=Επιτροπές</text:p>
          </table:table-cell>
          <table:table-cell table:formula="of:=CONCATENATE([.C277];&quot;=&quot;;[.D277])" office:value-type="string" office:string-value="menu_professorCommittees=Committees">
            <text:p>menu_professorCommittees=Committees</text:p>
          </table:table-cell>
          <table:table-cell table:number-columns-repeated="1016"/>
        </table:table-row>
        <table:table-row table:style-name="ro2">
          <table:table-cell table:style-name="ce1" office:value-type="string">
            <text:p>menu_professorEvaluations</text:p>
          </table:table-cell>
          <table:table-cell table:style-name="ce1" office:value-type="string">
            <text:p>Αξιολογήσεις</text:p>
          </table:table-cell>
          <table:table-cell table:style-name="ce1" office:value-type="string">
            <text:p>menu_professorEvaluations</text:p>
          </table:table-cell>
          <table:table-cell table:style-name="ce1" office:value-type="string">
            <text:p>Evaluations</text:p>
          </table:table-cell>
          <table:table-cell table:style-name="ce7" office:value-type="date" office:date-value="2013-12-03">
            <text:p>3/12/2013</text:p>
          </table:table-cell>
          <table:table-cell table:formula="of:=IF([.A278]=[.C278];&quot;OK&quot;;&quot;ERROR&quot;)" office:value-type="string" office:string-value="OK">
            <text:p>OK</text:p>
          </table:table-cell>
          <table:table-cell table:formula="of:=CONCATENATE([.A278];&quot;=&quot;;[.B278])" office:value-type="string" office:string-value="menu_professorEvaluations=Αξιολογήσεις">
            <text:p>menu_professorEvaluations=Αξιολογήσεις</text:p>
          </table:table-cell>
          <table:table-cell table:formula="of:=CONCATENATE([.C278];&quot;=&quot;;[.D278])" office:value-type="string" office:string-value="menu_professorEvaluations=Evaluations">
            <text:p>menu_professorEvaluations=Evaluations</text:p>
          </table:table-cell>
          <table:table-cell table:number-columns-repeated="1016"/>
        </table:table-row>
        <table:table-row table:style-name="ro2">
          <table:table-cell table:style-name="ce1" office:value-type="string">
            <text:p>menu_profile</text:p>
          </table:table-cell>
          <table:table-cell table:style-name="ce1" office:value-type="string">
            <text:p>Προφίλ</text:p>
          </table:table-cell>
          <table:table-cell table:style-name="ce1" office:value-type="string">
            <text:p>menu_profile</text:p>
          </table:table-cell>
          <table:table-cell table:style-name="ce1" office:value-type="string">
            <text:p>Profile</text:p>
          </table:table-cell>
          <table:table-cell table:style-name="ce7" office:value-type="date" office:date-value="2013-12-03">
            <text:p>3/12/2013</text:p>
          </table:table-cell>
          <table:table-cell table:formula="of:=IF([.A279]=[.C279];&quot;OK&quot;;&quot;ERROR&quot;)" office:value-type="string" office:string-value="OK">
            <text:p>OK</text:p>
          </table:table-cell>
          <table:table-cell table:formula="of:=CONCATENATE([.A279];&quot;=&quot;;[.B279])" office:value-type="string" office:string-value="menu_profile=Προφίλ">
            <text:p>menu_profile=Προφίλ</text:p>
          </table:table-cell>
          <table:table-cell table:formula="of:=CONCATENATE([.C279];&quot;=&quot;;[.D279])" office:value-type="string" office:string-value="menu_profile=Profile">
            <text:p>menu_profile=Profile</text:p>
          </table:table-cell>
          <table:table-cell table:number-columns-repeated="1016"/>
        </table:table-row>
        <table:table-row table:style-name="ro2">
          <table:table-cell table:style-name="ce1" office:value-type="string">
            <text:p>menu_registers</text:p>
          </table:table-cell>
          <table:table-cell table:style-name="ce1" office:value-type="string">
            <text:p>Μητρώα</text:p>
          </table:table-cell>
          <table:table-cell table:style-name="ce1" office:value-type="string">
            <text:p>menu_registers</text:p>
          </table:table-cell>
          <table:table-cell table:style-name="ce1" office:value-type="string">
            <text:p>Registries</text:p>
          </table:table-cell>
          <table:table-cell table:style-name="ce7" office:value-type="date" office:date-value="2013-12-03">
            <text:p>3/12/2013</text:p>
          </table:table-cell>
          <table:table-cell table:formula="of:=IF([.A280]=[.C280];&quot;OK&quot;;&quot;ERROR&quot;)" office:value-type="string" office:string-value="OK">
            <text:p>OK</text:p>
          </table:table-cell>
          <table:table-cell table:formula="of:=CONCATENATE([.A280];&quot;=&quot;;[.B280])" office:value-type="string" office:string-value="menu_registers=Μητρώα">
            <text:p>menu_registers=Μητρώα</text:p>
          </table:table-cell>
          <table:table-cell table:formula="of:=CONCATENATE([.C280];&quot;=&quot;;[.D280])" office:value-type="string" office:string-value="menu_registers=Registries">
            <text:p>menu_registers=Registries</text:p>
          </table:table-cell>
          <table:table-cell table:number-columns-repeated="1016"/>
        </table:table-row>
        <table:table-row table:style-name="ro2">
          <table:table-cell table:style-name="ce1" office:value-type="string">
            <text:p>menu_regulatoryframeworks</text:p>
          </table:table-cell>
          <table:table-cell table:style-name="ce1" office:value-type="string">
            <text:p>Κανονιστικό Πλαίσιο</text:p>
          </table:table-cell>
          <table:table-cell table:style-name="ce1" office:value-type="string">
            <text:p>menu_regulatoryframeworks</text:p>
          </table:table-cell>
          <table:table-cell table:style-name="ce1" office:value-type="string">
            <text:p>Regulatory Framework</text:p>
          </table:table-cell>
          <table:table-cell table:style-name="ce7" office:value-type="date" office:date-value="2013-12-03">
            <text:p>3/12/2013</text:p>
          </table:table-cell>
          <table:table-cell table:formula="of:=IF([.A281]=[.C281];&quot;OK&quot;;&quot;ERROR&quot;)" office:value-type="string" office:string-value="OK">
            <text:p>OK</text:p>
          </table:table-cell>
          <table:table-cell table:formula="of:=CONCATENATE([.A281];&quot;=&quot;;[.B281])" office:value-type="string" office:string-value="menu_regulatoryframeworks=Κανονιστικό Πλαίσιο">
            <text:p>menu_regulatoryframeworks=Κανονιστικό Πλαίσιο</text:p>
          </table:table-cell>
          <table:table-cell table:formula="of:=CONCATENATE([.C281];&quot;=&quot;;[.D281])" office:value-type="string" office:string-value="menu_regulatoryframeworks=Regulatory Framework">
            <text:p>menu_regulatoryframeworks=Regulatory Framework</text:p>
          </table:table-cell>
          <table:table-cell table:number-columns-repeated="1016"/>
        </table:table-row>
        <table:table-row table:style-name="ro2">
          <table:table-cell table:style-name="ce1" office:value-type="string">
            <text:p>menu_shibolethAccount</text:p>
          </table:table-cell>
          <table:table-cell table:style-name="ce1" office:value-type="string">
            <text:p>Ολοκλήρωση εγγραφής</text:p>
          </table:table-cell>
          <table:table-cell table:style-name="ce1" office:value-type="string">
            <text:p>menu_shibolethAccount</text:p>
          </table:table-cell>
          <table:table-cell table:style-name="ce1" office:value-type="string">
            <text:p>Finalize your Account</text:p>
          </table:table-cell>
          <table:table-cell table:style-name="ce7" office:value-type="date" office:date-value="2013-12-03">
            <text:p>3/12/2013</text:p>
          </table:table-cell>
          <table:table-cell table:formula="of:=IF([.A282]=[.C282];&quot;OK&quot;;&quot;ERROR&quot;)" office:value-type="string" office:string-value="OK">
            <text:p>OK</text:p>
          </table:table-cell>
          <table:table-cell table:formula="of:=CONCATENATE([.A282];&quot;=&quot;;[.B282])" office:value-type="string" office:string-value="menu_shibolethAccount=Ολοκλήρωση εγγραφής">
            <text:p>menu_shibolethAccount=Ολοκλήρωση εγγραφής</text:p>
          </table:table-cell>
          <table:table-cell table:formula="of:=CONCATENATE([.C282];&quot;=&quot;;[.D282])" office:value-type="string" office:string-value="menu_shibolethAccount=Finalize your Account">
            <text:p>menu_shibolethAccount=Finalize your Account</text:p>
          </table:table-cell>
          <table:table-cell table:number-columns-repeated="1016"/>
        </table:table-row>
        <table:table-row table:style-name="ro2">
          <table:table-cell table:style-name="ce1" office:value-type="string">
            <text:p>menu_sposition</text:p>
          </table:table-cell>
          <table:table-cell table:style-name="ce1" office:value-type="string">
            <text:p>Αναζήτηση Θέσεων</text:p>
          </table:table-cell>
          <table:table-cell table:style-name="ce1" office:value-type="string">
            <text:p>menu_sposition</text:p>
          </table:table-cell>
          <table:table-cell table:style-name="ce1" office:value-type="string">
            <text:p>Search Positions</text:p>
          </table:table-cell>
          <table:table-cell table:style-name="ce7" office:value-type="date" office:date-value="2013-12-03">
            <text:p>3/12/2013</text:p>
          </table:table-cell>
          <table:table-cell table:formula="of:=IF([.A283]=[.C283];&quot;OK&quot;;&quot;ERROR&quot;)" office:value-type="string" office:string-value="OK">
            <text:p>OK</text:p>
          </table:table-cell>
          <table:table-cell table:formula="of:=CONCATENATE([.A283];&quot;=&quot;;[.B283])" office:value-type="string" office:string-value="menu_sposition=Αναζήτηση Θέσεων">
            <text:p>menu_sposition=Αναζήτηση Θέσεων</text:p>
          </table:table-cell>
          <table:table-cell table:formula="of:=CONCATENATE([.C283];&quot;=&quot;;[.D283])" office:value-type="string" office:string-value="menu_sposition=Search Positions">
            <text:p>menu_sposition=Search Positions</text:p>
          </table:table-cell>
          <table:table-cell table:number-columns-repeated="1016"/>
        </table:table-row>
        <table:table-row table:style-name="ro2">
          <table:table-cell table:style-name="ce1" office:value-type="string">
            <text:p>menu_user</text:p>
          </table:table-cell>
          <table:table-cell table:style-name="ce1" office:value-type="string">
            <text:p>Χρήστης</text:p>
          </table:table-cell>
          <table:table-cell table:style-name="ce1" office:value-type="string">
            <text:p>menu_user</text:p>
          </table:table-cell>
          <table:table-cell table:style-name="ce1" office:value-type="string">
            <text:p>User</text:p>
          </table:table-cell>
          <table:table-cell table:style-name="ce7" office:value-type="date" office:date-value="2013-12-03">
            <text:p>3/12/2013</text:p>
          </table:table-cell>
          <table:table-cell table:formula="of:=IF([.A284]=[.C284];&quot;OK&quot;;&quot;ERROR&quot;)" office:value-type="string" office:string-value="OK">
            <text:p>OK</text:p>
          </table:table-cell>
          <table:table-cell table:formula="of:=CONCATENATE([.A284];&quot;=&quot;;[.B284])" office:value-type="string" office:string-value="menu_user=Χρήστης">
            <text:p>menu_user=Χρήστης</text:p>
          </table:table-cell>
          <table:table-cell table:formula="of:=CONCATENATE([.C284];&quot;=&quot;;[.D284])" office:value-type="string" office:string-value="menu_user=User">
            <text:p>menu_user=User</text:p>
          </table:table-cell>
          <table:table-cell table:number-columns-repeated="1016"/>
        </table:table-row>
        <table:table-row table:style-name="ro2">
          <table:table-cell table:style-name="ce1" office:value-type="string">
            <text:p>Ministry</text:p>
          </table:table-cell>
          <table:table-cell table:style-name="ce1" office:value-type="string">
            <text:p>Υπουργείο</text:p>
          </table:table-cell>
          <table:table-cell table:style-name="ce1" office:value-type="string">
            <text:p>Ministry</text:p>
          </table:table-cell>
          <table:table-cell table:style-name="ce1" office:value-type="string">
            <text:p>Ministry</text:p>
          </table:table-cell>
          <table:table-cell table:style-name="ce7" office:value-type="date" office:date-value="2013-12-03">
            <text:p>3/12/2013</text:p>
          </table:table-cell>
          <table:table-cell table:formula="of:=IF([.A285]=[.C285];&quot;OK&quot;;&quot;ERROR&quot;)" office:value-type="string" office:string-value="OK">
            <text:p>OK</text:p>
          </table:table-cell>
          <table:table-cell table:formula="of:=CONCATENATE([.A285];&quot;=&quot;;[.B285])" office:value-type="string" office:string-value="Ministry=Υπουργείο">
            <text:p>Ministry=Υπουργείο</text:p>
          </table:table-cell>
          <table:table-cell table:formula="of:=CONCATENATE([.C285];&quot;=&quot;;[.D285])" office:value-type="string" office:string-value="Ministry=Ministry">
            <text:p>Ministry=Ministry</text:p>
          </table:table-cell>
          <table:table-cell table:number-columns-repeated="1016"/>
        </table:table-row>
        <table:table-row table:style-name="ro2">
          <table:table-cell table:style-name="ce1" office:value-type="string">
            <text:p>MINISTRY_ASSISTANT</text:p>
          </table:table-cell>
          <table:table-cell table:style-name="ce1" office:value-type="string">
            <text:p>Βοηθός Υπουργείου</text:p>
          </table:table-cell>
          <table:table-cell table:style-name="ce1" office:value-type="string">
            <text:p>MINISTRY_ASSISTANT</text:p>
          </table:table-cell>
          <table:table-cell table:style-name="ce1" office:value-type="string">
            <text:p>Ministry Assistant</text:p>
          </table:table-cell>
          <table:table-cell table:style-name="ce7" office:value-type="date" office:date-value="2013-12-03">
            <text:p>3/12/2013</text:p>
          </table:table-cell>
          <table:table-cell table:formula="of:=IF([.A286]=[.C286];&quot;OK&quot;;&quot;ERROR&quot;)" office:value-type="string" office:string-value="OK">
            <text:p>OK</text:p>
          </table:table-cell>
          <table:table-cell table:formula="of:=CONCATENATE([.A286];&quot;=&quot;;[.B286])" office:value-type="string" office:string-value="MINISTRY_ASSISTANT=Βοηθός Υπουργείου">
            <text:p>MINISTRY_ASSISTANT=Βοηθός Υπουργείου</text:p>
          </table:table-cell>
          <table:table-cell table:formula="of:=CONCATENATE([.C286];&quot;=&quot;;[.D286])" office:value-type="string" office:string-value="MINISTRY_ASSISTANT=Ministry Assistant">
            <text:p>MINISTRY_ASSISTANT=Ministry Assistant</text:p>
          </table:table-cell>
          <table:table-cell table:number-columns-repeated="1016"/>
        </table:table-row>
        <table:table-row table:style-name="ro2">
          <table:table-cell table:style-name="ce1" office:value-type="string">
            <text:p>MINISTRY_MANAGER</text:p>
          </table:table-cell>
          <table:table-cell table:style-name="ce1" office:value-type="string">
            <text:p>Διαχειριστής Υπουργείου</text:p>
          </table:table-cell>
          <table:table-cell table:style-name="ce1" office:value-type="string">
            <text:p>MINISTRY_MANAGER</text:p>
          </table:table-cell>
          <table:table-cell table:style-name="ce1" office:value-type="string">
            <text:p>Ministry Manager</text:p>
          </table:table-cell>
          <table:table-cell table:style-name="ce7" office:value-type="date" office:date-value="2013-12-03">
            <text:p>3/12/2013</text:p>
          </table:table-cell>
          <table:table-cell table:formula="of:=IF([.A287]=[.C287];&quot;OK&quot;;&quot;ERROR&quot;)" office:value-type="string" office:string-value="OK">
            <text:p>OK</text:p>
          </table:table-cell>
          <table:table-cell table:formula="of:=CONCATENATE([.A287];&quot;=&quot;;[.B287])" office:value-type="string" office:string-value="MINISTRY_MANAGER=Διαχειριστής Υπουργείου">
            <text:p>MINISTRY_MANAGER=Διαχειριστής Υπουργείου</text:p>
          </table:table-cell>
          <table:table-cell table:formula="of:=CONCATENATE([.C287];&quot;=&quot;;[.D287])" office:value-type="string" office:string-value="MINISTRY_MANAGER=Ministry Manager">
            <text:p>MINISTRY_MANAGER=Ministry Manager</text:p>
          </table:table-cell>
          <table:table-cell table:number-columns-repeated="1016"/>
        </table:table-row>
        <table:table-row table:style-name="ro2">
          <table:table-cell table:style-name="ce1" office:value-type="string">
            <text:p>MinistryAssistantsTitle</text:p>
          </table:table-cell>
          <table:table-cell table:style-name="ce1" office:value-type="string">
            <text:p>Λίστα Βοηθών χρήστη του Υπουργείου</text:p>
          </table:table-cell>
          <table:table-cell table:style-name="ce1" office:value-type="string">
            <text:p>MinistryAssistantsTitle</text:p>
          </table:table-cell>
          <table:table-cell table:style-name="ce1" office:value-type="string">
            <text:p>Ministry Assistants List</text:p>
          </table:table-cell>
          <table:table-cell table:style-name="ce7" office:value-type="date" office:date-value="2013-12-03">
            <text:p>3/12/2013</text:p>
          </table:table-cell>
          <table:table-cell table:formula="of:=IF([.A288]=[.C288];&quot;OK&quot;;&quot;ERROR&quot;)" office:value-type="string" office:string-value="OK">
            <text:p>OK</text:p>
          </table:table-cell>
          <table:table-cell table:formula="of:=CONCATENATE([.A288];&quot;=&quot;;[.B288])" office:value-type="string" office:string-value="MinistryAssistantsTitle=Λίστα Βοηθών χρήστη του Υπουργείου">
            <text:p>MinistryAssistantsTitle=Λίστα Βοηθών χρήστη του Υπουργείου</text:p>
          </table:table-cell>
          <table:table-cell table:formula="of:=CONCATENATE([.C288];&quot;=&quot;;[.D288])" office:value-type="string" office:string-value="MinistryAssistantsTitle=Ministry Assistants List">
            <text:p>MinistryAssistantsTitle=Ministry Assistants List</text:p>
          </table:table-cell>
          <table:table-cell table:number-columns-repeated="1016"/>
        </table:table-row>
        <table:table-row table:style-name="ro2">
          <table:table-cell table:style-name="ce1" office:value-type="string">
            <text:p>MitrooFileList</text:p>
          </table:table-cell>
          <table:table-cell table:style-name="ce1" office:value-type="string">
            <text:p>Αρχεία Μητρώων</text:p>
          </table:table-cell>
          <table:table-cell table:style-name="ce1" office:value-type="string">
            <text:p>MitrooFileList</text:p>
          </table:table-cell>
          <table:table-cell table:style-name="ce1" office:value-type="string">
            <text:p>Registry Files</text:p>
          </table:table-cell>
          <table:table-cell table:style-name="ce7" office:value-type="date" office:date-value="2013-12-03">
            <text:p>3/12/2013</text:p>
          </table:table-cell>
          <table:table-cell table:formula="of:=IF([.A289]=[.C289];&quot;OK&quot;;&quot;ERROR&quot;)" office:value-type="string" office:string-value="OK">
            <text:p>OK</text:p>
          </table:table-cell>
          <table:table-cell table:formula="of:=CONCATENATE([.A289];&quot;=&quot;;[.B289])" office:value-type="string" office:string-value="MitrooFileList=Αρχεία Μητρώων">
            <text:p>MitrooFileList=Αρχεία Μητρώων</text:p>
          </table:table-cell>
          <table:table-cell table:formula="of:=CONCATENATE([.C289];&quot;=&quot;;[.D289])" office:value-type="string" office:string-value="MitrooFileList=Registry Files">
            <text:p>MitrooFileList=Registry Files</text:p>
          </table:table-cell>
          <table:table-cell table:number-columns-repeated="1016"/>
        </table:table-row>
        <table:table-row table:style-name="ro2">
          <table:table-cell table:style-name="ce1" office:value-type="string">
            <text:p>Mobile</text:p>
          </table:table-cell>
          <table:table-cell table:style-name="ce1" office:value-type="string">
            <text:p>Κινητό</text:p>
          </table:table-cell>
          <table:table-cell table:style-name="ce1" office:value-type="string">
            <text:p>Mobile</text:p>
          </table:table-cell>
          <table:table-cell table:style-name="ce1" office:value-type="string">
            <text:p>Mobile</text:p>
          </table:table-cell>
          <table:table-cell table:style-name="ce7" office:value-type="date" office:date-value="2013-12-03">
            <text:p>3/12/2013</text:p>
          </table:table-cell>
          <table:table-cell table:formula="of:=IF([.A290]=[.C290];&quot;OK&quot;;&quot;ERROR&quot;)" office:value-type="string" office:string-value="OK">
            <text:p>OK</text:p>
          </table:table-cell>
          <table:table-cell table:formula="of:=CONCATENATE([.A290];&quot;=&quot;;[.B290])" office:value-type="string" office:string-value="Mobile=Κινητό">
            <text:p>Mobile=Κινητό</text:p>
          </table:table-cell>
          <table:table-cell table:formula="of:=CONCATENATE([.C290];&quot;=&quot;;[.D290])" office:value-type="string" office:string-value="Mobile=Mobile">
            <text:p>Mobile=Mobile</text:p>
          </table:table-cell>
          <table:table-cell table:number-columns-repeated="1016"/>
        </table:table-row>
        <table:table-row table:style-name="ro2">
          <table:table-cell table:style-name="ce1" office:value-type="string">
            <text:p>More</text:p>
          </table:table-cell>
          <table:table-cell table:style-name="ce1" office:value-type="string">
            <text:p>Περισσότερα</text:p>
          </table:table-cell>
          <table:table-cell table:style-name="ce1" office:value-type="string">
            <text:p>More</text:p>
          </table:table-cell>
          <table:table-cell table:style-name="ce1" office:value-type="string">
            <text:p>More</text:p>
          </table:table-cell>
          <table:table-cell table:style-name="ce7" office:value-type="date" office:date-value="2013-12-03">
            <text:p>3/12/2013</text:p>
          </table:table-cell>
          <table:table-cell table:formula="of:=IF([.A291]=[.C291];&quot;OK&quot;;&quot;ERROR&quot;)" office:value-type="string" office:string-value="OK">
            <text:p>OK</text:p>
          </table:table-cell>
          <table:table-cell table:formula="of:=CONCATENATE([.A291];&quot;=&quot;;[.B291])" office:value-type="string" office:string-value="More=Περισσότερα">
            <text:p>More=Περισσότερα</text:p>
          </table:table-cell>
          <table:table-cell table:formula="of:=CONCATENATE([.C291];&quot;=&quot;;[.D291])" office:value-type="string" office:string-value="More=More">
            <text:p>More=More</text:p>
          </table:table-cell>
          <table:table-cell table:number-columns-repeated="1016"/>
        </table:table-row>
        <table:table-row table:style-name="ro2">
          <table:table-cell table:style-name="ce1" office:value-type="string">
            <text:p>Name</text:p>
          </table:table-cell>
          <table:table-cell table:style-name="ce1" office:value-type="string">
            <text:p>Όνομα</text:p>
          </table:table-cell>
          <table:table-cell table:style-name="ce1" office:value-type="string">
            <text:p>Name</text:p>
          </table:table-cell>
          <table:table-cell table:style-name="ce1" office:value-type="string">
            <text:p>Name</text:p>
          </table:table-cell>
          <table:table-cell table:style-name="ce7" office:value-type="date" office:date-value="2013-12-03">
            <text:p>3/12/2013</text:p>
          </table:table-cell>
          <table:table-cell table:formula="of:=IF([.A292]=[.C292];&quot;OK&quot;;&quot;ERROR&quot;)" office:value-type="string" office:string-value="OK">
            <text:p>OK</text:p>
          </table:table-cell>
          <table:table-cell table:formula="of:=CONCATENATE([.A292];&quot;=&quot;;[.B292])" office:value-type="string" office:string-value="Name=Όνομα">
            <text:p>Name=Όνομα</text:p>
          </table:table-cell>
          <table:table-cell table:formula="of:=CONCATENATE([.C292];&quot;=&quot;;[.D292])" office:value-type="string" office:string-value="Name=Name">
            <text:p>Name=Name</text:p>
          </table:table-cell>
          <table:table-cell table:number-columns-repeated="1016"/>
        </table:table-row>
        <table:table-row table:style-name="ro2">
          <table:table-cell table:style-name="ce1" office:value-type="string">
            <text:p>NameLatin</text:p>
          </table:table-cell>
          <table:table-cell table:style-name="ce1" office:value-type="string">
            <text:p>Όνομα (Λατινικοί Χαρακτήρες)</text:p>
          </table:table-cell>
          <table:table-cell table:style-name="ce1" office:value-type="string">
            <text:p>NameLatin</text:p>
          </table:table-cell>
          <table:table-cell table:style-name="ce1" office:value-type="string">
            <text:p>Name (Latin characters)</text:p>
          </table:table-cell>
          <table:table-cell table:style-name="ce7" office:value-type="date" office:date-value="2013-12-03">
            <text:p>3/12/2013</text:p>
          </table:table-cell>
          <table:table-cell table:formula="of:=IF([.A293]=[.C293];&quot;OK&quot;;&quot;ERROR&quot;)" office:value-type="string" office:string-value="OK">
            <text:p>OK</text:p>
          </table:table-cell>
          <table:table-cell table:formula="of:=CONCATENATE([.A293];&quot;=&quot;;[.B293])" office:value-type="string" office:string-value="NameLatin=Όνομα (Λατινικοί Χαρακτήρες)">
            <text:p>NameLatin=Όνομα (Λατινικοί Χαρακτήρες)</text:p>
          </table:table-cell>
          <table:table-cell table:formula="of:=CONCATENATE([.C293];&quot;=&quot;;[.D293])" office:value-type="string" office:string-value="NameLatin=Name (Latin characters)">
            <text:p>NameLatin=Name (Latin characters)</text:p>
          </table:table-cell>
          <table:table-cell table:number-columns-repeated="1016"/>
        </table:table-row>
        <table:table-row table:style-name="ro2">
          <table:table-cell table:style-name="ce1" office:value-type="string">
            <text:p>No</text:p>
          </table:table-cell>
          <table:table-cell table:style-name="ce1" office:value-type="string">
            <text:p>Όχι</text:p>
          </table:table-cell>
          <table:table-cell table:style-name="ce1" office:value-type="string">
            <text:p>No</text:p>
          </table:table-cell>
          <table:table-cell table:style-name="ce1" office:value-type="string">
            <text:p>No</text:p>
          </table:table-cell>
          <table:table-cell table:style-name="ce7" office:value-type="date" office:date-value="2013-12-03">
            <text:p>3/12/2013</text:p>
          </table:table-cell>
          <table:table-cell table:formula="of:=IF([.A294]=[.C294];&quot;OK&quot;;&quot;ERROR&quot;)" office:value-type="string" office:string-value="OK">
            <text:p>OK</text:p>
          </table:table-cell>
          <table:table-cell table:formula="of:=CONCATENATE([.A294];&quot;=&quot;;[.B294])" office:value-type="string" office:string-value="No=Όχι">
            <text:p>No=Όχι</text:p>
          </table:table-cell>
          <table:table-cell table:formula="of:=CONCATENATE([.C294];&quot;=&quot;;[.D294])" office:value-type="string" office:string-value="No=No">
            <text:p>No=No</text:p>
          </table:table-cell>
          <table:table-cell table:number-columns-repeated="1016"/>
        </table:table-row>
        <table:table-row table:style-name="ro2">
          <table:table-cell table:style-name="ce1" office:value-type="string">
            <text:p>NominatedCandidacy</text:p>
          </table:table-cell>
          <table:table-cell table:style-name="ce1" office:value-type="string">
            <text:p>Εκλεγείς</text:p>
          </table:table-cell>
          <table:table-cell table:style-name="ce1" office:value-type="string">
            <text:p>NominatedCandidacy</text:p>
          </table:table-cell>
          <table:table-cell table:style-name="ce1" office:value-type="string">
            <text:p>Nominated Candidate</text:p>
          </table:table-cell>
          <table:table-cell table:style-name="ce7" office:value-type="date" office:date-value="2013-12-03">
            <text:p>3/12/2013</text:p>
          </table:table-cell>
          <table:table-cell table:formula="of:=IF([.A295]=[.C295];&quot;OK&quot;;&quot;ERROR&quot;)" office:value-type="string" office:string-value="OK">
            <text:p>OK</text:p>
          </table:table-cell>
          <table:table-cell table:formula="of:=CONCATENATE([.A295];&quot;=&quot;;[.B295])" office:value-type="string" office:string-value="NominatedCandidacy=Εκλεγείς">
            <text:p>NominatedCandidacy=Εκλεγείς</text:p>
          </table:table-cell>
          <table:table-cell table:formula="of:=CONCATENATE([.C295];&quot;=&quot;;[.D295])" office:value-type="string" office:string-value="NominatedCandidacy=Nominated Candidate">
            <text:p>NominatedCandidacy=Nominated Candidate</text:p>
          </table:table-cell>
          <table:table-cell table:number-columns-repeated="1016"/>
        </table:table-row>
        <table:table-row table:style-name="ro2">
          <table:table-cell table:style-name="ce1" office:value-type="string">
            <text:p>NominationCommitteeConvergenceDate</text:p>
          </table:table-cell>
          <table:table-cell table:style-name="ce1" office:value-type="string">
            <text:p>Ημερομηνία Σύγκλησης Επιτροπής για Επιλογή</text:p>
          </table:table-cell>
          <table:table-cell table:style-name="ce1" office:value-type="string">
            <text:p>NominationCommitteeConvergenceDate</text:p>
          </table:table-cell>
          <table:table-cell table:style-name="ce1" office:value-type="string">
            <text:p>Committee's convocation date</text:p>
          </table:table-cell>
          <table:table-cell table:style-name="ce7" office:value-type="date" office:date-value="2013-12-03">
            <text:p>3/12/2013</text:p>
          </table:table-cell>
          <table:table-cell table:formula="of:=IF([.A296]=[.C296];&quot;OK&quot;;&quot;ERROR&quot;)" office:value-type="string" office:string-value="OK">
            <text:p>OK</text:p>
          </table:table-cell>
          <table:table-cell table:formula="of:=CONCATENATE([.A296];&quot;=&quot;;[.B296])" office:value-type="string" office:string-value="NominationCommitteeConvergenceDate=Ημερομηνία Σύγκλησης Επιτροπής για Επιλογή">
            <text:p>NominationCommitteeConvergenceDate=Ημερομηνία Σύγκλησης Επιτροπής για Επιλογή</text:p>
          </table:table-cell>
          <table:table-cell table:formula="of:=CONCATENATE([.C296];&quot;=&quot;;[.D296])" office:value-type="string" office:string-value="NominationCommitteeConvergenceDate=Committee's convocation date">
            <text:p>NominationCommitteeConvergenceDate=Committee's convocation date</text:p>
          </table:table-cell>
          <table:table-cell table:number-columns-repeated="1016"/>
        </table:table-row>
        <table:table-row table:style-name="ro2">
          <table:table-cell table:style-name="ce1" office:value-type="string">
            <text:p>NominationFEK</text:p>
          </table:table-cell>
          <table:table-cell table:style-name="ce1" office:value-type="string">
            <text:p>Φ.Ε.Κ. Πράξης Διορισμού</text:p>
          </table:table-cell>
          <table:table-cell table:style-name="ce1" office:value-type="string">
            <text:p>NominationFEK</text:p>
          </table:table-cell>
          <table:table-cell table:style-name="ce1" office:value-type="string">
            <text:p>FEK (Government Gazette) of Nomination Act</text:p>
          </table:table-cell>
          <table:table-cell table:style-name="ce7" office:value-type="date" office:date-value="2013-12-03">
            <text:p>3/12/2013</text:p>
          </table:table-cell>
          <table:table-cell table:formula="of:=IF([.A297]=[.C297];&quot;OK&quot;;&quot;ERROR&quot;)" office:value-type="string" office:string-value="OK">
            <text:p>OK</text:p>
          </table:table-cell>
          <table:table-cell table:formula="of:=CONCATENATE([.A297];&quot;=&quot;;[.B297])" office:value-type="string" office:string-value="NominationFEK=Φ.Ε.Κ. Πράξης Διορισμού">
            <text:p>NominationFEK=Φ.Ε.Κ. Πράξης Διορισμού</text:p>
          </table:table-cell>
          <table:table-cell table:formula="of:=CONCATENATE([.C297];&quot;=&quot;;[.D297])" office:value-type="string" office:string-value="NominationFEK=FEK (Government Gazette) of Nomination Act">
            <text:p>NominationFEK=FEK (Government Gazette) of Nomination Act</text:p>
          </table:table-cell>
          <table:table-cell table:number-columns-repeated="1016"/>
        </table:table-row>
        <table:table-row table:style-name="ro2">
          <table:table-cell table:style-name="ce1" office:value-type="string">
            <text:p>NominationToETDate</text:p>
          </table:table-cell>
          <table:table-cell table:style-name="ce1" office:value-type="string">
            <text:p>Ημερομηνία αποστολής διορισμού στο Εθνικό Τυπογραφείο</text:p>
          </table:table-cell>
          <table:table-cell table:style-name="ce1" office:value-type="string">
            <text:p>NominationToETDate</text:p>
          </table:table-cell>
          <table:table-cell table:style-name="ce1" office:value-type="string">
            <text:p>Date of Government Printing Office's notification of Nomination</text:p>
          </table:table-cell>
          <table:table-cell table:style-name="ce7" office:value-type="date" office:date-value="2013-12-03">
            <text:p>3/12/2013</text:p>
          </table:table-cell>
          <table:table-cell table:formula="of:=IF([.A298]=[.C298];&quot;OK&quot;;&quot;ERROR&quot;)" office:value-type="string" office:string-value="OK">
            <text:p>OK</text:p>
          </table:table-cell>
          <table:table-cell table:formula="of:=CONCATENATE([.A298];&quot;=&quot;;[.B298])" office:value-type="string" office:string-value="NominationToETDate=Ημερομηνία αποστολής διορισμού στο Εθνικό Τυπογραφείο">
            <text:p>NominationToETDate=Ημερομηνία αποστολής διορισμού στο Εθνικό Τυπογραφείο</text:p>
          </table:table-cell>
          <table:table-cell table:formula="of:=CONCATENATE([.C298];&quot;=&quot;;[.D298])" office:value-type="string" office:string-value="NominationToETDate=Date of Government Printing Office's notification of Nomination">
            <text:p>NominationToETDate=Date of Government Printing Office's notification of Nomination</text:p>
          </table:table-cell>
          <table:table-cell table:number-columns-repeated="1016"/>
        </table:table-row>
        <table:table-row table:style-name="ro3">
          <table:table-cell table:style-name="ce1" office:value-type="string">
            <text:p>OpenIssue</text:p>
          </table:table-cell>
          <table:table-cell table:style-name="ce1" office:value-type="string">
            <text:p>Δημιουργία Issue</text:p>
          </table:table-cell>
          <table:table-cell table:style-name="ce1" office:value-type="string">
            <text:p>OpenIssue</text:p>
          </table:table-cell>
          <table:table-cell table:style-name="ce4" office:value-type="string">
            <text:p>Open Issue</text:p>
          </table:table-cell>
          <table:table-cell table:style-name="ce7" office:value-type="date" office:date-value="2013-12-04">
            <text:p>4/12/2013</text:p>
          </table:table-cell>
          <table:table-cell table:formula="of:=IF([.A299]=[.C299];&quot;OK&quot;;&quot;ERROR&quot;)" office:value-type="string" office:string-value="OK">
            <text:p>OK</text:p>
          </table:table-cell>
          <table:table-cell table:formula="of:=CONCATENATE([.A299];&quot;=&quot;;[.B299])" office:value-type="string" office:string-value="OpenIssue=Δημιουργία Issue">
            <text:p>OpenIssue=Δημιουργία Issue</text:p>
          </table:table-cell>
          <table:table-cell table:formula="of:=CONCATENATE([.C299];&quot;=&quot;;[.D299])" office:value-type="string" office:string-value="OpenIssue=Open Issue">
            <text:p>OpenIssue=Open Issue</text:p>
          </table:table-cell>
          <table:table-cell table:number-columns-repeated="1016"/>
        </table:table-row>
        <table:table-row table:style-name="ro2">
          <table:table-cell table:style-name="ce1" office:value-type="string">
            <text:p>Options</text:p>
          </table:table-cell>
          <table:table-cell table:style-name="ce1" office:value-type="string">
            <text:p>Επιλογές</text:p>
          </table:table-cell>
          <table:table-cell table:style-name="ce1" office:value-type="string">
            <text:p>Options</text:p>
          </table:table-cell>
          <table:table-cell table:style-name="ce1" office:value-type="string">
            <text:p>Options</text:p>
          </table:table-cell>
          <table:table-cell table:style-name="ce7" office:value-type="date" office:date-value="2013-12-04">
            <text:p>4/12/2013</text:p>
          </table:table-cell>
          <table:table-cell table:formula="of:=IF([.A300]=[.C300];&quot;OK&quot;;&quot;ERROR&quot;)" office:value-type="string" office:string-value="OK">
            <text:p>OK</text:p>
          </table:table-cell>
          <table:table-cell table:formula="of:=CONCATENATE([.A300];&quot;=&quot;;[.B300])" office:value-type="string" office:string-value="Options=Επιλογές">
            <text:p>Options=Επιλογές</text:p>
          </table:table-cell>
          <table:table-cell table:formula="of:=CONCATENATE([.C300];&quot;=&quot;;[.D300])" office:value-type="string" office:string-value="Options=Options">
            <text:p>Options=Options</text:p>
          </table:table-cell>
          <table:table-cell table:number-columns-repeated="1016"/>
        </table:table-row>
        <table:table-row table:style-name="ro2">
          <table:table-cell table:style-name="ce1" office:value-type="string">
            <text:p>OrganismosFile</text:p>
          </table:table-cell>
          <table:table-cell table:style-name="ce1" office:value-type="string">
            <text:p>Οργανισμός</text:p>
          </table:table-cell>
          <table:table-cell table:style-name="ce1" office:value-type="string">
            <text:p>OrganismosFile</text:p>
          </table:table-cell>
          <table:table-cell table:style-name="ce1" office:value-type="string">
            <text:p>Organization</text:p>
          </table:table-cell>
          <table:table-cell table:style-name="ce7" office:value-type="date" office:date-value="2013-12-03">
            <text:p>3/12/2013</text:p>
          </table:table-cell>
          <table:table-cell table:formula="of:=IF([.A301]=[.C301];&quot;OK&quot;;&quot;ERROR&quot;)" office:value-type="string" office:string-value="OK">
            <text:p>OK</text:p>
          </table:table-cell>
          <table:table-cell table:formula="of:=CONCATENATE([.A301];&quot;=&quot;;[.B301])" office:value-type="string" office:string-value="OrganismosFile=Οργανισμός">
            <text:p>OrganismosFile=Οργανισμός</text:p>
          </table:table-cell>
          <table:table-cell table:formula="of:=CONCATENATE([.C301];&quot;=&quot;;[.D301])" office:value-type="string" office:string-value="OrganismosFile=Organization">
            <text:p>OrganismosFile=Organization</text:p>
          </table:table-cell>
          <table:table-cell table:number-columns-repeated="1016"/>
        </table:table-row>
        <table:table-row table:style-name="ro2">
          <table:table-cell table:style-name="ce1" office:value-type="string">
            <text:p>OrganismosURL</text:p>
          </table:table-cell>
          <table:table-cell table:style-name="ce1" office:value-type="string">
            <text:p>Οργανισμός (link)</text:p>
          </table:table-cell>
          <table:table-cell table:style-name="ce1" office:value-type="string">
            <text:p>OrganismosURL</text:p>
          </table:table-cell>
          <table:table-cell table:style-name="ce1" office:value-type="string">
            <text:p>Organization (link)</text:p>
          </table:table-cell>
          <table:table-cell table:style-name="ce7" office:value-type="date" office:date-value="2013-12-03">
            <text:p>3/12/2013</text:p>
          </table:table-cell>
          <table:table-cell table:formula="of:=IF([.A302]=[.C302];&quot;OK&quot;;&quot;ERROR&quot;)" office:value-type="string" office:string-value="OK">
            <text:p>OK</text:p>
          </table:table-cell>
          <table:table-cell table:formula="of:=CONCATENATE([.A302];&quot;=&quot;;[.B302])" office:value-type="string" office:string-value="OrganismosURL=Οργανισμός (link)">
            <text:p>OrganismosURL=Οργανισμός (link)</text:p>
          </table:table-cell>
          <table:table-cell table:formula="of:=CONCATENATE([.C302];&quot;=&quot;;[.D302])" office:value-type="string" office:string-value="OrganismosURL=Organization (link)">
            <text:p>OrganismosURL=Organization (link)</text:p>
          </table:table-cell>
          <table:table-cell table:number-columns-repeated="1016"/>
        </table:table-row>
        <table:table-row table:style-name="ro2">
          <table:table-cell table:style-name="ce1" office:value-type="string">
            <text:p>OtherPhases</text:p>
          </table:table-cell>
          <table:table-cell table:style-name="ce1" office:value-type="string">
            <text:p>Ιστορικό Καταστάσεων</text:p>
          </table:table-cell>
          <table:table-cell table:style-name="ce1" office:value-type="string">
            <text:p>OtherPhases</text:p>
          </table:table-cell>
          <table:table-cell table:style-name="ce1" office:value-type="string">
            <text:p>History of Phases</text:p>
          </table:table-cell>
          <table:table-cell table:style-name="ce7" office:value-type="date" office:date-value="2013-12-03">
            <text:p>3/12/2013</text:p>
          </table:table-cell>
          <table:table-cell table:formula="of:=IF([.A303]=[.C303];&quot;OK&quot;;&quot;ERROR&quot;)" office:value-type="string" office:string-value="OK">
            <text:p>OK</text:p>
          </table:table-cell>
          <table:table-cell table:formula="of:=CONCATENATE([.A303];&quot;=&quot;;[.B303])" office:value-type="string" office:string-value="OtherPhases=Ιστορικό Καταστάσεων">
            <text:p>OtherPhases=Ιστορικό Καταστάσεων</text:p>
          </table:table-cell>
          <table:table-cell table:formula="of:=CONCATENATE([.C303];&quot;=&quot;;[.D303])" office:value-type="string" office:string-value="OtherPhases=History of Phases">
            <text:p>OtherPhases=History of Phases</text:p>
          </table:table-cell>
          <table:table-cell table:number-columns-repeated="1016"/>
        </table:table-row>
        <table:table-row table:style-name="ro2">
          <table:table-cell table:style-name="ce1" office:value-type="string">
            <text:p>Password</text:p>
          </table:table-cell>
          <table:table-cell table:style-name="ce1" office:value-type="string">
            <text:p>Συνθηματικό</text:p>
          </table:table-cell>
          <table:table-cell table:style-name="ce1" office:value-type="string">
            <text:p>Password</text:p>
          </table:table-cell>
          <table:table-cell table:style-name="ce1" office:value-type="string">
            <text:p>Password</text:p>
          </table:table-cell>
          <table:table-cell table:style-name="ce7" office:value-type="date" office:date-value="2013-12-03">
            <text:p>3/12/2013</text:p>
          </table:table-cell>
          <table:table-cell table:formula="of:=IF([.A304]=[.C304];&quot;OK&quot;;&quot;ERROR&quot;)" office:value-type="string" office:string-value="OK">
            <text:p>OK</text:p>
          </table:table-cell>
          <table:table-cell table:formula="of:=CONCATENATE([.A304];&quot;=&quot;;[.B304])" office:value-type="string" office:string-value="Password=Συνθηματικό">
            <text:p>Password=Συνθηματικό</text:p>
          </table:table-cell>
          <table:table-cell table:formula="of:=CONCATENATE([.C304];&quot;=&quot;;[.D304])" office:value-type="string" office:string-value="Password=Password">
            <text:p>Password=Password</text:p>
          </table:table-cell>
          <table:table-cell table:number-columns-repeated="1016"/>
        </table:table-row>
        <table:table-row table:style-name="ro2">
          <table:table-cell table:style-name="ce1" office:value-type="string">
            <text:p>PasswordReset</text:p>
          </table:table-cell>
          <table:table-cell table:style-name="ce1" office:value-type="string">
            <text:p>Επαναφορά Συνθηματικού</text:p>
          </table:table-cell>
          <table:table-cell table:style-name="ce1" office:value-type="string">
            <text:p>PasswordReset</text:p>
          </table:table-cell>
          <table:table-cell table:style-name="ce1" office:value-type="string">
            <text:p>Reset password</text:p>
          </table:table-cell>
          <table:table-cell table:style-name="ce7" office:value-type="date" office:date-value="2013-12-03">
            <text:p>3/12/2013</text:p>
          </table:table-cell>
          <table:table-cell table:formula="of:=IF([.A305]=[.C305];&quot;OK&quot;;&quot;ERROR&quot;)" office:value-type="string" office:string-value="OK">
            <text:p>OK</text:p>
          </table:table-cell>
          <table:table-cell table:formula="of:=CONCATENATE([.A305];&quot;=&quot;;[.B305])" office:value-type="string" office:string-value="PasswordReset=Επαναφορά Συνθηματικού">
            <text:p>PasswordReset=Επαναφορά Συνθηματικού</text:p>
          </table:table-cell>
          <table:table-cell table:formula="of:=CONCATENATE([.C305];&quot;=&quot;;[.D305])" office:value-type="string" office:string-value="PasswordReset=Reset password">
            <text:p>PasswordReset=Reset password</text:p>
          </table:table-cell>
          <table:table-cell table:number-columns-repeated="1016"/>
        </table:table-row>
        <table:table-row table:style-name="ro2">
          <table:table-cell table:style-name="ce1" office:value-type="string">
            <text:p>Phone</text:p>
          </table:table-cell>
          <table:table-cell table:style-name="ce1" office:value-type="string">
            <text:p>Σταθερό Τηλέφωνο</text:p>
          </table:table-cell>
          <table:table-cell table:style-name="ce1" office:value-type="string">
            <text:p>Phone</text:p>
          </table:table-cell>
          <table:table-cell table:style-name="ce1" office:value-type="string">
            <text:p>Phone</text:p>
          </table:table-cell>
          <table:table-cell table:style-name="ce7" office:value-type="date" office:date-value="2013-12-03">
            <text:p>3/12/2013</text:p>
          </table:table-cell>
          <table:table-cell table:formula="of:=IF([.A306]=[.C306];&quot;OK&quot;;&quot;ERROR&quot;)" office:value-type="string" office:string-value="OK">
            <text:p>OK</text:p>
          </table:table-cell>
          <table:table-cell table:formula="of:=CONCATENATE([.A306];&quot;=&quot;;[.B306])" office:value-type="string" office:string-value="Phone=Σταθερό Τηλέφωνο">
            <text:p>Phone=Σταθερό Τηλέφωνο</text:p>
          </table:table-cell>
          <table:table-cell table:formula="of:=CONCATENATE([.C306];&quot;=&quot;;[.D306])" office:value-type="string" office:string-value="Phone=Phone">
            <text:p>Phone=Phone</text:p>
          </table:table-cell>
          <table:table-cell table:number-columns-repeated="1016"/>
        </table:table-row>
        <table:table-row table:style-name="ro2">
          <table:table-cell table:style-name="ce1" office:value-type="string">
            <text:p>PleaseSelectDepartment</text:p>
          </table:table-cell>
          <table:table-cell table:style-name="ce1" office:value-type="string">
            <text:p>Παρακαλώ επιλέξτε Τμήμα/Ινστιτούτο</text:p>
          </table:table-cell>
          <table:table-cell table:style-name="ce1" office:value-type="string">
            <text:p>PleaseSelectDepartment</text:p>
          </table:table-cell>
          <table:table-cell table:style-name="ce1" office:value-type="string">
            <text:p>Please select a Department/Institute.</text:p>
          </table:table-cell>
          <table:table-cell table:style-name="ce7" office:value-type="date" office:date-value="2013-12-11">
            <text:p>11/12/2013</text:p>
          </table:table-cell>
          <table:table-cell table:formula="of:=IF([.A307]=[.C307];&quot;OK&quot;;&quot;ERROR&quot;)" office:value-type="string" office:string-value="OK">
            <text:p>OK</text:p>
          </table:table-cell>
          <table:table-cell table:formula="of:=CONCATENATE([.A307];&quot;=&quot;;[.B307])" office:value-type="string" office:string-value="PleaseSelectDepartment=Παρακαλώ επιλέξτε Τμήμα/Ινστιτούτο">
            <text:p>PleaseSelectDepartment=Παρακαλώ επιλέξτε Τμήμα/Ινστιτούτο</text:p>
          </table:table-cell>
          <table:table-cell table:formula="of:=CONCATENATE([.C307];&quot;=&quot;;[.D307])" office:value-type="string" office:string-value="PleaseSelectDepartment=Please select a Department/Institute.">
            <text:p>PleaseSelectDepartment=Please select a Department/Institute.</text:p>
          </table:table-cell>
          <table:table-cell table:number-columns-repeated="1016"/>
        </table:table-row>
        <table:table-row table:style-name="ro2">
          <table:table-cell table:style-name="ce1" office:value-type="string">
            <text:p>PleaseSelectInstitution</text:p>
          </table:table-cell>
          <table:table-cell table:style-name="ce1" office:value-type="string">
            <text:p>Παρακαλώ Επιλέξτε Ίδρυμα / Ερευνητικό Κέντρο</text:p>
          </table:table-cell>
          <table:table-cell table:style-name="ce1" office:value-type="string">
            <text:p>PleaseSelectInstitution</text:p>
          </table:table-cell>
          <table:table-cell table:style-name="ce1" office:value-type="string">
            <text:p>Please select an Institution/Research Center</text:p>
          </table:table-cell>
          <table:table-cell table:style-name="ce7" office:value-type="date" office:date-value="2013-12-03">
            <text:p>3/12/2013</text:p>
          </table:table-cell>
          <table:table-cell table:formula="of:=IF([.A308]=[.C308];&quot;OK&quot;;&quot;ERROR&quot;)" office:value-type="string" office:string-value="OK">
            <text:p>OK</text:p>
          </table:table-cell>
          <table:table-cell table:formula="of:=CONCATENATE([.A308];&quot;=&quot;;[.B308])" office:value-type="string" office:string-value="PleaseSelectInstitution=Παρακαλώ Επιλέξτε Ίδρυμα / Ερευνητικό Κέντρο">
            <text:p>PleaseSelectInstitution=Παρακαλώ Επιλέξτε Ίδρυμα / Ερευνητικό Κέντρο</text:p>
          </table:table-cell>
          <table:table-cell table:formula="of:=CONCATENATE([.C308];&quot;=&quot;;[.D308])" office:value-type="string" office:string-value="PleaseSelectInstitution=Please select an Institution/Research Center">
            <text:p>PleaseSelectInstitution=Please select an Institution/Research Center</text:p>
          </table:table-cell>
          <table:table-cell table:number-columns-repeated="1016"/>
        </table:table-row>
        <table:table-row table:style-name="ro2">
          <table:table-cell table:style-name="ce1" office:value-type="string">
            <text:p>Position</text:p>
          </table:table-cell>
          <table:table-cell table:style-name="ce1" office:value-type="string">
            <text:p>Θέση</text:p>
          </table:table-cell>
          <table:table-cell table:style-name="ce1" office:value-type="string">
            <text:p>Position</text:p>
          </table:table-cell>
          <table:table-cell table:style-name="ce1" office:value-type="string">
            <text:p>Position</text:p>
          </table:table-cell>
          <table:table-cell table:style-name="ce7" office:value-type="date" office:date-value="2013-12-03">
            <text:p>3/12/2013</text:p>
          </table:table-cell>
          <table:table-cell table:formula="of:=IF([.A309]=[.C309];&quot;OK&quot;;&quot;ERROR&quot;)" office:value-type="string" office:string-value="OK">
            <text:p>OK</text:p>
          </table:table-cell>
          <table:table-cell table:formula="of:=CONCATENATE([.A309];&quot;=&quot;;[.B309])" office:value-type="string" office:string-value="Position=Θέση">
            <text:p>Position=Θέση</text:p>
          </table:table-cell>
          <table:table-cell table:formula="of:=CONCATENATE([.C309];&quot;=&quot;;[.D309])" office:value-type="string" office:string-value="Position=Position">
            <text:p>Position=Position</text:p>
          </table:table-cell>
          <table:table-cell table:number-columns-repeated="1016"/>
        </table:table-row>
        <table:table-row table:style-name="ro2">
          <table:table-cell table:style-name="ce1" office:value-type="string">
            <text:p>PositionCandidacies</text:p>
          </table:table-cell>
          <table:table-cell table:style-name="ce1" office:value-type="string">
            <text:p>Υποψηφιότητες</text:p>
          </table:table-cell>
          <table:table-cell table:style-name="ce1" office:value-type="string">
            <text:p>PositionCandidacies</text:p>
          </table:table-cell>
          <table:table-cell table:style-name="ce1" office:value-type="string">
            <text:p>Candidacies</text:p>
          </table:table-cell>
          <table:table-cell table:style-name="ce7" office:value-type="date" office:date-value="2013-12-03">
            <text:p>3/12/2013</text:p>
          </table:table-cell>
          <table:table-cell table:formula="of:=IF([.A310]=[.C310];&quot;OK&quot;;&quot;ERROR&quot;)" office:value-type="string" office:string-value="OK">
            <text:p>OK</text:p>
          </table:table-cell>
          <table:table-cell table:formula="of:=CONCATENATE([.A310];&quot;=&quot;;[.B310])" office:value-type="string" office:string-value="PositionCandidacies=Υποψηφιότητες">
            <text:p>PositionCandidacies=Υποψηφιότητες</text:p>
          </table:table-cell>
          <table:table-cell table:formula="of:=CONCATENATE([.C310];&quot;=&quot;;[.D310])" office:value-type="string" office:string-value="PositionCandidacies=Candidacies">
            <text:p>PositionCandidacies=Candidacies</text:p>
          </table:table-cell>
          <table:table-cell table:number-columns-repeated="1016"/>
        </table:table-row>
        <table:table-row table:style-name="ro2">
          <table:table-cell table:style-name="ce1" office:value-type="string">
            <text:p>PositionCandidacyList</text:p>
          </table:table-cell>
          <table:table-cell table:style-name="ce1" office:value-type="string">
            <text:p>Λίστα Υποψηφίων</text:p>
          </table:table-cell>
          <table:table-cell table:style-name="ce1" office:value-type="string">
            <text:p>PositionCandidacyList</text:p>
          </table:table-cell>
          <table:table-cell table:style-name="ce1" office:value-type="string">
            <text:p>List of candidates</text:p>
          </table:table-cell>
          <table:table-cell table:style-name="ce7" office:value-type="date" office:date-value="2013-12-03">
            <text:p>3/12/2013</text:p>
          </table:table-cell>
          <table:table-cell table:formula="of:=IF([.A311]=[.C311];&quot;OK&quot;;&quot;ERROR&quot;)" office:value-type="string" office:string-value="OK">
            <text:p>OK</text:p>
          </table:table-cell>
          <table:table-cell table:formula="of:=CONCATENATE([.A311];&quot;=&quot;;[.B311])" office:value-type="string" office:string-value="PositionCandidacyList=Λίστα Υποψηφίων">
            <text:p>PositionCandidacyList=Λίστα Υποψηφίων</text:p>
          </table:table-cell>
          <table:table-cell table:formula="of:=CONCATENATE([.C311];&quot;=&quot;;[.D311])" office:value-type="string" office:string-value="PositionCandidacyList=List of candidates">
            <text:p>PositionCandidacyList=List of candidates</text:p>
          </table:table-cell>
          <table:table-cell table:number-columns-repeated="1016"/>
        </table:table-row>
        <table:table-row table:style-name="ro2">
          <table:table-cell table:style-name="ce1" office:value-type="string">
            <text:p>PositionClosingDate</text:p>
          </table:table-cell>
          <table:table-cell table:style-name="ce1" office:value-type="string">
            <text:p>Ημερομηνία Λήξης Υποβολών</text:p>
          </table:table-cell>
          <table:table-cell table:style-name="ce1" office:value-type="string">
            <text:p>PositionClosingDate</text:p>
          </table:table-cell>
          <table:table-cell table:style-name="ce1" office:value-type="string">
            <text:p>Submission End Date</text:p>
          </table:table-cell>
          <table:table-cell table:style-name="ce7" office:value-type="date" office:date-value="2013-12-03">
            <text:p>3/12/2013</text:p>
          </table:table-cell>
          <table:table-cell table:formula="of:=IF([.A312]=[.C312];&quot;OK&quot;;&quot;ERROR&quot;)" office:value-type="string" office:string-value="OK">
            <text:p>OK</text:p>
          </table:table-cell>
          <table:table-cell table:formula="of:=CONCATENATE([.A312];&quot;=&quot;;[.B312])" office:value-type="string" office:string-value="PositionClosingDate=Ημερομηνία Λήξης Υποβολών">
            <text:p>PositionClosingDate=Ημερομηνία Λήξης Υποβολών</text:p>
          </table:table-cell>
          <table:table-cell table:formula="of:=CONCATENATE([.C312];&quot;=&quot;;[.D312])" office:value-type="string" office:string-value="PositionClosingDate=Submission End Date">
            <text:p>PositionClosingDate=Submission End Date</text:p>
          </table:table-cell>
          <table:table-cell table:number-columns-repeated="1016"/>
        </table:table-row>
        <table:table-row table:style-name="ro2">
          <table:table-cell table:style-name="ce1" office:value-type="string">
            <text:p>PositionCommiteeMember</text:p>
          </table:table-cell>
          <table:table-cell table:style-name="ce1" office:value-type="string">
            <text:p>Μέλος Επιτροπής</text:p>
          </table:table-cell>
          <table:table-cell table:style-name="ce1" office:value-type="string">
            <text:p>PositionCommiteeMember</text:p>
          </table:table-cell>
          <table:table-cell table:style-name="ce1" office:value-type="string">
            <text:p>Commitee Member</text:p>
          </table:table-cell>
          <table:table-cell table:style-name="ce7" office:value-type="date" office:date-value="2013-12-03">
            <text:p>3/12/2013</text:p>
          </table:table-cell>
          <table:table-cell table:formula="of:=IF([.A313]=[.C313];&quot;OK&quot;;&quot;ERROR&quot;)" office:value-type="string" office:string-value="OK">
            <text:p>OK</text:p>
          </table:table-cell>
          <table:table-cell table:formula="of:=CONCATENATE([.A313];&quot;=&quot;;[.B313])" office:value-type="string" office:string-value="PositionCommiteeMember=Μέλος Επιτροπής">
            <text:p>PositionCommiteeMember=Μέλος Επιτροπής</text:p>
          </table:table-cell>
          <table:table-cell table:formula="of:=CONCATENATE([.C313];&quot;=&quot;;[.D313])" office:value-type="string" office:string-value="PositionCommiteeMember=Commitee Member">
            <text:p>PositionCommiteeMember=Commitee Member</text:p>
          </table:table-cell>
          <table:table-cell table:number-columns-repeated="1016"/>
        </table:table-row>
        <table:table-row table:style-name="ro2">
          <table:table-cell table:style-name="ce1" office:value-type="string">
            <text:p>PositionCommittee</text:p>
          </table:table-cell>
          <table:table-cell table:style-name="ce1" office:value-type="string">
            <text:p>Επιτροπή</text:p>
          </table:table-cell>
          <table:table-cell table:style-name="ce1" office:value-type="string">
            <text:p>PositionCommittee</text:p>
          </table:table-cell>
          <table:table-cell table:style-name="ce1" office:value-type="string">
            <text:p>Committee</text:p>
          </table:table-cell>
          <table:table-cell table:style-name="ce7" office:value-type="date" office:date-value="2013-12-03">
            <text:p>3/12/2013</text:p>
          </table:table-cell>
          <table:table-cell table:formula="of:=IF([.A314]=[.C314];&quot;OK&quot;;&quot;ERROR&quot;)" office:value-type="string" office:string-value="OK">
            <text:p>OK</text:p>
          </table:table-cell>
          <table:table-cell table:formula="of:=CONCATENATE([.A314];&quot;=&quot;;[.B314])" office:value-type="string" office:string-value="PositionCommittee=Επιτροπή">
            <text:p>PositionCommittee=Επιτροπή</text:p>
          </table:table-cell>
          <table:table-cell table:formula="of:=CONCATENATE([.C314];&quot;=&quot;;[.D314])" office:value-type="string" office:string-value="PositionCommittee=Committee">
            <text:p>PositionCommittee=Committee</text:p>
          </table:table-cell>
          <table:table-cell table:number-columns-repeated="1016"/>
        </table:table-row>
        <table:table-row table:style-name="ro2">
          <table:table-cell table:style-name="ce1" office:value-type="string">
            <text:p>PositionCommitteeMemberType</text:p>
          </table:table-cell>
          <table:table-cell table:style-name="ce1" office:value-type="string">
            <text:p>Τύπος</text:p>
          </table:table-cell>
          <table:table-cell table:style-name="ce1" office:value-type="string">
            <text:p>PositionCommitteeMemberType</text:p>
          </table:table-cell>
          <table:table-cell table:style-name="ce1" office:value-type="string">
            <text:p>Type</text:p>
          </table:table-cell>
          <table:table-cell table:style-name="ce7" office:value-type="date" office:date-value="2013-12-03">
            <text:p>3/12/2013</text:p>
          </table:table-cell>
          <table:table-cell table:formula="of:=IF([.A315]=[.C315];&quot;OK&quot;;&quot;ERROR&quot;)" office:value-type="string" office:string-value="OK">
            <text:p>OK</text:p>
          </table:table-cell>
          <table:table-cell table:formula="of:=CONCATENATE([.A315];&quot;=&quot;;[.B315])" office:value-type="string" office:string-value="PositionCommitteeMemberType=Τύπος">
            <text:p>PositionCommitteeMemberType=Τύπος</text:p>
          </table:table-cell>
          <table:table-cell table:formula="of:=CONCATENATE([.C315];&quot;=&quot;;[.D315])" office:value-type="string" office:string-value="PositionCommitteeMemberType=Type">
            <text:p>PositionCommitteeMemberType=Type</text:p>
          </table:table-cell>
          <table:table-cell table:number-columns-repeated="1016"/>
        </table:table-row>
        <table:table-row table:style-name="ro2">
          <table:table-cell table:style-name="ce1" office:value-type="string">
            <text:p>PositionCommitteeMemberTypeREGULAR</text:p>
          </table:table-cell>
          <table:table-cell table:style-name="ce1" office:value-type="string">
            <text:p>Τακτικός</text:p>
          </table:table-cell>
          <table:table-cell table:style-name="ce1" office:value-type="string">
            <text:p>PositionCommitteeMemberTypeREGULAR</text:p>
          </table:table-cell>
          <table:table-cell table:style-name="ce1" office:value-type="string">
            <text:p>Regular</text:p>
          </table:table-cell>
          <table:table-cell table:style-name="ce7" office:value-type="date" office:date-value="2013-12-03">
            <text:p>3/12/2013</text:p>
          </table:table-cell>
          <table:table-cell table:formula="of:=IF([.A316]=[.C316];&quot;OK&quot;;&quot;ERROR&quot;)" office:value-type="string" office:string-value="OK">
            <text:p>OK</text:p>
          </table:table-cell>
          <table:table-cell table:formula="of:=CONCATENATE([.A316];&quot;=&quot;;[.B316])" office:value-type="string" office:string-value="PositionCommitteeMemberTypeREGULAR=Τακτικός">
            <text:p>PositionCommitteeMemberTypeREGULAR=Τακτικός</text:p>
          </table:table-cell>
          <table:table-cell table:formula="of:=CONCATENATE([.C316];&quot;=&quot;;[.D316])" office:value-type="string" office:string-value="PositionCommitteeMemberTypeREGULAR=Regular">
            <text:p>PositionCommitteeMemberTypeREGULAR=Regular</text:p>
          </table:table-cell>
          <table:table-cell table:number-columns-repeated="1016"/>
        </table:table-row>
        <table:table-row table:style-name="ro2">
          <table:table-cell table:style-name="ce1" office:value-type="string">
            <text:p>PositionCommitteeMemberTypeSUBSTITUTE</text:p>
          </table:table-cell>
          <table:table-cell table:style-name="ce1" office:value-type="string">
            <text:p>Αναπληρωματικός</text:p>
          </table:table-cell>
          <table:table-cell table:style-name="ce1" office:value-type="string">
            <text:p>PositionCommitteeMemberTypeSUBSTITUTE</text:p>
          </table:table-cell>
          <table:table-cell table:style-name="ce1" office:value-type="string">
            <text:p>Substitute</text:p>
          </table:table-cell>
          <table:table-cell table:style-name="ce7" office:value-type="date" office:date-value="2013-12-03">
            <text:p>3/12/2013</text:p>
          </table:table-cell>
          <table:table-cell table:formula="of:=IF([.A317]=[.C317];&quot;OK&quot;;&quot;ERROR&quot;)" office:value-type="string" office:string-value="OK">
            <text:p>OK</text:p>
          </table:table-cell>
          <table:table-cell table:formula="of:=CONCATENATE([.A317];&quot;=&quot;;[.B317])" office:value-type="string" office:string-value="PositionCommitteeMemberTypeSUBSTITUTE=Αναπληρωματικός">
            <text:p>PositionCommitteeMemberTypeSUBSTITUTE=Αναπληρωματικός</text:p>
          </table:table-cell>
          <table:table-cell table:formula="of:=CONCATENATE([.C317];&quot;=&quot;;[.D317])" office:value-type="string" office:string-value="PositionCommitteeMemberTypeSUBSTITUTE=Substitute">
            <text:p>PositionCommitteeMemberTypeSUBSTITUTE=Substitute</text:p>
          </table:table-cell>
          <table:table-cell table:number-columns-repeated="1016"/>
        </table:table-row>
        <table:table-row table:style-name="ro2">
          <table:table-cell table:style-name="ce1" office:value-type="string">
            <text:p>PositionCreatedBy</text:p>
          </table:table-cell>
          <table:table-cell table:style-name="ce1" office:value-type="string">
            <text:p>Ανάρτηση Θέσης από</text:p>
          </table:table-cell>
          <table:table-cell table:style-name="ce1" office:value-type="string">
            <text:p>PositionCreatedBy</text:p>
          </table:table-cell>
          <table:table-cell table:style-name="ce1" office:value-type="string">
            <text:p>Created By</text:p>
          </table:table-cell>
          <table:table-cell table:style-name="ce7" office:value-type="date" office:date-value="2013-12-03">
            <text:p>3/12/2013</text:p>
          </table:table-cell>
          <table:table-cell table:formula="of:=IF([.A318]=[.C318];&quot;OK&quot;;&quot;ERROR&quot;)" office:value-type="string" office:string-value="OK">
            <text:p>OK</text:p>
          </table:table-cell>
          <table:table-cell table:formula="of:=CONCATENATE([.A318];&quot;=&quot;;[.B318])" office:value-type="string" office:string-value="PositionCreatedBy=Ανάρτηση Θέσης από">
            <text:p>PositionCreatedBy=Ανάρτηση Θέσης από</text:p>
          </table:table-cell>
          <table:table-cell table:formula="of:=CONCATENATE([.C318];&quot;=&quot;;[.D318])" office:value-type="string" office:string-value="PositionCreatedBy=Created By">
            <text:p>PositionCreatedBy=Created By</text:p>
          </table:table-cell>
          <table:table-cell table:number-columns-repeated="1016"/>
        </table:table-row>
        <table:table-row table:style-name="ro2">
          <table:table-cell table:style-name="ce1" office:value-type="string">
            <text:p>PositionDates</text:p>
          </table:table-cell>
          <table:table-cell table:style-name="ce1" office:value-type="string">
            <text:p>Ημερομηνίες Υποβολών</text:p>
          </table:table-cell>
          <table:table-cell table:style-name="ce1" office:value-type="string">
            <text:p>PositionDates</text:p>
          </table:table-cell>
          <table:table-cell table:style-name="ce1" office:value-type="string">
            <text:p>Submission Dates</text:p>
          </table:table-cell>
          <table:table-cell table:style-name="ce7" office:value-type="date" office:date-value="2013-12-03">
            <text:p>3/12/2013</text:p>
          </table:table-cell>
          <table:table-cell table:formula="of:=IF([.A319]=[.C319];&quot;OK&quot;;&quot;ERROR&quot;)" office:value-type="string" office:string-value="OK">
            <text:p>OK</text:p>
          </table:table-cell>
          <table:table-cell table:formula="of:=CONCATENATE([.A319];&quot;=&quot;;[.B319])" office:value-type="string" office:string-value="PositionDates=Ημερομηνίες Υποβολών">
            <text:p>PositionDates=Ημερομηνίες Υποβολών</text:p>
          </table:table-cell>
          <table:table-cell table:formula="of:=CONCATENATE([.C319];&quot;=&quot;;[.D319])" office:value-type="string" office:string-value="PositionDates=Submission Dates">
            <text:p>PositionDates=Submission Dates</text:p>
          </table:table-cell>
          <table:table-cell table:number-columns-repeated="1016"/>
        </table:table-row>
        <table:table-row table:style-name="ro2">
          <table:table-cell table:style-name="ce1" office:value-type="string">
            <text:p>PositionEvaluations</text:p>
          </table:table-cell>
          <table:table-cell table:style-name="ce1" office:value-type="string">
            <text:p>Αξιολογήσεις</text:p>
          </table:table-cell>
          <table:table-cell table:style-name="ce1" office:value-type="string">
            <text:p>PositionEvaluations</text:p>
          </table:table-cell>
          <table:table-cell table:style-name="ce1" office:value-type="string">
            <text:p>Evaluations</text:p>
          </table:table-cell>
          <table:table-cell table:style-name="ce7" office:value-type="date" office:date-value="2013-12-03">
            <text:p>3/12/2013</text:p>
          </table:table-cell>
          <table:table-cell table:formula="of:=IF([.A320]=[.C320];&quot;OK&quot;;&quot;ERROR&quot;)" office:value-type="string" office:string-value="OK">
            <text:p>OK</text:p>
          </table:table-cell>
          <table:table-cell table:formula="of:=CONCATENATE([.A320];&quot;=&quot;;[.B320])" office:value-type="string" office:string-value="PositionEvaluations=Αξιολογήσεις">
            <text:p>PositionEvaluations=Αξιολογήσεις</text:p>
          </table:table-cell>
          <table:table-cell table:formula="of:=CONCATENATE([.C320];&quot;=&quot;;[.D320])" office:value-type="string" office:string-value="PositionEvaluations=Evaluations">
            <text:p>PositionEvaluations=Evaluations</text:p>
          </table:table-cell>
          <table:table-cell table:number-columns-repeated="1016"/>
        </table:table-row>
        <table:table-row table:style-name="ro2">
          <table:table-cell table:style-name="ce1" office:value-type="string">
            <text:p>PositionEvaluatorFirst</text:p>
          </table:table-cell>
          <table:table-cell table:style-name="ce1" office:value-type="string">
            <text:p>Πρώτος Αξιολογητής</text:p>
          </table:table-cell>
          <table:table-cell table:style-name="ce1" office:value-type="string">
            <text:p>PositionEvaluatorFirst</text:p>
          </table:table-cell>
          <table:table-cell table:style-name="ce1" office:value-type="string">
            <text:p>First Evaluator</text:p>
          </table:table-cell>
          <table:table-cell table:style-name="ce7" office:value-type="date" office:date-value="2013-12-03">
            <text:p>3/12/2013</text:p>
          </table:table-cell>
          <table:table-cell table:formula="of:=IF([.A321]=[.C321];&quot;OK&quot;;&quot;ERROR&quot;)" office:value-type="string" office:string-value="OK">
            <text:p>OK</text:p>
          </table:table-cell>
          <table:table-cell table:formula="of:=CONCATENATE([.A321];&quot;=&quot;;[.B321])" office:value-type="string" office:string-value="PositionEvaluatorFirst=Πρώτος Αξιολογητής">
            <text:p>PositionEvaluatorFirst=Πρώτος Αξιολογητής</text:p>
          </table:table-cell>
          <table:table-cell table:formula="of:=CONCATENATE([.C321];&quot;=&quot;;[.D321])" office:value-type="string" office:string-value="PositionEvaluatorFirst=First Evaluator">
            <text:p>PositionEvaluatorFirst=First Evaluator</text:p>
          </table:table-cell>
          <table:table-cell table:number-columns-repeated="1016"/>
        </table:table-row>
        <table:table-row table:style-name="ro2">
          <table:table-cell table:style-name="ce1" office:value-type="string">
            <text:p>PositionEvaluators</text:p>
          </table:table-cell>
          <table:table-cell table:style-name="ce1" office:value-type="string">
            <text:p>Προτεινόμενοι Αξιολογητές</text:p>
          </table:table-cell>
          <table:table-cell table:style-name="ce1" office:value-type="string">
            <text:p>PositionEvaluators</text:p>
          </table:table-cell>
          <table:table-cell table:style-name="ce1" office:value-type="string">
            <text:p>Proposed Evaluators</text:p>
          </table:table-cell>
          <table:table-cell table:style-name="ce7" office:value-type="date" office:date-value="2013-12-03">
            <text:p>3/12/2013</text:p>
          </table:table-cell>
          <table:table-cell table:formula="of:=IF([.A322]=[.C322];&quot;OK&quot;;&quot;ERROR&quot;)" office:value-type="string" office:string-value="OK">
            <text:p>OK</text:p>
          </table:table-cell>
          <table:table-cell table:formula="of:=CONCATENATE([.A322];&quot;=&quot;;[.B322])" office:value-type="string" office:string-value="PositionEvaluators=Προτεινόμενοι Αξιολογητές">
            <text:p>PositionEvaluators=Προτεινόμενοι Αξιολογητές</text:p>
          </table:table-cell>
          <table:table-cell table:formula="of:=CONCATENATE([.C322];&quot;=&quot;;[.D322])" office:value-type="string" office:string-value="PositionEvaluators=Proposed Evaluators">
            <text:p>PositionEvaluators=Proposed Evaluators</text:p>
          </table:table-cell>
          <table:table-cell table:number-columns-repeated="1016"/>
        </table:table-row>
        <table:table-row table:style-name="ro2">
          <table:table-cell table:style-name="ce1" office:value-type="string">
            <text:p>PositionEvaluatorSecond</text:p>
          </table:table-cell>
          <table:table-cell table:style-name="ce1" office:value-type="string">
            <text:p>Δεύτερος Αξιολογητής</text:p>
          </table:table-cell>
          <table:table-cell table:style-name="ce1" office:value-type="string">
            <text:p>PositionEvaluatorSecond</text:p>
          </table:table-cell>
          <table:table-cell table:style-name="ce1" office:value-type="string">
            <text:p>Second Evaluator</text:p>
          </table:table-cell>
          <table:table-cell table:style-name="ce7" office:value-type="date" office:date-value="2013-12-03">
            <text:p>3/12/2013</text:p>
          </table:table-cell>
          <table:table-cell table:formula="of:=IF([.A323]=[.C323];&quot;OK&quot;;&quot;ERROR&quot;)" office:value-type="string" office:string-value="OK">
            <text:p>OK</text:p>
          </table:table-cell>
          <table:table-cell table:formula="of:=CONCATENATE([.A323];&quot;=&quot;;[.B323])" office:value-type="string" office:string-value="PositionEvaluatorSecond=Δεύτερος Αξιολογητής">
            <text:p>PositionEvaluatorSecond=Δεύτερος Αξιολογητής</text:p>
          </table:table-cell>
          <table:table-cell table:formula="of:=CONCATENATE([.C323];&quot;=&quot;;[.D323])" office:value-type="string" office:string-value="PositionEvaluatorSecond=Second Evaluator">
            <text:p>PositionEvaluatorSecond=Second Evaluator</text:p>
          </table:table-cell>
          <table:table-cell table:number-columns-repeated="1016"/>
        </table:table-row>
        <table:table-row table:style-name="ro2">
          <table:table-cell table:style-name="ce1" office:value-type="string">
            <text:p>PositionID</text:p>
          </table:table-cell>
          <table:table-cell table:style-name="ce1" office:value-type="string">
            <text:p>Κωδικός ΑΠΕΛΛΑ</text:p>
          </table:table-cell>
          <table:table-cell table:style-name="ce1" office:value-type="string">
            <text:p>PositionID</text:p>
          </table:table-cell>
          <table:table-cell table:style-name="ce1" office:value-type="string">
            <text:p>APELLA ID</text:p>
          </table:table-cell>
          <table:table-cell table:style-name="ce7" office:value-type="date" office:date-value="2013-12-03">
            <text:p>3/12/2013</text:p>
          </table:table-cell>
          <table:table-cell table:formula="of:=IF([.A324]=[.C324];&quot;OK&quot;;&quot;ERROR&quot;)" office:value-type="string" office:string-value="OK">
            <text:p>OK</text:p>
          </table:table-cell>
          <table:table-cell table:formula="of:=CONCATENATE([.A324];&quot;=&quot;;[.B324])" office:value-type="string" office:string-value="PositionID=Κωδικός ΑΠΕΛΛΑ">
            <text:p>PositionID=Κωδικός ΑΠΕΛΛΑ</text:p>
          </table:table-cell>
          <table:table-cell table:formula="of:=CONCATENATE([.C324];&quot;=&quot;;[.D324])" office:value-type="string" office:string-value="PositionID=APELLA ID">
            <text:p>PositionID=APELLA ID</text:p>
          </table:table-cell>
          <table:table-cell table:number-columns-repeated="1016"/>
        </table:table-row>
        <table:table-row table:style-name="ro2">
          <table:table-cell table:style-name="ce1" office:value-type="string">
            <text:p>PositionInterestInstructions</text:p>
          </table:table-cell>
          <table:table-cell table:style-name="ce1" office:value-type="string">
            <text:p>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style-name="ce1" office:value-type="string">
            <text:p>PositionInterestInstructions</text:p>
          </table:table-cell>
          <table:table-cell table:style-name="ce1" office:value-type="string">
            <text:p>By pressing "Statement of Interest" the search criteria will be saved, so that if a new position matches them you will be notified by the system.</text:p>
          </table:table-cell>
          <table:table-cell table:style-name="ce7" office:value-type="date" office:date-value="2013-12-03">
            <text:p>3/12/2013</text:p>
          </table:table-cell>
          <table:table-cell table:formula="of:=IF([.A325]=[.C325];&quot;OK&quot;;&quot;ERROR&quot;)" office:value-type="string" office:string-value="OK">
            <text:p>OK</text:p>
          </table:table-cell>
          <table:table-cell table:formula="of:=CONCATENATE([.A325];&quot;=&quot;;[.B325])" office:value-type="string" office:string-value="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
            <text:p>PositionInterestInstructions=Πατώντας το κουμπί «Εκδήλωση Ενδιαφέροντος» θα αποθηκευτούν τα κριτήρια αναζήτησης, ώστε να ειδοποιηθείτε από το σύστημα σε περίπτωση καταχώρησης σχετικής θέσης στο μέλλον.</text:p>
          </table:table-cell>
          <table:table-cell table:formula="of:=CONCATENATE([.C325];&quot;=&quot;;[.D325])" office:value-type="string" office:string-value="PositionInterestInstructions=By pressing &quot;Statement of Interest&quot; the search criteria will be saved, so that if a new position matches them you will be notified by the system.">
            <text:p>PositionInterestInstructions=By pressing "Statement of Interest" the search criteria will be saved, so that if a new position matches them you will be notified by the system.</text:p>
          </table:table-cell>
          <table:table-cell table:number-columns-repeated="1016"/>
        </table:table-row>
        <table:table-row table:style-name="ro2">
          <table:table-cell table:style-name="ce1" office:value-type="string">
            <text:p>PositionLoipaDioikitikaEggrafa</text:p>
          </table:table-cell>
          <table:table-cell table:style-name="ce1" office:value-type="string">
            <text:p>Λοιπά Διοικητικά Έγγραφα</text:p>
          </table:table-cell>
          <table:table-cell table:style-name="ce1" office:value-type="string">
            <text:p>PositionLoipaDioikitikaEggrafa</text:p>
          </table:table-cell>
          <table:table-cell table:style-name="ce1" office:value-type="string">
            <text:p>Other administrative documents</text:p>
          </table:table-cell>
          <table:table-cell table:style-name="ce7" office:value-type="date" office:date-value="2013-12-03">
            <text:p>3/12/2013</text:p>
          </table:table-cell>
          <table:table-cell table:formula="of:=IF([.A326]=[.C326];&quot;OK&quot;;&quot;ERROR&quot;)" office:value-type="string" office:string-value="OK">
            <text:p>OK</text:p>
          </table:table-cell>
          <table:table-cell table:formula="of:=CONCATENATE([.A326];&quot;=&quot;;[.B326])" office:value-type="string" office:string-value="PositionLoipaDioikitikaEggrafa=Λοιπά Διοικητικά Έγγραφα">
            <text:p>PositionLoipaDioikitikaEggrafa=Λοιπά Διοικητικά Έγγραφα</text:p>
          </table:table-cell>
          <table:table-cell table:formula="of:=CONCATENATE([.C326];&quot;=&quot;;[.D326])" office:value-type="string" office:string-value="PositionLoipaDioikitikaEggrafa=Other administrative documents">
            <text:p>PositionLoipaDioikitikaEggrafa=Other administrative documents</text:p>
          </table:table-cell>
          <table:table-cell table:number-columns-repeated="1016"/>
        </table:table-row>
        <table:table-row table:style-name="ro2">
          <table:table-cell table:style-name="ce1" office:value-type="string">
            <text:p>PositionMain</text:p>
          </table:table-cell>
          <table:table-cell table:style-name="ce1" office:value-type="string">
            <text:p>Στοιχεία</text:p>
          </table:table-cell>
          <table:table-cell table:style-name="ce1" office:value-type="string">
            <text:p>PositionMain</text:p>
          </table:table-cell>
          <table:table-cell table:style-name="ce1" office:value-type="string">
            <text:p>Main Fields</text:p>
          </table:table-cell>
          <table:table-cell table:style-name="ce7" office:value-type="date" office:date-value="2013-12-03">
            <text:p>3/12/2013</text:p>
          </table:table-cell>
          <table:table-cell table:formula="of:=IF([.A327]=[.C327];&quot;OK&quot;;&quot;ERROR&quot;)" office:value-type="string" office:string-value="OK">
            <text:p>OK</text:p>
          </table:table-cell>
          <table:table-cell table:formula="of:=CONCATENATE([.A327];&quot;=&quot;;[.B327])" office:value-type="string" office:string-value="PositionMain=Στοιχεία">
            <text:p>PositionMain=Στοιχεία</text:p>
          </table:table-cell>
          <table:table-cell table:formula="of:=CONCATENATE([.C327];&quot;=&quot;;[.D327])" office:value-type="string" office:string-value="PositionMain=Main Fields">
            <text:p>PositionMain=Main Fields</text:p>
          </table:table-cell>
          <table:table-cell table:number-columns-repeated="1016"/>
        </table:table-row>
        <table:table-row table:style-name="ro2">
          <table:table-cell table:style-name="ce1" office:value-type="string">
            <text:p>PositionName</text:p>
          </table:table-cell>
          <table:table-cell table:style-name="ce1" office:value-type="string">
            <text:p>Τίτλος Θέσης</text:p>
          </table:table-cell>
          <table:table-cell table:style-name="ce1" office:value-type="string">
            <text:p>PositionName</text:p>
          </table:table-cell>
          <table:table-cell table:style-name="ce1" office:value-type="string">
            <text:p>Position Title</text:p>
          </table:table-cell>
          <table:table-cell table:style-name="ce7" office:value-type="date" office:date-value="2013-12-03">
            <text:p>3/12/2013</text:p>
          </table:table-cell>
          <table:table-cell table:formula="of:=IF([.A328]=[.C328];&quot;OK&quot;;&quot;ERROR&quot;)" office:value-type="string" office:string-value="OK">
            <text:p>OK</text:p>
          </table:table-cell>
          <table:table-cell table:formula="of:=CONCATENATE([.A328];&quot;=&quot;;[.B328])" office:value-type="string" office:string-value="PositionName=Τίτλος Θέσης">
            <text:p>PositionName=Τίτλος Θέσης</text:p>
          </table:table-cell>
          <table:table-cell table:formula="of:=CONCATENATE([.C328];&quot;=&quot;;[.D328])" office:value-type="string" office:string-value="PositionName=Position Title">
            <text:p>PositionName=Position Title</text:p>
          </table:table-cell>
          <table:table-cell table:number-columns-repeated="1016"/>
        </table:table-row>
        <table:table-row table:style-name="ro2">
          <table:table-cell table:style-name="ce1" office:value-type="string">
            <text:p>PositionNomination</text:p>
          </table:table-cell>
          <table:table-cell table:style-name="ce1" office:value-type="string">
            <text:p>Διορισμός</text:p>
          </table:table-cell>
          <table:table-cell table:style-name="ce1" office:value-type="string">
            <text:p>PositionNomination</text:p>
          </table:table-cell>
          <table:table-cell table:style-name="ce1" office:value-type="string">
            <text:p>Nomination</text:p>
          </table:table-cell>
          <table:table-cell table:style-name="ce7" office:value-type="date" office:date-value="2013-12-03">
            <text:p>3/12/2013</text:p>
          </table:table-cell>
          <table:table-cell table:formula="of:=IF([.A329]=[.C329];&quot;OK&quot;;&quot;ERROR&quot;)" office:value-type="string" office:string-value="OK">
            <text:p>OK</text:p>
          </table:table-cell>
          <table:table-cell table:formula="of:=CONCATENATE([.A329];&quot;=&quot;;[.B329])" office:value-type="string" office:string-value="PositionNomination=Διορισμός">
            <text:p>PositionNomination=Διορισμός</text:p>
          </table:table-cell>
          <table:table-cell table:formula="of:=CONCATENATE([.C329];&quot;=&quot;;[.D329])" office:value-type="string" office:string-value="PositionNomination=Nomination">
            <text:p>PositionNomination=Nomination</text:p>
          </table:table-cell>
          <table:table-cell table:number-columns-repeated="1016"/>
        </table:table-row>
        <table:table-row table:style-name="ro2">
          <table:table-cell table:style-name="ce1" office:value-type="string">
            <text:p>PositionOpeningDate</text:p>
          </table:table-cell>
          <table:table-cell table:style-name="ce1" office:value-type="string">
            <text:p>Ημερομηνία Έναρξης Υποβολών</text:p>
          </table:table-cell>
          <table:table-cell table:style-name="ce1" office:value-type="string">
            <text:p>PositionOpeningDate</text:p>
          </table:table-cell>
          <table:table-cell table:style-name="ce1" office:value-type="string">
            <text:p>Submission Opening Date</text:p>
          </table:table-cell>
          <table:table-cell table:style-name="ce7" office:value-type="date" office:date-value="2013-12-03">
            <text:p>3/12/2013</text:p>
          </table:table-cell>
          <table:table-cell table:formula="of:=IF([.A330]=[.C330];&quot;OK&quot;;&quot;ERROR&quot;)" office:value-type="string" office:string-value="OK">
            <text:p>OK</text:p>
          </table:table-cell>
          <table:table-cell table:formula="of:=CONCATENATE([.A330];&quot;=&quot;;[.B330])" office:value-type="string" office:string-value="PositionOpeningDate=Ημερομηνία Έναρξης Υποβολών">
            <text:p>PositionOpeningDate=Ημερομηνία Έναρξης Υποβολών</text:p>
          </table:table-cell>
          <table:table-cell table:formula="of:=CONCATENATE([.C330];&quot;=&quot;;[.D330])" office:value-type="string" office:string-value="PositionOpeningDate=Submission Opening Date">
            <text:p>PositionOpeningDate=Submission Opening Date</text:p>
          </table:table-cell>
          <table:table-cell table:number-columns-repeated="1016"/>
        </table:table-row>
        <table:table-row table:style-name="ro2">
          <table:table-cell table:style-name="ce1" office:value-type="string">
            <text:p>PositionOrganization</text:p>
          </table:table-cell>
          <table:table-cell table:style-name="ce1" office:value-type="string">
            <text:p>Οργανισμός</text:p>
          </table:table-cell>
          <table:table-cell table:style-name="ce1" office:value-type="string">
            <text:p>PositionOrganization</text:p>
          </table:table-cell>
          <table:table-cell table:style-name="ce1" office:value-type="string">
            <text:p>Organization</text:p>
          </table:table-cell>
          <table:table-cell table:style-name="ce7" office:value-type="date" office:date-value="2013-12-03">
            <text:p>3/12/2013</text:p>
          </table:table-cell>
          <table:table-cell table:formula="of:=IF([.A331]=[.C331];&quot;OK&quot;;&quot;ERROR&quot;)" office:value-type="string" office:string-value="OK">
            <text:p>OK</text:p>
          </table:table-cell>
          <table:table-cell table:formula="of:=CONCATENATE([.A331];&quot;=&quot;;[.B331])" office:value-type="string" office:string-value="PositionOrganization=Οργανισμός">
            <text:p>PositionOrganization=Οργανισμός</text:p>
          </table:table-cell>
          <table:table-cell table:formula="of:=CONCATENATE([.C331];&quot;=&quot;;[.D331])" office:value-type="string" office:string-value="PositionOrganization=Organization">
            <text:p>PositionOrganization=Organization</text:p>
          </table:table-cell>
          <table:table-cell table:number-columns-repeated="1016"/>
        </table:table-row>
        <table:table-row table:style-name="ro2">
          <table:table-cell table:style-name="ce1" office:value-type="string">
            <text:p>PositionProposals</text:p>
          </table:table-cell>
          <table:table-cell table:style-name="ce1" office:value-type="string">
            <text:p>Εισηγήσεις</text:p>
          </table:table-cell>
          <table:table-cell table:style-name="ce1" office:value-type="string">
            <text:p>PositionProposals</text:p>
          </table:table-cell>
          <table:table-cell table:style-name="ce1" office:value-type="string">
            <text:p>Proposals</text:p>
          </table:table-cell>
          <table:table-cell table:style-name="ce7" office:value-type="date" office:date-value="2013-12-03">
            <text:p>3/12/2013</text:p>
          </table:table-cell>
          <table:table-cell table:formula="of:=IF([.A332]=[.C332];&quot;OK&quot;;&quot;ERROR&quot;)" office:value-type="string" office:string-value="OK">
            <text:p>OK</text:p>
          </table:table-cell>
          <table:table-cell table:formula="of:=CONCATENATE([.A332];&quot;=&quot;;[.B332])" office:value-type="string" office:string-value="PositionProposals=Εισηγήσεις">
            <text:p>PositionProposals=Εισηγήσεις</text:p>
          </table:table-cell>
          <table:table-cell table:formula="of:=CONCATENATE([.C332];&quot;=&quot;;[.D332])" office:value-type="string" office:string-value="PositionProposals=Proposals">
            <text:p>PositionProposals=Proposals</text:p>
          </table:table-cell>
          <table:table-cell table:number-columns-repeated="1016"/>
        </table:table-row>
        <table:table-row table:style-name="ro2">
          <table:table-cell table:style-name="ce1" office:value-type="string">
            <text:p>PositionSearchCriteria</text:p>
          </table:table-cell>
          <table:table-cell table:style-name="ce1" office:value-type="string">
            <text:p>Κριτήρια Αναζήτησης</text:p>
          </table:table-cell>
          <table:table-cell table:style-name="ce1" office:value-type="string">
            <text:p>PositionSearchCriteria</text:p>
          </table:table-cell>
          <table:table-cell table:style-name="ce1" office:value-type="string">
            <text:p>Search Criteria</text:p>
          </table:table-cell>
          <table:table-cell table:style-name="ce7" office:value-type="date" office:date-value="2013-12-03">
            <text:p>3/12/2013</text:p>
          </table:table-cell>
          <table:table-cell table:formula="of:=IF([.A333]=[.C333];&quot;OK&quot;;&quot;ERROR&quot;)" office:value-type="string" office:string-value="OK">
            <text:p>OK</text:p>
          </table:table-cell>
          <table:table-cell table:formula="of:=CONCATENATE([.A333];&quot;=&quot;;[.B333])" office:value-type="string" office:string-value="PositionSearchCriteria=Κριτήρια Αναζήτησης">
            <text:p>PositionSearchCriteria=Κριτήρια Αναζήτησης</text:p>
          </table:table-cell>
          <table:table-cell table:formula="of:=CONCATENATE([.C333];&quot;=&quot;;[.D333])" office:value-type="string" office:string-value="PositionSearchCriteria=Search Criteria">
            <text:p>PositionSearchCriteria=Search Criteria</text:p>
          </table:table-cell>
          <table:table-cell table:number-columns-repeated="1016"/>
        </table:table-row>
        <table:table-row table:style-name="ro2">
          <table:table-cell table:style-name="ce1" office:value-type="string">
            <text:p>PositionSearchTitle</text:p>
          </table:table-cell>
          <table:table-cell table:style-name="ce1" office:value-type="string">
            <text:p>Αναζήτηση Θέσεων</text:p>
          </table:table-cell>
          <table:table-cell table:style-name="ce1" office:value-type="string">
            <text:p>PositionSearchTitle</text:p>
          </table:table-cell>
          <table:table-cell table:style-name="ce1" office:value-type="string">
            <text:p>Search Positions</text:p>
          </table:table-cell>
          <table:table-cell table:style-name="ce7" office:value-type="date" office:date-value="2013-12-03">
            <text:p>3/12/2013</text:p>
          </table:table-cell>
          <table:table-cell table:formula="of:=IF([.A334]=[.C334];&quot;OK&quot;;&quot;ERROR&quot;)" office:value-type="string" office:string-value="OK">
            <text:p>OK</text:p>
          </table:table-cell>
          <table:table-cell table:formula="of:=CONCATENATE([.A334];&quot;=&quot;;[.B334])" office:value-type="string" office:string-value="PositionSearchTitle=Αναζήτηση Θέσεων">
            <text:p>PositionSearchTitle=Αναζήτηση Θέσεων</text:p>
          </table:table-cell>
          <table:table-cell table:formula="of:=CONCATENATE([.C334];&quot;=&quot;;[.D334])" office:value-type="string" office:string-value="PositionSearchTitle=Search Positions">
            <text:p>PositionSearchTitle=Search Positions</text:p>
          </table:table-cell>
          <table:table-cell table:number-columns-repeated="1016"/>
        </table:table-row>
        <table:table-row table:style-name="ro2">
          <table:table-cell table:style-name="ce1" office:value-type="string">
            <text:p>PositionStatus</text:p>
          </table:table-cell>
          <table:table-cell table:style-name="ce1" office:value-type="string">
            <text:p>Κατάσταση</text:p>
          </table:table-cell>
          <table:table-cell table:style-name="ce1" office:value-type="string">
            <text:p>PositionStatus</text:p>
          </table:table-cell>
          <table:table-cell table:style-name="ce1" office:value-type="string">
            <text:p>Status</text:p>
          </table:table-cell>
          <table:table-cell table:style-name="ce7" office:value-type="date" office:date-value="2013-12-03">
            <text:p>3/12/2013</text:p>
          </table:table-cell>
          <table:table-cell table:formula="of:=IF([.A335]=[.C335];&quot;OK&quot;;&quot;ERROR&quot;)" office:value-type="string" office:string-value="OK">
            <text:p>OK</text:p>
          </table:table-cell>
          <table:table-cell table:formula="of:=CONCATENATE([.A335];&quot;=&quot;;[.B335])" office:value-type="string" office:string-value="PositionStatus=Κατάσταση">
            <text:p>PositionStatus=Κατάσταση</text:p>
          </table:table-cell>
          <table:table-cell table:formula="of:=CONCATENATE([.C335];&quot;=&quot;;[.D335])" office:value-type="string" office:string-value="PositionStatus=Status">
            <text:p>PositionStatus=Status</text:p>
          </table:table-cell>
          <table:table-cell table:number-columns-repeated="1016"/>
        </table:table-row>
        <table:table-row table:style-name="ro2">
          <table:table-cell table:style-name="ce1" office:value-type="string">
            <text:p>PositionStatus_ANAPOMPI</text:p>
          </table:table-cell>
          <table:table-cell table:style-name="ce1" office:value-type="string">
            <text:p>Αναπομπή</text:p>
          </table:table-cell>
          <table:table-cell table:style-name="ce1" office:value-type="string">
            <text:p>PositionStatus_ANAPOMPI</text:p>
          </table:table-cell>
          <table:table-cell table:style-name="ce1" office:value-type="string">
            <text:p>Revoked</text:p>
          </table:table-cell>
          <table:table-cell table:style-name="ce7" office:value-type="date" office:date-value="2013-12-03">
            <text:p>3/12/2013</text:p>
          </table:table-cell>
          <table:table-cell table:formula="of:=IF([.A336]=[.C336];&quot;OK&quot;;&quot;ERROR&quot;)" office:value-type="string" office:string-value="OK">
            <text:p>OK</text:p>
          </table:table-cell>
          <table:table-cell table:formula="of:=CONCATENATE([.A336];&quot;=&quot;;[.B336])" office:value-type="string" office:string-value="PositionStatus_ANAPOMPI=Αναπομπή">
            <text:p>PositionStatus_ANAPOMPI=Αναπομπή</text:p>
          </table:table-cell>
          <table:table-cell table:formula="of:=CONCATENATE([.C336];&quot;=&quot;;[.D336])" office:value-type="string" office:string-value="PositionStatus_ANAPOMPI=Revoked">
            <text:p>PositionStatus_ANAPOMPI=Revoked</text:p>
          </table:table-cell>
          <table:table-cell table:number-columns-repeated="1016"/>
        </table:table-row>
        <table:table-row table:style-name="ro2">
          <table:table-cell table:style-name="ce1" office:value-type="string">
            <text:p>PositionStatus_ANOIXTI</text:p>
          </table:table-cell>
          <table:table-cell table:style-name="ce1" office:value-type="string">
            <text:p>Ανοιχτή</text:p>
          </table:table-cell>
          <table:table-cell table:style-name="ce1" office:value-type="string">
            <text:p>PositionStatus_ANOIXTI</text:p>
          </table:table-cell>
          <table:table-cell table:style-name="ce1" office:value-type="string">
            <text:p>Open</text:p>
          </table:table-cell>
          <table:table-cell table:style-name="ce7" office:value-type="date" office:date-value="2013-12-03">
            <text:p>3/12/2013</text:p>
          </table:table-cell>
          <table:table-cell table:formula="of:=IF([.A337]=[.C337];&quot;OK&quot;;&quot;ERROR&quot;)" office:value-type="string" office:string-value="OK">
            <text:p>OK</text:p>
          </table:table-cell>
          <table:table-cell table:formula="of:=CONCATENATE([.A337];&quot;=&quot;;[.B337])" office:value-type="string" office:string-value="PositionStatus_ANOIXTI=Ανοιχτή">
            <text:p>PositionStatus_ANOIXTI=Ανοιχτή</text:p>
          </table:table-cell>
          <table:table-cell table:formula="of:=CONCATENATE([.C337];&quot;=&quot;;[.D337])" office:value-type="string" office:string-value="PositionStatus_ANOIXTI=Open">
            <text:p>PositionStatus_ANOIXTI=Open</text:p>
          </table:table-cell>
          <table:table-cell table:number-columns-repeated="1016"/>
        </table:table-row>
        <table:table-row table:style-name="ro2">
          <table:table-cell table:style-name="ce1" office:value-type="string">
            <text:p>PositionStatus_CANCELLED</text:p>
          </table:table-cell>
          <table:table-cell table:style-name="ce1" office:value-type="string">
            <text:p>Ακυρωθείσα</text:p>
          </table:table-cell>
          <table:table-cell table:style-name="ce1" office:value-type="string">
            <text:p>PositionStatus_CANCELLED</text:p>
          </table:table-cell>
          <table:table-cell table:style-name="ce1" office:value-type="string">
            <text:p>Cancelled</text:p>
          </table:table-cell>
          <table:table-cell table:style-name="ce7" office:value-type="date" office:date-value="2013-12-03">
            <text:p>3/12/2013</text:p>
          </table:table-cell>
          <table:table-cell table:formula="of:=IF([.A338]=[.C338];&quot;OK&quot;;&quot;ERROR&quot;)" office:value-type="string" office:string-value="OK">
            <text:p>OK</text:p>
          </table:table-cell>
          <table:table-cell table:formula="of:=CONCATENATE([.A338];&quot;=&quot;;[.B338])" office:value-type="string" office:string-value="PositionStatus_CANCELLED=Ακυρωθείσα">
            <text:p>PositionStatus_CANCELLED=Ακυρωθείσα</text:p>
          </table:table-cell>
          <table:table-cell table:formula="of:=CONCATENATE([.C338];&quot;=&quot;;[.D338])" office:value-type="string" office:string-value="PositionStatus_CANCELLED=Cancelled">
            <text:p>PositionStatus_CANCELLED=Cancelled</text:p>
          </table:table-cell>
          <table:table-cell table:number-columns-repeated="1016"/>
        </table:table-row>
        <table:table-row table:style-name="ro2">
          <table:table-cell table:style-name="ce1" office:value-type="string">
            <text:p>PositionStatus_ENTAGMENI</text:p>
          </table:table-cell>
          <table:table-cell table:style-name="ce1" office:value-type="string">
            <text:p>Ενταγμένη</text:p>
          </table:table-cell>
          <table:table-cell table:style-name="ce1" office:value-type="string">
            <text:p>PositionStatus_ENTAGMENI</text:p>
          </table:table-cell>
          <table:table-cell table:style-name="ce1" office:value-type="string">
            <text:p>Announced</text:p>
          </table:table-cell>
          <table:table-cell table:style-name="ce7" office:value-type="date" office:date-value="2013-12-03">
            <text:p>3/12/2013</text:p>
          </table:table-cell>
          <table:table-cell table:formula="of:=IF([.A339]=[.C339];&quot;OK&quot;;&quot;ERROR&quot;)" office:value-type="string" office:string-value="OK">
            <text:p>OK</text:p>
          </table:table-cell>
          <table:table-cell table:formula="of:=CONCATENATE([.A339];&quot;=&quot;;[.B339])" office:value-type="string" office:string-value="PositionStatus_ENTAGMENI=Ενταγμένη">
            <text:p>PositionStatus_ENTAGMENI=Ενταγμένη</text:p>
          </table:table-cell>
          <table:table-cell table:formula="of:=CONCATENATE([.C339];&quot;=&quot;;[.D339])" office:value-type="string" office:string-value="PositionStatus_ENTAGMENI=Announced">
            <text:p>PositionStatus_ENTAGMENI=Announced</text:p>
          </table:table-cell>
          <table:table-cell table:number-columns-repeated="1016"/>
        </table:table-row>
        <table:table-row table:style-name="ro2">
          <table:table-cell table:style-name="ce1" office:value-type="string">
            <text:p>PositionStatus_EPILOGI</text:p>
          </table:table-cell>
          <table:table-cell table:style-name="ce1" office:value-type="string">
            <text:p>Επιλογή</text:p>
          </table:table-cell>
          <table:table-cell table:style-name="ce1" office:value-type="string">
            <text:p>PositionStatus_EPILOGI</text:p>
          </table:table-cell>
          <table:table-cell table:style-name="ce1" office:value-type="string">
            <text:p>Selection</text:p>
          </table:table-cell>
          <table:table-cell table:style-name="ce7" office:value-type="date" office:date-value="2013-12-03">
            <text:p>3/12/2013</text:p>
          </table:table-cell>
          <table:table-cell table:formula="of:=IF([.A340]=[.C340];&quot;OK&quot;;&quot;ERROR&quot;)" office:value-type="string" office:string-value="OK">
            <text:p>OK</text:p>
          </table:table-cell>
          <table:table-cell table:formula="of:=CONCATENATE([.A340];&quot;=&quot;;[.B340])" office:value-type="string" office:string-value="PositionStatus_EPILOGI=Επιλογή">
            <text:p>PositionStatus_EPILOGI=Επιλογή</text:p>
          </table:table-cell>
          <table:table-cell table:formula="of:=CONCATENATE([.C340];&quot;=&quot;;[.D340])" office:value-type="string" office:string-value="PositionStatus_EPILOGI=Selection">
            <text:p>PositionStatus_EPILOGI=Selection</text:p>
          </table:table-cell>
          <table:table-cell table:number-columns-repeated="1016"/>
        </table:table-row>
        <table:table-row table:style-name="ro2">
          <table:table-cell table:style-name="ce1" office:value-type="string">
            <text:p>PositionStatus_KLEISTI</text:p>
          </table:table-cell>
          <table:table-cell table:style-name="ce1" office:value-type="string">
            <text:p>Κλειστή</text:p>
          </table:table-cell>
          <table:table-cell table:style-name="ce1" office:value-type="string">
            <text:p>PositionStatus_KLEISTI</text:p>
          </table:table-cell>
          <table:table-cell table:style-name="ce1" office:value-type="string">
            <text:p>Closed</text:p>
          </table:table-cell>
          <table:table-cell table:style-name="ce7" office:value-type="date" office:date-value="2013-12-03">
            <text:p>3/12/2013</text:p>
          </table:table-cell>
          <table:table-cell table:formula="of:=IF([.A341]=[.C341];&quot;OK&quot;;&quot;ERROR&quot;)" office:value-type="string" office:string-value="OK">
            <text:p>OK</text:p>
          </table:table-cell>
          <table:table-cell table:formula="of:=CONCATENATE([.A341];&quot;=&quot;;[.B341])" office:value-type="string" office:string-value="PositionStatus_KLEISTI=Κλειστή">
            <text:p>PositionStatus_KLEISTI=Κλειστή</text:p>
          </table:table-cell>
          <table:table-cell table:formula="of:=CONCATENATE([.C341];&quot;=&quot;;[.D341])" office:value-type="string" office:string-value="PositionStatus_KLEISTI=Closed">
            <text:p>PositionStatus_KLEISTI=Closed</text:p>
          </table:table-cell>
          <table:table-cell table:number-columns-repeated="1016"/>
        </table:table-row>
        <table:table-row table:style-name="ro2">
          <table:table-cell table:style-name="ce1" office:value-type="string">
            <text:p>PositionStatus_STELEXOMENI</text:p>
          </table:table-cell>
          <table:table-cell table:style-name="ce1" office:value-type="string">
            <text:p>Στελεχωμένη</text:p>
          </table:table-cell>
          <table:table-cell table:style-name="ce1" office:value-type="string">
            <text:p>PositionStatus_STELEXOMENI</text:p>
          </table:table-cell>
          <table:table-cell table:style-name="ce1" office:value-type="string">
            <text:p>Staffed</text:p>
          </table:table-cell>
          <table:table-cell table:style-name="ce7" office:value-type="date" office:date-value="2013-12-03">
            <text:p>3/12/2013</text:p>
          </table:table-cell>
          <table:table-cell table:formula="of:=IF([.A342]=[.C342];&quot;OK&quot;;&quot;ERROR&quot;)" office:value-type="string" office:string-value="OK">
            <text:p>OK</text:p>
          </table:table-cell>
          <table:table-cell table:formula="of:=CONCATENATE([.A342];&quot;=&quot;;[.B342])" office:value-type="string" office:string-value="PositionStatus_STELEXOMENI=Στελεχωμένη">
            <text:p>PositionStatus_STELEXOMENI=Στελεχωμένη</text:p>
          </table:table-cell>
          <table:table-cell table:formula="of:=CONCATENATE([.C342];&quot;=&quot;;[.D342])" office:value-type="string" office:string-value="PositionStatus_STELEXOMENI=Staffed">
            <text:p>PositionStatus_STELEXOMENI=Staffed</text:p>
          </table:table-cell>
          <table:table-cell table:number-columns-repeated="1016"/>
        </table:table-row>
        <table:table-row table:style-name="ro2">
          <table:table-cell table:style-name="ce1" office:value-type="string">
            <text:p>PositionStatus_undefined</text:p>
          </table:table-cell>
          <table:table-cell table:style-name="ce1" office:value-type="string">
            <text:p>Ορίζεται αυτόματα βάσει ημερομηνιών</text:p>
          </table:table-cell>
          <table:table-cell table:style-name="ce1" office:value-type="string">
            <text:p>PositionStatus_undefined</text:p>
          </table:table-cell>
          <table:table-cell table:style-name="ce1" office:value-type="string">
            <text:p>Will be automatically defined according to submission dates.</text:p>
          </table:table-cell>
          <table:table-cell table:style-name="ce7" office:value-type="date" office:date-value="2013-12-03">
            <text:p>3/12/2013</text:p>
          </table:table-cell>
          <table:table-cell table:formula="of:=IF([.A343]=[.C343];&quot;OK&quot;;&quot;ERROR&quot;)" office:value-type="string" office:string-value="OK">
            <text:p>OK</text:p>
          </table:table-cell>
          <table:table-cell table:formula="of:=CONCATENATE([.A343];&quot;=&quot;;[.B343])" office:value-type="string" office:string-value="PositionStatus_undefined=Ορίζεται αυτόματα βάσει ημερομηνιών">
            <text:p>PositionStatus_undefined=Ορίζεται αυτόματα βάσει ημερομηνιών</text:p>
          </table:table-cell>
          <table:table-cell table:formula="of:=CONCATENATE([.C343];&quot;=&quot;;[.D343])" office:value-type="string" office:string-value="PositionStatus_undefined=Will be automatically defined according to submission dates.">
            <text:p>PositionStatus_undefined=Will be automatically defined according to submission dates.</text:p>
          </table:table-cell>
          <table:table-cell table:number-columns-repeated="1016"/>
        </table:table-row>
        <table:table-row table:style-name="ro2">
          <table:table-cell table:style-name="ce1" office:value-type="string">
            <text:p>PositionsTitle</text:p>
          </table:table-cell>
          <table:table-cell table:style-name="ce1" office:value-type="string">
            <text:p>Διαχείριση Θέσεων</text:p>
          </table:table-cell>
          <table:table-cell table:style-name="ce1" office:value-type="string">
            <text:p>PositionsTitle</text:p>
          </table:table-cell>
          <table:table-cell table:style-name="ce1" office:value-type="string">
            <text:p>Position Management</text:p>
          </table:table-cell>
          <table:table-cell table:style-name="ce7" office:value-type="date" office:date-value="2013-12-03">
            <text:p>3/12/2013</text:p>
          </table:table-cell>
          <table:table-cell table:formula="of:=IF([.A344]=[.C344];&quot;OK&quot;;&quot;ERROR&quot;)" office:value-type="string" office:string-value="OK">
            <text:p>OK</text:p>
          </table:table-cell>
          <table:table-cell table:formula="of:=CONCATENATE([.A344];&quot;=&quot;;[.B344])" office:value-type="string" office:string-value="PositionsTitle=Διαχείριση Θέσεων">
            <text:p>PositionsTitle=Διαχείριση Θέσεων</text:p>
          </table:table-cell>
          <table:table-cell table:formula="of:=CONCATENATE([.C344];&quot;=&quot;;[.D344])" office:value-type="string" office:string-value="PositionsTitle=Position Management">
            <text:p>PositionsTitle=Position Management</text:p>
          </table:table-cell>
          <table:table-cell table:number-columns-repeated="1016"/>
        </table:table-row>
        <table:table-row table:style-name="ro2">
          <table:table-cell table:style-name="ce1" office:value-type="string">
            <text:p>PositionTitle</text:p>
          </table:table-cell>
          <table:table-cell table:style-name="ce1" office:value-type="string">
            <text:p>Πληροφορίες Θέσης</text:p>
          </table:table-cell>
          <table:table-cell table:style-name="ce1" office:value-type="string">
            <text:p>PositionTitle</text:p>
          </table:table-cell>
          <table:table-cell table:style-name="ce1" office:value-type="string">
            <text:p>Position Information</text:p>
          </table:table-cell>
          <table:table-cell table:style-name="ce7" office:value-type="date" office:date-value="2013-12-03">
            <text:p>3/12/2013</text:p>
          </table:table-cell>
          <table:table-cell table:formula="of:=IF([.A345]=[.C345];&quot;OK&quot;;&quot;ERROR&quot;)" office:value-type="string" office:string-value="OK">
            <text:p>OK</text:p>
          </table:table-cell>
          <table:table-cell table:formula="of:=CONCATENATE([.A345];&quot;=&quot;;[.B345])" office:value-type="string" office:string-value="PositionTitle=Πληροφορίες Θέσης">
            <text:p>PositionTitle=Πληροφορίες Θέσης</text:p>
          </table:table-cell>
          <table:table-cell table:formula="of:=CONCATENATE([.C345];&quot;=&quot;;[.D345])" office:value-type="string" office:string-value="PositionTitle=Position Information">
            <text:p>PositionTitle=Position Information</text:p>
          </table:table-cell>
          <table:table-cell table:number-columns-repeated="1016"/>
        </table:table-row>
        <table:table-row table:style-name="ro2">
          <table:table-cell table:style-name="ce1" office:value-type="string">
            <text:p>PraksiDiorismouFile</text:p>
          </table:table-cell>
          <table:table-cell table:style-name="ce1" office:value-type="string">
            <text:p>Πράξη Διορισμού</text:p>
          </table:table-cell>
          <table:table-cell table:style-name="ce1" office:value-type="string">
            <text:p>PraksiDiorismouFile</text:p>
          </table:table-cell>
          <table:table-cell table:style-name="ce1" office:value-type="string">
            <text:p>Nomination Act</text:p>
          </table:table-cell>
          <table:table-cell table:style-name="ce7" office:value-type="date" office:date-value="2013-12-03">
            <text:p>3/12/2013</text:p>
          </table:table-cell>
          <table:table-cell table:formula="of:=IF([.A346]=[.C346];&quot;OK&quot;;&quot;ERROR&quot;)" office:value-type="string" office:string-value="OK">
            <text:p>OK</text:p>
          </table:table-cell>
          <table:table-cell table:formula="of:=CONCATENATE([.A346];&quot;=&quot;;[.B346])" office:value-type="string" office:string-value="PraksiDiorismouFile=Πράξη Διορισμού">
            <text:p>PraksiDiorismouFile=Πράξη Διορισμού</text:p>
          </table:table-cell>
          <table:table-cell table:formula="of:=CONCATENATE([.C346];&quot;=&quot;;[.D346])" office:value-type="string" office:string-value="PraksiDiorismouFile=Nomination Act">
            <text:p>PraksiDiorismouFile=Nomination Act</text:p>
          </table:table-cell>
          <table:table-cell table:number-columns-repeated="1016"/>
        </table:table-row>
        <table:table-row table:style-name="ro2">
          <table:table-cell table:style-name="ce1" office:value-type="string">
            <text:p>PraktikoEpilogisFile</text:p>
          </table:table-cell>
          <table:table-cell table:style-name="ce1" office:value-type="string">
            <text:p>Πρακτικό Επιλογής</text:p>
          </table:table-cell>
          <table:table-cell table:style-name="ce1" office:value-type="string">
            <text:p>PraktikoEpilogisFile</text:p>
          </table:table-cell>
          <table:table-cell table:style-name="ce1" office:value-type="string">
            <text:p>Nomination proceedings</text:p>
          </table:table-cell>
          <table:table-cell table:style-name="ce7" office:value-type="date" office:date-value="2013-12-03">
            <text:p>3/12/2013</text:p>
          </table:table-cell>
          <table:table-cell table:formula="of:=IF([.A347]=[.C347];&quot;OK&quot;;&quot;ERROR&quot;)" office:value-type="string" office:string-value="OK">
            <text:p>OK</text:p>
          </table:table-cell>
          <table:table-cell table:formula="of:=CONCATENATE([.A347];&quot;=&quot;;[.B347])" office:value-type="string" office:string-value="PraktikoEpilogisFile=Πρακτικό Επιλογής">
            <text:p>PraktikoEpilogisFile=Πρακτικό Επιλογής</text:p>
          </table:table-cell>
          <table:table-cell table:formula="of:=CONCATENATE([.C347];&quot;=&quot;;[.D347])" office:value-type="string" office:string-value="PraktikoEpilogisFile=Nomination proceedings">
            <text:p>PraktikoEpilogisFile=Nomination proceedings</text:p>
          </table:table-cell>
          <table:table-cell table:number-columns-repeated="1016"/>
        </table:table-row>
        <table:table-row table:style-name="ro2">
          <table:table-cell table:style-name="ce1" office:value-type="string">
            <text:p>PraktikoSynedriasisEpitropisGiaAksiologitesFile</text:p>
          </table:table-cell>
          <table:table-cell table:style-name="ce1" office:value-type="string">
            <text:p>Πρακτικό Συνεδρίασης Επιτροπής για Αξιολογητές</text:p>
          </table:table-cell>
          <table:table-cell table:style-name="ce1" office:value-type="string">
            <text:p>PraktikoSynedriasisEpitropisGiaAksiologitesFile</text:p>
          </table:table-cell>
          <table:table-cell table:style-name="ce1" office:value-type="string">
            <text:p>Proceedings of Committee's convocation regarding Evaluators.</text:p>
          </table:table-cell>
          <table:table-cell table:style-name="ce7" office:value-type="date" office:date-value="2013-12-03">
            <text:p>3/12/2013</text:p>
          </table:table-cell>
          <table:table-cell table:formula="of:=IF([.A348]=[.C348];&quot;OK&quot;;&quot;ERROR&quot;)" office:value-type="string" office:string-value="OK">
            <text:p>OK</text:p>
          </table:table-cell>
          <table:table-cell table:formula="of:=CONCATENATE([.A348];&quot;=&quot;;[.B348])" office:value-type="string" office:string-value="PraktikoSynedriasisEpitropisGiaAksiologitesFile=Πρακτικό Συνεδρίασης Επιτροπής για Αξιολογητές">
            <text:p>PraktikoSynedriasisEpitropisGiaAksiologitesFile=Πρακτικό Συνεδρίασης Επιτροπής για Αξιολογητές</text:p>
          </table:table-cell>
          <table:table-cell table:formula="of:=CONCATENATE([.C348];&quot;=&quot;;[.D348])" office:value-type="string" office:string-value="PraktikoSynedriasisEpitropisGiaAksiologitesFile=Proceedings of Committee's convocation regarding Evaluators.">
            <text:p>PraktikoSynedriasisEpitropisGiaAksiologitesFile=Proceedings of Committee's convocation regarding Evaluators.</text:p>
          </table:table-cell>
          <table:table-cell table:number-columns-repeated="1016"/>
        </table:table-row>
        <table:table-row table:style-name="ro2">
          <table:table-cell table:style-name="ce1" office:value-type="string">
            <text:p>PressHere</text:p>
          </table:table-cell>
          <table:table-cell table:style-name="ce1" office:value-type="string">
            <text:p>Πατήστε εδώ</text:p>
          </table:table-cell>
          <table:table-cell table:style-name="ce1" office:value-type="string">
            <text:p>PressHere</text:p>
          </table:table-cell>
          <table:table-cell table:style-name="ce1" office:value-type="string">
            <text:p>Press Here</text:p>
          </table:table-cell>
          <table:table-cell table:style-name="ce7" office:value-type="date" office:date-value="2013-12-03">
            <text:p>3/12/2013</text:p>
          </table:table-cell>
          <table:table-cell table:formula="of:=IF([.A349]=[.C349];&quot;OK&quot;;&quot;ERROR&quot;)" office:value-type="string" office:string-value="OK">
            <text:p>OK</text:p>
          </table:table-cell>
          <table:table-cell table:formula="of:=CONCATENATE([.A349];&quot;=&quot;;[.B349])" office:value-type="string" office:string-value="PressHere=Πατήστε εδώ">
            <text:p>PressHere=Πατήστε εδώ</text:p>
          </table:table-cell>
          <table:table-cell table:formula="of:=CONCATENATE([.C349];&quot;=&quot;;[.D349])" office:value-type="string" office:string-value="PressHere=Press Here">
            <text:p>PressHere=Press Here</text:p>
          </table:table-cell>
          <table:table-cell table:number-columns-repeated="1016"/>
        </table:table-row>
        <table:table-row table:style-name="ro2">
          <table:table-cell table:style-name="ce1" office:value-type="string">
            <text:p>PressSave</text:p>
          </table:table-cell>
          <table:table-cell table:style-name="ce1" office:value-type="string">
            <text:p>Πατήστε αποθήκευση για να ενεργοποιηθεί το πεδίο</text:p>
          </table:table-cell>
          <table:table-cell table:style-name="ce1" office:value-type="string">
            <text:p>PressSave</text:p>
          </table:table-cell>
          <table:table-cell table:style-name="ce1" office:value-type="string">
            <text:p>Press Save to enable upload.</text:p>
          </table:table-cell>
          <table:table-cell table:style-name="ce7" office:value-type="date" office:date-value="2013-12-03">
            <text:p>3/12/2013</text:p>
          </table:table-cell>
          <table:table-cell table:formula="of:=IF([.A350]=[.C350];&quot;OK&quot;;&quot;ERROR&quot;)" office:value-type="string" office:string-value="OK">
            <text:p>OK</text:p>
          </table:table-cell>
          <table:table-cell table:formula="of:=CONCATENATE([.A350];&quot;=&quot;;[.B350])" office:value-type="string" office:string-value="PressSave=Πατήστε αποθήκευση για να ενεργοποιηθεί το πεδίο">
            <text:p>PressSave=Πατήστε αποθήκευση για να ενεργοποιηθεί το πεδίο</text:p>
          </table:table-cell>
          <table:table-cell table:formula="of:=CONCATENATE([.C350];&quot;=&quot;;[.D350])" office:value-type="string" office:string-value="PressSave=Press Save to enable upload.">
            <text:p>PressSave=Press Save to enable upload.</text:p>
          </table:table-cell>
          <table:table-cell table:number-columns-repeated="1016"/>
        </table:table-row>
        <table:table-row table:style-name="ro2">
          <table:table-cell table:style-name="ce1" office:value-type="string">
            <text:p>Professor</text:p>
          </table:table-cell>
          <table:table-cell table:style-name="ce1" office:value-type="string">
            <text:p>Καθηγητής / Ερευνητής</text:p>
          </table:table-cell>
          <table:table-cell table:style-name="ce1" office:value-type="string">
            <text:p>Professor</text:p>
          </table:table-cell>
          <table:table-cell table:style-name="ce1" office:value-type="string">
            <text:p>Professor/Researcher</text:p>
          </table:table-cell>
          <table:table-cell table:style-name="ce7" office:value-type="date" office:date-value="2013-12-03">
            <text:p>3/12/2013</text:p>
          </table:table-cell>
          <table:table-cell table:formula="of:=IF([.A351]=[.C351];&quot;OK&quot;;&quot;ERROR&quot;)" office:value-type="string" office:string-value="OK">
            <text:p>OK</text:p>
          </table:table-cell>
          <table:table-cell table:formula="of:=CONCATENATE([.A351];&quot;=&quot;;[.B351])" office:value-type="string" office:string-value="Professor=Καθηγητής / Ερευνητής">
            <text:p>Professor=Καθηγητής / Ερευνητής</text:p>
          </table:table-cell>
          <table:table-cell table:formula="of:=CONCATENATE([.C351];&quot;=&quot;;[.D351])" office:value-type="string" office:string-value="Professor=Professor/Researcher">
            <text:p>Professor=Professor/Researcher</text:p>
          </table:table-cell>
          <table:table-cell table:number-columns-repeated="1016"/>
        </table:table-row>
        <table:table-row table:style-name="ro2">
          <table:table-cell table:style-name="ce1" office:value-type="string">
            <text:p>PROFESSOR_DOMESTIC</text:p>
          </table:table-cell>
          <table:table-cell table:style-name="ce1" office:value-type="string">
            <text:p>Καθηγητής / Ερευνητής Ημεδαπής</text:p>
          </table:table-cell>
          <table:table-cell table:style-name="ce1" office:value-type="string">
            <text:p>PROFESSOR_DOMESTIC</text:p>
          </table:table-cell>
          <table:table-cell table:style-name="ce1" office:value-type="string">
            <text:p>Domestic Professor/Researcher</text:p>
          </table:table-cell>
          <table:table-cell table:style-name="ce7" office:value-type="date" office:date-value="2013-12-03">
            <text:p>3/12/2013</text:p>
          </table:table-cell>
          <table:table-cell table:formula="of:=IF([.A352]=[.C352];&quot;OK&quot;;&quot;ERROR&quot;)" office:value-type="string" office:string-value="OK">
            <text:p>OK</text:p>
          </table:table-cell>
          <table:table-cell table:formula="of:=CONCATENATE([.A352];&quot;=&quot;;[.B352])" office:value-type="string" office:string-value="PROFESSOR_DOMESTIC=Καθηγητής / Ερευνητής Ημεδαπής">
            <text:p>PROFESSOR_DOMESTIC=Καθηγητής / Ερευνητής Ημεδαπής</text:p>
          </table:table-cell>
          <table:table-cell table:formula="of:=CONCATENATE([.C352];&quot;=&quot;;[.D352])" office:value-type="string" office:string-value="PROFESSOR_DOMESTIC=Domestic Professor/Researcher">
            <text:p>PROFESSOR_DOMESTIC=Domestic Professor/Researcher</text:p>
          </table:table-cell>
          <table:table-cell table:number-columns-repeated="1016"/>
        </table:table-row>
        <table:table-row table:style-name="ro2">
          <table:table-cell table:style-name="ce1" office:value-type="string">
            <text:p>PROFESSOR_FOREIGN</text:p>
          </table:table-cell>
          <table:table-cell table:style-name="ce1" office:value-type="string">
            <text:p>Καθηγητής / Ερευνητής Αλλοδαπής</text:p>
          </table:table-cell>
          <table:table-cell table:style-name="ce1" office:value-type="string">
            <text:p>PROFESSOR_FOREIGN</text:p>
          </table:table-cell>
          <table:table-cell table:style-name="ce1" office:value-type="string">
            <text:p>Foreign Professor/Researcher</text:p>
          </table:table-cell>
          <table:table-cell table:style-name="ce7" office:value-type="date" office:date-value="2013-12-03">
            <text:p>3/12/2013</text:p>
          </table:table-cell>
          <table:table-cell table:formula="of:=IF([.A353]=[.C353];&quot;OK&quot;;&quot;ERROR&quot;)" office:value-type="string" office:string-value="OK">
            <text:p>OK</text:p>
          </table:table-cell>
          <table:table-cell table:formula="of:=CONCATENATE([.A353];&quot;=&quot;;[.B353])" office:value-type="string" office:string-value="PROFESSOR_FOREIGN=Καθηγητής / Ερευνητής Αλλοδαπής">
            <text:p>PROFESSOR_FOREIGN=Καθηγητής / Ερευνητής Αλλοδαπής</text:p>
          </table:table-cell>
          <table:table-cell table:formula="of:=CONCATENATE([.C353];&quot;=&quot;;[.D353])" office:value-type="string" office:string-value="PROFESSOR_FOREIGN=Foreign Professor/Researcher">
            <text:p>PROFESSOR_FOREIGN=Foreign Professor/Researcher</text:p>
          </table:table-cell>
          <table:table-cell table:number-columns-repeated="1016"/>
        </table:table-row>
        <table:table-row table:style-name="ro2">
          <table:table-cell table:style-name="ce1" office:value-type="string">
            <text:p>ProfessorCommitteesTitle</text:p>
          </table:table-cell>
          <table:table-cell table:style-name="ce1" office:value-type="string">
            <text:p>Επιτροπές Θέσεων που συμμετέχει ο χρήστης</text:p>
          </table:table-cell>
          <table:table-cell table:style-name="ce1" office:value-type="string">
            <text:p>ProfessorCommitteesTitle</text:p>
          </table:table-cell>
          <table:table-cell table:style-name="ce1" office:value-type="string">
            <text:p>Professor's Committees</text:p>
          </table:table-cell>
          <table:table-cell table:style-name="ce7" office:value-type="date" office:date-value="2013-12-03">
            <text:p>3/12/2013</text:p>
          </table:table-cell>
          <table:table-cell table:formula="of:=IF([.A354]=[.C354];&quot;OK&quot;;&quot;ERROR&quot;)" office:value-type="string" office:string-value="OK">
            <text:p>OK</text:p>
          </table:table-cell>
          <table:table-cell table:formula="of:=CONCATENATE([.A354];&quot;=&quot;;[.B354])" office:value-type="string" office:string-value="ProfessorCommitteesTitle=Επιτροπές Θέσεων που συμμετέχει ο χρήστης">
            <text:p>ProfessorCommitteesTitle=Επιτροπές Θέσεων που συμμετέχει ο χρήστης</text:p>
          </table:table-cell>
          <table:table-cell table:formula="of:=CONCATENATE([.C354];&quot;=&quot;;[.D354])" office:value-type="string" office:string-value="ProfessorCommitteesTitle=Professor's Committees">
            <text:p>ProfessorCommitteesTitle=Professor's Committees</text:p>
          </table:table-cell>
          <table:table-cell table:number-columns-repeated="1016"/>
        </table:table-row>
        <table:table-row table:style-name="ro2">
          <table:table-cell table:style-name="ce1" office:value-type="string">
            <text:p>ProfessorEvaluationsTitle</text:p>
          </table:table-cell>
          <table:table-cell table:style-name="ce1" office:value-type="string">
            <text:p>Θέσεις που συμμετέχει ο χρήστης ως αξιολογητής</text:p>
          </table:table-cell>
          <table:table-cell table:style-name="ce1" office:value-type="string">
            <text:p>ProfessorEvaluationsTitle</text:p>
          </table:table-cell>
          <table:table-cell table:style-name="ce1" office:value-type="string">
            <text:p>Professor's Evaluations</text:p>
          </table:table-cell>
          <table:table-cell table:style-name="ce7" office:value-type="date" office:date-value="2013-12-03">
            <text:p>3/12/2013</text:p>
          </table:table-cell>
          <table:table-cell table:formula="of:=IF([.A355]=[.C355];&quot;OK&quot;;&quot;ERROR&quot;)" office:value-type="string" office:string-value="OK">
            <text:p>OK</text:p>
          </table:table-cell>
          <table:table-cell table:formula="of:=CONCATENATE([.A355];&quot;=&quot;;[.B355])" office:value-type="string" office:string-value="ProfessorEvaluationsTitle=Θέσεις που συμμετέχει ο χρήστης ως αξιολογητής">
            <text:p>ProfessorEvaluationsTitle=Θέσεις που συμμετέχει ο χρήστης ως αξιολογητής</text:p>
          </table:table-cell>
          <table:table-cell table:formula="of:=CONCATENATE([.C355];&quot;=&quot;;[.D355])" office:value-type="string" office:string-value="ProfessorEvaluationsTitle=Professor's Evaluations">
            <text:p>ProfessorEvaluationsTitle=Professor's Evaluations</text:p>
          </table:table-cell>
          <table:table-cell table:number-columns-repeated="1016"/>
        </table:table-row>
        <table:table-row table:style-name="ro2">
          <table:table-cell table:style-name="ce1" office:value-type="string">
            <text:p>Profile</text:p>
          </table:table-cell>
          <table:table-cell table:style-name="ce1" office:value-type="string">
            <text:p>Προφίλ Χρήστη</text:p>
          </table:table-cell>
          <table:table-cell table:style-name="ce1" office:value-type="string">
            <text:p>Profile</text:p>
          </table:table-cell>
          <table:table-cell table:style-name="ce1" office:value-type="string">
            <text:p>Profile</text:p>
          </table:table-cell>
          <table:table-cell table:style-name="ce7" office:value-type="date" office:date-value="2013-12-03">
            <text:p>3/12/2013</text:p>
          </table:table-cell>
          <table:table-cell table:formula="of:=IF([.A356]=[.C356];&quot;OK&quot;;&quot;ERROR&quot;)" office:value-type="string" office:string-value="OK">
            <text:p>OK</text:p>
          </table:table-cell>
          <table:table-cell table:formula="of:=CONCATENATE([.A356];&quot;=&quot;;[.B356])" office:value-type="string" office:string-value="Profile=Προφίλ Χρήστη">
            <text:p>Profile=Προφίλ Χρήστη</text:p>
          </table:table-cell>
          <table:table-cell table:formula="of:=CONCATENATE([.C356];&quot;=&quot;;[.D356])" office:value-type="string" office:string-value="Profile=Profile">
            <text:p>Profile=Profile</text:p>
          </table:table-cell>
          <table:table-cell table:number-columns-repeated="1016"/>
        </table:table-row>
        <table:table-row table:style-name="ro2">
          <table:table-cell table:style-name="ce1" office:value-type="string">
            <text:p>ProfileCheckbox</text:p>
          </table:table-cell>
          <table:table-cell table:style-name="ce1" office:value-type="string">
            <text:p>Δεν υφίσταται βιογραφικό σημείωμα στον ιστότοπο του Ιδρύματος</text:p>
          </table:table-cell>
          <table:table-cell table:style-name="ce1" office:value-type="string">
            <text:p>ProfileCheckbox</text:p>
          </table:table-cell>
          <table:table-cell table:style-name="ce1" office:value-type="string">
            <text:p>My CV is not on the Institution's site.</text:p>
          </table:table-cell>
          <table:table-cell table:style-name="ce7" office:value-type="date" office:date-value="2013-12-03">
            <text:p>3/12/2013</text:p>
          </table:table-cell>
          <table:table-cell table:formula="of:=IF([.A357]=[.C357];&quot;OK&quot;;&quot;ERROR&quot;)" office:value-type="string" office:string-value="OK">
            <text:p>OK</text:p>
          </table:table-cell>
          <table:table-cell table:formula="of:=CONCATENATE([.A357];&quot;=&quot;;[.B357])" office:value-type="string" office:string-value="ProfileCheckbox=Δεν υφίσταται βιογραφικό σημείωμα στον ιστότοπο του Ιδρύματος">
            <text:p>ProfileCheckbox=Δεν υφίσταται βιογραφικό σημείωμα στον ιστότοπο του Ιδρύματος</text:p>
          </table:table-cell>
          <table:table-cell table:formula="of:=CONCATENATE([.C357];&quot;=&quot;;[.D357])" office:value-type="string" office:string-value="ProfileCheckbox=My CV is not on the Institution's site.">
            <text:p>ProfileCheckbox=My CV is not on the Institution's site.</text:p>
          </table:table-cell>
          <table:table-cell table:number-columns-repeated="1016"/>
        </table:table-row>
        <table:table-row table:style-name="ro2">
          <table:table-cell table:style-name="ce1" office:value-type="string">
            <text:p>ProfileFile</text:p>
          </table:table-cell>
          <table:table-cell table:style-name="ce1" office:value-type="string">
            <text:p>Αρχείο Βιογραφικού Σημειώματος</text:p>
          </table:table-cell>
          <table:table-cell table:style-name="ce1" office:value-type="string">
            <text:p>ProfileFile</text:p>
          </table:table-cell>
          <table:table-cell table:style-name="ce1" office:value-type="string">
            <text:p>CV File</text:p>
          </table:table-cell>
          <table:table-cell table:style-name="ce7" office:value-type="date" office:date-value="2013-12-03">
            <text:p>3/12/2013</text:p>
          </table:table-cell>
          <table:table-cell table:formula="of:=IF([.A358]=[.C358];&quot;OK&quot;;&quot;ERROR&quot;)" office:value-type="string" office:string-value="OK">
            <text:p>OK</text:p>
          </table:table-cell>
          <table:table-cell table:formula="of:=CONCATENATE([.A358];&quot;=&quot;;[.B358])" office:value-type="string" office:string-value="ProfileFile=Αρχείο Βιογραφικού Σημειώματος">
            <text:p>ProfileFile=Αρχείο Βιογραφικού Σημειώματος</text:p>
          </table:table-cell>
          <table:table-cell table:formula="of:=CONCATENATE([.C358];&quot;=&quot;;[.D358])" office:value-type="string" office:string-value="ProfileFile=CV File">
            <text:p>ProfileFile=CV File</text:p>
          </table:table-cell>
          <table:table-cell table:number-columns-repeated="1016"/>
        </table:table-row>
        <table:table-row table:style-name="ro2">
          <table:table-cell table:style-name="ce1" office:value-type="string">
            <text:p>Profiles</text:p>
          </table:table-cell>
          <table:table-cell table:style-name="ce1" office:value-type="string">
            <text:p>Προφίλ Χρήστη</text:p>
          </table:table-cell>
          <table:table-cell table:style-name="ce1" office:value-type="string">
            <text:p>Profiles</text:p>
          </table:table-cell>
          <table:table-cell table:style-name="ce1" office:value-type="string">
            <text:p>User profiles</text:p>
          </table:table-cell>
          <table:table-cell table:style-name="ce7" office:value-type="date" office:date-value="2013-12-03">
            <text:p>3/12/2013</text:p>
          </table:table-cell>
          <table:table-cell table:formula="of:=IF([.A359]=[.C359];&quot;OK&quot;;&quot;ERROR&quot;)" office:value-type="string" office:string-value="OK">
            <text:p>OK</text:p>
          </table:table-cell>
          <table:table-cell table:formula="of:=CONCATENATE([.A359];&quot;=&quot;;[.B359])" office:value-type="string" office:string-value="Profiles=Προφίλ Χρήστη">
            <text:p>Profiles=Προφίλ Χρήστη</text:p>
          </table:table-cell>
          <table:table-cell table:formula="of:=CONCATENATE([.C359];&quot;=&quot;;[.D359])" office:value-type="string" office:string-value="Profiles=User profiles">
            <text:p>Profiles=User profiles</text:p>
          </table:table-cell>
          <table:table-cell table:number-columns-repeated="1016"/>
        </table:table-row>
        <table:table-row table:style-name="ro2">
          <table:table-cell table:style-name="ce1" office:value-type="string">
            <text:p>ProfileTitle</text:p>
          </table:table-cell>
          <table:table-cell table:style-name="ce1" office:value-type="string">
            <text:p>Προφίλ Χρήστη στο σύστημα</text:p>
          </table:table-cell>
          <table:table-cell table:style-name="ce1" office:value-type="string">
            <text:p>ProfileTitle</text:p>
          </table:table-cell>
          <table:table-cell table:style-name="ce1" office:value-type="string">
            <text:p>Profile</text:p>
          </table:table-cell>
          <table:table-cell table:style-name="ce7" office:value-type="date" office:date-value="2013-12-03">
            <text:p>3/12/2013</text:p>
          </table:table-cell>
          <table:table-cell table:formula="of:=IF([.A360]=[.C360];&quot;OK&quot;;&quot;ERROR&quot;)" office:value-type="string" office:string-value="OK">
            <text:p>OK</text:p>
          </table:table-cell>
          <table:table-cell table:formula="of:=CONCATENATE([.A360];&quot;=&quot;;[.B360])" office:value-type="string" office:string-value="ProfileTitle=Προφίλ Χρήστη στο σύστημα">
            <text:p>ProfileTitle=Προφίλ Χρήστη στο σύστημα</text:p>
          </table:table-cell>
          <table:table-cell table:formula="of:=CONCATENATE([.C360];&quot;=&quot;;[.D360])" office:value-type="string" office:string-value="ProfileTitle=Profile">
            <text:p>ProfileTitle=Profile</text:p>
          </table:table-cell>
          <table:table-cell table:number-columns-repeated="1016"/>
        </table:table-row>
        <table:table-row table:style-name="ro2">
          <table:table-cell table:style-name="ce1" office:value-type="string">
            <text:p>ProfileURL</text:p>
          </table:table-cell>
          <table:table-cell table:style-name="ce1" office:value-type="string">
            <text:p>URL με το Βιογραφικό Σημείωμα στο δικτυακό τόπο του Ιδρύματος</text:p>
          </table:table-cell>
          <table:table-cell table:style-name="ce1" office:value-type="string">
            <text:p>ProfileURL</text:p>
          </table:table-cell>
          <table:table-cell table:style-name="ce1" office:value-type="string">
            <text:p>URL with CV on your Institution' site</text:p>
          </table:table-cell>
          <table:table-cell table:style-name="ce7" office:value-type="date" office:date-value="2013-12-03">
            <text:p>3/12/2013</text:p>
          </table:table-cell>
          <table:table-cell table:formula="of:=IF([.A361]=[.C361];&quot;OK&quot;;&quot;ERROR&quot;)" office:value-type="string" office:string-value="OK">
            <text:p>OK</text:p>
          </table:table-cell>
          <table:table-cell table:formula="of:=CONCATENATE([.A361];&quot;=&quot;;[.B361])" office:value-type="string" office:string-value="ProfileURL=URL με το Βιογραφικό Σημείωμα στο δικτυακό τόπο του Ιδρύματος">
            <text:p>ProfileURL=URL με το Βιογραφικό Σημείωμα στο δικτυακό τόπο του Ιδρύματος</text:p>
          </table:table-cell>
          <table:table-cell table:formula="of:=CONCATENATE([.C361];&quot;=&quot;;[.D361])" office:value-type="string" office:string-value="ProfileURL=URL with CV on your Institution' site">
            <text:p>ProfileURL=URL with CV on your Institution' site</text:p>
          </table:table-cell>
          <table:table-cell table:number-columns-repeated="1016"/>
        </table:table-row>
        <table:table-row table:style-name="ro2">
          <table:table-cell table:style-name="ce1" office:value-type="string">
            <text:p>ProposedEvaluator</text:p>
          </table:table-cell>
          <table:table-cell table:style-name="ce1" office:value-type="string">
            <text:p>Προτεινόμενος Αξιολογητής</text:p>
          </table:table-cell>
          <table:table-cell table:style-name="ce1" office:value-type="string">
            <text:p>ProposedEvaluator</text:p>
          </table:table-cell>
          <table:table-cell table:style-name="ce1" office:value-type="string">
            <text:p>Proposed Evaluator</text:p>
          </table:table-cell>
          <table:table-cell table:style-name="ce7" office:value-type="date" office:date-value="2013-12-03">
            <text:p>3/12/2013</text:p>
          </table:table-cell>
          <table:table-cell table:formula="of:=IF([.A362]=[.C362];&quot;OK&quot;;&quot;ERROR&quot;)" office:value-type="string" office:string-value="OK">
            <text:p>OK</text:p>
          </table:table-cell>
          <table:table-cell table:formula="of:=CONCATENATE([.A362];&quot;=&quot;;[.B362])" office:value-type="string" office:string-value="ProposedEvaluator=Προτεινόμενος Αξιολογητής">
            <text:p>ProposedEvaluator=Προτεινόμενος Αξιολογητής</text:p>
          </table:table-cell>
          <table:table-cell table:formula="of:=CONCATENATE([.C362];&quot;=&quot;;[.D362])" office:value-type="string" office:string-value="ProposedEvaluator=Proposed Evaluator">
            <text:p>ProposedEvaluator=Proposed Evaluator</text:p>
          </table:table-cell>
          <table:table-cell table:number-columns-repeated="1016"/>
        </table:table-row>
        <table:table-row table:style-name="ro2">
          <table:table-cell table:style-name="ce1" office:value-type="string">
            <text:p>ProposedEvaluators</text:p>
          </table:table-cell>
          <table:table-cell table:style-name="ce1" office:value-type="string">
            <text:p>Προτεινόμενοι Αξιολογητές</text:p>
          </table:table-cell>
          <table:table-cell table:style-name="ce1" office:value-type="string">
            <text:p>ProposedEvaluators</text:p>
          </table:table-cell>
          <table:table-cell table:style-name="ce1" office:value-type="string">
            <text:p>Proposed Evaluators</text:p>
          </table:table-cell>
          <table:table-cell table:style-name="ce7" office:value-type="date" office:date-value="2013-12-03">
            <text:p>3/12/2013</text:p>
          </table:table-cell>
          <table:table-cell table:formula="of:=IF([.A363]=[.C363];&quot;OK&quot;;&quot;ERROR&quot;)" office:value-type="string" office:string-value="OK">
            <text:p>OK</text:p>
          </table:table-cell>
          <table:table-cell table:formula="of:=CONCATENATE([.A363];&quot;=&quot;;[.B363])" office:value-type="string" office:string-value="ProposedEvaluators=Προτεινόμενοι Αξιολογητές">
            <text:p>ProposedEvaluators=Προτεινόμενοι Αξιολογητές</text:p>
          </table:table-cell>
          <table:table-cell table:formula="of:=CONCATENATE([.C363];&quot;=&quot;;[.D363])" office:value-type="string" office:string-value="ProposedEvaluators=Proposed Evaluators">
            <text:p>ProposedEvaluators=Proposed Evaluators</text:p>
          </table:table-cell>
          <table:table-cell table:number-columns-repeated="1016"/>
        </table:table-row>
        <table:table-row table:style-name="ro2">
          <table:table-cell table:style-name="ce1" office:value-type="string">
            <text:p>ProsklisiKosmitoraFile</text:p>
          </table:table-cell>
          <table:table-cell table:style-name="ce1" office:value-type="string">
            <text:p>Πρόσκληση Κοσμήτορα για Σύγκληση της Επιτροπής για επιλογή</text:p>
          </table:table-cell>
          <table:table-cell table:style-name="ce1" office:value-type="string">
            <text:p>ProsklisiKosmitoraFile</text:p>
          </table:table-cell>
          <table:table-cell table:style-name="ce1" office:value-type="string">
            <text:p>Dean's invitation for convocation of Nomination Committee</text:p>
          </table:table-cell>
          <table:table-cell table:style-name="ce7" office:value-type="date" office:date-value="2013-12-03">
            <text:p>3/12/2013</text:p>
          </table:table-cell>
          <table:table-cell table:formula="of:=IF([.A364]=[.C364];&quot;OK&quot;;&quot;ERROR&quot;)" office:value-type="string" office:string-value="OK">
            <text:p>OK</text:p>
          </table:table-cell>
          <table:table-cell table:formula="of:=CONCATENATE([.A364];&quot;=&quot;;[.B364])" office:value-type="string" office:string-value="ProsklisiKosmitoraFile=Πρόσκληση Κοσμήτορα για Σύγκληση της Επιτροπής για επιλογή">
            <text:p>ProsklisiKosmitoraFile=Πρόσκληση Κοσμήτορα για Σύγκληση της Επιτροπής για επιλογή</text:p>
          </table:table-cell>
          <table:table-cell table:formula="of:=CONCATENATE([.C364];&quot;=&quot;;[.D364])" office:value-type="string" office:string-value="ProsklisiKosmitoraFile=Dean's invitation for convocation of Nomination Committee">
            <text:p>ProsklisiKosmitoraFile=Dean's invitation for convocation of Nomination Committee</text:p>
          </table:table-cell>
          <table:table-cell table:number-columns-repeated="1016"/>
        </table:table-row>
        <table:table-row table:style-name="ro2">
          <table:table-cell table:style-name="ce1" office:value-type="string">
            <text:p>PtyxioFileList</text:p>
          </table:table-cell>
          <table:table-cell table:style-name="ce1" office:value-type="string">
            <text:p>Αντίγραφα πτυχίων</text:p>
          </table:table-cell>
          <table:table-cell table:style-name="ce1" office:value-type="string">
            <text:p>PtyxioFileList</text:p>
          </table:table-cell>
          <table:table-cell table:style-name="ce1" office:value-type="string">
            <text:p>Diplomas</text:p>
          </table:table-cell>
          <table:table-cell table:style-name="ce7" office:value-type="date" office:date-value="2013-12-03">
            <text:p>3/12/2013</text:p>
          </table:table-cell>
          <table:table-cell table:formula="of:=IF([.A365]=[.C365];&quot;OK&quot;;&quot;ERROR&quot;)" office:value-type="string" office:string-value="OK">
            <text:p>OK</text:p>
          </table:table-cell>
          <table:table-cell table:formula="of:=CONCATENATE([.A365];&quot;=&quot;;[.B365])" office:value-type="string" office:string-value="PtyxioFileList=Αντίγραφα πτυχίων">
            <text:p>PtyxioFileList=Αντίγραφα πτυχίων</text:p>
          </table:table-cell>
          <table:table-cell table:formula="of:=CONCATENATE([.C365];&quot;=&quot;;[.D365])" office:value-type="string" office:string-value="PtyxioFileList=Diplomas">
            <text:p>PtyxioFileList=Diplomas</text:p>
          </table:table-cell>
          <table:table-cell table:number-columns-repeated="1016"/>
        </table:table-row>
        <table:table-row table:style-name="ro2">
          <table:table-cell table:style-name="ce1" office:value-type="string">
            <text:p>PublicationsFiles</text:p>
          </table:table-cell>
          <table:table-cell table:style-name="ce1" office:value-type="string">
            <text:p>Δημοσιεύσεις</text:p>
          </table:table-cell>
          <table:table-cell table:style-name="ce1" office:value-type="string">
            <text:p>PublicationsFiles</text:p>
          </table:table-cell>
          <table:table-cell table:style-name="ce1" office:value-type="string">
            <text:p>Publications</text:p>
          </table:table-cell>
          <table:table-cell table:style-name="ce7" office:value-type="date" office:date-value="2013-12-03">
            <text:p>3/12/2013</text:p>
          </table:table-cell>
          <table:table-cell table:formula="of:=IF([.A366]=[.C366];&quot;OK&quot;;&quot;ERROR&quot;)" office:value-type="string" office:string-value="OK">
            <text:p>OK</text:p>
          </table:table-cell>
          <table:table-cell table:formula="of:=CONCATENATE([.A366];&quot;=&quot;;[.B366])" office:value-type="string" office:string-value="PublicationsFiles=Δημοσιεύσεις">
            <text:p>PublicationsFiles=Δημοσιεύσεις</text:p>
          </table:table-cell>
          <table:table-cell table:formula="of:=CONCATENATE([.C366];&quot;=&quot;;[.D366])" office:value-type="string" office:string-value="PublicationsFiles=Publications">
            <text:p>PublicationsFiles=Publications</text:p>
          </table:table-cell>
          <table:table-cell table:number-columns-repeated="1016"/>
        </table:table-row>
        <table:table-row table:style-name="ro2">
          <table:table-cell table:style-name="ce1" office:value-type="string">
            <text:p>Rank</text:p>
          </table:table-cell>
          <table:table-cell table:style-name="ce1" office:value-type="string">
            <text:p>Βαθμίδα</text:p>
          </table:table-cell>
          <table:table-cell table:style-name="ce1" office:value-type="string">
            <text:p>Rank</text:p>
          </table:table-cell>
          <table:table-cell table:style-name="ce1" office:value-type="string">
            <text:p>Rank</text:p>
          </table:table-cell>
          <table:table-cell table:style-name="ce7" office:value-type="date" office:date-value="2013-12-03">
            <text:p>3/12/2013</text:p>
          </table:table-cell>
          <table:table-cell table:formula="of:=IF([.A367]=[.C367];&quot;OK&quot;;&quot;ERROR&quot;)" office:value-type="string" office:string-value="OK">
            <text:p>OK</text:p>
          </table:table-cell>
          <table:table-cell table:formula="of:=CONCATENATE([.A367];&quot;=&quot;;[.B367])" office:value-type="string" office:string-value="Rank=Βαθμίδα">
            <text:p>Rank=Βαθμίδα</text:p>
          </table:table-cell>
          <table:table-cell table:formula="of:=CONCATENATE([.C367];&quot;=&quot;;[.D367])" office:value-type="string" office:string-value="Rank=Rank">
            <text:p>Rank=Rank</text:p>
          </table:table-cell>
          <table:table-cell table:number-columns-repeated="1016"/>
        </table:table-row>
        <table:table-row table:style-name="ro2">
          <table:table-cell table:style-name="ce1" office:value-type="string">
            <text:p>Register</text:p>
          </table:table-cell>
          <table:table-cell table:style-name="ce1" office:value-type="string">
            <text:p>Μητρώο</text:p>
          </table:table-cell>
          <table:table-cell table:style-name="ce1" office:value-type="string">
            <text:p>Register</text:p>
          </table:table-cell>
          <table:table-cell table:style-name="ce1" office:value-type="string">
            <text:p>Registry</text:p>
          </table:table-cell>
          <table:table-cell table:style-name="ce7" office:value-type="date" office:date-value="2013-12-03">
            <text:p>3/12/2013</text:p>
          </table:table-cell>
          <table:table-cell table:formula="of:=IF([.A368]=[.C368];&quot;OK&quot;;&quot;ERROR&quot;)" office:value-type="string" office:string-value="OK">
            <text:p>OK</text:p>
          </table:table-cell>
          <table:table-cell table:formula="of:=CONCATENATE([.A368];&quot;=&quot;;[.B368])" office:value-type="string" office:string-value="Register=Μητρώο">
            <text:p>Register=Μητρώο</text:p>
          </table:table-cell>
          <table:table-cell table:formula="of:=CONCATENATE([.C368];&quot;=&quot;;[.D368])" office:value-type="string" office:string-value="Register=Registry">
            <text:p>Register=Registry</text:p>
          </table:table-cell>
          <table:table-cell table:number-columns-repeated="1016"/>
        </table:table-row>
        <table:table-row table:style-name="ro2">
          <table:table-cell table:style-name="ce1" office:value-type="string">
            <text:p>RegisterFile</text:p>
          </table:table-cell>
          <table:table-cell table:style-name="ce1" office:value-type="string">
            <text:p>Αρχείο Μητρώου</text:p>
          </table:table-cell>
          <table:table-cell table:style-name="ce1" office:value-type="string">
            <text:p>RegisterFile</text:p>
          </table:table-cell>
          <table:table-cell table:style-name="ce1" office:value-type="string">
            <text:p>Registry File</text:p>
          </table:table-cell>
          <table:table-cell table:style-name="ce7" office:value-type="date" office:date-value="2013-12-03">
            <text:p>3/12/2013</text:p>
          </table:table-cell>
          <table:table-cell table:formula="of:=IF([.A369]=[.C369];&quot;OK&quot;;&quot;ERROR&quot;)" office:value-type="string" office:string-value="OK">
            <text:p>OK</text:p>
          </table:table-cell>
          <table:table-cell table:formula="of:=CONCATENATE([.A369];&quot;=&quot;;[.B369])" office:value-type="string" office:string-value="RegisterFile=Αρχείο Μητρώου">
            <text:p>RegisterFile=Αρχείο Μητρώου</text:p>
          </table:table-cell>
          <table:table-cell table:formula="of:=CONCATENATE([.C369];&quot;=&quot;;[.D369])" office:value-type="string" office:string-value="RegisterFile=Registry File">
            <text:p>RegisterFile=Registry File</text:p>
          </table:table-cell>
          <table:table-cell table:number-columns-repeated="1016"/>
        </table:table-row>
        <table:table-row table:style-name="ro2">
          <table:table-cell table:style-name="ce1" office:value-type="string">
            <text:p>RegisterMember</text:p>
          </table:table-cell>
          <table:table-cell table:style-name="ce1" office:value-type="string">
            <text:p>Μέλος Μητρώου</text:p>
          </table:table-cell>
          <table:table-cell table:style-name="ce1" office:value-type="string">
            <text:p>RegisterMember</text:p>
          </table:table-cell>
          <table:table-cell table:style-name="ce1" office:value-type="string">
            <text:p>Registry Member</text:p>
          </table:table-cell>
          <table:table-cell table:style-name="ce7" office:value-type="date" office:date-value="2013-12-03">
            <text:p>3/12/2013</text:p>
          </table:table-cell>
          <table:table-cell table:formula="of:=IF([.A370]=[.C370];&quot;OK&quot;;&quot;ERROR&quot;)" office:value-type="string" office:string-value="OK">
            <text:p>OK</text:p>
          </table:table-cell>
          <table:table-cell table:formula="of:=CONCATENATE([.A370];&quot;=&quot;;[.B370])" office:value-type="string" office:string-value="RegisterMember=Μέλος Μητρώου">
            <text:p>RegisterMember=Μέλος Μητρώου</text:p>
          </table:table-cell>
          <table:table-cell table:formula="of:=CONCATENATE([.C370];&quot;=&quot;;[.D370])" office:value-type="string" office:string-value="RegisterMember=Registry Member">
            <text:p>RegisterMember=Registry Member</text:p>
          </table:table-cell>
          <table:table-cell table:number-columns-repeated="1016"/>
        </table:table-row>
        <table:table-row table:style-name="ro2">
          <table:table-cell table:style-name="ce1" office:value-type="string">
            <text:p>RegisterMemberExternal</text:p>
          </table:table-cell>
          <table:table-cell table:style-name="ce1" office:value-type="string">
            <text:p>Εξωτερικό Μέλος</text:p>
          </table:table-cell>
          <table:table-cell table:style-name="ce1" office:value-type="string">
            <text:p>RegisterMemberExternal</text:p>
          </table:table-cell>
          <table:table-cell table:style-name="ce1" office:value-type="string">
            <text:p>External Member</text:p>
          </table:table-cell>
          <table:table-cell table:style-name="ce7" office:value-type="date" office:date-value="2013-12-03">
            <text:p>3/12/2013</text:p>
          </table:table-cell>
          <table:table-cell table:formula="of:=IF([.A371]=[.C371];&quot;OK&quot;;&quot;ERROR&quot;)" office:value-type="string" office:string-value="OK">
            <text:p>OK</text:p>
          </table:table-cell>
          <table:table-cell table:formula="of:=CONCATENATE([.A371];&quot;=&quot;;[.B371])" office:value-type="string" office:string-value="RegisterMemberExternal=Εξωτερικό Μέλος">
            <text:p>RegisterMemberExternal=Εξωτερικό Μέλος</text:p>
          </table:table-cell>
          <table:table-cell table:formula="of:=CONCATENATE([.C371];&quot;=&quot;;[.D371])" office:value-type="string" office:string-value="RegisterMemberExternal=External Member">
            <text:p>RegisterMemberExternal=External Member</text:p>
          </table:table-cell>
          <table:table-cell table:number-columns-repeated="1016"/>
        </table:table-row>
        <table:table-row table:style-name="ro2">
          <table:table-cell table:style-name="ce1" office:value-type="string">
            <text:p>RegisterMemberInternal</text:p>
          </table:table-cell>
          <table:table-cell table:style-name="ce1" office:value-type="string">
            <text:p>Εσωτερικό Μέλος</text:p>
          </table:table-cell>
          <table:table-cell table:style-name="ce1" office:value-type="string">
            <text:p>RegisterMemberInternal</text:p>
          </table:table-cell>
          <table:table-cell table:style-name="ce1" office:value-type="string">
            <text:p>Internal Member</text:p>
          </table:table-cell>
          <table:table-cell table:style-name="ce7" office:value-type="date" office:date-value="2013-12-03">
            <text:p>3/12/2013</text:p>
          </table:table-cell>
          <table:table-cell table:formula="of:=IF([.A372]=[.C372];&quot;OK&quot;;&quot;ERROR&quot;)" office:value-type="string" office:string-value="OK">
            <text:p>OK</text:p>
          </table:table-cell>
          <table:table-cell table:formula="of:=CONCATENATE([.A372];&quot;=&quot;;[.B372])" office:value-type="string" office:string-value="RegisterMemberInternal=Εσωτερικό Μέλος">
            <text:p>RegisterMemberInternal=Εσωτερικό Μέλος</text:p>
          </table:table-cell>
          <table:table-cell table:formula="of:=CONCATENATE([.C372];&quot;=&quot;;[.D372])" office:value-type="string" office:string-value="RegisterMemberInternal=Internal Member">
            <text:p>RegisterMemberInternal=Internal Member</text:p>
          </table:table-cell>
          <table:table-cell table:number-columns-repeated="1016"/>
        </table:table-row>
        <table:table-row table:style-name="ro2">
          <table:table-cell table:style-name="ce1" office:value-type="string">
            <text:p>RegisterMembers</text:p>
          </table:table-cell>
          <table:table-cell table:style-name="ce1" office:value-type="string">
            <text:p>Μέλη Μητρώου</text:p>
          </table:table-cell>
          <table:table-cell table:style-name="ce1" office:value-type="string">
            <text:p>RegisterMembers</text:p>
          </table:table-cell>
          <table:table-cell table:style-name="ce1" office:value-type="string">
            <text:p>Registry Members</text:p>
          </table:table-cell>
          <table:table-cell table:style-name="ce7" office:value-type="date" office:date-value="2013-12-03">
            <text:p>3/12/2013</text:p>
          </table:table-cell>
          <table:table-cell table:formula="of:=IF([.A373]=[.C373];&quot;OK&quot;;&quot;ERROR&quot;)" office:value-type="string" office:string-value="OK">
            <text:p>OK</text:p>
          </table:table-cell>
          <table:table-cell table:formula="of:=CONCATENATE([.A373];&quot;=&quot;;[.B373])" office:value-type="string" office:string-value="RegisterMembers=Μέλη Μητρώου">
            <text:p>RegisterMembers=Μέλη Μητρώου</text:p>
          </table:table-cell>
          <table:table-cell table:formula="of:=CONCATENATE([.C373];&quot;=&quot;;[.D373])" office:value-type="string" office:string-value="RegisterMembers=Registry Members">
            <text:p>RegisterMembers=Registry Members</text:p>
          </table:table-cell>
          <table:table-cell table:number-columns-repeated="1016"/>
        </table:table-row>
        <table:table-row table:style-name="ro2">
          <table:table-cell table:style-name="ce1" office:value-type="string">
            <text:p>RegistersTitle</text:p>
          </table:table-cell>
          <table:table-cell table:style-name="ce1" office:value-type="string">
            <text:p>Μητρώα Ιδρυμάτων</text:p>
          </table:table-cell>
          <table:table-cell table:style-name="ce1" office:value-type="string">
            <text:p>RegistersTitle</text:p>
          </table:table-cell>
          <table:table-cell table:style-name="ce1" office:value-type="string">
            <text:p>Institution Registries List</text:p>
          </table:table-cell>
          <table:table-cell table:style-name="ce7" office:value-type="date" office:date-value="2013-12-03">
            <text:p>3/12/2013</text:p>
          </table:table-cell>
          <table:table-cell table:formula="of:=IF([.A374]=[.C374];&quot;OK&quot;;&quot;ERROR&quot;)" office:value-type="string" office:string-value="OK">
            <text:p>OK</text:p>
          </table:table-cell>
          <table:table-cell table:formula="of:=CONCATENATE([.A374];&quot;=&quot;;[.B374])" office:value-type="string" office:string-value="RegistersTitle=Μητρώα Ιδρυμάτων">
            <text:p>RegistersTitle=Μητρώα Ιδρυμάτων</text:p>
          </table:table-cell>
          <table:table-cell table:formula="of:=CONCATENATE([.C374];&quot;=&quot;;[.D374])" office:value-type="string" office:string-value="RegistersTitle=Institution Registries List">
            <text:p>RegistersTitle=Institution Registries List</text:p>
          </table:table-cell>
          <table:table-cell table:number-columns-repeated="1016"/>
        </table:table-row>
        <table:table-row table:style-name="ro2">
          <table:table-cell table:style-name="ce1" office:value-type="string">
            <text:p>Registration</text:p>
          </table:table-cell>
          <table:table-cell table:style-name="ce1" office:value-type="string">
            <text:p>Εγγραφή Χρήστη</text:p>
          </table:table-cell>
          <table:table-cell table:style-name="ce1" office:value-type="string">
            <text:p>Registration</text:p>
          </table:table-cell>
          <table:table-cell table:style-name="ce1" office:value-type="string">
            <text:p>User Registation</text:p>
          </table:table-cell>
          <table:table-cell table:style-name="ce7" office:value-type="date" office:date-value="2013-12-03">
            <text:p>3/12/2013</text:p>
          </table:table-cell>
          <table:table-cell table:formula="of:=IF([.A375]=[.C375];&quot;OK&quot;;&quot;ERROR&quot;)" office:value-type="string" office:string-value="OK">
            <text:p>OK</text:p>
          </table:table-cell>
          <table:table-cell table:formula="of:=CONCATENATE([.A375];&quot;=&quot;;[.B375])" office:value-type="string" office:string-value="Registration=Εγγραφή Χρήστη">
            <text:p>Registration=Εγγραφή Χρήστη</text:p>
          </table:table-cell>
          <table:table-cell table:formula="of:=CONCATENATE([.C375];&quot;=&quot;;[.D375])" office:value-type="string" office:string-value="Registration=User Registation">
            <text:p>Registration=User Registation</text:p>
          </table:table-cell>
          <table:table-cell table:number-columns-repeated="1016"/>
        </table:table-row>
        <table:table-row table:style-name="ro2">
          <table:table-cell table:style-name="ce1" office:value-type="string">
            <text:p>RegistrationForm</text:p>
          </table:table-cell>
          <table:table-cell table:style-name="ce1" office:value-type="string">
            <text:p>Εγγραφή Χρήστη</text:p>
          </table:table-cell>
          <table:table-cell table:style-name="ce1" office:value-type="string">
            <text:p>RegistrationForm</text:p>
          </table:table-cell>
          <table:table-cell table:style-name="ce1" office:value-type="string">
            <text:p>User Registration Form</text:p>
          </table:table-cell>
          <table:table-cell table:style-name="ce7" office:value-type="date" office:date-value="2013-12-03">
            <text:p>3/12/2013</text:p>
          </table:table-cell>
          <table:table-cell table:formula="of:=IF([.A376]=[.C376];&quot;OK&quot;;&quot;ERROR&quot;)" office:value-type="string" office:string-value="OK">
            <text:p>OK</text:p>
          </table:table-cell>
          <table:table-cell table:formula="of:=CONCATENATE([.A376];&quot;=&quot;;[.B376])" office:value-type="string" office:string-value="RegistrationForm=Εγγραφή Χρήστη">
            <text:p>RegistrationForm=Εγγραφή Χρήστη</text:p>
          </table:table-cell>
          <table:table-cell table:formula="of:=CONCATENATE([.C376];&quot;=&quot;;[.D376])" office:value-type="string" office:string-value="RegistrationForm=User Registration Form">
            <text:p>RegistrationForm=User Registration Form</text:p>
          </table:table-cell>
          <table:table-cell table:number-columns-repeated="1016"/>
        </table:table-row>
        <table:table-row table:style-name="ro2">
          <table:table-cell table:style-name="ce1" office:value-type="string">
            <text:p>RegistrationSuccess</text:p>
          </table:table-cell>
          <table:table-cell table:style-name="ce1" office:value-type="string">
            <text:p>Επιτυχής εγγραφή χρήστη</text:p>
          </table:table-cell>
          <table:table-cell table:style-name="ce1" office:value-type="string">
            <text:p>RegistrationSuccess</text:p>
          </table:table-cell>
          <table:table-cell table:style-name="ce1" office:value-type="string">
            <text:p>Successful user registration</text:p>
          </table:table-cell>
          <table:table-cell table:style-name="ce7" office:value-type="date" office:date-value="2013-12-03">
            <text:p>3/12/2013</text:p>
          </table:table-cell>
          <table:table-cell table:formula="of:=IF([.A377]=[.C377];&quot;OK&quot;;&quot;ERROR&quot;)" office:value-type="string" office:string-value="OK">
            <text:p>OK</text:p>
          </table:table-cell>
          <table:table-cell table:formula="of:=CONCATENATE([.A377];&quot;=&quot;;[.B377])" office:value-type="string" office:string-value="RegistrationSuccess=Επιτυχής εγγραφή χρήστη">
            <text:p>RegistrationSuccess=Επιτυχής εγγραφή χρήστη</text:p>
          </table:table-cell>
          <table:table-cell table:formula="of:=CONCATENATE([.C377];&quot;=&quot;;[.D377])" office:value-type="string" office:string-value="RegistrationSuccess=Successful user registration">
            <text:p>RegistrationSuccess=Successful user registration</text:p>
          </table:table-cell>
          <table:table-cell table:number-columns-repeated="1016"/>
        </table:table-row>
        <table:table-row table:style-name="ro2">
          <table:table-cell table:style-name="ce1" office:value-type="string">
            <text:p>RoleStatus</text:p>
          </table:table-cell>
          <table:table-cell table:style-name="ce1" office:value-type="string">
            <text:p>Κατάσταση Προφίλ</text:p>
          </table:table-cell>
          <table:table-cell table:style-name="ce1" office:value-type="string">
            <text:p>RoleStatus</text:p>
          </table:table-cell>
          <table:table-cell table:style-name="ce1" office:value-type="string">
            <text:p>Profile Status</text:p>
          </table:table-cell>
          <table:table-cell table:style-name="ce7" office:value-type="date" office:date-value="2013-12-03">
            <text:p>3/12/2013</text:p>
          </table:table-cell>
          <table:table-cell table:formula="of:=IF([.A378]=[.C378];&quot;OK&quot;;&quot;ERROR&quot;)" office:value-type="string" office:string-value="OK">
            <text:p>OK</text:p>
          </table:table-cell>
          <table:table-cell table:formula="of:=CONCATENATE([.A378];&quot;=&quot;;[.B378])" office:value-type="string" office:string-value="RoleStatus=Κατάσταση Προφίλ">
            <text:p>RoleStatus=Κατάσταση Προφίλ</text:p>
          </table:table-cell>
          <table:table-cell table:formula="of:=CONCATENATE([.C378];&quot;=&quot;;[.D378])" office:value-type="string" office:string-value="RoleStatus=Profile Status">
            <text:p>RoleStatus=Profile Status</text:p>
          </table:table-cell>
          <table:table-cell table:number-columns-repeated="1016"/>
        </table:table-row>
        <table:table-row table:style-name="ro2">
          <table:table-cell table:style-name="ce1" office:value-type="string">
            <text:p>SaveInstructions</text:p>
          </table:table-cell>
          <table:table-cell table:style-name="ce1" office:value-type="string">
            <text:p>Για να αποθηκευτούν οι ενέργειές σας πατήστε το κουμπί "Αποθήκευση". Σε περίπτωση που αυτό είναι ανένεργο, οι ενέργειες σας έχουν ήδη αποθηκευτεί.</text:p>
          </table:table-cell>
          <table:table-cell table:style-name="ce1" office:value-type="string">
            <text:p>SaveInstructions</text:p>
          </table:table-cell>
          <table:table-cell table:style-name="ce1" office:value-type="string">
            <text:p>Press Save to submit your changes. If the button is disabled your changes have already been saved.</text:p>
          </table:table-cell>
          <table:table-cell table:style-name="ce7" office:value-type="date" office:date-value="2013-12-03">
            <text:p>3/12/2013</text:p>
          </table:table-cell>
          <table:table-cell table:formula="of:=IF([.A379]=[.C379];&quot;OK&quot;;&quot;ERROR&quot;)" office:value-type="string" office:string-value="OK">
            <text:p>OK</text:p>
          </table:table-cell>
          <table:table-cell table:formula="of:=CONCATENATE([.A379];&quot;=&quot;;[.B379])" office:value-type="string" office:string-value="SaveInstructions=Για να αποθηκευτούν οι ενέργειές σας πατήστε το κουμπί &quot;Αποθήκευση&quot;. Σε περίπτωση που αυτό είναι ανένεργο, οι ενέργειες σας έχουν ήδη αποθηκευτεί.">
            <text:p>SaveInstructions=Για να αποθηκευτούν οι ενέργειές σας πατήστε το κουμπί "Αποθήκευση". Σε περίπτωση που αυτό είναι ανένεργο, οι ενέργειες σας έχουν ήδη αποθηκευτεί.</text:p>
          </table:table-cell>
          <table:table-cell table:formula="of:=CONCATENATE([.C379];&quot;=&quot;;[.D379])" office:value-type="string" office:string-value="SaveInstructions=Press Save to submit your changes. If the button is disabled your changes have already been saved.">
            <text:p>SaveInstructions=Press Save to submit your changes. If the button is disabled your changes have already been saved.</text:p>
          </table:table-cell>
          <table:table-cell table:number-columns-repeated="1016"/>
        </table:table-row>
        <table:table-row table:style-name="ro2">
          <table:table-cell table:style-name="ce1" office:value-type="string">
            <text:p>School</text:p>
          </table:table-cell>
          <table:table-cell table:style-name="ce1" office:value-type="string">
            <text:p>Σχολή/-</text:p>
          </table:table-cell>
          <table:table-cell table:style-name="ce1" office:value-type="string">
            <text:p>School</text:p>
          </table:table-cell>
          <table:table-cell table:style-name="ce1" office:value-type="string">
            <text:p>School / -</text:p>
          </table:table-cell>
          <table:table-cell table:style-name="ce7" office:value-type="date" office:date-value="2013-12-03">
            <text:p>3/12/2013</text:p>
          </table:table-cell>
          <table:table-cell table:formula="of:=IF([.A380]=[.C380];&quot;OK&quot;;&quot;ERROR&quot;)" office:value-type="string" office:string-value="OK">
            <text:p>OK</text:p>
          </table:table-cell>
          <table:table-cell table:formula="of:=CONCATENATE([.A380];&quot;=&quot;;[.B380])" office:value-type="string" office:string-value="School=Σχολή/-">
            <text:p>School=Σχολή/-</text:p>
          </table:table-cell>
          <table:table-cell table:formula="of:=CONCATENATE([.C380];&quot;=&quot;;[.D380])" office:value-type="string" office:string-value="School=School / -">
            <text:p>School=School / -</text:p>
          </table:table-cell>
          <table:table-cell table:number-columns-repeated="1016"/>
        </table:table-row>
        <table:table-row table:style-name="ro2">
          <table:table-cell table:style-name="ce1" office:value-type="string">
            <text:p>SecondNominatedCandidacy</text:p>
          </table:table-cell>
          <table:table-cell table:style-name="ce1" office:value-type="string">
            <text:p>Δεύτερος καταλληλότερος υποψήφιος</text:p>
          </table:table-cell>
          <table:table-cell table:style-name="ce1" office:value-type="string">
            <text:p>SecondNominatedCandidacy</text:p>
          </table:table-cell>
          <table:table-cell table:style-name="ce1" office:value-type="string">
            <text:p>Second Most Appropriate Candidate</text:p>
          </table:table-cell>
          <table:table-cell table:style-name="ce7" office:value-type="date" office:date-value="2013-12-03">
            <text:p>3/12/2013</text:p>
          </table:table-cell>
          <table:table-cell table:formula="of:=IF([.A381]=[.C381];&quot;OK&quot;;&quot;ERROR&quot;)" office:value-type="string" office:string-value="OK">
            <text:p>OK</text:p>
          </table:table-cell>
          <table:table-cell table:formula="of:=CONCATENATE([.A381];&quot;=&quot;;[.B381])" office:value-type="string" office:string-value="SecondNominatedCandidacy=Δεύτερος καταλληλότερος υποψήφιος">
            <text:p>SecondNominatedCandidacy=Δεύτερος καταλληλότερος υποψήφιος</text:p>
          </table:table-cell>
          <table:table-cell table:formula="of:=CONCATENATE([.C381];&quot;=&quot;;[.D381])" office:value-type="string" office:string-value="SecondNominatedCandidacy=Second Most Appropriate Candidate">
            <text:p>SecondNominatedCandidacy=Second Most Appropriate Candidate</text:p>
          </table:table-cell>
          <table:table-cell table:number-columns-repeated="1016"/>
        </table:table-row>
        <table:table-row table:style-name="ro2">
          <table:table-cell table:style-name="ce1" office:value-type="string">
            <text:p>Sector</text:p>
          </table:table-cell>
          <table:table-cell table:style-name="ce1" office:value-type="string">
            <text:p>Θεματική Περιοχή</text:p>
          </table:table-cell>
          <table:table-cell table:style-name="ce1" office:value-type="string">
            <text:p>Sector</text:p>
          </table:table-cell>
          <table:table-cell table:style-name="ce1" office:value-type="string">
            <text:p>Thematic Area</text:p>
          </table:table-cell>
          <table:table-cell table:style-name="ce7" office:value-type="date" office:date-value="2013-12-03">
            <text:p>3/12/2013</text:p>
          </table:table-cell>
          <table:table-cell table:formula="of:=IF([.A382]=[.C382];&quot;OK&quot;;&quot;ERROR&quot;)" office:value-type="string" office:string-value="OK">
            <text:p>OK</text:p>
          </table:table-cell>
          <table:table-cell table:formula="of:=CONCATENATE([.A382];&quot;=&quot;;[.B382])" office:value-type="string" office:string-value="Sector=Θεματική Περιοχή">
            <text:p>Sector=Θεματική Περιοχή</text:p>
          </table:table-cell>
          <table:table-cell table:formula="of:=CONCATENATE([.C382];&quot;=&quot;;[.D382])" office:value-type="string" office:string-value="Sector=Thematic Area">
            <text:p>Sector=Thematic Area</text:p>
          </table:table-cell>
          <table:table-cell table:number-columns-repeated="1016"/>
        </table:table-row>
        <table:table-row table:style-name="ro2">
          <table:table-cell table:style-name="ce1" office:value-type="string">
            <text:p>ShibbolethAffiliation</text:p>
          </table:table-cell>
          <table:table-cell table:style-name="ce1" office:value-type="string">
            <text:p>Ιδιότητα</text:p>
          </table:table-cell>
          <table:table-cell table:style-name="ce1" office:value-type="string">
            <text:p>ShibbolethAffiliation</text:p>
          </table:table-cell>
          <table:table-cell table:style-name="ce1" office:value-type="string">
            <text:p>Affiliation</text:p>
          </table:table-cell>
          <table:table-cell table:style-name="ce7" office:value-type="date" office:date-value="2013-12-03">
            <text:p>3/12/2013</text:p>
          </table:table-cell>
          <table:table-cell table:formula="of:=IF([.A383]=[.C383];&quot;OK&quot;;&quot;ERROR&quot;)" office:value-type="string" office:string-value="OK">
            <text:p>OK</text:p>
          </table:table-cell>
          <table:table-cell table:formula="of:=CONCATENATE([.A383];&quot;=&quot;;[.B383])" office:value-type="string" office:string-value="ShibbolethAffiliation=Ιδιότητα">
            <text:p>ShibbolethAffiliation=Ιδιότητα</text:p>
          </table:table-cell>
          <table:table-cell table:formula="of:=CONCATENATE([.C383];&quot;=&quot;;[.D383])" office:value-type="string" office:string-value="ShibbolethAffiliation=Affiliation">
            <text:p>ShibbolethAffiliation=Affiliation</text:p>
          </table:table-cell>
          <table:table-cell table:number-columns-repeated="1016"/>
        </table:table-row>
        <table:table-row table:style-name="ro2">
          <table:table-cell table:style-name="ce1" office:value-type="string">
            <text:p>ShibbolethFields</text:p>
          </table:table-cell>
          <table:table-cell table:style-name="ce1" office:value-type="string">
            <text:p>Πεδία που επεστράφησαν από τον Κατάλογο του Ιδρύματος</text:p>
          </table:table-cell>
          <table:table-cell table:style-name="ce1" office:value-type="string">
            <text:p>ShibbolethFields</text:p>
          </table:table-cell>
          <table:table-cell table:style-name="ce1" office:value-type="string">
            <text:p>Fields specified from your home organization</text:p>
          </table:table-cell>
          <table:table-cell table:style-name="ce7" office:value-type="date" office:date-value="2013-12-03">
            <text:p>3/12/2013</text:p>
          </table:table-cell>
          <table:table-cell table:formula="of:=IF([.A384]=[.C384];&quot;OK&quot;;&quot;ERROR&quot;)" office:value-type="string" office:string-value="OK">
            <text:p>OK</text:p>
          </table:table-cell>
          <table:table-cell table:formula="of:=CONCATENATE([.A384];&quot;=&quot;;[.B384])" office:value-type="string" office:string-value="ShibbolethFields=Πεδία που επεστράφησαν από τον Κατάλογο του Ιδρύματος">
            <text:p>ShibbolethFields=Πεδία που επεστράφησαν από τον Κατάλογο του Ιδρύματος</text:p>
          </table:table-cell>
          <table:table-cell table:formula="of:=CONCATENATE([.C384];&quot;=&quot;;[.D384])" office:value-type="string" office:string-value="ShibbolethFields=Fields specified from your home organization">
            <text:p>ShibbolethFields=Fields specified from your home organization</text:p>
          </table:table-cell>
          <table:table-cell table:number-columns-repeated="1016"/>
        </table:table-row>
        <table:table-row table:style-name="ro2">
          <table:table-cell table:style-name="ce1" office:value-type="string">
            <text:p>ShibbolethGivenName</text:p>
          </table:table-cell>
          <table:table-cell table:style-name="ce1" office:value-type="string">
            <text:p>Όνομα</text:p>
          </table:table-cell>
          <table:table-cell table:style-name="ce1" office:value-type="string">
            <text:p>ShibbolethGivenName</text:p>
          </table:table-cell>
          <table:table-cell table:style-name="ce1" office:value-type="string">
            <text:p>Name</text:p>
          </table:table-cell>
          <table:table-cell table:style-name="ce7" office:value-type="date" office:date-value="2013-12-03">
            <text:p>3/12/2013</text:p>
          </table:table-cell>
          <table:table-cell table:formula="of:=IF([.A385]=[.C385];&quot;OK&quot;;&quot;ERROR&quot;)" office:value-type="string" office:string-value="OK">
            <text:p>OK</text:p>
          </table:table-cell>
          <table:table-cell table:formula="of:=CONCATENATE([.A385];&quot;=&quot;;[.B385])" office:value-type="string" office:string-value="ShibbolethGivenName=Όνομα">
            <text:p>ShibbolethGivenName=Όνομα</text:p>
          </table:table-cell>
          <table:table-cell table:formula="of:=CONCATENATE([.C385];&quot;=&quot;;[.D385])" office:value-type="string" office:string-value="ShibbolethGivenName=Name">
            <text:p>ShibbolethGivenName=Name</text:p>
          </table:table-cell>
          <table:table-cell table:number-columns-repeated="1016"/>
        </table:table-row>
        <table:table-row table:style-name="ro2">
          <table:table-cell table:style-name="ce1" office:value-type="string">
            <text:p>ShibbolethLogin</text:p>
          </table:table-cell>
          <table:table-cell table:style-name="ce1" office:value-type="string">
            <text:p>Είσοδος μέσω οικείου φορέα (μόνο για Καθηγητές/Ερευνητές Ημεδαπής Α' και Β' βαθμίδας)</text:p>
          </table:table-cell>
          <table:table-cell table:style-name="ce1" office:value-type="string">
            <text:p>ShibbolethLogin</text:p>
          </table:table-cell>
          <table:table-cell table:style-name="ce1" office:value-type="string">
            <text:p>Home organization Login</text:p>
          </table:table-cell>
          <table:table-cell table:style-name="ce7" office:value-type="date" office:date-value="2013-12-03">
            <text:p>3/12/2013</text:p>
          </table:table-cell>
          <table:table-cell table:formula="of:=IF([.A386]=[.C386];&quot;OK&quot;;&quot;ERROR&quot;)" office:value-type="string" office:string-value="OK">
            <text:p>OK</text:p>
          </table:table-cell>
          <table:table-cell table:formula="of:=CONCATENATE([.A386];&quot;=&quot;;[.B386])" office:value-type="string" office:string-value="ShibbolethLogin=Είσοδος μέσω οικείου φορέα (μόνο για Καθηγητές/Ερευνητές Ημεδαπής Α' και Β' βαθμίδας)">
            <text:p>ShibbolethLogin=Είσοδος μέσω οικείου φορέα (μόνο για Καθηγητές/Ερευνητές Ημεδαπής Α' και Β' βαθμίδας)</text:p>
          </table:table-cell>
          <table:table-cell table:formula="of:=CONCATENATE([.C386];&quot;=&quot;;[.D386])" office:value-type="string" office:string-value="ShibbolethLogin=Home organization Login">
            <text:p>ShibbolethLogin=Home organization Login</text:p>
          </table:table-cell>
          <table:table-cell table:number-columns-repeated="1016"/>
        </table:table-row>
        <table:table-row table:style-name="ro2">
          <table:table-cell table:style-name="ce1" office:value-type="string">
            <text:p>ShibbolethRemoteUser</text:p>
          </table:table-cell>
          <table:table-cell table:style-name="ce1" office:value-type="string">
            <text:p>Μοναδικός κωδικός</text:p>
          </table:table-cell>
          <table:table-cell table:style-name="ce1" office:value-type="string">
            <text:p>ShibbolethRemoteUser</text:p>
          </table:table-cell>
          <table:table-cell table:style-name="ce1" office:value-type="string">
            <text:p>Unique Identifier</text:p>
          </table:table-cell>
          <table:table-cell table:style-name="ce7" office:value-type="date" office:date-value="2013-12-03">
            <text:p>3/12/2013</text:p>
          </table:table-cell>
          <table:table-cell table:formula="of:=IF([.A387]=[.C387];&quot;OK&quot;;&quot;ERROR&quot;)" office:value-type="string" office:string-value="OK">
            <text:p>OK</text:p>
          </table:table-cell>
          <table:table-cell table:formula="of:=CONCATENATE([.A387];&quot;=&quot;;[.B387])" office:value-type="string" office:string-value="ShibbolethRemoteUser=Μοναδικός κωδικός">
            <text:p>ShibbolethRemoteUser=Μοναδικός κωδικός</text:p>
          </table:table-cell>
          <table:table-cell table:formula="of:=CONCATENATE([.C387];&quot;=&quot;;[.D387])" office:value-type="string" office:string-value="ShibbolethRemoteUser=Unique Identifier">
            <text:p>ShibbolethRemoteUser=Unique Identifier</text:p>
          </table:table-cell>
          <table:table-cell table:number-columns-repeated="1016"/>
        </table:table-row>
        <table:table-row table:style-name="ro2">
          <table:table-cell table:style-name="ce1" office:value-type="string">
            <text:p>ShibbolethSchacHomeOrganization</text:p>
          </table:table-cell>
          <table:table-cell table:style-name="ce1" office:value-type="string">
            <text:p>Οικείος Φορέας</text:p>
          </table:table-cell>
          <table:table-cell table:style-name="ce1" office:value-type="string">
            <text:p>ShibbolethSchacHomeOrganization</text:p>
          </table:table-cell>
          <table:table-cell table:style-name="ce1" office:value-type="string">
            <text:p>Home Organization</text:p>
          </table:table-cell>
          <table:table-cell table:style-name="ce7" office:value-type="date" office:date-value="2013-12-03">
            <text:p>3/12/2013</text:p>
          </table:table-cell>
          <table:table-cell table:formula="of:=IF([.A388]=[.C388];&quot;OK&quot;;&quot;ERROR&quot;)" office:value-type="string" office:string-value="OK">
            <text:p>OK</text:p>
          </table:table-cell>
          <table:table-cell table:formula="of:=CONCATENATE([.A388];&quot;=&quot;;[.B388])" office:value-type="string" office:string-value="ShibbolethSchacHomeOrganization=Οικείος Φορέας">
            <text:p>ShibbolethSchacHomeOrganization=Οικείος Φορέας</text:p>
          </table:table-cell>
          <table:table-cell table:formula="of:=CONCATENATE([.C388];&quot;=&quot;;[.D388])" office:value-type="string" office:string-value="ShibbolethSchacHomeOrganization=Home Organization">
            <text:p>ShibbolethSchacHomeOrganization=Home Organization</text:p>
          </table:table-cell>
          <table:table-cell table:number-columns-repeated="1016"/>
        </table:table-row>
        <table:table-row table:style-name="ro2">
          <table:table-cell table:style-name="ce1" office:value-type="string">
            <text:p>ShibbolethSN</text:p>
          </table:table-cell>
          <table:table-cell table:style-name="ce1" office:value-type="string">
            <text:p>Επώνυμο</text:p>
          </table:table-cell>
          <table:table-cell table:style-name="ce1" office:value-type="string">
            <text:p>ShibbolethSN</text:p>
          </table:table-cell>
          <table:table-cell table:style-name="ce1" office:value-type="string">
            <text:p>Lastname</text:p>
          </table:table-cell>
          <table:table-cell table:style-name="ce7" office:value-type="date" office:date-value="2013-12-03">
            <text:p>3/12/2013</text:p>
          </table:table-cell>
          <table:table-cell table:formula="of:=IF([.A389]=[.C389];&quot;OK&quot;;&quot;ERROR&quot;)" office:value-type="string" office:string-value="OK">
            <text:p>OK</text:p>
          </table:table-cell>
          <table:table-cell table:formula="of:=CONCATENATE([.A389];&quot;=&quot;;[.B389])" office:value-type="string" office:string-value="ShibbolethSN=Επώνυμο">
            <text:p>ShibbolethSN=Επώνυμο</text:p>
          </table:table-cell>
          <table:table-cell table:formula="of:=CONCATENATE([.C389];&quot;=&quot;;[.D389])" office:value-type="string" office:string-value="ShibbolethSN=Lastname">
            <text:p>ShibbolethSN=Lastname</text:p>
          </table:table-cell>
          <table:table-cell table:number-columns-repeated="1016"/>
        </table:table-row>
        <table:table-row table:style-name="ro2">
          <table:table-cell table:style-name="ce1" office:value-type="string">
            <text:p>SpeakingGreek</text:p>
          </table:table-cell>
          <table:table-cell table:style-name="ce1" office:value-type="string">
            <text:p>Γλώσσα</text:p>
          </table:table-cell>
          <table:table-cell table:style-name="ce1" office:value-type="string">
            <text:p>SpeakingGreek</text:p>
          </table:table-cell>
          <table:table-cell table:style-name="ce1" office:value-type="string">
            <text:p>Language</text:p>
          </table:table-cell>
          <table:table-cell table:style-name="ce7" office:value-type="date" office:date-value="2013-12-03">
            <text:p>3/12/2013</text:p>
          </table:table-cell>
          <table:table-cell table:formula="of:=IF([.A390]=[.C390];&quot;OK&quot;;&quot;ERROR&quot;)" office:value-type="string" office:string-value="OK">
            <text:p>OK</text:p>
          </table:table-cell>
          <table:table-cell table:formula="of:=CONCATENATE([.A390];&quot;=&quot;;[.B390])" office:value-type="string" office:string-value="SpeakingGreek=Γλώσσα">
            <text:p>SpeakingGreek=Γλώσσα</text:p>
          </table:table-cell>
          <table:table-cell table:formula="of:=CONCATENATE([.C390];&quot;=&quot;;[.D390])" office:value-type="string" office:string-value="SpeakingGreek=Language">
            <text:p>SpeakingGreek=Language</text:p>
          </table:table-cell>
          <table:table-cell table:number-columns-repeated="1016"/>
        </table:table-row>
        <table:table-row table:style-name="ro2">
          <table:table-cell table:style-name="ce1" office:value-type="string">
            <text:p>status</text:p>
          </table:table-cell>
          <table:table-cell table:style-name="ce1" office:value-type="string">
            <text:p>-</text:p>
          </table:table-cell>
          <table:table-cell table:style-name="ce1" office:value-type="string">
            <text:p>status</text:p>
          </table:table-cell>
          <table:table-cell table:style-name="ce1" office:value-type="string">
            <text:p>-</text:p>
          </table:table-cell>
          <table:table-cell table:style-name="ce7" office:value-type="date" office:date-value="2013-12-03">
            <text:p>3/12/2013</text:p>
          </table:table-cell>
          <table:table-cell table:formula="of:=IF([.A391]=[.C391];&quot;OK&quot;;&quot;ERROR&quot;)" office:value-type="string" office:string-value="OK">
            <text:p>OK</text:p>
          </table:table-cell>
          <table:table-cell table:formula="of:=CONCATENATE([.A391];&quot;=&quot;;[.B391])" office:value-type="string" office:string-value="status=-">
            <text:p>status=-</text:p>
          </table:table-cell>
          <table:table-cell table:formula="of:=CONCATENATE([.C391];&quot;=&quot;;[.D391])" office:value-type="string" office:string-value="status=-">
            <text:p>status=-</text:p>
          </table:table-cell>
          <table:table-cell table:number-columns-repeated="1016"/>
        </table:table-row>
        <table:table-row table:style-name="ro2">
          <table:table-cell table:style-name="ce1" office:value-type="string">
            <text:p>statusACTIVE</text:p>
          </table:table-cell>
          <table:table-cell table:style-name="ce1" office:value-type="string">
            <text:p>Ενεργός</text:p>
          </table:table-cell>
          <table:table-cell table:style-name="ce1" office:value-type="string">
            <text:p>statusACTIVE</text:p>
          </table:table-cell>
          <table:table-cell table:style-name="ce1" office:value-type="string">
            <text:p>Active</text:p>
          </table:table-cell>
          <table:table-cell table:style-name="ce7" office:value-type="date" office:date-value="2013-12-03">
            <text:p>3/12/2013</text:p>
          </table:table-cell>
          <table:table-cell table:formula="of:=IF([.A392]=[.C392];&quot;OK&quot;;&quot;ERROR&quot;)" office:value-type="string" office:string-value="OK">
            <text:p>OK</text:p>
          </table:table-cell>
          <table:table-cell table:formula="of:=CONCATENATE([.A392];&quot;=&quot;;[.B392])" office:value-type="string" office:string-value="statusACTIVE=Ενεργός">
            <text:p>statusACTIVE=Ενεργός</text:p>
          </table:table-cell>
          <table:table-cell table:formula="of:=CONCATENATE([.C392];&quot;=&quot;;[.D392])" office:value-type="string" office:string-value="statusACTIVE=Active">
            <text:p>statusACTIVE=Active</text:p>
          </table:table-cell>
          <table:table-cell table:number-columns-repeated="1016"/>
        </table:table-row>
        <table:table-row table:style-name="ro2">
          <table:table-cell table:style-name="ce1" office:value-type="string">
            <text:p>statusACTIVEHelp</text:p>
          </table:table-cell>
          <table:table-cell table:style-name="ce1" office:value-type="string">
            <text:p>Το προφίλ είναι ενεργό.</text:p>
          </table:table-cell>
          <table:table-cell table:style-name="ce1" office:value-type="string">
            <text:p>statusACTIVEHelp</text:p>
          </table:table-cell>
          <table:table-cell table:style-name="ce1" office:value-type="string">
            <text:p>The profile is active.</text:p>
          </table:table-cell>
          <table:table-cell table:style-name="ce7" office:value-type="date" office:date-value="2013-12-03">
            <text:p>3/12/2013</text:p>
          </table:table-cell>
          <table:table-cell table:formula="of:=IF([.A393]=[.C393];&quot;OK&quot;;&quot;ERROR&quot;)" office:value-type="string" office:string-value="OK">
            <text:p>OK</text:p>
          </table:table-cell>
          <table:table-cell table:formula="of:=CONCATENATE([.A393];&quot;=&quot;;[.B393])" office:value-type="string" office:string-value="statusACTIVEHelp=Το προφίλ είναι ενεργό.">
            <text:p>statusACTIVEHelp=Το προφίλ είναι ενεργό.</text:p>
          </table:table-cell>
          <table:table-cell table:formula="of:=CONCATENATE([.C393];&quot;=&quot;;[.D393])" office:value-type="string" office:string-value="statusACTIVEHelp=The profile is active.">
            <text:p>statusACTIVEHelp=The profile is active.</text:p>
          </table:table-cell>
          <table:table-cell table:number-columns-repeated="1016"/>
        </table:table-row>
        <table:table-row table:style-name="ro2">
          <table:table-cell table:style-name="ce1" office:value-type="string">
            <text:p>statusBLOCKED</text:p>
          </table:table-cell>
          <table:table-cell table:style-name="ce1" office:value-type="string">
            <text:p>Απενεργοποιημένος</text:p>
          </table:table-cell>
          <table:table-cell table:style-name="ce1" office:value-type="string">
            <text:p>statusBLOCKED</text:p>
          </table:table-cell>
          <table:table-cell table:style-name="ce1" office:value-type="string">
            <text:p>Blocked</text:p>
          </table:table-cell>
          <table:table-cell table:style-name="ce7" office:value-type="date" office:date-value="2013-12-03">
            <text:p>3/12/2013</text:p>
          </table:table-cell>
          <table:table-cell table:formula="of:=IF([.A394]=[.C394];&quot;OK&quot;;&quot;ERROR&quot;)" office:value-type="string" office:string-value="OK">
            <text:p>OK</text:p>
          </table:table-cell>
          <table:table-cell table:formula="of:=CONCATENATE([.A394];&quot;=&quot;;[.B394])" office:value-type="string" office:string-value="statusBLOCKED=Απενεργοποιημένος">
            <text:p>statusBLOCKED=Απενεργοποιημένος</text:p>
          </table:table-cell>
          <table:table-cell table:formula="of:=CONCATENATE([.C394];&quot;=&quot;;[.D394])" office:value-type="string" office:string-value="statusBLOCKED=Blocked">
            <text:p>statusBLOCKED=Blocked</text:p>
          </table:table-cell>
          <table:table-cell table:number-columns-repeated="1016"/>
        </table:table-row>
        <table:table-row table:style-name="ro2">
          <table:table-cell table:style-name="ce1" office:value-type="string">
            <text:p>statusBLOCKEDHelp</text:p>
          </table:table-cell>
          <table:table-cell table:style-name="ce1" office:value-type="string">
            <text:p>Το προφίλ έχει απενεργοποιηθεί. Για λεπτομέρειες επικοινωνήστε με το Γραφείο Αρωγής χρηστών</text:p>
          </table:table-cell>
          <table:table-cell table:style-name="ce1" office:value-type="string">
            <text:p>statusBLOCKEDHelp</text:p>
          </table:table-cell>
          <table:table-cell table:style-name="ce1" office:value-type="string">
            <text:p>The profile has been blocked. Please contact the Helpdesk.</text:p>
          </table:table-cell>
          <table:table-cell table:style-name="ce7" office:value-type="date" office:date-value="2013-12-03">
            <text:p>3/12/2013</text:p>
          </table:table-cell>
          <table:table-cell table:formula="of:=IF([.A395]=[.C395];&quot;OK&quot;;&quot;ERROR&quot;)" office:value-type="string" office:string-value="OK">
            <text:p>OK</text:p>
          </table:table-cell>
          <table:table-cell table:formula="of:=CONCATENATE([.A395];&quot;=&quot;;[.B395])" office:value-type="string" office:string-value="statusBLOCKEDHelp=Το προφίλ έχει απενεργοποιηθεί. Για λεπτομέρειες επικοινωνήστε με το Γραφείο Αρωγής χρηστών">
            <text:p>statusBLOCKEDHelp=Το προφίλ έχει απενεργοποιηθεί. Για λεπτομέρειες επικοινωνήστε με το Γραφείο Αρωγής χρηστών</text:p>
          </table:table-cell>
          <table:table-cell table:formula="of:=CONCATENATE([.C395];&quot;=&quot;;[.D395])" office:value-type="string" office:string-value="statusBLOCKEDHelp=The profile has been blocked. Please contact the Helpdesk.">
            <text:p>statusBLOCKEDHelp=The profile has been blocked. Please contact the Helpdesk.</text:p>
          </table:table-cell>
          <table:table-cell table:number-columns-repeated="1016"/>
        </table:table-row>
        <table:table-row table:style-name="ro2">
          <table:table-cell table:style-name="ce1" office:value-type="string">
            <text:p>statusINACTIVE</text:p>
          </table:table-cell>
          <table:table-cell table:style-name="ce1" office:value-type="string">
            <text:p>Απενεργοποιημένος</text:p>
          </table:table-cell>
          <table:table-cell table:style-name="ce1" office:value-type="string">
            <text:p>statusINACTIVE</text:p>
          </table:table-cell>
          <table:table-cell table:style-name="ce1" office:value-type="string">
            <text:p>Deactivated</text:p>
          </table:table-cell>
          <table:table-cell table:style-name="ce7" office:value-type="date" office:date-value="2013-12-03">
            <text:p>3/12/2013</text:p>
          </table:table-cell>
          <table:table-cell table:formula="of:=IF([.A396]=[.C396];&quot;OK&quot;;&quot;ERROR&quot;)" office:value-type="string" office:string-value="OK">
            <text:p>OK</text:p>
          </table:table-cell>
          <table:table-cell table:formula="of:=CONCATENATE([.A396];&quot;=&quot;;[.B396])" office:value-type="string" office:string-value="statusINACTIVE=Απενεργοποιημένος">
            <text:p>statusINACTIVE=Απενεργοποιημένος</text:p>
          </table:table-cell>
          <table:table-cell table:formula="of:=CONCATENATE([.C396];&quot;=&quot;;[.D396])" office:value-type="string" office:string-value="statusINACTIVE=Deactivated">
            <text:p>statusINACTIVE=Deactivated</text:p>
          </table:table-cell>
          <table:table-cell table:number-columns-repeated="1016"/>
        </table:table-row>
        <table:table-row table:style-name="ro2">
          <table:table-cell table:style-name="ce1" office:value-type="string">
            <text:p>statusINACTIVEHelp</text:p>
          </table:table-cell>
          <table:table-cell table:style-name="ce1" office:value-type="string">
            <text:p>Το προφίλ έχει απενεργοποιηθεί. Για λεπτομέρειες επικοινωνήστε με το Γραφείο Αρωγής χρηστών</text:p>
          </table:table-cell>
          <table:table-cell table:style-name="ce1" office:value-type="string">
            <text:p>statusINACTIVEHelp</text:p>
          </table:table-cell>
          <table:table-cell table:style-name="ce1" office:value-type="string">
            <text:p>This profile has been deactivated. <text:s/>Please contact the Helpdesk.</text:p>
          </table:table-cell>
          <table:table-cell table:style-name="ce7" office:value-type="date" office:date-value="2013-12-03">
            <text:p>3/12/2013</text:p>
          </table:table-cell>
          <table:table-cell table:formula="of:=IF([.A397]=[.C397];&quot;OK&quot;;&quot;ERROR&quot;)" office:value-type="string" office:string-value="OK">
            <text:p>OK</text:p>
          </table:table-cell>
          <table:table-cell table:formula="of:=CONCATENATE([.A397];&quot;=&quot;;[.B397])" office:value-type="string" office:string-value="statusINACTIVEHelp=Το προφίλ έχει απενεργοποιηθεί. Για λεπτομέρειες επικοινωνήστε με το Γραφείο Αρωγής χρηστών">
            <text:p>statusINACTIVEHelp=Το προφίλ έχει απενεργοποιηθεί. Για λεπτομέρειες επικοινωνήστε με το Γραφείο Αρωγής χρηστών</text:p>
          </table:table-cell>
          <table:table-cell table:formula="of:=CONCATENATE([.C397];&quot;=&quot;;[.D397])" office:value-type="string" office:string-value="statusINACTIVEHelp=This profile has been deactivated.  Please contact the Helpdesk.">
            <text:p>statusINACTIVEHelp=This profile has been deactivated. <text:s/>Please contact the Helpdesk.</text:p>
          </table:table-cell>
          <table:table-cell table:number-columns-repeated="1016"/>
        </table:table-row>
        <table:table-row table:style-name="ro2">
          <table:table-cell table:style-name="ce1" office:value-type="string">
            <text:p>statusUNAPPROVED</text:p>
          </table:table-cell>
          <table:table-cell table:style-name="ce1" office:value-type="string">
            <text:p>Αναμένεται Έγκριση</text:p>
          </table:table-cell>
          <table:table-cell table:style-name="ce1" office:value-type="string">
            <text:p>statusUNAPPROVED</text:p>
          </table:table-cell>
          <table:table-cell table:style-name="ce1" office:value-type="string">
            <text:p>Not approved</text:p>
          </table:table-cell>
          <table:table-cell table:style-name="ce7" office:value-type="date" office:date-value="2013-12-03">
            <text:p>3/12/2013</text:p>
          </table:table-cell>
          <table:table-cell table:formula="of:=IF([.A398]=[.C398];&quot;OK&quot;;&quot;ERROR&quot;)" office:value-type="string" office:string-value="OK">
            <text:p>OK</text:p>
          </table:table-cell>
          <table:table-cell table:formula="of:=CONCATENATE([.A398];&quot;=&quot;;[.B398])" office:value-type="string" office:string-value="statusUNAPPROVED=Αναμένεται Έγκριση">
            <text:p>statusUNAPPROVED=Αναμένεται Έγκριση</text:p>
          </table:table-cell>
          <table:table-cell table:formula="of:=CONCATENATE([.C398];&quot;=&quot;;[.D398])" office:value-type="string" office:string-value="statusUNAPPROVED=Not approved">
            <text:p>statusUNAPPROVED=Not approved</text:p>
          </table:table-cell>
          <table:table-cell table:number-columns-repeated="1016"/>
        </table:table-row>
        <table:table-row table:style-name="ro2">
          <table:table-cell table:style-name="ce1" office:value-type="string">
            <text:p>statusUNAPPROVEDHelp</text:p>
          </table:table-cell>
          <table:table-cell table:style-name="ce1" office:value-type="string">
            <text:p>Το προφίλ σας δεν έχει εγκριθεί ακόμα, παρακαλούμε συμπληρώστε όλα τα απαιτούμενα στοιχεία.</text:p>
          </table:table-cell>
          <table:table-cell table:style-name="ce1" office:value-type="string">
            <text:p>statusUNAPPROVEDHelp</text:p>
          </table:table-cell>
          <table:table-cell table:style-name="ce1" office:value-type="string">
            <text:p>Your profile is pending approval, please fill all the required data</text:p>
          </table:table-cell>
          <table:table-cell table:style-name="ce7" office:value-type="date" office:date-value="2013-12-03">
            <text:p>3/12/2013</text:p>
          </table:table-cell>
          <table:table-cell table:formula="of:=IF([.A399]=[.C399];&quot;OK&quot;;&quot;ERROR&quot;)" office:value-type="string" office:string-value="OK">
            <text:p>OK</text:p>
          </table:table-cell>
          <table:table-cell table:formula="of:=CONCATENATE([.A399];&quot;=&quot;;[.B399])" office:value-type="string" office:string-value="statusUNAPPROVEDHelp=Το προφίλ σας δεν έχει εγκριθεί ακόμα, παρακαλούμε συμπληρώστε όλα τα απαιτούμενα στοιχεία.">
            <text:p>statusUNAPPROVEDHelp=Το προφίλ σας δεν έχει εγκριθεί ακόμα, παρακαλούμε συμπληρώστε όλα τα απαιτούμενα στοιχεία.</text:p>
          </table:table-cell>
          <table:table-cell table:formula="of:=CONCATENATE([.C399];&quot;=&quot;;[.D399])" office:value-type="string" office:string-value="statusUNAPPROVEDHelp=Your profile is pending approval, please fill all the required data">
            <text:p>statusUNAPPROVEDHelp=Your profile is pending approval, please fill all the required data</text:p>
          </table:table-cell>
          <table:table-cell table:number-columns-repeated="1016"/>
        </table:table-row>
        <table:table-row table:style-name="ro2">
          <table:table-cell table:style-name="ce1" office:value-type="string">
            <text:p>statusundefined</text:p>
          </table:table-cell>
          <table:table-cell table:style-name="ce1" office:value-type="string">
            <text:p>Μη ορισμένο</text:p>
          </table:table-cell>
          <table:table-cell table:style-name="ce1" office:value-type="string">
            <text:p>statusundefined</text:p>
          </table:table-cell>
          <table:table-cell table:style-name="ce1" office:value-type="string">
            <text:p>Undefined</text:p>
          </table:table-cell>
          <table:table-cell table:style-name="ce7" office:value-type="date" office:date-value="2013-12-03">
            <text:p>3/12/2013</text:p>
          </table:table-cell>
          <table:table-cell table:formula="of:=IF([.A400]=[.C400];&quot;OK&quot;;&quot;ERROR&quot;)" office:value-type="string" office:string-value="OK">
            <text:p>OK</text:p>
          </table:table-cell>
          <table:table-cell table:formula="of:=CONCATENATE([.A400];&quot;=&quot;;[.B400])" office:value-type="string" office:string-value="statusundefined=Μη ορισμένο">
            <text:p>statusundefined=Μη ορισμένο</text:p>
          </table:table-cell>
          <table:table-cell table:formula="of:=CONCATENATE([.C400];&quot;=&quot;;[.D400])" office:value-type="string" office:string-value="statusundefined=Undefined">
            <text:p>statusundefined=Undefined</text:p>
          </table:table-cell>
          <table:table-cell table:number-columns-repeated="1016"/>
        </table:table-row>
        <table:table-row table:style-name="ro2">
          <table:table-cell table:style-name="ce1" office:value-type="string">
            <text:p>statusUNVERIFIED</text:p>
          </table:table-cell>
          <table:table-cell table:style-name="ce1" office:value-type="string">
            <text:p>Αναμένεται Επαλήθευση E-Mail</text:p>
          </table:table-cell>
          <table:table-cell table:style-name="ce1" office:value-type="string">
            <text:p>statusUNVERIFIED</text:p>
          </table:table-cell>
          <table:table-cell table:style-name="ce1" office:value-type="string">
            <text:p>E-mail Verification Pending</text:p>
          </table:table-cell>
          <table:table-cell table:style-name="ce7" office:value-type="date" office:date-value="2013-12-03">
            <text:p>3/12/2013</text:p>
          </table:table-cell>
          <table:table-cell table:formula="of:=IF([.A401]=[.C401];&quot;OK&quot;;&quot;ERROR&quot;)" office:value-type="string" office:string-value="OK">
            <text:p>OK</text:p>
          </table:table-cell>
          <table:table-cell table:formula="of:=CONCATENATE([.A401];&quot;=&quot;;[.B401])" office:value-type="string" office:string-value="statusUNVERIFIED=Αναμένεται Επαλήθευση E-Mail">
            <text:p>statusUNVERIFIED=Αναμένεται Επαλήθευση E-Mail</text:p>
          </table:table-cell>
          <table:table-cell table:formula="of:=CONCATENATE([.C401];&quot;=&quot;;[.D401])" office:value-type="string" office:string-value="statusUNVERIFIED=E-mail Verification Pending">
            <text:p>statusUNVERIFIED=E-mail Verification Pending</text:p>
          </table:table-cell>
          <table:table-cell table:number-columns-repeated="1016"/>
        </table:table-row>
        <table:table-row table:style-name="ro2">
          <table:table-cell table:style-name="ce1" office:value-type="string">
            <text:p>statusUNVERIFIEDHelp</text:p>
          </table:table-cell>
          <table:table-cell table:style-name="ce1" office:value-type="string">
            <text:p>Δεν έχετε επιβεβαίωσει την διεύθυνση e-mail. Παρακαλώ ελέγξτε τα e-mail σας και ακολουθήστε τις οδηγίες που θα βρείτε εκεί.</text:p>
          </table:table-cell>
          <table:table-cell table:style-name="ce1" office:value-type="string">
            <text:p>statusUNVERIFIEDHelp</text:p>
          </table:table-cell>
          <table:table-cell table:style-name="ce1" office:value-type="string">
            <text:p>You have not verified your email address. Please check your e-mails and follow the instructions provided there</text:p>
          </table:table-cell>
          <table:table-cell table:style-name="ce7" office:value-type="date" office:date-value="2013-12-03">
            <text:p>3/12/2013</text:p>
          </table:table-cell>
          <table:table-cell table:formula="of:=IF([.A402]=[.C402];&quot;OK&quot;;&quot;ERROR&quot;)" office:value-type="string" office:string-value="OK">
            <text:p>OK</text:p>
          </table:table-cell>
          <table:table-cell table:formula="of:=CONCATENATE([.A402];&quot;=&quot;;[.B402])" office:value-type="string" office:string-value="statusUNVERIFIEDHelp=Δεν έχετε επιβεβαίωσει την διεύθυνση e-mail. Παρακαλώ ελέγξτε τα e-mail σας και ακολουθήστε τις οδηγίες που θα βρείτε εκεί.">
            <text:p>statusUNVERIFIEDHelp=Δεν έχετε επιβεβαίωσει την διεύθυνση e-mail. Παρακαλώ ελέγξτε τα e-mail σας και ακολουθήστε τις οδηγίες που θα βρείτε εκεί.</text:p>
          </table:table-cell>
          <table:table-cell table:formula="of:=CONCATENATE([.C402];&quot;=&quot;;[.D402])" office:value-type="string" office:string-value="statusUNVERIFIEDHelp=You have not verified your email address. Please check your e-mails and follow the instructions provided there">
            <text:p>statusUNVERIFIEDHelp=You have not verified your email address. Please check your e-mails and follow the instructions provided there</text:p>
          </table:table-cell>
          <table:table-cell table:number-columns-repeated="1016"/>
        </table:table-row>
        <table:table-row table:style-name="ro2">
          <table:table-cell table:style-name="ce1" office:value-type="string">
            <text:p>Street</text:p>
          </table:table-cell>
          <table:table-cell table:style-name="ce1" office:value-type="string">
            <text:p>Οδός</text:p>
          </table:table-cell>
          <table:table-cell table:style-name="ce1" office:value-type="string">
            <text:p>Street</text:p>
          </table:table-cell>
          <table:table-cell table:style-name="ce1" office:value-type="string">
            <text:p>Street</text:p>
          </table:table-cell>
          <table:table-cell table:style-name="ce7" office:value-type="date" office:date-value="2013-12-03">
            <text:p>3/12/2013</text:p>
          </table:table-cell>
          <table:table-cell table:formula="of:=IF([.A403]=[.C403];&quot;OK&quot;;&quot;ERROR&quot;)" office:value-type="string" office:string-value="OK">
            <text:p>OK</text:p>
          </table:table-cell>
          <table:table-cell table:formula="of:=CONCATENATE([.A403];&quot;=&quot;;[.B403])" office:value-type="string" office:string-value="Street=Οδός">
            <text:p>Street=Οδός</text:p>
          </table:table-cell>
          <table:table-cell table:formula="of:=CONCATENATE([.C403];&quot;=&quot;;[.D403])" office:value-type="string" office:string-value="Street=Street">
            <text:p>Street=Street</text:p>
          </table:table-cell>
          <table:table-cell table:number-columns-repeated="1016"/>
        </table:table-row>
        <table:table-row table:style-name="ro2">
          <table:table-cell table:style-name="ce1" office:value-type="string">
            <text:p>StreetNumber</text:p>
          </table:table-cell>
          <table:table-cell table:style-name="ce1" office:value-type="string">
            <text:p>Αριθμός</text:p>
          </table:table-cell>
          <table:table-cell table:style-name="ce1" office:value-type="string">
            <text:p>StreetNumber</text:p>
          </table:table-cell>
          <table:table-cell table:style-name="ce1" office:value-type="string">
            <text:p>Street Number</text:p>
          </table:table-cell>
          <table:table-cell table:style-name="ce7" office:value-type="date" office:date-value="2013-12-03">
            <text:p>3/12/2013</text:p>
          </table:table-cell>
          <table:table-cell table:formula="of:=IF([.A404]=[.C404];&quot;OK&quot;;&quot;ERROR&quot;)" office:value-type="string" office:string-value="OK">
            <text:p>OK</text:p>
          </table:table-cell>
          <table:table-cell table:formula="of:=CONCATENATE([.A404];&quot;=&quot;;[.B404])" office:value-type="string" office:string-value="StreetNumber=Αριθμός">
            <text:p>StreetNumber=Αριθμός</text:p>
          </table:table-cell>
          <table:table-cell table:formula="of:=CONCATENATE([.C404];&quot;=&quot;;[.D404])" office:value-type="string" office:string-value="StreetNumber=Street Number">
            <text:p>StreetNumber=Street Number</text:p>
          </table:table-cell>
          <table:table-cell table:number-columns-repeated="1016"/>
        </table:table-row>
        <table:table-row table:style-name="ro2">
          <table:table-cell table:style-name="ce1" office:value-type="string">
            <text:p>Subject</text:p>
          </table:table-cell>
          <table:table-cell table:style-name="ce1" office:value-type="string">
            <text:p>Γνωστικό Αντικείμενο</text:p>
          </table:table-cell>
          <table:table-cell table:style-name="ce1" office:value-type="string">
            <text:p>Subject</text:p>
          </table:table-cell>
          <table:table-cell table:style-name="ce1" office:value-type="string">
            <text:p>Discipline</text:p>
          </table:table-cell>
          <table:table-cell table:style-name="ce7" office:value-type="date" office:date-value="2013-12-11">
            <text:p>11/12/2013</text:p>
          </table:table-cell>
          <table:table-cell table:formula="of:=IF([.A405]=[.C405];&quot;OK&quot;;&quot;ERROR&quot;)" office:value-type="string" office:string-value="OK">
            <text:p>OK</text:p>
          </table:table-cell>
          <table:table-cell table:formula="of:=CONCATENATE([.A405];&quot;=&quot;;[.B405])" office:value-type="string" office:string-value="Subject=Γνωστικό Αντικείμενο">
            <text:p>Subject=Γνωστικό Αντικείμενο</text:p>
          </table:table-cell>
          <table:table-cell table:formula="of:=CONCATENATE([.C405];&quot;=&quot;;[.D405])" office:value-type="string" office:string-value="Subject=Discipline">
            <text:p>Subject=Discipline</text:p>
          </table:table-cell>
          <table:table-cell table:number-columns-repeated="1016"/>
        </table:table-row>
        <table:table-row table:style-name="ro2">
          <table:table-cell table:style-name="ce1" office:value-type="string">
            <text:p>Success</text:p>
          </table:table-cell>
          <table:table-cell table:style-name="ce1" office:value-type="string">
            <text:p>Η ενέργεια ολοκληρώθηκε με επιτυχία</text:p>
          </table:table-cell>
          <table:table-cell table:style-name="ce1" office:value-type="string">
            <text:p>Success</text:p>
          </table:table-cell>
          <table:table-cell table:style-name="ce1" office:value-type="string">
            <text:p>Action was successful</text:p>
          </table:table-cell>
          <table:table-cell table:style-name="ce7" office:value-type="date" office:date-value="2013-12-03">
            <text:p>3/12/2013</text:p>
          </table:table-cell>
          <table:table-cell table:formula="of:=IF([.A406]=[.C406];&quot;OK&quot;;&quot;ERROR&quot;)" office:value-type="string" office:string-value="OK">
            <text:p>OK</text:p>
          </table:table-cell>
          <table:table-cell table:formula="of:=CONCATENATE([.A406];&quot;=&quot;;[.B406])" office:value-type="string" office:string-value="Success=Η ενέργεια ολοκληρώθηκε με επιτυχία">
            <text:p>Success=Η ενέργεια ολοκληρώθηκε με επιτυχία</text:p>
          </table:table-cell>
          <table:table-cell table:formula="of:=CONCATENATE([.C406];&quot;=&quot;;[.D406])" office:value-type="string" office:string-value="Success=Action was successful">
            <text:p>Success=Action was successful</text:p>
          </table:table-cell>
          <table:table-cell table:number-columns-repeated="1016"/>
        </table:table-row>
        <table:table-row table:style-name="ro2">
          <table:table-cell table:style-name="ce1" office:value-type="string">
            <text:p>Surname</text:p>
          </table:table-cell>
          <table:table-cell table:style-name="ce1" office:value-type="string">
            <text:p>Επώνυμο</text:p>
          </table:table-cell>
          <table:table-cell table:style-name="ce1" office:value-type="string">
            <text:p>Surname</text:p>
          </table:table-cell>
          <table:table-cell table:style-name="ce1" office:value-type="string">
            <text:p>Surname</text:p>
          </table:table-cell>
          <table:table-cell table:style-name="ce7" office:value-type="date" office:date-value="2013-12-03">
            <text:p>3/12/2013</text:p>
          </table:table-cell>
          <table:table-cell table:formula="of:=IF([.A407]=[.C407];&quot;OK&quot;;&quot;ERROR&quot;)" office:value-type="string" office:string-value="OK">
            <text:p>OK</text:p>
          </table:table-cell>
          <table:table-cell table:formula="of:=CONCATENATE([.A407];&quot;=&quot;;[.B407])" office:value-type="string" office:string-value="Surname=Επώνυμο">
            <text:p>Surname=Επώνυμο</text:p>
          </table:table-cell>
          <table:table-cell table:formula="of:=CONCATENATE([.C407];&quot;=&quot;;[.D407])" office:value-type="string" office:string-value="Surname=Surname">
            <text:p>Surname=Surname</text:p>
          </table:table-cell>
          <table:table-cell table:number-columns-repeated="1016"/>
        </table:table-row>
        <table:table-row table:style-name="ro2">
          <table:table-cell table:style-name="ce1" office:value-type="string">
            <text:p>SurnameLatin</text:p>
          </table:table-cell>
          <table:table-cell table:style-name="ce1" office:value-type="string">
            <text:p>Επώνυμο (Λατινικοί Χαρακτήρες)</text:p>
          </table:table-cell>
          <table:table-cell table:style-name="ce1" office:value-type="string">
            <text:p>SurnameLatin</text:p>
          </table:table-cell>
          <table:table-cell table:style-name="ce1" office:value-type="string">
            <text:p>Surname (Latin Characters)</text:p>
          </table:table-cell>
          <table:table-cell table:style-name="ce7" office:value-type="date" office:date-value="2013-12-03">
            <text:p>3/12/2013</text:p>
          </table:table-cell>
          <table:table-cell table:formula="of:=IF([.A408]=[.C408];&quot;OK&quot;;&quot;ERROR&quot;)" office:value-type="string" office:string-value="OK">
            <text:p>OK</text:p>
          </table:table-cell>
          <table:table-cell table:formula="of:=CONCATENATE([.A408];&quot;=&quot;;[.B408])" office:value-type="string" office:string-value="SurnameLatin=Επώνυμο (Λατινικοί Χαρακτήρες)">
            <text:p>SurnameLatin=Επώνυμο (Λατινικοί Χαρακτήρες)</text:p>
          </table:table-cell>
          <table:table-cell table:formula="of:=CONCATENATE([.C408];&quot;=&quot;;[.D408])" office:value-type="string" office:string-value="SurnameLatin=Surname (Latin Characters)">
            <text:p>SurnameLatin=Surname (Latin Characters)</text:p>
          </table:table-cell>
          <table:table-cell table:number-columns-repeated="1016"/>
        </table:table-row>
        <table:table-row table:style-name="ro2">
          <table:table-cell table:style-name="ce1" office:value-type="string">
            <text:p>SympliromatikaEggrafaFileList</text:p>
          </table:table-cell>
          <table:table-cell table:style-name="ce1" office:value-type="string">
            <text:p>Συμπληρωματικά Έγγραφα</text:p>
          </table:table-cell>
          <table:table-cell table:style-name="ce1" office:value-type="string">
            <text:p>SympliromatikaEggrafaFileList</text:p>
          </table:table-cell>
          <table:table-cell table:style-name="ce1" office:value-type="string">
            <text:p>Complementary documents</text:p>
          </table:table-cell>
          <table:table-cell table:style-name="ce7" office:value-type="date" office:date-value="2013-12-03">
            <text:p>3/12/2013</text:p>
          </table:table-cell>
          <table:table-cell table:formula="of:=IF([.A409]=[.C409];&quot;OK&quot;;&quot;ERROR&quot;)" office:value-type="string" office:string-value="OK">
            <text:p>OK</text:p>
          </table:table-cell>
          <table:table-cell table:formula="of:=CONCATENATE([.A409];&quot;=&quot;;[.B409])" office:value-type="string" office:string-value="SympliromatikaEggrafaFileList=Συμπληρωματικά Έγγραφα">
            <text:p>SympliromatikaEggrafaFileList=Συμπληρωματικά Έγγραφα</text:p>
          </table:table-cell>
          <table:table-cell table:formula="of:=CONCATENATE([.C409];&quot;=&quot;;[.D409])" office:value-type="string" office:string-value="SympliromatikaEggrafaFileList=Complementary documents">
            <text:p>SympliromatikaEggrafaFileList=Complementary documents</text:p>
          </table:table-cell>
          <table:table-cell table:number-columns-repeated="1016"/>
        </table:table-row>
        <table:table-row table:style-name="ro2">
          <table:table-cell table:style-name="ce1" office:value-type="string">
            <text:p>TautotitaFile</text:p>
          </table:table-cell>
          <table:table-cell table:style-name="ce1" office:value-type="string">
            <text:p>Ταυτότητα</text:p>
          </table:table-cell>
          <table:table-cell table:style-name="ce1" office:value-type="string">
            <text:p>TautotitaFile</text:p>
          </table:table-cell>
          <table:table-cell table:style-name="ce1" office:value-type="string">
            <text:p>Identification Card or Passport</text:p>
          </table:table-cell>
          <table:table-cell table:style-name="ce7" office:value-type="date" office:date-value="2013-12-03">
            <text:p>3/12/2013</text:p>
          </table:table-cell>
          <table:table-cell table:formula="of:=IF([.A410]=[.C410];&quot;OK&quot;;&quot;ERROR&quot;)" office:value-type="string" office:string-value="OK">
            <text:p>OK</text:p>
          </table:table-cell>
          <table:table-cell table:formula="of:=CONCATENATE([.A410];&quot;=&quot;;[.B410])" office:value-type="string" office:string-value="TautotitaFile=Ταυτότητα">
            <text:p>TautotitaFile=Ταυτότητα</text:p>
          </table:table-cell>
          <table:table-cell table:formula="of:=CONCATENATE([.C410];&quot;=&quot;;[.D410])" office:value-type="string" office:string-value="TautotitaFile=Identification Card or Passport">
            <text:p>TautotitaFile=Identification Card or Passport</text:p>
          </table:table-cell>
          <table:table-cell table:number-columns-repeated="1016"/>
        </table:table-row>
        <table:table-row table:style-name="ro2">
          <table:table-cell table:style-name="ce1" office:value-type="string">
            <text:p>TekmiriosiEpitropisGiaAksiologitesFile</text:p>
          </table:table-cell>
          <table:table-cell table:style-name="ce1" office:value-type="string">
            <text:p>Τεκμηρίωση Επιτροπής Για Αξιολογητές</text:p>
          </table:table-cell>
          <table:table-cell table:style-name="ce1" office:value-type="string">
            <text:p>TekmiriosiEpitropisGiaAksiologitesFile</text:p>
          </table:table-cell>
          <table:table-cell table:style-name="ce1" office:value-type="string">
            <text:p>Committee's substantiation regarding Evaluators</text:p>
          </table:table-cell>
          <table:table-cell table:style-name="ce7" office:value-type="date" office:date-value="2013-12-03">
            <text:p>3/12/2013</text:p>
          </table:table-cell>
          <table:table-cell table:formula="of:=IF([.A411]=[.C411];&quot;OK&quot;;&quot;ERROR&quot;)" office:value-type="string" office:string-value="OK">
            <text:p>OK</text:p>
          </table:table-cell>
          <table:table-cell table:formula="of:=CONCATENATE([.A411];&quot;=&quot;;[.B411])" office:value-type="string" office:string-value="TekmiriosiEpitropisGiaAksiologitesFile=Τεκμηρίωση Επιτροπής Για Αξιολογητές">
            <text:p>TekmiriosiEpitropisGiaAksiologitesFile=Τεκμηρίωση Επιτροπής Για Αξιολογητές</text:p>
          </table:table-cell>
          <table:table-cell table:formula="of:=CONCATENATE([.C411];&quot;=&quot;;[.D411])" office:value-type="string" office:string-value="TekmiriosiEpitropisGiaAksiologitesFile=Committee's substantiation regarding Evaluators">
            <text:p>TekmiriosiEpitropisGiaAksiologitesFile=Committee's substantiation regarding Evaluators</text:p>
          </table:table-cell>
          <table:table-cell table:number-columns-repeated="1016"/>
        </table:table-row>
        <table:table-row table:style-name="ro2">
          <table:table-cell table:style-name="ce1" office:value-type="string">
            <text:p>Title</text:p>
          </table:table-cell>
          <table:table-cell table:style-name="ce1" office:value-type="string">
            <text:p>Τίτλος</text:p>
          </table:table-cell>
          <table:table-cell table:style-name="ce1" office:value-type="string">
            <text:p>Title</text:p>
          </table:table-cell>
          <table:table-cell table:style-name="ce1" office:value-type="string">
            <text:p>Title</text:p>
          </table:table-cell>
          <table:table-cell table:style-name="ce7" office:value-type="date" office:date-value="2013-12-03">
            <text:p>3/12/2013</text:p>
          </table:table-cell>
          <table:table-cell table:formula="of:=IF([.A412]=[.C412];&quot;OK&quot;;&quot;ERROR&quot;)" office:value-type="string" office:string-value="OK">
            <text:p>OK</text:p>
          </table:table-cell>
          <table:table-cell table:formula="of:=CONCATENATE([.A412];&quot;=&quot;;[.B412])" office:value-type="string" office:string-value="Title=Τίτλος">
            <text:p>Title=Τίτλος</text:p>
          </table:table-cell>
          <table:table-cell table:formula="of:=CONCATENATE([.C412];&quot;=&quot;;[.D412])" office:value-type="string" office:string-value="Title=Title">
            <text:p>Title=Title</text:p>
          </table:table-cell>
          <table:table-cell table:number-columns-repeated="1016"/>
        </table:table-row>
        <table:table-row table:style-name="ro2">
          <table:table-cell table:style-name="ce1" office:value-type="string">
            <text:p>Unsaved</text:p>
          </table:table-cell>
          <table:table-cell table:style-name="ce1" office:value-type="string">
            <text:p>Παρακαλώ πατήστε αποθήκευση για να ολοκληρωθεί η διαδικασία</text:p>
          </table:table-cell>
          <table:table-cell table:style-name="ce1" office:value-type="string">
            <text:p>Unsaved</text:p>
          </table:table-cell>
          <table:table-cell table:style-name="ce1" office:value-type="string">
            <text:p>This entry has not been saved. Please press 'Save'.</text:p>
          </table:table-cell>
          <table:table-cell table:style-name="ce7" office:value-type="date" office:date-value="2013-12-03">
            <text:p>3/12/2013</text:p>
          </table:table-cell>
          <table:table-cell table:formula="of:=IF([.A413]=[.C413];&quot;OK&quot;;&quot;ERROR&quot;)" office:value-type="string" office:string-value="OK">
            <text:p>OK</text:p>
          </table:table-cell>
          <table:table-cell table:formula="of:=CONCATENATE([.A413];&quot;=&quot;;[.B413])" office:value-type="string" office:string-value="Unsaved=Παρακαλώ πατήστε αποθήκευση για να ολοκληρωθεί η διαδικασία">
            <text:p>Unsaved=Παρακαλώ πατήστε αποθήκευση για να ολοκληρωθεί η διαδικασία</text:p>
          </table:table-cell>
          <table:table-cell table:formula="of:=CONCATENATE([.C413];&quot;=&quot;;[.D413])" office:value-type="string" office:string-value="Unsaved=This entry has not been saved. Please press 'Save'.">
            <text:p>Unsaved=This entry has not been saved. Please press 'Save'.</text:p>
          </table:table-cell>
          <table:table-cell table:number-columns-repeated="1016"/>
        </table:table-row>
        <table:table-row table:style-name="ro2">
          <table:table-cell table:style-name="ce1" office:value-type="string">
            <text:p>User</text:p>
          </table:table-cell>
          <table:table-cell table:style-name="ce1" office:value-type="string">
            <text:p>Χρήστης</text:p>
          </table:table-cell>
          <table:table-cell table:style-name="ce1" office:value-type="string">
            <text:p>User</text:p>
          </table:table-cell>
          <table:table-cell table:style-name="ce1" office:value-type="string">
            <text:p>User</text:p>
          </table:table-cell>
          <table:table-cell table:style-name="ce7" office:value-type="date" office:date-value="2013-12-03">
            <text:p>3/12/2013</text:p>
          </table:table-cell>
          <table:table-cell table:formula="of:=IF([.A414]=[.C414];&quot;OK&quot;;&quot;ERROR&quot;)" office:value-type="string" office:string-value="OK">
            <text:p>OK</text:p>
          </table:table-cell>
          <table:table-cell table:formula="of:=CONCATENATE([.A414];&quot;=&quot;;[.B414])" office:value-type="string" office:string-value="User=Χρήστης">
            <text:p>User=Χρήστης</text:p>
          </table:table-cell>
          <table:table-cell table:formula="of:=CONCATENATE([.C414];&quot;=&quot;;[.D414])" office:value-type="string" office:string-value="User=User">
            <text:p>User=User</text:p>
          </table:table-cell>
          <table:table-cell table:number-columns-repeated="1016"/>
        </table:table-row>
        <table:table-row table:style-name="ro2">
          <table:table-cell table:style-name="ce1" office:value-type="string">
            <text:p>Username</text:p>
          </table:table-cell>
          <table:table-cell table:style-name="ce1" office:value-type="string">
            <text:p>Όνομα Χρήστη</text:p>
          </table:table-cell>
          <table:table-cell table:style-name="ce1" office:value-type="string">
            <text:p>Username</text:p>
          </table:table-cell>
          <table:table-cell table:style-name="ce1" office:value-type="string">
            <text:p>Username</text:p>
          </table:table-cell>
          <table:table-cell table:style-name="ce7" office:value-type="date" office:date-value="2013-12-03">
            <text:p>3/12/2013</text:p>
          </table:table-cell>
          <table:table-cell table:formula="of:=IF([.A415]=[.C415];&quot;OK&quot;;&quot;ERROR&quot;)" office:value-type="string" office:string-value="OK">
            <text:p>OK</text:p>
          </table:table-cell>
          <table:table-cell table:formula="of:=CONCATENATE([.A415];&quot;=&quot;;[.B415])" office:value-type="string" office:string-value="Username=Όνομα Χρήστη">
            <text:p>Username=Όνομα Χρήστη</text:p>
          </table:table-cell>
          <table:table-cell table:formula="of:=CONCATENATE([.C415];&quot;=&quot;;[.D415])" office:value-type="string" office:string-value="Username=Username">
            <text:p>Username=Username</text:p>
          </table:table-cell>
          <table:table-cell table:number-columns-repeated="1016"/>
        </table:table-row>
        <table:table-row table:style-name="ro2">
          <table:table-cell table:style-name="ce1" office:value-type="string">
            <text:p>UserSearch</text:p>
          </table:table-cell>
          <table:table-cell table:style-name="ce1" office:value-type="string">
            <text:p>Αναζήτηση Χρήστη</text:p>
          </table:table-cell>
          <table:table-cell table:style-name="ce1" office:value-type="string">
            <text:p>UserSearch</text:p>
          </table:table-cell>
          <table:table-cell table:style-name="ce1" office:value-type="string">
            <text:p>Search User</text:p>
          </table:table-cell>
          <table:table-cell table:style-name="ce7" office:value-type="date" office:date-value="2013-12-03">
            <text:p>3/12/2013</text:p>
          </table:table-cell>
          <table:table-cell table:formula="of:=IF([.A416]=[.C416];&quot;OK&quot;;&quot;ERROR&quot;)" office:value-type="string" office:string-value="OK">
            <text:p>OK</text:p>
          </table:table-cell>
          <table:table-cell table:formula="of:=CONCATENATE([.A416];&quot;=&quot;;[.B416])" office:value-type="string" office:string-value="UserSearch=Αναζήτηση Χρήστη">
            <text:p>UserSearch=Αναζήτηση Χρήστη</text:p>
          </table:table-cell>
          <table:table-cell table:formula="of:=CONCATENATE([.C416];&quot;=&quot;;[.D416])" office:value-type="string" office:string-value="UserSearch=Search User">
            <text:p>UserSearch=Search User</text:p>
          </table:table-cell>
          <table:table-cell table:number-columns-repeated="1016"/>
        </table:table-row>
        <table:table-row table:style-name="ro2">
          <table:table-cell table:style-name="ce1" office:value-type="string">
            <text:p>UserStatus</text:p>
          </table:table-cell>
          <table:table-cell table:style-name="ce1" office:value-type="string">
            <text:p>Κατάσταση Λογαριασμού</text:p>
          </table:table-cell>
          <table:table-cell table:style-name="ce1" office:value-type="string">
            <text:p>UserStatus</text:p>
          </table:table-cell>
          <table:table-cell table:style-name="ce1" office:value-type="string">
            <text:p>User Status</text:p>
          </table:table-cell>
          <table:table-cell table:style-name="ce7" office:value-type="date" office:date-value="2013-12-03">
            <text:p>3/12/2013</text:p>
          </table:table-cell>
          <table:table-cell table:formula="of:=IF([.A417]=[.C417];&quot;OK&quot;;&quot;ERROR&quot;)" office:value-type="string" office:string-value="OK">
            <text:p>OK</text:p>
          </table:table-cell>
          <table:table-cell table:formula="of:=CONCATENATE([.A417];&quot;=&quot;;[.B417])" office:value-type="string" office:string-value="UserStatus=Κατάσταση Λογαριασμού">
            <text:p>UserStatus=Κατάσταση Λογαριασμού</text:p>
          </table:table-cell>
          <table:table-cell table:formula="of:=CONCATENATE([.C417];&quot;=&quot;;[.D417])" office:value-type="string" office:string-value="UserStatus=User Status">
            <text:p>UserStatus=User Status</text:p>
          </table:table-cell>
          <table:table-cell table:number-columns-repeated="1016"/>
        </table:table-row>
        <table:table-row table:style-name="ro2">
          <table:table-cell table:style-name="ce1" office:value-type="string">
            <text:p>UserTitle</text:p>
          </table:table-cell>
          <table:table-cell table:style-name="ce1" office:value-type="string">
            <text:p>Πληροφορίες Χρήστη</text:p>
          </table:table-cell>
          <table:table-cell table:style-name="ce1" office:value-type="string">
            <text:p>UserTitle</text:p>
          </table:table-cell>
          <table:table-cell table:style-name="ce1" office:value-type="string">
            <text:p>User Information</text:p>
          </table:table-cell>
          <table:table-cell table:style-name="ce7" office:value-type="date" office:date-value="2013-12-03">
            <text:p>3/12/2013</text:p>
          </table:table-cell>
          <table:table-cell table:formula="of:=IF([.A418]=[.C418];&quot;OK&quot;;&quot;ERROR&quot;)" office:value-type="string" office:string-value="OK">
            <text:p>OK</text:p>
          </table:table-cell>
          <table:table-cell table:formula="of:=CONCATENATE([.A418];&quot;=&quot;;[.B418])" office:value-type="string" office:string-value="UserTitle=Πληροφορίες Χρήστη">
            <text:p>UserTitle=Πληροφορίες Χρήστη</text:p>
          </table:table-cell>
          <table:table-cell table:formula="of:=CONCATENATE([.C418];&quot;=&quot;;[.D418])" office:value-type="string" office:string-value="UserTitle=User Information">
            <text:p>UserTitle=User Information</text:p>
          </table:table-cell>
          <table:table-cell table:number-columns-repeated="1016"/>
        </table:table-row>
        <table:table-row table:style-name="ro2">
          <table:table-cell table:style-name="ce1" office:value-type="string">
            <text:p>validation_address</text:p>
          </table:table-cell>
          <table:table-cell table:style-name="ce1" office:value-type="string">
            <text:p>Tο πεδίο είναι υποχρεωτικό</text:p>
          </table:table-cell>
          <table:table-cell table:style-name="ce1" office:value-type="string">
            <text:p>validation_address</text:p>
          </table:table-cell>
          <table:table-cell table:style-name="ce1" office:value-type="string">
            <text:p>The field is required.</text:p>
          </table:table-cell>
          <table:table-cell table:style-name="ce7" office:value-type="date" office:date-value="2013-12-03">
            <text:p>3/12/2013</text:p>
          </table:table-cell>
          <table:table-cell table:formula="of:=IF([.A419]=[.C419];&quot;OK&quot;;&quot;ERROR&quot;)" office:value-type="string" office:string-value="OK">
            <text:p>OK</text:p>
          </table:table-cell>
          <table:table-cell table:formula="of:=CONCATENATE([.A419];&quot;=&quot;;[.B419])" office:value-type="string" office:string-value="validation_address=Tο πεδίο είναι υποχρεωτικό">
            <text:p>validation_address=Tο πεδίο είναι υποχρεωτικό</text:p>
          </table:table-cell>
          <table:table-cell table:formula="of:=CONCATENATE([.C419];&quot;=&quot;;[.D419])" office:value-type="string" office:string-value="validation_address=The field is required.">
            <text:p>validation_address=The field is required.</text:p>
          </table:table-cell>
          <table:table-cell table:number-columns-repeated="1016"/>
        </table:table-row>
        <table:table-row table:style-name="ro2">
          <table:table-cell table:style-name="ce1" office:value-type="string">
            <text:p>validation_city</text:p>
          </table:table-cell>
          <table:table-cell table:style-name="ce1" office:value-type="string">
            <text:p>Το πεδίο "Πόλη" είναι υποχρεωτικό</text:p>
          </table:table-cell>
          <table:table-cell table:style-name="ce1" office:value-type="string">
            <text:p>validation_city</text:p>
          </table:table-cell>
          <table:table-cell table:style-name="ce1" office:value-type="string">
            <text:p>The field is required.</text:p>
          </table:table-cell>
          <table:table-cell table:style-name="ce7" office:value-type="date" office:date-value="2013-12-03">
            <text:p>3/12/2013</text:p>
          </table:table-cell>
          <table:table-cell table:formula="of:=IF([.A420]=[.C420];&quot;OK&quot;;&quot;ERROR&quot;)" office:value-type="string" office:string-value="OK">
            <text:p>OK</text:p>
          </table:table-cell>
          <table:table-cell table:formula="of:=CONCATENATE([.A420];&quot;=&quot;;[.B420])" office:value-type="string" office:string-value="validation_city=Το πεδίο &quot;Πόλη&quot; είναι υποχρεωτικό">
            <text:p>validation_city=Το πεδίο "Πόλη" είναι υποχρεωτικό</text:p>
          </table:table-cell>
          <table:table-cell table:formula="of:=CONCATENATE([.C420];&quot;=&quot;;[.D420])" office:value-type="string" office:string-value="validation_city=The field is required.">
            <text:p>validation_city=The field is required.</text:p>
          </table:table-cell>
          <table:table-cell table:number-columns-repeated="1016"/>
        </table:table-row>
        <table:table-row table:style-name="ro2">
          <table:table-cell table:style-name="ce1" office:value-type="string">
            <text:p>validation_closingDate</text:p>
          </table:table-cell>
          <table:table-cell table:style-name="ce1" office:value-type="string">
            <text:p>Tο πεδίο είναι υποχρεωτικό</text:p>
          </table:table-cell>
          <table:table-cell table:style-name="ce1" office:value-type="string">
            <text:p>validation_closingDate</text:p>
          </table:table-cell>
          <table:table-cell table:style-name="ce1" office:value-type="string">
            <text:p>The field is required.</text:p>
          </table:table-cell>
          <table:table-cell table:style-name="ce7" office:value-type="date" office:date-value="2013-12-03">
            <text:p>3/12/2013</text:p>
          </table:table-cell>
          <table:table-cell table:formula="of:=IF([.A421]=[.C421];&quot;OK&quot;;&quot;ERROR&quot;)" office:value-type="string" office:string-value="OK">
            <text:p>OK</text:p>
          </table:table-cell>
          <table:table-cell table:formula="of:=CONCATENATE([.A421];&quot;=&quot;;[.B421])" office:value-type="string" office:string-value="validation_closingDate=Tο πεδίο είναι υποχρεωτικό">
            <text:p>validation_closingDate=Tο πεδίο είναι υποχρεωτικό</text:p>
          </table:table-cell>
          <table:table-cell table:formula="of:=CONCATENATE([.C421];&quot;=&quot;;[.D421])" office:value-type="string" office:string-value="validation_closingDate=The field is required.">
            <text:p>validation_closingDate=The field is required.</text:p>
          </table:table-cell>
          <table:table-cell table:number-columns-repeated="1016"/>
        </table:table-row>
        <table:table-row table:style-name="ro2">
          <table:table-cell table:style-name="ce1" office:value-type="string">
            <text:p>validation_closingDate_dateAfter</text:p>
          </table:table-cell>
          <table:table-cell table:style-name="ce1" office:value-type="string">
            <text:p>Η ημερομηνία λήξης πρέπει να είναι τουλάχιστον 30 μέρες μεταγενέστερη της ημερομηνίας έναρξης</text:p>
          </table:table-cell>
          <table:table-cell table:style-name="ce1" office:value-type="string">
            <text:p>validation_closingDate_dateAfter</text:p>
          </table:table-cell>
          <table:table-cell table:style-name="ce1" office:value-type="string">
            <text:p>Closing Date must be 30 days later than Opening Date.</text:p>
          </table:table-cell>
          <table:table-cell table:style-name="ce7" office:value-type="date" office:date-value="2013-12-03">
            <text:p>3/12/2013</text:p>
          </table:table-cell>
          <table:table-cell table:formula="of:=IF([.A422]=[.C422];&quot;OK&quot;;&quot;ERROR&quot;)" office:value-type="string" office:string-value="OK">
            <text:p>OK</text:p>
          </table:table-cell>
          <table:table-cell table:formula="of:=CONCATENATE([.A422];&quot;=&quot;;[.B422])" office:value-type="string" office:string-value="validation_closingDate_dateAfter=Η ημερομηνία λήξης πρέπει να είναι τουλάχιστον 30 μέρες μεταγενέστερη της ημερομηνίας έναρξης">
            <text:p>validation_closingDate_dateAfter=Η ημερομηνία λήξης πρέπει να είναι τουλάχιστον 30 μέρες μεταγενέστερη της ημερομηνίας έναρξης</text:p>
          </table:table-cell>
          <table:table-cell table:formula="of:=CONCATENATE([.C422];&quot;=&quot;;[.D422])" office:value-type="string" office:string-value="validation_closingDate_dateAfter=Closing Date must be 30 days later than Opening Date.">
            <text:p>validation_closingDate_dateAfter=Closing Date must be 30 days later than Opening Date.</text:p>
          </table:table-cell>
          <table:table-cell table:number-columns-repeated="1016"/>
        </table:table-row>
        <table:table-row table:style-name="ro2">
          <table:table-cell table:style-name="ce1" office:value-type="string">
            <text:p>validation_confirmpassword</text:p>
          </table:table-cell>
          <table:table-cell table:style-name="ce1" office:value-type="string">
            <text:p>Tα συνθηματικά δεν ταιριάζουν.</text:p>
          </table:table-cell>
          <table:table-cell table:style-name="ce1" office:value-type="string">
            <text:p>validation_confirmpassword</text:p>
          </table:table-cell>
          <table:table-cell table:style-name="ce1" office:value-type="string">
            <text:p>Passwords do not match.</text:p>
          </table:table-cell>
          <table:table-cell table:style-name="ce7" office:value-type="date" office:date-value="2013-12-03">
            <text:p>3/12/2013</text:p>
          </table:table-cell>
          <table:table-cell table:formula="of:=IF([.A423]=[.C423];&quot;OK&quot;;&quot;ERROR&quot;)" office:value-type="string" office:string-value="OK">
            <text:p>OK</text:p>
          </table:table-cell>
          <table:table-cell table:formula="of:=CONCATENATE([.A423];&quot;=&quot;;[.B423])" office:value-type="string" office:string-value="validation_confirmpassword=Tα συνθηματικά δεν ταιριάζουν.">
            <text:p>validation_confirmpassword=Tα συνθηματικά δεν ταιριάζουν.</text:p>
          </table:table-cell>
          <table:table-cell table:formula="of:=CONCATENATE([.C423];&quot;=&quot;;[.D423])" office:value-type="string" office:string-value="validation_confirmpassword=Passwords do not match.">
            <text:p>validation_confirmpassword=Passwords do not match.</text:p>
          </table:table-cell>
          <table:table-cell table:number-columns-repeated="1016"/>
        </table:table-row>
        <table:table-row table:style-name="ro2">
          <table:table-cell table:style-name="ce1" office:value-type="string">
            <text:p>validation_country</text:p>
          </table:table-cell>
          <table:table-cell table:style-name="ce1" office:value-type="string">
            <text:p>Το πεδίο "Χώρα" είναι υποχρεωτικό</text:p>
          </table:table-cell>
          <table:table-cell table:style-name="ce1" office:value-type="string">
            <text:p>validation_country</text:p>
          </table:table-cell>
          <table:table-cell table:style-name="ce1" office:value-type="string">
            <text:p>The field is required.</text:p>
          </table:table-cell>
          <table:table-cell table:style-name="ce7" office:value-type="date" office:date-value="2013-12-03">
            <text:p>3/12/2013</text:p>
          </table:table-cell>
          <table:table-cell table:formula="of:=IF([.A424]=[.C424];&quot;OK&quot;;&quot;ERROR&quot;)" office:value-type="string" office:string-value="OK">
            <text:p>OK</text:p>
          </table:table-cell>
          <table:table-cell table:formula="of:=CONCATENATE([.A424];&quot;=&quot;;[.B424])" office:value-type="string" office:string-value="validation_country=Το πεδίο &quot;Χώρα&quot; είναι υποχρεωτικό">
            <text:p>validation_country=Το πεδίο "Χώρα" είναι υποχρεωτικό</text:p>
          </table:table-cell>
          <table:table-cell table:formula="of:=CONCATENATE([.C424];&quot;=&quot;;[.D424])" office:value-type="string" office:string-value="validation_country=The field is required.">
            <text:p>validation_country=The field is required.</text:p>
          </table:table-cell>
          <table:table-cell table:number-columns-repeated="1016"/>
        </table:table-row>
        <table:table-row table:style-name="ro2">
          <table:table-cell table:style-name="ce1" office:value-type="string">
            <text:p>validation_department</text:p>
          </table:table-cell>
          <table:table-cell table:style-name="ce1" office:value-type="string">
            <text:p>Το πεδίο είναι υποχρεωτικό</text:p>
          </table:table-cell>
          <table:table-cell table:style-name="ce1" office:value-type="string">
            <text:p>validation_department</text:p>
          </table:table-cell>
          <table:table-cell table:style-name="ce1" office:value-type="string">
            <text:p>The field is required.</text:p>
          </table:table-cell>
          <table:table-cell table:style-name="ce7" office:value-type="date" office:date-value="2013-12-03">
            <text:p>3/12/2013</text:p>
          </table:table-cell>
          <table:table-cell table:formula="of:=IF([.A425]=[.C425];&quot;OK&quot;;&quot;ERROR&quot;)" office:value-type="string" office:string-value="OK">
            <text:p>OK</text:p>
          </table:table-cell>
          <table:table-cell table:formula="of:=CONCATENATE([.A425];&quot;=&quot;;[.B425])" office:value-type="string" office:string-value="validation_department=Το πεδίο είναι υποχρεωτικό">
            <text:p>validation_department=Το πεδίο είναι υποχρεωτικό</text:p>
          </table:table-cell>
          <table:table-cell table:formula="of:=CONCATENATE([.C425];&quot;=&quot;;[.D425])" office:value-type="string" office:string-value="validation_department=The field is required.">
            <text:p>validation_department=The field is required.</text:p>
          </table:table-cell>
          <table:table-cell table:number-columns-repeated="1016"/>
        </table:table-row>
        <table:table-row table:style-name="ro2">
          <table:table-cell table:style-name="ce1" office:value-type="string">
            <text:p>validation_description</text:p>
          </table:table-cell>
          <table:table-cell table:style-name="ce1" office:value-type="string">
            <text:p>Το πεδίο είναι υποχρεωτικό</text:p>
          </table:table-cell>
          <table:table-cell table:style-name="ce1" office:value-type="string">
            <text:p>validation_description</text:p>
          </table:table-cell>
          <table:table-cell table:style-name="ce1" office:value-type="string">
            <text:p>The field is required.</text:p>
          </table:table-cell>
          <table:table-cell table:style-name="ce7" office:value-type="date" office:date-value="2013-12-03">
            <text:p>3/12/2013</text:p>
          </table:table-cell>
          <table:table-cell table:formula="of:=IF([.A426]=[.C426];&quot;OK&quot;;&quot;ERROR&quot;)" office:value-type="string" office:string-value="OK">
            <text:p>OK</text:p>
          </table:table-cell>
          <table:table-cell table:formula="of:=CONCATENATE([.A426];&quot;=&quot;;[.B426])" office:value-type="string" office:string-value="validation_description=Το πεδίο είναι υποχρεωτικό">
            <text:p>validation_description=Το πεδίο είναι υποχρεωτικό</text:p>
          </table:table-cell>
          <table:table-cell table:formula="of:=CONCATENATE([.C426];&quot;=&quot;;[.D426])" office:value-type="string" office:string-value="validation_description=The field is required.">
            <text:p>validation_description=The field is required.</text:p>
          </table:table-cell>
          <table:table-cell table:number-columns-repeated="1016"/>
        </table:table-row>
        <table:table-row table:style-name="ro2">
          <table:table-cell table:style-name="ce1" office:value-type="string">
            <text:p>validation_email</text:p>
          </table:table-cell>
          <table:table-cell table:style-name="ce1" office:value-type="string">
            <text:p>Tο πεδίο πρέπει να είναι έγκυρη διεύθυνση email</text:p>
          </table:table-cell>
          <table:table-cell table:style-name="ce1" office:value-type="string">
            <text:p>validation_email</text:p>
          </table:table-cell>
          <table:table-cell table:style-name="ce1" office:value-type="string">
            <text:p>The field must be a valid email address.</text:p>
          </table:table-cell>
          <table:table-cell table:style-name="ce7" office:value-type="date" office:date-value="2013-12-03">
            <text:p>3/12/2013</text:p>
          </table:table-cell>
          <table:table-cell table:formula="of:=IF([.A427]=[.C427];&quot;OK&quot;;&quot;ERROR&quot;)" office:value-type="string" office:string-value="OK">
            <text:p>OK</text:p>
          </table:table-cell>
          <table:table-cell table:formula="of:=CONCATENATE([.A427];&quot;=&quot;;[.B427])" office:value-type="string" office:string-value="validation_email=Tο πεδίο πρέπει να είναι έγκυρη διεύθυνση email">
            <text:p>validation_email=Tο πεδίο πρέπει να είναι έγκυρη διεύθυνση email</text:p>
          </table:table-cell>
          <table:table-cell table:formula="of:=CONCATENATE([.C427];&quot;=&quot;;[.D427])" office:value-type="string" office:string-value="validation_email=The field must be a valid email address.">
            <text:p>validation_email=The field must be a valid email address.</text:p>
          </table:table-cell>
          <table:table-cell table:number-columns-repeated="1016"/>
        </table:table-row>
        <table:table-row table:style-name="ro2">
          <table:table-cell table:style-name="ce1" office:value-type="string">
            <text:p>validation_eswterikosKanonismosURL</text:p>
          </table:table-cell>
          <table:table-cell table:style-name="ce1" office:value-type="string">
            <text:p>Το πεδίο πρέπει να είναι έγκυρος σύνδεσμος και να ξεκινάει με http ή https</text:p>
          </table:table-cell>
          <table:table-cell table:style-name="ce1" office:value-type="string">
            <text:p>validation_eswterikosKanonismosURL</text:p>
          </table:table-cell>
          <table:table-cell table:style-name="ce1" office:value-type="string">
            <text:p>The field must be a valid URL starting with http:// or https://.</text:p>
          </table:table-cell>
          <table:table-cell table:style-name="ce7" office:value-type="date" office:date-value="2013-12-03">
            <text:p>3/12/2013</text:p>
          </table:table-cell>
          <table:table-cell table:formula="of:=IF([.A428]=[.C428];&quot;OK&quot;;&quot;ERROR&quot;)" office:value-type="string" office:string-value="OK">
            <text:p>OK</text:p>
          </table:table-cell>
          <table:table-cell table:formula="of:=CONCATENATE([.A428];&quot;=&quot;;[.B428])" office:value-type="string" office:string-value="validation_eswterikosKanonismosURL=Το πεδίο πρέπει να είναι έγκυρος σύνδεσμος και να ξεκινάει με http ή https">
            <text:p>validation_eswterikosKanonismosURL=Το πεδίο πρέπει να είναι έγκυρος σύνδεσμος και να ξεκινάει με http ή https</text:p>
          </table:table-cell>
          <table:table-cell table:formula="of:=CONCATENATE([.C428];&quot;=&quot;;[.D428])" office:value-type="string" office:string-value="validation_eswterikosKanonismosURL=The field must be a valid URL starting with http:// or https://.">
            <text:p>validation_eswterikosKanonismosURL=The field must be a valid URL starting with http:// or https://.</text:p>
          </table:table-cell>
          <table:table-cell table:number-columns-repeated="1016"/>
        </table:table-row>
        <table:table-row table:style-name="ro2">
          <table:table-cell table:style-name="ce1" office:value-type="string">
            <text:p>validation_fathername</text:p>
          </table:table-cell>
          <table:table-cell table:style-name="ce1" office:value-type="string">
            <text:p>Το πεδίο είναι υποχρεωτικό</text:p>
          </table:table-cell>
          <table:table-cell table:style-name="ce1" office:value-type="string">
            <text:p>validation_fathername</text:p>
          </table:table-cell>
          <table:table-cell table:style-name="ce1" office:value-type="string">
            <text:p>The field is required.</text:p>
          </table:table-cell>
          <table:table-cell table:style-name="ce7" office:value-type="date" office:date-value="2013-12-03">
            <text:p>3/12/2013</text:p>
          </table:table-cell>
          <table:table-cell table:formula="of:=IF([.A429]=[.C429];&quot;OK&quot;;&quot;ERROR&quot;)" office:value-type="string" office:string-value="OK">
            <text:p>OK</text:p>
          </table:table-cell>
          <table:table-cell table:formula="of:=CONCATENATE([.A429];&quot;=&quot;;[.B429])" office:value-type="string" office:string-value="validation_fathername=Το πεδίο είναι υποχρεωτικό">
            <text:p>validation_fathername=Το πεδίο είναι υποχρεωτικό</text:p>
          </table:table-cell>
          <table:table-cell table:formula="of:=CONCATENATE([.C429];&quot;=&quot;;[.D429])" office:value-type="string" office:string-value="validation_fathername=The field is required.">
            <text:p>validation_fathername=The field is required.</text:p>
          </table:table-cell>
          <table:table-cell table:number-columns-repeated="1016"/>
        </table:table-row>
        <table:table-row table:style-name="ro2">
          <table:table-cell table:style-name="ce1" office:value-type="string">
            <text:p>validation_fathernamelatin</text:p>
          </table:table-cell>
          <table:table-cell table:style-name="ce1" office:value-type="string">
            <text:p>Απαιτείται η συμπλήρωση του Ονόματος Πατρός και με λατινικούς χαρακτήρες</text:p>
          </table:table-cell>
          <table:table-cell table:style-name="ce1" office:value-type="string">
            <text:p>validation_fathernamelatin</text:p>
          </table:table-cell>
          <table:table-cell table:style-name="ce1" office:value-type="string">
            <text:p>Please fill this field with your father's name in Latin.</text:p>
          </table:table-cell>
          <table:table-cell table:style-name="ce7" office:value-type="date" office:date-value="2013-12-03">
            <text:p>3/12/2013</text:p>
          </table:table-cell>
          <table:table-cell table:formula="of:=IF([.A430]=[.C430];&quot;OK&quot;;&quot;ERROR&quot;)" office:value-type="string" office:string-value="OK">
            <text:p>OK</text:p>
          </table:table-cell>
          <table:table-cell table:formula="of:=CONCATENATE([.A430];&quot;=&quot;;[.B430])" office:value-type="string" office:string-value="validation_fathernamelatin=Απαιτείται η συμπλήρωση του Ονόματος Πατρός και με λατινικούς χαρακτήρες">
            <text:p>validation_fathernamelatin=Απαιτείται η συμπλήρωση του Ονόματος Πατρός και με λατινικούς χαρακτήρες</text:p>
          </table:table-cell>
          <table:table-cell table:formula="of:=CONCATENATE([.C430];&quot;=&quot;;[.D430])" office:value-type="string" office:string-value="validation_fathernamelatin=Please fill this field with your father's name in Latin.">
            <text:p>validation_fathernamelatin=Please fill this field with your father's name in Latin.</text:p>
          </table:table-cell>
          <table:table-cell table:number-columns-repeated="1016"/>
        </table:table-row>
        <table:table-row table:style-name="ro2">
          <table:table-cell table:style-name="ce1" office:value-type="string">
            <text:p>validation_fek</text:p>
          </table:table-cell>
          <table:table-cell table:style-name="ce1" office:value-type="string">
            <text:p>Το πεδίο πρέπει να είναι έγκυρος σύνδεσμος και να ξεκινάει με http ή https</text:p>
          </table:table-cell>
          <table:table-cell table:style-name="ce1" office:value-type="string">
            <text:p>validation_fek</text:p>
          </table:table-cell>
          <table:table-cell table:style-name="ce1" office:value-type="string">
            <text:p>The field must be a valid URL starting with http:// or https://.</text:p>
          </table:table-cell>
          <table:table-cell table:style-name="ce7" office:value-type="date" office:date-value="2013-12-03">
            <text:p>3/12/2013</text:p>
          </table:table-cell>
          <table:table-cell table:formula="of:=IF([.A431]=[.C431];&quot;OK&quot;;&quot;ERROR&quot;)" office:value-type="string" office:string-value="OK">
            <text:p>OK</text:p>
          </table:table-cell>
          <table:table-cell table:formula="of:=CONCATENATE([.A431];&quot;=&quot;;[.B431])" office:value-type="string" office:string-value="validation_fek=Το πεδίο πρέπει να είναι έγκυρος σύνδεσμος και να ξεκινάει με http ή https">
            <text:p>validation_fek=Το πεδίο πρέπει να είναι έγκυρος σύνδεσμος και να ξεκινάει με http ή https</text:p>
          </table:table-cell>
          <table:table-cell table:formula="of:=CONCATENATE([.C431];&quot;=&quot;;[.D431])" office:value-type="string" office:string-value="validation_fek=The field must be a valid URL starting with http:// or https://.">
            <text:p>validation_fek=The field must be a valid URL starting with http:// or https://.</text:p>
          </table:table-cell>
          <table:table-cell table:number-columns-repeated="1016"/>
        </table:table-row>
        <table:table-row table:style-name="ro2">
          <table:table-cell table:style-name="ce1" office:value-type="string">
            <text:p>validation_fekSentDate</text:p>
          </table:table-cell>
          <table:table-cell table:style-name="ce1" office:value-type="string">
            <text:p>Το πεδίο είναι υποχρεωτικό</text:p>
          </table:table-cell>
          <table:table-cell table:style-name="ce1" office:value-type="string">
            <text:p>validation_fekSentDate</text:p>
          </table:table-cell>
          <table:table-cell table:style-name="ce1" office:value-type="string">
            <text:p>The field is required.</text:p>
          </table:table-cell>
          <table:table-cell table:style-name="ce7" office:value-type="date" office:date-value="2013-12-03">
            <text:p>3/12/2013</text:p>
          </table:table-cell>
          <table:table-cell table:formula="of:=IF([.A432]=[.C432];&quot;OK&quot;;&quot;ERROR&quot;)" office:value-type="string" office:string-value="OK">
            <text:p>OK</text:p>
          </table:table-cell>
          <table:table-cell table:formula="of:=CONCATENATE([.A432];&quot;=&quot;;[.B432])" office:value-type="string" office:string-value="validation_fekSentDate=Το πεδίο είναι υποχρεωτικό">
            <text:p>validation_fekSentDate=Το πεδίο είναι υποχρεωτικό</text:p>
          </table:table-cell>
          <table:table-cell table:formula="of:=CONCATENATE([.C432];&quot;=&quot;;[.D432])" office:value-type="string" office:string-value="validation_fekSentDate=The field is required.">
            <text:p>validation_fekSentDate=The field is required.</text:p>
          </table:table-cell>
          <table:table-cell table:number-columns-repeated="1016"/>
        </table:table-row>
        <table:table-row table:style-name="ro2">
          <table:table-cell table:style-name="ce1" office:value-type="string">
            <text:p>validation_fekSubject</text:p>
          </table:table-cell>
          <table:table-cell table:style-name="ce1" office:value-type="string">
            <text:p>Το πεδίο είναι υποχρεωτικό</text:p>
          </table:table-cell>
          <table:table-cell table:style-name="ce1" office:value-type="string">
            <text:p>validation_fekSubject</text:p>
          </table:table-cell>
          <table:table-cell table:style-name="ce1" office:value-type="string">
            <text:p>The field is required.</text:p>
          </table:table-cell>
          <table:table-cell table:style-name="ce7" office:value-type="date" office:date-value="2013-12-03">
            <text:p>3/12/2013</text:p>
          </table:table-cell>
          <table:table-cell table:formula="of:=IF([.A433]=[.C433];&quot;OK&quot;;&quot;ERROR&quot;)" office:value-type="string" office:string-value="OK">
            <text:p>OK</text:p>
          </table:table-cell>
          <table:table-cell table:formula="of:=CONCATENATE([.A433];&quot;=&quot;;[.B433])" office:value-type="string" office:string-value="validation_fekSubject=Το πεδίο είναι υποχρεωτικό">
            <text:p>validation_fekSubject=Το πεδίο είναι υποχρεωτικό</text:p>
          </table:table-cell>
          <table:table-cell table:formula="of:=CONCATENATE([.C433];&quot;=&quot;;[.D433])" office:value-type="string" office:string-value="validation_fekSubject=The field is required.">
            <text:p>validation_fekSubject=The field is required.</text:p>
          </table:table-cell>
          <table:table-cell table:number-columns-repeated="1016"/>
        </table:table-row>
        <table:table-row table:style-name="ro2">
          <table:table-cell table:style-name="ce1" office:value-type="string">
            <text:p>validation_file</text:p>
          </table:table-cell>
          <table:table-cell table:style-name="ce1" office:value-type="string">
            <text:p>Το αρχείο είναι υποχρεωτικό</text:p>
          </table:table-cell>
          <table:table-cell table:style-name="ce1" office:value-type="string">
            <text:p>validation_file</text:p>
          </table:table-cell>
          <table:table-cell table:style-name="ce1" office:value-type="string">
            <text:p>The file is required.</text:p>
          </table:table-cell>
          <table:table-cell table:style-name="ce7" office:value-type="date" office:date-value="2013-12-03">
            <text:p>3/12/2013</text:p>
          </table:table-cell>
          <table:table-cell table:formula="of:=IF([.A434]=[.C434];&quot;OK&quot;;&quot;ERROR&quot;)" office:value-type="string" office:string-value="OK">
            <text:p>OK</text:p>
          </table:table-cell>
          <table:table-cell table:formula="of:=CONCATENATE([.A434];&quot;=&quot;;[.B434])" office:value-type="string" office:string-value="validation_file=Το αρχείο είναι υποχρεωτικό">
            <text:p>validation_file=Το αρχείο είναι υποχρεωτικό</text:p>
          </table:table-cell>
          <table:table-cell table:formula="of:=CONCATENATE([.C434];&quot;=&quot;;[.D434])" office:value-type="string" office:string-value="validation_file=The file is required.">
            <text:p>validation_file=The file is required.</text:p>
          </table:table-cell>
          <table:table-cell table:number-columns-repeated="1016"/>
        </table:table-row>
        <table:table-row table:style-name="ro2">
          <table:table-cell table:style-name="ce1" office:value-type="string">
            <text:p>validation_file_list</text:p>
          </table:table-cell>
          <table:table-cell table:style-name="ce1" office:value-type="string">
            <text:p>Πρέπει να ανεβάσετε ένα τουλάχιστον αρχείο</text:p>
          </table:table-cell>
          <table:table-cell table:style-name="ce1" office:value-type="string">
            <text:p>validation_file_list</text:p>
          </table:table-cell>
          <table:table-cell table:style-name="ce1" office:value-type="string">
            <text:p>You must upload at least one file.</text:p>
          </table:table-cell>
          <table:table-cell table:style-name="ce7" office:value-type="date" office:date-value="2013-12-03">
            <text:p>3/12/2013</text:p>
          </table:table-cell>
          <table:table-cell table:formula="of:=IF([.A435]=[.C435];&quot;OK&quot;;&quot;ERROR&quot;)" office:value-type="string" office:string-value="OK">
            <text:p>OK</text:p>
          </table:table-cell>
          <table:table-cell table:formula="of:=CONCATENATE([.A435];&quot;=&quot;;[.B435])" office:value-type="string" office:string-value="validation_file_list=Πρέπει να ανεβάσετε ένα τουλάχιστον αρχείο">
            <text:p>validation_file_list=Πρέπει να ανεβάσετε ένα τουλάχιστον αρχείο</text:p>
          </table:table-cell>
          <table:table-cell table:formula="of:=CONCATENATE([.C435];&quot;=&quot;;[.D435])" office:value-type="string" office:string-value="validation_file_list=You must upload at least one file.">
            <text:p>validation_file_list=You must upload at least one file.</text:p>
          </table:table-cell>
          <table:table-cell table:number-columns-repeated="1016"/>
        </table:table-row>
        <table:table-row table:style-name="ro2">
          <table:table-cell table:style-name="ce1" office:value-type="string">
            <text:p>validation_firstname</text:p>
          </table:table-cell>
          <table:table-cell table:style-name="ce1" office:value-type="string">
            <text:p>To πεδίο 'Όνομα' είναι υποχρεωτικό.</text:p>
          </table:table-cell>
          <table:table-cell table:style-name="ce1" office:value-type="string">
            <text:p>validation_firstname</text:p>
          </table:table-cell>
          <table:table-cell table:style-name="ce1" office:value-type="string">
            <text:p>The field is required.</text:p>
          </table:table-cell>
          <table:table-cell table:style-name="ce7" office:value-type="date" office:date-value="2013-12-03">
            <text:p>3/12/2013</text:p>
          </table:table-cell>
          <table:table-cell table:formula="of:=IF([.A436]=[.C436];&quot;OK&quot;;&quot;ERROR&quot;)" office:value-type="string" office:string-value="OK">
            <text:p>OK</text:p>
          </table:table-cell>
          <table:table-cell table:formula="of:=CONCATENATE([.A436];&quot;=&quot;;[.B436])" office:value-type="string" office:string-value="validation_firstname=To πεδίο 'Όνομα' είναι υποχρεωτικό.">
            <text:p>validation_firstname=To πεδίο 'Όνομα' είναι υποχρεωτικό.</text:p>
          </table:table-cell>
          <table:table-cell table:formula="of:=CONCATENATE([.C436];&quot;=&quot;;[.D436])" office:value-type="string" office:string-value="validation_firstname=The field is required.">
            <text:p>validation_firstname=The field is required.</text:p>
          </table:table-cell>
          <table:table-cell table:number-columns-repeated="1016"/>
        </table:table-row>
        <table:table-row table:style-name="ro2">
          <table:table-cell table:style-name="ce1" office:value-type="string">
            <text:p>validation_firstnamelatin</text:p>
          </table:table-cell>
          <table:table-cell table:style-name="ce1" office:value-type="string">
            <text:p>Απαιτείται η συμπλήρωση του Ονόματος και με λατινικούς χαρακτήρες</text:p>
          </table:table-cell>
          <table:table-cell table:style-name="ce1" office:value-type="string">
            <text:p>validation_firstnamelatin</text:p>
          </table:table-cell>
          <table:table-cell table:style-name="ce1" office:value-type="string">
            <text:p>Please fill this field with your first name in Latin.</text:p>
          </table:table-cell>
          <table:table-cell table:style-name="ce7" office:value-type="date" office:date-value="2013-12-03">
            <text:p>3/12/2013</text:p>
          </table:table-cell>
          <table:table-cell table:formula="of:=IF([.A437]=[.C437];&quot;OK&quot;;&quot;ERROR&quot;)" office:value-type="string" office:string-value="OK">
            <text:p>OK</text:p>
          </table:table-cell>
          <table:table-cell table:formula="of:=CONCATENATE([.A437];&quot;=&quot;;[.B437])" office:value-type="string" office:string-value="validation_firstnamelatin=Απαιτείται η συμπλήρωση του Ονόματος και με λατινικούς χαρακτήρες">
            <text:p>validation_firstnamelatin=Απαιτείται η συμπλήρωση του Ονόματος και με λατινικούς χαρακτήρες</text:p>
          </table:table-cell>
          <table:table-cell table:formula="of:=CONCATENATE([.C437];&quot;=&quot;;[.D437])" office:value-type="string" office:string-value="validation_firstnamelatin=Please fill this field with your first name in Latin.">
            <text:p>validation_firstnamelatin=Please fill this field with your first name in Latin.</text:p>
          </table:table-cell>
          <table:table-cell table:number-columns-repeated="1016"/>
        </table:table-row>
        <table:table-row table:style-name="ro3">
          <table:table-cell table:style-name="ce1" office:value-type="string">
            <text:p>validation_hasAcceptedTerms</text:p>
          </table:table-cell>
          <table:table-cell table:style-name="ce1" office:value-type="string">
            <text:p>Πρέπει να αποδεχτείτε τους όρους χρήσης</text:p>
          </table:table-cell>
          <table:table-cell table:style-name="ce1" office:value-type="string">
            <text:p>validation_hasAcceptedTerms</text:p>
          </table:table-cell>
          <table:table-cell table:style-name="ce4" office:value-type="string">
            <text:p>You must accept the terms</text:p>
          </table:table-cell>
          <table:table-cell table:style-name="ce7" office:value-type="date" office:date-value="2013-12-04">
            <text:p>4/12/2013</text:p>
          </table:table-cell>
          <table:table-cell table:formula="of:=IF([.A438]=[.C438];&quot;OK&quot;;&quot;ERROR&quot;)" office:value-type="string" office:string-value="OK">
            <text:p>OK</text:p>
          </table:table-cell>
          <table:table-cell table:formula="of:=CONCATENATE([.A438];&quot;=&quot;;[.B438])" office:value-type="string" office:string-value="validation_hasAcceptedTerms=Πρέπει να αποδεχτείτε τους όρους χρήσης">
            <text:p>validation_hasAcceptedTerms=Πρέπει να αποδεχτείτε τους όρους χρήσης</text:p>
          </table:table-cell>
          <table:table-cell table:formula="of:=CONCATENATE([.C438];&quot;=&quot;;[.D438])" office:value-type="string" office:string-value="validation_hasAcceptedTerms=You must accept the terms">
            <text:p>validation_hasAcceptedTerms=You must accept the terms</text:p>
          </table:table-cell>
          <table:table-cell table:number-columns-repeated="1016"/>
        </table:table-row>
        <table:table-row table:style-name="ro2">
          <table:table-cell table:style-name="ce1" office:value-type="string">
            <text:p>validation_institution</text:p>
          </table:table-cell>
          <table:table-cell table:style-name="ce1" office:value-type="string">
            <text:p>το πεδίο είναι υποχρεωτικό</text:p>
          </table:table-cell>
          <table:table-cell table:style-name="ce1" office:value-type="string">
            <text:p>validation_institution</text:p>
          </table:table-cell>
          <table:table-cell table:style-name="ce1" office:value-type="string">
            <text:p>The field is required.</text:p>
          </table:table-cell>
          <table:table-cell table:style-name="ce7" office:value-type="date" office:date-value="2013-12-03">
            <text:p>3/12/2013</text:p>
          </table:table-cell>
          <table:table-cell table:formula="of:=IF([.A439]=[.C439];&quot;OK&quot;;&quot;ERROR&quot;)" office:value-type="string" office:string-value="OK">
            <text:p>OK</text:p>
          </table:table-cell>
          <table:table-cell table:formula="of:=CONCATENATE([.A439];&quot;=&quot;;[.B439])" office:value-type="string" office:string-value="validation_institution=το πεδίο είναι υποχρεωτικό">
            <text:p>validation_institution=το πεδίο είναι υποχρεωτικό</text:p>
          </table:table-cell>
          <table:table-cell table:formula="of:=CONCATENATE([.C439];&quot;=&quot;;[.D439])" office:value-type="string" office:string-value="validation_institution=The field is required.">
            <text:p>validation_institution=The field is required.</text:p>
          </table:table-cell>
          <table:table-cell table:number-columns-repeated="1016"/>
        </table:table-row>
        <table:table-row table:style-name="ro2">
          <table:table-cell table:style-name="ce1" office:value-type="string">
            <text:p>validation_lastname</text:p>
          </table:table-cell>
          <table:table-cell table:style-name="ce1" office:value-type="string">
            <text:p>To πεδίο 'Επώνυμο' είναι υποχρεωτικό.</text:p>
          </table:table-cell>
          <table:table-cell table:style-name="ce1" office:value-type="string">
            <text:p>validation_lastname</text:p>
          </table:table-cell>
          <table:table-cell table:style-name="ce1" office:value-type="string">
            <text:p>The field is required.</text:p>
          </table:table-cell>
          <table:table-cell table:style-name="ce7" office:value-type="date" office:date-value="2013-12-03">
            <text:p>3/12/2013</text:p>
          </table:table-cell>
          <table:table-cell table:formula="of:=IF([.A440]=[.C440];&quot;OK&quot;;&quot;ERROR&quot;)" office:value-type="string" office:string-value="OK">
            <text:p>OK</text:p>
          </table:table-cell>
          <table:table-cell table:formula="of:=CONCATENATE([.A440];&quot;=&quot;;[.B440])" office:value-type="string" office:string-value="validation_lastname=To πεδίο 'Επώνυμο' είναι υποχρεωτικό.">
            <text:p>validation_lastname=To πεδίο 'Επώνυμο' είναι υποχρεωτικό.</text:p>
          </table:table-cell>
          <table:table-cell table:formula="of:=CONCATENATE([.C440];&quot;=&quot;;[.D440])" office:value-type="string" office:string-value="validation_lastname=The field is required.">
            <text:p>validation_lastname=The field is required.</text:p>
          </table:table-cell>
          <table:table-cell table:number-columns-repeated="1016"/>
        </table:table-row>
        <table:table-row table:style-name="ro2">
          <table:table-cell table:style-name="ce1" office:value-type="string">
            <text:p>validation_lastnamelatin</text:p>
          </table:table-cell>
          <table:table-cell table:style-name="ce1" office:value-type="string">
            <text:p>Απαιτείται η συμπλήρωση του Επωνύμου και με λατινικούς χαρακτήρες</text:p>
          </table:table-cell>
          <table:table-cell table:style-name="ce1" office:value-type="string">
            <text:p>validation_lastnamelatin</text:p>
          </table:table-cell>
          <table:table-cell table:style-name="ce1" office:value-type="string">
            <text:p>Please fill this field with your last name in Latin.</text:p>
          </table:table-cell>
          <table:table-cell table:style-name="ce7" office:value-type="date" office:date-value="2013-12-03">
            <text:p>3/12/2013</text:p>
          </table:table-cell>
          <table:table-cell table:formula="of:=IF([.A441]=[.C441];&quot;OK&quot;;&quot;ERROR&quot;)" office:value-type="string" office:string-value="OK">
            <text:p>OK</text:p>
          </table:table-cell>
          <table:table-cell table:formula="of:=CONCATENATE([.A441];&quot;=&quot;;[.B441])" office:value-type="string" office:string-value="validation_lastnamelatin=Απαιτείται η συμπλήρωση του Επωνύμου και με λατινικούς χαρακτήρες">
            <text:p>validation_lastnamelatin=Απαιτείται η συμπλήρωση του Επωνύμου και με λατινικούς χαρακτήρες</text:p>
          </table:table-cell>
          <table:table-cell table:formula="of:=CONCATENATE([.C441];&quot;=&quot;;[.D441])" office:value-type="string" office:string-value="validation_lastnamelatin=Please fill this field with your last name in Latin.">
            <text:p>validation_lastnamelatin=Please fill this field with your last name in Latin.</text:p>
          </table:table-cell>
          <table:table-cell table:number-columns-repeated="1016"/>
        </table:table-row>
        <table:table-row table:style-name="ro2">
          <table:table-cell table:style-name="ce1" office:value-type="string">
            <text:p>validation_latin</text:p>
          </table:table-cell>
          <table:table-cell table:style-name="ce1" office:value-type="string">
            <text:p>Το πεδίο πρέπει να περιέχει μόνο λατινικούς χαρακτήρες ή αριθμούς</text:p>
          </table:table-cell>
          <table:table-cell table:style-name="ce1" office:value-type="string">
            <text:p>validation_latin</text:p>
          </table:table-cell>
          <table:table-cell table:style-name="ce1" office:value-type="string">
            <text:p>The field must contain only Latin characters or numbers.</text:p>
          </table:table-cell>
          <table:table-cell table:style-name="ce7" office:value-type="date" office:date-value="2013-12-03">
            <text:p>3/12/2013</text:p>
          </table:table-cell>
          <table:table-cell table:formula="of:=IF([.A442]=[.C442];&quot;OK&quot;;&quot;ERROR&quot;)" office:value-type="string" office:string-value="OK">
            <text:p>OK</text:p>
          </table:table-cell>
          <table:table-cell table:formula="of:=CONCATENATE([.A442];&quot;=&quot;;[.B442])" office:value-type="string" office:string-value="validation_latin=Το πεδίο πρέπει να περιέχει μόνο λατινικούς χαρακτήρες ή αριθμούς">
            <text:p>validation_latin=Το πεδίο πρέπει να περιέχει μόνο λατινικούς χαρακτήρες ή αριθμούς</text:p>
          </table:table-cell>
          <table:table-cell table:formula="of:=CONCATENATE([.C442];&quot;=&quot;;[.D442])" office:value-type="string" office:string-value="validation_latin=The field must contain only Latin characters or numbers.">
            <text:p>validation_latin=The field must contain only Latin characters or numbers.</text:p>
          </table:table-cell>
          <table:table-cell table:number-columns-repeated="1016"/>
        </table:table-row>
        <table:table-row table:style-name="ro2">
          <table:table-cell table:style-name="ce1" office:value-type="string">
            <text:p>validation_maxlength</text:p>
          </table:table-cell>
          <table:table-cell table:style-name="ce1" office:value-type="string">
            <text:p>Απαιτούνται {0} χαρακτήρες μέγιστο</text:p>
          </table:table-cell>
          <table:table-cell table:style-name="ce1" office:value-type="string">
            <text:p>validation_maxlength</text:p>
          </table:table-cell>
          <table:table-cell table:style-name="ce1" office:value-type="string">
            <text:p>The field must contain less than {0} characters.</text:p>
          </table:table-cell>
          <table:table-cell table:style-name="ce7" office:value-type="date" office:date-value="2013-12-03">
            <text:p>3/12/2013</text:p>
          </table:table-cell>
          <table:table-cell table:formula="of:=IF([.A443]=[.C443];&quot;OK&quot;;&quot;ERROR&quot;)" office:value-type="string" office:string-value="OK">
            <text:p>OK</text:p>
          </table:table-cell>
          <table:table-cell table:formula="of:=CONCATENATE([.A443];&quot;=&quot;;[.B443])" office:value-type="string" office:string-value="validation_maxlength=Απαιτούνται {0} χαρακτήρες μέγιστο">
            <text:p>validation_maxlength=Απαιτούνται {0} χαρακτήρες μέγιστο</text:p>
          </table:table-cell>
          <table:table-cell table:formula="of:=CONCATENATE([.C443];&quot;=&quot;;[.D443])" office:value-type="string" office:string-value="validation_maxlength=The field must contain less than {0} characters.">
            <text:p>validation_maxlength=The field must contain less than {0} characters.</text:p>
          </table:table-cell>
          <table:table-cell table:number-columns-repeated="1016"/>
        </table:table-row>
        <table:table-row table:style-name="ro2">
          <table:table-cell table:style-name="ce1" office:value-type="string">
            <text:p>validation_ministry</text:p>
          </table:table-cell>
          <table:table-cell table:style-name="ce1" office:value-type="string">
            <text:p>Το πεδίο είναι υποχρεωτικό</text:p>
          </table:table-cell>
          <table:table-cell table:style-name="ce1" office:value-type="string">
            <text:p>validation_ministry</text:p>
          </table:table-cell>
          <table:table-cell table:style-name="ce1" office:value-type="string">
            <text:p>The field is required.</text:p>
          </table:table-cell>
          <table:table-cell table:style-name="ce7" office:value-type="date" office:date-value="2013-12-03">
            <text:p>3/12/2013</text:p>
          </table:table-cell>
          <table:table-cell table:formula="of:=IF([.A444]=[.C444];&quot;OK&quot;;&quot;ERROR&quot;)" office:value-type="string" office:string-value="OK">
            <text:p>OK</text:p>
          </table:table-cell>
          <table:table-cell table:formula="of:=CONCATENATE([.A444];&quot;=&quot;;[.B444])" office:value-type="string" office:string-value="validation_ministry=Το πεδίο είναι υποχρεωτικό">
            <text:p>validation_ministry=Το πεδίο είναι υποχρεωτικό</text:p>
          </table:table-cell>
          <table:table-cell table:formula="of:=CONCATENATE([.C444];&quot;=&quot;;[.D444])" office:value-type="string" office:string-value="validation_ministry=The field is required.">
            <text:p>validation_ministry=The field is required.</text:p>
          </table:table-cell>
          <table:table-cell table:number-columns-repeated="1016"/>
        </table:table-row>
        <table:table-row table:style-name="ro2">
          <table:table-cell table:style-name="ce1" office:value-type="string">
            <text:p>validation_minlength</text:p>
          </table:table-cell>
          <table:table-cell table:style-name="ce1" office:value-type="string">
            <text:p>Απαιτούνται {0} χαρακτήρες κατ' ελάχιστο</text:p>
          </table:table-cell>
          <table:table-cell table:style-name="ce1" office:value-type="string">
            <text:p>validation_minlength</text:p>
          </table:table-cell>
          <table:table-cell table:style-name="ce1" office:value-type="string">
            <text:p>The field must contain more than {0} characters.</text:p>
          </table:table-cell>
          <table:table-cell table:style-name="ce7" office:value-type="date" office:date-value="2013-12-03">
            <text:p>3/12/2013</text:p>
          </table:table-cell>
          <table:table-cell table:formula="of:=IF([.A445]=[.C445];&quot;OK&quot;;&quot;ERROR&quot;)" office:value-type="string" office:string-value="OK">
            <text:p>OK</text:p>
          </table:table-cell>
          <table:table-cell table:formula="of:=CONCATENATE([.A445];&quot;=&quot;;[.B445])" office:value-type="string" office:string-value="validation_minlength=Απαιτούνται {0} χαρακτήρες κατ' ελάχιστο">
            <text:p>validation_minlength=Απαιτούνται {0} χαρακτήρες κατ' ελάχιστο</text:p>
          </table:table-cell>
          <table:table-cell table:formula="of:=CONCATENATE([.C445];&quot;=&quot;;[.D445])" office:value-type="string" office:string-value="validation_minlength=The field must contain more than {0} characters.">
            <text:p>validation_minlength=The field must contain more than {0} characters.</text:p>
          </table:table-cell>
          <table:table-cell table:number-columns-repeated="1016"/>
        </table:table-row>
        <table:table-row table:style-name="ro2">
          <table:table-cell table:style-name="ce1" office:value-type="string">
            <text:p>validation_mobile</text:p>
          </table:table-cell>
          <table:table-cell table:style-name="ce1" office:value-type="string">
            <text:p>Το πεδίο κινητό πρέπει να είναι αριθμός 10 ψηφίων</text:p>
          </table:table-cell>
          <table:table-cell table:style-name="ce1" office:value-type="string">
            <text:p>validation_mobile</text:p>
          </table:table-cell>
          <table:table-cell table:style-name="ce1" office:value-type="string">
            <text:p>The mobile number must be a 10 digit number.</text:p>
          </table:table-cell>
          <table:table-cell table:style-name="ce7" office:value-type="date" office:date-value="2013-12-03">
            <text:p>3/12/2013</text:p>
          </table:table-cell>
          <table:table-cell table:formula="of:=IF([.A446]=[.C446];&quot;OK&quot;;&quot;ERROR&quot;)" office:value-type="string" office:string-value="OK">
            <text:p>OK</text:p>
          </table:table-cell>
          <table:table-cell table:formula="of:=CONCATENATE([.A446];&quot;=&quot;;[.B446])" office:value-type="string" office:string-value="validation_mobile=Το πεδίο κινητό πρέπει να είναι αριθμός 10 ψηφίων">
            <text:p>validation_mobile=Το πεδίο κινητό πρέπει να είναι αριθμός 10 ψηφίων</text:p>
          </table:table-cell>
          <table:table-cell table:formula="of:=CONCATENATE([.C446];&quot;=&quot;;[.D446])" office:value-type="string" office:string-value="validation_mobile=The mobile number must be a 10 digit number.">
            <text:p>validation_mobile=The mobile number must be a 10 digit number.</text:p>
          </table:table-cell>
          <table:table-cell table:number-columns-repeated="1016"/>
        </table:table-row>
        <table:table-row table:style-name="ro2">
          <table:table-cell table:style-name="ce1" office:value-type="string">
            <text:p>validation_number</text:p>
          </table:table-cell>
          <table:table-cell table:style-name="ce1" office:value-type="string">
            <text:p>Το πεδίο πρέπει να είναι αριθμός</text:p>
          </table:table-cell>
          <table:table-cell table:style-name="ce1" office:value-type="string">
            <text:p>validation_number</text:p>
          </table:table-cell>
          <table:table-cell table:style-name="ce1" office:value-type="string">
            <text:p>The field must be a number.</text:p>
          </table:table-cell>
          <table:table-cell table:style-name="ce7" office:value-type="date" office:date-value="2013-12-03">
            <text:p>3/12/2013</text:p>
          </table:table-cell>
          <table:table-cell table:formula="of:=IF([.A447]=[.C447];&quot;OK&quot;;&quot;ERROR&quot;)" office:value-type="string" office:string-value="OK">
            <text:p>OK</text:p>
          </table:table-cell>
          <table:table-cell table:formula="of:=CONCATENATE([.A447];&quot;=&quot;;[.B447])" office:value-type="string" office:string-value="validation_number=Το πεδίο πρέπει να είναι αριθμός">
            <text:p>validation_number=Το πεδίο πρέπει να είναι αριθμός</text:p>
          </table:table-cell>
          <table:table-cell table:formula="of:=CONCATENATE([.C447];&quot;=&quot;;[.D447])" office:value-type="string" office:string-value="validation_number=The field must be a number.">
            <text:p>validation_number=The field must be a number.</text:p>
          </table:table-cell>
          <table:table-cell table:number-columns-repeated="1016"/>
        </table:table-row>
        <table:table-row table:style-name="ro2">
          <table:table-cell table:style-name="ce1" office:value-type="string">
            <text:p>validation_openingDate</text:p>
          </table:table-cell>
          <table:table-cell table:style-name="ce1" office:value-type="string">
            <text:p>Το πεδίο είναι υποχρεωτικό</text:p>
          </table:table-cell>
          <table:table-cell table:style-name="ce1" office:value-type="string">
            <text:p>validation_openingDate</text:p>
          </table:table-cell>
          <table:table-cell table:style-name="ce1" office:value-type="string">
            <text:p>The field is required.</text:p>
          </table:table-cell>
          <table:table-cell table:style-name="ce7" office:value-type="date" office:date-value="2013-12-03">
            <text:p>3/12/2013</text:p>
          </table:table-cell>
          <table:table-cell table:formula="of:=IF([.A448]=[.C448];&quot;OK&quot;;&quot;ERROR&quot;)" office:value-type="string" office:string-value="OK">
            <text:p>OK</text:p>
          </table:table-cell>
          <table:table-cell table:formula="of:=CONCATENATE([.A448];&quot;=&quot;;[.B448])" office:value-type="string" office:string-value="validation_openingDate=Το πεδίο είναι υποχρεωτικό">
            <text:p>validation_openingDate=Το πεδίο είναι υποχρεωτικό</text:p>
          </table:table-cell>
          <table:table-cell table:formula="of:=CONCATENATE([.C448];&quot;=&quot;;[.D448])" office:value-type="string" office:string-value="validation_openingDate=The field is required.">
            <text:p>validation_openingDate=The field is required.</text:p>
          </table:table-cell>
          <table:table-cell table:number-columns-repeated="1016"/>
        </table:table-row>
        <table:table-row table:style-name="ro2">
          <table:table-cell table:style-name="ce1" office:value-type="string">
            <text:p>validation_openingDate_dateAfter</text:p>
          </table:table-cell>
          <table:table-cell table:style-name="ce1" office:value-type="string">
            <text:p>Η ημερομηνία πρέπει να είναι μεταγενέστερη της ημερομηνίας ΦΕΚ</text:p>
          </table:table-cell>
          <table:table-cell table:style-name="ce1" office:value-type="string">
            <text:p>validation_openingDate_dateAfter</text:p>
          </table:table-cell>
          <table:table-cell table:style-name="ce1" office:value-type="string">
            <text:p>Opening Date must be later than FEK (GG) date.</text:p>
          </table:table-cell>
          <table:table-cell table:style-name="ce7" office:value-type="date" office:date-value="2013-12-03">
            <text:p>3/12/2013</text:p>
          </table:table-cell>
          <table:table-cell table:formula="of:=IF([.A449]=[.C449];&quot;OK&quot;;&quot;ERROR&quot;)" office:value-type="string" office:string-value="OK">
            <text:p>OK</text:p>
          </table:table-cell>
          <table:table-cell table:formula="of:=CONCATENATE([.A449];&quot;=&quot;;[.B449])" office:value-type="string" office:string-value="validation_openingDate_dateAfter=Η ημερομηνία πρέπει να είναι μεταγενέστερη της ημερομηνίας ΦΕΚ">
            <text:p>validation_openingDate_dateAfter=Η ημερομηνία πρέπει να είναι μεταγενέστερη της ημερομηνίας ΦΕΚ</text:p>
          </table:table-cell>
          <table:table-cell table:formula="of:=CONCATENATE([.C449];&quot;=&quot;;[.D449])" office:value-type="string" office:string-value="validation_openingDate_dateAfter=Opening Date must be later than FEK (GG) date.">
            <text:p>validation_openingDate_dateAfter=Opening Date must be later than FEK (GG) date.</text:p>
          </table:table-cell>
          <table:table-cell table:number-columns-repeated="1016"/>
        </table:table-row>
        <table:table-row table:style-name="ro2">
          <table:table-cell table:style-name="ce1" office:value-type="string">
            <text:p>validation_organismosURL</text:p>
          </table:table-cell>
          <table:table-cell table:style-name="ce1" office:value-type="string">
            <text:p>Το πεδίο πρέπει να είναι έγκυρος σύνδεσμος και να ξεκινάει με http ή https</text:p>
          </table:table-cell>
          <table:table-cell table:style-name="ce1" office:value-type="string">
            <text:p>validation_organismosURL</text:p>
          </table:table-cell>
          <table:table-cell table:style-name="ce1" office:value-type="string">
            <text:p>The field must be a valid URL starting with http:// or https://.</text:p>
          </table:table-cell>
          <table:table-cell table:style-name="ce7" office:value-type="date" office:date-value="2013-12-03">
            <text:p>3/12/2013</text:p>
          </table:table-cell>
          <table:table-cell table:formula="of:=IF([.A450]=[.C450];&quot;OK&quot;;&quot;ERROR&quot;)" office:value-type="string" office:string-value="OK">
            <text:p>OK</text:p>
          </table:table-cell>
          <table:table-cell table:formula="of:=CONCATENATE([.A450];&quot;=&quot;;[.B450])" office:value-type="string" office:string-value="validation_organismosURL=Το πεδίο πρέπει να είναι έγκυρος σύνδεσμος και να ξεκινάει με http ή https">
            <text:p>validation_organismosURL=Το πεδίο πρέπει να είναι έγκυρος σύνδεσμος και να ξεκινάει με http ή https</text:p>
          </table:table-cell>
          <table:table-cell table:formula="of:=CONCATENATE([.C450];&quot;=&quot;;[.D450])" office:value-type="string" office:string-value="validation_organismosURL=The field must be a valid URL starting with http:// or https://.">
            <text:p>validation_organismosURL=The field must be a valid URL starting with http:// or https://.</text:p>
          </table:table-cell>
          <table:table-cell table:number-columns-repeated="1016"/>
        </table:table-row>
        <table:table-row table:style-name="ro2">
          <table:table-cell table:style-name="ce1" office:value-type="string">
            <text:p>validation_password</text:p>
          </table:table-cell>
          <table:table-cell table:style-name="ce1" office:value-type="string">
            <text:p>Το συνθηματικό δεν μπορεί να περιλαμβάνει ελληνικούς χαρακτήρες</text:p>
          </table:table-cell>
          <table:table-cell table:style-name="ce1" office:value-type="string">
            <text:p>validation_password</text:p>
          </table:table-cell>
          <table:table-cell table:style-name="ce1" office:value-type="string">
            <text:p>The password must not contain Greek characters.</text:p>
          </table:table-cell>
          <table:table-cell table:style-name="ce7" office:value-type="date" office:date-value="2013-12-03">
            <text:p>3/12/2013</text:p>
          </table:table-cell>
          <table:table-cell table:formula="of:=IF([.A451]=[.C451];&quot;OK&quot;;&quot;ERROR&quot;)" office:value-type="string" office:string-value="OK">
            <text:p>OK</text:p>
          </table:table-cell>
          <table:table-cell table:formula="of:=CONCATENATE([.A451];&quot;=&quot;;[.B451])" office:value-type="string" office:string-value="validation_password=Το συνθηματικό δεν μπορεί να περιλαμβάνει ελληνικούς χαρακτήρες">
            <text:p>validation_password=Το συνθηματικό δεν μπορεί να περιλαμβάνει ελληνικούς χαρακτήρες</text:p>
          </table:table-cell>
          <table:table-cell table:formula="of:=CONCATENATE([.C451];&quot;=&quot;;[.D451])" office:value-type="string" office:string-value="validation_password=The password must not contain Greek characters.">
            <text:p>validation_password=The password must not contain Greek characters.</text:p>
          </table:table-cell>
          <table:table-cell table:number-columns-repeated="1016"/>
        </table:table-row>
        <table:table-row table:style-name="ro2">
          <table:table-cell table:style-name="ce1" office:value-type="string">
            <text:p>validation_phone</text:p>
          </table:table-cell>
          <table:table-cell table:style-name="ce1" office:value-type="string">
            <text:p>Το τηλέφωνο πρέπει να είναι αριθμός 10 ψηφίων</text:p>
          </table:table-cell>
          <table:table-cell table:style-name="ce1" office:value-type="string">
            <text:p>validation_phone</text:p>
          </table:table-cell>
          <table:table-cell table:style-name="ce1" office:value-type="string">
            <text:p>The phone number must be a 10 digit number.</text:p>
          </table:table-cell>
          <table:table-cell table:style-name="ce7" office:value-type="date" office:date-value="2013-12-03">
            <text:p>3/12/2013</text:p>
          </table:table-cell>
          <table:table-cell table:formula="of:=IF([.A452]=[.C452];&quot;OK&quot;;&quot;ERROR&quot;)" office:value-type="string" office:string-value="OK">
            <text:p>OK</text:p>
          </table:table-cell>
          <table:table-cell table:formula="of:=CONCATENATE([.A452];&quot;=&quot;;[.B452])" office:value-type="string" office:string-value="validation_phone=Το τηλέφωνο πρέπει να είναι αριθμός 10 ψηφίων">
            <text:p>validation_phone=Το τηλέφωνο πρέπει να είναι αριθμός 10 ψηφίων</text:p>
          </table:table-cell>
          <table:table-cell table:formula="of:=CONCATENATE([.C452];&quot;=&quot;;[.D452])" office:value-type="string" office:string-value="validation_phone=The phone number must be a 10 digit number.">
            <text:p>validation_phone=The phone number must be a 10 digit number.</text:p>
          </table:table-cell>
          <table:table-cell table:number-columns-repeated="1016"/>
        </table:table-row>
        <table:table-row table:style-name="ro2">
          <table:table-cell table:style-name="ce1" office:value-type="string">
            <text:p>validation_position</text:p>
          </table:table-cell>
          <table:table-cell table:style-name="ce1" office:value-type="string">
            <text:p>Το πεδίο είναι υποχρεωτικό</text:p>
          </table:table-cell>
          <table:table-cell table:style-name="ce1" office:value-type="string">
            <text:p>validation_position</text:p>
          </table:table-cell>
          <table:table-cell table:style-name="ce1" office:value-type="string">
            <text:p>The field is required.</text:p>
          </table:table-cell>
          <table:table-cell table:style-name="ce7" office:value-type="date" office:date-value="2013-12-03">
            <text:p>3/12/2013</text:p>
          </table:table-cell>
          <table:table-cell table:formula="of:=IF([.A453]=[.C453];&quot;OK&quot;;&quot;ERROR&quot;)" office:value-type="string" office:string-value="OK">
            <text:p>OK</text:p>
          </table:table-cell>
          <table:table-cell table:formula="of:=CONCATENATE([.A453];&quot;=&quot;;[.B453])" office:value-type="string" office:string-value="validation_position=Το πεδίο είναι υποχρεωτικό">
            <text:p>validation_position=Το πεδίο είναι υποχρεωτικό</text:p>
          </table:table-cell>
          <table:table-cell table:formula="of:=CONCATENATE([.C453];&quot;=&quot;;[.D453])" office:value-type="string" office:string-value="validation_position=The field is required.">
            <text:p>validation_position=The field is required.</text:p>
          </table:table-cell>
          <table:table-cell table:number-columns-repeated="1016"/>
        </table:table-row>
        <table:table-row table:style-name="ro2">
          <table:table-cell table:style-name="ce1" office:value-type="string">
            <text:p>validation_positionName</text:p>
          </table:table-cell>
          <table:table-cell table:style-name="ce1" office:value-type="string">
            <text:p>Το πεδίο είναι υποχρεωτικό</text:p>
          </table:table-cell>
          <table:table-cell table:style-name="ce1" office:value-type="string">
            <text:p>validation_positionName</text:p>
          </table:table-cell>
          <table:table-cell table:style-name="ce1" office:value-type="string">
            <text:p>The field is required.</text:p>
          </table:table-cell>
          <table:table-cell table:style-name="ce7" office:value-type="date" office:date-value="2013-12-03">
            <text:p>3/12/2013</text:p>
          </table:table-cell>
          <table:table-cell table:formula="of:=IF([.A454]=[.C454];&quot;OK&quot;;&quot;ERROR&quot;)" office:value-type="string" office:string-value="OK">
            <text:p>OK</text:p>
          </table:table-cell>
          <table:table-cell table:formula="of:=CONCATENATE([.A454];&quot;=&quot;;[.B454])" office:value-type="string" office:string-value="validation_positionName=Το πεδίο είναι υποχρεωτικό">
            <text:p>validation_positionName=Το πεδίο είναι υποχρεωτικό</text:p>
          </table:table-cell>
          <table:table-cell table:formula="of:=CONCATENATE([.C454];&quot;=&quot;;[.D454])" office:value-type="string" office:string-value="validation_positionName=The field is required.">
            <text:p>validation_positionName=The field is required.</text:p>
          </table:table-cell>
          <table:table-cell table:number-columns-repeated="1016"/>
        </table:table-row>
        <table:table-row table:style-name="ro2">
          <table:table-cell table:style-name="ce1" office:value-type="string">
            <text:p>validation_profileURL</text:p>
          </table:table-cell>
          <table:table-cell table:style-name="ce1" office:value-type="string">
            <text:p>To πεδίο πρέπει να είναι έγκυρος σύνδεσμος και να ξεκινάει με http ή https</text:p>
          </table:table-cell>
          <table:table-cell table:style-name="ce1" office:value-type="string">
            <text:p>validation_profileURL</text:p>
          </table:table-cell>
          <table:table-cell table:style-name="ce1" office:value-type="string">
            <text:p>The field must be a valid URL starting with http:// or https://.</text:p>
          </table:table-cell>
          <table:table-cell table:style-name="ce7" office:value-type="date" office:date-value="2013-12-03">
            <text:p>3/12/2013</text:p>
          </table:table-cell>
          <table:table-cell table:formula="of:=IF([.A455]=[.C455];&quot;OK&quot;;&quot;ERROR&quot;)" office:value-type="string" office:string-value="OK">
            <text:p>OK</text:p>
          </table:table-cell>
          <table:table-cell table:formula="of:=CONCATENATE([.A455];&quot;=&quot;;[.B455])" office:value-type="string" office:string-value="validation_profileURL=To πεδίο πρέπει να είναι έγκυρος σύνδεσμος και να ξεκινάει με http ή https">
            <text:p>validation_profileURL=To πεδίο πρέπει να είναι έγκυρος σύνδεσμος και να ξεκινάει με http ή https</text:p>
          </table:table-cell>
          <table:table-cell table:formula="of:=CONCATENATE([.C455];&quot;=&quot;;[.D455])" office:value-type="string" office:string-value="validation_profileURL=The field must be a valid URL starting with http:// or https://.">
            <text:p>validation_profileURL=The field must be a valid URL starting with http:// or https://.</text:p>
          </table:table-cell>
          <table:table-cell table:number-columns-repeated="1016"/>
        </table:table-row>
        <table:table-row table:style-name="ro2">
          <table:table-cell table:style-name="ce1" office:value-type="string">
            <text:p>validation_rank</text:p>
          </table:table-cell>
          <table:table-cell table:style-name="ce1" office:value-type="string">
            <text:p>Το πεδίο είναι υποχρεωτικό</text:p>
          </table:table-cell>
          <table:table-cell table:style-name="ce1" office:value-type="string">
            <text:p>validation_rank</text:p>
          </table:table-cell>
          <table:table-cell table:style-name="ce1" office:value-type="string">
            <text:p>The field is required.</text:p>
          </table:table-cell>
          <table:table-cell table:style-name="ce7" office:value-type="date" office:date-value="2013-12-03">
            <text:p>3/12/2013</text:p>
          </table:table-cell>
          <table:table-cell table:formula="of:=IF([.A456]=[.C456];&quot;OK&quot;;&quot;ERROR&quot;)" office:value-type="string" office:string-value="OK">
            <text:p>OK</text:p>
          </table:table-cell>
          <table:table-cell table:formula="of:=CONCATENATE([.A456];&quot;=&quot;;[.B456])" office:value-type="string" office:string-value="validation_rank=Το πεδίο είναι υποχρεωτικό">
            <text:p>validation_rank=Το πεδίο είναι υποχρεωτικό</text:p>
          </table:table-cell>
          <table:table-cell table:formula="of:=CONCATENATE([.C456];&quot;=&quot;;[.D456])" office:value-type="string" office:string-value="validation_rank=The field is required.">
            <text:p>validation_rank=The field is required.</text:p>
          </table:table-cell>
          <table:table-cell table:number-columns-repeated="1016"/>
        </table:table-row>
        <table:table-row table:style-name="ro2">
          <table:table-cell table:style-name="ce1" office:value-type="string">
            <text:p>validation_required</text:p>
          </table:table-cell>
          <table:table-cell table:style-name="ce1" office:value-type="string">
            <text:p>Tο πεδίο είναι υποχρεωτικό</text:p>
          </table:table-cell>
          <table:table-cell table:style-name="ce1" office:value-type="string">
            <text:p>validation_required</text:p>
          </table:table-cell>
          <table:table-cell table:style-name="ce1" office:value-type="string">
            <text:p>The field is required.</text:p>
          </table:table-cell>
          <table:table-cell table:style-name="ce7" office:value-type="date" office:date-value="2013-12-03">
            <text:p>3/12/2013</text:p>
          </table:table-cell>
          <table:table-cell table:formula="of:=IF([.A457]=[.C457];&quot;OK&quot;;&quot;ERROR&quot;)" office:value-type="string" office:string-value="OK">
            <text:p>OK</text:p>
          </table:table-cell>
          <table:table-cell table:formula="of:=CONCATENATE([.A457];&quot;=&quot;;[.B457])" office:value-type="string" office:string-value="validation_required=Tο πεδίο είναι υποχρεωτικό">
            <text:p>validation_required=Tο πεδίο είναι υποχρεωτικό</text:p>
          </table:table-cell>
          <table:table-cell table:formula="of:=CONCATENATE([.C457];&quot;=&quot;;[.D457])" office:value-type="string" office:string-value="validation_required=The field is required.">
            <text:p>validation_required=The field is required.</text:p>
          </table:table-cell>
          <table:table-cell table:number-columns-repeated="1016"/>
        </table:table-row>
        <table:table-row table:style-name="ro2">
          <table:table-cell table:style-name="ce1" office:value-type="string">
            <text:p>validation_sector</text:p>
          </table:table-cell>
          <table:table-cell table:style-name="ce1" office:value-type="string">
            <text:p>Παρακαλώ επιλέξτε μια 'Θεματική Περιοχή'</text:p>
          </table:table-cell>
          <table:table-cell table:style-name="ce1" office:value-type="string">
            <text:p>validation_sector</text:p>
          </table:table-cell>
          <table:table-cell table:style-name="ce1" office:value-type="string">
            <text:p>Please select a Thematic Area.</text:p>
          </table:table-cell>
          <table:table-cell table:style-name="ce7" office:value-type="date" office:date-value="2013-12-03">
            <text:p>3/12/2013</text:p>
          </table:table-cell>
          <table:table-cell table:formula="of:=IF([.A458]=[.C458];&quot;OK&quot;;&quot;ERROR&quot;)" office:value-type="string" office:string-value="OK">
            <text:p>OK</text:p>
          </table:table-cell>
          <table:table-cell table:formula="of:=CONCATENATE([.A458];&quot;=&quot;;[.B458])" office:value-type="string" office:string-value="validation_sector=Παρακαλώ επιλέξτε μια 'Θεματική Περιοχή'">
            <text:p>validation_sector=Παρακαλώ επιλέξτε μια 'Θεματική Περιοχή'</text:p>
          </table:table-cell>
          <table:table-cell table:formula="of:=CONCATENATE([.C458];&quot;=&quot;;[.D458])" office:value-type="string" office:string-value="validation_sector=Please select a Thematic Area.">
            <text:p>validation_sector=Please select a Thematic Area.</text:p>
          </table:table-cell>
          <table:table-cell table:number-columns-repeated="1016"/>
        </table:table-row>
        <table:table-row table:style-name="ro2">
          <table:table-cell table:style-name="ce1" office:value-type="string">
            <text:p>validation_street</text:p>
          </table:table-cell>
          <table:table-cell table:style-name="ce1" office:value-type="string">
            <text:p>Το πεδίο 'Οδός' είναι υποχρεωτικό</text:p>
          </table:table-cell>
          <table:table-cell table:style-name="ce1" office:value-type="string">
            <text:p>validation_street</text:p>
          </table:table-cell>
          <table:table-cell table:style-name="ce1" office:value-type="string">
            <text:p>The field is required.</text:p>
          </table:table-cell>
          <table:table-cell table:style-name="ce7" office:value-type="date" office:date-value="2013-12-03">
            <text:p>3/12/2013</text:p>
          </table:table-cell>
          <table:table-cell table:formula="of:=IF([.A459]=[.C459];&quot;OK&quot;;&quot;ERROR&quot;)" office:value-type="string" office:string-value="OK">
            <text:p>OK</text:p>
          </table:table-cell>
          <table:table-cell table:formula="of:=CONCATENATE([.A459];&quot;=&quot;;[.B459])" office:value-type="string" office:string-value="validation_street=Το πεδίο 'Οδός' είναι υποχρεωτικό">
            <text:p>validation_street=Το πεδίο 'Οδός' είναι υποχρεωτικό</text:p>
          </table:table-cell>
          <table:table-cell table:formula="of:=CONCATENATE([.C459];&quot;=&quot;;[.D459])" office:value-type="string" office:string-value="validation_street=The field is required.">
            <text:p>validation_street=The field is required.</text:p>
          </table:table-cell>
          <table:table-cell table:number-columns-repeated="1016"/>
        </table:table-row>
        <table:table-row table:style-name="ro2">
          <table:table-cell table:style-name="ce1" office:value-type="string">
            <text:p>validation_subject</text:p>
          </table:table-cell>
          <table:table-cell table:style-name="ce1" office:value-type="string">
            <text:p>Το πεδίο είναι υποχρεωτικό</text:p>
          </table:table-cell>
          <table:table-cell table:style-name="ce1" office:value-type="string">
            <text:p>validation_subject</text:p>
          </table:table-cell>
          <table:table-cell table:style-name="ce1" office:value-type="string">
            <text:p>The field is required.</text:p>
          </table:table-cell>
          <table:table-cell table:style-name="ce7" office:value-type="date" office:date-value="2013-12-03">
            <text:p>3/12/2013</text:p>
          </table:table-cell>
          <table:table-cell table:formula="of:=IF([.A460]=[.C460];&quot;OK&quot;;&quot;ERROR&quot;)" office:value-type="string" office:string-value="OK">
            <text:p>OK</text:p>
          </table:table-cell>
          <table:table-cell table:formula="of:=CONCATENATE([.A460];&quot;=&quot;;[.B460])" office:value-type="string" office:string-value="validation_subject=Το πεδίο είναι υποχρεωτικό">
            <text:p>validation_subject=Το πεδίο είναι υποχρεωτικό</text:p>
          </table:table-cell>
          <table:table-cell table:formula="of:=CONCATENATE([.C460];&quot;=&quot;;[.D460])" office:value-type="string" office:string-value="validation_subject=The field is required.">
            <text:p>validation_subject=The field is required.</text:p>
          </table:table-cell>
          <table:table-cell table:number-columns-repeated="1016"/>
        </table:table-row>
        <table:table-row table:style-name="ro2">
          <table:table-cell table:style-name="ce1" office:value-type="string">
            <text:p>validation_title</text:p>
          </table:table-cell>
          <table:table-cell table:style-name="ce1" office:value-type="string">
            <text:p>Το πεδίο είναι υποχρεωτικό</text:p>
          </table:table-cell>
          <table:table-cell table:style-name="ce1" office:value-type="string">
            <text:p>validation_title</text:p>
          </table:table-cell>
          <table:table-cell table:style-name="ce1" office:value-type="string">
            <text:p>The field is required.</text:p>
          </table:table-cell>
          <table:table-cell table:style-name="ce7" office:value-type="date" office:date-value="2013-12-03">
            <text:p>3/12/2013</text:p>
          </table:table-cell>
          <table:table-cell table:formula="of:=IF([.A461]=[.C461];&quot;OK&quot;;&quot;ERROR&quot;)" office:value-type="string" office:string-value="OK">
            <text:p>OK</text:p>
          </table:table-cell>
          <table:table-cell table:formula="of:=CONCATENATE([.A461];&quot;=&quot;;[.B461])" office:value-type="string" office:string-value="validation_title=Το πεδίο είναι υποχρεωτικό">
            <text:p>validation_title=Το πεδίο είναι υποχρεωτικό</text:p>
          </table:table-cell>
          <table:table-cell table:formula="of:=CONCATENATE([.C461];&quot;=&quot;;[.D461])" office:value-type="string" office:string-value="validation_title=The field is required.">
            <text:p>validation_title=The field is required.</text:p>
          </table:table-cell>
          <table:table-cell table:number-columns-repeated="1016"/>
        </table:table-row>
        <table:table-row table:style-name="ro2">
          <table:table-cell table:style-name="ce1" office:value-type="string">
            <text:p>validation_username</text:p>
          </table:table-cell>
          <table:table-cell table:style-name="ce1" office:value-type="string">
            <text:p>To πεδίο 'Όνομα Χρήστη' είναι υποχρεωτικό</text:p>
          </table:table-cell>
          <table:table-cell table:style-name="ce1" office:value-type="string">
            <text:p>validation_username</text:p>
          </table:table-cell>
          <table:table-cell table:style-name="ce1" office:value-type="string">
            <text:p>The field is required.</text:p>
          </table:table-cell>
          <table:table-cell table:style-name="ce7" office:value-type="date" office:date-value="2013-12-03">
            <text:p>3/12/2013</text:p>
          </table:table-cell>
          <table:table-cell table:formula="of:=IF([.A462]=[.C462];&quot;OK&quot;;&quot;ERROR&quot;)" office:value-type="string" office:string-value="OK">
            <text:p>OK</text:p>
          </table:table-cell>
          <table:table-cell table:formula="of:=CONCATENATE([.A462];&quot;=&quot;;[.B462])" office:value-type="string" office:string-value="validation_username=To πεδίο 'Όνομα Χρήστη' είναι υποχρεωτικό">
            <text:p>validation_username=To πεδίο 'Όνομα Χρήστη' είναι υποχρεωτικό</text:p>
          </table:table-cell>
          <table:table-cell table:formula="of:=CONCATENATE([.C462];&quot;=&quot;;[.D462])" office:value-type="string" office:string-value="validation_username=The field is required.">
            <text:p>validation_username=The field is required.</text:p>
          </table:table-cell>
          <table:table-cell table:number-columns-repeated="1016"/>
        </table:table-row>
        <table:table-row table:style-name="ro2">
          <table:table-cell table:style-name="ce1" office:value-type="string">
            <text:p>validation_zip</text:p>
          </table:table-cell>
          <table:table-cell table:style-name="ce1" office:value-type="string">
            <text:p>Το πεδίο "Τ.Κ." είναι υποχρεωτικό</text:p>
          </table:table-cell>
          <table:table-cell table:style-name="ce1" office:value-type="string">
            <text:p>validation_zip</text:p>
          </table:table-cell>
          <table:table-cell table:style-name="ce1" office:value-type="string">
            <text:p>The field is required.</text:p>
          </table:table-cell>
          <table:table-cell table:style-name="ce7" office:value-type="date" office:date-value="2013-12-03">
            <text:p>3/12/2013</text:p>
          </table:table-cell>
          <table:table-cell table:formula="of:=IF([.A463]=[.C463];&quot;OK&quot;;&quot;ERROR&quot;)" office:value-type="string" office:string-value="OK">
            <text:p>OK</text:p>
          </table:table-cell>
          <table:table-cell table:formula="of:=CONCATENATE([.A463];&quot;=&quot;;[.B463])" office:value-type="string" office:string-value="validation_zip=Το πεδίο &quot;Τ.Κ.&quot; είναι υποχρεωτικό">
            <text:p>validation_zip=Το πεδίο "Τ.Κ." είναι υποχρεωτικό</text:p>
          </table:table-cell>
          <table:table-cell table:formula="of:=CONCATENATE([.C463];&quot;=&quot;;[.D463])" office:value-type="string" office:string-value="validation_zip=The field is required.">
            <text:p>validation_zip=The field is required.</text:p>
          </table:table-cell>
          <table:table-cell table:number-columns-repeated="1016"/>
        </table:table-row>
        <table:table-row table:style-name="ro2">
          <table:table-cell table:style-name="ce1" office:value-type="string">
            <text:p>VerificationAuthority</text:p>
          </table:table-cell>
          <table:table-cell table:style-name="ce1" office:value-type="string">
            <text:p>Αρχή Πιστοποίησης</text:p>
          </table:table-cell>
          <table:table-cell table:style-name="ce1" office:value-type="string">
            <text:p>VerificationAuthority</text:p>
          </table:table-cell>
          <table:table-cell table:style-name="ce1" office:value-type="string">
            <text:p>Verification Authority.</text:p>
          </table:table-cell>
          <table:table-cell table:style-name="ce7" office:value-type="date" office:date-value="2013-12-03">
            <text:p>3/12/2013</text:p>
          </table:table-cell>
          <table:table-cell table:formula="of:=IF([.A464]=[.C464];&quot;OK&quot;;&quot;ERROR&quot;)" office:value-type="string" office:string-value="OK">
            <text:p>OK</text:p>
          </table:table-cell>
          <table:table-cell table:formula="of:=CONCATENATE([.A464];&quot;=&quot;;[.B464])" office:value-type="string" office:string-value="VerificationAuthority=Αρχή Πιστοποίησης">
            <text:p>VerificationAuthority=Αρχή Πιστοποίησης</text:p>
          </table:table-cell>
          <table:table-cell table:formula="of:=CONCATENATE([.C464];&quot;=&quot;;[.D464])" office:value-type="string" office:string-value="VerificationAuthority=Verification Authority.">
            <text:p>VerificationAuthority=Verification Authority.</text:p>
          </table:table-cell>
          <table:table-cell table:number-columns-repeated="1016"/>
        </table:table-row>
        <table:table-row table:style-name="ro2">
          <table:table-cell table:style-name="ce1" office:value-type="string">
            <text:p>VerificationAuthorityDEAN</text:p>
          </table:table-cell>
          <table:table-cell table:style-name="ce1" office:value-type="string">
            <text:p>Πρύτανης</text:p>
          </table:table-cell>
          <table:table-cell table:style-name="ce1" office:value-type="string">
            <text:p>VerificationAuthorityDEAN</text:p>
          </table:table-cell>
          <table:table-cell table:style-name="ce1" office:value-type="string">
            <text:p>Rector</text:p>
          </table:table-cell>
          <table:table-cell table:style-name="ce7" office:value-type="date" office:date-value="2013-12-03">
            <text:p>3/12/2013</text:p>
          </table:table-cell>
          <table:table-cell table:formula="of:=IF([.A465]=[.C465];&quot;OK&quot;;&quot;ERROR&quot;)" office:value-type="string" office:string-value="OK">
            <text:p>OK</text:p>
          </table:table-cell>
          <table:table-cell table:formula="of:=CONCATENATE([.A465];&quot;=&quot;;[.B465])" office:value-type="string" office:string-value="VerificationAuthorityDEAN=Πρύτανης">
            <text:p>VerificationAuthorityDEAN=Πρύτανης</text:p>
          </table:table-cell>
          <table:table-cell table:formula="of:=CONCATENATE([.C465];&quot;=&quot;;[.D465])" office:value-type="string" office:string-value="VerificationAuthorityDEAN=Rector">
            <text:p>VerificationAuthorityDEAN=Rector</text:p>
          </table:table-cell>
          <table:table-cell table:number-columns-repeated="1016"/>
        </table:table-row>
        <table:table-row table:style-name="ro2">
          <table:table-cell table:style-name="ce1" office:value-type="string">
            <text:p>VerificationAuthorityName</text:p>
          </table:table-cell>
          <table:table-cell table:style-name="ce1" office:value-type="string">
            <text:p>Ονοματεπώνυμο</text:p>
          </table:table-cell>
          <table:table-cell table:style-name="ce1" office:value-type="string">
            <text:p>VerificationAuthorityName</text:p>
          </table:table-cell>
          <table:table-cell table:style-name="ce1" office:value-type="string">
            <text:p>Full name</text:p>
          </table:table-cell>
          <table:table-cell table:style-name="ce7" office:value-type="date" office:date-value="2013-12-03">
            <text:p>3/12/2013</text:p>
          </table:table-cell>
          <table:table-cell table:formula="of:=IF([.A466]=[.C466];&quot;OK&quot;;&quot;ERROR&quot;)" office:value-type="string" office:string-value="OK">
            <text:p>OK</text:p>
          </table:table-cell>
          <table:table-cell table:formula="of:=CONCATENATE([.A466];&quot;=&quot;;[.B466])" office:value-type="string" office:string-value="VerificationAuthorityName=Ονοματεπώνυμο">
            <text:p>VerificationAuthorityName=Ονοματεπώνυμο</text:p>
          </table:table-cell>
          <table:table-cell table:formula="of:=CONCATENATE([.C466];&quot;=&quot;;[.D466])" office:value-type="string" office:string-value="VerificationAuthorityName=Full name">
            <text:p>VerificationAuthorityName=Full name</text:p>
          </table:table-cell>
          <table:table-cell table:number-columns-repeated="1016"/>
        </table:table-row>
        <table:table-row table:style-name="ro2">
          <table:table-cell table:style-name="ce1" office:value-type="string">
            <text:p>VerificationAuthorityPRESIDENT</text:p>
          </table:table-cell>
          <table:table-cell table:style-name="ce1" office:value-type="string">
            <text:p>Πρόεδρος Τ.Ε.Ι.</text:p>
          </table:table-cell>
          <table:table-cell table:style-name="ce1" office:value-type="string">
            <text:p>VerificationAuthorityPRESIDENT</text:p>
          </table:table-cell>
          <table:table-cell table:style-name="ce1" office:value-type="string">
            <text:p>President of Technological Educational Institution</text:p>
          </table:table-cell>
          <table:table-cell table:style-name="ce7" office:value-type="date" office:date-value="2013-12-03">
            <text:p>3/12/2013</text:p>
          </table:table-cell>
          <table:table-cell table:formula="of:=IF([.A467]=[.C467];&quot;OK&quot;;&quot;ERROR&quot;)" office:value-type="string" office:string-value="OK">
            <text:p>OK</text:p>
          </table:table-cell>
          <table:table-cell table:formula="of:=CONCATENATE([.A467];&quot;=&quot;;[.B467])" office:value-type="string" office:string-value="VerificationAuthorityPRESIDENT=Πρόεδρος Τ.Ε.Ι.">
            <text:p>VerificationAuthorityPRESIDENT=Πρόεδρος Τ.Ε.Ι.</text:p>
          </table:table-cell>
          <table:table-cell table:formula="of:=CONCATENATE([.C467];&quot;=&quot;;[.D467])" office:value-type="string" office:string-value="VerificationAuthorityPRESIDENT=President of Technological Educational Institution">
            <text:p>VerificationAuthorityPRESIDENT=President of Technological Educational Institution</text:p>
          </table:table-cell>
          <table:table-cell table:number-columns-repeated="1016"/>
        </table:table-row>
        <table:table-row table:style-name="ro2">
          <table:table-cell table:style-name="ce1" office:value-type="string">
            <text:p>VerificationEmailResent</text:p>
          </table:table-cell>
          <table:table-cell table:style-name="ce1" office:value-type="string">
            <text:p>Έγινε επαναποστολή του e-mail ενεργοποίησης. Παρακαλώ ελέγξτε τα εισερχόμενα μηνύματα στο e-mail σας.</text:p>
          </table:table-cell>
          <table:table-cell table:style-name="ce1" office:value-type="string">
            <text:p>VerificationEmailResent</text:p>
          </table:table-cell>
          <table:table-cell table:style-name="ce1" office:value-type="string">
            <text:p>A verification email has been re-sent to your email address. Please check your inbox.</text:p>
          </table:table-cell>
          <table:table-cell table:style-name="ce7" office:value-type="date" office:date-value="2013-12-03">
            <text:p>3/12/2013</text:p>
          </table:table-cell>
          <table:table-cell table:formula="of:=IF([.A468]=[.C468];&quot;OK&quot;;&quot;ERROR&quot;)" office:value-type="string" office:string-value="OK">
            <text:p>OK</text:p>
          </table:table-cell>
          <table:table-cell table:formula="of:=CONCATENATE([.A468];&quot;=&quot;;[.B468])" office:value-type="string" office:string-value="VerificationEmailResent=Έγινε επαναποστολή του e-mail ενεργοποίησης. Παρακαλώ ελέγξτε τα εισερχόμενα μηνύματα στο e-mail σας.">
            <text:p>VerificationEmailResent=Έγινε επαναποστολή του e-mail ενεργοποίησης. Παρακαλώ ελέγξτε τα εισερχόμενα μηνύματα στο e-mail σας.</text:p>
          </table:table-cell>
          <table:table-cell table:formula="of:=CONCATENATE([.C468];&quot;=&quot;;[.D468])" office:value-type="string" office:string-value="VerificationEmailResent=A verification email has been re-sent to your email address. Please check your inbox.">
            <text:p>VerificationEmailResent=A verification email has been re-sent to your email address. Please check your inbox.</text:p>
          </table:table-cell>
          <table:table-cell table:number-columns-repeated="1016"/>
        </table:table-row>
        <table:table-row table:style-name="ro2">
          <table:table-cell table:style-name="ce1" office:value-type="string">
            <text:p>VerificationForm</text:p>
          </table:table-cell>
          <table:table-cell table:style-name="ce1" office:value-type="string">
            <text:p>Ενεργοποίηση λογαριασμού</text:p>
          </table:table-cell>
          <table:table-cell table:style-name="ce1" office:value-type="string">
            <text:p>VerificationForm</text:p>
          </table:table-cell>
          <table:table-cell table:style-name="ce1" office:value-type="string">
            <text:p>Account Verification</text:p>
          </table:table-cell>
          <table:table-cell table:style-name="ce7" office:value-type="date" office:date-value="2013-12-03">
            <text:p>3/12/2013</text:p>
          </table:table-cell>
          <table:table-cell table:formula="of:=IF([.A469]=[.C469];&quot;OK&quot;;&quot;ERROR&quot;)" office:value-type="string" office:string-value="OK">
            <text:p>OK</text:p>
          </table:table-cell>
          <table:table-cell table:formula="of:=CONCATENATE([.A469];&quot;=&quot;;[.B469])" office:value-type="string" office:string-value="VerificationForm=Ενεργοποίηση λογαριασμού">
            <text:p>VerificationForm=Ενεργοποίηση λογαριασμού</text:p>
          </table:table-cell>
          <table:table-cell table:formula="of:=CONCATENATE([.C469];&quot;=&quot;;[.D469])" office:value-type="string" office:string-value="VerificationForm=Account Verification">
            <text:p>VerificationForm=Account Verification</text:p>
          </table:table-cell>
          <table:table-cell table:number-columns-repeated="1016"/>
        </table:table-row>
        <table:table-row table:style-name="ro2">
          <table:table-cell table:style-name="ce1" office:value-type="string">
            <text:p>Yes</text:p>
          </table:table-cell>
          <table:table-cell table:style-name="ce1" office:value-type="string">
            <text:p>Ναι</text:p>
          </table:table-cell>
          <table:table-cell table:style-name="ce1" office:value-type="string">
            <text:p>Yes</text:p>
          </table:table-cell>
          <table:table-cell table:style-name="ce1" office:value-type="string">
            <text:p>Yes</text:p>
          </table:table-cell>
          <table:table-cell table:style-name="ce7" office:value-type="date" office:date-value="2013-12-03">
            <text:p>3/12/2013</text:p>
          </table:table-cell>
          <table:table-cell table:formula="of:=IF([.A470]=[.C470];&quot;OK&quot;;&quot;ERROR&quot;)" office:value-type="string" office:string-value="OK">
            <text:p>OK</text:p>
          </table:table-cell>
          <table:table-cell table:formula="of:=CONCATENATE([.A470];&quot;=&quot;;[.B470])" office:value-type="string" office:string-value="Yes=Ναι">
            <text:p>Yes=Ναι</text:p>
          </table:table-cell>
          <table:table-cell table:formula="of:=CONCATENATE([.C470];&quot;=&quot;;[.D470])" office:value-type="string" office:string-value="Yes=Yes">
            <text:p>Yes=Yes</text:p>
          </table:table-cell>
          <table:table-cell table:number-columns-repeated="1016"/>
        </table:table-row>
        <table:table-row table:style-name="ro2">
          <table:table-cell table:style-name="ce1" office:value-type="string">
            <text:p>Zip</text:p>
          </table:table-cell>
          <table:table-cell table:style-name="ce1" office:value-type="string">
            <text:p>Τ.Κ.</text:p>
          </table:table-cell>
          <table:table-cell table:style-name="ce1" office:value-type="string">
            <text:p>Zip</text:p>
          </table:table-cell>
          <table:table-cell table:style-name="ce1" office:value-type="string">
            <text:p>Zip Code</text:p>
          </table:table-cell>
          <table:table-cell table:style-name="ce7" office:value-type="date" office:date-value="2013-12-03">
            <text:p>3/12/2013</text:p>
          </table:table-cell>
          <table:table-cell table:formula="of:=IF([.A471]=[.C471];&quot;OK&quot;;&quot;ERROR&quot;)" office:value-type="string" office:string-value="OK">
            <text:p>OK</text:p>
          </table:table-cell>
          <table:table-cell table:formula="of:=CONCATENATE([.A471];&quot;=&quot;;[.B471])" office:value-type="string" office:string-value="Zip=Τ.Κ.">
            <text:p>Zip=Τ.Κ.</text:p>
          </table:table-cell>
          <table:table-cell table:formula="of:=CONCATENATE([.C471];&quot;=&quot;;[.D471])" office:value-type="string" office:string-value="Zip=Zip Code">
            <text:p>Zip=Zip Code</text:p>
          </table:table-cell>
          <table:table-cell table:number-columns-repeated="1016"/>
        </table:table-row>
        <table:table-row table:style-name="ro2" table:number-rows-repeated="1048104">
          <table:table-cell table:number-columns-repeated="1024"/>
        </table:table-row>
        <table:table-row table:style-name="ro2">
          <table:table-cell table:number-columns-repeated="1024"/>
        </table:table-row>
      </table:table>
      <table:table table:name="Sheet2" table:style-name="ta4" table:print="false">
        <office:forms form:automatic-focus="false" form:apply-design-mode="false"/>
        <table:table-column table:style-name="co5" table:default-cell-style-name="Excel_20_Built-in_20_Normal"/>
        <table:table-column table:style-name="co2" table:number-columns-repeated="1014" table:default-cell-style-name="Excel_20_Built-in_20_Normal"/>
        <table:table-column table:style-name="co2" table:number-columns-repeated="9" table:default-cell-style-name="Default"/>
        <table:table-row table:style-name="ro4">
          <table:table-cell table:style-name="ce11" office:value-type="string">
            <text:p>Account</text:p>
          </table:table-cell>
          <table:table-cell table:number-columns-repeated="1023"/>
        </table:table-row>
        <table:table-row table:style-name="ro4">
          <table:table-cell table:style-name="ce11" office:value-type="string">
            <text:p>AccountTitle</text:p>
          </table:table-cell>
          <table:table-cell table:number-columns-repeated="1023"/>
        </table:table-row>
        <table:table-row table:style-name="ro4">
          <table:table-cell table:style-name="ce11" office:value-type="string">
            <text:p>AddedMustPressSave</text:p>
          </table:table-cell>
          <table:table-cell table:number-columns-repeated="1023"/>
        </table:table-row>
        <table:table-row table:style-name="ro4">
          <table:table-cell table:style-name="ce11" office:value-type="string">
            <text:p>AddPhase</text:p>
          </table:table-cell>
          <table:table-cell table:number-columns-repeated="1023"/>
        </table:table-row>
        <table:table-row table:style-name="ro4">
          <table:table-cell table:style-name="ce11" office:value-type="string">
            <text:p>Address</text:p>
          </table:table-cell>
          <table:table-cell table:number-columns-repeated="1023"/>
        </table:table-row>
        <table:table-row table:style-name="ro4">
          <table:table-cell table:style-name="ce11" office:value-type="string">
            <text:p>ADMINISTRATOR</text:p>
          </table:table-cell>
          <table:table-cell table:number-columns-repeated="1023"/>
        </table:table-row>
        <table:table-row table:style-name="ro4">
          <table:table-cell table:style-name="ce11" office:value-type="string">
            <text:p>AdminUserSearchTitle</text:p>
          </table:table-cell>
          <table:table-cell table:number-columns-repeated="1023"/>
        </table:table-row>
        <table:table-row table:style-name="ro4">
          <table:table-cell table:style-name="ce11" office:value-type="string">
            <text:p>AitimaEpitropisProsAksiologitesFile</text:p>
          </table:table-cell>
          <table:table-cell table:number-columns-repeated="1023"/>
        </table:table-row>
        <table:table-row table:style-name="ro4">
          <table:table-cell table:style-name="ce11" office:value-type="string">
            <text:p>AksiologisiFileList</text:p>
          </table:table-cell>
          <table:table-cell table:number-columns-repeated="1023"/>
        </table:table-row>
        <table:table-row table:style-name="ro4">
          <table:table-cell table:style-name="ce11" office:value-type="string">
            <text:p>AlternateInstitutionManager</text:p>
          </table:table-cell>
          <table:table-cell table:number-columns-repeated="1023"/>
        </table:table-row>
        <table:table-row table:style-name="ro4">
          <table:table-cell table:style-name="ce11" office:value-type="string">
            <text:p>AnnouncemenList</text:p>
          </table:table-cell>
          <table:table-cell table:number-columns-repeated="1023"/>
        </table:table-row>
        <table:table-row table:style-name="ro4">
          <table:table-cell table:style-name="ce11" office:value-type="string">
            <text:p>AnnouncementRoleStatus</text:p>
          </table:table-cell>
          <table:table-cell table:number-columns-repeated="1023"/>
        </table:table-row>
        <table:table-row table:style-name="ro4">
          <table:table-cell table:style-name="ce11" office:value-type="string">
            <text:p>AnnouncementRoleStatusACTIVE</text:p>
          </table:table-cell>
          <table:table-cell table:number-columns-repeated="1023"/>
        </table:table-row>
        <table:table-row table:style-name="ro4">
          <table:table-cell table:style-name="ce11" office:value-type="string">
            <text:p>AnnouncementRoleStatusINACTIVE</text:p>
          </table:table-cell>
          <table:table-cell table:number-columns-repeated="1023"/>
        </table:table-row>
        <table:table-row table:style-name="ro4">
          <table:table-cell table:style-name="ce11" office:value-type="string">
            <text:p>AnnouncementRoleStatusUNAPPROVED</text:p>
          </table:table-cell>
          <table:table-cell table:number-columns-repeated="1023"/>
        </table:table-row>
        <table:table-row table:style-name="ro4">
          <table:table-cell table:style-name="ce11" office:value-type="string">
            <text:p>ApellaTerms</text:p>
          </table:table-cell>
          <table:table-cell table:number-columns-repeated="1023"/>
        </table:table-row>
        <table:table-row table:style-name="ro4">
          <table:table-cell table:style-name="ce11" office:value-type="string">
            <text:p>ApellaTitle</text:p>
          </table:table-cell>
          <table:table-cell table:number-columns-repeated="1023"/>
        </table:table-row>
        <table:table-row table:style-name="ro4">
          <table:table-cell table:style-name="ce11" office:value-type="string">
            <text:p>ApofasiAnapompisFile</text:p>
          </table:table-cell>
          <table:table-cell table:number-columns-repeated="1023"/>
        </table:table-row>
        <table:table-row table:style-name="ro4">
          <table:table-cell table:style-name="ce11" office:value-type="string">
            <text:p>ApofasiSystasisEpitropisFileList</text:p>
          </table:table-cell>
          <table:table-cell table:number-columns-repeated="1023"/>
        </table:table-row>
        <table:table-row table:style-name="ro4">
          <table:table-cell table:style-name="ce11" office:value-type="string">
            <text:p>AreYouSure</text:p>
          </table:table-cell>
          <table:table-cell table:number-columns-repeated="1023"/>
        </table:table-row>
        <table:table-row table:style-name="ro4">
          <table:table-cell table:style-name="ce11" office:value-type="string">
            <text:p>BebaiwsiStratiwtikisThitiasFile</text:p>
          </table:table-cell>
          <table:table-cell table:number-columns-repeated="1023"/>
        </table:table-row>
        <table:table-row table:style-name="ro4">
          <table:table-cell table:style-name="ce11" office:value-type="string">
            <text:p>BiografikoFile</text:p>
          </table:table-cell>
          <table:table-cell table:number-columns-repeated="1023"/>
        </table:table-row>
        <table:table-row table:style-name="ro4">
          <table:table-cell table:style-name="ce11" office:value-type="string">
            <text:p>btn_add</text:p>
          </table:table-cell>
          <table:table-cell table:number-columns-repeated="1023"/>
        </table:table-row>
        <table:table-row table:style-name="ro4">
          <table:table-cell table:style-name="ce11" office:value-type="string">
            <text:p>btn_add_file</text:p>
          </table:table-cell>
          <table:table-cell table:number-columns-repeated="1023"/>
        </table:table-row>
        <table:table-row table:style-name="ro4">
          <table:table-cell table:style-name="ce11" office:value-type="string">
            <text:p>btn_addAll</text:p>
          </table:table-cell>
          <table:table-cell table:number-columns-repeated="1023"/>
        </table:table-row>
        <table:table-row table:style-name="ro4">
          <table:table-cell table:style-name="ce11" office:value-type="string">
            <text:p>btn_cancel</text:p>
          </table:table-cell>
          <table:table-cell table:number-columns-repeated="1023"/>
        </table:table-row>
        <table:table-row table:style-name="ro4">
          <table:table-cell table:style-name="ce11" office:value-type="string">
            <text:p>btn_create</text:p>
          </table:table-cell>
          <table:table-cell table:number-columns-repeated="1023"/>
        </table:table-row>
        <table:table-row table:style-name="ro4">
          <table:table-cell table:style-name="ce11" office:value-type="string">
            <text:p>btn_create_candidacy</text:p>
          </table:table-cell>
          <table:table-cell table:number-columns-repeated="1023"/>
        </table:table-row>
        <table:table-row table:style-name="ro4">
          <table:table-cell table:style-name="ce11" office:value-type="string">
            <text:p>btn_create_ia</text:p>
          </table:table-cell>
          <table:table-cell table:number-columns-repeated="1023"/>
        </table:table-row>
        <table:table-row table:style-name="ro4">
          <table:table-cell table:style-name="ce11" office:value-type="string">
            <text:p>btn_create_institutionrf</text:p>
          </table:table-cell>
          <table:table-cell table:number-columns-repeated="1023"/>
        </table:table-row>
        <table:table-row table:style-name="ro4">
          <table:table-cell table:style-name="ce11" office:value-type="string">
            <text:p>btn_create_ma</text:p>
          </table:table-cell>
          <table:table-cell table:number-columns-repeated="1023"/>
        </table:table-row>
        <table:table-row table:style-name="ro4">
          <table:table-cell table:style-name="ce11" office:value-type="string">
            <text:p>btn_create_position</text:p>
          </table:table-cell>
          <table:table-cell table:number-columns-repeated="1023"/>
        </table:table-row>
        <table:table-row table:style-name="ro4">
          <table:table-cell table:style-name="ce11" office:value-type="string">
            <text:p>btn_create_register</text:p>
          </table:table-cell>
          <table:table-cell table:number-columns-repeated="1023"/>
        </table:table-row>
        <table:table-row table:style-name="ro4">
          <table:table-cell table:style-name="ce11" office:value-type="string">
            <text:p>btn_delete</text:p>
          </table:table-cell>
          <table:table-cell table:number-columns-repeated="1023"/>
        </table:table-row>
        <table:table-row table:style-name="ro4">
          <table:table-cell table:style-name="ce11" office:value-type="string">
            <text:p>btn_edit</text:p>
          </table:table-cell>
          <table:table-cell table:number-columns-repeated="1023"/>
        </table:table-row>
        <table:table-row table:style-name="ro4">
          <table:table-cell table:style-name="ce11" office:value-type="string">
            <text:p>btn_forgotPassword</text:p>
          </table:table-cell>
          <table:table-cell table:number-columns-repeated="1023"/>
        </table:table-row>
        <table:table-row table:style-name="ro4">
          <table:table-cell table:style-name="ce11" office:value-type="string">
            <text:p>btn_haveNotReceivedVerification</text:p>
          </table:table-cell>
          <table:table-cell table:number-columns-repeated="1023"/>
        </table:table-row>
        <table:table-row table:style-name="ro4">
          <table:table-cell table:style-name="ce11" office:value-type="string">
            <text:p>btn_login</text:p>
          </table:table-cell>
          <table:table-cell table:number-columns-repeated="1023"/>
        </table:table-row>
        <table:table-row table:style-name="ro4">
          <table:table-cell table:style-name="ce11" office:value-type="string">
            <text:p>btn_needToRegister</text:p>
          </table:table-cell>
          <table:table-cell table:number-columns-repeated="1023"/>
        </table:table-row>
        <table:table-row table:style-name="ro4">
          <table:table-cell table:style-name="ce11" office:value-type="string">
            <text:p>btn_no</text:p>
          </table:table-cell>
          <table:table-cell table:number-columns-repeated="1023"/>
        </table:table-row>
        <table:table-row table:style-name="ro4">
          <table:table-cell table:style-name="ce11" office:value-type="string">
            <text:p>btn_position_interest</text:p>
          </table:table-cell>
          <table:table-cell table:number-columns-repeated="1023"/>
        </table:table-row>
        <table:table-row table:style-name="ro4">
          <table:table-cell table:style-name="ce11" office:value-type="string">
            <text:p>btn_register</text:p>
          </table:table-cell>
          <table:table-cell table:number-columns-repeated="1023"/>
        </table:table-row>
        <table:table-row table:style-name="ro4">
          <table:table-cell table:style-name="ce11" office:value-type="string">
            <text:p>btn_register_members</text:p>
          </table:table-cell>
          <table:table-cell table:number-columns-repeated="1023"/>
        </table:table-row>
        <table:table-row table:style-name="ro4">
          <table:table-cell table:style-name="ce11" office:value-type="string">
            <text:p>btn_reload</text:p>
          </table:table-cell>
          <table:table-cell table:number-columns-repeated="1023"/>
        </table:table-row>
        <table:table-row table:style-name="ro4">
          <table:table-cell table:style-name="ce11" office:value-type="string">
            <text:p>btn_remove</text:p>
          </table:table-cell>
          <table:table-cell table:number-columns-repeated="1023"/>
        </table:table-row>
        <table:table-row table:style-name="ro4">
          <table:table-cell table:style-name="ce11" office:value-type="string">
            <text:p>btn_remove_candidacy</text:p>
          </table:table-cell>
          <table:table-cell table:number-columns-repeated="1023"/>
        </table:table-row>
        <table:table-row table:style-name="ro4">
          <table:table-cell table:style-name="ce11" office:value-type="string">
            <text:p>btn_remove_institutionrf</text:p>
          </table:table-cell>
          <table:table-cell table:number-columns-repeated="1023"/>
        </table:table-row>
        <table:table-row table:style-name="ro4">
          <table:table-cell table:style-name="ce11" office:value-type="string">
            <text:p>btn_remove_member</text:p>
          </table:table-cell>
          <table:table-cell table:number-columns-repeated="1023"/>
        </table:table-row>
        <table:table-row table:style-name="ro4">
          <table:table-cell table:style-name="ce11" office:value-type="string">
            <text:p>btn_remove_position</text:p>
          </table:table-cell>
          <table:table-cell table:number-columns-repeated="1023"/>
        </table:table-row>
        <table:table-row table:style-name="ro4">
          <table:table-cell table:style-name="ce11" office:value-type="string">
            <text:p>btn_remove_register</text:p>
          </table:table-cell>
          <table:table-cell table:number-columns-repeated="1023"/>
        </table:table-row>
        <table:table-row table:style-name="ro2">
          <table:table-cell table:style-name="ce11" office:value-type="string">
            <text:p>btn_remove_user</text:p>
          </table:table-cell>
          <table:table-cell table:number-columns-repeated="1023"/>
        </table:table-row>
        <table:table-row table:style-name="ro2">
          <table:table-cell table:style-name="ce11" office:value-type="string">
            <text:p>btn_resend</text:p>
          </table:table-cell>
          <table:table-cell table:number-columns-repeated="1023"/>
        </table:table-row>
        <table:table-row table:style-name="ro2">
          <table:table-cell table:style-name="ce11" office:value-type="string">
            <text:p>btn_resendVerificationEmail</text:p>
          </table:table-cell>
          <table:table-cell table:number-columns-repeated="1023"/>
        </table:table-row>
        <table:table-row table:style-name="ro2">
          <table:table-cell table:style-name="ce11" office:value-type="string">
            <text:p>btn_resetPassword</text:p>
          </table:table-cell>
          <table:table-cell table:number-columns-repeated="1023"/>
        </table:table-row>
        <table:table-row table:style-name="ro2">
          <table:table-cell table:style-name="ce11" office:value-type="string">
            <text:p>btn_save</text:p>
          </table:table-cell>
          <table:table-cell table:number-columns-repeated="1023"/>
        </table:table-row>
        <table:table-row table:style-name="ro2">
          <table:table-cell table:style-name="ce11" office:value-type="string">
            <text:p>btn_search</text:p>
          </table:table-cell>
          <table:table-cell table:number-columns-repeated="1023"/>
        </table:table-row>
        <table:table-row table:style-name="ro2">
          <table:table-cell table:style-name="ce11" office:value-type="string">
            <text:p>btn_select</text:p>
          </table:table-cell>
          <table:table-cell table:number-columns-repeated="1023"/>
        </table:table-row>
        <table:table-row table:style-name="ro2">
          <table:table-cell table:style-name="ce11" office:value-type="string">
            <text:p>btn_shibbolethLogin</text:p>
          </table:table-cell>
          <table:table-cell table:number-columns-repeated="1023"/>
        </table:table-row>
        <table:table-row table:style-name="ro2">
          <table:table-cell table:style-name="ce11" office:value-type="string">
            <text:p>btn_update_member</text:p>
          </table:table-cell>
          <table:table-cell table:number-columns-repeated="1023"/>
        </table:table-row>
        <table:table-row table:style-name="ro2">
          <table:table-cell table:style-name="ce11" office:value-type="string">
            <text:p>btn_upload</text:p>
          </table:table-cell>
          <table:table-cell table:number-columns-repeated="1023"/>
        </table:table-row>
        <table:table-row table:style-name="ro2">
          <table:table-cell table:style-name="ce11" office:value-type="string">
            <text:p>btn_view</text:p>
          </table:table-cell>
          <table:table-cell table:number-columns-repeated="1023"/>
        </table:table-row>
        <table:table-row table:style-name="ro2">
          <table:table-cell table:style-name="ce11" office:value-type="string">
            <text:p>btn_yes</text:p>
          </table:table-cell>
          <table:table-cell table:number-columns-repeated="1023"/>
        </table:table-row>
        <table:table-row table:style-name="ro4">
          <table:table-cell table:style-name="ce11" office:value-type="string">
            <text:p>Candidacy</text:p>
          </table:table-cell>
          <table:table-cell table:number-columns-repeated="1023"/>
        </table:table-row>
        <table:table-row table:style-name="ro2">
          <table:table-cell table:style-name="ce11" office:value-type="string">
            <text:p>CandidacyEvalutionsDueDate</text:p>
          </table:table-cell>
          <table:table-cell table:number-columns-repeated="1023"/>
        </table:table-row>
        <table:table-row table:style-name="ro4">
          <table:table-cell table:style-name="ce11" office:value-type="string">
            <text:p>CandidacyFields</text:p>
          </table:table-cell>
          <table:table-cell table:number-columns-repeated="1023"/>
        </table:table-row>
        <table:table-row table:style-name="ro4">
          <table:table-cell table:style-name="ce11" office:value-type="string">
            <text:p>CandidacyOpenToOtherCandidates</text:p>
          </table:table-cell>
          <table:table-cell table:number-columns-repeated="1023"/>
        </table:table-row>
        <table:table-row table:style-name="ro4">
          <table:table-cell table:style-name="ce11" office:value-type="string">
            <text:p>CandidacyTitl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text:p>
          </table:table-cell>
          <table:table-cell table:number-columns-repeated="1023"/>
        </table:table-row>
        <table:table-row table:style-name="ro4">
          <table:table-cell table:style-name="ce11" office:value-type="string">
            <text:p>CandidateCandidacyTitle</text:p>
          </table:table-cell>
          <table:table-cell table:number-columns-repeated="1023"/>
        </table:table-row>
        <table:table-row table:style-name="ro4">
          <table:table-cell table:style-name="ce11" office:value-type="string">
            <text:p>City</text:p>
          </table:table-cell>
          <table:table-cell table:number-columns-repeated="1023"/>
        </table:table-row>
        <table:table-row table:style-name="ro4">
          <table:table-cell table:style-name="ce11" office:value-type="string">
            <text:p>ClickForMore</text:p>
          </table:table-cell>
          <table:table-cell table:number-columns-repeated="1023"/>
        </table:table-row>
        <table:table-row table:style-name="ro4">
          <table:table-cell table:style-name="ce11" office:value-type="string">
            <text:p>Committee</text:p>
          </table:table-cell>
          <table:table-cell table:number-columns-repeated="1023"/>
        </table:table-row>
        <table:table-row table:style-name="ro4">
          <table:table-cell table:style-name="ce11" office:value-type="string">
            <text:p>CommitteeMeetingDate</text:p>
          </table:table-cell>
          <table:table-cell table:number-columns-repeated="1023"/>
        </table:table-row>
        <table:table-row table:style-name="ro4">
          <table:table-cell table:style-name="ce11" office:value-type="string">
            <text:p>Committees</text:p>
          </table:table-cell>
          <table:table-cell table:number-columns-repeated="1023"/>
        </table:table-row>
        <table:table-row table:style-name="ro4">
          <table:table-cell table:style-name="ce11" office:value-type="string">
            <text:p>Confirm</text:p>
          </table:table-cell>
          <table:table-cell table:number-columns-repeated="1023"/>
        </table:table-row>
        <table:table-row table:style-name="ro4">
          <table:table-cell table:style-name="ce11" office:value-type="string">
            <text:p>ConfirmPassword</text:p>
          </table:table-cell>
          <table:table-cell table:number-columns-repeated="1023"/>
        </table:table-row>
        <table:table-row table:style-name="ro4">
          <table:table-cell table:style-name="ce11" office:value-type="string">
            <text:p>ContactInformation</text:p>
          </table:table-cell>
          <table:table-cell table:number-columns-repeated="1023"/>
        </table:table-row>
        <table:table-row table:style-name="ro4">
          <table:table-cell table:style-name="ce11" office:value-type="string">
            <text:p>Country</text:p>
          </table:table-cell>
          <table:table-cell table:number-columns-repeated="1023"/>
        </table:table-row>
        <table:table-row table:style-name="ro4">
          <table:table-cell table:style-name="ce11" office:value-type="string">
            <text:p>dataTable_sFirst</text:p>
          </table:table-cell>
          <table:table-cell table:number-columns-repeated="1023"/>
        </table:table-row>
        <table:table-row table:style-name="ro4">
          <table:table-cell table:style-name="ce11" office:value-type="string">
            <text:p>dataTable_sInfo</text:p>
          </table:table-cell>
          <table:table-cell table:number-columns-repeated="1023"/>
        </table:table-row>
        <table:table-row table:style-name="ro4">
          <table:table-cell table:style-name="ce11" office:value-type="string">
            <text:p>dataTable_sInfoEmpty</text:p>
          </table:table-cell>
          <table:table-cell table:number-columns-repeated="1023"/>
        </table:table-row>
        <table:table-row table:style-name="ro4">
          <table:table-cell table:style-name="ce11" office:value-type="string">
            <text:p>dataTable_sInfoFiltered</text:p>
          </table:table-cell>
          <table:table-cell table:number-columns-repeated="1023"/>
        </table:table-row>
        <table:table-row table:style-name="ro4">
          <table:table-cell table:style-name="ce11" office:value-type="string">
            <text:p>dataTable_sLast</text:p>
          </table:table-cell>
          <table:table-cell table:number-columns-repeated="1023"/>
        </table:table-row>
        <table:table-row table:style-name="ro4">
          <table:table-cell table:style-name="ce11" office:value-type="string">
            <text:p>dataTable_sLengthMenu</text:p>
          </table:table-cell>
          <table:table-cell table:number-columns-repeated="1023"/>
        </table:table-row>
        <table:table-row table:style-name="ro4">
          <table:table-cell table:style-name="ce11" office:value-type="string">
            <text:p>dataTable_sNext</text:p>
          </table:table-cell>
          <table:table-cell table:number-columns-repeated="1023"/>
        </table:table-row>
        <table:table-row table:style-name="ro4">
          <table:table-cell table:style-name="ce11" office:value-type="string">
            <text:p>dataTable_sPrevious</text:p>
          </table:table-cell>
          <table:table-cell table:number-columns-repeated="1023"/>
        </table:table-row>
        <table:table-row table:style-name="ro4">
          <table:table-cell table:style-name="ce11" office:value-type="string">
            <text:p>dataTable_sSearch</text:p>
          </table:table-cell>
          <table:table-cell table:number-columns-repeated="1023"/>
        </table:table-row>
        <table:table-row table:style-name="ro4">
          <table:table-cell table:style-name="ce11" office:value-type="string">
            <text:p>dataTable_sZeroRecords</text:p>
          </table:table-cell>
          <table:table-cell table:number-columns-repeated="1023"/>
        </table:table-row>
        <table:table-row table:style-name="ro4">
          <table:table-cell table:style-name="ce11" office:value-type="string">
            <text:p>Department</text:p>
          </table:table-cell>
          <table:table-cell table:number-columns-repeated="1023"/>
        </table:table-row>
        <table:table-row table:style-name="ro4">
          <table:table-cell table:style-name="ce11" office:value-type="string">
            <text:p>Description</text:p>
          </table:table-cell>
          <table:table-cell table:number-columns-repeated="1023"/>
        </table:table-row>
        <table:table-row table:style-name="ro4">
          <table:table-cell table:style-name="ce11" office:value-type="string">
            <text:p>DiavivastikoPraktikouFile</text:p>
          </table:table-cell>
          <table:table-cell table:number-columns-repeated="1023"/>
        </table:table-row>
        <table:table-row table:style-name="ro4">
          <table:table-cell table:style-name="ce11" office:value-type="string">
            <text:p>DimosieusiFileList</text:p>
          </table:table-cell>
          <table:table-cell table:number-columns-repeated="1023"/>
        </table:table-row>
        <table:table-row table:style-name="ro4">
          <table:table-cell table:style-name="ce11" office:value-type="string">
            <text:p>DioikitikoEggrafoFileList</text:p>
          </table:table-cell>
          <table:table-cell table:number-columns-repeated="1023"/>
        </table:table-row>
        <table:table-row table:style-name="ro4">
          <table:table-cell table:style-name="ce11" office:value-type="string">
            <text:p>DownloadHere</text:p>
          </table:table-cell>
          <table:table-cell table:number-columns-repeated="1023"/>
        </table:table-row>
        <table:table-row table:style-name="ro4">
          <table:table-cell table:style-name="ce11" office:value-type="string">
            <text:p>EisigisiDEPYpopsifiouFileList</text:p>
          </table:table-cell>
          <table:table-cell table:number-columns-repeated="1023"/>
        </table:table-row>
        <table:table-row table:style-name="ro4">
          <table:table-cell table:style-name="ce11" office:value-type="string">
            <text:p>EkthesiAutoaksiologisisFile</text:p>
          </table:table-cell>
          <table:table-cell table:number-columns-repeated="1023"/>
        </table:table-row>
        <table:table-row table:style-name="ro4">
          <table:table-cell table:style-name="ce11" office:value-type="string">
            <text:p>Email</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text:p>
          </table:table-cell>
          <table:table-cell table:number-columns-repeated="1023"/>
        </table:table-row>
        <table:table-row table:style-name="ro4">
          <table:table-cell table:style-name="ce11" office:value-type="string">
            <text:p>error.administrator.login</text:p>
          </table:table-cell>
          <table:table-cell table:number-columns-repeated="1023"/>
        </table:table-row>
        <table:table-row table:style-name="ro4">
          <table:table-cell table:style-name="ce11" office:value-type="string">
            <text:p>error.already.exists</text:p>
          </table:table-cell>
          <table:table-cell table:number-columns-repeated="1023"/>
        </table:table-row>
        <table:table-row table:style-name="ro4">
          <table:table-cell table:style-name="ce11" office:value-type="string">
            <text:p>error.bad.criteria.format</text:p>
          </table:table-cell>
          <table:table-cell table:number-columns-repeated="1023"/>
        </table:table-row>
        <table:table-row table:style-name="ro4">
          <table:table-cell table:style-name="ce11" office:value-type="string">
            <text:p>error.bad.request</text:p>
          </table:table-cell>
          <table:table-cell table:number-columns-repeated="1023"/>
        </table:table-row>
        <table:table-row table:style-name="ro4">
          <table:table-cell table:style-name="ce11" office:value-type="string">
            <text:p>error.candidacy.membership.email.already.exists</text:p>
          </table:table-cell>
          <table:table-cell table:number-columns-repeated="1023"/>
        </table:table-row>
        <table:table-row table:style-name="ro4">
          <table:table-cell table:style-name="ce11" office:value-type="string">
            <text:p>error.cannot.change.critical.fields</text:p>
          </table:table-cell>
          <table:table-cell table:number-columns-repeated="1023"/>
        </table:table-row>
        <table:table-row table:style-name="ro4">
          <table:table-cell table:style-name="ce11" office:value-type="string">
            <text:p>error.committee.missing.apofasi.systasis.epitropis</text:p>
          </table:table-cell>
          <table:table-cell table:number-columns-repeated="1023"/>
        </table:table-row>
        <table:table-row table:style-name="ro4">
          <table:table-cell table:style-name="ce11" office:value-type="string">
            <text:p>error.committee.missing.candidacyEvalutions.dueDate</text:p>
          </table:table-cell>
          <table:table-cell table:number-columns-repeated="1023"/>
        </table:table-row>
        <table:table-row table:style-name="ro4">
          <table:table-cell table:style-name="ce11" office:value-type="string">
            <text:p>error.contact.email.not.available</text:p>
          </table:table-cell>
          <table:table-cell table:number-columns-repeated="1023"/>
        </table:table-row>
        <table:table-row table:style-name="ro4">
          <table:table-cell table:style-name="ce11" office:value-type="string">
            <text:p>error.existing.identification.number</text:p>
          </table:table-cell>
          <table:table-cell table:number-columns-repeated="1023"/>
        </table:table-row>
        <table:table-row table:style-name="ro4">
          <table:table-cell table:style-name="ce11" office:value-type="string">
            <text:p>error.exists.active.institution.manager</text:p>
          </table:table-cell>
          <table:table-cell table:number-columns-repeated="1023"/>
        </table:table-row>
        <table:table-row table:style-name="ro4">
          <table:table-cell table:style-name="ce11" office:value-type="string">
            <text:p>error.file.in.use</text:p>
          </table:table-cell>
          <table:table-cell table:number-columns-repeated="1023"/>
        </table:table-row>
        <table:table-row table:style-name="ro4">
          <table:table-cell table:style-name="ce11" office:value-type="string">
            <text:p>error.generic</text:p>
          </table:table-cell>
          <table:table-cell table:number-columns-repeated="1023"/>
        </table:table-row>
        <table:table-row table:style-name="ro4">
          <table:table-cell table:style-name="ce11" office:value-type="string">
            <text:p>error.illegal.argument.exception</text:p>
          </table:table-cell>
          <table:table-cell table:number-columns-repeated="1023"/>
        </table:table-row>
        <table:table-row table:style-name="ro4">
          <table:table-cell table:style-name="ce11" office:value-type="string">
            <text:p>error.incompatible.role</text:p>
          </table:table-cell>
          <table:table-cell table:number-columns-repeated="1023"/>
        </table:table-row>
        <table:table-row table:style-name="ro4">
          <table:table-cell table:style-name="ce11" office:value-type="string">
            <text:p>error.institutionrf.already.exists</text:p>
          </table:table-cell>
          <table:table-cell table:number-columns-repeated="1023"/>
        </table:table-row>
        <table:table-row table:style-name="ro4">
          <table:table-cell table:style-name="ce11" office:value-type="string">
            <text:p>error.insufficient.privileges</text:p>
          </table:table-cell>
          <table:table-cell table:number-columns-repeated="1023"/>
        </table:table-row>
        <table:table-row table:style-name="ro4">
          <table:table-cell table:style-name="ce11" office:value-type="string">
            <text:p>error.login.account.status.active</text:p>
          </table:table-cell>
          <table:table-cell table:number-columns-repeated="1023"/>
        </table:table-row>
        <table:table-row table:style-name="ro4">
          <table:table-cell table:style-name="ce11" office:value-type="string">
            <text:p>error.login.account.status.blocked</text:p>
          </table:table-cell>
          <table:table-cell table:number-columns-repeated="1023"/>
        </table:table-row>
        <table:table-row table:style-name="ro4">
          <table:table-cell table:style-name="ce11" office:value-type="string">
            <text:p>error.login.account.status.unverified</text:p>
          </table:table-cell>
          <table:table-cell table:number-columns-repeated="1023"/>
        </table:table-row>
        <table:table-row table:style-name="ro4">
          <table:table-cell table:style-name="ce11" office:value-type="string">
            <text:p>error.login.invalid.token</text:p>
          </table:table-cell>
          <table:table-cell table:number-columns-repeated="1023"/>
        </table:table-row>
        <table:table-row table:style-name="ro4">
          <table:table-cell table:style-name="ce11" office:value-type="string">
            <text:p>error.login.missing.token</text:p>
          </table:table-cell>
          <table:table-cell table:number-columns-repeated="1023"/>
        </table:table-row>
        <table:table-row table:style-name="ro4">
          <table:table-cell table:style-name="ce11" office:value-type="string">
            <text:p>error.login.wrong.email</text:p>
          </table:table-cell>
          <table:table-cell table:number-columns-repeated="1023"/>
        </table:table-row>
        <table:table-row table:style-name="ro4">
          <table:table-cell table:style-name="ce11" office:value-type="string">
            <text:p>error.login.wrong.password</text:p>
          </table:table-cell>
          <table:table-cell table:number-columns-repeated="1023"/>
        </table:table-row>
        <table:table-row table:style-name="ro4">
          <table:table-cell table:style-name="ce11" office:value-type="string">
            <text:p>error.login.wrong.username</text:p>
          </table:table-cell>
          <table:table-cell table:number-columns-repeated="1023"/>
        </table:table-row>
        <table:table-row table:style-name="ro4">
          <table:table-cell table:style-name="ce11" office:value-type="string">
            <text:p>error.login.wrong.registration.type</text:p>
          </table:table-cell>
          <table:table-cell table:number-columns-repeated="1023"/>
        </table:table-row>
        <table:table-row table:style-name="ro4">
          <table:table-cell table:style-name="ce11" office:value-type="string">
            <text:p>error.malformed.next.url</text:p>
          </table:table-cell>
          <table:table-cell table:number-columns-repeated="1023"/>
        </table:table-row>
        <table:table-row table:style-name="ro4">
          <table:table-cell table:style-name="ce11" office:value-type="string">
            <text:p>error.manager.institution.mismatch</text:p>
          </table:table-cell>
          <table:table-cell table:number-columns-repeated="1023"/>
        </table:table-row>
        <table:table-row table:style-name="ro4">
          <table:table-cell table:style-name="ce11" office:value-type="string">
            <text:p>error.max.evaluators.exceeded</text:p>
          </table:table-cell>
          <table:table-cell table:number-columns-repeated="1023"/>
        </table:table-row>
        <table:table-row table:style-name="ro4">
          <table:table-cell table:style-name="ce11" office:value-type="string">
            <text:p>error.max.regular.members.failed</text:p>
          </table:table-cell>
          <table:table-cell table:number-columns-repeated="1023"/>
        </table:table-row>
        <table:table-row table:style-name="ro4">
          <table:table-cell table:style-name="ce11" office:value-type="string">
            <text:p>error.max.substitute.members.failed</text:p>
          </table:table-cell>
          <table:table-cell table:number-columns-repeated="1023"/>
        </table:table-row>
        <table:table-row table:style-name="ro4">
          <table:table-cell table:style-name="ce11" office:value-type="string">
            <text:p>error.member.already.exists</text:p>
          </table:table-cell>
          <table:table-cell table:number-columns-repeated="1023"/>
        </table:table-row>
        <table:table-row table:style-name="ro4">
          <table:table-cell table:style-name="ce11" office:value-type="string">
            <text:p>error.member.in.committe</text:p>
          </table:table-cell>
          <table:table-cell table:number-columns-repeated="1023"/>
        </table:table-row>
        <table:table-row table:style-name="ro4">
          <table:table-cell table:style-name="ce11" office:value-type="string">
            <text:p>error.member.is.candidacy.evaluator</text:p>
          </table:table-cell>
          <table:table-cell table:number-columns-repeated="1023"/>
        </table:table-row>
        <table:table-row table:style-name="ro4">
          <table:table-cell table:style-name="ce11" office:value-type="string">
            <text:p>error.member.is.evaluator</text:p>
          </table:table-cell>
          <table:table-cell table:number-columns-repeated="1023"/>
        </table:table-row>
        <table:table-row table:style-name="ro4">
          <table:table-cell table:style-name="ce11" office:value-type="string">
            <text:p>error.messaging.exception</text:p>
          </table:table-cell>
          <table:table-cell table:number-columns-repeated="1023"/>
        </table:table-row>
        <table:table-row table:style-name="ro4">
          <table:table-cell table:style-name="ce11" office:value-type="string">
            <text:p>error.min.external.regular.foreign.members.failed</text:p>
          </table:table-cell>
          <table:table-cell table:number-columns-repeated="1023"/>
        </table:table-row>
        <table:table-row table:style-name="ro4">
          <table:table-cell table:style-name="ce11" office:value-type="string">
            <text:p>error.min.external.regular.members.failed</text:p>
          </table:table-cell>
          <table:table-cell table:number-columns-repeated="1023"/>
        </table:table-row>
        <table:table-row table:style-name="ro4">
          <table:table-cell table:style-name="ce11" office:value-type="string">
            <text:p>error.min.external.substitute.foreign.members.failed</text:p>
          </table:table-cell>
          <table:table-cell table:number-columns-repeated="1023"/>
        </table:table-row>
        <table:table-row table:style-name="ro4">
          <table:table-cell table:style-name="ce11" office:value-type="string">
            <text:p>error.min.external.substitute.members.failed</text:p>
          </table:table-cell>
          <table:table-cell table:number-columns-repeated="1023"/>
        </table:table-row>
        <table:table-row table:style-name="ro4">
          <table:table-cell table:style-name="ce11" office:value-type="string">
            <text:p>error.min.internal.regular.members.failed</text:p>
          </table:table-cell>
          <table:table-cell table:number-columns-repeated="1023"/>
        </table:table-row>
        <table:table-row table:style-name="ro4">
          <table:table-cell table:style-name="ce11" office:value-type="string">
            <text:p>error.min.internal.substitute.members.failed</text:p>
          </table:table-cell>
          <table:table-cell table:number-columns-repeated="1023"/>
        </table:table-row>
        <table:table-row table:style-name="ro4">
          <table:table-cell table:style-name="ce11" office:value-type="string">
            <text:p>error.missing.file.type</text:p>
          </table:table-cell>
          <table:table-cell table:number-columns-repeated="1023"/>
        </table:table-row>
        <table:table-row table:style-name="ro4">
          <table:table-cell table:style-name="ce11" office:value-type="string">
            <text:p>error.nomination.missing.praktiko.epilogis</text:p>
          </table:table-cell>
          <table:table-cell table:number-columns-repeated="1023"/>
        </table:table-row>
        <table:table-row table:style-name="ro4">
          <table:table-cell table:style-name="ce11" office:value-type="string">
            <text:p>error.nomination.missing.prosklisi.kosmitora</text:p>
          </table:table-cell>
          <table:table-cell table:number-columns-repeated="1023"/>
        </table:table-row>
        <table:table-row table:style-name="ro4">
          <table:table-cell table:style-name="ce11" office:value-type="string">
            <text:p>error.not.current.position.phase</text:p>
          </table:table-cell>
          <table:table-cell table:number-columns-repeated="1023"/>
        </table:table-row>
        <table:table-row table:style-name="ro4">
          <table:table-cell table:style-name="ce11" office:value-type="string">
            <text:p>error.not.primary.role</text:p>
          </table:table-cell>
          <table:table-cell table:number-columns-repeated="1023"/>
        </table:table-row>
        <table:table-row table:style-name="ro4">
          <table:table-cell table:style-name="ce11" office:value-type="string">
            <text:p>error.null</text:p>
          </table:table-cell>
          <table:table-cell table:number-columns-repeated="1023"/>
        </table:table-row>
        <table:table-row table:style-name="ro4">
          <table:table-cell table:style-name="ce11" office:value-type="string">
            <text:p>error.one.role.required</text:p>
          </table:table-cell>
          <table:table-cell table:number-columns-repeated="1023"/>
        </table:table-row>
        <table:table-row table:style-name="ro4">
          <table:table-cell table:style-name="ce11" office:value-type="string">
            <text:p>error.parse.exception</text:p>
          </table:table-cell>
          <table:table-cell table:number-columns-repeated="1023"/>
        </table:table-row>
        <table:table-row table:style-name="ro4">
          <table:table-cell table:style-name="ce11" office:value-type="string">
            <text:p>error.persistence.exception</text:p>
          </table:table-cell>
          <table:table-cell table:number-columns-repeated="1023"/>
        </table:table-row>
        <table:table-row table:style-name="ro4">
          <table:table-cell table:style-name="ce11" office:value-type="string">
            <text:p>error.position.phase.anapompi.missing.apofasi</text:p>
          </table:table-cell>
          <table:table-cell table:number-columns-repeated="1023"/>
        </table:table-row>
        <table:table-row table:style-name="ro4">
          <table:table-cell table:style-name="ce11" office:value-type="string">
            <text:p>error.position.phase.anoixti.wrong.closing.date</text:p>
          </table:table-cell>
          <table:table-cell table:number-columns-repeated="1023"/>
        </table:table-row>
        <table:table-row table:style-name="ro4">
          <table:table-cell table:style-name="ce11" office:value-type="string">
            <text:p>error.position.phase.epilogi.closing.date</text:p>
          </table:table-cell>
          <table:table-cell table:number-columns-repeated="1023"/>
        </table:table-row>
        <table:table-row table:style-name="ro4">
          <table:table-cell table:style-name="ce11" office:value-type="string">
            <text:p>error.position.phase.epilogi.wrong.closing.date</text:p>
          </table:table-cell>
          <table:table-cell table:number-columns-repeated="1023"/>
        </table:table-row>
        <table:table-row table:style-name="ro4">
          <table:table-cell table:style-name="ce11" office:value-type="string">
            <text:p>error.position.phase.stelexomeni.missing.nominated.candidacy</text:p>
          </table:table-cell>
          <table:table-cell table:number-columns-repeated="1023"/>
        </table:table-row>
        <table:table-row table:style-name="ro4">
          <table:table-cell table:style-name="ce11" office:value-type="string">
            <text:p>error.position.phase.stelexomeni.missing.praktiko.epilogis</text:p>
          </table:table-cell>
          <table:table-cell table:number-columns-repeated="1023"/>
        </table:table-row>
        <table:table-row table:style-name="ro4">
          <table:table-cell table:style-name="ce11" office:value-type="string">
            <text:p>error.professor.is.committee.member</text:p>
          </table:table-cell>
          <table:table-cell table:number-columns-repeated="1023"/>
        </table:table-row>
        <table:table-row table:style-name="ro4">
          <table:table-cell table:style-name="ce11" office:value-type="string">
            <text:p>error.professor.missing.profile</text:p>
          </table:table-cell>
          <table:table-cell table:number-columns-repeated="1023"/>
        </table:table-row>
        <table:table-row table:style-name="ro4">
          <table:table-cell table:style-name="ce11" office:value-type="string">
            <text:p>error.register.already.exists</text:p>
          </table:table-cell>
          <table:table-cell table:number-columns-repeated="1023"/>
        </table:table-row>
        <table:table-row table:style-name="ro4">
          <table:table-cell table:style-name="ce11" office:value-type="string">
            <text:p>error.register.institution.change</text:p>
          </table:table-cell>
          <table:table-cell table:number-columns-repeated="1023"/>
        </table:table-row>
        <table:table-row table:style-name="ro4">
          <table:table-cell table:style-name="ce11" office:value-type="string">
            <text:p>error.register.member.already.exists</text:p>
          </table:table-cell>
          <table:table-cell table:number-columns-repeated="1023"/>
        </table:table-row>
        <table:table-row table:style-name="ro4">
          <table:table-cell table:style-name="ce11" office:value-type="string">
            <text:p>error.role.missing.required.fields</text:p>
          </table:table-cell>
          <table:table-cell table:number-columns-repeated="1023"/>
        </table:table-row>
        <table:table-row table:style-name="ro4">
          <table:table-cell table:style-name="ce11" office:value-type="string">
            <text:p>error.shibboleth.fields.error</text:p>
          </table:table-cell>
          <table:table-cell table:number-columns-repeated="1023"/>
        </table:table-row>
        <table:table-row table:style-name="ro4">
          <table:table-cell table:style-name="ce11" office:value-type="string">
            <text:p>error.username.not.available</text:p>
          </table:table-cell>
          <table:table-cell table:number-columns-repeated="1023"/>
        </table:table-row>
        <table:table-row table:style-name="ro4">
          <table:table-cell table:style-name="ce11" office:value-type="string">
            <text:p>error.validation.candidacy.inactive.role</text:p>
          </table:table-cell>
          <table:table-cell table:number-columns-repeated="1023"/>
        </table:table-row>
        <table:table-row table:style-name="ro4">
          <table:table-cell table:style-name="ce11" office:value-type="string">
            <text:p>error.validation.candidacy.no.cv</text:p>
          </table:table-cell>
          <table:table-cell table:number-columns-repeated="1023"/>
        </table:table-row>
        <table:table-row table:style-name="ro4">
          <table:table-cell table:style-name="ce11" office:value-type="string">
            <text:p>error.validation.candidacy.no.dimosieysi</text:p>
          </table:table-cell>
          <table:table-cell table:number-columns-repeated="1023"/>
        </table:table-row>
        <table:table-row table:style-name="ro4">
          <table:table-cell table:style-name="ce11" office:value-type="string">
            <text:p>error.validation.candidacy.no.ptyxio</text:p>
          </table:table-cell>
          <table:table-cell table:number-columns-repeated="1023"/>
        </table:table-row>
        <table:table-row table:style-name="ro4">
          <table:table-cell table:style-name="ce11" office:value-type="string">
            <text:p>error.verify.account.status.active</text:p>
          </table:table-cell>
          <table:table-cell table:number-columns-repeated="1023"/>
        </table:table-row>
        <table:table-row table:style-name="ro4">
          <table:table-cell table:style-name="ce11" office:value-type="string">
            <text:p>error.verify.account.status.blocked</text:p>
          </table:table-cell>
          <table:table-cell table:number-columns-repeated="1023"/>
        </table:table-row>
        <table:table-row table:style-name="ro4">
          <table:table-cell table:style-name="ce11" office:value-type="string">
            <text:p>error.verify.account.status.unverified</text:p>
          </table:table-cell>
          <table:table-cell table:number-columns-repeated="1023"/>
        </table:table-row>
        <table:table-row table:style-name="ro4">
          <table:table-cell table:style-name="ce11" office:value-type="string">
            <text:p>error.verify.wrong.verification</text:p>
          </table:table-cell>
          <table:table-cell table:number-columns-repeated="1023"/>
        </table:table-row>
        <table:table-row table:style-name="ro4">
          <table:table-cell table:style-name="ce11" office:value-type="string">
            <text:p>error.wrong.affiliation</text:p>
          </table:table-cell>
          <table:table-cell table:number-columns-repeated="1023"/>
        </table:table-row>
        <table:table-row table:style-name="ro4">
          <table:table-cell table:style-name="ce11" office:value-type="string">
            <text:p>error.wrong.candidacy.id</text:p>
          </table:table-cell>
          <table:table-cell table:number-columns-repeated="1023"/>
        </table:table-row>
        <table:table-row table:style-name="ro4">
          <table:table-cell table:style-name="ce11" office:value-type="string">
            <text:p>error.wrong.candidate.committee.membership.id</text:p>
          </table:table-cell>
          <table:table-cell table:number-columns-repeated="1023"/>
        </table:table-row>
        <table:table-row table:style-name="ro4">
          <table:table-cell table:style-name="ce11" office:value-type="string">
            <text:p>error.wrong.candidate.id</text:p>
          </table:table-cell>
          <table:table-cell table:number-columns-repeated="1023"/>
        </table:table-row>
        <table:table-row table:style-name="ro4">
          <table:table-cell table:style-name="ce11" office:value-type="string">
            <text:p>error.wrong.department.id</text:p>
          </table:table-cell>
          <table:table-cell table:number-columns-repeated="1023"/>
        </table:table-row>
        <table:table-row table:style-name="ro4">
          <table:table-cell table:style-name="ce11" office:value-type="string">
            <text:p>error.wrong.evaluators.size</text:p>
          </table:table-cell>
          <table:table-cell table:number-columns-repeated="1023"/>
        </table:table-row>
        <table:table-row table:style-name="ro4">
          <table:table-cell table:style-name="ce11" office:value-type="string">
            <text:p>error.wrong.file.id</text:p>
          </table:table-cell>
          <table:table-cell table:number-columns-repeated="1023"/>
        </table:table-row>
        <table:table-row table:style-name="ro4">
          <table:table-cell table:style-name="ce11" office:value-type="string">
            <text:p>error.wrong.file.type</text:p>
          </table:table-cell>
          <table:table-cell table:number-columns-repeated="1023"/>
        </table:table-row>
        <table:table-row table:style-name="ro4">
          <table:table-cell table:style-name="ce11" office:value-type="string">
            <text:p>error.wrong.id</text:p>
          </table:table-cell>
          <table:table-cell table:number-columns-repeated="1023"/>
        </table:table-row>
        <table:table-row table:style-name="ro4">
          <table:table-cell table:style-name="ce11" office:value-type="string">
            <text:p>error.wrong.institution.id</text:p>
          </table:table-cell>
          <table:table-cell table:number-columns-repeated="1023"/>
        </table:table-row>
        <table:table-row table:style-name="ro4">
          <table:table-cell table:style-name="ce11" office:value-type="string">
            <text:p>error.wrong.institutionregulatoryframework.id</text:p>
          </table:table-cell>
          <table:table-cell table:number-columns-repeated="1023"/>
        </table:table-row>
        <table:table-row table:style-name="ro4">
          <table:table-cell table:style-name="ce11" office:value-type="string">
            <text:p>error.wrong.position.candidacies.closingDate</text:p>
          </table:table-cell>
          <table:table-cell table:number-columns-repeated="1023"/>
        </table:table-row>
        <table:table-row table:style-name="ro4">
          <table:table-cell table:style-name="ce11" office:value-type="string">
            <text:p>error.wrong.position.candidacies.openingDate</text:p>
          </table:table-cell>
          <table:table-cell table:number-columns-repeated="1023"/>
        </table:table-row>
        <table:table-row table:style-name="ro4">
          <table:table-cell table:style-name="ce11" office:value-type="string">
            <text:p>error.wrong.position.commitee.member.id</text:p>
          </table:table-cell>
          <table:table-cell table:number-columns-repeated="1023"/>
        </table:table-row>
        <table:table-row table:style-name="ro4">
          <table:table-cell table:style-name="ce11" office:value-type="string">
            <text:p>error.wrong.position.committee.id</text:p>
          </table:table-cell>
          <table:table-cell table:number-columns-repeated="1023"/>
        </table:table-row>
        <table:table-row table:style-name="ro4">
          <table:table-cell table:style-name="ce11" office:value-type="string">
            <text:p>error.wrong.position.committee.phase</text:p>
          </table:table-cell>
          <table:table-cell table:number-columns-repeated="1023"/>
        </table:table-row>
        <table:table-row table:style-name="ro4">
          <table:table-cell table:style-name="ce11" office:value-type="string">
            <text:p>error.wrong.position.complentaryDocuments.id</text:p>
          </table:table-cell>
          <table:table-cell table:number-columns-repeated="1023"/>
        </table:table-row>
        <table:table-row table:style-name="ro4">
          <table:table-cell table:style-name="ce11" office:value-type="string">
            <text:p>error.wrong.position.complentaryDocuments.phase</text:p>
          </table:table-cell>
          <table:table-cell table:number-columns-repeated="1023"/>
        </table:table-row>
        <table:table-row table:style-name="ro4">
          <table:table-cell table:style-name="ce11" office:value-type="string">
            <text:p>error.wrong.position.evaluation.id</text:p>
          </table:table-cell>
          <table:table-cell table:number-columns-repeated="1023"/>
        </table:table-row>
        <table:table-row table:style-name="ro4">
          <table:table-cell table:style-name="ce11" office:value-type="string">
            <text:p>error.wrong.position.evaluation.phase</text:p>
          </table:table-cell>
          <table:table-cell table:number-columns-repeated="1023"/>
        </table:table-row>
        <table:table-row table:style-name="ro4">
          <table:table-cell table:style-name="ce11" office:value-type="string">
            <text:p>error.wrong.position.evaluator.id</text:p>
          </table:table-cell>
          <table:table-cell table:number-columns-repeated="1023"/>
        </table:table-row>
        <table:table-row table:style-name="ro4">
          <table:table-cell table:style-name="ce11" office:value-type="string">
            <text:p>error.wrong.position.id</text:p>
          </table:table-cell>
          <table:table-cell table:number-columns-repeated="1023"/>
        </table:table-row>
        <table:table-row table:style-name="ro4">
          <table:table-cell table:style-name="ce11" office:value-type="string">
            <text:p>error.wrong.position.nomination.id</text:p>
          </table:table-cell>
          <table:table-cell table:number-columns-repeated="1023"/>
        </table:table-row>
        <table:table-row table:style-name="ro4">
          <table:table-cell table:style-name="ce11" office:value-type="string">
            <text:p>error.wrong.position.nomination.phase</text:p>
          </table:table-cell>
          <table:table-cell table:number-columns-repeated="1023"/>
        </table:table-row>
        <table:table-row table:style-name="ro4">
          <table:table-cell table:style-name="ce11" office:value-type="string">
            <text:p>error.wrong.position.search.criteria.id</text:p>
          </table:table-cell>
          <table:table-cell table:number-columns-repeated="1023"/>
        </table:table-row>
        <table:table-row table:style-name="ro4">
          <table:table-cell table:style-name="ce11" office:value-type="string">
            <text:p>error.wrong.position.status</text:p>
          </table:table-cell>
          <table:table-cell table:number-columns-repeated="1023"/>
        </table:table-row>
        <table:table-row table:style-name="ro4">
          <table:table-cell table:style-name="ce11" office:value-type="string">
            <text:p>error.wrong.position.status.cannot.delete</text:p>
          </table:table-cell>
          <table:table-cell table:number-columns-repeated="1023"/>
        </table:table-row>
        <table:table-row table:style-name="ro4">
          <table:table-cell table:style-name="ce11" office:value-type="string">
            <text:p>error.wrong.position.status.committee.converged</text:p>
          </table:table-cell>
          <table:table-cell table:number-columns-repeated="1023"/>
        </table:table-row>
        <table:table-row table:style-name="ro4">
          <table:table-cell table:style-name="ce11" office:value-type="string">
            <text:p>error.wrong.professor.id</text:p>
          </table:table-cell>
          <table:table-cell table:number-columns-repeated="1023"/>
        </table:table-row>
        <table:table-row table:style-name="ro4">
          <table:table-cell table:style-name="ce11" office:value-type="string">
            <text:p>error.wrong.professor.status</text:p>
          </table:table-cell>
          <table:table-cell table:number-columns-repeated="1023"/>
        </table:table-row>
        <table:table-row table:style-name="ro4">
          <table:table-cell table:style-name="ce11" office:value-type="string">
            <text:p>error.wrong.rank.id</text:p>
          </table:table-cell>
          <table:table-cell table:number-columns-repeated="1023"/>
        </table:table-row>
        <table:table-row table:style-name="ro4">
          <table:table-cell table:style-name="ce11" office:value-type="string">
            <text:p>error.wrong.register.id</text:p>
          </table:table-cell>
          <table:table-cell table:number-columns-repeated="1023"/>
        </table:table-row>
        <table:table-row table:style-name="ro4">
          <table:table-cell table:style-name="ce11" office:value-type="string">
            <text:p>error.wrong.register.member.id</text:p>
          </table:table-cell>
          <table:table-cell table:number-columns-repeated="1023"/>
        </table:table-row>
        <table:table-row table:style-name="ro4">
          <table:table-cell table:style-name="ce11" office:value-type="string">
            <text:p>error.wrong.role.id</text:p>
          </table:table-cell>
          <table:table-cell table:number-columns-repeated="1023"/>
        </table:table-row>
        <table:table-row table:style-name="ro4">
          <table:table-cell table:style-name="ce11" office:value-type="string">
            <text:p>error.wrong.subject.id</text:p>
          </table:table-cell>
          <table:table-cell table:number-columns-repeated="1023"/>
        </table:table-row>
        <table:table-row table:style-name="ro4">
          <table:table-cell table:style-name="ce11" office:value-type="string">
            <text:p>error.wrong.user.id</text:p>
          </table:table-cell>
          <table:table-cell table:number-columns-repeated="1023"/>
        </table:table-row>
        <table:table-row table:style-name="ro4">
          <table:table-cell table:style-name="ce11" office:value-type="string">
            <text:p>error.wrong.username</text:p>
          </table:table-cell>
          <table:table-cell table:number-columns-repeated="1023"/>
        </table:table-row>
        <table:table-row table:style-name="ro4">
          <table:table-cell table:style-name="ce11" office:value-type="string">
            <text:p>EswterikosKanonismosFile</text:p>
          </table:table-cell>
          <table:table-cell table:number-columns-repeated="1023"/>
        </table:table-row>
        <table:table-row table:style-name="ro4">
          <table:table-cell table:style-name="ce11" office:value-type="string">
            <text:p>EswterikosKanonismosURL</text:p>
          </table:table-cell>
          <table:table-cell table:number-columns-repeated="1023"/>
        </table:table-row>
        <table:table-row table:style-name="ro4">
          <table:table-cell table:style-name="ce11" office:value-type="string">
            <text:p>existing.identification.number</text:p>
          </table:table-cell>
          <table:table-cell table:number-columns-repeated="1023"/>
        </table:table-row>
        <table:table-row table:style-name="ro4">
          <table:table-cell table:style-name="ce11" office:value-type="string">
            <text:p>FatherName</text:p>
          </table:table-cell>
          <table:table-cell table:number-columns-repeated="1023"/>
        </table:table-row>
        <table:table-row table:style-name="ro4">
          <table:table-cell table:style-name="ce11" office:value-type="string">
            <text:p>FatherNameLatin</text:p>
          </table:table-cell>
          <table:table-cell table:number-columns-repeated="1023"/>
        </table:table-row>
        <table:table-row table:style-name="ro4">
          <table:table-cell table:style-name="ce11" office:value-type="string">
            <text:p>FEK</text:p>
          </table:table-cell>
          <table:table-cell table:number-columns-repeated="1023"/>
        </table:table-row>
        <table:table-row table:style-name="ro4">
          <table:table-cell table:style-name="ce11" office:value-type="string">
            <text:p>FEKCheckbox</text:p>
          </table:table-cell>
          <table:table-cell table:number-columns-repeated="1023"/>
        </table:table-row>
        <table:table-row table:style-name="ro4">
          <table:table-cell table:style-name="ce11" office:value-type="string">
            <text:p>FEKFile</text:p>
          </table:table-cell>
          <table:table-cell table:number-columns-repeated="1023"/>
        </table:table-row>
        <table:table-row table:style-name="ro4">
          <table:table-cell table:style-name="ce11" office:value-type="string">
            <text:p>FEKSentDate</text:p>
          </table:table-cell>
          <table:table-cell table:number-columns-repeated="1023"/>
        </table:table-row>
        <table:table-row table:style-name="ro4">
          <table:table-cell table:style-name="ce11" office:value-type="string">
            <text:p>FEKSubject</text:p>
          </table:table-cell>
          <table:table-cell table:number-columns-repeated="1023"/>
        </table:table-row>
        <table:table-row table:style-name="ro4">
          <table:table-cell table:style-name="ce11" office:value-type="string">
            <text:p>File</text:p>
          </table:table-cell>
          <table:table-cell table:number-columns-repeated="1023"/>
        </table:table-row>
        <table:table-row table:style-name="ro4">
          <table:table-cell table:style-name="ce11" office:value-type="string">
            <text:p>FileDate</text:p>
          </table:table-cell>
          <table:table-cell table:number-columns-repeated="1023"/>
        </table:table-row>
        <table:table-row table:style-name="ro4">
          <table:table-cell table:style-name="ce11" office:value-type="string">
            <text:p>FileDescription</text:p>
          </table:table-cell>
          <table:table-cell table:number-columns-repeated="1023"/>
        </table:table-row>
        <table:table-row table:style-name="ro4">
          <table:table-cell table:style-name="ce11" office:value-type="string">
            <text:p>FileName</text:p>
          </table:table-cell>
          <table:table-cell table:number-columns-repeated="1023"/>
        </table:table-row>
        <table:table-row table:style-name="ro4">
          <table:table-cell table:style-name="ce11" office:value-type="string">
            <text:p>FileOptions</text:p>
          </table:table-cell>
          <table:table-cell table:number-columns-repeated="1023"/>
        </table:table-row>
        <table:table-row table:style-name="ro4">
          <table:table-cell table:style-name="ce11" office:value-type="string">
            <text:p>FileReverted</text:p>
          </table:table-cell>
          <table:table-cell table:number-columns-repeated="1023"/>
        </table:table-row>
        <table:table-row table:style-name="ro4">
          <table:table-cell table:style-name="ce11" office:value-type="string">
            <text:p>FileSize</text:p>
          </table:table-cell>
          <table:table-cell table:number-columns-repeated="1023"/>
        </table:table-row>
        <table:table-row table:style-name="ro4">
          <table:table-cell table:style-name="ce11" office:value-type="string">
            <text:p>FileUploader</text:p>
          </table:table-cell>
          <table:table-cell table:number-columns-repeated="1023"/>
        </table:table-row>
        <table:table-row table:style-name="ro4">
          <table:table-cell table:style-name="ce11" office:value-type="string">
            <text:p>FileUploadForm</text:p>
          </table:table-cell>
          <table:table-cell table:number-columns-repeated="1023"/>
        </table:table-row>
        <table:table-row table:style-name="ro4">
          <table:table-cell table:style-name="ce11" office:value-type="string">
            <text:p>FormaSymmetoxisFile</text:p>
          </table:table-cell>
          <table:table-cell table:number-columns-repeated="1023"/>
        </table:table-row>
        <table:table-row table:style-name="ro4">
          <table:table-cell table:style-name="ce11" office:value-type="string">
            <text:p>HomeTitle</text:p>
          </table:table-cell>
          <table:table-cell table:number-columns-repeated="1023"/>
        </table:table-row>
        <table:table-row table:style-name="ro4">
          <table:table-cell table:style-name="ce11" office:value-type="string">
            <text:p>IAcceptTheTerms</text:p>
          </table:table-cell>
          <table:table-cell table:number-columns-repeated="1023"/>
        </table:table-row>
        <table:table-row table:style-name="ro4">
          <table:table-cell table:style-name="ce11" office:value-type="string">
            <text:p>ID</text:p>
          </table:table-cell>
          <table:table-cell table:number-columns-repeated="1023"/>
        </table:table-row>
        <table:table-row table:style-name="ro4">
          <table:table-cell table:style-name="ce11" office:value-type="string">
            <text:p>Identification</text:p>
          </table:table-cell>
          <table:table-cell table:number-columns-repeated="1023"/>
        </table:table-row>
        <table:table-row table:style-name="ro4">
          <table:table-cell table:style-name="ce11" office:value-type="string">
            <text:p>IdentityFile</text:p>
          </table:table-cell>
          <table:table-cell table:number-columns-repeated="1023"/>
        </table:table-row>
        <table:table-row table:style-name="ro4">
          <table:table-cell table:style-name="ce11" office:value-type="string">
            <text:p>IDoNotSpeakGreek</text:p>
          </table:table-cell>
          <table:table-cell table:number-columns-repeated="1023"/>
        </table:table-row>
        <table:table-row table:style-name="ro4">
          <table:table-cell table:style-name="ce11" office:value-type="string">
            <text:p>IncompleteAccountTitle</text:p>
          </table:table-cell>
          <table:table-cell table:number-columns-repeated="1023"/>
        </table:table-row>
        <table:table-row table:style-name="ro4">
          <table:table-cell table:style-name="ce11" office:value-type="string">
            <text:p>Institution</text:p>
          </table:table-cell>
          <table:table-cell table:number-columns-repeated="1023"/>
        </table:table-row>
        <table:table-row table:style-name="ro4">
          <table:table-cell table:style-name="ce11" office:value-type="string">
            <text:p>INSTITUTION_ASSISTANT</text:p>
          </table:table-cell>
          <table:table-cell table:number-columns-repeated="1023"/>
        </table:table-row>
        <table:table-row table:style-name="ro4">
          <table:table-cell table:style-name="ce11" office:value-type="string">
            <text:p>INSTITUTION_MANAGER</text:p>
          </table:table-cell>
          <table:table-cell table:number-columns-repeated="1023"/>
        </table:table-row>
        <table:table-row table:style-name="ro4">
          <table:table-cell table:style-name="ce11" office:value-type="string">
            <text:p>InstitutionAssistantsTitle</text:p>
          </table:table-cell>
          <table:table-cell table:number-columns-repeated="1023"/>
        </table:table-row>
        <table:table-row table:style-name="ro4">
          <table:table-cell table:style-name="ce11" office:value-type="string">
            <text:p>InstitutionCategory</text:p>
          </table:table-cell>
          <table:table-cell table:number-columns-repeated="1023"/>
        </table:table-row>
        <table:table-row table:style-name="ro4">
          <table:table-cell table:style-name="ce11" office:value-type="string">
            <text:p>InstitutionCategory_INSTITUTION</text:p>
          </table:table-cell>
          <table:table-cell table:number-columns-repeated="1023"/>
        </table:table-row>
        <table:table-row table:style-name="ro4">
          <table:table-cell table:style-name="ce11" office:value-type="string">
            <text:p>InstitutionCategory_RESEARCH_CENTER</text:p>
          </table:table-cell>
          <table:table-cell table:number-columns-repeated="1023"/>
        </table:table-row>
        <table:table-row table:style-name="ro4">
          <table:table-cell table:style-name="ce11" office:value-type="string">
            <text:p>InstitutionContact</text:p>
          </table:table-cell>
          <table:table-cell table:number-columns-repeated="1023"/>
        </table:table-row>
        <table:table-row table:style-name="ro4">
          <table:table-cell table:style-name="ce11" office:value-type="string">
            <text:p>InstitutionCountry</text:p>
          </table:table-cell>
          <table:table-cell table:number-columns-repeated="1023"/>
        </table:table-row>
        <table:table-row table:style-name="ro4">
          <table:table-cell table:style-name="ce11" office:value-type="string">
            <text:p>InstitutionEmail</text:p>
          </table:table-cell>
          <table:table-cell table:number-columns-repeated="1023"/>
        </table:table-row>
        <table:table-row table:style-name="ro4">
          <table:table-cell table:style-name="ce11" office:value-type="string">
            <text:p>InstitutionManagerForm</text:p>
          </table:table-cell>
          <table:table-cell table:number-columns-repeated="1023"/>
        </table:table-row>
        <table:table-row table:style-name="ro4">
          <table:table-cell table:style-name="ce11" office:value-type="string">
            <text:p>InstitutionManagerFormDEAN</text:p>
          </table:table-cell>
          <table:table-cell table:number-columns-repeated="1023"/>
        </table:table-row>
        <table:table-row table:style-name="ro4">
          <table:table-cell table:style-name="ce11" office:value-type="string">
            <text:p>InstitutionManagerFormPRESIDENT</text:p>
          </table:table-cell>
          <table:table-cell table:number-columns-repeated="1023"/>
        </table:table-row>
        <table:table-row table:style-name="ro4">
          <table:table-cell table:style-name="ce11" office:value-type="string">
            <text:p>InstitutionPhone</text:p>
          </table:table-cell>
          <table:table-cell table:number-columns-repeated="1023"/>
        </table:table-row>
        <table:table-row table:style-name="ro4">
          <table:table-cell table:style-name="ce11" office:value-type="string">
            <text:p>InstitutionRegulatoryFramework</text:p>
          </table:table-cell>
          <table:table-cell table:number-columns-repeated="1023"/>
        </table:table-row>
        <table:table-row table:style-name="ro4">
          <table:table-cell table:style-name="ce11" office:value-type="string">
            <text:p>InstitutionRegulatoryFrameworkTitle</text:p>
          </table:table-cell>
          <table:table-cell table:number-columns-repeated="1023"/>
        </table:table-row>
        <table:table-row table:style-name="ro4">
          <table:table-cell table:style-name="ce11" office:value-type="string">
            <text:p>Instructions</text:p>
          </table:table-cell>
          <table:table-cell table:number-columns-repeated="1023"/>
        </table:table-row>
        <table:table-row table:style-name="ro4">
          <table:table-cell table:style-name="ce11" office:value-type="string">
            <text:p>Instructions_Registration</text:p>
          </table:table-cell>
          <table:table-cell table:number-columns-repeated="1023"/>
        </table:table-row>
        <table:table-row table:style-name="ro4">
          <table:table-cell table:style-name="ce11" office:value-type="string">
            <text:p>Instructions_RegistrationSuccess</text:p>
          </table:table-cell>
          <table:table-cell table:number-columns-repeated="1023"/>
        </table:table-row>
        <table:table-row table:style-name="ro4">
          <table:table-cell table:style-name="ce11" office:value-type="string">
            <text:p>Instructions_ResendVerificationEmail</text:p>
          </table:table-cell>
          <table:table-cell table:number-columns-repeated="1023"/>
        </table:table-row>
        <table:table-row table:style-name="ro4">
          <table:table-cell table:style-name="ce11" office:value-type="string">
            <text:p>Instructions_ResetPasswordForm</text:p>
          </table:table-cell>
          <table:table-cell table:number-columns-repeated="1023"/>
        </table:table-row>
        <table:table-row table:style-name="ro4">
          <table:table-cell table:style-name="ce11" office:value-type="string">
            <text:p>Instructions_ShibbolethLogin</text:p>
          </table:table-cell>
          <table:table-cell table:number-columns-repeated="1023"/>
        </table:table-row>
        <table:table-row table:style-name="ro4">
          <table:table-cell table:style-name="ce11" office:value-type="string">
            <text:p>Instructions_ShibbolethRegistration</text:p>
          </table:table-cell>
          <table:table-cell table:number-columns-repeated="1023"/>
        </table:table-row>
        <table:table-row table:style-name="ro4">
          <table:table-cell table:style-name="ce11" office:value-type="string">
            <text:p>Instructions_VerificationSuccess</text:p>
          </table:table-cell>
          <table:table-cell table:number-columns-repeated="1023"/>
        </table:table-row>
        <table:table-row table:style-name="ro4">
          <table:table-cell table:style-name="ce11" office:value-type="string">
            <text:p>ISpeakGreek</text:p>
          </table:table-cell>
          <table:table-cell table:number-columns-repeated="1023"/>
        </table:table-row>
        <table:table-row table:style-name="ro4">
          <table:table-cell table:style-name="ce11" office:value-type="string">
            <text:p>Jira</text:p>
          </table:table-cell>
          <table:table-cell table:number-columns-repeated="1023"/>
        </table:table-row>
        <table:table-row table:style-name="ro4">
          <table:table-cell table:style-name="ce11" office:value-type="string">
            <text:p>Login</text:p>
          </table:table-cell>
          <table:table-cell table:number-columns-repeated="1023"/>
        </table:table-row>
        <table:table-row table:style-name="ro4">
          <table:table-cell table:style-name="ce11" office:value-type="string">
            <text:p>LoginEmail</text:p>
          </table:table-cell>
          <table:table-cell table:number-columns-repeated="1023"/>
        </table:table-row>
        <table:table-row table:style-name="ro4">
          <table:table-cell table:style-name="ce11" office:value-type="string">
            <text:p>Manager</text:p>
          </table:table-cell>
          <table:table-cell table:number-columns-repeated="1023"/>
        </table:table-row>
        <table:table-row table:style-name="ro4">
          <table:table-cell table:style-name="ce11" office:value-type="string">
            <text:p>menu_account</text:p>
          </table:table-cell>
          <table:table-cell table:number-columns-repeated="1023"/>
        </table:table-row>
        <table:table-row table:style-name="ro4">
          <table:table-cell table:style-name="ce11" office:value-type="string">
            <text:p>menu_adminusers</text:p>
          </table:table-cell>
          <table:table-cell table:number-columns-repeated="1023"/>
        </table:table-row>
        <table:table-row table:style-name="ro4">
          <table:table-cell table:style-name="ce11" office:value-type="string">
            <text:p>menu_candidacy</text:p>
          </table:table-cell>
          <table:table-cell table:number-columns-repeated="1023"/>
        </table:table-row>
        <table:table-row table:style-name="ro4">
          <table:table-cell table:style-name="ce11" office:value-type="string">
            <text:p>menu_candidateCandidacies</text:p>
          </table:table-cell>
          <table:table-cell table:number-columns-repeated="1023"/>
        </table:table-row>
        <table:table-row table:style-name="ro4">
          <table:table-cell table:style-name="ce11" office:value-type="string">
            <text:p>menu_home</text:p>
          </table:table-cell>
          <table:table-cell table:number-columns-repeated="1023"/>
        </table:table-row>
        <table:table-row table:style-name="ro4">
          <table:table-cell table:style-name="ce11" office:value-type="string">
            <text:p>menu_iassistants</text:p>
          </table:table-cell>
          <table:table-cell table:number-columns-repeated="1023"/>
        </table:table-row>
        <table:table-row table:style-name="ro4">
          <table:table-cell table:style-name="ce11" office:value-type="string">
            <text:p>menu_logout</text:p>
          </table:table-cell>
          <table:table-cell table:number-columns-repeated="1023"/>
        </table:table-row>
        <table:table-row table:style-name="ro4">
          <table:table-cell table:style-name="ce11" office:value-type="string">
            <text:p>menu_massistants</text:p>
          </table:table-cell>
          <table:table-cell table:number-columns-repeated="1023"/>
        </table:table-row>
        <table:table-row table:style-name="ro4">
          <table:table-cell table:style-name="ce11" office:value-type="string">
            <text:p>menu_position</text:p>
          </table:table-cell>
          <table:table-cell table:number-columns-repeated="1023"/>
        </table:table-row>
        <table:table-row table:style-name="ro4">
          <table:table-cell table:style-name="ce11" office:value-type="string">
            <text:p>menu_positions</text:p>
          </table:table-cell>
          <table:table-cell table:number-columns-repeated="1023"/>
        </table:table-row>
        <table:table-row table:style-name="ro4">
          <table:table-cell table:style-name="ce11" office:value-type="string">
            <text:p>menu_professorCommittees</text:p>
          </table:table-cell>
          <table:table-cell table:number-columns-repeated="1023"/>
        </table:table-row>
        <table:table-row table:style-name="ro4">
          <table:table-cell table:style-name="ce11" office:value-type="string">
            <text:p>menu_professorEvaluations</text:p>
          </table:table-cell>
          <table:table-cell table:number-columns-repeated="1023"/>
        </table:table-row>
        <table:table-row table:style-name="ro4">
          <table:table-cell table:style-name="ce11" office:value-type="string">
            <text:p>menu_profile</text:p>
          </table:table-cell>
          <table:table-cell table:number-columns-repeated="1023"/>
        </table:table-row>
        <table:table-row table:style-name="ro4">
          <table:table-cell table:style-name="ce11" office:value-type="string">
            <text:p>menu_registers</text:p>
          </table:table-cell>
          <table:table-cell table:number-columns-repeated="1023"/>
        </table:table-row>
        <table:table-row table:style-name="ro4">
          <table:table-cell table:style-name="ce11" office:value-type="string">
            <text:p>menu_regulatoryframeworks</text:p>
          </table:table-cell>
          <table:table-cell table:number-columns-repeated="1023"/>
        </table:table-row>
        <table:table-row table:style-name="ro4">
          <table:table-cell table:style-name="ce11" office:value-type="string">
            <text:p>menu_shibolethAccount</text:p>
          </table:table-cell>
          <table:table-cell table:number-columns-repeated="1023"/>
        </table:table-row>
        <table:table-row table:style-name="ro4">
          <table:table-cell table:style-name="ce11" office:value-type="string">
            <text:p>menu_sposition</text:p>
          </table:table-cell>
          <table:table-cell table:number-columns-repeated="1023"/>
        </table:table-row>
        <table:table-row table:style-name="ro4">
          <table:table-cell table:style-name="ce11" office:value-type="string">
            <text:p>menu_user</text:p>
          </table:table-cell>
          <table:table-cell table:number-columns-repeated="1023"/>
        </table:table-row>
        <table:table-row table:style-name="ro4">
          <table:table-cell table:style-name="ce11" office:value-type="string">
            <text:p>Ministry</text:p>
          </table:table-cell>
          <table:table-cell table:number-columns-repeated="1023"/>
        </table:table-row>
        <table:table-row table:style-name="ro4">
          <table:table-cell table:style-name="ce11" office:value-type="string">
            <text:p>MINISTRY_ASSISTANT</text:p>
          </table:table-cell>
          <table:table-cell table:number-columns-repeated="1023"/>
        </table:table-row>
        <table:table-row table:style-name="ro4">
          <table:table-cell table:style-name="ce11" office:value-type="string">
            <text:p>MINISTRY_MANAGER</text:p>
          </table:table-cell>
          <table:table-cell table:number-columns-repeated="1023"/>
        </table:table-row>
        <table:table-row table:style-name="ro4">
          <table:table-cell table:style-name="ce11" office:value-type="string">
            <text:p>MinistryAssistantsTitle</text:p>
          </table:table-cell>
          <table:table-cell table:number-columns-repeated="1023"/>
        </table:table-row>
        <table:table-row table:style-name="ro4">
          <table:table-cell table:style-name="ce11" office:value-type="string">
            <text:p>MitrooFileList</text:p>
          </table:table-cell>
          <table:table-cell table:number-columns-repeated="1023"/>
        </table:table-row>
        <table:table-row table:style-name="ro4">
          <table:table-cell table:style-name="ce11" office:value-type="string">
            <text:p>Mobile</text:p>
          </table:table-cell>
          <table:table-cell table:number-columns-repeated="1023"/>
        </table:table-row>
        <table:table-row table:style-name="ro4">
          <table:table-cell table:style-name="ce11" office:value-type="string">
            <text:p>More</text:p>
          </table:table-cell>
          <table:table-cell table:number-columns-repeated="1023"/>
        </table:table-row>
        <table:table-row table:style-name="ro4">
          <table:table-cell table:style-name="ce11" office:value-type="string">
            <text:p>Name</text:p>
          </table:table-cell>
          <table:table-cell table:number-columns-repeated="1023"/>
        </table:table-row>
        <table:table-row table:style-name="ro4">
          <table:table-cell table:style-name="ce11" office:value-type="string">
            <text:p>NameLatin</text:p>
          </table:table-cell>
          <table:table-cell table:number-columns-repeated="1023"/>
        </table:table-row>
        <table:table-row table:style-name="ro4">
          <table:table-cell table:style-name="ce11" office:value-type="string">
            <text:p>No</text:p>
          </table:table-cell>
          <table:table-cell table:number-columns-repeated="1023"/>
        </table:table-row>
        <table:table-row table:style-name="ro4">
          <table:table-cell table:style-name="ce11" office:value-type="string">
            <text:p>NominatedCandidacy</text:p>
          </table:table-cell>
          <table:table-cell table:number-columns-repeated="1023"/>
        </table:table-row>
        <table:table-row table:style-name="ro4">
          <table:table-cell table:style-name="ce11" office:value-type="string">
            <text:p>NominationCommitteeConvergenceDate</text:p>
          </table:table-cell>
          <table:table-cell table:number-columns-repeated="1023"/>
        </table:table-row>
        <table:table-row table:style-name="ro4">
          <table:table-cell table:style-name="ce11" office:value-type="string">
            <text:p>NominationFEK</text:p>
          </table:table-cell>
          <table:table-cell table:number-columns-repeated="1023"/>
        </table:table-row>
        <table:table-row table:style-name="ro4">
          <table:table-cell table:style-name="ce11" office:value-type="string">
            <text:p>NominationToETDate</text:p>
          </table:table-cell>
          <table:table-cell table:number-columns-repeated="1023"/>
        </table:table-row>
        <table:table-row table:style-name="ro4">
          <table:table-cell table:style-name="ce11" office:value-type="string">
            <text:p>OpenIssue</text:p>
          </table:table-cell>
          <table:table-cell table:number-columns-repeated="1023"/>
        </table:table-row>
        <table:table-row table:style-name="ro4">
          <table:table-cell table:style-name="ce11" office:value-type="string">
            <text:p>Options</text:p>
          </table:table-cell>
          <table:table-cell table:number-columns-repeated="1023"/>
        </table:table-row>
        <table:table-row table:style-name="ro4">
          <table:table-cell table:style-name="ce11" office:value-type="string">
            <text:p>OrganismosFile</text:p>
          </table:table-cell>
          <table:table-cell table:number-columns-repeated="1023"/>
        </table:table-row>
        <table:table-row table:style-name="ro4">
          <table:table-cell table:style-name="ce11" office:value-type="string">
            <text:p>OrganismosURL</text:p>
          </table:table-cell>
          <table:table-cell table:number-columns-repeated="1023"/>
        </table:table-row>
        <table:table-row table:style-name="ro4">
          <table:table-cell table:style-name="ce11" office:value-type="string">
            <text:p>OtherPhases</text:p>
          </table:table-cell>
          <table:table-cell table:number-columns-repeated="1023"/>
        </table:table-row>
        <table:table-row table:style-name="ro4">
          <table:table-cell table:style-name="ce11" office:value-type="string">
            <text:p>Password</text:p>
          </table:table-cell>
          <table:table-cell table:number-columns-repeated="1023"/>
        </table:table-row>
        <table:table-row table:style-name="ro4">
          <table:table-cell table:style-name="ce11" office:value-type="string">
            <text:p>PasswordReset</text:p>
          </table:table-cell>
          <table:table-cell table:number-columns-repeated="1023"/>
        </table:table-row>
        <table:table-row table:style-name="ro4">
          <table:table-cell table:style-name="ce11" office:value-type="string">
            <text:p>Phone</text:p>
          </table:table-cell>
          <table:table-cell table:number-columns-repeated="1023"/>
        </table:table-row>
        <table:table-row table:style-name="ro4">
          <table:table-cell table:style-name="ce11" office:value-type="string">
            <text:p>PleaseSelectDepartment</text:p>
          </table:table-cell>
          <table:table-cell table:number-columns-repeated="1023"/>
        </table:table-row>
        <table:table-row table:style-name="ro4">
          <table:table-cell table:style-name="ce11" office:value-type="string">
            <text:p>PleaseSelectInstitution</text:p>
          </table:table-cell>
          <table:table-cell table:number-columns-repeated="1023"/>
        </table:table-row>
        <table:table-row table:style-name="ro4">
          <table:table-cell table:style-name="ce11" office:value-type="string">
            <text:p>Position</text:p>
          </table:table-cell>
          <table:table-cell table:number-columns-repeated="1023"/>
        </table:table-row>
        <table:table-row table:style-name="ro4">
          <table:table-cell table:style-name="ce11" office:value-type="string">
            <text:p>PositionCandidacies</text:p>
          </table:table-cell>
          <table:table-cell table:number-columns-repeated="1023"/>
        </table:table-row>
        <table:table-row table:style-name="ro4">
          <table:table-cell table:style-name="ce11" office:value-type="string">
            <text:p>PositionCandidacyList</text:p>
          </table:table-cell>
          <table:table-cell table:number-columns-repeated="1023"/>
        </table:table-row>
        <table:table-row table:style-name="ro4">
          <table:table-cell table:style-name="ce11" office:value-type="string">
            <text:p>PositionClosingDate</text:p>
          </table:table-cell>
          <table:table-cell table:number-columns-repeated="1023"/>
        </table:table-row>
        <table:table-row table:style-name="ro4">
          <table:table-cell table:style-name="ce11" office:value-type="string">
            <text:p>PositionCommiteeMember</text:p>
          </table:table-cell>
          <table:table-cell table:number-columns-repeated="1023"/>
        </table:table-row>
        <table:table-row table:style-name="ro4">
          <table:table-cell table:style-name="ce11" office:value-type="string">
            <text:p>PositionCommittee</text:p>
          </table:table-cell>
          <table:table-cell table:number-columns-repeated="1023"/>
        </table:table-row>
        <table:table-row table:style-name="ro4">
          <table:table-cell table:style-name="ce11" office:value-type="string">
            <text:p>PositionCommitteeMemberType</text:p>
          </table:table-cell>
          <table:table-cell table:number-columns-repeated="1023"/>
        </table:table-row>
        <table:table-row table:style-name="ro4">
          <table:table-cell table:style-name="ce11" office:value-type="string">
            <text:p>PositionCommitteeMemberTypeREGULAR</text:p>
          </table:table-cell>
          <table:table-cell table:number-columns-repeated="1023"/>
        </table:table-row>
        <table:table-row table:style-name="ro4">
          <table:table-cell table:style-name="ce11" office:value-type="string">
            <text:p>PositionCommitteeMemberTypeSUBSTITUTE</text:p>
          </table:table-cell>
          <table:table-cell table:number-columns-repeated="1023"/>
        </table:table-row>
        <table:table-row table:style-name="ro4">
          <table:table-cell table:style-name="ce11" office:value-type="string">
            <text:p>PositionCreatedBy</text:p>
          </table:table-cell>
          <table:table-cell table:number-columns-repeated="1023"/>
        </table:table-row>
        <table:table-row table:style-name="ro4">
          <table:table-cell table:style-name="ce11" office:value-type="string">
            <text:p>PositionDates</text:p>
          </table:table-cell>
          <table:table-cell table:number-columns-repeated="1023"/>
        </table:table-row>
        <table:table-row table:style-name="ro4">
          <table:table-cell table:style-name="ce11" office:value-type="string">
            <text:p>PositionEvaluations</text:p>
          </table:table-cell>
          <table:table-cell table:number-columns-repeated="1023"/>
        </table:table-row>
        <table:table-row table:style-name="ro4">
          <table:table-cell table:style-name="ce11" office:value-type="string">
            <text:p>PositionEvaluatorFirst</text:p>
          </table:table-cell>
          <table:table-cell table:number-columns-repeated="1023"/>
        </table:table-row>
        <table:table-row table:style-name="ro4">
          <table:table-cell table:style-name="ce11" office:value-type="string">
            <text:p>PositionEvaluators</text:p>
          </table:table-cell>
          <table:table-cell table:number-columns-repeated="1023"/>
        </table:table-row>
        <table:table-row table:style-name="ro4">
          <table:table-cell table:style-name="ce11" office:value-type="string">
            <text:p>PositionEvaluatorSecond</text:p>
          </table:table-cell>
          <table:table-cell table:number-columns-repeated="1023"/>
        </table:table-row>
        <table:table-row table:style-name="ro4">
          <table:table-cell table:style-name="ce11" office:value-type="string">
            <text:p>PositionID</text:p>
          </table:table-cell>
          <table:table-cell table:number-columns-repeated="1023"/>
        </table:table-row>
        <table:table-row table:style-name="ro4">
          <table:table-cell table:style-name="ce11" office:value-type="string">
            <text:p>PositionInterestInstructions</text:p>
          </table:table-cell>
          <table:table-cell table:number-columns-repeated="1023"/>
        </table:table-row>
        <table:table-row table:style-name="ro4">
          <table:table-cell table:style-name="ce11" office:value-type="string">
            <text:p>PositionLoipaDioikitikaEggrafa</text:p>
          </table:table-cell>
          <table:table-cell table:number-columns-repeated="1023"/>
        </table:table-row>
        <table:table-row table:style-name="ro4">
          <table:table-cell table:style-name="ce11" office:value-type="string">
            <text:p>PositionMain</text:p>
          </table:table-cell>
          <table:table-cell table:number-columns-repeated="1023"/>
        </table:table-row>
        <table:table-row table:style-name="ro4">
          <table:table-cell table:style-name="ce11" office:value-type="string">
            <text:p>PositionName</text:p>
          </table:table-cell>
          <table:table-cell table:number-columns-repeated="1023"/>
        </table:table-row>
        <table:table-row table:style-name="ro4">
          <table:table-cell table:style-name="ce11" office:value-type="string">
            <text:p>PositionNomination</text:p>
          </table:table-cell>
          <table:table-cell table:number-columns-repeated="1023"/>
        </table:table-row>
        <table:table-row table:style-name="ro4">
          <table:table-cell table:style-name="ce11" office:value-type="string">
            <text:p>PositionOpeningDate</text:p>
          </table:table-cell>
          <table:table-cell table:number-columns-repeated="1023"/>
        </table:table-row>
        <table:table-row table:style-name="ro4">
          <table:table-cell table:style-name="ce11" office:value-type="string">
            <text:p>PositionOrganization</text:p>
          </table:table-cell>
          <table:table-cell table:number-columns-repeated="1023"/>
        </table:table-row>
        <table:table-row table:style-name="ro4">
          <table:table-cell table:style-name="ce11" office:value-type="string">
            <text:p>PositionProposals</text:p>
          </table:table-cell>
          <table:table-cell table:number-columns-repeated="1023"/>
        </table:table-row>
        <table:table-row table:style-name="ro4">
          <table:table-cell table:style-name="ce11" office:value-type="string">
            <text:p>PositionSearchCriteria</text:p>
          </table:table-cell>
          <table:table-cell table:number-columns-repeated="1023"/>
        </table:table-row>
        <table:table-row table:style-name="ro4">
          <table:table-cell table:style-name="ce11" office:value-type="string">
            <text:p>PositionSearchTitle</text:p>
          </table:table-cell>
          <table:table-cell table:number-columns-repeated="1023"/>
        </table:table-row>
        <table:table-row table:style-name="ro4">
          <table:table-cell table:style-name="ce11" office:value-type="string">
            <text:p>PositionStatus</text:p>
          </table:table-cell>
          <table:table-cell table:number-columns-repeated="1023"/>
        </table:table-row>
        <table:table-row table:style-name="ro4">
          <table:table-cell table:style-name="ce11" office:value-type="string">
            <text:p>PositionStatus_ANAPOMPI</text:p>
          </table:table-cell>
          <table:table-cell table:number-columns-repeated="1023"/>
        </table:table-row>
        <table:table-row table:style-name="ro4">
          <table:table-cell table:style-name="ce11" office:value-type="string">
            <text:p>PositionStatus_ANOIXTI</text:p>
          </table:table-cell>
          <table:table-cell table:number-columns-repeated="1023"/>
        </table:table-row>
        <table:table-row table:style-name="ro4">
          <table:table-cell table:style-name="ce11" office:value-type="string">
            <text:p>PositionStatus_CANCELLED</text:p>
          </table:table-cell>
          <table:table-cell table:number-columns-repeated="1023"/>
        </table:table-row>
        <table:table-row table:style-name="ro4">
          <table:table-cell table:style-name="ce11" office:value-type="string">
            <text:p>PositionStatus_ENTAGMENI</text:p>
          </table:table-cell>
          <table:table-cell table:number-columns-repeated="1023"/>
        </table:table-row>
        <table:table-row table:style-name="ro4">
          <table:table-cell table:style-name="ce11" office:value-type="string">
            <text:p>PositionStatus_EPILOGI</text:p>
          </table:table-cell>
          <table:table-cell table:number-columns-repeated="1023"/>
        </table:table-row>
        <table:table-row table:style-name="ro4">
          <table:table-cell table:style-name="ce11" office:value-type="string">
            <text:p>PositionStatus_KLEISTI</text:p>
          </table:table-cell>
          <table:table-cell table:number-columns-repeated="1023"/>
        </table:table-row>
        <table:table-row table:style-name="ro4">
          <table:table-cell table:style-name="ce11" office:value-type="string">
            <text:p>PositionStatus_STELEXOMENI</text:p>
          </table:table-cell>
          <table:table-cell table:number-columns-repeated="1023"/>
        </table:table-row>
        <table:table-row table:style-name="ro4">
          <table:table-cell table:style-name="ce11" office:value-type="string">
            <text:p>PositionStatus_undefined</text:p>
          </table:table-cell>
          <table:table-cell table:number-columns-repeated="1023"/>
        </table:table-row>
        <table:table-row table:style-name="ro4">
          <table:table-cell table:style-name="ce11" office:value-type="string">
            <text:p>PositionsTitle</text:p>
          </table:table-cell>
          <table:table-cell table:number-columns-repeated="1023"/>
        </table:table-row>
        <table:table-row table:style-name="ro4">
          <table:table-cell table:style-name="ce11" office:value-type="string">
            <text:p>PositionTitle</text:p>
          </table:table-cell>
          <table:table-cell table:number-columns-repeated="1023"/>
        </table:table-row>
        <table:table-row table:style-name="ro4">
          <table:table-cell table:style-name="ce11" office:value-type="string">
            <text:p>PraksiDiorismouFile</text:p>
          </table:table-cell>
          <table:table-cell table:number-columns-repeated="1023"/>
        </table:table-row>
        <table:table-row table:style-name="ro4">
          <table:table-cell table:style-name="ce11" office:value-type="string">
            <text:p>PraktikoEpilogisFile</text:p>
          </table:table-cell>
          <table:table-cell table:number-columns-repeated="1023"/>
        </table:table-row>
        <table:table-row table:style-name="ro4">
          <table:table-cell table:style-name="ce11" office:value-type="string">
            <text:p>PraktikoSynedriasisEpitropisGiaAksiologitesFile</text:p>
          </table:table-cell>
          <table:table-cell table:number-columns-repeated="1023"/>
        </table:table-row>
        <table:table-row table:style-name="ro4">
          <table:table-cell table:style-name="ce11" office:value-type="string">
            <text:p>PressHere</text:p>
          </table:table-cell>
          <table:table-cell table:number-columns-repeated="1023"/>
        </table:table-row>
        <table:table-row table:style-name="ro4">
          <table:table-cell table:style-name="ce11" office:value-type="string">
            <text:p>PressSave</text:p>
          </table:table-cell>
          <table:table-cell table:number-columns-repeated="1023"/>
        </table:table-row>
        <table:table-row table:style-name="ro4">
          <table:table-cell table:style-name="ce11" office:value-type="string">
            <text:p>Professor</text:p>
          </table:table-cell>
          <table:table-cell table:number-columns-repeated="1023"/>
        </table:table-row>
        <table:table-row table:style-name="ro4">
          <table:table-cell table:style-name="ce11" office:value-type="string">
            <text:p>PROFESSOR_DOMESTIC</text:p>
          </table:table-cell>
          <table:table-cell table:number-columns-repeated="1023"/>
        </table:table-row>
        <table:table-row table:style-name="ro4">
          <table:table-cell table:style-name="ce11" office:value-type="string">
            <text:p>PROFESSOR_FOREIGN</text:p>
          </table:table-cell>
          <table:table-cell table:number-columns-repeated="1023"/>
        </table:table-row>
        <table:table-row table:style-name="ro4">
          <table:table-cell table:style-name="ce11" office:value-type="string">
            <text:p>ProfessorCommitteesTitle</text:p>
          </table:table-cell>
          <table:table-cell table:number-columns-repeated="1023"/>
        </table:table-row>
        <table:table-row table:style-name="ro4">
          <table:table-cell table:style-name="ce11" office:value-type="string">
            <text:p>ProfessorEvaluationsTitle</text:p>
          </table:table-cell>
          <table:table-cell table:number-columns-repeated="1023"/>
        </table:table-row>
        <table:table-row table:style-name="ro4">
          <table:table-cell table:style-name="ce11" office:value-type="string">
            <text:p>Profile</text:p>
          </table:table-cell>
          <table:table-cell table:number-columns-repeated="1023"/>
        </table:table-row>
        <table:table-row table:style-name="ro4">
          <table:table-cell table:style-name="ce11" office:value-type="string">
            <text:p>ProfileCheckbox</text:p>
          </table:table-cell>
          <table:table-cell table:number-columns-repeated="1023"/>
        </table:table-row>
        <table:table-row table:style-name="ro4">
          <table:table-cell table:style-name="ce11" office:value-type="string">
            <text:p>ProfileFile</text:p>
          </table:table-cell>
          <table:table-cell table:number-columns-repeated="1023"/>
        </table:table-row>
        <table:table-row table:style-name="ro4">
          <table:table-cell table:style-name="ce11" office:value-type="string">
            <text:p>Profiles</text:p>
          </table:table-cell>
          <table:table-cell table:number-columns-repeated="1023"/>
        </table:table-row>
        <table:table-row table:style-name="ro4">
          <table:table-cell table:style-name="ce11" office:value-type="string">
            <text:p>ProfileTitle</text:p>
          </table:table-cell>
          <table:table-cell table:number-columns-repeated="1023"/>
        </table:table-row>
        <table:table-row table:style-name="ro4">
          <table:table-cell table:style-name="ce11" office:value-type="string">
            <text:p>ProfileURL</text:p>
          </table:table-cell>
          <table:table-cell table:number-columns-repeated="1023"/>
        </table:table-row>
        <table:table-row table:style-name="ro4">
          <table:table-cell table:style-name="ce11" office:value-type="string">
            <text:p>ProposedEvaluator</text:p>
          </table:table-cell>
          <table:table-cell table:number-columns-repeated="1023"/>
        </table:table-row>
        <table:table-row table:style-name="ro4">
          <table:table-cell table:style-name="ce11" office:value-type="string">
            <text:p>ProposedEvaluators</text:p>
          </table:table-cell>
          <table:table-cell table:number-columns-repeated="1023"/>
        </table:table-row>
        <table:table-row table:style-name="ro4">
          <table:table-cell table:style-name="ce11" office:value-type="string">
            <text:p>ProsklisiKosmitoraFile</text:p>
          </table:table-cell>
          <table:table-cell table:number-columns-repeated="1023"/>
        </table:table-row>
        <table:table-row table:style-name="ro4">
          <table:table-cell table:style-name="ce11" office:value-type="string">
            <text:p>PtyxioFileList</text:p>
          </table:table-cell>
          <table:table-cell table:number-columns-repeated="1023"/>
        </table:table-row>
        <table:table-row table:style-name="ro4">
          <table:table-cell table:style-name="ce11" office:value-type="string">
            <text:p>PublicationsFiles</text:p>
          </table:table-cell>
          <table:table-cell table:number-columns-repeated="1023"/>
        </table:table-row>
        <table:table-row table:style-name="ro4">
          <table:table-cell table:style-name="ce11" office:value-type="string">
            <text:p>Rank</text:p>
          </table:table-cell>
          <table:table-cell table:number-columns-repeated="1023"/>
        </table:table-row>
        <table:table-row table:style-name="ro4">
          <table:table-cell table:style-name="ce11" office:value-type="string">
            <text:p>Register</text:p>
          </table:table-cell>
          <table:table-cell table:number-columns-repeated="1023"/>
        </table:table-row>
        <table:table-row table:style-name="ro4">
          <table:table-cell table:style-name="ce11" office:value-type="string">
            <text:p>RegisterFile</text:p>
          </table:table-cell>
          <table:table-cell table:number-columns-repeated="1023"/>
        </table:table-row>
        <table:table-row table:style-name="ro4">
          <table:table-cell table:style-name="ce11" office:value-type="string">
            <text:p>RegisterMember</text:p>
          </table:table-cell>
          <table:table-cell table:number-columns-repeated="1023"/>
        </table:table-row>
        <table:table-row table:style-name="ro4">
          <table:table-cell table:style-name="ce11" office:value-type="string">
            <text:p>RegisterMemberExternal</text:p>
          </table:table-cell>
          <table:table-cell table:number-columns-repeated="1023"/>
        </table:table-row>
        <table:table-row table:style-name="ro4">
          <table:table-cell table:style-name="ce11" office:value-type="string">
            <text:p>RegisterMemberInternal</text:p>
          </table:table-cell>
          <table:table-cell table:number-columns-repeated="1023"/>
        </table:table-row>
        <table:table-row table:style-name="ro4">
          <table:table-cell table:style-name="ce11" office:value-type="string">
            <text:p>RegisterMembers</text:p>
          </table:table-cell>
          <table:table-cell table:number-columns-repeated="1023"/>
        </table:table-row>
        <table:table-row table:style-name="ro4">
          <table:table-cell table:style-name="ce11" office:value-type="string">
            <text:p>RegistersTitle</text:p>
          </table:table-cell>
          <table:table-cell table:number-columns-repeated="1023"/>
        </table:table-row>
        <table:table-row table:style-name="ro4">
          <table:table-cell table:style-name="ce11" office:value-type="string">
            <text:p>Registration</text:p>
          </table:table-cell>
          <table:table-cell table:number-columns-repeated="1023"/>
        </table:table-row>
        <table:table-row table:style-name="ro4">
          <table:table-cell table:style-name="ce11" office:value-type="string">
            <text:p>RegistrationForm</text:p>
          </table:table-cell>
          <table:table-cell table:number-columns-repeated="1023"/>
        </table:table-row>
        <table:table-row table:style-name="ro4">
          <table:table-cell table:style-name="ce11" office:value-type="string">
            <text:p>RegistrationSuccess</text:p>
          </table:table-cell>
          <table:table-cell table:number-columns-repeated="1023"/>
        </table:table-row>
        <table:table-row table:style-name="ro4">
          <table:table-cell table:style-name="ce11" office:value-type="string">
            <text:p>RoleStatus</text:p>
          </table:table-cell>
          <table:table-cell table:number-columns-repeated="1023"/>
        </table:table-row>
        <table:table-row table:style-name="ro4">
          <table:table-cell table:style-name="ce11" office:value-type="string">
            <text:p>SaveInstructions</text:p>
          </table:table-cell>
          <table:table-cell table:number-columns-repeated="1023"/>
        </table:table-row>
        <table:table-row table:style-name="ro4">
          <table:table-cell table:style-name="ce11" office:value-type="string">
            <text:p>School</text:p>
          </table:table-cell>
          <table:table-cell table:number-columns-repeated="1023"/>
        </table:table-row>
        <table:table-row table:style-name="ro4">
          <table:table-cell table:style-name="ce11" office:value-type="string">
            <text:p>SecondNominatedCandidacy</text:p>
          </table:table-cell>
          <table:table-cell table:number-columns-repeated="1023"/>
        </table:table-row>
        <table:table-row table:style-name="ro4">
          <table:table-cell table:style-name="ce11" office:value-type="string">
            <text:p>Sector</text:p>
          </table:table-cell>
          <table:table-cell table:number-columns-repeated="1023"/>
        </table:table-row>
        <table:table-row table:style-name="ro4">
          <table:table-cell table:style-name="ce11" office:value-type="string">
            <text:p>ShibbolethAffiliation</text:p>
          </table:table-cell>
          <table:table-cell table:number-columns-repeated="1023"/>
        </table:table-row>
        <table:table-row table:style-name="ro4">
          <table:table-cell table:style-name="ce11" office:value-type="string">
            <text:p>ShibbolethFields</text:p>
          </table:table-cell>
          <table:table-cell table:number-columns-repeated="1023"/>
        </table:table-row>
        <table:table-row table:style-name="ro4">
          <table:table-cell table:style-name="ce11" office:value-type="string">
            <text:p>ShibbolethGivenName</text:p>
          </table:table-cell>
          <table:table-cell table:number-columns-repeated="1023"/>
        </table:table-row>
        <table:table-row table:style-name="ro4">
          <table:table-cell table:style-name="ce11" office:value-type="string">
            <text:p>ShibbolethLogin</text:p>
          </table:table-cell>
          <table:table-cell table:number-columns-repeated="1023"/>
        </table:table-row>
        <table:table-row table:style-name="ro4">
          <table:table-cell table:style-name="ce11" office:value-type="string">
            <text:p>ShibbolethRemoteUser</text:p>
          </table:table-cell>
          <table:table-cell table:number-columns-repeated="1023"/>
        </table:table-row>
        <table:table-row table:style-name="ro4">
          <table:table-cell table:style-name="ce11" office:value-type="string">
            <text:p>ShibbolethSchacHomeOrganization</text:p>
          </table:table-cell>
          <table:table-cell table:number-columns-repeated="1023"/>
        </table:table-row>
        <table:table-row table:style-name="ro4">
          <table:table-cell table:style-name="ce11" office:value-type="string">
            <text:p>ShibbolethSN</text:p>
          </table:table-cell>
          <table:table-cell table:number-columns-repeated="1023"/>
        </table:table-row>
        <table:table-row table:style-name="ro4">
          <table:table-cell table:style-name="ce11" office:value-type="string">
            <text:p>SpeakingGreek</text:p>
          </table:table-cell>
          <table:table-cell table:number-columns-repeated="1023"/>
        </table:table-row>
        <table:table-row table:style-name="ro4">
          <table:table-cell table:style-name="ce11" office:value-type="string">
            <text:p>status</text:p>
          </table:table-cell>
          <table:table-cell table:number-columns-repeated="1023"/>
        </table:table-row>
        <table:table-row table:style-name="ro4">
          <table:table-cell table:style-name="ce11" office:value-type="string">
            <text:p>statusACTIVE</text:p>
          </table:table-cell>
          <table:table-cell table:number-columns-repeated="1023"/>
        </table:table-row>
        <table:table-row table:style-name="ro4">
          <table:table-cell table:style-name="ce11" office:value-type="string">
            <text:p>statusACTIVEHelp</text:p>
          </table:table-cell>
          <table:table-cell table:number-columns-repeated="1023"/>
        </table:table-row>
        <table:table-row table:style-name="ro4">
          <table:table-cell table:style-name="ce11" office:value-type="string">
            <text:p>statusBLOCKED</text:p>
          </table:table-cell>
          <table:table-cell table:number-columns-repeated="1023"/>
        </table:table-row>
        <table:table-row table:style-name="ro4">
          <table:table-cell table:style-name="ce11" office:value-type="string">
            <text:p>statusBLOCKEDHelp</text:p>
          </table:table-cell>
          <table:table-cell table:number-columns-repeated="1023"/>
        </table:table-row>
        <table:table-row table:style-name="ro4">
          <table:table-cell table:style-name="ce11" office:value-type="string">
            <text:p>statusINACTIVE</text:p>
          </table:table-cell>
          <table:table-cell table:number-columns-repeated="1023"/>
        </table:table-row>
        <table:table-row table:style-name="ro4">
          <table:table-cell table:style-name="ce11" office:value-type="string">
            <text:p>statusINACTIVEHelp</text:p>
          </table:table-cell>
          <table:table-cell table:number-columns-repeated="1023"/>
        </table:table-row>
        <table:table-row table:style-name="ro4">
          <table:table-cell table:style-name="ce11" office:value-type="string">
            <text:p>statusUNAPPROVED</text:p>
          </table:table-cell>
          <table:table-cell table:number-columns-repeated="1023"/>
        </table:table-row>
        <table:table-row table:style-name="ro4">
          <table:table-cell table:style-name="ce11" office:value-type="string">
            <text:p>statusUNAPPROVEDHelp</text:p>
          </table:table-cell>
          <table:table-cell table:number-columns-repeated="1023"/>
        </table:table-row>
        <table:table-row table:style-name="ro4">
          <table:table-cell table:style-name="ce11" office:value-type="string">
            <text:p>statusundefined</text:p>
          </table:table-cell>
          <table:table-cell table:number-columns-repeated="1023"/>
        </table:table-row>
        <table:table-row table:style-name="ro4">
          <table:table-cell table:style-name="ce11" office:value-type="string">
            <text:p>statusUNVERIFIED</text:p>
          </table:table-cell>
          <table:table-cell table:number-columns-repeated="1023"/>
        </table:table-row>
        <table:table-row table:style-name="ro4">
          <table:table-cell table:style-name="ce11" office:value-type="string">
            <text:p>statusUNVERIFIEDHelp</text:p>
          </table:table-cell>
          <table:table-cell table:number-columns-repeated="1023"/>
        </table:table-row>
        <table:table-row table:style-name="ro4">
          <table:table-cell table:style-name="ce11" office:value-type="string">
            <text:p>Street</text:p>
          </table:table-cell>
          <table:table-cell table:number-columns-repeated="1023"/>
        </table:table-row>
        <table:table-row table:style-name="ro4">
          <table:table-cell table:style-name="ce11" office:value-type="string">
            <text:p>StreetNumber</text:p>
          </table:table-cell>
          <table:table-cell table:number-columns-repeated="1023"/>
        </table:table-row>
        <table:table-row table:style-name="ro4">
          <table:table-cell table:style-name="ce11" office:value-type="string">
            <text:p>Subject</text:p>
          </table:table-cell>
          <table:table-cell table:number-columns-repeated="1023"/>
        </table:table-row>
        <table:table-row table:style-name="ro4">
          <table:table-cell table:style-name="ce11" office:value-type="string">
            <text:p>Success</text:p>
          </table:table-cell>
          <table:table-cell table:number-columns-repeated="1023"/>
        </table:table-row>
        <table:table-row table:style-name="ro4">
          <table:table-cell table:style-name="ce11" office:value-type="string">
            <text:p>Surname</text:p>
          </table:table-cell>
          <table:table-cell table:number-columns-repeated="1023"/>
        </table:table-row>
        <table:table-row table:style-name="ro4">
          <table:table-cell table:style-name="ce11" office:value-type="string">
            <text:p>SurnameLatin</text:p>
          </table:table-cell>
          <table:table-cell table:number-columns-repeated="1023"/>
        </table:table-row>
        <table:table-row table:style-name="ro4">
          <table:table-cell table:style-name="ce11" office:value-type="string">
            <text:p>SympliromatikaEggrafaFileList</text:p>
          </table:table-cell>
          <table:table-cell table:number-columns-repeated="1023"/>
        </table:table-row>
        <table:table-row table:style-name="ro4">
          <table:table-cell table:style-name="ce11" office:value-type="string">
            <text:p>TautotitaFile</text:p>
          </table:table-cell>
          <table:table-cell table:number-columns-repeated="1023"/>
        </table:table-row>
        <table:table-row table:style-name="ro4">
          <table:table-cell table:style-name="ce11" office:value-type="string">
            <text:p>TekmiriosiEpitropisGiaAksiologitesFile</text:p>
          </table:table-cell>
          <table:table-cell table:number-columns-repeated="1023"/>
        </table:table-row>
        <table:table-row table:style-name="ro4">
          <table:table-cell table:style-name="ce11" office:value-type="string">
            <text:p>Title</text:p>
          </table:table-cell>
          <table:table-cell table:number-columns-repeated="1023"/>
        </table:table-row>
        <table:table-row table:style-name="ro4">
          <table:table-cell table:style-name="ce11" office:value-type="string">
            <text:p>Unsaved</text:p>
          </table:table-cell>
          <table:table-cell table:number-columns-repeated="1023"/>
        </table:table-row>
        <table:table-row table:style-name="ro4">
          <table:table-cell table:style-name="ce11" office:value-type="string">
            <text:p>User</text:p>
          </table:table-cell>
          <table:table-cell table:number-columns-repeated="1023"/>
        </table:table-row>
        <table:table-row table:style-name="ro4">
          <table:table-cell table:style-name="ce11" office:value-type="string">
            <text:p>Username</text:p>
          </table:table-cell>
          <table:table-cell table:number-columns-repeated="1023"/>
        </table:table-row>
        <table:table-row table:style-name="ro4">
          <table:table-cell table:style-name="ce11" office:value-type="string">
            <text:p>UserSearch</text:p>
          </table:table-cell>
          <table:table-cell table:number-columns-repeated="1023"/>
        </table:table-row>
        <table:table-row table:style-name="ro4">
          <table:table-cell table:style-name="ce11" office:value-type="string">
            <text:p>UserStatus</text:p>
          </table:table-cell>
          <table:table-cell table:number-columns-repeated="1023"/>
        </table:table-row>
        <table:table-row table:style-name="ro4">
          <table:table-cell table:style-name="ce11" office:value-type="string">
            <text:p>UserTitle</text:p>
          </table:table-cell>
          <table:table-cell table:number-columns-repeated="1023"/>
        </table:table-row>
        <table:table-row table:style-name="ro4">
          <table:table-cell table:style-name="ce11" office:value-type="string">
            <text:p>validation_address</text:p>
          </table:table-cell>
          <table:table-cell table:number-columns-repeated="1023"/>
        </table:table-row>
        <table:table-row table:style-name="ro4">
          <table:table-cell table:style-name="ce11" office:value-type="string">
            <text:p>validation_city</text:p>
          </table:table-cell>
          <table:table-cell table:number-columns-repeated="1023"/>
        </table:table-row>
        <table:table-row table:style-name="ro4">
          <table:table-cell table:style-name="ce11" office:value-type="string">
            <text:p>validation_closingDate</text:p>
          </table:table-cell>
          <table:table-cell table:number-columns-repeated="1023"/>
        </table:table-row>
        <table:table-row table:style-name="ro4">
          <table:table-cell table:style-name="ce11" office:value-type="string">
            <text:p>validation_closingDate_dateAfter</text:p>
          </table:table-cell>
          <table:table-cell table:number-columns-repeated="1023"/>
        </table:table-row>
        <table:table-row table:style-name="ro4">
          <table:table-cell table:style-name="ce11" office:value-type="string">
            <text:p>validation_confirmpassword</text:p>
          </table:table-cell>
          <table:table-cell table:number-columns-repeated="1023"/>
        </table:table-row>
        <table:table-row table:style-name="ro4">
          <table:table-cell table:style-name="ce11" office:value-type="string">
            <text:p>validation_country</text:p>
          </table:table-cell>
          <table:table-cell table:number-columns-repeated="1023"/>
        </table:table-row>
        <table:table-row table:style-name="ro4">
          <table:table-cell table:style-name="ce11" office:value-type="string">
            <text:p>validation_department</text:p>
          </table:table-cell>
          <table:table-cell table:number-columns-repeated="1023"/>
        </table:table-row>
        <table:table-row table:style-name="ro4">
          <table:table-cell table:style-name="ce11" office:value-type="string">
            <text:p>validation_description</text:p>
          </table:table-cell>
          <table:table-cell table:number-columns-repeated="1023"/>
        </table:table-row>
        <table:table-row table:style-name="ro4">
          <table:table-cell table:style-name="ce11" office:value-type="string">
            <text:p>validation_email</text:p>
          </table:table-cell>
          <table:table-cell table:number-columns-repeated="1023"/>
        </table:table-row>
        <table:table-row table:style-name="ro4">
          <table:table-cell table:style-name="ce11" office:value-type="string">
            <text:p>validation_eswterikosKanonismosURL</text:p>
          </table:table-cell>
          <table:table-cell table:number-columns-repeated="1023"/>
        </table:table-row>
        <table:table-row table:style-name="ro4">
          <table:table-cell table:style-name="ce11" office:value-type="string">
            <text:p>validation_fathername</text:p>
          </table:table-cell>
          <table:table-cell table:number-columns-repeated="1023"/>
        </table:table-row>
        <table:table-row table:style-name="ro4">
          <table:table-cell table:style-name="ce11" office:value-type="string">
            <text:p>validation_fathernamelatin</text:p>
          </table:table-cell>
          <table:table-cell table:number-columns-repeated="1023"/>
        </table:table-row>
        <table:table-row table:style-name="ro4">
          <table:table-cell table:style-name="ce11" office:value-type="string">
            <text:p>validation_fek</text:p>
          </table:table-cell>
          <table:table-cell table:number-columns-repeated="1023"/>
        </table:table-row>
        <table:table-row table:style-name="ro4">
          <table:table-cell table:style-name="ce11" office:value-type="string">
            <text:p>validation_fekSentDate</text:p>
          </table:table-cell>
          <table:table-cell table:number-columns-repeated="1023"/>
        </table:table-row>
        <table:table-row table:style-name="ro4">
          <table:table-cell table:style-name="ce11" office:value-type="string">
            <text:p>validation_fekSubject</text:p>
          </table:table-cell>
          <table:table-cell table:number-columns-repeated="1023"/>
        </table:table-row>
        <table:table-row table:style-name="ro4">
          <table:table-cell table:style-name="ce11" office:value-type="string">
            <text:p>validation_file</text:p>
          </table:table-cell>
          <table:table-cell table:number-columns-repeated="1023"/>
        </table:table-row>
        <table:table-row table:style-name="ro4">
          <table:table-cell table:style-name="ce11" office:value-type="string">
            <text:p>validation_file_list</text:p>
          </table:table-cell>
          <table:table-cell table:number-columns-repeated="1023"/>
        </table:table-row>
        <table:table-row table:style-name="ro4">
          <table:table-cell table:style-name="ce11" office:value-type="string">
            <text:p>validation_firstname</text:p>
          </table:table-cell>
          <table:table-cell table:number-columns-repeated="1023"/>
        </table:table-row>
        <table:table-row table:style-name="ro4">
          <table:table-cell table:style-name="ce11" office:value-type="string">
            <text:p>validation_firstnamelatin</text:p>
          </table:table-cell>
          <table:table-cell table:number-columns-repeated="1023"/>
        </table:table-row>
        <table:table-row table:style-name="ro4">
          <table:table-cell table:style-name="ce11" office:value-type="string">
            <text:p>validation_hasAcceptedTerms</text:p>
          </table:table-cell>
          <table:table-cell table:number-columns-repeated="1023"/>
        </table:table-row>
        <table:table-row table:style-name="ro4">
          <table:table-cell table:style-name="ce11" office:value-type="string">
            <text:p>validation_institution</text:p>
          </table:table-cell>
          <table:table-cell table:number-columns-repeated="1023"/>
        </table:table-row>
        <table:table-row table:style-name="ro4">
          <table:table-cell table:style-name="ce11" office:value-type="string">
            <text:p>validation_lastname</text:p>
          </table:table-cell>
          <table:table-cell table:number-columns-repeated="1023"/>
        </table:table-row>
        <table:table-row table:style-name="ro4">
          <table:table-cell table:style-name="ce11" office:value-type="string">
            <text:p>validation_lastnamelatin</text:p>
          </table:table-cell>
          <table:table-cell table:number-columns-repeated="1023"/>
        </table:table-row>
        <table:table-row table:style-name="ro4">
          <table:table-cell table:style-name="ce11" office:value-type="string">
            <text:p>validation_latin</text:p>
          </table:table-cell>
          <table:table-cell table:number-columns-repeated="1023"/>
        </table:table-row>
        <table:table-row table:style-name="ro4">
          <table:table-cell table:style-name="ce11" office:value-type="string">
            <text:p>validation_maxlength</text:p>
          </table:table-cell>
          <table:table-cell table:number-columns-repeated="1023"/>
        </table:table-row>
        <table:table-row table:style-name="ro4">
          <table:table-cell table:style-name="ce11" office:value-type="string">
            <text:p>validation_ministry</text:p>
          </table:table-cell>
          <table:table-cell table:number-columns-repeated="1023"/>
        </table:table-row>
        <table:table-row table:style-name="ro4">
          <table:table-cell table:style-name="ce11" office:value-type="string">
            <text:p>validation_minlength</text:p>
          </table:table-cell>
          <table:table-cell table:number-columns-repeated="1023"/>
        </table:table-row>
        <table:table-row table:style-name="ro4">
          <table:table-cell table:style-name="ce11" office:value-type="string">
            <text:p>validation_mobile</text:p>
          </table:table-cell>
          <table:table-cell table:number-columns-repeated="1023"/>
        </table:table-row>
        <table:table-row table:style-name="ro4">
          <table:table-cell table:style-name="ce11" office:value-type="string">
            <text:p>validation_number</text:p>
          </table:table-cell>
          <table:table-cell table:number-columns-repeated="1023"/>
        </table:table-row>
        <table:table-row table:style-name="ro4">
          <table:table-cell table:style-name="ce11" office:value-type="string">
            <text:p>validation_openingDate</text:p>
          </table:table-cell>
          <table:table-cell table:number-columns-repeated="1023"/>
        </table:table-row>
        <table:table-row table:style-name="ro4">
          <table:table-cell table:style-name="ce11" office:value-type="string">
            <text:p>validation_openingDate_dateAfter</text:p>
          </table:table-cell>
          <table:table-cell table:number-columns-repeated="1023"/>
        </table:table-row>
        <table:table-row table:style-name="ro4">
          <table:table-cell table:style-name="ce11" office:value-type="string">
            <text:p>validation_organismosURL</text:p>
          </table:table-cell>
          <table:table-cell table:number-columns-repeated="1023"/>
        </table:table-row>
        <table:table-row table:style-name="ro4">
          <table:table-cell table:style-name="ce11" office:value-type="string">
            <text:p>validation_password</text:p>
          </table:table-cell>
          <table:table-cell table:number-columns-repeated="1023"/>
        </table:table-row>
        <table:table-row table:style-name="ro4">
          <table:table-cell table:style-name="ce11" office:value-type="string">
            <text:p>validation_phone</text:p>
          </table:table-cell>
          <table:table-cell table:number-columns-repeated="1023"/>
        </table:table-row>
        <table:table-row table:style-name="ro4">
          <table:table-cell table:style-name="ce11" office:value-type="string">
            <text:p>validation_position</text:p>
          </table:table-cell>
          <table:table-cell table:number-columns-repeated="1023"/>
        </table:table-row>
        <table:table-row table:style-name="ro4">
          <table:table-cell table:style-name="ce11" office:value-type="string">
            <text:p>validation_positionName</text:p>
          </table:table-cell>
          <table:table-cell table:number-columns-repeated="1023"/>
        </table:table-row>
        <table:table-row table:style-name="ro4">
          <table:table-cell table:style-name="ce11" office:value-type="string">
            <text:p>validation_profileURL</text:p>
          </table:table-cell>
          <table:table-cell table:number-columns-repeated="1023"/>
        </table:table-row>
        <table:table-row table:style-name="ro4">
          <table:table-cell table:style-name="ce11" office:value-type="string">
            <text:p>validation_rank</text:p>
          </table:table-cell>
          <table:table-cell table:number-columns-repeated="1023"/>
        </table:table-row>
        <table:table-row table:style-name="ro4">
          <table:table-cell table:style-name="ce11" office:value-type="string">
            <text:p>validation_required</text:p>
          </table:table-cell>
          <table:table-cell table:number-columns-repeated="1023"/>
        </table:table-row>
        <table:table-row table:style-name="ro4">
          <table:table-cell table:style-name="ce11" office:value-type="string">
            <text:p>validation_sector</text:p>
          </table:table-cell>
          <table:table-cell table:number-columns-repeated="1023"/>
        </table:table-row>
        <table:table-row table:style-name="ro4">
          <table:table-cell table:style-name="ce11" office:value-type="string">
            <text:p>validation_street</text:p>
          </table:table-cell>
          <table:table-cell table:number-columns-repeated="1023"/>
        </table:table-row>
        <table:table-row table:style-name="ro4">
          <table:table-cell table:style-name="ce11" office:value-type="string">
            <text:p>validation_subject</text:p>
          </table:table-cell>
          <table:table-cell table:number-columns-repeated="1023"/>
        </table:table-row>
        <table:table-row table:style-name="ro4">
          <table:table-cell table:style-name="ce11" office:value-type="string">
            <text:p>validation_title</text:p>
          </table:table-cell>
          <table:table-cell table:number-columns-repeated="1023"/>
        </table:table-row>
        <table:table-row table:style-name="ro4">
          <table:table-cell table:style-name="ce11" office:value-type="string">
            <text:p>validation_username</text:p>
          </table:table-cell>
          <table:table-cell table:number-columns-repeated="1023"/>
        </table:table-row>
        <table:table-row table:style-name="ro4">
          <table:table-cell table:style-name="ce11" office:value-type="string">
            <text:p>validation_zip</text:p>
          </table:table-cell>
          <table:table-cell table:number-columns-repeated="1023"/>
        </table:table-row>
        <table:table-row table:style-name="ro4">
          <table:table-cell table:style-name="ce11" office:value-type="string">
            <text:p>VerificationAuthority</text:p>
          </table:table-cell>
          <table:table-cell table:number-columns-repeated="1023"/>
        </table:table-row>
        <table:table-row table:style-name="ro4">
          <table:table-cell table:style-name="ce11" office:value-type="string">
            <text:p>VerificationAuthorityDEAN</text:p>
          </table:table-cell>
          <table:table-cell table:number-columns-repeated="1023"/>
        </table:table-row>
        <table:table-row table:style-name="ro4">
          <table:table-cell table:style-name="ce11" office:value-type="string">
            <text:p>VerificationAuthorityName</text:p>
          </table:table-cell>
          <table:table-cell table:number-columns-repeated="1023"/>
        </table:table-row>
        <table:table-row table:style-name="ro4">
          <table:table-cell table:style-name="ce11" office:value-type="string">
            <text:p>VerificationAuthorityPRESIDENT</text:p>
          </table:table-cell>
          <table:table-cell table:number-columns-repeated="1023"/>
        </table:table-row>
        <table:table-row table:style-name="ro4">
          <table:table-cell table:style-name="ce11" office:value-type="string">
            <text:p>VerificationEmailResent</text:p>
          </table:table-cell>
          <table:table-cell table:number-columns-repeated="1023"/>
        </table:table-row>
        <table:table-row table:style-name="ro4">
          <table:table-cell table:style-name="ce11" office:value-type="string">
            <text:p>VerificationForm</text:p>
          </table:table-cell>
          <table:table-cell table:number-columns-repeated="1023"/>
        </table:table-row>
        <table:table-row table:style-name="ro4">
          <table:table-cell table:style-name="ce11" office:value-type="string">
            <text:p>Yes</text:p>
          </table:table-cell>
          <table:table-cell table:number-columns-repeated="1023"/>
        </table:table-row>
        <table:table-row table:style-name="ro4">
          <table:table-cell table:style-name="ce11" office:value-type="string">
            <text:p>Zip</text:p>
          </table:table-cell>
          <table:table-cell table:number-columns-repeated="1023"/>
        </table:table-row>
        <table:table-row table:style-name="ro4" table:number-rows-repeated="1048104">
          <table:table-cell table:number-columns-repeated="1024"/>
        </table:table-row>
        <table:table-row table:style-name="ro4">
          <table:table-cell table:number-columns-repeated="1024"/>
        </table:table-row>
      </table:table>
      <table:table table:name="Sheet3" table:style-name="ta3" table:print="false">
        <table:table-column table:style-name="co2" table:number-columns-repeated="1024" table:default-cell-style-name="Excel_20_Built-in_20_Normal"/>
        <table:table-row table:style-name="ro4" table:number-rows-repeated="1048575">
          <table:table-cell table:number-columns-repeated="1024"/>
        </table:table-row>
        <table:table-row table:style-name="ro4">
          <table:table-cell table:number-columns-repeated="1024"/>
        </table:table-row>
      </table:table>
      <table:database-ranges>
        <table:database-range table:target-range-address="Sheet1.A1:Sheet1.E1048576" table:contains-header="false">
          <table:sort>
            <table:sort-by table:field-number="0" table:data-type="automatic"/>
            <table:sort-by table:field-number="2" table:data-type="automatic"/>
          </table:sort>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F" svg:font-family="" style:font-family-generic="roman"/>
    <style:font-face style:name="Courier" svg:font-family="Courier" style:font-family-generic="modern" style:font-pitch="fixed"/>
    <style:font-face style:name="Courier New" svg:font-family="'Courier New'" style:font-family-generic="modern" style:font-pitch="fixed"/>
    <style:font-face style:name="Courier New1" svg:font-family="'Courier New'" style:font-family-generic="moder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1.25cm"/>
      <style:text-properties style:font-name="Arial" fo:language="el" fo:country="GR"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el" number:country="GR">€</number:currency-symbol>
    </number:currency-style>
    <number:currency-style style:name="N106">
      <style:text-properties fo:color="#ff0000"/>
      <number:text>-</number:text>
      <number:number number:decimal-places="2" number:min-integer-digits="1" number:grouping="true"/>
      <number:text> </number:text>
      <number:currency-symbol number:language="el" number:country="GR">€</number:currency-symbol>
      <style:map style:condition="value()&gt;=0" style:apply-style-name="N106P0"/>
    </number:currency-style>
    <number:number-style style:name="N8000" number:language="el" number:country="GR">
      <number:number number:min-integer-digits="1"/>
    </number:number-style>
    <number:number-style style:name="N8107P0" style:volatile="true" number:language="el" number:country="GR">
      <number:number number:decimal-places="0" number:min-integer-digits="1" number:grouping="true"/>
      <number:text> €</number:text>
    </number:number-style>
    <number:number-style style:name="N8107" number:language="el" number:country="GR">
      <number:text>-</number:text>
      <number:number number:decimal-places="0" number:min-integer-digits="1" number:grouping="true"/>
      <number:text> €</number:text>
      <style:map style:condition="value()&gt;=0" style:apply-style-name="N8107P0"/>
    </number:number-style>
    <number:number-style style:name="N8108P0" style:volatile="true" number:language="el" number:country="GR">
      <number:number number:decimal-places="0" number:min-integer-digits="1" number:grouping="true"/>
      <number:text> €</number:text>
    </number:number-style>
    <number:number-style style:name="N8108" number:language="el" number:country="GR">
      <style:text-properties fo:color="#ff0000"/>
      <number:text>-</number:text>
      <number:number number:decimal-places="0" number:min-integer-digits="1" number:grouping="true"/>
      <number:text> €</number:text>
      <style:map style:condition="value()&gt;=0" style:apply-style-name="N8108P0"/>
    </number:number-style>
    <number:number-style style:name="N8110P0" style:volatile="true" number:language="el" number:country="GR">
      <number:number number:decimal-places="2" number:min-integer-digits="1" number:grouping="true"/>
      <number:text> €</number:text>
    </number:number-style>
    <number:number-style style:name="N8110" number:language="el" number:country="GR">
      <number:text>-</number:text>
      <number:number number:decimal-places="2" number:min-integer-digits="1" number:grouping="true"/>
      <number:text> €</number:text>
      <style:map style:condition="value()&gt;=0" style:apply-style-name="N8110P0"/>
    </number:number-style>
    <number:number-style style:name="N8111P0" style:volatile="true" number:language="el" number:country="GR">
      <number:number number:decimal-places="2" number:min-integer-digits="1" number:grouping="true"/>
      <number:text> €</number:text>
    </number:number-style>
    <number:number-style style:name="N8111" number:language="el" number:country="GR">
      <style:text-properties fo:color="#ff0000"/>
      <number:text>-</number:text>
      <number:number number:decimal-places="2" number:min-integer-digits="1" number:grouping="true"/>
      <number:text> €</number:text>
      <style:map style:condition="value()&gt;=0" style:apply-style-name="N8111P0"/>
    </number:number-style>
    <number:date-style style:name="N8112" number:language="el" number:country="GR">
      <number:day/>
      <number:text>-</number:text>
      <number:month number:textual="true"/>
      <number:text>-</number:text>
      <number:year/>
    </number:date-style>
    <number:date-style style:name="N8113" number:language="el" number:country="GR">
      <number:day/>
      <number:text>-</number:text>
      <number:month number:textual="true"/>
    </number:date-style>
    <number:date-style style:name="N8114" number:language="el" number:country="GR">
      <number:month number:textual="true"/>
      <number:text>-</number:text>
      <number:year/>
    </number:date-style>
    <number:time-style style:name="N8115" number:language="el" number:country="GR">
      <number:hours/>
      <number:text>:</number:text>
      <number:minutes number:style="long"/>
      <number:text> </number:text>
      <number:am-pm/>
    </number:time-style>
    <number:time-style style:name="N8116" number:language="el" number:country="GR">
      <number:hours/>
      <number:text>:</number:text>
      <number:minutes number:style="long"/>
      <number:text>:</number:text>
      <number:seconds number:style="long"/>
      <number:text> </number:text>
      <number:am-pm/>
    </number:time-style>
    <number:time-style style:name="N8117" number:language="el" number:country="GR">
      <number:hours/>
      <number:text>:</number:text>
      <number:minutes number:style="long"/>
    </number:time-style>
    <number:time-style style:name="N8118" number:language="el" number:country="GR">
      <number:hours/>
      <number:text>:</number:text>
      <number:minutes number:style="long"/>
      <number:text>:</number:text>
      <number:seconds number:style="long"/>
    </number:time-style>
    <number:date-style style:name="N8119" number:language="el" number:country="GR">
      <number:day/>
      <number:text>/</number:text>
      <number:month/>
      <number:text>/</number:text>
      <number:year number:style="long"/>
      <number:text> </number:text>
      <number:hours/>
      <number:text>:</number:text>
      <number:minutes number:style="long"/>
    </number:date-style>
    <number:number-style style:name="N8121P0" style:volatile="true" number:language="el" number:country="GR">
      <number:number number:decimal-places="0" number:min-integer-digits="1" number:grouping="true"/>
      <number:text>   </number:text>
    </number:number-style>
    <number:number-style style:name="N8121" number:language="el" number:country="GR">
      <number:text>-</number:text>
      <number:number number:decimal-places="0" number:min-integer-digits="1" number:grouping="true"/>
      <number:text>   </number:text>
      <style:map style:condition="value()&gt;=0" style:apply-style-name="N8121P0"/>
    </number:number-style>
    <number:number-style style:name="N8122P0" style:volatile="true" number:language="el" number:country="GR">
      <number:number number:decimal-places="0" number:min-integer-digits="1" number:grouping="true"/>
      <number:text>   </number:text>
    </number:number-style>
    <number:number-style style:name="N8122" number:language="el" number:country="GR">
      <style:text-properties fo:color="#ff0000"/>
      <number:text>-</number:text>
      <number:number number:decimal-places="0" number:min-integer-digits="1" number:grouping="true"/>
      <number:text>   </number:text>
      <style:map style:condition="value()&gt;=0" style:apply-style-name="N8122P0"/>
    </number:number-style>
    <number:number-style style:name="N8124P0" style:volatile="true" number:language="el" number:country="GR">
      <number:number number:decimal-places="2" number:min-integer-digits="1" number:grouping="true"/>
      <number:text>   </number:text>
    </number:number-style>
    <number:number-style style:name="N8124" number:language="el" number:country="GR">
      <number:text>-</number:text>
      <number:number number:decimal-places="2" number:min-integer-digits="1" number:grouping="true"/>
      <number:text>   </number:text>
      <style:map style:condition="value()&gt;=0" style:apply-style-name="N8124P0"/>
    </number:number-style>
    <number:number-style style:name="N8125P0" style:volatile="true" number:language="el" number:country="GR">
      <number:number number:decimal-places="2" number:min-integer-digits="1" number:grouping="true"/>
      <number:text>   </number:text>
    </number:number-style>
    <number:number-style style:name="N8125" number:language="el" number:country="GR">
      <style:text-properties fo:color="#ff0000"/>
      <number:text>-</number:text>
      <number:number number:decimal-places="2" number:min-integer-digits="1" number:grouping="true"/>
      <number:text>   </number:text>
      <style:map style:condition="value()&gt;=0" style:apply-style-name="N8125P0"/>
    </number:number-style>
    <number:number-style style:name="N8129P0" style:volatile="true" number:language="el" number:country="GR">
      <number:number number:decimal-places="0" number:min-integer-digits="1" number:grouping="true"/>
      <number:text>    </number:text>
    </number:number-style>
    <number:number-style style:name="N8129P1" style:volatile="true" number:language="el" number:country="GR">
      <number:text>-</number:text>
      <number:number number:decimal-places="0" number:min-integer-digits="1" number:grouping="true"/>
      <number:text>    </number:text>
    </number:number-style>
    <number:number-style style:name="N8129P2" style:volatile="true" number:language="el" number:country="GR">
      <number:text> -    </number:text>
    </number:number-style>
    <number:text-style style:name="N8129" number:language="el" number:country="GR">
      <number:text-content/>
      <number:text> </number:text>
      <style:map style:condition="value()&gt;0" style:apply-style-name="N8129P0"/>
      <style:map style:condition="value()&lt;0" style:apply-style-name="N8129P1"/>
      <style:map style:condition="value()=0" style:apply-style-name="N8129P2"/>
    </number:text-style>
    <number:number-style style:name="N8133P0" style:volatile="true" number:language="el" number:country="GR">
      <number:number number:decimal-places="0" number:min-integer-digits="1" number:grouping="true"/>
      <number:text> € </number:text>
    </number:number-style>
    <number:number-style style:name="N8133P1" style:volatile="true" number:language="el" number:country="GR">
      <number:text>-</number:text>
      <number:number number:decimal-places="0" number:min-integer-digits="1" number:grouping="true"/>
      <number:text> € </number:text>
    </number:number-style>
    <number:number-style style:name="N8133P2" style:volatile="true" number:language="el" number:country="GR">
      <number:text> - € </number:text>
    </number:number-style>
    <number:text-style style:name="N8133" number:language="el" number:country="GR">
      <number:text-content/>
      <number:text> </number:text>
      <style:map style:condition="value()&gt;0" style:apply-style-name="N8133P0"/>
      <style:map style:condition="value()&lt;0" style:apply-style-name="N8133P1"/>
      <style:map style:condition="value()=0" style:apply-style-name="N8133P2"/>
    </number:text-style>
    <number:number-style style:name="N8137P0" style:volatile="true" number:language="el" number:country="GR">
      <number:number number:decimal-places="2" number:min-integer-digits="1" number:grouping="true"/>
      <number:text>    </number:text>
    </number:number-style>
    <number:number-style style:name="N8137P1" style:volatile="true" number:language="el" number:country="GR">
      <number:text>-</number:text>
      <number:number number:decimal-places="2" number:min-integer-digits="1" number:grouping="true"/>
      <number:text>    </number:text>
    </number:number-style>
    <number:number-style style:name="N8137P2" style:volatile="true" number:language="el" number:country="GR">
      <number:text> -</number:text>
      <number:number number:decimal-places="0" number:min-integer-digits="0"/>
      <number:text>    </number:text>
    </number:number-style>
    <number:text-style style:name="N8137" number:language="el" number:country="GR">
      <number:text-content/>
      <number:text> </number:text>
      <style:map style:condition="value()&gt;0" style:apply-style-name="N8137P0"/>
      <style:map style:condition="value()&lt;0" style:apply-style-name="N8137P1"/>
      <style:map style:condition="value()=0" style:apply-style-name="N8137P2"/>
    </number:text-style>
    <number:number-style style:name="N8141P0" style:volatile="true" number:language="el" number:country="GR">
      <number:number number:decimal-places="2" number:min-integer-digits="1" number:grouping="true"/>
      <number:text> € </number:text>
    </number:number-style>
    <number:number-style style:name="N8141P1" style:volatile="true" number:language="el" number:country="GR">
      <number:text>-</number:text>
      <number:number number:decimal-places="2" number:min-integer-digits="1" number:grouping="true"/>
      <number:text> € </number:text>
    </number:number-style>
    <number:number-style style:name="N8141P2" style:volatile="true" number:language="el" number:country="GR">
      <number:text> -</number:text>
      <number:number number:decimal-places="0" number:min-integer-digits="0"/>
      <number:text> € </number:text>
    </number:number-style>
    <number:text-style style:name="N8141" number:language="el" number:country="GR">
      <number:text-content/>
      <number:text> </number:text>
      <style:map style:condition="value()&gt;0" style:apply-style-name="N8141P0"/>
      <style:map style:condition="value()&lt;0" style:apply-style-name="N8141P1"/>
      <style:map style:condition="value()=0" style:apply-style-name="N8141P2"/>
    </number:text-style>
    <number:time-style style:name="N8142" number:language="el" number:country="GR">
      <number:minutes number:style="long"/>
      <number:text>:</number:text>
      <number:seconds number:style="long"/>
    </number:time-style>
    <number:time-style style:name="N8143" number:language="el" number:country="GR" number:truncate-on-overflow="false">
      <number:hours/>
      <number:text>:</number:text>
      <number:minutes number:style="long"/>
      <number:text>:</number:text>
      <number:seconds number:style="long"/>
    </number:time-style>
    <number:time-style style:name="N8144" number:language="el" number:country="GR">
      <number:minutes number:style="long"/>
      <number:text>:</number:text>
      <number:seconds number:style="long" number:decimal-places="1"/>
    </number:time-style>
    <number:number-style style:name="N8145" number:language="el" number:country="GR">
      <number:scientific-number number:decimal-places="1" number:min-integer-digits="3" number:min-exponent-digits="1"/>
    </number:number-style>
    <number:number-style style:name="N8146P0" style:volatile="true" number:language="el" number:country="GR">
      <number:number number:decimal-places="0" number:min-integer-digits="1" number:grouping="true"/>
      <number:text> €</number:text>
    </number:number-style>
    <number:number-style style:name="N8146" number:language="el" number:country="GR">
      <number:text>-</number:text>
      <number:number number:decimal-places="0" number:min-integer-digits="1" number:grouping="true"/>
      <number:text> €</number:text>
      <style:map style:condition="value()&gt;=0" style:apply-style-name="N8146P0"/>
    </number:number-style>
    <number:number-style style:name="N8147P0" style:volatile="true" number:language="el" number:country="GR">
      <number:number number:decimal-places="0" number:min-integer-digits="1" number:grouping="true"/>
      <number:text> €</number:text>
    </number:number-style>
    <number:number-style style:name="N8147" number:language="el" number:country="GR">
      <style:text-properties fo:color="#ff0000"/>
      <number:text>-</number:text>
      <number:number number:decimal-places="0" number:min-integer-digits="1" number:grouping="true"/>
      <number:text> €</number:text>
      <style:map style:condition="value()&gt;=0" style:apply-style-name="N8147P0"/>
    </number:number-style>
    <number:number-style style:name="N8148P0" style:volatile="true" number:language="el" number:country="GR">
      <number:number number:decimal-places="2" number:min-integer-digits="1" number:grouping="true"/>
      <number:text> €</number:text>
    </number:number-style>
    <number:number-style style:name="N8148" number:language="el" number:country="GR">
      <number:text>-</number:text>
      <number:number number:decimal-places="2" number:min-integer-digits="1" number:grouping="true"/>
      <number:text> €</number:text>
      <style:map style:condition="value()&gt;=0" style:apply-style-name="N8148P0"/>
    </number:number-style>
    <number:number-style style:name="N8149P0" style:volatile="true" number:language="el" number:country="GR">
      <number:number number:decimal-places="2" number:min-integer-digits="1" number:grouping="true"/>
      <number:text> €</number:text>
    </number:number-style>
    <number:number-style style:name="N8149" number:language="el" number:country="GR">
      <style:text-properties fo:color="#ff0000"/>
      <number:text>-</number:text>
      <number:number number:decimal-places="2" number:min-integer-digits="1" number:grouping="true"/>
      <number:text> €</number:text>
      <style:map style:condition="value()&gt;=0" style:apply-style-name="N8149P0"/>
    </number:number-style>
    <number:number-style style:name="N8150P0" style:volatile="true" number:language="el" number:country="GR">
      <number:number number:decimal-places="0" number:min-integer-digits="1" number:grouping="true"/>
      <number:text>   </number:text>
    </number:number-style>
    <number:number-style style:name="N8150" number:language="el" number:country="GR">
      <number:text>-</number:text>
      <number:number number:decimal-places="0" number:min-integer-digits="1" number:grouping="true"/>
      <number:text>   </number:text>
      <style:map style:condition="value()&gt;=0" style:apply-style-name="N8150P0"/>
    </number:number-style>
    <number:number-style style:name="N8151P0" style:volatile="true" number:language="el" number:country="GR">
      <number:number number:decimal-places="0" number:min-integer-digits="1" number:grouping="true"/>
      <number:text>   </number:text>
    </number:number-style>
    <number:number-style style:name="N8151" number:language="el" number:country="GR">
      <style:text-properties fo:color="#ff0000"/>
      <number:text>-</number:text>
      <number:number number:decimal-places="0" number:min-integer-digits="1" number:grouping="true"/>
      <number:text>   </number:text>
      <style:map style:condition="value()&gt;=0" style:apply-style-name="N8151P0"/>
    </number:number-style>
    <number:number-style style:name="N8152P0" style:volatile="true" number:language="el" number:country="GR">
      <number:number number:decimal-places="2" number:min-integer-digits="1" number:grouping="true"/>
      <number:text>   </number:text>
    </number:number-style>
    <number:number-style style:name="N8152" number:language="el" number:country="GR">
      <number:text>-</number:text>
      <number:number number:decimal-places="2" number:min-integer-digits="1" number:grouping="true"/>
      <number:text>   </number:text>
      <style:map style:condition="value()&gt;=0" style:apply-style-name="N8152P0"/>
    </number:number-style>
    <number:number-style style:name="N8153P0" style:volatile="true" number:language="el" number:country="GR">
      <number:number number:decimal-places="2" number:min-integer-digits="1" number:grouping="true"/>
      <number:text>   </number:text>
    </number:number-style>
    <number:number-style style:name="N8153" number:language="el" number:country="GR">
      <style:text-properties fo:color="#ff0000"/>
      <number:text>-</number:text>
      <number:number number:decimal-places="2" number:min-integer-digits="1" number:grouping="true"/>
      <number:text>   </number:text>
      <style:map style:condition="value()&gt;=0" style:apply-style-name="N8153P0"/>
    </number:number-style>
    <number:number-style style:name="N8154P0" style:volatile="true" number:language="el" number:country="GR">
      <number:text> </number:text>
      <number:number number:decimal-places="0" number:min-integer-digits="1" number:grouping="true"/>
      <number:text>    </number:text>
    </number:number-style>
    <number:number-style style:name="N8154P1" style:volatile="true" number:language="el" number:country="GR">
      <number:text>-</number:text>
      <number:number number:decimal-places="0" number:min-integer-digits="1" number:grouping="true"/>
      <number:text>    </number:text>
    </number:number-style>
    <number:number-style style:name="N8154P2" style:volatile="true" number:language="el" number:country="GR">
      <number:text> -    </number:text>
    </number:number-style>
    <number:text-style style:name="N8154" number:language="el" number:country="GR">
      <number:text> </number:text>
      <number:text-content/>
      <number:text> </number:text>
      <style:map style:condition="value()&gt;0" style:apply-style-name="N8154P0"/>
      <style:map style:condition="value()&lt;0" style:apply-style-name="N8154P1"/>
      <style:map style:condition="value()=0" style:apply-style-name="N8154P2"/>
    </number:text-style>
    <number:number-style style:name="N8155P0" style:volatile="true" number:language="el" number:country="GR">
      <number:text> </number:text>
      <number:number number:decimal-places="0" number:min-integer-digits="1" number:grouping="true"/>
      <number:text> € </number:text>
    </number:number-style>
    <number:number-style style:name="N8155P1" style:volatile="true" number:language="el" number:country="GR">
      <number:text>-</number:text>
      <number:number number:decimal-places="0" number:min-integer-digits="1" number:grouping="true"/>
      <number:text> € </number:text>
    </number:number-style>
    <number:number-style style:name="N8155P2" style:volatile="true" number:language="el" number:country="GR">
      <number:text> - € </number:text>
    </number:number-style>
    <number:text-style style:name="N8155" number:language="el" number:country="GR">
      <number:text> </number:text>
      <number:text-content/>
      <number:text> </number:text>
      <style:map style:condition="value()&gt;0" style:apply-style-name="N8155P0"/>
      <style:map style:condition="value()&lt;0" style:apply-style-name="N8155P1"/>
      <style:map style:condition="value()=0" style:apply-style-name="N8155P2"/>
    </number:text-style>
    <number:number-style style:name="N8156P0" style:volatile="true" number:language="el" number:country="GR">
      <number:text> </number:text>
      <number:number number:decimal-places="2" number:min-integer-digits="1" number:grouping="true"/>
      <number:text>    </number:text>
    </number:number-style>
    <number:number-style style:name="N8156P1" style:volatile="true" number:language="el" number:country="GR">
      <number:text>-</number:text>
      <number:number number:decimal-places="2" number:min-integer-digits="1" number:grouping="true"/>
      <number:text>    </number:text>
    </number:number-style>
    <number:number-style style:name="N8156P2" style:volatile="true" number:language="el" number:country="GR">
      <number:text> -</number:text>
      <number:number number:decimal-places="0" number:min-integer-digits="0"/>
      <number:text>    </number:text>
    </number:number-style>
    <number:text-style style:name="N8156" number:language="el" number:country="GR">
      <number:text> </number:text>
      <number:text-content/>
      <number:text> </number:text>
      <style:map style:condition="value()&gt;0" style:apply-style-name="N8156P0"/>
      <style:map style:condition="value()&lt;0" style:apply-style-name="N8156P1"/>
      <style:map style:condition="value()=0" style:apply-style-name="N8156P2"/>
    </number:text-style>
    <number:number-style style:name="N8157P0" style:volatile="true" number:language="el" number:country="GR">
      <number:text> </number:text>
      <number:number number:decimal-places="2" number:min-integer-digits="1" number:grouping="true"/>
      <number:text> € </number:text>
    </number:number-style>
    <number:number-style style:name="N8157P1" style:volatile="true" number:language="el" number:country="GR">
      <number:text>-</number:text>
      <number:number number:decimal-places="2" number:min-integer-digits="1" number:grouping="true"/>
      <number:text> € </number:text>
    </number:number-style>
    <number:number-style style:name="N8157P2" style:volatile="true" number:language="el" number:country="GR">
      <number:text> -</number:text>
      <number:number number:decimal-places="0" number:min-integer-digits="0"/>
      <number:text> € </number:text>
    </number:number-style>
    <number:text-style style:name="N8157" number:language="el" number:country="GR">
      <number:text> </number:text>
      <number:text-content/>
      <number:text> </number:text>
      <style:map style:condition="value()&gt;0" style:apply-style-name="N8157P0"/>
      <style:map style:condition="value()&lt;0" style:apply-style-name="N8157P1"/>
      <style:map style:condition="value()=0" style:apply-style-name="N8157P2"/>
    </number:text-style>
    <number:number-style style:name="N8158" number:language="el" number:country="GR">
      <number:scientific-number number:decimal-places="1" number:min-integer-digits="3" number:min-exponent-digits="1"/>
    </number:number-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style:style style:name="Excel_20_Built-in_20_Normal" style:display-name="Excel Built-in Normal" style:family="table-cell" style:parent-style-name="Default"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style:style style:name="TableStyleLight1" style:family="table-cell" style:parent-style-name="Excel_20_Built-in_20_Normal" style:data-style-name="N8000">
      <style:table-cell-properties style:cell-protect="protected" style:print-content="true" style:diagonal-bl-tr="none" style:diagonal-tl-br="none" style:text-align-source="value-type" style:repeat-content="false" fo:background-color="transparent" fo:wrap-option="no-wrap" fo:border="none" style:direction="ltr" style:rotation-angle="0" style:rotation-align="none" style:shrink-to-fit="false" style:vertical-align="bottom"/>
      <style:paragraph-properties fo:margin-left="0cm" style:writing-mode="page"/>
      <style:text-properties style:use-window-font-color="true" style:text-outline="false" style:text-line-through-style="none"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styles>
  <office:automatic-styles>
    <style:page-layout style:name="Mpm1">
      <style:page-layout-properties style:first-page-number="continue"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M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style:page-layout style:name="Mpm3">
      <style:page-layout-properties style:num-format="1" style:print-orientation="portrait" fo:margin-top="2cm" fo:margin-bottom="2cm" fo:margin-left="2cm" fo:margin-right="2cm" style:print-page-order="ttb" style:first-page-number="1"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page-layout style:name="Mpm4">
      <style:page-layout-properties fo:page-width="21.59cm" fo:page-height="27.94cm" style:num-format="1" style:print-orientation="portrait" fo:margin-top="2cm" fo:margin-bottom="2cm" fo:margin-left="2cm" fo:margin-right="2cm" style:print-page-order="ttb" style:first-page-number="continue" style:scale-to="100%" style:writing-mode="lr-tb" style:print="charts drawings objects zero-values"/>
      <style:header-style>
        <style:header-footer-properties fo:min-height="0.603cm" fo:margin-left="0cm" fo:margin-right="0cm" fo:margin-bottom="0.25cm"/>
      </style:header-style>
      <style:footer-style>
        <style:header-footer-properties fo:min-height="0.603cm" fo:margin-left="0cm" fo:margin-right="0cm" fo:margin-top="0.25cm"/>
      </style:footer-style>
    </style:page-layout>
    <style:style style:name="MT1" style:family="text">
      <style:text-properties style:use-window-font-color="true" style:text-outline="false" style:text-line-through-style="none" style:text-position="0% 100%" style:font-name="Arial" fo:font-size="10pt" fo:font-style="normal" fo:text-shadow="none" style:text-underline-style="none" fo:font-weight="normal" style:font-size-asian="10pt" style:font-style-asian="normal" style:font-weight-asian="normal" style:font-name-complex="Arial" style:font-size-complex="10pt" style:font-style-complex="normal" style:font-weight-complex="normal"/>
    </style:style>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3-12-19">19/12/2013</text:date>, <text:time>14:52:10</text:time></text:p>
        </style:region-right>
      </style:header>
      <style:header-left style:display="false"/>
      <style:footer>
        <text:p>Page <text:page-number>1</text:page-number> / <text:page-count>99</text:page-count></text:p>
      </style:footer>
      <style:footer-left style:display="false"/>
    </style:master-page>
    <style:master-page style:name="PageStyle_5f_Sheet1" style:display-name="PageStyle_Sheet1" style:page-layout-name="Mpm3">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2" style:display-name="PageStyle_Sheet2"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style:master-page style:name="PageStyle_5f_Sheet3" style:display-name="PageStyle_Sheet3" style:page-layout-name="Mpm4">
      <style:header>
        <text:p><text:span text:style-name="MT1"><text:sheet-name>???</text:sheet-name></text:span></text:p>
      </style:header>
      <style:header-left style:display="false"/>
      <style:footer>
        <text:p><text:span text:style-name="MT1">Page </text:span><text:span text:style-name="MT1"><text:page-number>1</text:page-number></text:span></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13-12-19T14:52:10</dc:date>
    <dc:creator>Angelos Lenis</dc:creator>
    <meta:generator>OpenOffice/4.0.1$Unix OpenOffice.org_project/401m5$Build-9714</meta:generator>
    <meta:editing-duration>PT26M24S</meta:editing-duration>
    <meta:editing-cycles>7</meta:editing-cycles>
    <meta:document-statistic meta:table-count="3" meta:cell-count="4239" meta:object-count="0"/>
  </office:meta>
</office:document-meta>
</file>